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860000000" style:apply-style-name="Untitled1" style:base-cell-address="zuck_small_1step.A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uck_small_1step" table:style-name="ta1">
        <table:shapes>
          <draw:frame draw:z-index="0" draw:style-name="gr1" draw:text-style-name="P1" svg:width="296.92mm" svg:height="177.96mm" svg:x="81.47mm" svg:y="39.05mm">
            <loext:p draw:notify-on-update-of-ranges="zuck_small_1step.A4:zuck_small_1step.A4 zuck_small_1step.B4:zuck_small_1step.ALZ4 zuck_small_1step.A5:zuck_small_1step.A5 zuck_small_1step.B5:zuck_small_1step.ALZ5 zuck_small_1step.A6:zuck_small_1step.A6 zuck_small_1step.B6:zuck_small_1step.ALZ6 zuck_small_1step.A7:zuck_small_1step.A7 zuck_small_1step.B7:zuck_small_1step.ALZ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8" table:default-cell-style-name="Default"/>
        <table:table-column table:style-name="co6" table:default-cell-style-name="Default"/>
        <table:table-column table:style-name="co2" table:number-columns-repeated="914" table:default-cell-style-name="Default"/>
        <table:table-column table:style-name="co6" table:number-columns-repeated="14" table:default-cell-style-name="Default"/>
        <table:table-row table:style-name="ro1">
          <table:table-cell office:value-type="string" calcext:value-type="string">
            <text:p>PARALLEL MERGE - SEED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FULL_RUNS</text:p>
          </table:table-cell>
          <table:table-cell office:value-type="string" calcext:value-type="string">
            <text:p>MERGE_POP_SIZE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1017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swap</text:p>
          </table:table-cell>
          <table:table-cell office:value-type="float" office:value="50498800" calcext:value-type="float">
            <text:p>504988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506900" calcext:value-type="float">
            <text:p>50506900</text:p>
          </table:table-cell>
          <table:table-cell table:number-columns-repeated="2" office:value-type="float" office:value="50497900" calcext:value-type="float">
            <text:p>50497900</text:p>
          </table:table-cell>
          <table:table-cell office:value-type="float" office:value="50494900" calcext:value-type="float">
            <text:p>50494900</text:p>
          </table:table-cell>
          <table:table-cell office:value-type="float" office:value="50484400" calcext:value-type="float">
            <text:p>504844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8400" calcext:value-type="float">
            <text:p>50498400</text:p>
          </table:table-cell>
          <table:table-cell table:number-columns-repeated="2" office:value-type="float" office:value="50498300" calcext:value-type="float">
            <text:p>50498300</text:p>
          </table:table-cell>
          <table:table-cell office:value-type="float" office:value="50491200" calcext:value-type="float">
            <text:p>50491200</text:p>
          </table:table-cell>
          <table:table-cell table:number-columns-repeated="2" office:value-type="float" office:value="50498300" calcext:value-type="float">
            <text:p>504983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86300" calcext:value-type="float">
            <text:p>50486300</text:p>
          </table:table-cell>
          <table:table-cell office:value-type="float" office:value="50500600" calcext:value-type="float">
            <text:p>505006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7800" calcext:value-type="float">
            <text:p>50497800</text:p>
          </table:table-cell>
          <table:table-cell office:value-type="float" office:value="50491700" calcext:value-type="float">
            <text:p>50491700</text:p>
          </table:table-cell>
          <table:table-cell office:value-type="float" office:value="50500400" calcext:value-type="float">
            <text:p>50500400</text:p>
          </table:table-cell>
          <table:table-cell office:value-type="float" office:value="50497600" calcext:value-type="float">
            <text:p>50497600</text:p>
          </table:table-cell>
          <table:table-cell table:number-columns-repeated="2" office:value-type="float" office:value="50498300" calcext:value-type="float">
            <text:p>50498300</text:p>
          </table:table-cell>
          <table:table-cell office:value-type="float" office:value="50497700" calcext:value-type="float">
            <text:p>50497700</text:p>
          </table:table-cell>
          <table:table-cell office:value-type="float" office:value="50498500" calcext:value-type="float">
            <text:p>504985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8000" calcext:value-type="float">
            <text:p>504980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480800" calcext:value-type="float">
            <text:p>50480800</text:p>
          </table:table-cell>
          <table:table-cell office:value-type="float" office:value="50498100" calcext:value-type="float">
            <text:p>50498100</text:p>
          </table:table-cell>
          <table:table-cell office:value-type="float" office:value="50496900" calcext:value-type="float">
            <text:p>50496900</text:p>
          </table:table-cell>
          <table:table-cell office:value-type="float" office:value="50495500" calcext:value-type="float">
            <text:p>504955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9100" calcext:value-type="float">
            <text:p>50499100</text:p>
          </table:table-cell>
          <table:table-cell office:value-type="float" office:value="50498500" calcext:value-type="float">
            <text:p>504985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7200" calcext:value-type="float">
            <text:p>50497200</text:p>
          </table:table-cell>
          <table:table-cell office:value-type="float" office:value="50489100" calcext:value-type="float">
            <text:p>50489100</text:p>
          </table:table-cell>
          <table:table-cell office:value-type="float" office:value="50492500" calcext:value-type="float">
            <text:p>504925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73300" calcext:value-type="float">
            <text:p>50473300</text:p>
          </table:table-cell>
          <table:table-cell office:value-type="float" office:value="50492400" calcext:value-type="float">
            <text:p>50492400</text:p>
          </table:table-cell>
          <table:table-cell office:value-type="float" office:value="50497600" calcext:value-type="float">
            <text:p>50497600</text:p>
          </table:table-cell>
          <table:table-cell office:value-type="float" office:value="50485600" calcext:value-type="float">
            <text:p>50485600</text:p>
          </table:table-cell>
          <table:table-cell office:value-type="float" office:value="50491100" calcext:value-type="float">
            <text:p>50491100</text:p>
          </table:table-cell>
          <table:table-cell office:value-type="float" office:value="50497800" calcext:value-type="float">
            <text:p>50497800</text:p>
          </table:table-cell>
          <table:table-cell office:value-type="float" office:value="50500200" calcext:value-type="float">
            <text:p>50500200</text:p>
          </table:table-cell>
          <table:table-cell office:value-type="float" office:value="50490000" calcext:value-type="float">
            <text:p>50490000</text:p>
          </table:table-cell>
          <table:table-cell office:value-type="float" office:value="50497600" calcext:value-type="float">
            <text:p>50497600</text:p>
          </table:table-cell>
          <table:table-cell office:value-type="float" office:value="50498500" calcext:value-type="float">
            <text:p>504985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7400" calcext:value-type="float">
            <text:p>50497400</text:p>
          </table:table-cell>
          <table:table-cell office:value-type="float" office:value="50496500" calcext:value-type="float">
            <text:p>50496500</text:p>
          </table:table-cell>
          <table:table-cell office:value-type="float" office:value="50498000" calcext:value-type="float">
            <text:p>50498000</text:p>
          </table:table-cell>
          <table:table-cell office:value-type="float" office:value="50497700" calcext:value-type="float">
            <text:p>504977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8000" calcext:value-type="float">
            <text:p>504980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501400" calcext:value-type="float">
            <text:p>50501400</text:p>
          </table:table-cell>
          <table:table-cell office:value-type="float" office:value="50495000" calcext:value-type="float">
            <text:p>50495000</text:p>
          </table:table-cell>
          <table:table-cell office:value-type="float" office:value="50500500" calcext:value-type="float">
            <text:p>50500500</text:p>
          </table:table-cell>
          <table:table-cell table:number-columns-repeated="2" office:value-type="float" office:value="50498300" calcext:value-type="float">
            <text:p>50498300</text:p>
          </table:table-cell>
          <table:table-cell office:value-type="float" office:value="50496800" calcext:value-type="float">
            <text:p>50496800</text:p>
          </table:table-cell>
          <table:table-cell table:number-columns-repeated="2" office:value-type="float" office:value="50498300" calcext:value-type="float">
            <text:p>50498300</text:p>
          </table:table-cell>
          <table:table-cell office:value-type="float" office:value="50497900" calcext:value-type="float">
            <text:p>504979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75500" calcext:value-type="float">
            <text:p>504755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7600" calcext:value-type="float">
            <text:p>504976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3200" calcext:value-type="float">
            <text:p>50493200</text:p>
          </table:table-cell>
          <table:table-cell office:value-type="float" office:value="50483900" calcext:value-type="float">
            <text:p>50483900</text:p>
          </table:table-cell>
          <table:table-cell office:value-type="float" office:value="50496100" calcext:value-type="float">
            <text:p>50496100</text:p>
          </table:table-cell>
          <table:table-cell office:value-type="float" office:value="50485000" calcext:value-type="float">
            <text:p>504850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499900" calcext:value-type="float">
            <text:p>50499900</text:p>
          </table:table-cell>
          <table:table-cell table:number-columns-repeated="2" office:value-type="float" office:value="50498300" calcext:value-type="float">
            <text:p>50498300</text:p>
          </table:table-cell>
          <table:table-cell office:value-type="float" office:value="50494400" calcext:value-type="float">
            <text:p>50494400</text:p>
          </table:table-cell>
          <table:table-cell office:value-type="float" office:value="50497600" calcext:value-type="float">
            <text:p>50497600</text:p>
          </table:table-cell>
          <table:table-cell office:value-type="float" office:value="50496900" calcext:value-type="float">
            <text:p>50496900</text:p>
          </table:table-cell>
          <table:table-cell office:value-type="float" office:value="50475000" calcext:value-type="float">
            <text:p>50475000</text:p>
          </table:table-cell>
          <table:table-cell office:value-type="float" office:value="50493100" calcext:value-type="float">
            <text:p>504931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8500" calcext:value-type="float">
            <text:p>50498500</text:p>
          </table:table-cell>
          <table:table-cell office:value-type="float" office:value="50497300" calcext:value-type="float">
            <text:p>50497300</text:p>
          </table:table-cell>
          <table:table-cell office:value-type="float" office:value="50497400" calcext:value-type="float">
            <text:p>50497400</text:p>
          </table:table-cell>
          <table:table-cell office:value-type="float" office:value="50485800" calcext:value-type="float">
            <text:p>50485800</text:p>
          </table:table-cell>
          <table:table-cell office:value-type="float" office:value="50497000" calcext:value-type="float">
            <text:p>50497000</text:p>
          </table:table-cell>
          <table:table-cell office:value-type="float" office:value="50498000" calcext:value-type="float">
            <text:p>504980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5200" calcext:value-type="float">
            <text:p>50495200</text:p>
          </table:table-cell>
          <table:table-cell table:number-columns-repeated="2" office:value-type="float" office:value="50498300" calcext:value-type="float">
            <text:p>50498300</text:p>
          </table:table-cell>
          <table:table-cell office:value-type="float" office:value="50492600" calcext:value-type="float">
            <text:p>50492600</text:p>
          </table:table-cell>
          <table:table-cell office:value-type="float" office:value="50469500" calcext:value-type="float">
            <text:p>50469500</text:p>
          </table:table-cell>
          <table:table-cell office:value-type="float" office:value="50498100" calcext:value-type="float">
            <text:p>50498100</text:p>
          </table:table-cell>
          <table:table-cell office:value-type="float" office:value="50487500" calcext:value-type="float">
            <text:p>504875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8100" calcext:value-type="float">
            <text:p>504981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82700" calcext:value-type="float">
            <text:p>50482700</text:p>
          </table:table-cell>
          <table:table-cell office:value-type="float" office:value="50497500" calcext:value-type="float">
            <text:p>50497500</text:p>
          </table:table-cell>
          <table:table-cell office:value-type="float" office:value="50492700" calcext:value-type="float">
            <text:p>504927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7600" calcext:value-type="float">
            <text:p>50497600</text:p>
          </table:table-cell>
          <table:table-cell office:value-type="float" office:value="50487800" calcext:value-type="float">
            <text:p>50487800</text:p>
          </table:table-cell>
          <table:table-cell office:value-type="float" office:value="50497800" calcext:value-type="float">
            <text:p>50497800</text:p>
          </table:table-cell>
          <table:table-cell table:number-columns-repeated="2" office:value-type="float" office:value="50498400" calcext:value-type="float">
            <text:p>50498400</text:p>
          </table:table-cell>
          <table:table-cell office:value-type="float" office:value="50470300" calcext:value-type="float">
            <text:p>504703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498100" calcext:value-type="float">
            <text:p>504981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8100" calcext:value-type="float">
            <text:p>50498100</text:p>
          </table:table-cell>
          <table:table-cell office:value-type="float" office:value="50494500" calcext:value-type="float">
            <text:p>504945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3000" calcext:value-type="float">
            <text:p>504930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5900" calcext:value-type="float">
            <text:p>50495900</text:p>
          </table:table-cell>
          <table:table-cell office:value-type="float" office:value="50483600" calcext:value-type="float">
            <text:p>50483600</text:p>
          </table:table-cell>
          <table:table-cell office:value-type="float" office:value="50496700" calcext:value-type="float">
            <text:p>504967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7500" calcext:value-type="float">
            <text:p>504975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2300" calcext:value-type="float">
            <text:p>50492300</text:p>
          </table:table-cell>
          <table:table-cell office:value-type="float" office:value="50498100" calcext:value-type="float">
            <text:p>50498100</text:p>
          </table:table-cell>
          <table:table-cell office:value-type="float" office:value="50497000" calcext:value-type="float">
            <text:p>504970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7800" calcext:value-type="float">
            <text:p>504978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88700" calcext:value-type="float">
            <text:p>50488700</text:p>
          </table:table-cell>
          <table:table-cell office:value-type="float" office:value="50497600" calcext:value-type="float">
            <text:p>50497600</text:p>
          </table:table-cell>
          <table:table-cell office:value-type="float" office:value="50496100" calcext:value-type="float">
            <text:p>50496100</text:p>
          </table:table-cell>
          <table:table-cell office:value-type="float" office:value="50498800" calcext:value-type="float">
            <text:p>50498800</text:p>
          </table:table-cell>
          <table:table-cell office:value-type="float" office:value="50498100" calcext:value-type="float">
            <text:p>50498100</text:p>
          </table:table-cell>
          <table:table-cell office:value-type="float" office:value="50483400" calcext:value-type="float">
            <text:p>50483400</text:p>
          </table:table-cell>
          <table:table-cell table:number-columns-repeated="2" office:value-type="float" office:value="50498200" calcext:value-type="float">
            <text:p>50498200</text:p>
          </table:table-cell>
          <table:table-cell office:value-type="float" office:value="50497600" calcext:value-type="float">
            <text:p>50497600</text:p>
          </table:table-cell>
          <table:table-cell office:value-type="float" office:value="50496700" calcext:value-type="float">
            <text:p>50496700</text:p>
          </table:table-cell>
          <table:table-cell office:value-type="float" office:value="50498000" calcext:value-type="float">
            <text:p>50498000</text:p>
          </table:table-cell>
          <table:table-cell office:value-type="float" office:value="50490200" calcext:value-type="float">
            <text:p>50490200</text:p>
          </table:table-cell>
          <table:table-cell office:value-type="float" office:value="50489800" calcext:value-type="float">
            <text:p>50489800</text:p>
          </table:table-cell>
          <table:table-cell office:value-type="float" office:value="50495300" calcext:value-type="float">
            <text:p>50495300</text:p>
          </table:table-cell>
          <table:table-cell office:value-type="float" office:value="50496600" calcext:value-type="float">
            <text:p>50496600</text:p>
          </table:table-cell>
          <table:table-cell table:number-columns-repeated="2" office:value-type="float" office:value="50498300" calcext:value-type="float">
            <text:p>50498300</text:p>
          </table:table-cell>
          <table:table-cell office:value-type="float" office:value="50499900" calcext:value-type="float">
            <text:p>50499900</text:p>
          </table:table-cell>
          <table:table-cell office:value-type="float" office:value="50497400" calcext:value-type="float">
            <text:p>50497400</text:p>
          </table:table-cell>
          <table:table-cell office:value-type="float" office:value="50495500" calcext:value-type="float">
            <text:p>50495500</text:p>
          </table:table-cell>
          <table:table-cell office:value-type="float" office:value="50495800" calcext:value-type="float">
            <text:p>50495800</text:p>
          </table:table-cell>
          <table:table-cell office:value-type="float" office:value="50461100" calcext:value-type="float">
            <text:p>504611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482700" calcext:value-type="float">
            <text:p>50482700</text:p>
          </table:table-cell>
          <table:table-cell office:value-type="float" office:value="50497400" calcext:value-type="float">
            <text:p>504974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8500" calcext:value-type="float">
            <text:p>50498500</text:p>
          </table:table-cell>
          <table:table-cell office:value-type="float" office:value="50488200" calcext:value-type="float">
            <text:p>50488200</text:p>
          </table:table-cell>
          <table:table-cell office:value-type="float" office:value="50498600" calcext:value-type="float">
            <text:p>504986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78700" calcext:value-type="float">
            <text:p>50478700</text:p>
          </table:table-cell>
          <table:table-cell office:value-type="float" office:value="50496600" calcext:value-type="float">
            <text:p>50496600</text:p>
          </table:table-cell>
          <table:table-cell office:value-type="float" office:value="50495800" calcext:value-type="float">
            <text:p>50495800</text:p>
          </table:table-cell>
          <table:table-cell table:number-columns-repeated="2" office:value-type="float" office:value="50495700" calcext:value-type="float">
            <text:p>50495700</text:p>
          </table:table-cell>
          <table:table-cell table:number-columns-repeated="2" office:value-type="float" office:value="50498400" calcext:value-type="float">
            <text:p>50498400</text:p>
          </table:table-cell>
          <table:table-cell office:value-type="float" office:value="50496800" calcext:value-type="float">
            <text:p>50496800</text:p>
          </table:table-cell>
          <table:table-cell office:value-type="float" office:value="50497300" calcext:value-type="float">
            <text:p>504973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496300" calcext:value-type="float">
            <text:p>50496300</text:p>
          </table:table-cell>
          <table:table-cell office:value-type="float" office:value="50495200" calcext:value-type="float">
            <text:p>50495200</text:p>
          </table:table-cell>
          <table:table-cell office:value-type="float" office:value="50498200" calcext:value-type="float">
            <text:p>50498200</text:p>
          </table:table-cell>
          <table:table-cell office:value-type="float" office:value="50499400" calcext:value-type="float">
            <text:p>50499400</text:p>
          </table:table-cell>
          <table:table-cell office:value-type="float" office:value="50498400" calcext:value-type="float">
            <text:p>50498400</text:p>
          </table:table-cell>
          <table:table-cell office:value-type="float" office:value="50493000" calcext:value-type="float">
            <text:p>50493000</text:p>
          </table:table-cell>
          <table:table-cell office:value-type="float" office:value="50498500" calcext:value-type="float">
            <text:p>504985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7200" calcext:value-type="float">
            <text:p>504972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493700" calcext:value-type="float">
            <text:p>50493700</text:p>
          </table:table-cell>
          <table:table-cell office:value-type="float" office:value="50497400" calcext:value-type="float">
            <text:p>50497400</text:p>
          </table:table-cell>
          <table:table-cell office:value-type="float" office:value="50498300" calcext:value-type="float">
            <text:p>504983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37400" calcext:value-type="float">
            <text:p>50537400</text:p>
          </table:table-cell>
          <table:table-cell office:value-type="float" office:value="50545400" calcext:value-type="float">
            <text:p>505454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36700" calcext:value-type="float">
            <text:p>50536700</text:p>
          </table:table-cell>
          <table:table-cell office:value-type="float" office:value="50544900" calcext:value-type="float">
            <text:p>505449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2300" calcext:value-type="float">
            <text:p>505423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2800" calcext:value-type="float">
            <text:p>50542800</text:p>
          </table:table-cell>
          <table:table-cell office:value-type="float" office:value="50545100" calcext:value-type="float">
            <text:p>50545100</text:p>
          </table:table-cell>
          <table:table-cell office:value-type="float" office:value="50544000" calcext:value-type="float">
            <text:p>50544000</text:p>
          </table:table-cell>
          <table:table-cell table:number-columns-repeated="3" office:value-type="float" office:value="50545800" calcext:value-type="float">
            <text:p>50545800</text:p>
          </table:table-cell>
          <table:table-cell office:value-type="float" office:value="50546000" calcext:value-type="float">
            <text:p>50546000</text:p>
          </table:table-cell>
          <table:table-cell office:value-type="float" office:value="50547000" calcext:value-type="float">
            <text:p>50547000</text:p>
          </table:table-cell>
          <table:table-cell office:value-type="float" office:value="50543000" calcext:value-type="float">
            <text:p>50543000</text:p>
          </table:table-cell>
          <table:table-cell office:value-type="float" office:value="50545200" calcext:value-type="float">
            <text:p>50545200</text:p>
          </table:table-cell>
          <table:table-cell office:value-type="float" office:value="50546000" calcext:value-type="float">
            <text:p>50546000</text:p>
          </table:table-cell>
          <table:table-cell office:value-type="float" office:value="50545800" calcext:value-type="float">
            <text:p>50545800</text:p>
          </table:table-cell>
          <table:table-cell table:number-columns-repeated="2" office:value-type="float" office:value="50545900" calcext:value-type="float">
            <text:p>50545900</text:p>
          </table:table-cell>
          <table:table-cell office:value-type="float" office:value="50545400" calcext:value-type="float">
            <text:p>505454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200" calcext:value-type="float">
            <text:p>505452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4700" calcext:value-type="float">
            <text:p>50544700</text:p>
          </table:table-cell>
          <table:table-cell office:value-type="float" office:value="50522700" calcext:value-type="float">
            <text:p>50522700</text:p>
          </table:table-cell>
          <table:table-cell office:value-type="float" office:value="50538800" calcext:value-type="float">
            <text:p>505388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1400" calcext:value-type="float">
            <text:p>505414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400" calcext:value-type="float">
            <text:p>50545400</text:p>
          </table:table-cell>
          <table:table-cell office:value-type="float" office:value="50545300" calcext:value-type="float">
            <text:p>50545300</text:p>
          </table:table-cell>
          <table:table-cell office:value-type="float" office:value="50545600" calcext:value-type="float">
            <text:p>50545600</text:p>
          </table:table-cell>
          <table:table-cell office:value-type="float" office:value="50545400" calcext:value-type="float">
            <text:p>50545400</text:p>
          </table:table-cell>
          <table:table-cell office:value-type="float" office:value="50546000" calcext:value-type="float">
            <text:p>50546000</text:p>
          </table:table-cell>
          <table:table-cell office:value-type="float" office:value="50544000" calcext:value-type="float">
            <text:p>50544000</text:p>
          </table:table-cell>
          <table:table-cell office:value-type="float" office:value="50545700" calcext:value-type="float">
            <text:p>50545700</text:p>
          </table:table-cell>
          <table:table-cell office:value-type="float" office:value="50541300" calcext:value-type="float">
            <text:p>50541300</text:p>
          </table:table-cell>
          <table:table-cell office:value-type="float" office:value="50545200" calcext:value-type="float">
            <text:p>50545200</text:p>
          </table:table-cell>
          <table:table-cell office:value-type="float" office:value="50544200" calcext:value-type="float">
            <text:p>50544200</text:p>
          </table:table-cell>
          <table:table-cell office:value-type="float" office:value="50546000" calcext:value-type="float">
            <text:p>50546000</text:p>
          </table:table-cell>
          <table:table-cell office:value-type="float" office:value="50546700" calcext:value-type="float">
            <text:p>50546700</text:p>
          </table:table-cell>
          <table:table-cell office:value-type="float" office:value="50495000" calcext:value-type="float">
            <text:p>504950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37200" calcext:value-type="float">
            <text:p>50537200</text:p>
          </table:table-cell>
          <table:table-cell office:value-type="float" office:value="50543100" calcext:value-type="float">
            <text:p>50543100</text:p>
          </table:table-cell>
          <table:table-cell office:value-type="float" office:value="50545700" calcext:value-type="float">
            <text:p>50545700</text:p>
          </table:table-cell>
          <table:table-cell office:value-type="float" office:value="50546000" calcext:value-type="float">
            <text:p>50546000</text:p>
          </table:table-cell>
          <table:table-cell office:value-type="float" office:value="50545600" calcext:value-type="float">
            <text:p>50545600</text:p>
          </table:table-cell>
          <table:table-cell office:value-type="float" office:value="50530300" calcext:value-type="float">
            <text:p>505303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31200" calcext:value-type="float">
            <text:p>50531200</text:p>
          </table:table-cell>
          <table:table-cell office:value-type="float" office:value="50544800" calcext:value-type="float">
            <text:p>50544800</text:p>
          </table:table-cell>
          <table:table-cell office:value-type="float" office:value="50541600" calcext:value-type="float">
            <text:p>50541600</text:p>
          </table:table-cell>
          <table:table-cell office:value-type="float" office:value="50545600" calcext:value-type="float">
            <text:p>50545600</text:p>
          </table:table-cell>
          <table:table-cell office:value-type="float" office:value="50546000" calcext:value-type="float">
            <text:p>50546000</text:p>
          </table:table-cell>
          <table:table-cell office:value-type="float" office:value="50551800" calcext:value-type="float">
            <text:p>50551800</text:p>
          </table:table-cell>
          <table:table-cell office:value-type="float" office:value="50546100" calcext:value-type="float">
            <text:p>50546100</text:p>
          </table:table-cell>
          <table:table-cell office:value-type="float" office:value="50543200" calcext:value-type="float">
            <text:p>50543200</text:p>
          </table:table-cell>
          <table:table-cell office:value-type="float" office:value="50509300" calcext:value-type="float">
            <text:p>50509300</text:p>
          </table:table-cell>
          <table:table-cell office:value-type="float" office:value="50537000" calcext:value-type="float">
            <text:p>50537000</text:p>
          </table:table-cell>
          <table:table-cell office:value-type="float" office:value="50507100" calcext:value-type="float">
            <text:p>50507100</text:p>
          </table:table-cell>
          <table:table-cell office:value-type="float" office:value="50541200" calcext:value-type="float">
            <text:p>505412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5400" calcext:value-type="float">
            <text:p>50545400</text:p>
          </table:table-cell>
          <table:table-cell office:value-type="float" office:value="50544700" calcext:value-type="float">
            <text:p>50544700</text:p>
          </table:table-cell>
          <table:table-cell office:value-type="float" office:value="50545600" calcext:value-type="float">
            <text:p>50545600</text:p>
          </table:table-cell>
          <table:table-cell office:value-type="float" office:value="50540200" calcext:value-type="float">
            <text:p>505402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5700" calcext:value-type="float">
            <text:p>50545700</text:p>
          </table:table-cell>
          <table:table-cell office:value-type="float" office:value="50546500" calcext:value-type="float">
            <text:p>50546500</text:p>
          </table:table-cell>
          <table:table-cell office:value-type="float" office:value="50542200" calcext:value-type="float">
            <text:p>50542200</text:p>
          </table:table-cell>
          <table:table-cell office:value-type="float" office:value="50545000" calcext:value-type="float">
            <text:p>50545000</text:p>
          </table:table-cell>
          <table:table-cell office:value-type="float" office:value="50545400" calcext:value-type="float">
            <text:p>505454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000" calcext:value-type="float">
            <text:p>505450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6200" calcext:value-type="float">
            <text:p>505462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5700" calcext:value-type="float">
            <text:p>50545700</text:p>
          </table:table-cell>
          <table:table-cell office:value-type="float" office:value="50544800" calcext:value-type="float">
            <text:p>50544800</text:p>
          </table:table-cell>
          <table:table-cell table:number-columns-repeated="2" office:value-type="float" office:value="50545800" calcext:value-type="float">
            <text:p>50545800</text:p>
          </table:table-cell>
          <table:table-cell office:value-type="float" office:value="50545000" calcext:value-type="float">
            <text:p>505450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37100" calcext:value-type="float">
            <text:p>50537100</text:p>
          </table:table-cell>
          <table:table-cell office:value-type="float" office:value="50544600" calcext:value-type="float">
            <text:p>50544600</text:p>
          </table:table-cell>
          <table:table-cell office:value-type="float" office:value="50494700" calcext:value-type="float">
            <text:p>50494700</text:p>
          </table:table-cell>
          <table:table-cell office:value-type="float" office:value="50543300" calcext:value-type="float">
            <text:p>50543300</text:p>
          </table:table-cell>
          <table:table-cell office:value-type="float" office:value="50545000" calcext:value-type="float">
            <text:p>505450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05700" calcext:value-type="float">
            <text:p>50505700</text:p>
          </table:table-cell>
          <table:table-cell office:value-type="float" office:value="50540000" calcext:value-type="float">
            <text:p>505400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1300" calcext:value-type="float">
            <text:p>50541300</text:p>
          </table:table-cell>
          <table:table-cell office:value-type="float" office:value="50545200" calcext:value-type="float">
            <text:p>50545200</text:p>
          </table:table-cell>
          <table:table-cell office:value-type="float" office:value="50540300" calcext:value-type="float">
            <text:p>505403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37100" calcext:value-type="float">
            <text:p>505371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34500" calcext:value-type="float">
            <text:p>50534500</text:p>
          </table:table-cell>
          <table:table-cell office:value-type="float" office:value="50525600" calcext:value-type="float">
            <text:p>505256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600" calcext:value-type="float">
            <text:p>50545600</text:p>
          </table:table-cell>
          <table:table-cell office:value-type="float" office:value="50546000" calcext:value-type="float">
            <text:p>50546000</text:p>
          </table:table-cell>
          <table:table-cell table:number-columns-repeated="2" office:value-type="float" office:value="50545900" calcext:value-type="float">
            <text:p>50545900</text:p>
          </table:table-cell>
          <table:table-cell office:value-type="float" office:value="50528400" calcext:value-type="float">
            <text:p>505284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0900" calcext:value-type="float">
            <text:p>50540900</text:p>
          </table:table-cell>
          <table:table-cell office:value-type="float" office:value="50544600" calcext:value-type="float">
            <text:p>505446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5100" calcext:value-type="float">
            <text:p>50545100</text:p>
          </table:table-cell>
          <table:table-cell office:value-type="float" office:value="50546000" calcext:value-type="float">
            <text:p>50546000</text:p>
          </table:table-cell>
          <table:table-cell table:number-columns-repeated="2" office:value-type="float" office:value="50542200" calcext:value-type="float">
            <text:p>50542200</text:p>
          </table:table-cell>
          <table:table-cell office:value-type="float" office:value="50545400" calcext:value-type="float">
            <text:p>50545400</text:p>
          </table:table-cell>
          <table:table-cell office:value-type="float" office:value="50545600" calcext:value-type="float">
            <text:p>505456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6200" calcext:value-type="float">
            <text:p>50546200</text:p>
          </table:table-cell>
          <table:table-cell office:value-type="float" office:value="50543700" calcext:value-type="float">
            <text:p>50543700</text:p>
          </table:table-cell>
          <table:table-cell office:value-type="float" office:value="50540400" calcext:value-type="float">
            <text:p>505404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22000" calcext:value-type="float">
            <text:p>505220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5700" calcext:value-type="float">
            <text:p>505457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400" calcext:value-type="float">
            <text:p>50545400</text:p>
          </table:table-cell>
          <table:table-cell office:value-type="float" office:value="50544300" calcext:value-type="float">
            <text:p>505443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6000" calcext:value-type="float">
            <text:p>505460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4400" calcext:value-type="float">
            <text:p>505444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6200" calcext:value-type="float">
            <text:p>50546200</text:p>
          </table:table-cell>
          <table:table-cell office:value-type="float" office:value="50545600" calcext:value-type="float">
            <text:p>50545600</text:p>
          </table:table-cell>
          <table:table-cell office:value-type="float" office:value="50533800" calcext:value-type="float">
            <text:p>50533800</text:p>
          </table:table-cell>
          <table:table-cell office:value-type="float" office:value="50545600" calcext:value-type="float">
            <text:p>50545600</text:p>
          </table:table-cell>
          <table:table-cell office:value-type="float" office:value="50542100" calcext:value-type="float">
            <text:p>50542100</text:p>
          </table:table-cell>
          <table:table-cell office:value-type="float" office:value="50541500" calcext:value-type="float">
            <text:p>50541500</text:p>
          </table:table-cell>
          <table:table-cell table:number-columns-repeated="2" office:value-type="float" office:value="50545800" calcext:value-type="float">
            <text:p>50545800</text:p>
          </table:table-cell>
          <table:table-cell office:value-type="float" office:value="50536700" calcext:value-type="float">
            <text:p>50536700</text:p>
          </table:table-cell>
          <table:table-cell office:value-type="float" office:value="50545300" calcext:value-type="float">
            <text:p>505453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3900" calcext:value-type="float">
            <text:p>50543900</text:p>
          </table:table-cell>
          <table:table-cell office:value-type="float" office:value="50540800" calcext:value-type="float">
            <text:p>50540800</text:p>
          </table:table-cell>
          <table:table-cell office:value-type="float" office:value="50544600" calcext:value-type="float">
            <text:p>50544600</text:p>
          </table:table-cell>
          <table:table-cell office:value-type="float" office:value="50545600" calcext:value-type="float">
            <text:p>50545600</text:p>
          </table:table-cell>
          <table:table-cell office:value-type="float" office:value="50545400" calcext:value-type="float">
            <text:p>505454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5200" calcext:value-type="float">
            <text:p>50545200</text:p>
          </table:table-cell>
          <table:table-cell office:value-type="float" office:value="50542600" calcext:value-type="float">
            <text:p>50542600</text:p>
          </table:table-cell>
          <table:table-cell office:value-type="float" office:value="50537300" calcext:value-type="float">
            <text:p>505373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6200" calcext:value-type="float">
            <text:p>50546200</text:p>
          </table:table-cell>
          <table:table-cell office:value-type="float" office:value="50545600" calcext:value-type="float">
            <text:p>50545600</text:p>
          </table:table-cell>
          <table:table-cell table:number-columns-repeated="2" office:value-type="float" office:value="50545800" calcext:value-type="float">
            <text:p>50545800</text:p>
          </table:table-cell>
          <table:table-cell office:value-type="float" office:value="50537600" calcext:value-type="float">
            <text:p>50537600</text:p>
          </table:table-cell>
          <table:table-cell office:value-type="float" office:value="50527400" calcext:value-type="float">
            <text:p>50527400</text:p>
          </table:table-cell>
          <table:table-cell office:value-type="float" office:value="50545300" calcext:value-type="float">
            <text:p>50545300</text:p>
          </table:table-cell>
          <table:table-cell office:value-type="float" office:value="50537400" calcext:value-type="float">
            <text:p>50537400</text:p>
          </table:table-cell>
          <table:table-cell office:value-type="float" office:value="50545700" calcext:value-type="float">
            <text:p>50545700</text:p>
          </table:table-cell>
          <table:table-cell office:value-type="float" office:value="50546400" calcext:value-type="float">
            <text:p>505464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200" calcext:value-type="float">
            <text:p>50545200</text:p>
          </table:table-cell>
          <table:table-cell office:value-type="float" office:value="50545600" calcext:value-type="float">
            <text:p>50545600</text:p>
          </table:table-cell>
          <table:table-cell office:value-type="float" office:value="50545900" calcext:value-type="float">
            <text:p>50545900</text:p>
          </table:table-cell>
          <table:table-cell office:value-type="float" office:value="50543000" calcext:value-type="float">
            <text:p>50543000</text:p>
          </table:table-cell>
          <table:table-cell office:value-type="float" office:value="50544700" calcext:value-type="float">
            <text:p>50544700</text:p>
          </table:table-cell>
          <table:table-cell office:value-type="float" office:value="50547000" calcext:value-type="float">
            <text:p>50547000</text:p>
          </table:table-cell>
          <table:table-cell table:number-columns-repeated="2" office:value-type="float" office:value="50545000" calcext:value-type="float">
            <text:p>50545000</text:p>
          </table:table-cell>
          <table:table-cell office:value-type="float" office:value="50544400" calcext:value-type="float">
            <text:p>50544400</text:p>
          </table:table-cell>
          <table:table-cell office:value-type="float" office:value="50545000" calcext:value-type="float">
            <text:p>505450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20200" calcext:value-type="float">
            <text:p>50520200</text:p>
          </table:table-cell>
          <table:table-cell office:value-type="float" office:value="50544400" calcext:value-type="float">
            <text:p>505444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2000" calcext:value-type="float">
            <text:p>50542000</text:p>
          </table:table-cell>
          <table:table-cell office:value-type="float" office:value="50541600" calcext:value-type="float">
            <text:p>505416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4600" calcext:value-type="float">
            <text:p>50544600</text:p>
          </table:table-cell>
          <table:table-cell office:value-type="float" office:value="50542700" calcext:value-type="float">
            <text:p>505427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6100" calcext:value-type="float">
            <text:p>50546100</text:p>
          </table:table-cell>
          <table:table-cell office:value-type="float" office:value="50545800" calcext:value-type="float">
            <text:p>50545800</text:p>
          </table:table-cell>
          <table:table-cell office:value-type="float" office:value="50545100" calcext:value-type="float">
            <text:p>50545100</text:p>
          </table:table-cell>
          <table:table-cell office:value-type="float" office:value="50546000" calcext:value-type="float">
            <text:p>50546000</text:p>
          </table:table-cell>
          <table:table-cell office:value-type="float" office:value="50576800" calcext:value-type="float">
            <text:p>505768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9500" calcext:value-type="float">
            <text:p>505795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8800" calcext:value-type="float">
            <text:p>505788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9400" calcext:value-type="float">
            <text:p>50579400</text:p>
          </table:table-cell>
          <table:table-cell office:value-type="float" office:value="50575400" calcext:value-type="float">
            <text:p>50575400</text:p>
          </table:table-cell>
          <table:table-cell office:value-type="float" office:value="50579800" calcext:value-type="float">
            <text:p>50579800</text:p>
          </table:table-cell>
          <table:table-cell office:value-type="float" office:value="50569600" calcext:value-type="float">
            <text:p>50569600</text:p>
          </table:table-cell>
          <table:table-cell office:value-type="float" office:value="50579200" calcext:value-type="float">
            <text:p>50579200</text:p>
          </table:table-cell>
          <table:table-cell table:number-columns-repeated="3" office:value-type="float" office:value="50579700" calcext:value-type="float">
            <text:p>50579700</text:p>
          </table:table-cell>
          <table:table-cell office:value-type="float" office:value="50578100" calcext:value-type="float">
            <text:p>50578100</text:p>
          </table:table-cell>
          <table:table-cell office:value-type="float" office:value="50577600" calcext:value-type="float">
            <text:p>50577600</text:p>
          </table:table-cell>
          <table:table-cell office:value-type="float" office:value="50577100" calcext:value-type="float">
            <text:p>505771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69600" calcext:value-type="float">
            <text:p>50569600</text:p>
          </table:table-cell>
          <table:table-cell office:value-type="float" office:value="50579800" calcext:value-type="float">
            <text:p>505798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9700" calcext:value-type="float">
            <text:p>50579700</text:p>
          </table:table-cell>
          <table:table-cell table:number-columns-repeated="2" office:value-type="float" office:value="50576700" calcext:value-type="float">
            <text:p>50576700</text:p>
          </table:table-cell>
          <table:table-cell office:value-type="float" office:value="50578300" calcext:value-type="float">
            <text:p>50578300</text:p>
          </table:table-cell>
          <table:table-cell office:value-type="float" office:value="50578400" calcext:value-type="float">
            <text:p>505784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9800" calcext:value-type="float">
            <text:p>50579800</text:p>
          </table:table-cell>
          <table:table-cell office:value-type="float" office:value="50579300" calcext:value-type="float">
            <text:p>50579300</text:p>
          </table:table-cell>
          <table:table-cell office:value-type="float" office:value="50577100" calcext:value-type="float">
            <text:p>50577100</text:p>
          </table:table-cell>
          <table:table-cell office:value-type="float" office:value="50575700" calcext:value-type="float">
            <text:p>505757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9500" calcext:value-type="float">
            <text:p>50579500</text:p>
          </table:table-cell>
          <table:table-cell office:value-type="float" office:value="50580400" calcext:value-type="float">
            <text:p>505804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3000" calcext:value-type="float">
            <text:p>50573000</text:p>
          </table:table-cell>
          <table:table-cell office:value-type="float" office:value="50571700" calcext:value-type="float">
            <text:p>50571700</text:p>
          </table:table-cell>
          <table:table-cell office:value-type="float" office:value="50572900" calcext:value-type="float">
            <text:p>50572900</text:p>
          </table:table-cell>
          <table:table-cell office:value-type="float" office:value="50575000" calcext:value-type="float">
            <text:p>50575000</text:p>
          </table:table-cell>
          <table:table-cell table:number-columns-repeated="2" office:value-type="float" office:value="50579600" calcext:value-type="float">
            <text:p>50579600</text:p>
          </table:table-cell>
          <table:table-cell office:value-type="float" office:value="50579400" calcext:value-type="float">
            <text:p>50579400</text:p>
          </table:table-cell>
          <table:table-cell office:value-type="float" office:value="50575700" calcext:value-type="float">
            <text:p>505757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8800" calcext:value-type="float">
            <text:p>50578800</text:p>
          </table:table-cell>
          <table:table-cell office:value-type="float" office:value="50561700" calcext:value-type="float">
            <text:p>50561700</text:p>
          </table:table-cell>
          <table:table-cell office:value-type="float" office:value="50575600" calcext:value-type="float">
            <text:p>50575600</text:p>
          </table:table-cell>
          <table:table-cell office:value-type="float" office:value="50566600" calcext:value-type="float">
            <text:p>50566600</text:p>
          </table:table-cell>
          <table:table-cell office:value-type="float" office:value="50579500" calcext:value-type="float">
            <text:p>50579500</text:p>
          </table:table-cell>
          <table:table-cell office:value-type="float" office:value="50579200" calcext:value-type="float">
            <text:p>50579200</text:p>
          </table:table-cell>
          <table:table-cell office:value-type="float" office:value="50576400" calcext:value-type="float">
            <text:p>505764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9400" calcext:value-type="float">
            <text:p>50579400</text:p>
          </table:table-cell>
          <table:table-cell office:value-type="float" office:value="50578000" calcext:value-type="float">
            <text:p>50578000</text:p>
          </table:table-cell>
          <table:table-cell office:value-type="float" office:value="50579100" calcext:value-type="float">
            <text:p>505791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7300" calcext:value-type="float">
            <text:p>50577300</text:p>
          </table:table-cell>
          <table:table-cell office:value-type="float" office:value="50579900" calcext:value-type="float">
            <text:p>50579900</text:p>
          </table:table-cell>
          <table:table-cell office:value-type="float" office:value="50572100" calcext:value-type="float">
            <text:p>50572100</text:p>
          </table:table-cell>
          <table:table-cell office:value-type="float" office:value="50575600" calcext:value-type="float">
            <text:p>50575600</text:p>
          </table:table-cell>
          <table:table-cell office:value-type="float" office:value="50578700" calcext:value-type="float">
            <text:p>50578700</text:p>
          </table:table-cell>
          <table:table-cell office:value-type="float" office:value="50579300" calcext:value-type="float">
            <text:p>50579300</text:p>
          </table:table-cell>
          <table:table-cell office:value-type="float" office:value="50569200" calcext:value-type="float">
            <text:p>50569200</text:p>
          </table:table-cell>
          <table:table-cell office:value-type="float" office:value="50577700" calcext:value-type="float">
            <text:p>50577700</text:p>
          </table:table-cell>
          <table:table-cell office:value-type="float" office:value="50577000" calcext:value-type="float">
            <text:p>505770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6300" calcext:value-type="float">
            <text:p>50576300</text:p>
          </table:table-cell>
          <table:table-cell office:value-type="float" office:value="50579400" calcext:value-type="float">
            <text:p>50579400</text:p>
          </table:table-cell>
          <table:table-cell office:value-type="float" office:value="50579500" calcext:value-type="float">
            <text:p>50579500</text:p>
          </table:table-cell>
          <table:table-cell office:value-type="float" office:value="50578500" calcext:value-type="float">
            <text:p>505785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9800" calcext:value-type="float">
            <text:p>505798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6600" calcext:value-type="float">
            <text:p>50576600</text:p>
          </table:table-cell>
          <table:table-cell office:value-type="float" office:value="50579000" calcext:value-type="float">
            <text:p>505790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9300" calcext:value-type="float">
            <text:p>50579300</text:p>
          </table:table-cell>
          <table:table-cell office:value-type="float" office:value="50579400" calcext:value-type="float">
            <text:p>50579400</text:p>
          </table:table-cell>
          <table:table-cell office:value-type="float" office:value="50568100" calcext:value-type="float">
            <text:p>50568100</text:p>
          </table:table-cell>
          <table:table-cell table:number-columns-repeated="2" office:value-type="float" office:value="50579500" calcext:value-type="float">
            <text:p>50579500</text:p>
          </table:table-cell>
          <table:table-cell table:number-columns-repeated="2" office:value-type="float" office:value="50579700" calcext:value-type="float">
            <text:p>50579700</text:p>
          </table:table-cell>
          <table:table-cell office:value-type="float" office:value="50579400" calcext:value-type="float">
            <text:p>505794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5600" calcext:value-type="float">
            <text:p>50575600</text:p>
          </table:table-cell>
          <table:table-cell office:value-type="float" office:value="50579400" calcext:value-type="float">
            <text:p>50579400</text:p>
          </table:table-cell>
          <table:table-cell office:value-type="float" office:value="50576700" calcext:value-type="float">
            <text:p>50576700</text:p>
          </table:table-cell>
          <table:table-cell office:value-type="float" office:value="50573600" calcext:value-type="float">
            <text:p>50573600</text:p>
          </table:table-cell>
          <table:table-cell office:value-type="float" office:value="50579100" calcext:value-type="float">
            <text:p>505791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7600" calcext:value-type="float">
            <text:p>50577600</text:p>
          </table:table-cell>
          <table:table-cell table:number-columns-repeated="2" office:value-type="float" office:value="50579600" calcext:value-type="float">
            <text:p>505796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8700" calcext:value-type="float">
            <text:p>50578700</text:p>
          </table:table-cell>
          <table:table-cell office:value-type="float" office:value="50571900" calcext:value-type="float">
            <text:p>505719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7000" calcext:value-type="float">
            <text:p>505770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9800" calcext:value-type="float">
            <text:p>50579800</text:p>
          </table:table-cell>
          <table:table-cell office:value-type="float" office:value="50579300" calcext:value-type="float">
            <text:p>505793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5900" calcext:value-type="float">
            <text:p>505759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61200" calcext:value-type="float">
            <text:p>505612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8700" calcext:value-type="float">
            <text:p>50578700</text:p>
          </table:table-cell>
          <table:table-cell office:value-type="float" office:value="50575300" calcext:value-type="float">
            <text:p>505753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8000" calcext:value-type="float">
            <text:p>505780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8500" calcext:value-type="float">
            <text:p>50578500</text:p>
          </table:table-cell>
          <table:table-cell office:value-type="float" office:value="50573400" calcext:value-type="float">
            <text:p>50573400</text:p>
          </table:table-cell>
          <table:table-cell office:value-type="float" office:value="50578900" calcext:value-type="float">
            <text:p>50578900</text:p>
          </table:table-cell>
          <table:table-cell office:value-type="float" office:value="50579600" calcext:value-type="float">
            <text:p>50579600</text:p>
          </table:table-cell>
          <table:table-cell table:number-columns-repeated="2" office:value-type="float" office:value="50579700" calcext:value-type="float">
            <text:p>50579700</text:p>
          </table:table-cell>
          <table:table-cell office:value-type="float" office:value="50578000" calcext:value-type="float">
            <text:p>50578000</text:p>
          </table:table-cell>
          <table:table-cell office:value-type="float" office:value="50577200" calcext:value-type="float">
            <text:p>50577200</text:p>
          </table:table-cell>
          <table:table-cell table:number-columns-repeated="2" office:value-type="float" office:value="50579700" calcext:value-type="float">
            <text:p>50579700</text:p>
          </table:table-cell>
          <table:table-cell office:value-type="float" office:value="50575600" calcext:value-type="float">
            <text:p>505756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9800" calcext:value-type="float">
            <text:p>50579800</text:p>
          </table:table-cell>
          <table:table-cell office:value-type="float" office:value="50576600" calcext:value-type="float">
            <text:p>505766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3600" calcext:value-type="float">
            <text:p>50573600</text:p>
          </table:table-cell>
          <table:table-cell office:value-type="float" office:value="50559500" calcext:value-type="float">
            <text:p>50559500</text:p>
          </table:table-cell>
          <table:table-cell office:value-type="float" office:value="50579200" calcext:value-type="float">
            <text:p>50579200</text:p>
          </table:table-cell>
          <table:table-cell office:value-type="float" office:value="50580000" calcext:value-type="float">
            <text:p>50580000</text:p>
          </table:table-cell>
          <table:table-cell office:value-type="float" office:value="50573000" calcext:value-type="float">
            <text:p>505730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7000" calcext:value-type="float">
            <text:p>505770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9400" calcext:value-type="float">
            <text:p>50579400</text:p>
          </table:table-cell>
          <table:table-cell office:value-type="float" office:value="50578900" calcext:value-type="float">
            <text:p>50578900</text:p>
          </table:table-cell>
          <table:table-cell office:value-type="float" office:value="50579500" calcext:value-type="float">
            <text:p>50579500</text:p>
          </table:table-cell>
          <table:table-cell office:value-type="float" office:value="50572700" calcext:value-type="float">
            <text:p>50572700</text:p>
          </table:table-cell>
          <table:table-cell office:value-type="float" office:value="50579500" calcext:value-type="float">
            <text:p>50579500</text:p>
          </table:table-cell>
          <table:table-cell office:value-type="float" office:value="50571900" calcext:value-type="float">
            <text:p>50571900</text:p>
          </table:table-cell>
          <table:table-cell office:value-type="float" office:value="50578400" calcext:value-type="float">
            <text:p>50578400</text:p>
          </table:table-cell>
          <table:table-cell office:value-type="float" office:value="50578000" calcext:value-type="float">
            <text:p>50578000</text:p>
          </table:table-cell>
          <table:table-cell office:value-type="float" office:value="50569400" calcext:value-type="float">
            <text:p>505694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80200" calcext:value-type="float">
            <text:p>505802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9500" calcext:value-type="float">
            <text:p>50579500</text:p>
          </table:table-cell>
          <table:table-cell office:value-type="float" office:value="50579900" calcext:value-type="float">
            <text:p>50579900</text:p>
          </table:table-cell>
          <table:table-cell office:value-type="float" office:value="50578200" calcext:value-type="float">
            <text:p>50578200</text:p>
          </table:table-cell>
          <table:table-cell table:number-columns-repeated="2" office:value-type="float" office:value="50579700" calcext:value-type="float">
            <text:p>505797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68700" calcext:value-type="float">
            <text:p>50568700</text:p>
          </table:table-cell>
          <table:table-cell office:value-type="float" office:value="50579800" calcext:value-type="float">
            <text:p>50579800</text:p>
          </table:table-cell>
          <table:table-cell office:value-type="float" office:value="50568400" calcext:value-type="float">
            <text:p>505684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9400" calcext:value-type="float">
            <text:p>50579400</text:p>
          </table:table-cell>
          <table:table-cell office:value-type="float" office:value="50578700" calcext:value-type="float">
            <text:p>505787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81200" calcext:value-type="float">
            <text:p>50581200</text:p>
          </table:table-cell>
          <table:table-cell office:value-type="float" office:value="50580100" calcext:value-type="float">
            <text:p>50580100</text:p>
          </table:table-cell>
          <table:table-cell office:value-type="float" office:value="50572600" calcext:value-type="float">
            <text:p>50572600</text:p>
          </table:table-cell>
          <table:table-cell office:value-type="float" office:value="50579800" calcext:value-type="float">
            <text:p>505798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7400" calcext:value-type="float">
            <text:p>50577400</text:p>
          </table:table-cell>
          <table:table-cell office:value-type="float" office:value="50580000" calcext:value-type="float">
            <text:p>50580000</text:p>
          </table:table-cell>
          <table:table-cell office:value-type="float" office:value="50579500" calcext:value-type="float">
            <text:p>50579500</text:p>
          </table:table-cell>
          <table:table-cell office:value-type="float" office:value="50579200" calcext:value-type="float">
            <text:p>50579200</text:p>
          </table:table-cell>
          <table:table-cell office:value-type="float" office:value="50572600" calcext:value-type="float">
            <text:p>50572600</text:p>
          </table:table-cell>
          <table:table-cell office:value-type="float" office:value="50578300" calcext:value-type="float">
            <text:p>50578300</text:p>
          </table:table-cell>
          <table:table-cell office:value-type="float" office:value="50580000" calcext:value-type="float">
            <text:p>505800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80000" calcext:value-type="float">
            <text:p>505800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9900" calcext:value-type="float">
            <text:p>50579900</text:p>
          </table:table-cell>
          <table:table-cell office:value-type="float" office:value="50578200" calcext:value-type="float">
            <text:p>50578200</text:p>
          </table:table-cell>
          <table:table-cell office:value-type="float" office:value="50575900" calcext:value-type="float">
            <text:p>50575900</text:p>
          </table:table-cell>
          <table:table-cell office:value-type="float" office:value="50579800" calcext:value-type="float">
            <text:p>505798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8900" calcext:value-type="float">
            <text:p>50578900</text:p>
          </table:table-cell>
          <table:table-cell office:value-type="float" office:value="50578200" calcext:value-type="float">
            <text:p>50578200</text:p>
          </table:table-cell>
          <table:table-cell office:value-type="float" office:value="50573800" calcext:value-type="float">
            <text:p>50573800</text:p>
          </table:table-cell>
          <table:table-cell office:value-type="float" office:value="50579500" calcext:value-type="float">
            <text:p>50579500</text:p>
          </table:table-cell>
          <table:table-cell office:value-type="float" office:value="50578700" calcext:value-type="float">
            <text:p>50578700</text:p>
          </table:table-cell>
          <table:table-cell office:value-type="float" office:value="50575900" calcext:value-type="float">
            <text:p>50575900</text:p>
          </table:table-cell>
          <table:table-cell office:value-type="float" office:value="50577400" calcext:value-type="float">
            <text:p>50577400</text:p>
          </table:table-cell>
          <table:table-cell office:value-type="float" office:value="50579400" calcext:value-type="float">
            <text:p>505794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9900" calcext:value-type="float">
            <text:p>50579900</text:p>
          </table:table-cell>
          <table:table-cell office:value-type="float" office:value="50579400" calcext:value-type="float">
            <text:p>50579400</text:p>
          </table:table-cell>
          <table:table-cell office:value-type="float" office:value="50579600" calcext:value-type="float">
            <text:p>50579600</text:p>
          </table:table-cell>
          <table:table-cell table:number-columns-repeated="2" office:value-type="float" office:value="50579900" calcext:value-type="float">
            <text:p>50579900</text:p>
          </table:table-cell>
          <table:table-cell office:value-type="float" office:value="50579700" calcext:value-type="float">
            <text:p>50579700</text:p>
          </table:table-cell>
          <table:table-cell office:value-type="float" office:value="50577600" calcext:value-type="float">
            <text:p>50577600</text:p>
          </table:table-cell>
          <table:table-cell office:value-type="float" office:value="50579600" calcext:value-type="float">
            <text:p>50579600</text:p>
          </table:table-cell>
          <table:table-cell office:value-type="float" office:value="50577300" calcext:value-type="float">
            <text:p>505773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601600" calcext:value-type="float">
            <text:p>50601600</text:p>
          </table:table-cell>
          <table:table-cell office:value-type="float" office:value="50602800" calcext:value-type="float">
            <text:p>50602800</text:p>
          </table:table-cell>
          <table:table-cell office:value-type="float" office:value="50603400" calcext:value-type="float">
            <text:p>50603400</text:p>
          </table:table-cell>
          <table:table-cell table:number-columns-repeated="2" office:value-type="float" office:value="50603900" calcext:value-type="float">
            <text:p>50603900</text:p>
          </table:table-cell>
          <table:table-cell office:value-type="float" office:value="50598700" calcext:value-type="float">
            <text:p>50598700</text:p>
          </table:table-cell>
          <table:table-cell office:value-type="float" office:value="50603400" calcext:value-type="float">
            <text:p>50603400</text:p>
          </table:table-cell>
          <table:table-cell office:value-type="float" office:value="50604000" calcext:value-type="float">
            <text:p>50604000</text:p>
          </table:table-cell>
          <table:table-cell table:number-columns-repeated="2" office:value-type="float" office:value="50603800" calcext:value-type="float">
            <text:p>50603800</text:p>
          </table:table-cell>
          <table:table-cell office:value-type="float" office:value="50603300" calcext:value-type="float">
            <text:p>506033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1700" calcext:value-type="float">
            <text:p>50601700</text:p>
          </table:table-cell>
          <table:table-cell table:number-columns-repeated="3" office:value-type="float" office:value="50603800" calcext:value-type="float">
            <text:p>50603800</text:p>
          </table:table-cell>
          <table:table-cell office:value-type="float" office:value="50600900" calcext:value-type="float">
            <text:p>50600900</text:p>
          </table:table-cell>
          <table:table-cell office:value-type="float" office:value="50597500" calcext:value-type="float">
            <text:p>50597500</text:p>
          </table:table-cell>
          <table:table-cell office:value-type="float" office:value="50590700" calcext:value-type="float">
            <text:p>505907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595600" calcext:value-type="float">
            <text:p>505956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604600" calcext:value-type="float">
            <text:p>50604600</text:p>
          </table:table-cell>
          <table:table-cell office:value-type="float" office:value="50601000" calcext:value-type="float">
            <text:p>506010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602800" calcext:value-type="float">
            <text:p>506028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700" calcext:value-type="float">
            <text:p>50603700</text:p>
          </table:table-cell>
          <table:table-cell office:value-type="float" office:value="50592500" calcext:value-type="float">
            <text:p>50592500</text:p>
          </table:table-cell>
          <table:table-cell office:value-type="float" office:value="50602800" calcext:value-type="float">
            <text:p>50602800</text:p>
          </table:table-cell>
          <table:table-cell office:value-type="float" office:value="50603500" calcext:value-type="float">
            <text:p>506035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585700" calcext:value-type="float">
            <text:p>50585700</text:p>
          </table:table-cell>
          <table:table-cell table:number-columns-repeated="2" office:value-type="float" office:value="50604000" calcext:value-type="float">
            <text:p>50604000</text:p>
          </table:table-cell>
          <table:table-cell office:value-type="float" office:value="50601800" calcext:value-type="float">
            <text:p>50601800</text:p>
          </table:table-cell>
          <table:table-cell office:value-type="float" office:value="50602600" calcext:value-type="float">
            <text:p>50602600</text:p>
          </table:table-cell>
          <table:table-cell office:value-type="float" office:value="50590400" calcext:value-type="float">
            <text:p>50590400</text:p>
          </table:table-cell>
          <table:table-cell office:value-type="float" office:value="50603400" calcext:value-type="float">
            <text:p>506034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300" calcext:value-type="float">
            <text:p>50603300</text:p>
          </table:table-cell>
          <table:table-cell office:value-type="float" office:value="50604200" calcext:value-type="float">
            <text:p>50604200</text:p>
          </table:table-cell>
          <table:table-cell table:number-columns-repeated="3" office:value-type="float" office:value="50603800" calcext:value-type="float">
            <text:p>506038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604300" calcext:value-type="float">
            <text:p>50604300</text:p>
          </table:table-cell>
          <table:table-cell office:value-type="float" office:value="50604000" calcext:value-type="float">
            <text:p>50604000</text:p>
          </table:table-cell>
          <table:table-cell office:value-type="float" office:value="50604500" calcext:value-type="float">
            <text:p>50604500</text:p>
          </table:table-cell>
          <table:table-cell table:number-columns-repeated="2" office:value-type="float" office:value="50603800" calcext:value-type="float">
            <text:p>50603800</text:p>
          </table:table-cell>
          <table:table-cell office:value-type="float" office:value="50586700" calcext:value-type="float">
            <text:p>505867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601100" calcext:value-type="float">
            <text:p>50601100</text:p>
          </table:table-cell>
          <table:table-cell office:value-type="float" office:value="50602700" calcext:value-type="float">
            <text:p>50602700</text:p>
          </table:table-cell>
          <table:table-cell office:value-type="float" office:value="50603700" calcext:value-type="float">
            <text:p>506037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2800" calcext:value-type="float">
            <text:p>50602800</text:p>
          </table:table-cell>
          <table:table-cell table:number-columns-repeated="2" office:value-type="float" office:value="50603800" calcext:value-type="float">
            <text:p>50603800</text:p>
          </table:table-cell>
          <table:table-cell office:value-type="float" office:value="50603900" calcext:value-type="float">
            <text:p>50603900</text:p>
          </table:table-cell>
          <table:table-cell table:number-columns-repeated="2" office:value-type="float" office:value="50603800" calcext:value-type="float">
            <text:p>50603800</text:p>
          </table:table-cell>
          <table:table-cell office:value-type="float" office:value="50603700" calcext:value-type="float">
            <text:p>50603700</text:p>
          </table:table-cell>
          <table:table-cell table:number-columns-repeated="2" office:value-type="float" office:value="50603800" calcext:value-type="float">
            <text:p>50603800</text:p>
          </table:table-cell>
          <table:table-cell office:value-type="float" office:value="50602300" calcext:value-type="float">
            <text:p>506023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500" calcext:value-type="float">
            <text:p>506035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700" calcext:value-type="float">
            <text:p>50603700</text:p>
          </table:table-cell>
          <table:table-cell table:number-columns-repeated="2" office:value-type="float" office:value="50604200" calcext:value-type="float">
            <text:p>506042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591000" calcext:value-type="float">
            <text:p>505910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700" calcext:value-type="float">
            <text:p>50603700</text:p>
          </table:table-cell>
          <table:table-cell office:value-type="float" office:value="50601900" calcext:value-type="float">
            <text:p>50601900</text:p>
          </table:table-cell>
          <table:table-cell office:value-type="float" office:value="50591300" calcext:value-type="float">
            <text:p>50591300</text:p>
          </table:table-cell>
          <table:table-cell office:value-type="float" office:value="50603400" calcext:value-type="float">
            <text:p>50603400</text:p>
          </table:table-cell>
          <table:table-cell office:value-type="float" office:value="50603200" calcext:value-type="float">
            <text:p>506032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2500" calcext:value-type="float">
            <text:p>50602500</text:p>
          </table:table-cell>
          <table:table-cell office:value-type="float" office:value="50598700" calcext:value-type="float">
            <text:p>50598700</text:p>
          </table:table-cell>
          <table:table-cell office:value-type="float" office:value="50597800" calcext:value-type="float">
            <text:p>505978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500" calcext:value-type="float">
            <text:p>50603500</text:p>
          </table:table-cell>
          <table:table-cell table:number-columns-repeated="2" office:value-type="float" office:value="50603900" calcext:value-type="float">
            <text:p>506039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603000" calcext:value-type="float">
            <text:p>506030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400" calcext:value-type="float">
            <text:p>50603400</text:p>
          </table:table-cell>
          <table:table-cell office:value-type="float" office:value="50603200" calcext:value-type="float">
            <text:p>506032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593900" calcext:value-type="float">
            <text:p>50593900</text:p>
          </table:table-cell>
          <table:table-cell office:value-type="float" office:value="50600000" calcext:value-type="float">
            <text:p>50600000</text:p>
          </table:table-cell>
          <table:table-cell office:value-type="float" office:value="50603700" calcext:value-type="float">
            <text:p>50603700</text:p>
          </table:table-cell>
          <table:table-cell office:value-type="float" office:value="50595200" calcext:value-type="float">
            <text:p>50595200</text:p>
          </table:table-cell>
          <table:table-cell table:number-columns-repeated="3" office:value-type="float" office:value="50603900" calcext:value-type="float">
            <text:p>506039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3700" calcext:value-type="float">
            <text:p>50603700</text:p>
          </table:table-cell>
          <table:table-cell office:value-type="float" office:value="50605500" calcext:value-type="float">
            <text:p>506055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0500" calcext:value-type="float">
            <text:p>50600500</text:p>
          </table:table-cell>
          <table:table-cell office:value-type="float" office:value="50602800" calcext:value-type="float">
            <text:p>50602800</text:p>
          </table:table-cell>
          <table:table-cell office:value-type="float" office:value="50604100" calcext:value-type="float">
            <text:p>506041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3700" calcext:value-type="float">
            <text:p>50603700</text:p>
          </table:table-cell>
          <table:table-cell office:value-type="float" office:value="50594600" calcext:value-type="float">
            <text:p>50594600</text:p>
          </table:table-cell>
          <table:table-cell office:value-type="float" office:value="50603300" calcext:value-type="float">
            <text:p>506033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3100" calcext:value-type="float">
            <text:p>50603100</text:p>
          </table:table-cell>
          <table:table-cell office:value-type="float" office:value="50601300" calcext:value-type="float">
            <text:p>506013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583800" calcext:value-type="float">
            <text:p>505838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1200" calcext:value-type="float">
            <text:p>50601200</text:p>
          </table:table-cell>
          <table:table-cell office:value-type="float" office:value="50587000" calcext:value-type="float">
            <text:p>50587000</text:p>
          </table:table-cell>
          <table:table-cell office:value-type="float" office:value="50604400" calcext:value-type="float">
            <text:p>50604400</text:p>
          </table:table-cell>
          <table:table-cell office:value-type="float" office:value="50604100" calcext:value-type="float">
            <text:p>50604100</text:p>
          </table:table-cell>
          <table:table-cell office:value-type="float" office:value="50604000" calcext:value-type="float">
            <text:p>50604000</text:p>
          </table:table-cell>
          <table:table-cell office:value-type="float" office:value="50603200" calcext:value-type="float">
            <text:p>50603200</text:p>
          </table:table-cell>
          <table:table-cell office:value-type="float" office:value="50607600" calcext:value-type="float">
            <text:p>506076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4100" calcext:value-type="float">
            <text:p>50604100</text:p>
          </table:table-cell>
          <table:table-cell office:value-type="float" office:value="50603700" calcext:value-type="float">
            <text:p>506037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590900" calcext:value-type="float">
            <text:p>50590900</text:p>
          </table:table-cell>
          <table:table-cell office:value-type="float" office:value="50574100" calcext:value-type="float">
            <text:p>505741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4100" calcext:value-type="float">
            <text:p>506041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603200" calcext:value-type="float">
            <text:p>506032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4000" calcext:value-type="float">
            <text:p>50604000</text:p>
          </table:table-cell>
          <table:table-cell office:value-type="float" office:value="50601400" calcext:value-type="float">
            <text:p>506014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300" calcext:value-type="float">
            <text:p>50603300</text:p>
          </table:table-cell>
          <table:table-cell office:value-type="float" office:value="50595000" calcext:value-type="float">
            <text:p>50595000</text:p>
          </table:table-cell>
          <table:table-cell table:number-columns-repeated="2" office:value-type="float" office:value="50603900" calcext:value-type="float">
            <text:p>50603900</text:p>
          </table:table-cell>
          <table:table-cell office:value-type="float" office:value="50589300" calcext:value-type="float">
            <text:p>50589300</text:p>
          </table:table-cell>
          <table:table-cell table:number-columns-repeated="2" office:value-type="float" office:value="50603900" calcext:value-type="float">
            <text:p>50603900</text:p>
          </table:table-cell>
          <table:table-cell office:value-type="float" office:value="50597400" calcext:value-type="float">
            <text:p>505974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580300" calcext:value-type="float">
            <text:p>50580300</text:p>
          </table:table-cell>
          <table:table-cell office:value-type="float" office:value="50602300" calcext:value-type="float">
            <text:p>50602300</text:p>
          </table:table-cell>
          <table:table-cell office:value-type="float" office:value="50603300" calcext:value-type="float">
            <text:p>506033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100" calcext:value-type="float">
            <text:p>50603100</text:p>
          </table:table-cell>
          <table:table-cell office:value-type="float" office:value="50603700" calcext:value-type="float">
            <text:p>50603700</text:p>
          </table:table-cell>
          <table:table-cell office:value-type="float" office:value="50604600" calcext:value-type="float">
            <text:p>506046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1000" calcext:value-type="float">
            <text:p>50601000</text:p>
          </table:table-cell>
          <table:table-cell office:value-type="float" office:value="50601500" calcext:value-type="float">
            <text:p>506015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598800" calcext:value-type="float">
            <text:p>50598800</text:p>
          </table:table-cell>
          <table:table-cell office:value-type="float" office:value="50601200" calcext:value-type="float">
            <text:p>50601200</text:p>
          </table:table-cell>
          <table:table-cell office:value-type="float" office:value="50583000" calcext:value-type="float">
            <text:p>50583000</text:p>
          </table:table-cell>
          <table:table-cell office:value-type="float" office:value="50597400" calcext:value-type="float">
            <text:p>505974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602900" calcext:value-type="float">
            <text:p>50602900</text:p>
          </table:table-cell>
          <table:table-cell office:value-type="float" office:value="50597500" calcext:value-type="float">
            <text:p>505975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4200" calcext:value-type="float">
            <text:p>50604200</text:p>
          </table:table-cell>
          <table:table-cell office:value-type="float" office:value="50602600" calcext:value-type="float">
            <text:p>506026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602900" calcext:value-type="float">
            <text:p>50602900</text:p>
          </table:table-cell>
          <table:table-cell table:number-columns-repeated="2" office:value-type="float" office:value="50604100" calcext:value-type="float">
            <text:p>50604100</text:p>
          </table:table-cell>
          <table:table-cell office:value-type="float" office:value="50603000" calcext:value-type="float">
            <text:p>50603000</text:p>
          </table:table-cell>
          <table:table-cell office:value-type="float" office:value="50603300" calcext:value-type="float">
            <text:p>50603300</text:p>
          </table:table-cell>
          <table:table-cell office:value-type="float" office:value="50599500" calcext:value-type="float">
            <text:p>50599500</text:p>
          </table:table-cell>
          <table:table-cell office:value-type="float" office:value="50600200" calcext:value-type="float">
            <text:p>50600200</text:p>
          </table:table-cell>
          <table:table-cell office:value-type="float" office:value="50597900" calcext:value-type="float">
            <text:p>505979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600" calcext:value-type="float">
            <text:p>50603600</text:p>
          </table:table-cell>
          <table:table-cell office:value-type="float" office:value="50599500" calcext:value-type="float">
            <text:p>505995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596700" calcext:value-type="float">
            <text:p>50596700</text:p>
          </table:table-cell>
          <table:table-cell office:value-type="float" office:value="50603900" calcext:value-type="float">
            <text:p>50603900</text:p>
          </table:table-cell>
          <table:table-cell office:value-type="float" office:value="50603800" calcext:value-type="float">
            <text:p>50603800</text:p>
          </table:table-cell>
          <table:table-cell office:value-type="float" office:value="50595300" calcext:value-type="float">
            <text:p>50595300</text:p>
          </table:table-cell>
          <table:table-cell office:value-type="float" office:value="50601100" calcext:value-type="float">
            <text:p>50601100</text:p>
          </table:table-cell>
          <table:table-cell office:value-type="float" office:value="50601300" calcext:value-type="float">
            <text:p>50601300</text:p>
          </table:table-cell>
          <table:table-cell office:value-type="float" office:value="50624200" calcext:value-type="float">
            <text:p>506242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000" calcext:value-type="float">
            <text:p>506260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25300" calcext:value-type="float">
            <text:p>50625300</text:p>
          </table:table-cell>
          <table:table-cell office:value-type="float" office:value="50627200" calcext:value-type="float">
            <text:p>50627200</text:p>
          </table:table-cell>
          <table:table-cell office:value-type="float" office:value="50624200" calcext:value-type="float">
            <text:p>50624200</text:p>
          </table:table-cell>
          <table:table-cell office:value-type="float" office:value="50626600" calcext:value-type="float">
            <text:p>50626600</text:p>
          </table:table-cell>
          <table:table-cell table:number-columns-repeated="2" office:value-type="float" office:value="50626800" calcext:value-type="float">
            <text:p>50626800</text:p>
          </table:table-cell>
          <table:table-cell office:value-type="float" office:value="50625000" calcext:value-type="float">
            <text:p>50625000</text:p>
          </table:table-cell>
          <table:table-cell table:number-columns-repeated="2" office:value-type="float" office:value="50626600" calcext:value-type="float">
            <text:p>50626600</text:p>
          </table:table-cell>
          <table:table-cell office:value-type="float" office:value="50617900" calcext:value-type="float">
            <text:p>50617900</text:p>
          </table:table-cell>
          <table:table-cell office:value-type="float" office:value="50623700" calcext:value-type="float">
            <text:p>50623700</text:p>
          </table:table-cell>
          <table:table-cell office:value-type="float" office:value="50626400" calcext:value-type="float">
            <text:p>506264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26700" calcext:value-type="float">
            <text:p>50626700</text:p>
          </table:table-cell>
          <table:table-cell office:value-type="float" office:value="50626200" calcext:value-type="float">
            <text:p>506262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593500" calcext:value-type="float">
            <text:p>505935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3600" calcext:value-type="float">
            <text:p>506236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5400" calcext:value-type="float">
            <text:p>506254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700" calcext:value-type="float">
            <text:p>50626700</text:p>
          </table:table-cell>
          <table:table-cell office:value-type="float" office:value="50621400" calcext:value-type="float">
            <text:p>50621400</text:p>
          </table:table-cell>
          <table:table-cell office:value-type="float" office:value="50626800" calcext:value-type="float">
            <text:p>506268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26900" calcext:value-type="float">
            <text:p>50626900</text:p>
          </table:table-cell>
          <table:table-cell office:value-type="float" office:value="50625500" calcext:value-type="float">
            <text:p>50625500</text:p>
          </table:table-cell>
          <table:table-cell office:value-type="float" office:value="50598600" calcext:value-type="float">
            <text:p>50598600</text:p>
          </table:table-cell>
          <table:table-cell office:value-type="float" office:value="50625800" calcext:value-type="float">
            <text:p>50625800</text:p>
          </table:table-cell>
          <table:table-cell office:value-type="float" office:value="50626000" calcext:value-type="float">
            <text:p>50626000</text:p>
          </table:table-cell>
          <table:table-cell office:value-type="float" office:value="50625000" calcext:value-type="float">
            <text:p>50625000</text:p>
          </table:table-cell>
          <table:table-cell office:value-type="float" office:value="50620300" calcext:value-type="float">
            <text:p>50620300</text:p>
          </table:table-cell>
          <table:table-cell office:value-type="float" office:value="50627700" calcext:value-type="float">
            <text:p>50627700</text:p>
          </table:table-cell>
          <table:table-cell office:value-type="float" office:value="50627900" calcext:value-type="float">
            <text:p>50627900</text:p>
          </table:table-cell>
          <table:table-cell office:value-type="float" office:value="50625900" calcext:value-type="float">
            <text:p>506259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10100" calcext:value-type="float">
            <text:p>50610100</text:p>
          </table:table-cell>
          <table:table-cell office:value-type="float" office:value="50623500" calcext:value-type="float">
            <text:p>50623500</text:p>
          </table:table-cell>
          <table:table-cell office:value-type="float" office:value="50624700" calcext:value-type="float">
            <text:p>50624700</text:p>
          </table:table-cell>
          <table:table-cell office:value-type="float" office:value="50626400" calcext:value-type="float">
            <text:p>50626400</text:p>
          </table:table-cell>
          <table:table-cell office:value-type="float" office:value="50625800" calcext:value-type="float">
            <text:p>50625800</text:p>
          </table:table-cell>
          <table:table-cell office:value-type="float" office:value="50625500" calcext:value-type="float">
            <text:p>506255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800" calcext:value-type="float">
            <text:p>50626800</text:p>
          </table:table-cell>
          <table:table-cell office:value-type="float" office:value="50625000" calcext:value-type="float">
            <text:p>506250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18700" calcext:value-type="float">
            <text:p>50618700</text:p>
          </table:table-cell>
          <table:table-cell office:value-type="float" office:value="50625400" calcext:value-type="float">
            <text:p>50625400</text:p>
          </table:table-cell>
          <table:table-cell office:value-type="float" office:value="50623900" calcext:value-type="float">
            <text:p>50623900</text:p>
          </table:table-cell>
          <table:table-cell office:value-type="float" office:value="50625100" calcext:value-type="float">
            <text:p>50625100</text:p>
          </table:table-cell>
          <table:table-cell office:value-type="float" office:value="50597300" calcext:value-type="float">
            <text:p>50597300</text:p>
          </table:table-cell>
          <table:table-cell office:value-type="float" office:value="50618200" calcext:value-type="float">
            <text:p>50618200</text:p>
          </table:table-cell>
          <table:table-cell office:value-type="float" office:value="50627300" calcext:value-type="float">
            <text:p>506273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562800" calcext:value-type="float">
            <text:p>50562800</text:p>
          </table:table-cell>
          <table:table-cell office:value-type="float" office:value="50626200" calcext:value-type="float">
            <text:p>506262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4900" calcext:value-type="float">
            <text:p>50624900</text:p>
          </table:table-cell>
          <table:table-cell office:value-type="float" office:value="50625400" calcext:value-type="float">
            <text:p>50625400</text:p>
          </table:table-cell>
          <table:table-cell office:value-type="float" office:value="50626100" calcext:value-type="float">
            <text:p>506261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2000" calcext:value-type="float">
            <text:p>50622000</text:p>
          </table:table-cell>
          <table:table-cell office:value-type="float" office:value="50624400" calcext:value-type="float">
            <text:p>50624400</text:p>
          </table:table-cell>
          <table:table-cell office:value-type="float" office:value="50626500" calcext:value-type="float">
            <text:p>50626500</text:p>
          </table:table-cell>
          <table:table-cell table:number-columns-repeated="2" office:value-type="float" office:value="50626600" calcext:value-type="float">
            <text:p>50626600</text:p>
          </table:table-cell>
          <table:table-cell office:value-type="float" office:value="50626800" calcext:value-type="float">
            <text:p>506268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000" calcext:value-type="float">
            <text:p>50626000</text:p>
          </table:table-cell>
          <table:table-cell office:value-type="float" office:value="50626300" calcext:value-type="float">
            <text:p>506263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28200" calcext:value-type="float">
            <text:p>506282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700" calcext:value-type="float">
            <text:p>50626700</text:p>
          </table:table-cell>
          <table:table-cell office:value-type="float" office:value="50627700" calcext:value-type="float">
            <text:p>50627700</text:p>
          </table:table-cell>
          <table:table-cell office:value-type="float" office:value="50626800" calcext:value-type="float">
            <text:p>50626800</text:p>
          </table:table-cell>
          <table:table-cell office:value-type="float" office:value="50623400" calcext:value-type="float">
            <text:p>50623400</text:p>
          </table:table-cell>
          <table:table-cell office:value-type="float" office:value="50592500" calcext:value-type="float">
            <text:p>50592500</text:p>
          </table:table-cell>
          <table:table-cell office:value-type="float" office:value="50627100" calcext:value-type="float">
            <text:p>50627100</text:p>
          </table:table-cell>
          <table:table-cell office:value-type="float" office:value="50626400" calcext:value-type="float">
            <text:p>506264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21900" calcext:value-type="float">
            <text:p>506219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17200" calcext:value-type="float">
            <text:p>50617200</text:p>
          </table:table-cell>
          <table:table-cell office:value-type="float" office:value="50624600" calcext:value-type="float">
            <text:p>50624600</text:p>
          </table:table-cell>
          <table:table-cell office:value-type="float" office:value="50625700" calcext:value-type="float">
            <text:p>506257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37300" calcext:value-type="float">
            <text:p>50637300</text:p>
          </table:table-cell>
          <table:table-cell office:value-type="float" office:value="50622900" calcext:value-type="float">
            <text:p>50622900</text:p>
          </table:table-cell>
          <table:table-cell office:value-type="float" office:value="50626400" calcext:value-type="float">
            <text:p>50626400</text:p>
          </table:table-cell>
          <table:table-cell table:number-columns-repeated="2" office:value-type="float" office:value="50626600" calcext:value-type="float">
            <text:p>50626600</text:p>
          </table:table-cell>
          <table:table-cell office:value-type="float" office:value="50626300" calcext:value-type="float">
            <text:p>50626300</text:p>
          </table:table-cell>
          <table:table-cell office:value-type="float" office:value="50625900" calcext:value-type="float">
            <text:p>50625900</text:p>
          </table:table-cell>
          <table:table-cell office:value-type="float" office:value="50626700" calcext:value-type="float">
            <text:p>50626700</text:p>
          </table:table-cell>
          <table:table-cell office:value-type="float" office:value="50621600" calcext:value-type="float">
            <text:p>506216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590700" calcext:value-type="float">
            <text:p>50590700</text:p>
          </table:table-cell>
          <table:table-cell office:value-type="float" office:value="50626700" calcext:value-type="float">
            <text:p>506267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21200" calcext:value-type="float">
            <text:p>50621200</text:p>
          </table:table-cell>
          <table:table-cell office:value-type="float" office:value="50622700" calcext:value-type="float">
            <text:p>50622700</text:p>
          </table:table-cell>
          <table:table-cell table:number-columns-repeated="2" office:value-type="float" office:value="50623200" calcext:value-type="float">
            <text:p>50623200</text:p>
          </table:table-cell>
          <table:table-cell office:value-type="float" office:value="50611700" calcext:value-type="float">
            <text:p>50611700</text:p>
          </table:table-cell>
          <table:table-cell office:value-type="float" office:value="50626300" calcext:value-type="float">
            <text:p>50626300</text:p>
          </table:table-cell>
          <table:table-cell office:value-type="float" office:value="50626700" calcext:value-type="float">
            <text:p>506267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17800" calcext:value-type="float">
            <text:p>50617800</text:p>
          </table:table-cell>
          <table:table-cell table:number-columns-repeated="2" office:value-type="float" office:value="50626300" calcext:value-type="float">
            <text:p>50626300</text:p>
          </table:table-cell>
          <table:table-cell office:value-type="float" office:value="50622500" calcext:value-type="float">
            <text:p>506225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12600" calcext:value-type="float">
            <text:p>506126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4600" calcext:value-type="float">
            <text:p>50624600</text:p>
          </table:table-cell>
          <table:table-cell table:number-columns-repeated="3" office:value-type="float" office:value="50626600" calcext:value-type="float">
            <text:p>50626600</text:p>
          </table:table-cell>
          <table:table-cell office:value-type="float" office:value="50627100" calcext:value-type="float">
            <text:p>50627100</text:p>
          </table:table-cell>
          <table:table-cell office:value-type="float" office:value="50605600" calcext:value-type="float">
            <text:p>50605600</text:p>
          </table:table-cell>
          <table:table-cell office:value-type="float" office:value="50626300" calcext:value-type="float">
            <text:p>50626300</text:p>
          </table:table-cell>
          <table:table-cell office:value-type="float" office:value="50616800" calcext:value-type="float">
            <text:p>50616800</text:p>
          </table:table-cell>
          <table:table-cell office:value-type="float" office:value="50627100" calcext:value-type="float">
            <text:p>50627100</text:p>
          </table:table-cell>
          <table:table-cell office:value-type="float" office:value="50625400" calcext:value-type="float">
            <text:p>50625400</text:p>
          </table:table-cell>
          <table:table-cell office:value-type="float" office:value="50622900" calcext:value-type="float">
            <text:p>50622900</text:p>
          </table:table-cell>
          <table:table-cell office:value-type="float" office:value="50626900" calcext:value-type="float">
            <text:p>50626900</text:p>
          </table:table-cell>
          <table:table-cell office:value-type="float" office:value="50626700" calcext:value-type="float">
            <text:p>50626700</text:p>
          </table:table-cell>
          <table:table-cell office:value-type="float" office:value="50623200" calcext:value-type="float">
            <text:p>50623200</text:p>
          </table:table-cell>
          <table:table-cell office:value-type="float" office:value="50617400" calcext:value-type="float">
            <text:p>50617400</text:p>
          </table:table-cell>
          <table:table-cell office:value-type="float" office:value="50622800" calcext:value-type="float">
            <text:p>50622800</text:p>
          </table:table-cell>
          <table:table-cell office:value-type="float" office:value="50619100" calcext:value-type="float">
            <text:p>506191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13200" calcext:value-type="float">
            <text:p>506132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700" calcext:value-type="float">
            <text:p>50626700</text:p>
          </table:table-cell>
          <table:table-cell office:value-type="float" office:value="50628100" calcext:value-type="float">
            <text:p>506281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4400" calcext:value-type="float">
            <text:p>50624400</text:p>
          </table:table-cell>
          <table:table-cell office:value-type="float" office:value="50627500" calcext:value-type="float">
            <text:p>50627500</text:p>
          </table:table-cell>
          <table:table-cell office:value-type="float" office:value="50625800" calcext:value-type="float">
            <text:p>50625800</text:p>
          </table:table-cell>
          <table:table-cell office:value-type="float" office:value="50611500" calcext:value-type="float">
            <text:p>50611500</text:p>
          </table:table-cell>
          <table:table-cell office:value-type="float" office:value="50620400" calcext:value-type="float">
            <text:p>50620400</text:p>
          </table:table-cell>
          <table:table-cell office:value-type="float" office:value="50626700" calcext:value-type="float">
            <text:p>50626700</text:p>
          </table:table-cell>
          <table:table-cell office:value-type="float" office:value="50626000" calcext:value-type="float">
            <text:p>50626000</text:p>
          </table:table-cell>
          <table:table-cell office:value-type="float" office:value="50626100" calcext:value-type="float">
            <text:p>50626100</text:p>
          </table:table-cell>
          <table:table-cell office:value-type="float" office:value="50624600" calcext:value-type="float">
            <text:p>506246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576900" calcext:value-type="float">
            <text:p>50576900</text:p>
          </table:table-cell>
          <table:table-cell office:value-type="float" office:value="50626900" calcext:value-type="float">
            <text:p>506269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700" calcext:value-type="float">
            <text:p>50626700</text:p>
          </table:table-cell>
          <table:table-cell table:number-columns-repeated="2" office:value-type="float" office:value="50626500" calcext:value-type="float">
            <text:p>506265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400" calcext:value-type="float">
            <text:p>506264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07200" calcext:value-type="float">
            <text:p>50607200</text:p>
          </table:table-cell>
          <table:table-cell office:value-type="float" office:value="50626800" calcext:value-type="float">
            <text:p>50626800</text:p>
          </table:table-cell>
          <table:table-cell office:value-type="float" office:value="50626700" calcext:value-type="float">
            <text:p>50626700</text:p>
          </table:table-cell>
          <table:table-cell office:value-type="float" office:value="50626300" calcext:value-type="float">
            <text:p>50626300</text:p>
          </table:table-cell>
          <table:table-cell table:number-columns-repeated="2" office:value-type="float" office:value="50626600" calcext:value-type="float">
            <text:p>50626600</text:p>
          </table:table-cell>
          <table:table-cell office:value-type="float" office:value="50625500" calcext:value-type="float">
            <text:p>50625500</text:p>
          </table:table-cell>
          <table:table-cell office:value-type="float" office:value="50622400" calcext:value-type="float">
            <text:p>506224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6300" calcext:value-type="float">
            <text:p>50626300</text:p>
          </table:table-cell>
          <table:table-cell office:value-type="float" office:value="50622600" calcext:value-type="float">
            <text:p>50622600</text:p>
          </table:table-cell>
          <table:table-cell office:value-type="float" office:value="50627200" calcext:value-type="float">
            <text:p>50627200</text:p>
          </table:table-cell>
          <table:table-cell office:value-type="float" office:value="50626400" calcext:value-type="float">
            <text:p>50626400</text:p>
          </table:table-cell>
          <table:table-cell office:value-type="float" office:value="50626500" calcext:value-type="float">
            <text:p>50626500</text:p>
          </table:table-cell>
          <table:table-cell office:value-type="float" office:value="50626100" calcext:value-type="float">
            <text:p>506261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09200" calcext:value-type="float">
            <text:p>50609200</text:p>
          </table:table-cell>
          <table:table-cell office:value-type="float" office:value="50617900" calcext:value-type="float">
            <text:p>50617900</text:p>
          </table:table-cell>
          <table:table-cell office:value-type="float" office:value="50626400" calcext:value-type="float">
            <text:p>50626400</text:p>
          </table:table-cell>
          <table:table-cell office:value-type="float" office:value="50626700" calcext:value-type="float">
            <text:p>506267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21100" calcext:value-type="float">
            <text:p>50621100</text:p>
          </table:table-cell>
          <table:table-cell office:value-type="float" office:value="50620900" calcext:value-type="float">
            <text:p>50620900</text:p>
          </table:table-cell>
          <table:table-cell office:value-type="float" office:value="50602200" calcext:value-type="float">
            <text:p>50602200</text:p>
          </table:table-cell>
          <table:table-cell office:value-type="float" office:value="50626200" calcext:value-type="float">
            <text:p>50626200</text:p>
          </table:table-cell>
          <table:table-cell office:value-type="float" office:value="50626300" calcext:value-type="float">
            <text:p>50626300</text:p>
          </table:table-cell>
          <table:table-cell office:value-type="float" office:value="50623500" calcext:value-type="float">
            <text:p>50623500</text:p>
          </table:table-cell>
          <table:table-cell office:value-type="float" office:value="50620200" calcext:value-type="float">
            <text:p>50620200</text:p>
          </table:table-cell>
          <table:table-cell office:value-type="float" office:value="50616500" calcext:value-type="float">
            <text:p>50616500</text:p>
          </table:table-cell>
          <table:table-cell office:value-type="float" office:value="50624400" calcext:value-type="float">
            <text:p>50624400</text:p>
          </table:table-cell>
          <table:table-cell office:value-type="float" office:value="50626600" calcext:value-type="float">
            <text:p>50626600</text:p>
          </table:table-cell>
          <table:table-cell office:value-type="float" office:value="50650800" calcext:value-type="float">
            <text:p>506508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5 swaps</text:p>
          </table:table-cell>
          <table:table-cell office:value-type="float" office:value="50904600" calcext:value-type="float">
            <text:p>50904600</text:p>
          </table:table-cell>
          <table:table-cell office:value-type="float" office:value="50914100" calcext:value-type="float">
            <text:p>50914100</text:p>
          </table:table-cell>
          <table:table-cell office:value-type="float" office:value="50907600" calcext:value-type="float">
            <text:p>50907600</text:p>
          </table:table-cell>
          <table:table-cell office:value-type="float" office:value="50901900" calcext:value-type="float">
            <text:p>50901900</text:p>
          </table:table-cell>
          <table:table-cell office:value-type="float" office:value="50916800" calcext:value-type="float">
            <text:p>50916800</text:p>
          </table:table-cell>
          <table:table-cell office:value-type="float" office:value="50918500" calcext:value-type="float">
            <text:p>50918500</text:p>
          </table:table-cell>
          <table:table-cell office:value-type="float" office:value="50909500" calcext:value-type="float">
            <text:p>50909500</text:p>
          </table:table-cell>
          <table:table-cell office:value-type="float" office:value="50911600" calcext:value-type="float">
            <text:p>50911600</text:p>
          </table:table-cell>
          <table:table-cell office:value-type="float" office:value="50920300" calcext:value-type="float">
            <text:p>50920300</text:p>
          </table:table-cell>
          <table:table-cell office:value-type="float" office:value="50901700" calcext:value-type="float">
            <text:p>50901700</text:p>
          </table:table-cell>
          <table:table-cell office:value-type="float" office:value="50890000" calcext:value-type="float">
            <text:p>50890000</text:p>
          </table:table-cell>
          <table:table-cell office:value-type="float" office:value="50920600" calcext:value-type="float">
            <text:p>50920600</text:p>
          </table:table-cell>
          <table:table-cell office:value-type="float" office:value="50873200" calcext:value-type="float">
            <text:p>50873200</text:p>
          </table:table-cell>
          <table:table-cell office:value-type="float" office:value="50881400" calcext:value-type="float">
            <text:p>50881400</text:p>
          </table:table-cell>
          <table:table-cell office:value-type="float" office:value="50902900" calcext:value-type="float">
            <text:p>50902900</text:p>
          </table:table-cell>
          <table:table-cell office:value-type="float" office:value="50919000" calcext:value-type="float">
            <text:p>50919000</text:p>
          </table:table-cell>
          <table:table-cell office:value-type="float" office:value="50916000" calcext:value-type="float">
            <text:p>50916000</text:p>
          </table:table-cell>
          <table:table-cell office:value-type="float" office:value="50912400" calcext:value-type="float">
            <text:p>50912400</text:p>
          </table:table-cell>
          <table:table-cell office:value-type="float" office:value="50905000" calcext:value-type="float">
            <text:p>50905000</text:p>
          </table:table-cell>
          <table:table-cell office:value-type="float" office:value="50912800" calcext:value-type="float">
            <text:p>50912800</text:p>
          </table:table-cell>
          <table:table-cell office:value-type="float" office:value="50883500" calcext:value-type="float">
            <text:p>50883500</text:p>
          </table:table-cell>
          <table:table-cell office:value-type="float" office:value="50916200" calcext:value-type="float">
            <text:p>50916200</text:p>
          </table:table-cell>
          <table:table-cell office:value-type="float" office:value="50921000" calcext:value-type="float">
            <text:p>50921000</text:p>
          </table:table-cell>
          <table:table-cell office:value-type="float" office:value="50890300" calcext:value-type="float">
            <text:p>50890300</text:p>
          </table:table-cell>
          <table:table-cell office:value-type="float" office:value="50918800" calcext:value-type="float">
            <text:p>50918800</text:p>
          </table:table-cell>
          <table:table-cell office:value-type="float" office:value="50901700" calcext:value-type="float">
            <text:p>50901700</text:p>
          </table:table-cell>
          <table:table-cell office:value-type="float" office:value="50920000" calcext:value-type="float">
            <text:p>50920000</text:p>
          </table:table-cell>
          <table:table-cell office:value-type="float" office:value="50913000" calcext:value-type="float">
            <text:p>50913000</text:p>
          </table:table-cell>
          <table:table-cell office:value-type="float" office:value="50911900" calcext:value-type="float">
            <text:p>50911900</text:p>
          </table:table-cell>
          <table:table-cell office:value-type="float" office:value="50909200" calcext:value-type="float">
            <text:p>50909200</text:p>
          </table:table-cell>
          <table:table-cell office:value-type="float" office:value="50877400" calcext:value-type="float">
            <text:p>50877400</text:p>
          </table:table-cell>
          <table:table-cell office:value-type="float" office:value="50889400" calcext:value-type="float">
            <text:p>50889400</text:p>
          </table:table-cell>
          <table:table-cell office:value-type="float" office:value="50915900" calcext:value-type="float">
            <text:p>50915900</text:p>
          </table:table-cell>
          <table:table-cell office:value-type="float" office:value="50905500" calcext:value-type="float">
            <text:p>50905500</text:p>
          </table:table-cell>
          <table:table-cell office:value-type="float" office:value="50885300" calcext:value-type="float">
            <text:p>50885300</text:p>
          </table:table-cell>
          <table:table-cell office:value-type="float" office:value="50897600" calcext:value-type="float">
            <text:p>50897600</text:p>
          </table:table-cell>
          <table:table-cell office:value-type="float" office:value="50911700" calcext:value-type="float">
            <text:p>50911700</text:p>
          </table:table-cell>
          <table:table-cell office:value-type="float" office:value="50916400" calcext:value-type="float">
            <text:p>50916400</text:p>
          </table:table-cell>
          <table:table-cell office:value-type="float" office:value="50867700" calcext:value-type="float">
            <text:p>50867700</text:p>
          </table:table-cell>
          <table:table-cell office:value-type="float" office:value="50882600" calcext:value-type="float">
            <text:p>50882600</text:p>
          </table:table-cell>
          <table:table-cell office:value-type="float" office:value="50919800" calcext:value-type="float">
            <text:p>50919800</text:p>
          </table:table-cell>
          <table:table-cell office:value-type="float" office:value="50919500" calcext:value-type="float">
            <text:p>50919500</text:p>
          </table:table-cell>
          <table:table-cell office:value-type="float" office:value="50908600" calcext:value-type="float">
            <text:p>50908600</text:p>
          </table:table-cell>
          <table:table-cell office:value-type="float" office:value="50890700" calcext:value-type="float">
            <text:p>50890700</text:p>
          </table:table-cell>
          <table:table-cell office:value-type="float" office:value="50916000" calcext:value-type="float">
            <text:p>50916000</text:p>
          </table:table-cell>
          <table:table-cell office:value-type="float" office:value="50909000" calcext:value-type="float">
            <text:p>50909000</text:p>
          </table:table-cell>
          <table:table-cell office:value-type="float" office:value="50872500" calcext:value-type="float">
            <text:p>50872500</text:p>
          </table:table-cell>
          <table:table-cell office:value-type="float" office:value="50855600" calcext:value-type="float">
            <text:p>50855600</text:p>
          </table:table-cell>
          <table:table-cell office:value-type="float" office:value="50898300" calcext:value-type="float">
            <text:p>50898300</text:p>
          </table:table-cell>
          <table:table-cell office:value-type="float" office:value="50906100" calcext:value-type="float">
            <text:p>50906100</text:p>
          </table:table-cell>
          <table:table-cell office:value-type="float" office:value="50882000" calcext:value-type="float">
            <text:p>50882000</text:p>
          </table:table-cell>
          <table:table-cell office:value-type="float" office:value="50916400" calcext:value-type="float">
            <text:p>50916400</text:p>
          </table:table-cell>
          <table:table-cell office:value-type="float" office:value="50902000" calcext:value-type="float">
            <text:p>50902000</text:p>
          </table:table-cell>
          <table:table-cell office:value-type="float" office:value="50908500" calcext:value-type="float">
            <text:p>50908500</text:p>
          </table:table-cell>
          <table:table-cell office:value-type="float" office:value="50903100" calcext:value-type="float">
            <text:p>50903100</text:p>
          </table:table-cell>
          <table:table-cell office:value-type="float" office:value="50915600" calcext:value-type="float">
            <text:p>50915600</text:p>
          </table:table-cell>
          <table:table-cell office:value-type="float" office:value="50896700" calcext:value-type="float">
            <text:p>50896700</text:p>
          </table:table-cell>
          <table:table-cell office:value-type="float" office:value="50900200" calcext:value-type="float">
            <text:p>50900200</text:p>
          </table:table-cell>
          <table:table-cell table:number-columns-repeated="2" office:value-type="float" office:value="50918500" calcext:value-type="float">
            <text:p>50918500</text:p>
          </table:table-cell>
          <table:table-cell office:value-type="float" office:value="50917100" calcext:value-type="float">
            <text:p>50917100</text:p>
          </table:table-cell>
          <table:table-cell office:value-type="float" office:value="50913800" calcext:value-type="float">
            <text:p>50913800</text:p>
          </table:table-cell>
          <table:table-cell office:value-type="float" office:value="50910400" calcext:value-type="float">
            <text:p>50910400</text:p>
          </table:table-cell>
          <table:table-cell office:value-type="float" office:value="50916900" calcext:value-type="float">
            <text:p>50916900</text:p>
          </table:table-cell>
          <table:table-cell office:value-type="float" office:value="50921700" calcext:value-type="float">
            <text:p>50921700</text:p>
          </table:table-cell>
          <table:table-cell office:value-type="float" office:value="50908400" calcext:value-type="float">
            <text:p>50908400</text:p>
          </table:table-cell>
          <table:table-cell office:value-type="float" office:value="50905900" calcext:value-type="float">
            <text:p>50905900</text:p>
          </table:table-cell>
          <table:table-cell office:value-type="float" office:value="50914200" calcext:value-type="float">
            <text:p>50914200</text:p>
          </table:table-cell>
          <table:table-cell office:value-type="float" office:value="50915700" calcext:value-type="float">
            <text:p>50915700</text:p>
          </table:table-cell>
          <table:table-cell office:value-type="float" office:value="50912700" calcext:value-type="float">
            <text:p>50912700</text:p>
          </table:table-cell>
          <table:table-cell office:value-type="float" office:value="50910700" calcext:value-type="float">
            <text:p>50910700</text:p>
          </table:table-cell>
          <table:table-cell office:value-type="float" office:value="50901200" calcext:value-type="float">
            <text:p>50901200</text:p>
          </table:table-cell>
          <table:table-cell office:value-type="float" office:value="50917400" calcext:value-type="float">
            <text:p>50917400</text:p>
          </table:table-cell>
          <table:table-cell office:value-type="float" office:value="50921100" calcext:value-type="float">
            <text:p>50921100</text:p>
          </table:table-cell>
          <table:table-cell office:value-type="float" office:value="50912100" calcext:value-type="float">
            <text:p>50912100</text:p>
          </table:table-cell>
          <table:table-cell office:value-type="float" office:value="50919200" calcext:value-type="float">
            <text:p>50919200</text:p>
          </table:table-cell>
          <table:table-cell office:value-type="float" office:value="50919300" calcext:value-type="float">
            <text:p>50919300</text:p>
          </table:table-cell>
          <table:table-cell office:value-type="float" office:value="50855100" calcext:value-type="float">
            <text:p>50855100</text:p>
          </table:table-cell>
          <table:table-cell office:value-type="float" office:value="50920400" calcext:value-type="float">
            <text:p>50920400</text:p>
          </table:table-cell>
          <table:table-cell office:value-type="float" office:value="50910300" calcext:value-type="float">
            <text:p>50910300</text:p>
          </table:table-cell>
          <table:table-cell office:value-type="float" office:value="50899600" calcext:value-type="float">
            <text:p>50899600</text:p>
          </table:table-cell>
          <table:table-cell office:value-type="float" office:value="50917400" calcext:value-type="float">
            <text:p>50917400</text:p>
          </table:table-cell>
          <table:table-cell office:value-type="float" office:value="50922500" calcext:value-type="float">
            <text:p>50922500</text:p>
          </table:table-cell>
          <table:table-cell office:value-type="float" office:value="50921000" calcext:value-type="float">
            <text:p>50921000</text:p>
          </table:table-cell>
          <table:table-cell office:value-type="float" office:value="50920000" calcext:value-type="float">
            <text:p>50920000</text:p>
          </table:table-cell>
          <table:table-cell office:value-type="float" office:value="50890200" calcext:value-type="float">
            <text:p>50890200</text:p>
          </table:table-cell>
          <table:table-cell office:value-type="float" office:value="50916200" calcext:value-type="float">
            <text:p>50916200</text:p>
          </table:table-cell>
          <table:table-cell office:value-type="float" office:value="50911800" calcext:value-type="float">
            <text:p>50911800</text:p>
          </table:table-cell>
          <table:table-cell office:value-type="float" office:value="50912400" calcext:value-type="float">
            <text:p>50912400</text:p>
          </table:table-cell>
          <table:table-cell office:value-type="float" office:value="50918000" calcext:value-type="float">
            <text:p>50918000</text:p>
          </table:table-cell>
          <table:table-cell office:value-type="float" office:value="50907400" calcext:value-type="float">
            <text:p>50907400</text:p>
          </table:table-cell>
          <table:table-cell office:value-type="float" office:value="50914900" calcext:value-type="float">
            <text:p>50914900</text:p>
          </table:table-cell>
          <table:table-cell office:value-type="float" office:value="50897300" calcext:value-type="float">
            <text:p>50897300</text:p>
          </table:table-cell>
          <table:table-cell office:value-type="float" office:value="50897500" calcext:value-type="float">
            <text:p>50897500</text:p>
          </table:table-cell>
          <table:table-cell office:value-type="float" office:value="50863300" calcext:value-type="float">
            <text:p>50863300</text:p>
          </table:table-cell>
          <table:table-cell office:value-type="float" office:value="50910700" calcext:value-type="float">
            <text:p>50910700</text:p>
          </table:table-cell>
          <table:table-cell office:value-type="float" office:value="50916900" calcext:value-type="float">
            <text:p>50916900</text:p>
          </table:table-cell>
          <table:table-cell office:value-type="float" office:value="50918600" calcext:value-type="float">
            <text:p>50918600</text:p>
          </table:table-cell>
          <table:table-cell office:value-type="float" office:value="50904300" calcext:value-type="float">
            <text:p>50904300</text:p>
          </table:table-cell>
          <table:table-cell office:value-type="float" office:value="50920500" calcext:value-type="float">
            <text:p>50920500</text:p>
          </table:table-cell>
          <table:table-cell office:value-type="float" office:value="50907900" calcext:value-type="float">
            <text:p>50907900</text:p>
          </table:table-cell>
          <table:table-cell office:value-type="float" office:value="50917300" calcext:value-type="float">
            <text:p>50917300</text:p>
          </table:table-cell>
          <table:table-cell office:value-type="float" office:value="50915400" calcext:value-type="float">
            <text:p>50915400</text:p>
          </table:table-cell>
          <table:table-cell office:value-type="float" office:value="50920500" calcext:value-type="float">
            <text:p>50920500</text:p>
          </table:table-cell>
          <table:table-cell office:value-type="float" office:value="50913600" calcext:value-type="float">
            <text:p>50913600</text:p>
          </table:table-cell>
          <table:table-cell office:value-type="float" office:value="50917700" calcext:value-type="float">
            <text:p>50917700</text:p>
          </table:table-cell>
          <table:table-cell office:value-type="float" office:value="50917100" calcext:value-type="float">
            <text:p>50917100</text:p>
          </table:table-cell>
          <table:table-cell office:value-type="float" office:value="50900900" calcext:value-type="float">
            <text:p>50900900</text:p>
          </table:table-cell>
          <table:table-cell office:value-type="float" office:value="50920900" calcext:value-type="float">
            <text:p>50920900</text:p>
          </table:table-cell>
          <table:table-cell office:value-type="float" office:value="50895100" calcext:value-type="float">
            <text:p>50895100</text:p>
          </table:table-cell>
          <table:table-cell office:value-type="float" office:value="50887600" calcext:value-type="float">
            <text:p>50887600</text:p>
          </table:table-cell>
          <table:table-cell office:value-type="float" office:value="50905700" calcext:value-type="float">
            <text:p>50905700</text:p>
          </table:table-cell>
          <table:table-cell office:value-type="float" office:value="50905800" calcext:value-type="float">
            <text:p>50905800</text:p>
          </table:table-cell>
          <table:table-cell office:value-type="float" office:value="50917700" calcext:value-type="float">
            <text:p>50917700</text:p>
          </table:table-cell>
          <table:table-cell office:value-type="float" office:value="50919000" calcext:value-type="float">
            <text:p>50919000</text:p>
          </table:table-cell>
          <table:table-cell office:value-type="float" office:value="50915700" calcext:value-type="float">
            <text:p>50915700</text:p>
          </table:table-cell>
          <table:table-cell office:value-type="float" office:value="50921000" calcext:value-type="float">
            <text:p>50921000</text:p>
          </table:table-cell>
          <table:table-cell office:value-type="float" office:value="50889600" calcext:value-type="float">
            <text:p>50889600</text:p>
          </table:table-cell>
          <table:table-cell office:value-type="float" office:value="50908300" calcext:value-type="float">
            <text:p>50908300</text:p>
          </table:table-cell>
          <table:table-cell office:value-type="float" office:value="50917900" calcext:value-type="float">
            <text:p>50917900</text:p>
          </table:table-cell>
          <table:table-cell office:value-type="float" office:value="50895700" calcext:value-type="float">
            <text:p>50895700</text:p>
          </table:table-cell>
          <table:table-cell office:value-type="float" office:value="50906100" calcext:value-type="float">
            <text:p>50906100</text:p>
          </table:table-cell>
          <table:table-cell office:value-type="float" office:value="50920900" calcext:value-type="float">
            <text:p>50920900</text:p>
          </table:table-cell>
          <table:table-cell office:value-type="float" office:value="50916100" calcext:value-type="float">
            <text:p>50916100</text:p>
          </table:table-cell>
          <table:table-cell office:value-type="float" office:value="50908500" calcext:value-type="float">
            <text:p>50908500</text:p>
          </table:table-cell>
          <table:table-cell office:value-type="float" office:value="50923600" calcext:value-type="float">
            <text:p>50923600</text:p>
          </table:table-cell>
          <table:table-cell office:value-type="float" office:value="50920000" calcext:value-type="float">
            <text:p>50920000</text:p>
          </table:table-cell>
          <table:table-cell office:value-type="float" office:value="50917100" calcext:value-type="float">
            <text:p>50917100</text:p>
          </table:table-cell>
          <table:table-cell office:value-type="float" office:value="50915600" calcext:value-type="float">
            <text:p>50915600</text:p>
          </table:table-cell>
          <table:table-cell office:value-type="float" office:value="50913100" calcext:value-type="float">
            <text:p>50913100</text:p>
          </table:table-cell>
          <table:table-cell office:value-type="float" office:value="50909200" calcext:value-type="float">
            <text:p>50909200</text:p>
          </table:table-cell>
          <table:table-cell office:value-type="float" office:value="50920500" calcext:value-type="float">
            <text:p>50920500</text:p>
          </table:table-cell>
          <table:table-cell office:value-type="float" office:value="50912600" calcext:value-type="float">
            <text:p>50912600</text:p>
          </table:table-cell>
          <table:table-cell office:value-type="float" office:value="50917500" calcext:value-type="float">
            <text:p>50917500</text:p>
          </table:table-cell>
          <table:table-cell table:number-columns-repeated="2" office:value-type="float" office:value="50891200" calcext:value-type="float">
            <text:p>50891200</text:p>
          </table:table-cell>
          <table:table-cell office:value-type="float" office:value="50920200" calcext:value-type="float">
            <text:p>50920200</text:p>
          </table:table-cell>
          <table:table-cell office:value-type="float" office:value="50905500" calcext:value-type="float">
            <text:p>50905500</text:p>
          </table:table-cell>
          <table:table-cell office:value-type="float" office:value="50923100" calcext:value-type="float">
            <text:p>50923100</text:p>
          </table:table-cell>
          <table:table-cell office:value-type="float" office:value="50897200" calcext:value-type="float">
            <text:p>50897200</text:p>
          </table:table-cell>
          <table:table-cell office:value-type="float" office:value="50915100" calcext:value-type="float">
            <text:p>50915100</text:p>
          </table:table-cell>
          <table:table-cell office:value-type="float" office:value="50918900" calcext:value-type="float">
            <text:p>50918900</text:p>
          </table:table-cell>
          <table:table-cell office:value-type="float" office:value="50878000" calcext:value-type="float">
            <text:p>50878000</text:p>
          </table:table-cell>
          <table:table-cell office:value-type="float" office:value="50884900" calcext:value-type="float">
            <text:p>50884900</text:p>
          </table:table-cell>
          <table:table-cell office:value-type="float" office:value="50910400" calcext:value-type="float">
            <text:p>50910400</text:p>
          </table:table-cell>
          <table:table-cell office:value-type="float" office:value="50908300" calcext:value-type="float">
            <text:p>50908300</text:p>
          </table:table-cell>
          <table:table-cell office:value-type="float" office:value="50914900" calcext:value-type="float">
            <text:p>50914900</text:p>
          </table:table-cell>
          <table:table-cell office:value-type="float" office:value="50906100" calcext:value-type="float">
            <text:p>50906100</text:p>
          </table:table-cell>
          <table:table-cell office:value-type="float" office:value="50879800" calcext:value-type="float">
            <text:p>50879800</text:p>
          </table:table-cell>
          <table:table-cell office:value-type="float" office:value="50910400" calcext:value-type="float">
            <text:p>50910400</text:p>
          </table:table-cell>
          <table:table-cell office:value-type="float" office:value="50917400" calcext:value-type="float">
            <text:p>50917400</text:p>
          </table:table-cell>
          <table:table-cell office:value-type="float" office:value="50909200" calcext:value-type="float">
            <text:p>50909200</text:p>
          </table:table-cell>
          <table:table-cell office:value-type="float" office:value="50918700" calcext:value-type="float">
            <text:p>50918700</text:p>
          </table:table-cell>
          <table:table-cell office:value-type="float" office:value="50917400" calcext:value-type="float">
            <text:p>50917400</text:p>
          </table:table-cell>
          <table:table-cell office:value-type="float" office:value="50887800" calcext:value-type="float">
            <text:p>50887800</text:p>
          </table:table-cell>
          <table:table-cell office:value-type="float" office:value="50918000" calcext:value-type="float">
            <text:p>50918000</text:p>
          </table:table-cell>
          <table:table-cell office:value-type="float" office:value="50915800" calcext:value-type="float">
            <text:p>50915800</text:p>
          </table:table-cell>
          <table:table-cell office:value-type="float" office:value="50874700" calcext:value-type="float">
            <text:p>50874700</text:p>
          </table:table-cell>
          <table:table-cell office:value-type="float" office:value="50896900" calcext:value-type="float">
            <text:p>50896900</text:p>
          </table:table-cell>
          <table:table-cell office:value-type="float" office:value="50905800" calcext:value-type="float">
            <text:p>50905800</text:p>
          </table:table-cell>
          <table:table-cell office:value-type="float" office:value="50910800" calcext:value-type="float">
            <text:p>50910800</text:p>
          </table:table-cell>
          <table:table-cell office:value-type="float" office:value="50921700" calcext:value-type="float">
            <text:p>50921700</text:p>
          </table:table-cell>
          <table:table-cell office:value-type="float" office:value="50899900" calcext:value-type="float">
            <text:p>50899900</text:p>
          </table:table-cell>
          <table:table-cell office:value-type="float" office:value="50882500" calcext:value-type="float">
            <text:p>50882500</text:p>
          </table:table-cell>
          <table:table-cell office:value-type="float" office:value="50911000" calcext:value-type="float">
            <text:p>50911000</text:p>
          </table:table-cell>
          <table:table-cell office:value-type="float" office:value="50897200" calcext:value-type="float">
            <text:p>50897200</text:p>
          </table:table-cell>
          <table:table-cell office:value-type="float" office:value="50919700" calcext:value-type="float">
            <text:p>50919700</text:p>
          </table:table-cell>
          <table:table-cell office:value-type="float" office:value="50916700" calcext:value-type="float">
            <text:p>50916700</text:p>
          </table:table-cell>
          <table:table-cell office:value-type="float" office:value="50893500" calcext:value-type="float">
            <text:p>50893500</text:p>
          </table:table-cell>
          <table:table-cell office:value-type="float" office:value="50908700" calcext:value-type="float">
            <text:p>50908700</text:p>
          </table:table-cell>
          <table:table-cell office:value-type="float" office:value="50919400" calcext:value-type="float">
            <text:p>50919400</text:p>
          </table:table-cell>
          <table:table-cell office:value-type="float" office:value="50909000" calcext:value-type="float">
            <text:p>50909000</text:p>
          </table:table-cell>
          <table:table-cell office:value-type="float" office:value="50918100" calcext:value-type="float">
            <text:p>50918100</text:p>
          </table:table-cell>
          <table:table-cell office:value-type="float" office:value="50920400" calcext:value-type="float">
            <text:p>50920400</text:p>
          </table:table-cell>
          <table:table-cell office:value-type="float" office:value="50913500" calcext:value-type="float">
            <text:p>50913500</text:p>
          </table:table-cell>
          <table:table-cell office:value-type="float" office:value="50915100" calcext:value-type="float">
            <text:p>50915100</text:p>
          </table:table-cell>
          <table:table-cell office:value-type="float" office:value="50908100" calcext:value-type="float">
            <text:p>50908100</text:p>
          </table:table-cell>
          <table:table-cell office:value-type="float" office:value="50905200" calcext:value-type="float">
            <text:p>50905200</text:p>
          </table:table-cell>
          <table:table-cell office:value-type="float" office:value="50907000" calcext:value-type="float">
            <text:p>50907000</text:p>
          </table:table-cell>
          <table:table-cell office:value-type="float" office:value="50838600" calcext:value-type="float">
            <text:p>50838600</text:p>
          </table:table-cell>
          <table:table-cell office:value-type="float" office:value="50919300" calcext:value-type="float">
            <text:p>50919300</text:p>
          </table:table-cell>
          <table:table-cell office:value-type="float" office:value="50899700" calcext:value-type="float">
            <text:p>50899700</text:p>
          </table:table-cell>
          <table:table-cell office:value-type="float" office:value="50888900" calcext:value-type="float">
            <text:p>50888900</text:p>
          </table:table-cell>
          <table:table-cell office:value-type="float" office:value="50919500" calcext:value-type="float">
            <text:p>50919500</text:p>
          </table:table-cell>
          <table:table-cell office:value-type="float" office:value="50919400" calcext:value-type="float">
            <text:p>50919400</text:p>
          </table:table-cell>
          <table:table-cell office:value-type="float" office:value="50882000" calcext:value-type="float">
            <text:p>50882000</text:p>
          </table:table-cell>
          <table:table-cell office:value-type="float" office:value="50869300" calcext:value-type="float">
            <text:p>50869300</text:p>
          </table:table-cell>
          <table:table-cell office:value-type="float" office:value="50880700" calcext:value-type="float">
            <text:p>50880700</text:p>
          </table:table-cell>
          <table:table-cell office:value-type="float" office:value="50912800" calcext:value-type="float">
            <text:p>50912800</text:p>
          </table:table-cell>
          <table:table-cell office:value-type="float" office:value="50889900" calcext:value-type="float">
            <text:p>50889900</text:p>
          </table:table-cell>
          <table:table-cell office:value-type="float" office:value="50890000" calcext:value-type="float">
            <text:p>50890000</text:p>
          </table:table-cell>
          <table:table-cell office:value-type="float" office:value="50900100" calcext:value-type="float">
            <text:p>50900100</text:p>
          </table:table-cell>
          <table:table-cell office:value-type="float" office:value="50916500" calcext:value-type="float">
            <text:p>50916500</text:p>
          </table:table-cell>
          <table:table-cell office:value-type="float" office:value="50902100" calcext:value-type="float">
            <text:p>50902100</text:p>
          </table:table-cell>
          <table:table-cell office:value-type="float" office:value="50887700" calcext:value-type="float">
            <text:p>50887700</text:p>
          </table:table-cell>
          <table:table-cell office:value-type="float" office:value="50905300" calcext:value-type="float">
            <text:p>50905300</text:p>
          </table:table-cell>
          <table:table-cell office:value-type="float" office:value="50916400" calcext:value-type="float">
            <text:p>50916400</text:p>
          </table:table-cell>
          <table:table-cell office:value-type="float" office:value="50888800" calcext:value-type="float">
            <text:p>50888800</text:p>
          </table:table-cell>
          <table:table-cell office:value-type="float" office:value="50918100" calcext:value-type="float">
            <text:p>50918100</text:p>
          </table:table-cell>
          <table:table-cell office:value-type="float" office:value="50900700" calcext:value-type="float">
            <text:p>50900700</text:p>
          </table:table-cell>
          <table:table-cell office:value-type="float" office:value="50875100" calcext:value-type="float">
            <text:p>50875100</text:p>
          </table:table-cell>
          <table:table-cell office:value-type="float" office:value="50917200" calcext:value-type="float">
            <text:p>50917200</text:p>
          </table:table-cell>
          <table:table-cell office:value-type="float" office:value="50930800" calcext:value-type="float">
            <text:p>50930800</text:p>
          </table:table-cell>
          <table:table-cell office:value-type="float" office:value="50922800" calcext:value-type="float">
            <text:p>50922800</text:p>
          </table:table-cell>
          <table:table-cell office:value-type="float" office:value="50951000" calcext:value-type="float">
            <text:p>50951000</text:p>
          </table:table-cell>
          <table:table-cell office:value-type="float" office:value="50943500" calcext:value-type="float">
            <text:p>50943500</text:p>
          </table:table-cell>
          <table:table-cell office:value-type="float" office:value="50947900" calcext:value-type="float">
            <text:p>50947900</text:p>
          </table:table-cell>
          <table:table-cell office:value-type="float" office:value="50950600" calcext:value-type="float">
            <text:p>50950600</text:p>
          </table:table-cell>
          <table:table-cell office:value-type="float" office:value="50949500" calcext:value-type="float">
            <text:p>50949500</text:p>
          </table:table-cell>
          <table:table-cell office:value-type="float" office:value="50949700" calcext:value-type="float">
            <text:p>50949700</text:p>
          </table:table-cell>
          <table:table-cell office:value-type="float" office:value="50939700" calcext:value-type="float">
            <text:p>50939700</text:p>
          </table:table-cell>
          <table:table-cell office:value-type="float" office:value="50947400" calcext:value-type="float">
            <text:p>50947400</text:p>
          </table:table-cell>
          <table:table-cell office:value-type="float" office:value="50904000" calcext:value-type="float">
            <text:p>50904000</text:p>
          </table:table-cell>
          <table:table-cell office:value-type="float" office:value="50950500" calcext:value-type="float">
            <text:p>50950500</text:p>
          </table:table-cell>
          <table:table-cell office:value-type="float" office:value="50944700" calcext:value-type="float">
            <text:p>50944700</text:p>
          </table:table-cell>
          <table:table-cell office:value-type="float" office:value="50909100" calcext:value-type="float">
            <text:p>50909100</text:p>
          </table:table-cell>
          <table:table-cell office:value-type="float" office:value="50952500" calcext:value-type="float">
            <text:p>50952500</text:p>
          </table:table-cell>
          <table:table-cell office:value-type="float" office:value="50943700" calcext:value-type="float">
            <text:p>50943700</text:p>
          </table:table-cell>
          <table:table-cell office:value-type="float" office:value="50937200" calcext:value-type="float">
            <text:p>50937200</text:p>
          </table:table-cell>
          <table:table-cell office:value-type="float" office:value="50954000" calcext:value-type="float">
            <text:p>50954000</text:p>
          </table:table-cell>
          <table:table-cell office:value-type="float" office:value="50946900" calcext:value-type="float">
            <text:p>50946900</text:p>
          </table:table-cell>
          <table:table-cell office:value-type="float" office:value="50951200" calcext:value-type="float">
            <text:p>50951200</text:p>
          </table:table-cell>
          <table:table-cell office:value-type="float" office:value="50939600" calcext:value-type="float">
            <text:p>50939600</text:p>
          </table:table-cell>
          <table:table-cell office:value-type="float" office:value="50946800" calcext:value-type="float">
            <text:p>50946800</text:p>
          </table:table-cell>
          <table:table-cell office:value-type="float" office:value="50952400" calcext:value-type="float">
            <text:p>50952400</text:p>
          </table:table-cell>
          <table:table-cell office:value-type="float" office:value="50925500" calcext:value-type="float">
            <text:p>50925500</text:p>
          </table:table-cell>
          <table:table-cell office:value-type="float" office:value="50947600" calcext:value-type="float">
            <text:p>50947600</text:p>
          </table:table-cell>
          <table:table-cell office:value-type="float" office:value="50935700" calcext:value-type="float">
            <text:p>50935700</text:p>
          </table:table-cell>
          <table:table-cell office:value-type="float" office:value="50951900" calcext:value-type="float">
            <text:p>50951900</text:p>
          </table:table-cell>
          <table:table-cell office:value-type="float" office:value="50949300" calcext:value-type="float">
            <text:p>50949300</text:p>
          </table:table-cell>
          <table:table-cell office:value-type="float" office:value="50947800" calcext:value-type="float">
            <text:p>50947800</text:p>
          </table:table-cell>
          <table:table-cell office:value-type="float" office:value="50921200" calcext:value-type="float">
            <text:p>50921200</text:p>
          </table:table-cell>
          <table:table-cell office:value-type="float" office:value="50943300" calcext:value-type="float">
            <text:p>50943300</text:p>
          </table:table-cell>
          <table:table-cell office:value-type="float" office:value="50940900" calcext:value-type="float">
            <text:p>50940900</text:p>
          </table:table-cell>
          <table:table-cell office:value-type="float" office:value="50927400" calcext:value-type="float">
            <text:p>50927400</text:p>
          </table:table-cell>
          <table:table-cell office:value-type="float" office:value="50947000" calcext:value-type="float">
            <text:p>50947000</text:p>
          </table:table-cell>
          <table:table-cell office:value-type="float" office:value="50922300" calcext:value-type="float">
            <text:p>50922300</text:p>
          </table:table-cell>
          <table:table-cell office:value-type="float" office:value="50929500" calcext:value-type="float">
            <text:p>50929500</text:p>
          </table:table-cell>
          <table:table-cell office:value-type="float" office:value="50952800" calcext:value-type="float">
            <text:p>50952800</text:p>
          </table:table-cell>
          <table:table-cell office:value-type="float" office:value="50928100" calcext:value-type="float">
            <text:p>50928100</text:p>
          </table:table-cell>
          <table:table-cell office:value-type="float" office:value="50951500" calcext:value-type="float">
            <text:p>50951500</text:p>
          </table:table-cell>
          <table:table-cell office:value-type="float" office:value="50921200" calcext:value-type="float">
            <text:p>50921200</text:p>
          </table:table-cell>
          <table:table-cell office:value-type="float" office:value="50950300" calcext:value-type="float">
            <text:p>50950300</text:p>
          </table:table-cell>
          <table:table-cell office:value-type="float" office:value="50946200" calcext:value-type="float">
            <text:p>50946200</text:p>
          </table:table-cell>
          <table:table-cell office:value-type="float" office:value="50909000" calcext:value-type="float">
            <text:p>50909000</text:p>
          </table:table-cell>
          <table:table-cell office:value-type="float" office:value="50932900" calcext:value-type="float">
            <text:p>50932900</text:p>
          </table:table-cell>
          <table:table-cell office:value-type="float" office:value="50948200" calcext:value-type="float">
            <text:p>50948200</text:p>
          </table:table-cell>
          <table:table-cell office:value-type="float" office:value="50953200" calcext:value-type="float">
            <text:p>50953200</text:p>
          </table:table-cell>
          <table:table-cell office:value-type="float" office:value="50935600" calcext:value-type="float">
            <text:p>50935600</text:p>
          </table:table-cell>
          <table:table-cell office:value-type="float" office:value="50948500" calcext:value-type="float">
            <text:p>50948500</text:p>
          </table:table-cell>
          <table:table-cell office:value-type="float" office:value="50951900" calcext:value-type="float">
            <text:p>50951900</text:p>
          </table:table-cell>
          <table:table-cell office:value-type="float" office:value="50937900" calcext:value-type="float">
            <text:p>50937900</text:p>
          </table:table-cell>
          <table:table-cell office:value-type="float" office:value="50933900" calcext:value-type="float">
            <text:p>50933900</text:p>
          </table:table-cell>
          <table:table-cell office:value-type="float" office:value="50950500" calcext:value-type="float">
            <text:p>50950500</text:p>
          </table:table-cell>
          <table:table-cell office:value-type="float" office:value="50934000" calcext:value-type="float">
            <text:p>50934000</text:p>
          </table:table-cell>
          <table:table-cell office:value-type="float" office:value="50932200" calcext:value-type="float">
            <text:p>50932200</text:p>
          </table:table-cell>
          <table:table-cell office:value-type="float" office:value="50911600" calcext:value-type="float">
            <text:p>50911600</text:p>
          </table:table-cell>
          <table:table-cell office:value-type="float" office:value="50933300" calcext:value-type="float">
            <text:p>50933300</text:p>
          </table:table-cell>
          <table:table-cell office:value-type="float" office:value="50942400" calcext:value-type="float">
            <text:p>50942400</text:p>
          </table:table-cell>
          <table:table-cell office:value-type="float" office:value="50919000" calcext:value-type="float">
            <text:p>50919000</text:p>
          </table:table-cell>
          <table:table-cell office:value-type="float" office:value="50949700" calcext:value-type="float">
            <text:p>50949700</text:p>
          </table:table-cell>
          <table:table-cell office:value-type="float" office:value="50937100" calcext:value-type="float">
            <text:p>50937100</text:p>
          </table:table-cell>
          <table:table-cell office:value-type="float" office:value="50950900" calcext:value-type="float">
            <text:p>50950900</text:p>
          </table:table-cell>
          <table:table-cell office:value-type="float" office:value="50943200" calcext:value-type="float">
            <text:p>50943200</text:p>
          </table:table-cell>
          <table:table-cell office:value-type="float" office:value="50905600" calcext:value-type="float">
            <text:p>50905600</text:p>
          </table:table-cell>
          <table:table-cell office:value-type="float" office:value="50945100" calcext:value-type="float">
            <text:p>50945100</text:p>
          </table:table-cell>
          <table:table-cell office:value-type="float" office:value="50921100" calcext:value-type="float">
            <text:p>50921100</text:p>
          </table:table-cell>
          <table:table-cell office:value-type="float" office:value="50931900" calcext:value-type="float">
            <text:p>50931900</text:p>
          </table:table-cell>
          <table:table-cell office:value-type="float" office:value="50947800" calcext:value-type="float">
            <text:p>50947800</text:p>
          </table:table-cell>
          <table:table-cell office:value-type="float" office:value="50951600" calcext:value-type="float">
            <text:p>50951600</text:p>
          </table:table-cell>
          <table:table-cell table:number-columns-repeated="2" office:value-type="float" office:value="50947800" calcext:value-type="float">
            <text:p>50947800</text:p>
          </table:table-cell>
          <table:table-cell office:value-type="float" office:value="50945400" calcext:value-type="float">
            <text:p>50945400</text:p>
          </table:table-cell>
          <table:table-cell office:value-type="float" office:value="50939700" calcext:value-type="float">
            <text:p>50939700</text:p>
          </table:table-cell>
          <table:table-cell office:value-type="float" office:value="50932000" calcext:value-type="float">
            <text:p>50932000</text:p>
          </table:table-cell>
          <table:table-cell office:value-type="float" office:value="50942900" calcext:value-type="float">
            <text:p>50942900</text:p>
          </table:table-cell>
          <table:table-cell office:value-type="float" office:value="50952000" calcext:value-type="float">
            <text:p>50952000</text:p>
          </table:table-cell>
          <table:table-cell office:value-type="float" office:value="50927800" calcext:value-type="float">
            <text:p>50927800</text:p>
          </table:table-cell>
          <table:table-cell office:value-type="float" office:value="50931200" calcext:value-type="float">
            <text:p>50931200</text:p>
          </table:table-cell>
          <table:table-cell office:value-type="float" office:value="50944800" calcext:value-type="float">
            <text:p>50944800</text:p>
          </table:table-cell>
          <table:table-cell office:value-type="float" office:value="50951200" calcext:value-type="float">
            <text:p>50951200</text:p>
          </table:table-cell>
          <table:table-cell office:value-type="float" office:value="50936600" calcext:value-type="float">
            <text:p>50936600</text:p>
          </table:table-cell>
          <table:table-cell office:value-type="float" office:value="50950700" calcext:value-type="float">
            <text:p>50950700</text:p>
          </table:table-cell>
          <table:table-cell office:value-type="float" office:value="50947700" calcext:value-type="float">
            <text:p>50947700</text:p>
          </table:table-cell>
          <table:table-cell office:value-type="float" office:value="50924100" calcext:value-type="float">
            <text:p>50924100</text:p>
          </table:table-cell>
          <table:table-cell office:value-type="float" office:value="50933500" calcext:value-type="float">
            <text:p>50933500</text:p>
          </table:table-cell>
          <table:table-cell office:value-type="float" office:value="50949100" calcext:value-type="float">
            <text:p>50949100</text:p>
          </table:table-cell>
          <table:table-cell office:value-type="float" office:value="50945900" calcext:value-type="float">
            <text:p>50945900</text:p>
          </table:table-cell>
          <table:table-cell office:value-type="float" office:value="50939300" calcext:value-type="float">
            <text:p>50939300</text:p>
          </table:table-cell>
          <table:table-cell office:value-type="float" office:value="50938300" calcext:value-type="float">
            <text:p>50938300</text:p>
          </table:table-cell>
          <table:table-cell office:value-type="float" office:value="50940000" calcext:value-type="float">
            <text:p>50940000</text:p>
          </table:table-cell>
          <table:table-cell office:value-type="float" office:value="50894700" calcext:value-type="float">
            <text:p>50894700</text:p>
          </table:table-cell>
          <table:table-cell office:value-type="float" office:value="50945900" calcext:value-type="float">
            <text:p>50945900</text:p>
          </table:table-cell>
          <table:table-cell office:value-type="float" office:value="50902000" calcext:value-type="float">
            <text:p>50902000</text:p>
          </table:table-cell>
          <table:table-cell office:value-type="float" office:value="50943700" calcext:value-type="float">
            <text:p>50943700</text:p>
          </table:table-cell>
          <table:table-cell office:value-type="float" office:value="50937400" calcext:value-type="float">
            <text:p>50937400</text:p>
          </table:table-cell>
          <table:table-cell office:value-type="float" office:value="50934800" calcext:value-type="float">
            <text:p>50934800</text:p>
          </table:table-cell>
          <table:table-cell office:value-type="float" office:value="50915300" calcext:value-type="float">
            <text:p>50915300</text:p>
          </table:table-cell>
          <table:table-cell office:value-type="float" office:value="50923800" calcext:value-type="float">
            <text:p>50923800</text:p>
          </table:table-cell>
          <table:table-cell office:value-type="float" office:value="50951900" calcext:value-type="float">
            <text:p>50951900</text:p>
          </table:table-cell>
          <table:table-cell office:value-type="float" office:value="50908100" calcext:value-type="float">
            <text:p>50908100</text:p>
          </table:table-cell>
          <table:table-cell office:value-type="float" office:value="50947300" calcext:value-type="float">
            <text:p>50947300</text:p>
          </table:table-cell>
          <table:table-cell office:value-type="float" office:value="50952100" calcext:value-type="float">
            <text:p>50952100</text:p>
          </table:table-cell>
          <table:table-cell office:value-type="float" office:value="50938700" calcext:value-type="float">
            <text:p>50938700</text:p>
          </table:table-cell>
          <table:table-cell office:value-type="float" office:value="50942300" calcext:value-type="float">
            <text:p>50942300</text:p>
          </table:table-cell>
          <table:table-cell office:value-type="float" office:value="50939800" calcext:value-type="float">
            <text:p>50939800</text:p>
          </table:table-cell>
          <table:table-cell office:value-type="float" office:value="50942500" calcext:value-type="float">
            <text:p>50942500</text:p>
          </table:table-cell>
          <table:table-cell office:value-type="float" office:value="50937700" calcext:value-type="float">
            <text:p>50937700</text:p>
          </table:table-cell>
          <table:table-cell office:value-type="float" office:value="50924000" calcext:value-type="float">
            <text:p>50924000</text:p>
          </table:table-cell>
          <table:table-cell office:value-type="float" office:value="50951800" calcext:value-type="float">
            <text:p>50951800</text:p>
          </table:table-cell>
          <table:table-cell office:value-type="float" office:value="50930700" calcext:value-type="float">
            <text:p>50930700</text:p>
          </table:table-cell>
          <table:table-cell office:value-type="float" office:value="50919400" calcext:value-type="float">
            <text:p>50919400</text:p>
          </table:table-cell>
          <table:table-cell office:value-type="float" office:value="50942500" calcext:value-type="float">
            <text:p>50942500</text:p>
          </table:table-cell>
          <table:table-cell office:value-type="float" office:value="50942800" calcext:value-type="float">
            <text:p>50942800</text:p>
          </table:table-cell>
          <table:table-cell office:value-type="float" office:value="50936800" calcext:value-type="float">
            <text:p>50936800</text:p>
          </table:table-cell>
          <table:table-cell office:value-type="float" office:value="50951600" calcext:value-type="float">
            <text:p>50951600</text:p>
          </table:table-cell>
          <table:table-cell office:value-type="float" office:value="50949800" calcext:value-type="float">
            <text:p>50949800</text:p>
          </table:table-cell>
          <table:table-cell office:value-type="float" office:value="50948700" calcext:value-type="float">
            <text:p>50948700</text:p>
          </table:table-cell>
          <table:table-cell office:value-type="float" office:value="50954500" calcext:value-type="float">
            <text:p>50954500</text:p>
          </table:table-cell>
          <table:table-cell office:value-type="float" office:value="50928700" calcext:value-type="float">
            <text:p>50928700</text:p>
          </table:table-cell>
          <table:table-cell office:value-type="float" office:value="50949800" calcext:value-type="float">
            <text:p>50949800</text:p>
          </table:table-cell>
          <table:table-cell office:value-type="float" office:value="50934300" calcext:value-type="float">
            <text:p>50934300</text:p>
          </table:table-cell>
          <table:table-cell office:value-type="float" office:value="50935800" calcext:value-type="float">
            <text:p>50935800</text:p>
          </table:table-cell>
          <table:table-cell office:value-type="float" office:value="50920200" calcext:value-type="float">
            <text:p>50920200</text:p>
          </table:table-cell>
          <table:table-cell office:value-type="float" office:value="50953000" calcext:value-type="float">
            <text:p>50953000</text:p>
          </table:table-cell>
          <table:table-cell office:value-type="float" office:value="50951300" calcext:value-type="float">
            <text:p>50951300</text:p>
          </table:table-cell>
          <table:table-cell office:value-type="float" office:value="50946900" calcext:value-type="float">
            <text:p>50946900</text:p>
          </table:table-cell>
          <table:table-cell office:value-type="float" office:value="50916900" calcext:value-type="float">
            <text:p>50916900</text:p>
          </table:table-cell>
          <table:table-cell office:value-type="float" office:value="50941100" calcext:value-type="float">
            <text:p>50941100</text:p>
          </table:table-cell>
          <table:table-cell office:value-type="float" office:value="50941500" calcext:value-type="float">
            <text:p>50941500</text:p>
          </table:table-cell>
          <table:table-cell office:value-type="float" office:value="50941100" calcext:value-type="float">
            <text:p>50941100</text:p>
          </table:table-cell>
          <table:table-cell office:value-type="float" office:value="50910500" calcext:value-type="float">
            <text:p>50910500</text:p>
          </table:table-cell>
          <table:table-cell office:value-type="float" office:value="50954200" calcext:value-type="float">
            <text:p>50954200</text:p>
          </table:table-cell>
          <table:table-cell office:value-type="float" office:value="50949800" calcext:value-type="float">
            <text:p>50949800</text:p>
          </table:table-cell>
          <table:table-cell office:value-type="float" office:value="50952800" calcext:value-type="float">
            <text:p>50952800</text:p>
          </table:table-cell>
          <table:table-cell office:value-type="float" office:value="50949600" calcext:value-type="float">
            <text:p>50949600</text:p>
          </table:table-cell>
          <table:table-cell office:value-type="float" office:value="50944900" calcext:value-type="float">
            <text:p>50944900</text:p>
          </table:table-cell>
          <table:table-cell office:value-type="float" office:value="50947100" calcext:value-type="float">
            <text:p>50947100</text:p>
          </table:table-cell>
          <table:table-cell office:value-type="float" office:value="50939800" calcext:value-type="float">
            <text:p>50939800</text:p>
          </table:table-cell>
          <table:table-cell office:value-type="float" office:value="50943900" calcext:value-type="float">
            <text:p>50943900</text:p>
          </table:table-cell>
          <table:table-cell office:value-type="float" office:value="50952100" calcext:value-type="float">
            <text:p>50952100</text:p>
          </table:table-cell>
          <table:table-cell office:value-type="float" office:value="50943500" calcext:value-type="float">
            <text:p>50943500</text:p>
          </table:table-cell>
          <table:table-cell office:value-type="float" office:value="50951100" calcext:value-type="float">
            <text:p>50951100</text:p>
          </table:table-cell>
          <table:table-cell office:value-type="float" office:value="50952900" calcext:value-type="float">
            <text:p>50952900</text:p>
          </table:table-cell>
          <table:table-cell office:value-type="float" office:value="50925900" calcext:value-type="float">
            <text:p>50925900</text:p>
          </table:table-cell>
          <table:table-cell office:value-type="float" office:value="50939600" calcext:value-type="float">
            <text:p>50939600</text:p>
          </table:table-cell>
          <table:table-cell office:value-type="float" office:value="50939000" calcext:value-type="float">
            <text:p>50939000</text:p>
          </table:table-cell>
          <table:table-cell office:value-type="float" office:value="50938300" calcext:value-type="float">
            <text:p>50938300</text:p>
          </table:table-cell>
          <table:table-cell office:value-type="float" office:value="50950500" calcext:value-type="float">
            <text:p>50950500</text:p>
          </table:table-cell>
          <table:table-cell office:value-type="float" office:value="50949500" calcext:value-type="float">
            <text:p>50949500</text:p>
          </table:table-cell>
          <table:table-cell office:value-type="float" office:value="50947000" calcext:value-type="float">
            <text:p>50947000</text:p>
          </table:table-cell>
          <table:table-cell office:value-type="float" office:value="50947800" calcext:value-type="float">
            <text:p>50947800</text:p>
          </table:table-cell>
          <table:table-cell office:value-type="float" office:value="50952000" calcext:value-type="float">
            <text:p>50952000</text:p>
          </table:table-cell>
          <table:table-cell office:value-type="float" office:value="50942900" calcext:value-type="float">
            <text:p>50942900</text:p>
          </table:table-cell>
          <table:table-cell office:value-type="float" office:value="50951000" calcext:value-type="float">
            <text:p>50951000</text:p>
          </table:table-cell>
          <table:table-cell office:value-type="float" office:value="50952600" calcext:value-type="float">
            <text:p>50952600</text:p>
          </table:table-cell>
          <table:table-cell office:value-type="float" office:value="50948300" calcext:value-type="float">
            <text:p>50948300</text:p>
          </table:table-cell>
          <table:table-cell office:value-type="float" office:value="50948800" calcext:value-type="float">
            <text:p>50948800</text:p>
          </table:table-cell>
          <table:table-cell office:value-type="float" office:value="50935500" calcext:value-type="float">
            <text:p>50935500</text:p>
          </table:table-cell>
          <table:table-cell office:value-type="float" office:value="50932600" calcext:value-type="float">
            <text:p>50932600</text:p>
          </table:table-cell>
          <table:table-cell office:value-type="float" office:value="50941100" calcext:value-type="float">
            <text:p>50941100</text:p>
          </table:table-cell>
          <table:table-cell office:value-type="float" office:value="50945400" calcext:value-type="float">
            <text:p>50945400</text:p>
          </table:table-cell>
          <table:table-cell office:value-type="float" office:value="50927600" calcext:value-type="float">
            <text:p>50927600</text:p>
          </table:table-cell>
          <table:table-cell office:value-type="float" office:value="50948200" calcext:value-type="float">
            <text:p>50948200</text:p>
          </table:table-cell>
          <table:table-cell office:value-type="float" office:value="50938300" calcext:value-type="float">
            <text:p>50938300</text:p>
          </table:table-cell>
          <table:table-cell office:value-type="float" office:value="50925700" calcext:value-type="float">
            <text:p>50925700</text:p>
          </table:table-cell>
          <table:table-cell office:value-type="float" office:value="50929200" calcext:value-type="float">
            <text:p>50929200</text:p>
          </table:table-cell>
          <table:table-cell office:value-type="float" office:value="50939800" calcext:value-type="float">
            <text:p>50939800</text:p>
          </table:table-cell>
          <table:table-cell office:value-type="float" office:value="50926100" calcext:value-type="float">
            <text:p>50926100</text:p>
          </table:table-cell>
          <table:table-cell office:value-type="float" office:value="50929300" calcext:value-type="float">
            <text:p>50929300</text:p>
          </table:table-cell>
          <table:table-cell office:value-type="float" office:value="50944400" calcext:value-type="float">
            <text:p>50944400</text:p>
          </table:table-cell>
          <table:table-cell office:value-type="float" office:value="50952100" calcext:value-type="float">
            <text:p>50952100</text:p>
          </table:table-cell>
          <table:table-cell office:value-type="float" office:value="50949100" calcext:value-type="float">
            <text:p>50949100</text:p>
          </table:table-cell>
          <table:table-cell office:value-type="float" office:value="50925700" calcext:value-type="float">
            <text:p>50925700</text:p>
          </table:table-cell>
          <table:table-cell office:value-type="float" office:value="50947000" calcext:value-type="float">
            <text:p>50947000</text:p>
          </table:table-cell>
          <table:table-cell office:value-type="float" office:value="50950700" calcext:value-type="float">
            <text:p>50950700</text:p>
          </table:table-cell>
          <table:table-cell office:value-type="float" office:value="50936600" calcext:value-type="float">
            <text:p>50936600</text:p>
          </table:table-cell>
          <table:table-cell office:value-type="float" office:value="50944900" calcext:value-type="float">
            <text:p>50944900</text:p>
          </table:table-cell>
          <table:table-cell office:value-type="float" office:value="50927700" calcext:value-type="float">
            <text:p>50927700</text:p>
          </table:table-cell>
          <table:table-cell office:value-type="float" office:value="50919300" calcext:value-type="float">
            <text:p>50919300</text:p>
          </table:table-cell>
          <table:table-cell office:value-type="float" office:value="50913300" calcext:value-type="float">
            <text:p>50913300</text:p>
          </table:table-cell>
          <table:table-cell office:value-type="float" office:value="50952800" calcext:value-type="float">
            <text:p>50952800</text:p>
          </table:table-cell>
          <table:table-cell office:value-type="float" office:value="50946100" calcext:value-type="float">
            <text:p>50946100</text:p>
          </table:table-cell>
          <table:table-cell office:value-type="float" office:value="50950600" calcext:value-type="float">
            <text:p>50950600</text:p>
          </table:table-cell>
          <table:table-cell office:value-type="float" office:value="50942500" calcext:value-type="float">
            <text:p>50942500</text:p>
          </table:table-cell>
          <table:table-cell office:value-type="float" office:value="50941800" calcext:value-type="float">
            <text:p>50941800</text:p>
          </table:table-cell>
          <table:table-cell office:value-type="float" office:value="50949000" calcext:value-type="float">
            <text:p>50949000</text:p>
          </table:table-cell>
          <table:table-cell office:value-type="float" office:value="50947200" calcext:value-type="float">
            <text:p>50947200</text:p>
          </table:table-cell>
          <table:table-cell office:value-type="float" office:value="50935600" calcext:value-type="float">
            <text:p>50935600</text:p>
          </table:table-cell>
          <table:table-cell office:value-type="float" office:value="50912500" calcext:value-type="float">
            <text:p>50912500</text:p>
          </table:table-cell>
          <table:table-cell office:value-type="float" office:value="50929600" calcext:value-type="float">
            <text:p>50929600</text:p>
          </table:table-cell>
          <table:table-cell office:value-type="float" office:value="50936300" calcext:value-type="float">
            <text:p>50936300</text:p>
          </table:table-cell>
          <table:table-cell office:value-type="float" office:value="50947200" calcext:value-type="float">
            <text:p>50947200</text:p>
          </table:table-cell>
          <table:table-cell office:value-type="float" office:value="50948500" calcext:value-type="float">
            <text:p>50948500</text:p>
          </table:table-cell>
          <table:table-cell office:value-type="float" office:value="50935400" calcext:value-type="float">
            <text:p>50935400</text:p>
          </table:table-cell>
          <table:table-cell office:value-type="float" office:value="50941300" calcext:value-type="float">
            <text:p>50941300</text:p>
          </table:table-cell>
          <table:table-cell office:value-type="float" office:value="50938400" calcext:value-type="float">
            <text:p>50938400</text:p>
          </table:table-cell>
          <table:table-cell office:value-type="float" office:value="50951500" calcext:value-type="float">
            <text:p>50951500</text:p>
          </table:table-cell>
          <table:table-cell office:value-type="float" office:value="50947600" calcext:value-type="float">
            <text:p>50947600</text:p>
          </table:table-cell>
          <table:table-cell office:value-type="float" office:value="50944300" calcext:value-type="float">
            <text:p>50944300</text:p>
          </table:table-cell>
          <table:table-cell office:value-type="float" office:value="50942500" calcext:value-type="float">
            <text:p>50942500</text:p>
          </table:table-cell>
          <table:table-cell office:value-type="float" office:value="50910900" calcext:value-type="float">
            <text:p>50910900</text:p>
          </table:table-cell>
          <table:table-cell office:value-type="float" office:value="50925300" calcext:value-type="float">
            <text:p>50925300</text:p>
          </table:table-cell>
          <table:table-cell office:value-type="float" office:value="50973600" calcext:value-type="float">
            <text:p>50973600</text:p>
          </table:table-cell>
          <table:table-cell office:value-type="float" office:value="50978100" calcext:value-type="float">
            <text:p>50978100</text:p>
          </table:table-cell>
          <table:table-cell office:value-type="float" office:value="50968800" calcext:value-type="float">
            <text:p>50968800</text:p>
          </table:table-cell>
          <table:table-cell office:value-type="float" office:value="50904800" calcext:value-type="float">
            <text:p>50904800</text:p>
          </table:table-cell>
          <table:table-cell office:value-type="float" office:value="50980600" calcext:value-type="float">
            <text:p>50980600</text:p>
          </table:table-cell>
          <table:table-cell office:value-type="float" office:value="50979200" calcext:value-type="float">
            <text:p>50979200</text:p>
          </table:table-cell>
          <table:table-cell office:value-type="float" office:value="50948600" calcext:value-type="float">
            <text:p>50948600</text:p>
          </table:table-cell>
          <table:table-cell office:value-type="float" office:value="50977800" calcext:value-type="float">
            <text:p>50977800</text:p>
          </table:table-cell>
          <table:table-cell office:value-type="float" office:value="50958900" calcext:value-type="float">
            <text:p>50958900</text:p>
          </table:table-cell>
          <table:table-cell office:value-type="float" office:value="50947000" calcext:value-type="float">
            <text:p>50947000</text:p>
          </table:table-cell>
          <table:table-cell office:value-type="float" office:value="50979900" calcext:value-type="float">
            <text:p>50979900</text:p>
          </table:table-cell>
          <table:table-cell office:value-type="float" office:value="50977900" calcext:value-type="float">
            <text:p>50977900</text:p>
          </table:table-cell>
          <table:table-cell office:value-type="float" office:value="50977100" calcext:value-type="float">
            <text:p>50977100</text:p>
          </table:table-cell>
          <table:table-cell office:value-type="float" office:value="50946600" calcext:value-type="float">
            <text:p>50946600</text:p>
          </table:table-cell>
          <table:table-cell office:value-type="float" office:value="50960500" calcext:value-type="float">
            <text:p>50960500</text:p>
          </table:table-cell>
          <table:table-cell office:value-type="float" office:value="50965100" calcext:value-type="float">
            <text:p>50965100</text:p>
          </table:table-cell>
          <table:table-cell office:value-type="float" office:value="50979300" calcext:value-type="float">
            <text:p>50979300</text:p>
          </table:table-cell>
          <table:table-cell office:value-type="float" office:value="50977800" calcext:value-type="float">
            <text:p>50977800</text:p>
          </table:table-cell>
          <table:table-cell office:value-type="float" office:value="50949200" calcext:value-type="float">
            <text:p>50949200</text:p>
          </table:table-cell>
          <table:table-cell office:value-type="float" office:value="50976000" calcext:value-type="float">
            <text:p>50976000</text:p>
          </table:table-cell>
          <table:table-cell office:value-type="float" office:value="50958700" calcext:value-type="float">
            <text:p>50958700</text:p>
          </table:table-cell>
          <table:table-cell office:value-type="float" office:value="50980100" calcext:value-type="float">
            <text:p>50980100</text:p>
          </table:table-cell>
          <table:table-cell office:value-type="float" office:value="50980200" calcext:value-type="float">
            <text:p>50980200</text:p>
          </table:table-cell>
          <table:table-cell office:value-type="float" office:value="50952300" calcext:value-type="float">
            <text:p>50952300</text:p>
          </table:table-cell>
          <table:table-cell office:value-type="float" office:value="50970800" calcext:value-type="float">
            <text:p>50970800</text:p>
          </table:table-cell>
          <table:table-cell office:value-type="float" office:value="50969100" calcext:value-type="float">
            <text:p>50969100</text:p>
          </table:table-cell>
          <table:table-cell office:value-type="float" office:value="50977700" calcext:value-type="float">
            <text:p>50977700</text:p>
          </table:table-cell>
          <table:table-cell office:value-type="float" office:value="50979300" calcext:value-type="float">
            <text:p>50979300</text:p>
          </table:table-cell>
          <table:table-cell office:value-type="float" office:value="50974600" calcext:value-type="float">
            <text:p>50974600</text:p>
          </table:table-cell>
          <table:table-cell office:value-type="float" office:value="50931300" calcext:value-type="float">
            <text:p>50931300</text:p>
          </table:table-cell>
          <table:table-cell office:value-type="float" office:value="50978300" calcext:value-type="float">
            <text:p>50978300</text:p>
          </table:table-cell>
          <table:table-cell office:value-type="float" office:value="50980000" calcext:value-type="float">
            <text:p>50980000</text:p>
          </table:table-cell>
          <table:table-cell office:value-type="float" office:value="50977100" calcext:value-type="float">
            <text:p>50977100</text:p>
          </table:table-cell>
          <table:table-cell office:value-type="float" office:value="50973900" calcext:value-type="float">
            <text:p>50973900</text:p>
          </table:table-cell>
          <table:table-cell office:value-type="float" office:value="50974000" calcext:value-type="float">
            <text:p>50974000</text:p>
          </table:table-cell>
          <table:table-cell office:value-type="float" office:value="50949200" calcext:value-type="float">
            <text:p>50949200</text:p>
          </table:table-cell>
          <table:table-cell office:value-type="float" office:value="50944800" calcext:value-type="float">
            <text:p>50944800</text:p>
          </table:table-cell>
          <table:table-cell office:value-type="float" office:value="50969600" calcext:value-type="float">
            <text:p>50969600</text:p>
          </table:table-cell>
          <table:table-cell office:value-type="float" office:value="50960100" calcext:value-type="float">
            <text:p>50960100</text:p>
          </table:table-cell>
          <table:table-cell office:value-type="float" office:value="50957700" calcext:value-type="float">
            <text:p>50957700</text:p>
          </table:table-cell>
          <table:table-cell office:value-type="float" office:value="50976900" calcext:value-type="float">
            <text:p>50976900</text:p>
          </table:table-cell>
          <table:table-cell office:value-type="float" office:value="50971200" calcext:value-type="float">
            <text:p>50971200</text:p>
          </table:table-cell>
          <table:table-cell office:value-type="float" office:value="50973300" calcext:value-type="float">
            <text:p>50973300</text:p>
          </table:table-cell>
          <table:table-cell office:value-type="float" office:value="50963700" calcext:value-type="float">
            <text:p>50963700</text:p>
          </table:table-cell>
          <table:table-cell office:value-type="float" office:value="50976900" calcext:value-type="float">
            <text:p>50976900</text:p>
          </table:table-cell>
          <table:table-cell office:value-type="float" office:value="50966200" calcext:value-type="float">
            <text:p>50966200</text:p>
          </table:table-cell>
          <table:table-cell office:value-type="float" office:value="50957700" calcext:value-type="float">
            <text:p>50957700</text:p>
          </table:table-cell>
          <table:table-cell office:value-type="float" office:value="50967900" calcext:value-type="float">
            <text:p>50967900</text:p>
          </table:table-cell>
          <table:table-cell office:value-type="float" office:value="50961900" calcext:value-type="float">
            <text:p>50961900</text:p>
          </table:table-cell>
          <table:table-cell office:value-type="float" office:value="50979700" calcext:value-type="float">
            <text:p>50979700</text:p>
          </table:table-cell>
          <table:table-cell office:value-type="float" office:value="50951100" calcext:value-type="float">
            <text:p>50951100</text:p>
          </table:table-cell>
          <table:table-cell office:value-type="float" office:value="50968000" calcext:value-type="float">
            <text:p>50968000</text:p>
          </table:table-cell>
          <table:table-cell office:value-type="float" office:value="50968700" calcext:value-type="float">
            <text:p>50968700</text:p>
          </table:table-cell>
          <table:table-cell office:value-type="float" office:value="50977900" calcext:value-type="float">
            <text:p>50977900</text:p>
          </table:table-cell>
          <table:table-cell office:value-type="float" office:value="50972900" calcext:value-type="float">
            <text:p>50972900</text:p>
          </table:table-cell>
          <table:table-cell office:value-type="float" office:value="50963900" calcext:value-type="float">
            <text:p>50963900</text:p>
          </table:table-cell>
          <table:table-cell office:value-type="float" office:value="50970500" calcext:value-type="float">
            <text:p>50970500</text:p>
          </table:table-cell>
          <table:table-cell office:value-type="float" office:value="50980500" calcext:value-type="float">
            <text:p>50980500</text:p>
          </table:table-cell>
          <table:table-cell office:value-type="float" office:value="50974700" calcext:value-type="float">
            <text:p>50974700</text:p>
          </table:table-cell>
          <table:table-cell office:value-type="float" office:value="50958700" calcext:value-type="float">
            <text:p>50958700</text:p>
          </table:table-cell>
          <table:table-cell office:value-type="float" office:value="50977100" calcext:value-type="float">
            <text:p>50977100</text:p>
          </table:table-cell>
          <table:table-cell office:value-type="float" office:value="50962500" calcext:value-type="float">
            <text:p>50962500</text:p>
          </table:table-cell>
          <table:table-cell office:value-type="float" office:value="50956400" calcext:value-type="float">
            <text:p>50956400</text:p>
          </table:table-cell>
          <table:table-cell office:value-type="float" office:value="50962300" calcext:value-type="float">
            <text:p>50962300</text:p>
          </table:table-cell>
          <table:table-cell office:value-type="float" office:value="50972800" calcext:value-type="float">
            <text:p>50972800</text:p>
          </table:table-cell>
          <table:table-cell office:value-type="float" office:value="50968500" calcext:value-type="float">
            <text:p>50968500</text:p>
          </table:table-cell>
          <table:table-cell office:value-type="float" office:value="50972800" calcext:value-type="float">
            <text:p>50972800</text:p>
          </table:table-cell>
          <table:table-cell office:value-type="float" office:value="50973600" calcext:value-type="float">
            <text:p>50973600</text:p>
          </table:table-cell>
          <table:table-cell office:value-type="float" office:value="50960700" calcext:value-type="float">
            <text:p>50960700</text:p>
          </table:table-cell>
          <table:table-cell office:value-type="float" office:value="50979400" calcext:value-type="float">
            <text:p>50979400</text:p>
          </table:table-cell>
          <table:table-cell office:value-type="float" office:value="50963400" calcext:value-type="float">
            <text:p>50963400</text:p>
          </table:table-cell>
          <table:table-cell office:value-type="float" office:value="50977400" calcext:value-type="float">
            <text:p>50977400</text:p>
          </table:table-cell>
          <table:table-cell office:value-type="float" office:value="50956100" calcext:value-type="float">
            <text:p>50956100</text:p>
          </table:table-cell>
          <table:table-cell office:value-type="float" office:value="50977700" calcext:value-type="float">
            <text:p>50977700</text:p>
          </table:table-cell>
          <table:table-cell office:value-type="float" office:value="50969300" calcext:value-type="float">
            <text:p>50969300</text:p>
          </table:table-cell>
          <table:table-cell office:value-type="float" office:value="50965100" calcext:value-type="float">
            <text:p>50965100</text:p>
          </table:table-cell>
          <table:table-cell office:value-type="float" office:value="50977100" calcext:value-type="float">
            <text:p>50977100</text:p>
          </table:table-cell>
          <table:table-cell office:value-type="float" office:value="50980700" calcext:value-type="float">
            <text:p>50980700</text:p>
          </table:table-cell>
          <table:table-cell office:value-type="float" office:value="50974200" calcext:value-type="float">
            <text:p>50974200</text:p>
          </table:table-cell>
          <table:table-cell office:value-type="float" office:value="50977700" calcext:value-type="float">
            <text:p>50977700</text:p>
          </table:table-cell>
          <table:table-cell office:value-type="float" office:value="50979700" calcext:value-type="float">
            <text:p>50979700</text:p>
          </table:table-cell>
          <table:table-cell office:value-type="float" office:value="50978200" calcext:value-type="float">
            <text:p>50978200</text:p>
          </table:table-cell>
          <table:table-cell office:value-type="float" office:value="50957800" calcext:value-type="float">
            <text:p>50957800</text:p>
          </table:table-cell>
          <table:table-cell office:value-type="float" office:value="50887900" calcext:value-type="float">
            <text:p>50887900</text:p>
          </table:table-cell>
          <table:table-cell office:value-type="float" office:value="50941700" calcext:value-type="float">
            <text:p>50941700</text:p>
          </table:table-cell>
          <table:table-cell office:value-type="float" office:value="50957100" calcext:value-type="float">
            <text:p>50957100</text:p>
          </table:table-cell>
          <table:table-cell office:value-type="float" office:value="50974300" calcext:value-type="float">
            <text:p>50974300</text:p>
          </table:table-cell>
          <table:table-cell office:value-type="float" office:value="50978000" calcext:value-type="float">
            <text:p>50978000</text:p>
          </table:table-cell>
          <table:table-cell office:value-type="float" office:value="50935500" calcext:value-type="float">
            <text:p>50935500</text:p>
          </table:table-cell>
          <table:table-cell office:value-type="float" office:value="50972200" calcext:value-type="float">
            <text:p>50972200</text:p>
          </table:table-cell>
          <table:table-cell office:value-type="float" office:value="50965000" calcext:value-type="float">
            <text:p>50965000</text:p>
          </table:table-cell>
          <table:table-cell office:value-type="float" office:value="50972500" calcext:value-type="float">
            <text:p>50972500</text:p>
          </table:table-cell>
          <table:table-cell office:value-type="float" office:value="50965200" calcext:value-type="float">
            <text:p>50965200</text:p>
          </table:table-cell>
          <table:table-cell office:value-type="float" office:value="50951600" calcext:value-type="float">
            <text:p>50951600</text:p>
          </table:table-cell>
          <table:table-cell office:value-type="float" office:value="50942100" calcext:value-type="float">
            <text:p>50942100</text:p>
          </table:table-cell>
          <table:table-cell office:value-type="float" office:value="50978400" calcext:value-type="float">
            <text:p>50978400</text:p>
          </table:table-cell>
          <table:table-cell office:value-type="float" office:value="50964100" calcext:value-type="float">
            <text:p>50964100</text:p>
          </table:table-cell>
          <table:table-cell office:value-type="float" office:value="50958800" calcext:value-type="float">
            <text:p>50958800</text:p>
          </table:table-cell>
          <table:table-cell office:value-type="float" office:value="50959400" calcext:value-type="float">
            <text:p>50959400</text:p>
          </table:table-cell>
          <table:table-cell office:value-type="float" office:value="50953200" calcext:value-type="float">
            <text:p>50953200</text:p>
          </table:table-cell>
          <table:table-cell office:value-type="float" office:value="50964200" calcext:value-type="float">
            <text:p>50964200</text:p>
          </table:table-cell>
          <table:table-cell office:value-type="float" office:value="50979200" calcext:value-type="float">
            <text:p>50979200</text:p>
          </table:table-cell>
          <table:table-cell office:value-type="float" office:value="50962700" calcext:value-type="float">
            <text:p>50962700</text:p>
          </table:table-cell>
          <table:table-cell office:value-type="float" office:value="50976300" calcext:value-type="float">
            <text:p>50976300</text:p>
          </table:table-cell>
          <table:table-cell office:value-type="float" office:value="50937600" calcext:value-type="float">
            <text:p>50937600</text:p>
          </table:table-cell>
          <table:table-cell office:value-type="float" office:value="50978200" calcext:value-type="float">
            <text:p>50978200</text:p>
          </table:table-cell>
          <table:table-cell office:value-type="float" office:value="50953500" calcext:value-type="float">
            <text:p>50953500</text:p>
          </table:table-cell>
          <table:table-cell office:value-type="float" office:value="50951800" calcext:value-type="float">
            <text:p>50951800</text:p>
          </table:table-cell>
          <table:table-cell office:value-type="float" office:value="50957600" calcext:value-type="float">
            <text:p>50957600</text:p>
          </table:table-cell>
          <table:table-cell office:value-type="float" office:value="50966100" calcext:value-type="float">
            <text:p>50966100</text:p>
          </table:table-cell>
          <table:table-cell office:value-type="float" office:value="50977300" calcext:value-type="float">
            <text:p>50977300</text:p>
          </table:table-cell>
          <table:table-cell office:value-type="float" office:value="50928000" calcext:value-type="float">
            <text:p>50928000</text:p>
          </table:table-cell>
          <table:table-cell office:value-type="float" office:value="50973500" calcext:value-type="float">
            <text:p>50973500</text:p>
          </table:table-cell>
          <table:table-cell office:value-type="float" office:value="50954300" calcext:value-type="float">
            <text:p>50954300</text:p>
          </table:table-cell>
          <table:table-cell office:value-type="float" office:value="50973600" calcext:value-type="float">
            <text:p>50973600</text:p>
          </table:table-cell>
          <table:table-cell office:value-type="float" office:value="50946400" calcext:value-type="float">
            <text:p>50946400</text:p>
          </table:table-cell>
          <table:table-cell office:value-type="float" office:value="50974600" calcext:value-type="float">
            <text:p>50974600</text:p>
          </table:table-cell>
          <table:table-cell table:number-columns-repeated="2" office:value-type="float" office:value="50959300" calcext:value-type="float">
            <text:p>50959300</text:p>
          </table:table-cell>
          <table:table-cell office:value-type="float" office:value="50980500" calcext:value-type="float">
            <text:p>50980500</text:p>
          </table:table-cell>
          <table:table-cell office:value-type="float" office:value="50926500" calcext:value-type="float">
            <text:p>50926500</text:p>
          </table:table-cell>
          <table:table-cell office:value-type="float" office:value="50972900" calcext:value-type="float">
            <text:p>50972900</text:p>
          </table:table-cell>
          <table:table-cell office:value-type="float" office:value="50973000" calcext:value-type="float">
            <text:p>50973000</text:p>
          </table:table-cell>
          <table:table-cell office:value-type="float" office:value="50944100" calcext:value-type="float">
            <text:p>50944100</text:p>
          </table:table-cell>
          <table:table-cell office:value-type="float" office:value="50977100" calcext:value-type="float">
            <text:p>50977100</text:p>
          </table:table-cell>
          <table:table-cell office:value-type="float" office:value="50959000" calcext:value-type="float">
            <text:p>50959000</text:p>
          </table:table-cell>
          <table:table-cell office:value-type="float" office:value="50979700" calcext:value-type="float">
            <text:p>50979700</text:p>
          </table:table-cell>
          <table:table-cell office:value-type="float" office:value="50961800" calcext:value-type="float">
            <text:p>50961800</text:p>
          </table:table-cell>
          <table:table-cell office:value-type="float" office:value="50978700" calcext:value-type="float">
            <text:p>50978700</text:p>
          </table:table-cell>
          <table:table-cell office:value-type="float" office:value="50971100" calcext:value-type="float">
            <text:p>50971100</text:p>
          </table:table-cell>
          <table:table-cell office:value-type="float" office:value="50930000" calcext:value-type="float">
            <text:p>50930000</text:p>
          </table:table-cell>
          <table:table-cell office:value-type="float" office:value="50934800" calcext:value-type="float">
            <text:p>50934800</text:p>
          </table:table-cell>
          <table:table-cell office:value-type="float" office:value="50961400" calcext:value-type="float">
            <text:p>50961400</text:p>
          </table:table-cell>
          <table:table-cell office:value-type="float" office:value="50973700" calcext:value-type="float">
            <text:p>50973700</text:p>
          </table:table-cell>
          <table:table-cell office:value-type="float" office:value="50971300" calcext:value-type="float">
            <text:p>50971300</text:p>
          </table:table-cell>
          <table:table-cell office:value-type="float" office:value="50953400" calcext:value-type="float">
            <text:p>50953400</text:p>
          </table:table-cell>
          <table:table-cell office:value-type="float" office:value="50979600" calcext:value-type="float">
            <text:p>50979600</text:p>
          </table:table-cell>
          <table:table-cell office:value-type="float" office:value="50971000" calcext:value-type="float">
            <text:p>50971000</text:p>
          </table:table-cell>
          <table:table-cell office:value-type="float" office:value="50949800" calcext:value-type="float">
            <text:p>50949800</text:p>
          </table:table-cell>
          <table:table-cell office:value-type="float" office:value="50977100" calcext:value-type="float">
            <text:p>50977100</text:p>
          </table:table-cell>
          <table:table-cell office:value-type="float" office:value="50974900" calcext:value-type="float">
            <text:p>50974900</text:p>
          </table:table-cell>
          <table:table-cell office:value-type="float" office:value="50967200" calcext:value-type="float">
            <text:p>50967200</text:p>
          </table:table-cell>
          <table:table-cell office:value-type="float" office:value="50976000" calcext:value-type="float">
            <text:p>50976000</text:p>
          </table:table-cell>
          <table:table-cell office:value-type="float" office:value="50949200" calcext:value-type="float">
            <text:p>50949200</text:p>
          </table:table-cell>
          <table:table-cell office:value-type="float" office:value="50974900" calcext:value-type="float">
            <text:p>50974900</text:p>
          </table:table-cell>
          <table:table-cell office:value-type="float" office:value="50971900" calcext:value-type="float">
            <text:p>50971900</text:p>
          </table:table-cell>
          <table:table-cell office:value-type="float" office:value="50972500" calcext:value-type="float">
            <text:p>50972500</text:p>
          </table:table-cell>
          <table:table-cell office:value-type="float" office:value="50968600" calcext:value-type="float">
            <text:p>50968600</text:p>
          </table:table-cell>
          <table:table-cell office:value-type="float" office:value="50968900" calcext:value-type="float">
            <text:p>50968900</text:p>
          </table:table-cell>
          <table:table-cell office:value-type="float" office:value="50968200" calcext:value-type="float">
            <text:p>50968200</text:p>
          </table:table-cell>
          <table:table-cell office:value-type="float" office:value="50958500" calcext:value-type="float">
            <text:p>50958500</text:p>
          </table:table-cell>
          <table:table-cell office:value-type="float" office:value="50960600" calcext:value-type="float">
            <text:p>50960600</text:p>
          </table:table-cell>
          <table:table-cell office:value-type="float" office:value="50979300" calcext:value-type="float">
            <text:p>50979300</text:p>
          </table:table-cell>
          <table:table-cell office:value-type="float" office:value="50981400" calcext:value-type="float">
            <text:p>50981400</text:p>
          </table:table-cell>
          <table:table-cell office:value-type="float" office:value="50902000" calcext:value-type="float">
            <text:p>50902000</text:p>
          </table:table-cell>
          <table:table-cell office:value-type="float" office:value="50971300" calcext:value-type="float">
            <text:p>50971300</text:p>
          </table:table-cell>
          <table:table-cell office:value-type="float" office:value="50920800" calcext:value-type="float">
            <text:p>50920800</text:p>
          </table:table-cell>
          <table:table-cell office:value-type="float" office:value="50979800" calcext:value-type="float">
            <text:p>50979800</text:p>
          </table:table-cell>
          <table:table-cell office:value-type="float" office:value="50959900" calcext:value-type="float">
            <text:p>50959900</text:p>
          </table:table-cell>
          <table:table-cell office:value-type="float" office:value="50971900" calcext:value-type="float">
            <text:p>50971900</text:p>
          </table:table-cell>
          <table:table-cell office:value-type="float" office:value="50938600" calcext:value-type="float">
            <text:p>50938600</text:p>
          </table:table-cell>
          <table:table-cell office:value-type="float" office:value="50954800" calcext:value-type="float">
            <text:p>50954800</text:p>
          </table:table-cell>
          <table:table-cell office:value-type="float" office:value="50966200" calcext:value-type="float">
            <text:p>50966200</text:p>
          </table:table-cell>
          <table:table-cell office:value-type="float" office:value="50957700" calcext:value-type="float">
            <text:p>50957700</text:p>
          </table:table-cell>
          <table:table-cell office:value-type="float" office:value="50969100" calcext:value-type="float">
            <text:p>50969100</text:p>
          </table:table-cell>
          <table:table-cell office:value-type="float" office:value="50961800" calcext:value-type="float">
            <text:p>50961800</text:p>
          </table:table-cell>
          <table:table-cell office:value-type="float" office:value="50971700" calcext:value-type="float">
            <text:p>50971700</text:p>
          </table:table-cell>
          <table:table-cell office:value-type="float" office:value="50975700" calcext:value-type="float">
            <text:p>50975700</text:p>
          </table:table-cell>
          <table:table-cell office:value-type="float" office:value="50960800" calcext:value-type="float">
            <text:p>50960800</text:p>
          </table:table-cell>
          <table:table-cell office:value-type="float" office:value="50941700" calcext:value-type="float">
            <text:p>50941700</text:p>
          </table:table-cell>
          <table:table-cell office:value-type="float" office:value="50968500" calcext:value-type="float">
            <text:p>50968500</text:p>
          </table:table-cell>
          <table:table-cell office:value-type="float" office:value="50972700" calcext:value-type="float">
            <text:p>50972700</text:p>
          </table:table-cell>
          <table:table-cell office:value-type="float" office:value="50966100" calcext:value-type="float">
            <text:p>50966100</text:p>
          </table:table-cell>
          <table:table-cell office:value-type="float" office:value="50977000" calcext:value-type="float">
            <text:p>50977000</text:p>
          </table:table-cell>
          <table:table-cell office:value-type="float" office:value="50978700" calcext:value-type="float">
            <text:p>50978700</text:p>
          </table:table-cell>
          <table:table-cell office:value-type="float" office:value="50948100" calcext:value-type="float">
            <text:p>50948100</text:p>
          </table:table-cell>
          <table:table-cell office:value-type="float" office:value="50966900" calcext:value-type="float">
            <text:p>50966900</text:p>
          </table:table-cell>
          <table:table-cell office:value-type="float" office:value="50938500" calcext:value-type="float">
            <text:p>50938500</text:p>
          </table:table-cell>
          <table:table-cell office:value-type="float" office:value="50974100" calcext:value-type="float">
            <text:p>50974100</text:p>
          </table:table-cell>
          <table:table-cell office:value-type="float" office:value="50979100" calcext:value-type="float">
            <text:p>50979100</text:p>
          </table:table-cell>
          <table:table-cell office:value-type="float" office:value="50955500" calcext:value-type="float">
            <text:p>50955500</text:p>
          </table:table-cell>
          <table:table-cell office:value-type="float" office:value="50909200" calcext:value-type="float">
            <text:p>50909200</text:p>
          </table:table-cell>
          <table:table-cell office:value-type="float" office:value="50970700" calcext:value-type="float">
            <text:p>50970700</text:p>
          </table:table-cell>
          <table:table-cell office:value-type="float" office:value="50938600" calcext:value-type="float">
            <text:p>50938600</text:p>
          </table:table-cell>
          <table:table-cell office:value-type="float" office:value="50980500" calcext:value-type="float">
            <text:p>50980500</text:p>
          </table:table-cell>
          <table:table-cell office:value-type="float" office:value="50974800" calcext:value-type="float">
            <text:p>50974800</text:p>
          </table:table-cell>
          <table:table-cell office:value-type="float" office:value="50978500" calcext:value-type="float">
            <text:p>50978500</text:p>
          </table:table-cell>
          <table:table-cell office:value-type="float" office:value="50971200" calcext:value-type="float">
            <text:p>50971200</text:p>
          </table:table-cell>
          <table:table-cell office:value-type="float" office:value="50977600" calcext:value-type="float">
            <text:p>50977600</text:p>
          </table:table-cell>
          <table:table-cell office:value-type="float" office:value="50976600" calcext:value-type="float">
            <text:p>50976600</text:p>
          </table:table-cell>
          <table:table-cell office:value-type="float" office:value="50950800" calcext:value-type="float">
            <text:p>50950800</text:p>
          </table:table-cell>
          <table:table-cell office:value-type="float" office:value="50976100" calcext:value-type="float">
            <text:p>50976100</text:p>
          </table:table-cell>
          <table:table-cell office:value-type="float" office:value="50970800" calcext:value-type="float">
            <text:p>50970800</text:p>
          </table:table-cell>
          <table:table-cell office:value-type="float" office:value="50977900" calcext:value-type="float">
            <text:p>50977900</text:p>
          </table:table-cell>
          <table:table-cell office:value-type="float" office:value="50965000" calcext:value-type="float">
            <text:p>50965000</text:p>
          </table:table-cell>
          <table:table-cell office:value-type="float" office:value="50979000" calcext:value-type="float">
            <text:p>50979000</text:p>
          </table:table-cell>
          <table:table-cell office:value-type="float" office:value="50938700" calcext:value-type="float">
            <text:p>50938700</text:p>
          </table:table-cell>
          <table:table-cell office:value-type="float" office:value="50981600" calcext:value-type="float">
            <text:p>50981600</text:p>
          </table:table-cell>
          <table:table-cell office:value-type="float" office:value="50979200" calcext:value-type="float">
            <text:p>50979200</text:p>
          </table:table-cell>
          <table:table-cell office:value-type="float" office:value="50974000" calcext:value-type="float">
            <text:p>50974000</text:p>
          </table:table-cell>
          <table:table-cell office:value-type="float" office:value="50973100" calcext:value-type="float">
            <text:p>50973100</text:p>
          </table:table-cell>
          <table:table-cell office:value-type="float" office:value="50980800" calcext:value-type="float">
            <text:p>50980800</text:p>
          </table:table-cell>
          <table:table-cell office:value-type="float" office:value="50976000" calcext:value-type="float">
            <text:p>50976000</text:p>
          </table:table-cell>
          <table:table-cell office:value-type="float" office:value="50988300" calcext:value-type="float">
            <text:p>50988300</text:p>
          </table:table-cell>
          <table:table-cell office:value-type="float" office:value="50991800" calcext:value-type="float">
            <text:p>50991800</text:p>
          </table:table-cell>
          <table:table-cell office:value-type="float" office:value="50954700" calcext:value-type="float">
            <text:p>50954700</text:p>
          </table:table-cell>
          <table:table-cell office:value-type="float" office:value="50970500" calcext:value-type="float">
            <text:p>50970500</text:p>
          </table:table-cell>
          <table:table-cell office:value-type="float" office:value="50991300" calcext:value-type="float">
            <text:p>50991300</text:p>
          </table:table-cell>
          <table:table-cell office:value-type="float" office:value="50994300" calcext:value-type="float">
            <text:p>50994300</text:p>
          </table:table-cell>
          <table:table-cell office:value-type="float" office:value="50986200" calcext:value-type="float">
            <text:p>50986200</text:p>
          </table:table-cell>
          <table:table-cell office:value-type="float" office:value="50990900" calcext:value-type="float">
            <text:p>50990900</text:p>
          </table:table-cell>
          <table:table-cell office:value-type="float" office:value="50981500" calcext:value-type="float">
            <text:p>50981500</text:p>
          </table:table-cell>
          <table:table-cell office:value-type="float" office:value="50993600" calcext:value-type="float">
            <text:p>50993600</text:p>
          </table:table-cell>
          <table:table-cell office:value-type="float" office:value="50994900" calcext:value-type="float">
            <text:p>50994900</text:p>
          </table:table-cell>
          <table:table-cell office:value-type="float" office:value="50985700" calcext:value-type="float">
            <text:p>50985700</text:p>
          </table:table-cell>
          <table:table-cell office:value-type="float" office:value="50961200" calcext:value-type="float">
            <text:p>50961200</text:p>
          </table:table-cell>
          <table:table-cell office:value-type="float" office:value="50985900" calcext:value-type="float">
            <text:p>50985900</text:p>
          </table:table-cell>
          <table:table-cell office:value-type="float" office:value="50952800" calcext:value-type="float">
            <text:p>50952800</text:p>
          </table:table-cell>
          <table:table-cell office:value-type="float" office:value="50981900" calcext:value-type="float">
            <text:p>50981900</text:p>
          </table:table-cell>
          <table:table-cell office:value-type="float" office:value="50988400" calcext:value-type="float">
            <text:p>50988400</text:p>
          </table:table-cell>
          <table:table-cell office:value-type="float" office:value="50968400" calcext:value-type="float">
            <text:p>50968400</text:p>
          </table:table-cell>
          <table:table-cell office:value-type="float" office:value="50993700" calcext:value-type="float">
            <text:p>50993700</text:p>
          </table:table-cell>
          <table:table-cell office:value-type="float" office:value="50997100" calcext:value-type="float">
            <text:p>50997100</text:p>
          </table:table-cell>
          <table:table-cell office:value-type="float" office:value="50985800" calcext:value-type="float">
            <text:p>50985800</text:p>
          </table:table-cell>
          <table:table-cell office:value-type="float" office:value="50994400" calcext:value-type="float">
            <text:p>50994400</text:p>
          </table:table-cell>
          <table:table-cell office:value-type="float" office:value="50976200" calcext:value-type="float">
            <text:p>50976200</text:p>
          </table:table-cell>
          <table:table-cell office:value-type="float" office:value="50992000" calcext:value-type="float">
            <text:p>50992000</text:p>
          </table:table-cell>
          <table:table-cell office:value-type="float" office:value="50976300" calcext:value-type="float">
            <text:p>50976300</text:p>
          </table:table-cell>
          <table:table-cell office:value-type="float" office:value="50985300" calcext:value-type="float">
            <text:p>50985300</text:p>
          </table:table-cell>
          <table:table-cell office:value-type="float" office:value="50993700" calcext:value-type="float">
            <text:p>50993700</text:p>
          </table:table-cell>
          <table:table-cell office:value-type="float" office:value="50995000" calcext:value-type="float">
            <text:p>50995000</text:p>
          </table:table-cell>
          <table:table-cell office:value-type="float" office:value="50995300" calcext:value-type="float">
            <text:p>50995300</text:p>
          </table:table-cell>
          <table:table-cell office:value-type="float" office:value="50991900" calcext:value-type="float">
            <text:p>50991900</text:p>
          </table:table-cell>
          <table:table-cell office:value-type="float" office:value="50973600" calcext:value-type="float">
            <text:p>50973600</text:p>
          </table:table-cell>
          <table:table-cell office:value-type="float" office:value="50993100" calcext:value-type="float">
            <text:p>50993100</text:p>
          </table:table-cell>
          <table:table-cell office:value-type="float" office:value="50989500" calcext:value-type="float">
            <text:p>50989500</text:p>
          </table:table-cell>
          <table:table-cell office:value-type="float" office:value="50992700" calcext:value-type="float">
            <text:p>50992700</text:p>
          </table:table-cell>
          <table:table-cell office:value-type="float" office:value="50979000" calcext:value-type="float">
            <text:p>50979000</text:p>
          </table:table-cell>
          <table:table-cell office:value-type="float" office:value="50979900" calcext:value-type="float">
            <text:p>50979900</text:p>
          </table:table-cell>
          <table:table-cell office:value-type="float" office:value="50991900" calcext:value-type="float">
            <text:p>50991900</text:p>
          </table:table-cell>
          <table:table-cell office:value-type="float" office:value="50971300" calcext:value-type="float">
            <text:p>50971300</text:p>
          </table:table-cell>
          <table:table-cell office:value-type="float" office:value="50991600" calcext:value-type="float">
            <text:p>50991600</text:p>
          </table:table-cell>
          <table:table-cell office:value-type="float" office:value="50970100" calcext:value-type="float">
            <text:p>50970100</text:p>
          </table:table-cell>
          <table:table-cell office:value-type="float" office:value="50991200" calcext:value-type="float">
            <text:p>50991200</text:p>
          </table:table-cell>
          <table:table-cell office:value-type="float" office:value="50983900" calcext:value-type="float">
            <text:p>50983900</text:p>
          </table:table-cell>
          <table:table-cell office:value-type="float" office:value="50990500" calcext:value-type="float">
            <text:p>50990500</text:p>
          </table:table-cell>
          <table:table-cell office:value-type="float" office:value="50993400" calcext:value-type="float">
            <text:p>50993400</text:p>
          </table:table-cell>
          <table:table-cell office:value-type="float" office:value="50996100" calcext:value-type="float">
            <text:p>50996100</text:p>
          </table:table-cell>
          <table:table-cell office:value-type="float" office:value="50973800" calcext:value-type="float">
            <text:p>50973800</text:p>
          </table:table-cell>
          <table:table-cell office:value-type="float" office:value="50988700" calcext:value-type="float">
            <text:p>50988700</text:p>
          </table:table-cell>
          <table:table-cell office:value-type="float" office:value="50994400" calcext:value-type="float">
            <text:p>50994400</text:p>
          </table:table-cell>
          <table:table-cell office:value-type="float" office:value="50990700" calcext:value-type="float">
            <text:p>50990700</text:p>
          </table:table-cell>
          <table:table-cell office:value-type="float" office:value="50982300" calcext:value-type="float">
            <text:p>50982300</text:p>
          </table:table-cell>
          <table:table-cell office:value-type="float" office:value="50995600" calcext:value-type="float">
            <text:p>50995600</text:p>
          </table:table-cell>
          <table:table-cell office:value-type="float" office:value="50989100" calcext:value-type="float">
            <text:p>50989100</text:p>
          </table:table-cell>
          <table:table-cell office:value-type="float" office:value="50967100" calcext:value-type="float">
            <text:p>50967100</text:p>
          </table:table-cell>
          <table:table-cell office:value-type="float" office:value="50993500" calcext:value-type="float">
            <text:p>50993500</text:p>
          </table:table-cell>
          <table:table-cell office:value-type="float" office:value="50994700" calcext:value-type="float">
            <text:p>50994700</text:p>
          </table:table-cell>
          <table:table-cell office:value-type="float" office:value="50958600" calcext:value-type="float">
            <text:p>50958600</text:p>
          </table:table-cell>
          <table:table-cell office:value-type="float" office:value="50990700" calcext:value-type="float">
            <text:p>50990700</text:p>
          </table:table-cell>
          <table:table-cell office:value-type="float" office:value="50931100" calcext:value-type="float">
            <text:p>50931100</text:p>
          </table:table-cell>
          <table:table-cell office:value-type="float" office:value="50986500" calcext:value-type="float">
            <text:p>50986500</text:p>
          </table:table-cell>
          <table:table-cell office:value-type="float" office:value="50970700" calcext:value-type="float">
            <text:p>50970700</text:p>
          </table:table-cell>
          <table:table-cell office:value-type="float" office:value="50977300" calcext:value-type="float">
            <text:p>50977300</text:p>
          </table:table-cell>
          <table:table-cell office:value-type="float" office:value="50988200" calcext:value-type="float">
            <text:p>50988200</text:p>
          </table:table-cell>
          <table:table-cell office:value-type="float" office:value="50989500" calcext:value-type="float">
            <text:p>50989500</text:p>
          </table:table-cell>
          <table:table-cell office:value-type="float" office:value="50993800" calcext:value-type="float">
            <text:p>50993800</text:p>
          </table:table-cell>
          <table:table-cell office:value-type="float" office:value="50989800" calcext:value-type="float">
            <text:p>50989800</text:p>
          </table:table-cell>
          <table:table-cell office:value-type="float" office:value="50958800" calcext:value-type="float">
            <text:p>50958800</text:p>
          </table:table-cell>
          <table:table-cell office:value-type="float" office:value="50976000" calcext:value-type="float">
            <text:p>50976000</text:p>
          </table:table-cell>
          <table:table-cell office:value-type="float" office:value="50993900" calcext:value-type="float">
            <text:p>50993900</text:p>
          </table:table-cell>
          <table:table-cell office:value-type="float" office:value="50986600" calcext:value-type="float">
            <text:p>50986600</text:p>
          </table:table-cell>
          <table:table-cell office:value-type="float" office:value="50994000" calcext:value-type="float">
            <text:p>50994000</text:p>
          </table:table-cell>
          <table:table-cell office:value-type="float" office:value="50954200" calcext:value-type="float">
            <text:p>50954200</text:p>
          </table:table-cell>
          <table:table-cell office:value-type="float" office:value="50960800" calcext:value-type="float">
            <text:p>50960800</text:p>
          </table:table-cell>
          <table:table-cell office:value-type="float" office:value="50992100" calcext:value-type="float">
            <text:p>50992100</text:p>
          </table:table-cell>
          <table:table-cell office:value-type="float" office:value="50969500" calcext:value-type="float">
            <text:p>50969500</text:p>
          </table:table-cell>
          <table:table-cell office:value-type="float" office:value="50988500" calcext:value-type="float">
            <text:p>50988500</text:p>
          </table:table-cell>
          <table:table-cell office:value-type="float" office:value="50916000" calcext:value-type="float">
            <text:p>50916000</text:p>
          </table:table-cell>
          <table:table-cell office:value-type="float" office:value="50990200" calcext:value-type="float">
            <text:p>50990200</text:p>
          </table:table-cell>
          <table:table-cell office:value-type="float" office:value="50981600" calcext:value-type="float">
            <text:p>50981600</text:p>
          </table:table-cell>
          <table:table-cell office:value-type="float" office:value="50982400" calcext:value-type="float">
            <text:p>50982400</text:p>
          </table:table-cell>
          <table:table-cell office:value-type="float" office:value="50979700" calcext:value-type="float">
            <text:p>50979700</text:p>
          </table:table-cell>
          <table:table-cell office:value-type="float" office:value="50991400" calcext:value-type="float">
            <text:p>50991400</text:p>
          </table:table-cell>
          <table:table-cell office:value-type="float" office:value="50987200" calcext:value-type="float">
            <text:p>50987200</text:p>
          </table:table-cell>
          <table:table-cell office:value-type="float" office:value="50976400" calcext:value-type="float">
            <text:p>50976400</text:p>
          </table:table-cell>
          <table:table-cell office:value-type="float" office:value="50984600" calcext:value-type="float">
            <text:p>50984600</text:p>
          </table:table-cell>
          <table:table-cell office:value-type="float" office:value="50989300" calcext:value-type="float">
            <text:p>50989300</text:p>
          </table:table-cell>
          <table:table-cell office:value-type="float" office:value="50973900" calcext:value-type="float">
            <text:p>50973900</text:p>
          </table:table-cell>
          <table:table-cell office:value-type="float" office:value="50931100" calcext:value-type="float">
            <text:p>50931100</text:p>
          </table:table-cell>
          <table:table-cell office:value-type="float" office:value="50991300" calcext:value-type="float">
            <text:p>50991300</text:p>
          </table:table-cell>
          <table:table-cell office:value-type="float" office:value="50989500" calcext:value-type="float">
            <text:p>50989500</text:p>
          </table:table-cell>
          <table:table-cell office:value-type="float" office:value="50985800" calcext:value-type="float">
            <text:p>50985800</text:p>
          </table:table-cell>
          <table:table-cell office:value-type="float" office:value="50977800" calcext:value-type="float">
            <text:p>50977800</text:p>
          </table:table-cell>
          <table:table-cell office:value-type="float" office:value="50987600" calcext:value-type="float">
            <text:p>50987600</text:p>
          </table:table-cell>
          <table:table-cell office:value-type="float" office:value="50992300" calcext:value-type="float">
            <text:p>50992300</text:p>
          </table:table-cell>
          <table:table-cell office:value-type="float" office:value="50981400" calcext:value-type="float">
            <text:p>50981400</text:p>
          </table:table-cell>
          <table:table-cell office:value-type="float" office:value="50995100" calcext:value-type="float">
            <text:p>50995100</text:p>
          </table:table-cell>
          <table:table-cell office:value-type="float" office:value="50983800" calcext:value-type="float">
            <text:p>50983800</text:p>
          </table:table-cell>
          <table:table-cell office:value-type="float" office:value="50972600" calcext:value-type="float">
            <text:p>50972600</text:p>
          </table:table-cell>
          <table:table-cell office:value-type="float" office:value="50982100" calcext:value-type="float">
            <text:p>50982100</text:p>
          </table:table-cell>
          <table:table-cell office:value-type="float" office:value="50976600" calcext:value-type="float">
            <text:p>50976600</text:p>
          </table:table-cell>
          <table:table-cell office:value-type="float" office:value="50996600" calcext:value-type="float">
            <text:p>50996600</text:p>
          </table:table-cell>
          <table:table-cell office:value-type="float" office:value="50899700" calcext:value-type="float">
            <text:p>50899700</text:p>
          </table:table-cell>
          <table:table-cell office:value-type="float" office:value="50992700" calcext:value-type="float">
            <text:p>50992700</text:p>
          </table:table-cell>
          <table:table-cell office:value-type="float" office:value="50985700" calcext:value-type="float">
            <text:p>50985700</text:p>
          </table:table-cell>
          <table:table-cell office:value-type="float" office:value="50986500" calcext:value-type="float">
            <text:p>50986500</text:p>
          </table:table-cell>
          <table:table-cell office:value-type="float" office:value="50992700" calcext:value-type="float">
            <text:p>50992700</text:p>
          </table:table-cell>
          <table:table-cell office:value-type="float" office:value="50991900" calcext:value-type="float">
            <text:p>50991900</text:p>
          </table:table-cell>
          <table:table-cell office:value-type="float" office:value="50966700" calcext:value-type="float">
            <text:p>50966700</text:p>
          </table:table-cell>
          <table:table-cell office:value-type="float" office:value="50973800" calcext:value-type="float">
            <text:p>50973800</text:p>
          </table:table-cell>
          <table:table-cell office:value-type="float" office:value="50979000" calcext:value-type="float">
            <text:p>50979000</text:p>
          </table:table-cell>
          <table:table-cell office:value-type="float" office:value="50990400" calcext:value-type="float">
            <text:p>50990400</text:p>
          </table:table-cell>
          <table:table-cell office:value-type="float" office:value="50993200" calcext:value-type="float">
            <text:p>50993200</text:p>
          </table:table-cell>
          <table:table-cell office:value-type="float" office:value="50980100" calcext:value-type="float">
            <text:p>50980100</text:p>
          </table:table-cell>
          <table:table-cell office:value-type="float" office:value="50974400" calcext:value-type="float">
            <text:p>50974400</text:p>
          </table:table-cell>
          <table:table-cell office:value-type="float" office:value="50994600" calcext:value-type="float">
            <text:p>50994600</text:p>
          </table:table-cell>
          <table:table-cell office:value-type="float" office:value="50994500" calcext:value-type="float">
            <text:p>50994500</text:p>
          </table:table-cell>
          <table:table-cell office:value-type="float" office:value="50983900" calcext:value-type="float">
            <text:p>50983900</text:p>
          </table:table-cell>
          <table:table-cell office:value-type="float" office:value="50975900" calcext:value-type="float">
            <text:p>50975900</text:p>
          </table:table-cell>
          <table:table-cell office:value-type="float" office:value="50970000" calcext:value-type="float">
            <text:p>50970000</text:p>
          </table:table-cell>
          <table:table-cell office:value-type="float" office:value="50987200" calcext:value-type="float">
            <text:p>50987200</text:p>
          </table:table-cell>
          <table:table-cell office:value-type="float" office:value="50987400" calcext:value-type="float">
            <text:p>50987400</text:p>
          </table:table-cell>
          <table:table-cell office:value-type="float" office:value="50972700" calcext:value-type="float">
            <text:p>50972700</text:p>
          </table:table-cell>
          <table:table-cell office:value-type="float" office:value="50993000" calcext:value-type="float">
            <text:p>50993000</text:p>
          </table:table-cell>
          <table:table-cell office:value-type="float" office:value="50988900" calcext:value-type="float">
            <text:p>50988900</text:p>
          </table:table-cell>
          <table:table-cell office:value-type="float" office:value="50990700" calcext:value-type="float">
            <text:p>50990700</text:p>
          </table:table-cell>
          <table:table-cell office:value-type="float" office:value="50995700" calcext:value-type="float">
            <text:p>50995700</text:p>
          </table:table-cell>
          <table:table-cell office:value-type="float" office:value="50991600" calcext:value-type="float">
            <text:p>50991600</text:p>
          </table:table-cell>
          <table:table-cell office:value-type="float" office:value="50983900" calcext:value-type="float">
            <text:p>50983900</text:p>
          </table:table-cell>
          <table:table-cell office:value-type="float" office:value="50992600" calcext:value-type="float">
            <text:p>50992600</text:p>
          </table:table-cell>
          <table:table-cell office:value-type="float" office:value="50987100" calcext:value-type="float">
            <text:p>50987100</text:p>
          </table:table-cell>
          <table:table-cell office:value-type="float" office:value="50971300" calcext:value-type="float">
            <text:p>50971300</text:p>
          </table:table-cell>
          <table:table-cell office:value-type="float" office:value="50986700" calcext:value-type="float">
            <text:p>50986700</text:p>
          </table:table-cell>
          <table:table-cell office:value-type="float" office:value="50964300" calcext:value-type="float">
            <text:p>50964300</text:p>
          </table:table-cell>
          <table:table-cell office:value-type="float" office:value="50922900" calcext:value-type="float">
            <text:p>50922900</text:p>
          </table:table-cell>
          <table:table-cell office:value-type="float" office:value="50994900" calcext:value-type="float">
            <text:p>50994900</text:p>
          </table:table-cell>
          <table:table-cell office:value-type="float" office:value="50979100" calcext:value-type="float">
            <text:p>50979100</text:p>
          </table:table-cell>
          <table:table-cell office:value-type="float" office:value="50968200" calcext:value-type="float">
            <text:p>50968200</text:p>
          </table:table-cell>
          <table:table-cell office:value-type="float" office:value="50987100" calcext:value-type="float">
            <text:p>50987100</text:p>
          </table:table-cell>
          <table:table-cell office:value-type="float" office:value="50989700" calcext:value-type="float">
            <text:p>50989700</text:p>
          </table:table-cell>
          <table:table-cell office:value-type="float" office:value="50970200" calcext:value-type="float">
            <text:p>50970200</text:p>
          </table:table-cell>
          <table:table-cell office:value-type="float" office:value="50975900" calcext:value-type="float">
            <text:p>50975900</text:p>
          </table:table-cell>
          <table:table-cell office:value-type="float" office:value="50984200" calcext:value-type="float">
            <text:p>50984200</text:p>
          </table:table-cell>
          <table:table-cell office:value-type="float" office:value="50989700" calcext:value-type="float">
            <text:p>50989700</text:p>
          </table:table-cell>
          <table:table-cell office:value-type="float" office:value="50987600" calcext:value-type="float">
            <text:p>50987600</text:p>
          </table:table-cell>
          <table:table-cell office:value-type="float" office:value="50982600" calcext:value-type="float">
            <text:p>50982600</text:p>
          </table:table-cell>
          <table:table-cell office:value-type="float" office:value="50990300" calcext:value-type="float">
            <text:p>50990300</text:p>
          </table:table-cell>
          <table:table-cell office:value-type="float" office:value="50992100" calcext:value-type="float">
            <text:p>50992100</text:p>
          </table:table-cell>
          <table:table-cell office:value-type="float" office:value="50987800" calcext:value-type="float">
            <text:p>50987800</text:p>
          </table:table-cell>
          <table:table-cell office:value-type="float" office:value="50987900" calcext:value-type="float">
            <text:p>50987900</text:p>
          </table:table-cell>
          <table:table-cell office:value-type="float" office:value="50980200" calcext:value-type="float">
            <text:p>50980200</text:p>
          </table:table-cell>
          <table:table-cell office:value-type="float" office:value="50995200" calcext:value-type="float">
            <text:p>50995200</text:p>
          </table:table-cell>
          <table:table-cell office:value-type="float" office:value="50988600" calcext:value-type="float">
            <text:p>50988600</text:p>
          </table:table-cell>
          <table:table-cell office:value-type="float" office:value="50976800" calcext:value-type="float">
            <text:p>50976800</text:p>
          </table:table-cell>
          <table:table-cell office:value-type="float" office:value="50993500" calcext:value-type="float">
            <text:p>50993500</text:p>
          </table:table-cell>
          <table:table-cell office:value-type="float" office:value="50987800" calcext:value-type="float">
            <text:p>50987800</text:p>
          </table:table-cell>
          <table:table-cell office:value-type="float" office:value="50984900" calcext:value-type="float">
            <text:p>50984900</text:p>
          </table:table-cell>
          <table:table-cell office:value-type="float" office:value="50987800" calcext:value-type="float">
            <text:p>50987800</text:p>
          </table:table-cell>
          <table:table-cell office:value-type="float" office:value="50981900" calcext:value-type="float">
            <text:p>50981900</text:p>
          </table:table-cell>
          <table:table-cell office:value-type="float" office:value="50984000" calcext:value-type="float">
            <text:p>50984000</text:p>
          </table:table-cell>
          <table:table-cell office:value-type="float" office:value="50994100" calcext:value-type="float">
            <text:p>50994100</text:p>
          </table:table-cell>
          <table:table-cell office:value-type="float" office:value="50989000" calcext:value-type="float">
            <text:p>50989000</text:p>
          </table:table-cell>
          <table:table-cell office:value-type="float" office:value="50994800" calcext:value-type="float">
            <text:p>50994800</text:p>
          </table:table-cell>
          <table:table-cell office:value-type="float" office:value="50982300" calcext:value-type="float">
            <text:p>50982300</text:p>
          </table:table-cell>
          <table:table-cell office:value-type="float" office:value="50986100" calcext:value-type="float">
            <text:p>50986100</text:p>
          </table:table-cell>
          <table:table-cell office:value-type="float" office:value="50983800" calcext:value-type="float">
            <text:p>50983800</text:p>
          </table:table-cell>
          <table:table-cell office:value-type="float" office:value="50993400" calcext:value-type="float">
            <text:p>50993400</text:p>
          </table:table-cell>
          <table:table-cell office:value-type="float" office:value="50983800" calcext:value-type="float">
            <text:p>50983800</text:p>
          </table:table-cell>
          <table:table-cell office:value-type="float" office:value="50993600" calcext:value-type="float">
            <text:p>50993600</text:p>
          </table:table-cell>
          <table:table-cell office:value-type="float" office:value="50987300" calcext:value-type="float">
            <text:p>50987300</text:p>
          </table:table-cell>
          <table:table-cell office:value-type="float" office:value="50979000" calcext:value-type="float">
            <text:p>50979000</text:p>
          </table:table-cell>
          <table:table-cell office:value-type="float" office:value="50993900" calcext:value-type="float">
            <text:p>50993900</text:p>
          </table:table-cell>
          <table:table-cell office:value-type="float" office:value="50991200" calcext:value-type="float">
            <text:p>50991200</text:p>
          </table:table-cell>
          <table:table-cell office:value-type="float" office:value="50988300" calcext:value-type="float">
            <text:p>50988300</text:p>
          </table:table-cell>
          <table:table-cell office:value-type="float" office:value="50941100" calcext:value-type="float">
            <text:p>50941100</text:p>
          </table:table-cell>
          <table:table-cell office:value-type="float" office:value="50996200" calcext:value-type="float">
            <text:p>50996200</text:p>
          </table:table-cell>
          <table:table-cell office:value-type="float" office:value="50989500" calcext:value-type="float">
            <text:p>50989500</text:p>
          </table:table-cell>
          <table:table-cell office:value-type="float" office:value="50951800" calcext:value-type="float">
            <text:p>50951800</text:p>
          </table:table-cell>
          <table:table-cell office:value-type="float" office:value="50990400" calcext:value-type="float">
            <text:p>50990400</text:p>
          </table:table-cell>
          <table:table-cell office:value-type="float" office:value="50973600" calcext:value-type="float">
            <text:p>50973600</text:p>
          </table:table-cell>
          <table:table-cell office:value-type="float" office:value="50980700" calcext:value-type="float">
            <text:p>50980700</text:p>
          </table:table-cell>
          <table:table-cell office:value-type="float" office:value="50988000" calcext:value-type="float">
            <text:p>50988000</text:p>
          </table:table-cell>
          <table:table-cell office:value-type="float" office:value="50991800" calcext:value-type="float">
            <text:p>50991800</text:p>
          </table:table-cell>
          <table:table-cell office:value-type="float" office:value="50972600" calcext:value-type="float">
            <text:p>50972600</text:p>
          </table:table-cell>
          <table:table-cell office:value-type="float" office:value="50987200" calcext:value-type="float">
            <text:p>50987200</text:p>
          </table:table-cell>
          <table:table-cell office:value-type="float" office:value="50984900" calcext:value-type="float">
            <text:p>50984900</text:p>
          </table:table-cell>
          <table:table-cell office:value-type="float" office:value="50990300" calcext:value-type="float">
            <text:p>50990300</text:p>
          </table:table-cell>
          <table:table-cell office:value-type="float" office:value="50995900" calcext:value-type="float">
            <text:p>50995900</text:p>
          </table:table-cell>
          <table:table-cell office:value-type="float" office:value="50924800" calcext:value-type="float">
            <text:p>50924800</text:p>
          </table:table-cell>
          <table:table-cell office:value-type="float" office:value="50986800" calcext:value-type="float">
            <text:p>50986800</text:p>
          </table:table-cell>
          <table:table-cell office:value-type="float" office:value="50987600" calcext:value-type="float">
            <text:p>50987600</text:p>
          </table:table-cell>
          <table:table-cell office:value-type="float" office:value="50984200" calcext:value-type="float">
            <text:p>50984200</text:p>
          </table:table-cell>
          <table:table-cell office:value-type="float" office:value="50947700" calcext:value-type="float">
            <text:p>50947700</text:p>
          </table:table-cell>
          <table:table-cell office:value-type="float" office:value="50958100" calcext:value-type="float">
            <text:p>50958100</text:p>
          </table:table-cell>
          <table:table-cell office:value-type="float" office:value="50974300" calcext:value-type="float">
            <text:p>50974300</text:p>
          </table:table-cell>
          <table:table-cell office:value-type="float" office:value="50990900" calcext:value-type="float">
            <text:p>50990900</text:p>
          </table:table-cell>
          <table:table-cell office:value-type="float" office:value="50987700" calcext:value-type="float">
            <text:p>50987700</text:p>
          </table:table-cell>
          <table:table-cell office:value-type="float" office:value="50990700" calcext:value-type="float">
            <text:p>50990700</text:p>
          </table:table-cell>
          <table:table-cell office:value-type="float" office:value="50960000" calcext:value-type="float">
            <text:p>50960000</text:p>
          </table:table-cell>
          <table:table-cell office:value-type="float" office:value="50971000" calcext:value-type="float">
            <text:p>50971000</text:p>
          </table:table-cell>
          <table:table-cell office:value-type="float" office:value="50968200" calcext:value-type="float">
            <text:p>50968200</text:p>
          </table:table-cell>
          <table:table-cell office:value-type="float" office:value="50979200" calcext:value-type="float">
            <text:p>50979200</text:p>
          </table:table-cell>
          <table:table-cell office:value-type="float" office:value="50993800" calcext:value-type="float">
            <text:p>50993800</text:p>
          </table:table-cell>
          <table:table-cell office:value-type="float" office:value="50992900" calcext:value-type="float">
            <text:p>50992900</text:p>
          </table:table-cell>
          <table:table-cell office:value-type="float" office:value="50979000" calcext:value-type="float">
            <text:p>50979000</text:p>
          </table:table-cell>
          <table:table-cell office:value-type="float" office:value="50990100" calcext:value-type="float">
            <text:p>50990100</text:p>
          </table:table-cell>
          <table:table-cell office:value-type="float" office:value="50973700" calcext:value-type="float">
            <text:p>50973700</text:p>
          </table:table-cell>
          <table:table-cell office:value-type="float" office:value="50992000" calcext:value-type="float">
            <text:p>50992000</text:p>
          </table:table-cell>
          <table:table-cell office:value-type="float" office:value="50990700" calcext:value-type="float">
            <text:p>50990700</text:p>
          </table:table-cell>
          <table:table-cell office:value-type="float" office:value="50965400" calcext:value-type="float">
            <text:p>50965400</text:p>
          </table:table-cell>
          <table:table-cell office:value-type="float" office:value="50994800" calcext:value-type="float">
            <text:p>50994800</text:p>
          </table:table-cell>
          <table:table-cell office:value-type="float" office:value="50967700" calcext:value-type="float">
            <text:p>50967700</text:p>
          </table:table-cell>
          <table:table-cell office:value-type="float" office:value="50992200" calcext:value-type="float">
            <text:p>50992200</text:p>
          </table:table-cell>
          <table:table-cell office:value-type="float" office:value="50977400" calcext:value-type="float">
            <text:p>50977400</text:p>
          </table:table-cell>
          <table:table-cell office:value-type="float" office:value="50996900" calcext:value-type="float">
            <text:p>50996900</text:p>
          </table:table-cell>
          <table:table-cell office:value-type="float" office:value="50973600" calcext:value-type="float">
            <text:p>50973600</text:p>
          </table:table-cell>
          <table:table-cell office:value-type="float" office:value="50997300" calcext:value-type="float">
            <text:p>50997300</text:p>
          </table:table-cell>
          <table:table-cell office:value-type="float" office:value="50985300" calcext:value-type="float">
            <text:p>50985300</text:p>
          </table:table-cell>
          <table:table-cell office:value-type="float" office:value="50994700" calcext:value-type="float">
            <text:p>50994700</text:p>
          </table:table-cell>
          <table:table-cell office:value-type="float" office:value="50948100" calcext:value-type="float">
            <text:p>50948100</text:p>
          </table:table-cell>
          <table:table-cell office:value-type="float" office:value="50994000" calcext:value-type="float">
            <text:p>50994000</text:p>
          </table:table-cell>
          <table:table-cell office:value-type="float" office:value="50989000" calcext:value-type="float">
            <text:p>50989000</text:p>
          </table:table-cell>
          <table:table-cell office:value-type="float" office:value="50980200" calcext:value-type="float">
            <text:p>50980200</text:p>
          </table:table-cell>
          <table:table-cell office:value-type="float" office:value="50982900" calcext:value-type="float">
            <text:p>50982900</text:p>
          </table:table-cell>
          <table:table-cell office:value-type="float" office:value="50989100" calcext:value-type="float">
            <text:p>50989100</text:p>
          </table:table-cell>
          <table:table-cell office:value-type="float" office:value="50979100" calcext:value-type="float">
            <text:p>50979100</text:p>
          </table:table-cell>
          <table:table-cell office:value-type="float" office:value="50966800" calcext:value-type="float">
            <text:p>50966800</text:p>
          </table:table-cell>
          <table:table-cell office:value-type="float" office:value="50983800" calcext:value-type="float">
            <text:p>50983800</text:p>
          </table:table-cell>
          <table:table-cell office:value-type="float" office:value="50982500" calcext:value-type="float">
            <text:p>50982500</text:p>
          </table:table-cell>
          <table:table-cell office:value-type="float" office:value="50994800" calcext:value-type="float">
            <text:p>50994800</text:p>
          </table:table-cell>
          <table:table-cell office:value-type="float" office:value="50958900" calcext:value-type="float">
            <text:p>50958900</text:p>
          </table:table-cell>
          <table:table-cell office:value-type="float" office:value="50995700" calcext:value-type="float">
            <text:p>50995700</text:p>
          </table:table-cell>
          <table:table-cell office:value-type="float" office:value="50968800" calcext:value-type="float">
            <text:p>50968800</text:p>
          </table:table-cell>
          <table:table-cell office:value-type="float" office:value="50972600" calcext:value-type="float">
            <text:p>50972600</text:p>
          </table:table-cell>
          <table:table-cell office:value-type="float" office:value="50991800" calcext:value-type="float">
            <text:p>50991800</text:p>
          </table:table-cell>
          <table:table-cell office:value-type="float" office:value="50990900" calcext:value-type="float">
            <text:p>50990900</text:p>
          </table:table-cell>
          <table:table-cell office:value-type="float" office:value="50992100" calcext:value-type="float">
            <text:p>50992100</text:p>
          </table:table-cell>
          <table:table-cell office:value-type="float" office:value="50987100" calcext:value-type="float">
            <text:p>50987100</text:p>
          </table:table-cell>
          <table:table-cell office:value-type="float" office:value="50975100" calcext:value-type="float">
            <text:p>50975100</text:p>
          </table:table-cell>
          <table:table-cell office:value-type="float" office:value="50976000" calcext:value-type="float">
            <text:p>50976000</text:p>
          </table:table-cell>
          <table:table-cell office:value-type="float" office:value="50993400" calcext:value-type="float">
            <text:p>50993400</text:p>
          </table:table-cell>
          <table:table-cell office:value-type="float" office:value="50995000" calcext:value-type="float">
            <text:p>50995000</text:p>
          </table:table-cell>
          <table:table-cell office:value-type="float" office:value="50990800" calcext:value-type="float">
            <text:p>50990800</text:p>
          </table:table-cell>
          <table:table-cell office:value-type="float" office:value="50983100" calcext:value-type="float">
            <text:p>50983100</text:p>
          </table:table-cell>
          <table:table-cell office:value-type="float" office:value="50971800" calcext:value-type="float">
            <text:p>50971800</text:p>
          </table:table-cell>
          <table:table-cell office:value-type="float" office:value="50977800" calcext:value-type="float">
            <text:p>50977800</text:p>
          </table:table-cell>
          <table:table-cell office:value-type="float" office:value="50991700" calcext:value-type="float">
            <text:p>50991700</text:p>
          </table:table-cell>
          <table:table-cell office:value-type="float" office:value="50953200" calcext:value-type="float">
            <text:p>50953200</text:p>
          </table:table-cell>
          <table:table-cell office:value-type="float" office:value="50987400" calcext:value-type="float">
            <text:p>50987400</text:p>
          </table:table-cell>
          <table:table-cell office:value-type="float" office:value="50990900" calcext:value-type="float">
            <text:p>50990900</text:p>
          </table:table-cell>
          <table:table-cell office:value-type="float" office:value="50977600" calcext:value-type="float">
            <text:p>50977600</text:p>
          </table:table-cell>
          <table:table-cell office:value-type="float" office:value="50977300" calcext:value-type="float">
            <text:p>50977300</text:p>
          </table:table-cell>
          <table:table-cell office:value-type="float" office:value="50990300" calcext:value-type="float">
            <text:p>50990300</text:p>
          </table:table-cell>
          <table:table-cell office:value-type="float" office:value="50994500" calcext:value-type="float">
            <text:p>50994500</text:p>
          </table:table-cell>
          <table:table-cell office:value-type="float" office:value="50985900" calcext:value-type="float">
            <text:p>50985900</text:p>
          </table:table-cell>
          <table:table-cell office:value-type="float" office:value="50988500" calcext:value-type="float">
            <text:p>50988500</text:p>
          </table:table-cell>
          <table:table-cell office:value-type="float" office:value="50994100" calcext:value-type="float">
            <text:p>50994100</text:p>
          </table:table-cell>
          <table:table-cell office:value-type="float" office:value="50992300" calcext:value-type="float">
            <text:p>50992300</text:p>
          </table:table-cell>
          <table:table-cell office:value-type="float" office:value="50995500" calcext:value-type="float">
            <text:p>50995500</text:p>
          </table:table-cell>
          <table:table-cell office:value-type="float" office:value="50985500" calcext:value-type="float">
            <text:p>50985500</text:p>
          </table:table-cell>
          <table:table-cell office:value-type="float" office:value="50974500" calcext:value-type="float">
            <text:p>50974500</text:p>
          </table:table-cell>
          <table:table-cell office:value-type="float" office:value="50973000" calcext:value-type="float">
            <text:p>50973000</text:p>
          </table:table-cell>
          <table:table-cell office:value-type="float" office:value="50943600" calcext:value-type="float">
            <text:p>50943600</text:p>
          </table:table-cell>
          <table:table-cell office:value-type="float" office:value="50986300" calcext:value-type="float">
            <text:p>50986300</text:p>
          </table:table-cell>
          <table:table-cell office:value-type="float" office:value="50994600" calcext:value-type="float">
            <text:p>50994600</text:p>
          </table:table-cell>
          <table:table-cell office:value-type="float" office:value="50991800" calcext:value-type="float">
            <text:p>50991800</text:p>
          </table:table-cell>
          <table:table-cell office:value-type="float" office:value="50990000" calcext:value-type="float">
            <text:p>50990000</text:p>
          </table:table-cell>
          <table:table-cell office:value-type="float" office:value="50988000" calcext:value-type="float">
            <text:p>50988000</text:p>
          </table:table-cell>
          <table:table-cell office:value-type="float" office:value="50962600" calcext:value-type="float">
            <text:p>50962600</text:p>
          </table:table-cell>
          <table:table-cell office:value-type="float" office:value="50992400" calcext:value-type="float">
            <text:p>50992400</text:p>
          </table:table-cell>
          <table:table-cell office:value-type="float" office:value="50990600" calcext:value-type="float">
            <text:p>50990600</text:p>
          </table:table-cell>
          <table:table-cell office:value-type="float" office:value="50991200" calcext:value-type="float">
            <text:p>50991200</text:p>
          </table:table-cell>
          <table:table-cell office:value-type="float" office:value="50973300" calcext:value-type="float">
            <text:p>50973300</text:p>
          </table:table-cell>
          <table:table-cell office:value-type="float" office:value="50988500" calcext:value-type="float">
            <text:p>50988500</text:p>
          </table:table-cell>
          <table:table-cell office:value-type="float" office:value="50994700" calcext:value-type="float">
            <text:p>50994700</text:p>
          </table:table-cell>
          <table:table-cell office:value-type="float" office:value="50994000" calcext:value-type="float">
            <text:p>50994000</text:p>
          </table:table-cell>
          <table:table-cell office:value-type="float" office:value="50977300" calcext:value-type="float">
            <text:p>50977300</text:p>
          </table:table-cell>
          <table:table-cell office:value-type="float" office:value="50981500" calcext:value-type="float">
            <text:p>50981500</text:p>
          </table:table-cell>
          <table:table-cell office:value-type="float" office:value="50991400" calcext:value-type="float">
            <text:p>50991400</text:p>
          </table:table-cell>
          <table:table-cell office:value-type="float" office:value="50991500" calcext:value-type="float">
            <text:p>50991500</text:p>
          </table:table-cell>
          <table:table-cell office:value-type="float" office:value="50987300" calcext:value-type="float">
            <text:p>50987300</text:p>
          </table:table-cell>
          <table:table-cell office:value-type="float" office:value="50994700" calcext:value-type="float">
            <text:p>50994700</text:p>
          </table:table-cell>
          <table:table-cell office:value-type="float" office:value="50993100" calcext:value-type="float">
            <text:p>50993100</text:p>
          </table:table-cell>
          <table:table-cell office:value-type="float" office:value="50994200" calcext:value-type="float">
            <text:p>50994200</text:p>
          </table:table-cell>
          <table:table-cell office:value-type="float" office:value="50977000" calcext:value-type="float">
            <text:p>50977000</text:p>
          </table:table-cell>
          <table:table-cell office:value-type="float" office:value="50993700" calcext:value-type="float">
            <text:p>50993700</text:p>
          </table:table-cell>
          <table:table-cell office:value-type="float" office:value="50997600" calcext:value-type="float">
            <text:p>50997600</text:p>
          </table:table-cell>
          <table:table-cell office:value-type="float" office:value="50970400" calcext:value-type="float">
            <text:p>50970400</text:p>
          </table:table-cell>
          <table:table-cell office:value-type="float" office:value="50991800" calcext:value-type="float">
            <text:p>50991800</text:p>
          </table:table-cell>
          <table:table-cell office:value-type="float" office:value="50995100" calcext:value-type="float">
            <text:p>50995100</text:p>
          </table:table-cell>
          <table:table-cell office:value-type="float" office:value="50984300" calcext:value-type="float">
            <text:p>50984300</text:p>
          </table:table-cell>
          <table:table-cell office:value-type="float" office:value="50987200" calcext:value-type="float">
            <text:p>50987200</text:p>
          </table:table-cell>
          <table:table-cell office:value-type="float" office:value="50978900" calcext:value-type="float">
            <text:p>50978900</text:p>
          </table:table-cell>
          <table:table-cell office:value-type="float" office:value="50985500" calcext:value-type="float">
            <text:p>50985500</text:p>
          </table:table-cell>
          <table:table-cell office:value-type="float" office:value="50992400" calcext:value-type="float">
            <text:p>50992400</text:p>
          </table:table-cell>
          <table:table-cell office:value-type="float" office:value="50993700" calcext:value-type="float">
            <text:p>50993700</text:p>
          </table:table-cell>
          <table:table-cell office:value-type="float" office:value="50986700" calcext:value-type="float">
            <text:p>50986700</text:p>
          </table:table-cell>
          <table:table-cell office:value-type="float" office:value="50968000" calcext:value-type="float">
            <text:p>50968000</text:p>
          </table:table-cell>
          <table:table-cell office:value-type="float" office:value="50983600" calcext:value-type="float">
            <text:p>50983600</text:p>
          </table:table-cell>
          <table:table-cell office:value-type="float" office:value="50964100" calcext:value-type="float">
            <text:p>50964100</text:p>
          </table:table-cell>
          <table:table-cell office:value-type="float" office:value="50987600" calcext:value-type="float">
            <text:p>50987600</text:p>
          </table:table-cell>
          <table:table-cell office:value-type="float" office:value="50987200" calcext:value-type="float">
            <text:p>50987200</text:p>
          </table:table-cell>
          <table:table-cell office:value-type="float" office:value="50977400" calcext:value-type="float">
            <text:p>50977400</text:p>
          </table:table-cell>
          <table:table-cell office:value-type="float" office:value="50966500" calcext:value-type="float">
            <text:p>50966500</text:p>
          </table:table-cell>
          <table:table-cell office:value-type="float" office:value="50975800" calcext:value-type="float">
            <text:p>50975800</text:p>
          </table:table-cell>
          <table:table-cell office:value-type="float" office:value="50989000" calcext:value-type="float">
            <text:p>50989000</text:p>
          </table:table-cell>
          <table:table-cell office:value-type="float" office:value="50936700" calcext:value-type="float">
            <text:p>50936700</text:p>
          </table:table-cell>
          <table:table-cell office:value-type="float" office:value="50968400" calcext:value-type="float">
            <text:p>50968400</text:p>
          </table:table-cell>
          <table:table-cell office:value-type="float" office:value="50987300" calcext:value-type="float">
            <text:p>50987300</text:p>
          </table:table-cell>
          <table:table-cell office:value-type="float" office:value="50984600" calcext:value-type="float">
            <text:p>50984600</text:p>
          </table:table-cell>
          <table:table-cell office:value-type="float" office:value="50984700" calcext:value-type="float">
            <text:p>50984700</text:p>
          </table:table-cell>
          <table:table-cell office:value-type="float" office:value="50978200" calcext:value-type="float">
            <text:p>50978200</text:p>
          </table:table-cell>
          <table:table-cell office:value-type="float" office:value="50965900" calcext:value-type="float">
            <text:p>50965900</text:p>
          </table:table-cell>
          <table:table-cell office:value-type="float" office:value="50983800" calcext:value-type="float">
            <text:p>50983800</text:p>
          </table:table-cell>
          <table:table-cell office:value-type="float" office:value="50988700" calcext:value-type="float">
            <text:p>50988700</text:p>
          </table:table-cell>
          <table:table-cell office:value-type="float" office:value="50982200" calcext:value-type="float">
            <text:p>50982200</text:p>
          </table:table-cell>
          <table:table-cell office:value-type="float" office:value="50980800" calcext:value-type="float">
            <text:p>50980800</text:p>
          </table:table-cell>
          <table:table-cell office:value-type="float" office:value="50957500" calcext:value-type="float">
            <text:p>50957500</text:p>
          </table:table-cell>
          <table:table-cell office:value-type="float" office:value="50982600" calcext:value-type="float">
            <text:p>50982600</text:p>
          </table:table-cell>
          <table:table-cell office:value-type="float" office:value="50981400" calcext:value-type="float">
            <text:p>50981400</text:p>
          </table:table-cell>
          <table:table-cell office:value-type="float" office:value="50990900" calcext:value-type="float">
            <text:p>50990900</text:p>
          </table:table-cell>
          <table:table-cell office:value-type="float" office:value="50990100" calcext:value-type="float">
            <text:p>50990100</text:p>
          </table:table-cell>
          <table:table-cell office:value-type="float" office:value="50957000" calcext:value-type="float">
            <text:p>50957000</text:p>
          </table:table-cell>
          <table:table-cell office:value-type="float" office:value="50979700" calcext:value-type="float">
            <text:p>50979700</text:p>
          </table:table-cell>
          <table:table-cell office:value-type="float" office:value="50992000" calcext:value-type="float">
            <text:p>50992000</text:p>
          </table:table-cell>
          <table:table-cell office:value-type="float" office:value="50947100" calcext:value-type="float">
            <text:p>50947100</text:p>
          </table:table-cell>
          <table:table-cell office:value-type="float" office:value="50989800" calcext:value-type="float">
            <text:p>50989800</text:p>
          </table:table-cell>
          <table:table-cell office:value-type="float" office:value="50992900" calcext:value-type="float">
            <text:p>50992900</text:p>
          </table:table-cell>
          <table:table-cell office:value-type="float" office:value="50995200" calcext:value-type="float">
            <text:p>50995200</text:p>
          </table:table-cell>
          <table:table-cell office:value-type="float" office:value="50981700" calcext:value-type="float">
            <text:p>50981700</text:p>
          </table:table-cell>
          <table:table-cell office:value-type="float" office:value="50991100" calcext:value-type="float">
            <text:p>50991100</text:p>
          </table:table-cell>
          <table:table-cell office:value-type="float" office:value="50994200" calcext:value-type="float">
            <text:p>50994200</text:p>
          </table:table-cell>
          <table:table-cell office:value-type="float" office:value="50995600" calcext:value-type="float">
            <text:p>50995600</text:p>
          </table:table-cell>
          <table:table-cell office:value-type="float" office:value="50981500" calcext:value-type="float">
            <text:p>50981500</text:p>
          </table:table-cell>
          <table:table-cell office:value-type="float" office:value="50973200" calcext:value-type="float">
            <text:p>50973200</text:p>
          </table:table-cell>
          <table:table-cell office:value-type="float" office:value="50991700" calcext:value-type="float">
            <text:p>50991700</text:p>
          </table:table-cell>
          <table:table-cell office:value-type="float" office:value="50970000" calcext:value-type="float">
            <text:p>50970000</text:p>
          </table:table-cell>
          <table:table-cell office:value-type="float" office:value="50994200" calcext:value-type="float">
            <text:p>50994200</text:p>
          </table:table-cell>
          <table:table-cell office:value-type="float" office:value="50996400" calcext:value-type="float">
            <text:p>50996400</text:p>
          </table:table-cell>
          <table:table-cell office:value-type="float" office:value="50967200" calcext:value-type="float">
            <text:p>50967200</text:p>
          </table:table-cell>
          <table:table-cell office:value-type="float" office:value="50994500" calcext:value-type="float">
            <text:p>50994500</text:p>
          </table:table-cell>
          <table:table-cell office:value-type="float" office:value="50987700" calcext:value-type="float">
            <text:p>50987700</text:p>
          </table:table-cell>
          <table:table-cell office:value-type="float" office:value="50964700" calcext:value-type="float">
            <text:p>50964700</text:p>
          </table:table-cell>
          <table:table-cell office:value-type="float" office:value="50979600" calcext:value-type="float">
            <text:p>50979600</text:p>
          </table:table-cell>
          <table:table-cell office:value-type="float" office:value="50983100" calcext:value-type="float">
            <text:p>50983100</text:p>
          </table:table-cell>
          <table:table-cell office:value-type="float" office:value="50969000" calcext:value-type="float">
            <text:p>50969000</text:p>
          </table:table-cell>
          <table:table-cell office:value-type="float" office:value="50958600" calcext:value-type="float">
            <text:p>50958600</text:p>
          </table:table-cell>
          <table:table-cell office:value-type="float" office:value="50994800" calcext:value-type="float">
            <text:p>50994800</text:p>
          </table:table-cell>
          <table:table-cell office:value-type="float" office:value="50994600" calcext:value-type="float">
            <text:p>50994600</text:p>
          </table:table-cell>
          <table:table-cell office:value-type="float" office:value="50966100" calcext:value-type="float">
            <text:p>50966100</text:p>
          </table:table-cell>
          <table:table-cell office:value-type="float" office:value="50988900" calcext:value-type="float">
            <text:p>50988900</text:p>
          </table:table-cell>
          <table:table-cell office:value-type="float" office:value="50991200" calcext:value-type="float">
            <text:p>50991200</text:p>
          </table:table-cell>
          <table:table-cell office:value-type="float" office:value="50962500" calcext:value-type="float">
            <text:p>50962500</text:p>
          </table:table-cell>
          <table:table-cell office:value-type="float" office:value="50992000" calcext:value-type="float">
            <text:p>50992000</text:p>
          </table:table-cell>
          <table:table-cell office:value-type="float" office:value="50964800" calcext:value-type="float">
            <text:p>50964800</text:p>
          </table:table-cell>
          <table:table-cell office:value-type="float" office:value="50945500" calcext:value-type="float">
            <text:p>50945500</text:p>
          </table:table-cell>
          <table:table-cell office:value-type="float" office:value="50977800" calcext:value-type="float">
            <text:p>50977800</text:p>
          </table:table-cell>
          <table:table-cell office:value-type="float" office:value="50986900" calcext:value-type="float">
            <text:p>50986900</text:p>
          </table:table-cell>
          <table:table-cell office:value-type="float" office:value="50984700" calcext:value-type="float">
            <text:p>50984700</text:p>
          </table:table-cell>
          <table:table-cell office:value-type="float" office:value="50993400" calcext:value-type="float">
            <text:p>50993400</text:p>
          </table:table-cell>
          <table:table-cell office:value-type="float" office:value="50994400" calcext:value-type="float">
            <text:p>50994400</text:p>
          </table:table-cell>
          <table:table-cell office:value-type="float" office:value="50994500" calcext:value-type="float">
            <text:p>50994500</text:p>
          </table:table-cell>
          <table:table-cell office:value-type="float" office:value="50995800" calcext:value-type="float">
            <text:p>50995800</text:p>
          </table:table-cell>
          <table:table-cell office:value-type="float" office:value="50989900" calcext:value-type="float">
            <text:p>50989900</text:p>
          </table:table-cell>
          <table:table-cell office:value-type="float" office:value="50967300" calcext:value-type="float">
            <text:p>50967300</text:p>
          </table:table-cell>
          <table:table-cell table:number-columns-repeated="2" office:value-type="float" office:value="50992300" calcext:value-type="float">
            <text:p>50992300</text:p>
          </table:table-cell>
          <table:table-cell office:value-type="float" office:value="50991700" calcext:value-type="float">
            <text:p>50991700</text:p>
          </table:table-cell>
          <table:table-cell office:value-type="float" office:value="50993300" calcext:value-type="float">
            <text:p>50993300</text:p>
          </table:table-cell>
          <table:table-cell office:value-type="float" office:value="50968300" calcext:value-type="float">
            <text:p>50968300</text:p>
          </table:table-cell>
          <table:table-cell office:value-type="float" office:value="50982300" calcext:value-type="float">
            <text:p>50982300</text:p>
          </table:table-cell>
          <table:table-cell office:value-type="float" office:value="50969000" calcext:value-type="float">
            <text:p>50969000</text:p>
          </table:table-cell>
          <table:table-cell office:value-type="float" office:value="50969600" calcext:value-type="float">
            <text:p>50969600</text:p>
          </table:table-cell>
          <table:table-cell office:value-type="float" office:value="50990000" calcext:value-type="float">
            <text:p>50990000</text:p>
          </table:table-cell>
          <table:table-cell office:value-type="float" office:value="50939200" calcext:value-type="float">
            <text:p>50939200</text:p>
          </table:table-cell>
          <table:table-cell office:value-type="float" office:value="50972900" calcext:value-type="float">
            <text:p>50972900</text:p>
          </table:table-cell>
          <table:table-cell office:value-type="float" office:value="50977400" calcext:value-type="float">
            <text:p>50977400</text:p>
          </table:table-cell>
          <table:table-cell office:value-type="float" office:value="50992300" calcext:value-type="float">
            <text:p>50992300</text:p>
          </table:table-cell>
          <table:table-cell office:value-type="float" office:value="50987800" calcext:value-type="float">
            <text:p>50987800</text:p>
          </table:table-cell>
          <table:table-cell office:value-type="float" office:value="50981800" calcext:value-type="float">
            <text:p>50981800</text:p>
          </table:table-cell>
          <table:table-cell office:value-type="float" office:value="50941700" calcext:value-type="float">
            <text:p>50941700</text:p>
          </table:table-cell>
          <table:table-cell office:value-type="float" office:value="50958600" calcext:value-type="float">
            <text:p>50958600</text:p>
          </table:table-cell>
          <table:table-cell office:value-type="float" office:value="50990100" calcext:value-type="float">
            <text:p>50990100</text:p>
          </table:table-cell>
          <table:table-cell office:value-type="float" office:value="50969700" calcext:value-type="float">
            <text:p>50969700</text:p>
          </table:table-cell>
          <table:table-cell office:value-type="float" office:value="50996500" calcext:value-type="float">
            <text:p>50996500</text:p>
          </table:table-cell>
          <table:table-cell office:value-type="float" office:value="50992600" calcext:value-type="float">
            <text:p>50992600</text:p>
          </table:table-cell>
          <table:table-cell office:value-type="float" office:value="50993300" calcext:value-type="float">
            <text:p>50993300</text:p>
          </table:table-cell>
          <table:table-cell office:value-type="float" office:value="50986700" calcext:value-type="float">
            <text:p>50986700</text:p>
          </table:table-cell>
          <table:table-cell office:value-type="float" office:value="50976600" calcext:value-type="float">
            <text:p>50976600</text:p>
          </table:table-cell>
          <table:table-cell office:value-type="float" office:value="50982800" calcext:value-type="float">
            <text:p>50982800</text:p>
          </table:table-cell>
          <table:table-cell office:value-type="float" office:value="50997900" calcext:value-type="float">
            <text:p>50997900</text:p>
          </table:table-cell>
          <table:table-cell office:value-type="float" office:value="50986300" calcext:value-type="float">
            <text:p>50986300</text:p>
          </table:table-cell>
          <table:table-cell office:value-type="float" office:value="50994800" calcext:value-type="float">
            <text:p>50994800</text:p>
          </table:table-cell>
          <table:table-cell office:value-type="float" office:value="50960000" calcext:value-type="float">
            <text:p>50960000</text:p>
          </table:table-cell>
          <table:table-cell office:value-type="float" office:value="50982200" calcext:value-type="float">
            <text:p>50982200</text:p>
          </table:table-cell>
          <table:table-cell office:value-type="float" office:value="50967000" calcext:value-type="float">
            <text:p>50967000</text:p>
          </table:table-cell>
          <table:table-cell office:value-type="float" office:value="50993800" calcext:value-type="float">
            <text:p>50993800</text:p>
          </table:table-cell>
          <table:table-cell office:value-type="float" office:value="50987100" calcext:value-type="float">
            <text:p>50987100</text:p>
          </table:table-cell>
          <table:table-cell office:value-type="float" office:value="50985900" calcext:value-type="float">
            <text:p>50985900</text:p>
          </table:table-cell>
          <table:table-cell office:value-type="float" office:value="50994600" calcext:value-type="float">
            <text:p>50994600</text:p>
          </table:table-cell>
          <table:table-cell office:value-type="float" office:value="51015800" calcext:value-type="float">
            <text:p>510158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 swaps</text:p>
          </table:table-cell>
          <table:table-cell office:value-type="float" office:value="50016600" calcext:value-type="float">
            <text:p>50016600</text:p>
          </table:table-cell>
          <table:table-cell office:value-type="float" office:value="50029100" calcext:value-type="float">
            <text:p>50029100</text:p>
          </table:table-cell>
          <table:table-cell office:value-type="float" office:value="50021300" calcext:value-type="float">
            <text:p>50021300</text:p>
          </table:table-cell>
          <table:table-cell office:value-type="float" office:value="49993000" calcext:value-type="float">
            <text:p>49993000</text:p>
          </table:table-cell>
          <table:table-cell office:value-type="float" office:value="50034200" calcext:value-type="float">
            <text:p>50034200</text:p>
          </table:table-cell>
          <table:table-cell office:value-type="float" office:value="50000500" calcext:value-type="float">
            <text:p>50000500</text:p>
          </table:table-cell>
          <table:table-cell office:value-type="float" office:value="50018000" calcext:value-type="float">
            <text:p>50018000</text:p>
          </table:table-cell>
          <table:table-cell office:value-type="float" office:value="50016600" calcext:value-type="float">
            <text:p>50016600</text:p>
          </table:table-cell>
          <table:table-cell office:value-type="float" office:value="50013100" calcext:value-type="float">
            <text:p>50013100</text:p>
          </table:table-cell>
          <table:table-cell office:value-type="float" office:value="50022400" calcext:value-type="float">
            <text:p>50022400</text:p>
          </table:table-cell>
          <table:table-cell office:value-type="float" office:value="50030100" calcext:value-type="float">
            <text:p>50030100</text:p>
          </table:table-cell>
          <table:table-cell office:value-type="float" office:value="50028000" calcext:value-type="float">
            <text:p>50028000</text:p>
          </table:table-cell>
          <table:table-cell office:value-type="float" office:value="50031000" calcext:value-type="float">
            <text:p>50031000</text:p>
          </table:table-cell>
          <table:table-cell office:value-type="float" office:value="50036200" calcext:value-type="float">
            <text:p>50036200</text:p>
          </table:table-cell>
          <table:table-cell office:value-type="float" office:value="50040200" calcext:value-type="float">
            <text:p>50040200</text:p>
          </table:table-cell>
          <table:table-cell office:value-type="float" office:value="50024700" calcext:value-type="float">
            <text:p>50024700</text:p>
          </table:table-cell>
          <table:table-cell office:value-type="float" office:value="50018300" calcext:value-type="float">
            <text:p>50018300</text:p>
          </table:table-cell>
          <table:table-cell office:value-type="float" office:value="50018400" calcext:value-type="float">
            <text:p>50018400</text:p>
          </table:table-cell>
          <table:table-cell office:value-type="float" office:value="49993800" calcext:value-type="float">
            <text:p>49993800</text:p>
          </table:table-cell>
          <table:table-cell office:value-type="float" office:value="50021800" calcext:value-type="float">
            <text:p>50021800</text:p>
          </table:table-cell>
          <table:table-cell office:value-type="float" office:value="50023300" calcext:value-type="float">
            <text:p>50023300</text:p>
          </table:table-cell>
          <table:table-cell office:value-type="float" office:value="50017500" calcext:value-type="float">
            <text:p>50017500</text:p>
          </table:table-cell>
          <table:table-cell office:value-type="float" office:value="50037700" calcext:value-type="float">
            <text:p>50037700</text:p>
          </table:table-cell>
          <table:table-cell office:value-type="float" office:value="49974100" calcext:value-type="float">
            <text:p>49974100</text:p>
          </table:table-cell>
          <table:table-cell office:value-type="float" office:value="49988000" calcext:value-type="float">
            <text:p>49988000</text:p>
          </table:table-cell>
          <table:table-cell office:value-type="float" office:value="49987600" calcext:value-type="float">
            <text:p>49987600</text:p>
          </table:table-cell>
          <table:table-cell office:value-type="float" office:value="50029100" calcext:value-type="float">
            <text:p>50029100</text:p>
          </table:table-cell>
          <table:table-cell office:value-type="float" office:value="50040600" calcext:value-type="float">
            <text:p>50040600</text:p>
          </table:table-cell>
          <table:table-cell office:value-type="float" office:value="50012800" calcext:value-type="float">
            <text:p>50012800</text:p>
          </table:table-cell>
          <table:table-cell office:value-type="float" office:value="50039300" calcext:value-type="float">
            <text:p>50039300</text:p>
          </table:table-cell>
          <table:table-cell office:value-type="float" office:value="50038400" calcext:value-type="float">
            <text:p>50038400</text:p>
          </table:table-cell>
          <table:table-cell office:value-type="float" office:value="50030900" calcext:value-type="float">
            <text:p>50030900</text:p>
          </table:table-cell>
          <table:table-cell office:value-type="float" office:value="50028000" calcext:value-type="float">
            <text:p>50028000</text:p>
          </table:table-cell>
          <table:table-cell office:value-type="float" office:value="50017800" calcext:value-type="float">
            <text:p>50017800</text:p>
          </table:table-cell>
          <table:table-cell office:value-type="float" office:value="49988900" calcext:value-type="float">
            <text:p>49988900</text:p>
          </table:table-cell>
          <table:table-cell office:value-type="float" office:value="50011100" calcext:value-type="float">
            <text:p>50011100</text:p>
          </table:table-cell>
          <table:table-cell office:value-type="float" office:value="50033700" calcext:value-type="float">
            <text:p>50033700</text:p>
          </table:table-cell>
          <table:table-cell office:value-type="float" office:value="50031700" calcext:value-type="float">
            <text:p>50031700</text:p>
          </table:table-cell>
          <table:table-cell office:value-type="float" office:value="50041400" calcext:value-type="float">
            <text:p>50041400</text:p>
          </table:table-cell>
          <table:table-cell office:value-type="float" office:value="50033400" calcext:value-type="float">
            <text:p>50033400</text:p>
          </table:table-cell>
          <table:table-cell office:value-type="float" office:value="50025700" calcext:value-type="float">
            <text:p>50025700</text:p>
          </table:table-cell>
          <table:table-cell office:value-type="float" office:value="50020100" calcext:value-type="float">
            <text:p>50020100</text:p>
          </table:table-cell>
          <table:table-cell office:value-type="float" office:value="50038500" calcext:value-type="float">
            <text:p>50038500</text:p>
          </table:table-cell>
          <table:table-cell office:value-type="float" office:value="50014500" calcext:value-type="float">
            <text:p>50014500</text:p>
          </table:table-cell>
          <table:table-cell office:value-type="float" office:value="50005700" calcext:value-type="float">
            <text:p>50005700</text:p>
          </table:table-cell>
          <table:table-cell office:value-type="float" office:value="50007200" calcext:value-type="float">
            <text:p>50007200</text:p>
          </table:table-cell>
          <table:table-cell office:value-type="float" office:value="50038800" calcext:value-type="float">
            <text:p>50038800</text:p>
          </table:table-cell>
          <table:table-cell office:value-type="float" office:value="50029900" calcext:value-type="float">
            <text:p>50029900</text:p>
          </table:table-cell>
          <table:table-cell office:value-type="float" office:value="50015600" calcext:value-type="float">
            <text:p>50015600</text:p>
          </table:table-cell>
          <table:table-cell office:value-type="float" office:value="50007400" calcext:value-type="float">
            <text:p>50007400</text:p>
          </table:table-cell>
          <table:table-cell office:value-type="float" office:value="50025800" calcext:value-type="float">
            <text:p>50025800</text:p>
          </table:table-cell>
          <table:table-cell office:value-type="float" office:value="50018400" calcext:value-type="float">
            <text:p>50018400</text:p>
          </table:table-cell>
          <table:table-cell office:value-type="float" office:value="50025600" calcext:value-type="float">
            <text:p>50025600</text:p>
          </table:table-cell>
          <table:table-cell office:value-type="float" office:value="50015600" calcext:value-type="float">
            <text:p>50015600</text:p>
          </table:table-cell>
          <table:table-cell office:value-type="float" office:value="50028900" calcext:value-type="float">
            <text:p>50028900</text:p>
          </table:table-cell>
          <table:table-cell office:value-type="float" office:value="50011100" calcext:value-type="float">
            <text:p>50011100</text:p>
          </table:table-cell>
          <table:table-cell office:value-type="float" office:value="50041200" calcext:value-type="float">
            <text:p>50041200</text:p>
          </table:table-cell>
          <table:table-cell office:value-type="float" office:value="49986600" calcext:value-type="float">
            <text:p>49986600</text:p>
          </table:table-cell>
          <table:table-cell office:value-type="float" office:value="50040600" calcext:value-type="float">
            <text:p>50040600</text:p>
          </table:table-cell>
          <table:table-cell office:value-type="float" office:value="50042100" calcext:value-type="float">
            <text:p>50042100</text:p>
          </table:table-cell>
          <table:table-cell office:value-type="float" office:value="50041000" calcext:value-type="float">
            <text:p>50041000</text:p>
          </table:table-cell>
          <table:table-cell office:value-type="float" office:value="50033700" calcext:value-type="float">
            <text:p>50033700</text:p>
          </table:table-cell>
          <table:table-cell office:value-type="float" office:value="50015600" calcext:value-type="float">
            <text:p>50015600</text:p>
          </table:table-cell>
          <table:table-cell office:value-type="float" office:value="49971400" calcext:value-type="float">
            <text:p>49971400</text:p>
          </table:table-cell>
          <table:table-cell office:value-type="float" office:value="50030800" calcext:value-type="float">
            <text:p>50030800</text:p>
          </table:table-cell>
          <table:table-cell office:value-type="float" office:value="50005900" calcext:value-type="float">
            <text:p>50005900</text:p>
          </table:table-cell>
          <table:table-cell office:value-type="float" office:value="50033400" calcext:value-type="float">
            <text:p>50033400</text:p>
          </table:table-cell>
          <table:table-cell office:value-type="float" office:value="50010600" calcext:value-type="float">
            <text:p>50010600</text:p>
          </table:table-cell>
          <table:table-cell office:value-type="float" office:value="49999600" calcext:value-type="float">
            <text:p>49999600</text:p>
          </table:table-cell>
          <table:table-cell office:value-type="float" office:value="50041800" calcext:value-type="float">
            <text:p>50041800</text:p>
          </table:table-cell>
          <table:table-cell office:value-type="float" office:value="50037100" calcext:value-type="float">
            <text:p>50037100</text:p>
          </table:table-cell>
          <table:table-cell office:value-type="float" office:value="50027500" calcext:value-type="float">
            <text:p>50027500</text:p>
          </table:table-cell>
          <table:table-cell office:value-type="float" office:value="50001600" calcext:value-type="float">
            <text:p>50001600</text:p>
          </table:table-cell>
          <table:table-cell office:value-type="float" office:value="50023800" calcext:value-type="float">
            <text:p>50023800</text:p>
          </table:table-cell>
          <table:table-cell office:value-type="float" office:value="49994300" calcext:value-type="float">
            <text:p>49994300</text:p>
          </table:table-cell>
          <table:table-cell office:value-type="float" office:value="50031300" calcext:value-type="float">
            <text:p>50031300</text:p>
          </table:table-cell>
          <table:table-cell office:value-type="float" office:value="50037800" calcext:value-type="float">
            <text:p>50037800</text:p>
          </table:table-cell>
          <table:table-cell office:value-type="float" office:value="50018800" calcext:value-type="float">
            <text:p>50018800</text:p>
          </table:table-cell>
          <table:table-cell office:value-type="float" office:value="50010600" calcext:value-type="float">
            <text:p>50010600</text:p>
          </table:table-cell>
          <table:table-cell office:value-type="float" office:value="50031100" calcext:value-type="float">
            <text:p>50031100</text:p>
          </table:table-cell>
          <table:table-cell office:value-type="float" office:value="50030700" calcext:value-type="float">
            <text:p>50030700</text:p>
          </table:table-cell>
          <table:table-cell office:value-type="float" office:value="49969200" calcext:value-type="float">
            <text:p>49969200</text:p>
          </table:table-cell>
          <table:table-cell office:value-type="float" office:value="50024800" calcext:value-type="float">
            <text:p>50024800</text:p>
          </table:table-cell>
          <table:table-cell office:value-type="float" office:value="50025400" calcext:value-type="float">
            <text:p>50025400</text:p>
          </table:table-cell>
          <table:table-cell office:value-type="float" office:value="50034500" calcext:value-type="float">
            <text:p>50034500</text:p>
          </table:table-cell>
          <table:table-cell office:value-type="float" office:value="49992200" calcext:value-type="float">
            <text:p>49992200</text:p>
          </table:table-cell>
          <table:table-cell office:value-type="float" office:value="49998500" calcext:value-type="float">
            <text:p>49998500</text:p>
          </table:table-cell>
          <table:table-cell office:value-type="float" office:value="50038900" calcext:value-type="float">
            <text:p>50038900</text:p>
          </table:table-cell>
          <table:table-cell office:value-type="float" office:value="50005800" calcext:value-type="float">
            <text:p>50005800</text:p>
          </table:table-cell>
          <table:table-cell office:value-type="float" office:value="50028800" calcext:value-type="float">
            <text:p>50028800</text:p>
          </table:table-cell>
          <table:table-cell office:value-type="float" office:value="50034300" calcext:value-type="float">
            <text:p>50034300</text:p>
          </table:table-cell>
          <table:table-cell office:value-type="float" office:value="50036200" calcext:value-type="float">
            <text:p>50036200</text:p>
          </table:table-cell>
          <table:table-cell office:value-type="float" office:value="50038300" calcext:value-type="float">
            <text:p>50038300</text:p>
          </table:table-cell>
          <table:table-cell office:value-type="float" office:value="50031300" calcext:value-type="float">
            <text:p>50031300</text:p>
          </table:table-cell>
          <table:table-cell office:value-type="float" office:value="50032500" calcext:value-type="float">
            <text:p>50032500</text:p>
          </table:table-cell>
          <table:table-cell office:value-type="float" office:value="50040100" calcext:value-type="float">
            <text:p>50040100</text:p>
          </table:table-cell>
          <table:table-cell office:value-type="float" office:value="50027800" calcext:value-type="float">
            <text:p>50027800</text:p>
          </table:table-cell>
          <table:table-cell office:value-type="float" office:value="50030000" calcext:value-type="float">
            <text:p>50030000</text:p>
          </table:table-cell>
          <table:table-cell office:value-type="float" office:value="50026800" calcext:value-type="float">
            <text:p>50026800</text:p>
          </table:table-cell>
          <table:table-cell office:value-type="float" office:value="50032000" calcext:value-type="float">
            <text:p>50032000</text:p>
          </table:table-cell>
          <table:table-cell office:value-type="float" office:value="50030500" calcext:value-type="float">
            <text:p>50030500</text:p>
          </table:table-cell>
          <table:table-cell office:value-type="float" office:value="50034300" calcext:value-type="float">
            <text:p>50034300</text:p>
          </table:table-cell>
          <table:table-cell office:value-type="float" office:value="50015100" calcext:value-type="float">
            <text:p>50015100</text:p>
          </table:table-cell>
          <table:table-cell office:value-type="float" office:value="50002100" calcext:value-type="float">
            <text:p>50002100</text:p>
          </table:table-cell>
          <table:table-cell office:value-type="float" office:value="50006200" calcext:value-type="float">
            <text:p>50006200</text:p>
          </table:table-cell>
          <table:table-cell office:value-type="float" office:value="49990100" calcext:value-type="float">
            <text:p>49990100</text:p>
          </table:table-cell>
          <table:table-cell office:value-type="float" office:value="50014000" calcext:value-type="float">
            <text:p>50014000</text:p>
          </table:table-cell>
          <table:table-cell office:value-type="float" office:value="50017300" calcext:value-type="float">
            <text:p>50017300</text:p>
          </table:table-cell>
          <table:table-cell office:value-type="float" office:value="50029100" calcext:value-type="float">
            <text:p>50029100</text:p>
          </table:table-cell>
          <table:table-cell office:value-type="float" office:value="50018000" calcext:value-type="float">
            <text:p>50018000</text:p>
          </table:table-cell>
          <table:table-cell office:value-type="float" office:value="50027500" calcext:value-type="float">
            <text:p>50027500</text:p>
          </table:table-cell>
          <table:table-cell office:value-type="float" office:value="50025300" calcext:value-type="float">
            <text:p>50025300</text:p>
          </table:table-cell>
          <table:table-cell office:value-type="float" office:value="50022200" calcext:value-type="float">
            <text:p>50022200</text:p>
          </table:table-cell>
          <table:table-cell office:value-type="float" office:value="50021900" calcext:value-type="float">
            <text:p>50021900</text:p>
          </table:table-cell>
          <table:table-cell office:value-type="float" office:value="50009900" calcext:value-type="float">
            <text:p>50009900</text:p>
          </table:table-cell>
          <table:table-cell office:value-type="float" office:value="49977700" calcext:value-type="float">
            <text:p>49977700</text:p>
          </table:table-cell>
          <table:table-cell office:value-type="float" office:value="50013800" calcext:value-type="float">
            <text:p>50013800</text:p>
          </table:table-cell>
          <table:table-cell office:value-type="float" office:value="50032900" calcext:value-type="float">
            <text:p>50032900</text:p>
          </table:table-cell>
          <table:table-cell office:value-type="float" office:value="49998400" calcext:value-type="float">
            <text:p>49998400</text:p>
          </table:table-cell>
          <table:table-cell office:value-type="float" office:value="50039400" calcext:value-type="float">
            <text:p>50039400</text:p>
          </table:table-cell>
          <table:table-cell office:value-type="float" office:value="49984400" calcext:value-type="float">
            <text:p>49984400</text:p>
          </table:table-cell>
          <table:table-cell office:value-type="float" office:value="50019000" calcext:value-type="float">
            <text:p>50019000</text:p>
          </table:table-cell>
          <table:table-cell office:value-type="float" office:value="50034400" calcext:value-type="float">
            <text:p>50034400</text:p>
          </table:table-cell>
          <table:table-cell office:value-type="float" office:value="50014000" calcext:value-type="float">
            <text:p>50014000</text:p>
          </table:table-cell>
          <table:table-cell office:value-type="float" office:value="50025000" calcext:value-type="float">
            <text:p>50025000</text:p>
          </table:table-cell>
          <table:table-cell office:value-type="float" office:value="50003600" calcext:value-type="float">
            <text:p>50003600</text:p>
          </table:table-cell>
          <table:table-cell office:value-type="float" office:value="50033600" calcext:value-type="float">
            <text:p>50033600</text:p>
          </table:table-cell>
          <table:table-cell office:value-type="float" office:value="50032000" calcext:value-type="float">
            <text:p>50032000</text:p>
          </table:table-cell>
          <table:table-cell office:value-type="float" office:value="50025200" calcext:value-type="float">
            <text:p>50025200</text:p>
          </table:table-cell>
          <table:table-cell office:value-type="float" office:value="50034200" calcext:value-type="float">
            <text:p>50034200</text:p>
          </table:table-cell>
          <table:table-cell office:value-type="float" office:value="50017600" calcext:value-type="float">
            <text:p>50017600</text:p>
          </table:table-cell>
          <table:table-cell office:value-type="float" office:value="50039500" calcext:value-type="float">
            <text:p>50039500</text:p>
          </table:table-cell>
          <table:table-cell office:value-type="float" office:value="50021100" calcext:value-type="float">
            <text:p>50021100</text:p>
          </table:table-cell>
          <table:table-cell office:value-type="float" office:value="49968900" calcext:value-type="float">
            <text:p>49968900</text:p>
          </table:table-cell>
          <table:table-cell office:value-type="float" office:value="49980100" calcext:value-type="float">
            <text:p>49980100</text:p>
          </table:table-cell>
          <table:table-cell office:value-type="float" office:value="49988600" calcext:value-type="float">
            <text:p>49988600</text:p>
          </table:table-cell>
          <table:table-cell office:value-type="float" office:value="49996600" calcext:value-type="float">
            <text:p>49996600</text:p>
          </table:table-cell>
          <table:table-cell office:value-type="float" office:value="49987200" calcext:value-type="float">
            <text:p>49987200</text:p>
          </table:table-cell>
          <table:table-cell office:value-type="float" office:value="50001700" calcext:value-type="float">
            <text:p>50001700</text:p>
          </table:table-cell>
          <table:table-cell office:value-type="float" office:value="50020600" calcext:value-type="float">
            <text:p>50020600</text:p>
          </table:table-cell>
          <table:table-cell office:value-type="float" office:value="50029500" calcext:value-type="float">
            <text:p>50029500</text:p>
          </table:table-cell>
          <table:table-cell office:value-type="float" office:value="50002700" calcext:value-type="float">
            <text:p>50002700</text:p>
          </table:table-cell>
          <table:table-cell office:value-type="float" office:value="50022200" calcext:value-type="float">
            <text:p>50022200</text:p>
          </table:table-cell>
          <table:table-cell office:value-type="float" office:value="50021800" calcext:value-type="float">
            <text:p>50021800</text:p>
          </table:table-cell>
          <table:table-cell office:value-type="float" office:value="50012900" calcext:value-type="float">
            <text:p>50012900</text:p>
          </table:table-cell>
          <table:table-cell office:value-type="float" office:value="49990100" calcext:value-type="float">
            <text:p>49990100</text:p>
          </table:table-cell>
          <table:table-cell office:value-type="float" office:value="50032800" calcext:value-type="float">
            <text:p>50032800</text:p>
          </table:table-cell>
          <table:table-cell office:value-type="float" office:value="50032700" calcext:value-type="float">
            <text:p>50032700</text:p>
          </table:table-cell>
          <table:table-cell office:value-type="float" office:value="50014700" calcext:value-type="float">
            <text:p>50014700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50000700" calcext:value-type="float">
            <text:p>50000700</text:p>
          </table:table-cell>
          <table:table-cell office:value-type="float" office:value="50030900" calcext:value-type="float">
            <text:p>50030900</text:p>
          </table:table-cell>
          <table:table-cell office:value-type="float" office:value="50021800" calcext:value-type="float">
            <text:p>50021800</text:p>
          </table:table-cell>
          <table:table-cell office:value-type="float" office:value="50021900" calcext:value-type="float">
            <text:p>50021900</text:p>
          </table:table-cell>
          <table:table-cell office:value-type="float" office:value="50016400" calcext:value-type="float">
            <text:p>50016400</text:p>
          </table:table-cell>
          <table:table-cell office:value-type="float" office:value="50017200" calcext:value-type="float">
            <text:p>50017200</text:p>
          </table:table-cell>
          <table:table-cell office:value-type="float" office:value="50025600" calcext:value-type="float">
            <text:p>50025600</text:p>
          </table:table-cell>
          <table:table-cell office:value-type="float" office:value="49989900" calcext:value-type="float">
            <text:p>49989900</text:p>
          </table:table-cell>
          <table:table-cell office:value-type="float" office:value="49995500" calcext:value-type="float">
            <text:p>49995500</text:p>
          </table:table-cell>
          <table:table-cell office:value-type="float" office:value="50012000" calcext:value-type="float">
            <text:p>50012000</text:p>
          </table:table-cell>
          <table:table-cell office:value-type="float" office:value="50025700" calcext:value-type="float">
            <text:p>50025700</text:p>
          </table:table-cell>
          <table:table-cell office:value-type="float" office:value="50006300" calcext:value-type="float">
            <text:p>50006300</text:p>
          </table:table-cell>
          <table:table-cell office:value-type="float" office:value="50013700" calcext:value-type="float">
            <text:p>50013700</text:p>
          </table:table-cell>
          <table:table-cell office:value-type="float" office:value="49964100" calcext:value-type="float">
            <text:p>49964100</text:p>
          </table:table-cell>
          <table:table-cell office:value-type="float" office:value="50028900" calcext:value-type="float">
            <text:p>50028900</text:p>
          </table:table-cell>
          <table:table-cell office:value-type="float" office:value="50026300" calcext:value-type="float">
            <text:p>50026300</text:p>
          </table:table-cell>
          <table:table-cell office:value-type="float" office:value="50035700" calcext:value-type="float">
            <text:p>50035700</text:p>
          </table:table-cell>
          <table:table-cell office:value-type="float" office:value="50023100" calcext:value-type="float">
            <text:p>50023100</text:p>
          </table:table-cell>
          <table:table-cell office:value-type="float" office:value="50025400" calcext:value-type="float">
            <text:p>50025400</text:p>
          </table:table-cell>
          <table:table-cell office:value-type="float" office:value="50036800" calcext:value-type="float">
            <text:p>50036800</text:p>
          </table:table-cell>
          <table:table-cell office:value-type="float" office:value="49993800" calcext:value-type="float">
            <text:p>49993800</text:p>
          </table:table-cell>
          <table:table-cell office:value-type="float" office:value="50024700" calcext:value-type="float">
            <text:p>50024700</text:p>
          </table:table-cell>
          <table:table-cell office:value-type="float" office:value="50010100" calcext:value-type="float">
            <text:p>50010100</text:p>
          </table:table-cell>
          <table:table-cell office:value-type="float" office:value="50019300" calcext:value-type="float">
            <text:p>50019300</text:p>
          </table:table-cell>
          <table:table-cell office:value-type="float" office:value="50038300" calcext:value-type="float">
            <text:p>50038300</text:p>
          </table:table-cell>
          <table:table-cell office:value-type="float" office:value="50039200" calcext:value-type="float">
            <text:p>50039200</text:p>
          </table:table-cell>
          <table:table-cell office:value-type="float" office:value="50009700" calcext:value-type="float">
            <text:p>50009700</text:p>
          </table:table-cell>
          <table:table-cell office:value-type="float" office:value="50001400" calcext:value-type="float">
            <text:p>50001400</text:p>
          </table:table-cell>
          <table:table-cell office:value-type="float" office:value="50009500" calcext:value-type="float">
            <text:p>50009500</text:p>
          </table:table-cell>
          <table:table-cell office:value-type="float" office:value="50040900" calcext:value-type="float">
            <text:p>50040900</text:p>
          </table:table-cell>
          <table:table-cell office:value-type="float" office:value="50001400" calcext:value-type="float">
            <text:p>50001400</text:p>
          </table:table-cell>
          <table:table-cell office:value-type="float" office:value="50018900" calcext:value-type="float">
            <text:p>50018900</text:p>
          </table:table-cell>
          <table:table-cell office:value-type="float" office:value="50038300" calcext:value-type="float">
            <text:p>50038300</text:p>
          </table:table-cell>
          <table:table-cell office:value-type="float" office:value="50025500" calcext:value-type="float">
            <text:p>50025500</text:p>
          </table:table-cell>
          <table:table-cell office:value-type="float" office:value="50019000" calcext:value-type="float">
            <text:p>50019000</text:p>
          </table:table-cell>
          <table:table-cell office:value-type="float" office:value="50032000" calcext:value-type="float">
            <text:p>50032000</text:p>
          </table:table-cell>
          <table:table-cell office:value-type="float" office:value="50021900" calcext:value-type="float">
            <text:p>50021900</text:p>
          </table:table-cell>
          <table:table-cell office:value-type="float" office:value="50031600" calcext:value-type="float">
            <text:p>50031600</text:p>
          </table:table-cell>
          <table:table-cell office:value-type="float" office:value="49963400" calcext:value-type="float">
            <text:p>49963400</text:p>
          </table:table-cell>
          <table:table-cell office:value-type="float" office:value="50010700" calcext:value-type="float">
            <text:p>50010700</text:p>
          </table:table-cell>
          <table:table-cell office:value-type="float" office:value="50019700" calcext:value-type="float">
            <text:p>50019700</text:p>
          </table:table-cell>
          <table:table-cell office:value-type="float" office:value="50024100" calcext:value-type="float">
            <text:p>50024100</text:p>
          </table:table-cell>
          <table:table-cell office:value-type="float" office:value="50012300" calcext:value-type="float">
            <text:p>50012300</text:p>
          </table:table-cell>
          <table:table-cell office:value-type="float" office:value="50023300" calcext:value-type="float">
            <text:p>50023300</text:p>
          </table:table-cell>
          <table:table-cell office:value-type="float" office:value="50016300" calcext:value-type="float">
            <text:p>50016300</text:p>
          </table:table-cell>
          <table:table-cell office:value-type="float" office:value="50008400" calcext:value-type="float">
            <text:p>50008400</text:p>
          </table:table-cell>
          <table:table-cell office:value-type="float" office:value="50018600" calcext:value-type="float">
            <text:p>50018600</text:p>
          </table:table-cell>
          <table:table-cell office:value-type="float" office:value="50030400" calcext:value-type="float">
            <text:p>50030400</text:p>
          </table:table-cell>
          <table:table-cell office:value-type="float" office:value="50021500" calcext:value-type="float">
            <text:p>50021500</text:p>
          </table:table-cell>
          <table:table-cell office:value-type="float" office:value="49987800" calcext:value-type="float">
            <text:p>49987800</text:p>
          </table:table-cell>
          <table:table-cell office:value-type="float" office:value="50091700" calcext:value-type="float">
            <text:p>50091700</text:p>
          </table:table-cell>
          <table:table-cell office:value-type="float" office:value="50096500" calcext:value-type="float">
            <text:p>50096500</text:p>
          </table:table-cell>
          <table:table-cell office:value-type="float" office:value="50096600" calcext:value-type="float">
            <text:p>50096600</text:p>
          </table:table-cell>
          <table:table-cell office:value-type="float" office:value="50099500" calcext:value-type="float">
            <text:p>50099500</text:p>
          </table:table-cell>
          <table:table-cell office:value-type="float" office:value="50092300" calcext:value-type="float">
            <text:p>50092300</text:p>
          </table:table-cell>
          <table:table-cell office:value-type="float" office:value="50106600" calcext:value-type="float">
            <text:p>50106600</text:p>
          </table:table-cell>
          <table:table-cell office:value-type="float" office:value="50083800" calcext:value-type="float">
            <text:p>50083800</text:p>
          </table:table-cell>
          <table:table-cell office:value-type="float" office:value="50094100" calcext:value-type="float">
            <text:p>50094100</text:p>
          </table:table-cell>
          <table:table-cell office:value-type="float" office:value="50099600" calcext:value-type="float">
            <text:p>50099600</text:p>
          </table:table-cell>
          <table:table-cell office:value-type="float" office:value="50106400" calcext:value-type="float">
            <text:p>50106400</text:p>
          </table:table-cell>
          <table:table-cell office:value-type="float" office:value="50084700" calcext:value-type="float">
            <text:p>50084700</text:p>
          </table:table-cell>
          <table:table-cell office:value-type="float" office:value="50107200" calcext:value-type="float">
            <text:p>50107200</text:p>
          </table:table-cell>
          <table:table-cell office:value-type="float" office:value="50063700" calcext:value-type="float">
            <text:p>50063700</text:p>
          </table:table-cell>
          <table:table-cell office:value-type="float" office:value="50077000" calcext:value-type="float">
            <text:p>50077000</text:p>
          </table:table-cell>
          <table:table-cell office:value-type="float" office:value="50095500" calcext:value-type="float">
            <text:p>50095500</text:p>
          </table:table-cell>
          <table:table-cell office:value-type="float" office:value="50102500" calcext:value-type="float">
            <text:p>50102500</text:p>
          </table:table-cell>
          <table:table-cell office:value-type="float" office:value="50102300" calcext:value-type="float">
            <text:p>50102300</text:p>
          </table:table-cell>
          <table:table-cell office:value-type="float" office:value="50097000" calcext:value-type="float">
            <text:p>50097000</text:p>
          </table:table-cell>
          <table:table-cell office:value-type="float" office:value="50107300" calcext:value-type="float">
            <text:p>50107300</text:p>
          </table:table-cell>
          <table:table-cell office:value-type="float" office:value="50069300" calcext:value-type="float">
            <text:p>50069300</text:p>
          </table:table-cell>
          <table:table-cell office:value-type="float" office:value="50071200" calcext:value-type="float">
            <text:p>50071200</text:p>
          </table:table-cell>
          <table:table-cell office:value-type="float" office:value="50102600" calcext:value-type="float">
            <text:p>50102600</text:p>
          </table:table-cell>
          <table:table-cell office:value-type="float" office:value="50064600" calcext:value-type="float">
            <text:p>50064600</text:p>
          </table:table-cell>
          <table:table-cell office:value-type="float" office:value="50093400" calcext:value-type="float">
            <text:p>50093400</text:p>
          </table:table-cell>
          <table:table-cell office:value-type="float" office:value="50083400" calcext:value-type="float">
            <text:p>50083400</text:p>
          </table:table-cell>
          <table:table-cell office:value-type="float" office:value="50107200" calcext:value-type="float">
            <text:p>50107200</text:p>
          </table:table-cell>
          <table:table-cell office:value-type="float" office:value="50075400" calcext:value-type="float">
            <text:p>50075400</text:p>
          </table:table-cell>
          <table:table-cell office:value-type="float" office:value="50088200" calcext:value-type="float">
            <text:p>50088200</text:p>
          </table:table-cell>
          <table:table-cell office:value-type="float" office:value="50093300" calcext:value-type="float">
            <text:p>50093300</text:p>
          </table:table-cell>
          <table:table-cell office:value-type="float" office:value="50104500" calcext:value-type="float">
            <text:p>50104500</text:p>
          </table:table-cell>
          <table:table-cell office:value-type="float" office:value="50081000" calcext:value-type="float">
            <text:p>50081000</text:p>
          </table:table-cell>
          <table:table-cell office:value-type="float" office:value="50103400" calcext:value-type="float">
            <text:p>50103400</text:p>
          </table:table-cell>
          <table:table-cell office:value-type="float" office:value="50092200" calcext:value-type="float">
            <text:p>50092200</text:p>
          </table:table-cell>
          <table:table-cell office:value-type="float" office:value="50082300" calcext:value-type="float">
            <text:p>50082300</text:p>
          </table:table-cell>
          <table:table-cell office:value-type="float" office:value="50108100" calcext:value-type="float">
            <text:p>50108100</text:p>
          </table:table-cell>
          <table:table-cell office:value-type="float" office:value="50059300" calcext:value-type="float">
            <text:p>50059300</text:p>
          </table:table-cell>
          <table:table-cell office:value-type="float" office:value="50093000" calcext:value-type="float">
            <text:p>50093000</text:p>
          </table:table-cell>
          <table:table-cell office:value-type="float" office:value="50096900" calcext:value-type="float">
            <text:p>50096900</text:p>
          </table:table-cell>
          <table:table-cell office:value-type="float" office:value="50078100" calcext:value-type="float">
            <text:p>50078100</text:p>
          </table:table-cell>
          <table:table-cell office:value-type="float" office:value="50078700" calcext:value-type="float">
            <text:p>50078700</text:p>
          </table:table-cell>
          <table:table-cell office:value-type="float" office:value="50086100" calcext:value-type="float">
            <text:p>50086100</text:p>
          </table:table-cell>
          <table:table-cell office:value-type="float" office:value="50109100" calcext:value-type="float">
            <text:p>50109100</text:p>
          </table:table-cell>
          <table:table-cell office:value-type="float" office:value="50100500" calcext:value-type="float">
            <text:p>50100500</text:p>
          </table:table-cell>
          <table:table-cell office:value-type="float" office:value="50092300" calcext:value-type="float">
            <text:p>50092300</text:p>
          </table:table-cell>
          <table:table-cell office:value-type="float" office:value="50098000" calcext:value-type="float">
            <text:p>50098000</text:p>
          </table:table-cell>
          <table:table-cell office:value-type="float" office:value="50086500" calcext:value-type="float">
            <text:p>50086500</text:p>
          </table:table-cell>
          <table:table-cell office:value-type="float" office:value="50106100" calcext:value-type="float">
            <text:p>50106100</text:p>
          </table:table-cell>
          <table:table-cell office:value-type="float" office:value="50095100" calcext:value-type="float">
            <text:p>50095100</text:p>
          </table:table-cell>
          <table:table-cell office:value-type="float" office:value="50109500" calcext:value-type="float">
            <text:p>50109500</text:p>
          </table:table-cell>
          <table:table-cell office:value-type="float" office:value="50101600" calcext:value-type="float">
            <text:p>50101600</text:p>
          </table:table-cell>
          <table:table-cell office:value-type="float" office:value="50097400" calcext:value-type="float">
            <text:p>50097400</text:p>
          </table:table-cell>
          <table:table-cell office:value-type="float" office:value="50086300" calcext:value-type="float">
            <text:p>50086300</text:p>
          </table:table-cell>
          <table:table-cell office:value-type="float" office:value="50103900" calcext:value-type="float">
            <text:p>50103900</text:p>
          </table:table-cell>
          <table:table-cell office:value-type="float" office:value="50103000" calcext:value-type="float">
            <text:p>50103000</text:p>
          </table:table-cell>
          <table:table-cell office:value-type="float" office:value="50084300" calcext:value-type="float">
            <text:p>50084300</text:p>
          </table:table-cell>
          <table:table-cell office:value-type="float" office:value="50089000" calcext:value-type="float">
            <text:p>50089000</text:p>
          </table:table-cell>
          <table:table-cell office:value-type="float" office:value="50093600" calcext:value-type="float">
            <text:p>50093600</text:p>
          </table:table-cell>
          <table:table-cell office:value-type="float" office:value="50061900" calcext:value-type="float">
            <text:p>50061900</text:p>
          </table:table-cell>
          <table:table-cell office:value-type="float" office:value="50085200" calcext:value-type="float">
            <text:p>50085200</text:p>
          </table:table-cell>
          <table:table-cell office:value-type="float" office:value="50093500" calcext:value-type="float">
            <text:p>50093500</text:p>
          </table:table-cell>
          <table:table-cell office:value-type="float" office:value="50085800" calcext:value-type="float">
            <text:p>50085800</text:p>
          </table:table-cell>
          <table:table-cell office:value-type="float" office:value="50096800" calcext:value-type="float">
            <text:p>50096800</text:p>
          </table:table-cell>
          <table:table-cell office:value-type="float" office:value="50066800" calcext:value-type="float">
            <text:p>50066800</text:p>
          </table:table-cell>
          <table:table-cell table:number-columns-repeated="2" office:value-type="float" office:value="50096900" calcext:value-type="float">
            <text:p>50096900</text:p>
          </table:table-cell>
          <table:table-cell office:value-type="float" office:value="50048500" calcext:value-type="float">
            <text:p>50048500</text:p>
          </table:table-cell>
          <table:table-cell office:value-type="float" office:value="50058300" calcext:value-type="float">
            <text:p>50058300</text:p>
          </table:table-cell>
          <table:table-cell office:value-type="float" office:value="50110800" calcext:value-type="float">
            <text:p>50110800</text:p>
          </table:table-cell>
          <table:table-cell office:value-type="float" office:value="50085900" calcext:value-type="float">
            <text:p>50085900</text:p>
          </table:table-cell>
          <table:table-cell office:value-type="float" office:value="50096700" calcext:value-type="float">
            <text:p>50096700</text:p>
          </table:table-cell>
          <table:table-cell office:value-type="float" office:value="50104700" calcext:value-type="float">
            <text:p>50104700</text:p>
          </table:table-cell>
          <table:table-cell table:number-columns-repeated="2" office:value-type="float" office:value="50025900" calcext:value-type="float">
            <text:p>50025900</text:p>
          </table:table-cell>
          <table:table-cell office:value-type="float" office:value="50066700" calcext:value-type="float">
            <text:p>50066700</text:p>
          </table:table-cell>
          <table:table-cell office:value-type="float" office:value="50091900" calcext:value-type="float">
            <text:p>50091900</text:p>
          </table:table-cell>
          <table:table-cell office:value-type="float" office:value="50106400" calcext:value-type="float">
            <text:p>50106400</text:p>
          </table:table-cell>
          <table:table-cell office:value-type="float" office:value="50071500" calcext:value-type="float">
            <text:p>50071500</text:p>
          </table:table-cell>
          <table:table-cell office:value-type="float" office:value="50086200" calcext:value-type="float">
            <text:p>50086200</text:p>
          </table:table-cell>
          <table:table-cell office:value-type="float" office:value="50100700" calcext:value-type="float">
            <text:p>50100700</text:p>
          </table:table-cell>
          <table:table-cell office:value-type="float" office:value="50095000" calcext:value-type="float">
            <text:p>50095000</text:p>
          </table:table-cell>
          <table:table-cell office:value-type="float" office:value="50105800" calcext:value-type="float">
            <text:p>50105800</text:p>
          </table:table-cell>
          <table:table-cell table:number-columns-repeated="2" office:value-type="float" office:value="50087600" calcext:value-type="float">
            <text:p>50087600</text:p>
          </table:table-cell>
          <table:table-cell office:value-type="float" office:value="50082300" calcext:value-type="float">
            <text:p>50082300</text:p>
          </table:table-cell>
          <table:table-cell office:value-type="float" office:value="50096400" calcext:value-type="float">
            <text:p>50096400</text:p>
          </table:table-cell>
          <table:table-cell office:value-type="float" office:value="50107300" calcext:value-type="float">
            <text:p>50107300</text:p>
          </table:table-cell>
          <table:table-cell office:value-type="float" office:value="50099100" calcext:value-type="float">
            <text:p>50099100</text:p>
          </table:table-cell>
          <table:table-cell office:value-type="float" office:value="50105800" calcext:value-type="float">
            <text:p>50105800</text:p>
          </table:table-cell>
          <table:table-cell office:value-type="float" office:value="50101500" calcext:value-type="float">
            <text:p>50101500</text:p>
          </table:table-cell>
          <table:table-cell office:value-type="float" office:value="50034400" calcext:value-type="float">
            <text:p>50034400</text:p>
          </table:table-cell>
          <table:table-cell office:value-type="float" office:value="50101800" calcext:value-type="float">
            <text:p>50101800</text:p>
          </table:table-cell>
          <table:table-cell office:value-type="float" office:value="50100700" calcext:value-type="float">
            <text:p>50100700</text:p>
          </table:table-cell>
          <table:table-cell office:value-type="float" office:value="50075400" calcext:value-type="float">
            <text:p>50075400</text:p>
          </table:table-cell>
          <table:table-cell office:value-type="float" office:value="50051300" calcext:value-type="float">
            <text:p>50051300</text:p>
          </table:table-cell>
          <table:table-cell office:value-type="float" office:value="50099400" calcext:value-type="float">
            <text:p>50099400</text:p>
          </table:table-cell>
          <table:table-cell office:value-type="float" office:value="50097400" calcext:value-type="float">
            <text:p>50097400</text:p>
          </table:table-cell>
          <table:table-cell office:value-type="float" office:value="50092000" calcext:value-type="float">
            <text:p>50092000</text:p>
          </table:table-cell>
          <table:table-cell office:value-type="float" office:value="50080700" calcext:value-type="float">
            <text:p>50080700</text:p>
          </table:table-cell>
          <table:table-cell office:value-type="float" office:value="50113200" calcext:value-type="float">
            <text:p>50113200</text:p>
          </table:table-cell>
          <table:table-cell office:value-type="float" office:value="50074700" calcext:value-type="float">
            <text:p>50074700</text:p>
          </table:table-cell>
          <table:table-cell office:value-type="float" office:value="50085800" calcext:value-type="float">
            <text:p>50085800</text:p>
          </table:table-cell>
          <table:table-cell office:value-type="float" office:value="50097500" calcext:value-type="float">
            <text:p>50097500</text:p>
          </table:table-cell>
          <table:table-cell office:value-type="float" office:value="50097800" calcext:value-type="float">
            <text:p>50097800</text:p>
          </table:table-cell>
          <table:table-cell office:value-type="float" office:value="50105100" calcext:value-type="float">
            <text:p>50105100</text:p>
          </table:table-cell>
          <table:table-cell office:value-type="float" office:value="50043200" calcext:value-type="float">
            <text:p>50043200</text:p>
          </table:table-cell>
          <table:table-cell office:value-type="float" office:value="50086500" calcext:value-type="float">
            <text:p>50086500</text:p>
          </table:table-cell>
          <table:table-cell office:value-type="float" office:value="50098300" calcext:value-type="float">
            <text:p>50098300</text:p>
          </table:table-cell>
          <table:table-cell office:value-type="float" office:value="50109900" calcext:value-type="float">
            <text:p>50109900</text:p>
          </table:table-cell>
          <table:table-cell office:value-type="float" office:value="50101500" calcext:value-type="float">
            <text:p>50101500</text:p>
          </table:table-cell>
          <table:table-cell office:value-type="float" office:value="50098500" calcext:value-type="float">
            <text:p>50098500</text:p>
          </table:table-cell>
          <table:table-cell office:value-type="float" office:value="50092000" calcext:value-type="float">
            <text:p>50092000</text:p>
          </table:table-cell>
          <table:table-cell office:value-type="float" office:value="50095100" calcext:value-type="float">
            <text:p>50095100</text:p>
          </table:table-cell>
          <table:table-cell office:value-type="float" office:value="50101500" calcext:value-type="float">
            <text:p>50101500</text:p>
          </table:table-cell>
          <table:table-cell office:value-type="float" office:value="50087400" calcext:value-type="float">
            <text:p>50087400</text:p>
          </table:table-cell>
          <table:table-cell office:value-type="float" office:value="50105500" calcext:value-type="float">
            <text:p>50105500</text:p>
          </table:table-cell>
          <table:table-cell office:value-type="float" office:value="50087800" calcext:value-type="float">
            <text:p>50087800</text:p>
          </table:table-cell>
          <table:table-cell office:value-type="float" office:value="50097100" calcext:value-type="float">
            <text:p>50097100</text:p>
          </table:table-cell>
          <table:table-cell office:value-type="float" office:value="50095800" calcext:value-type="float">
            <text:p>50095800</text:p>
          </table:table-cell>
          <table:table-cell office:value-type="float" office:value="50106400" calcext:value-type="float">
            <text:p>50106400</text:p>
          </table:table-cell>
          <table:table-cell office:value-type="float" office:value="50061800" calcext:value-type="float">
            <text:p>50061800</text:p>
          </table:table-cell>
          <table:table-cell office:value-type="float" office:value="50103800" calcext:value-type="float">
            <text:p>50103800</text:p>
          </table:table-cell>
          <table:table-cell office:value-type="float" office:value="50108100" calcext:value-type="float">
            <text:p>50108100</text:p>
          </table:table-cell>
          <table:table-cell office:value-type="float" office:value="50075200" calcext:value-type="float">
            <text:p>50075200</text:p>
          </table:table-cell>
          <table:table-cell office:value-type="float" office:value="50081700" calcext:value-type="float">
            <text:p>50081700</text:p>
          </table:table-cell>
          <table:table-cell office:value-type="float" office:value="50103400" calcext:value-type="float">
            <text:p>50103400</text:p>
          </table:table-cell>
          <table:table-cell office:value-type="float" office:value="50086000" calcext:value-type="float">
            <text:p>50086000</text:p>
          </table:table-cell>
          <table:table-cell office:value-type="float" office:value="50064100" calcext:value-type="float">
            <text:p>50064100</text:p>
          </table:table-cell>
          <table:table-cell office:value-type="float" office:value="50092200" calcext:value-type="float">
            <text:p>50092200</text:p>
          </table:table-cell>
          <table:table-cell office:value-type="float" office:value="50094000" calcext:value-type="float">
            <text:p>50094000</text:p>
          </table:table-cell>
          <table:table-cell office:value-type="float" office:value="50106200" calcext:value-type="float">
            <text:p>50106200</text:p>
          </table:table-cell>
          <table:table-cell office:value-type="float" office:value="50054100" calcext:value-type="float">
            <text:p>50054100</text:p>
          </table:table-cell>
          <table:table-cell office:value-type="float" office:value="50089800" calcext:value-type="float">
            <text:p>50089800</text:p>
          </table:table-cell>
          <table:table-cell office:value-type="float" office:value="50096100" calcext:value-type="float">
            <text:p>50096100</text:p>
          </table:table-cell>
          <table:table-cell office:value-type="float" office:value="50095800" calcext:value-type="float">
            <text:p>50095800</text:p>
          </table:table-cell>
          <table:table-cell office:value-type="float" office:value="50075600" calcext:value-type="float">
            <text:p>50075600</text:p>
          </table:table-cell>
          <table:table-cell office:value-type="float" office:value="50083100" calcext:value-type="float">
            <text:p>50083100</text:p>
          </table:table-cell>
          <table:table-cell office:value-type="float" office:value="50093000" calcext:value-type="float">
            <text:p>50093000</text:p>
          </table:table-cell>
          <table:table-cell office:value-type="float" office:value="50083800" calcext:value-type="float">
            <text:p>50083800</text:p>
          </table:table-cell>
          <table:table-cell office:value-type="float" office:value="50094700" calcext:value-type="float">
            <text:p>50094700</text:p>
          </table:table-cell>
          <table:table-cell office:value-type="float" office:value="50087100" calcext:value-type="float">
            <text:p>50087100</text:p>
          </table:table-cell>
          <table:table-cell office:value-type="float" office:value="50079000" calcext:value-type="float">
            <text:p>50079000</text:p>
          </table:table-cell>
          <table:table-cell office:value-type="float" office:value="50091900" calcext:value-type="float">
            <text:p>50091900</text:p>
          </table:table-cell>
          <table:table-cell office:value-type="float" office:value="50061300" calcext:value-type="float">
            <text:p>50061300</text:p>
          </table:table-cell>
          <table:table-cell office:value-type="float" office:value="50082800" calcext:value-type="float">
            <text:p>50082800</text:p>
          </table:table-cell>
          <table:table-cell office:value-type="float" office:value="50090000" calcext:value-type="float">
            <text:p>50090000</text:p>
          </table:table-cell>
          <table:table-cell office:value-type="float" office:value="50069200" calcext:value-type="float">
            <text:p>50069200</text:p>
          </table:table-cell>
          <table:table-cell office:value-type="float" office:value="50106000" calcext:value-type="float">
            <text:p>50106000</text:p>
          </table:table-cell>
          <table:table-cell office:value-type="float" office:value="50076000" calcext:value-type="float">
            <text:p>50076000</text:p>
          </table:table-cell>
          <table:table-cell office:value-type="float" office:value="50065600" calcext:value-type="float">
            <text:p>50065600</text:p>
          </table:table-cell>
          <table:table-cell office:value-type="float" office:value="50091900" calcext:value-type="float">
            <text:p>50091900</text:p>
          </table:table-cell>
          <table:table-cell office:value-type="float" office:value="50100000" calcext:value-type="float">
            <text:p>50100000</text:p>
          </table:table-cell>
          <table:table-cell office:value-type="float" office:value="50081500" calcext:value-type="float">
            <text:p>50081500</text:p>
          </table:table-cell>
          <table:table-cell office:value-type="float" office:value="50041900" calcext:value-type="float">
            <text:p>50041900</text:p>
          </table:table-cell>
          <table:table-cell office:value-type="float" office:value="50099500" calcext:value-type="float">
            <text:p>50099500</text:p>
          </table:table-cell>
          <table:table-cell office:value-type="float" office:value="50063800" calcext:value-type="float">
            <text:p>50063800</text:p>
          </table:table-cell>
          <table:table-cell office:value-type="float" office:value="50104200" calcext:value-type="float">
            <text:p>50104200</text:p>
          </table:table-cell>
          <table:table-cell office:value-type="float" office:value="50103700" calcext:value-type="float">
            <text:p>50103700</text:p>
          </table:table-cell>
          <table:table-cell office:value-type="float" office:value="50091900" calcext:value-type="float">
            <text:p>50091900</text:p>
          </table:table-cell>
          <table:table-cell office:value-type="float" office:value="50086200" calcext:value-type="float">
            <text:p>50086200</text:p>
          </table:table-cell>
          <table:table-cell office:value-type="float" office:value="50065500" calcext:value-type="float">
            <text:p>50065500</text:p>
          </table:table-cell>
          <table:table-cell office:value-type="float" office:value="50110600" calcext:value-type="float">
            <text:p>50110600</text:p>
          </table:table-cell>
          <table:table-cell office:value-type="float" office:value="50087100" calcext:value-type="float">
            <text:p>50087100</text:p>
          </table:table-cell>
          <table:table-cell office:value-type="float" office:value="50076700" calcext:value-type="float">
            <text:p>50076700</text:p>
          </table:table-cell>
          <table:table-cell office:value-type="float" office:value="50091700" calcext:value-type="float">
            <text:p>50091700</text:p>
          </table:table-cell>
          <table:table-cell office:value-type="float" office:value="50107500" calcext:value-type="float">
            <text:p>50107500</text:p>
          </table:table-cell>
          <table:table-cell office:value-type="float" office:value="50098300" calcext:value-type="float">
            <text:p>50098300</text:p>
          </table:table-cell>
          <table:table-cell office:value-type="float" office:value="50099300" calcext:value-type="float">
            <text:p>50099300</text:p>
          </table:table-cell>
          <table:table-cell office:value-type="float" office:value="50109800" calcext:value-type="float">
            <text:p>50109800</text:p>
          </table:table-cell>
          <table:table-cell office:value-type="float" office:value="50064200" calcext:value-type="float">
            <text:p>50064200</text:p>
          </table:table-cell>
          <table:table-cell office:value-type="float" office:value="50093000" calcext:value-type="float">
            <text:p>50093000</text:p>
          </table:table-cell>
          <table:table-cell office:value-type="float" office:value="50104400" calcext:value-type="float">
            <text:p>50104400</text:p>
          </table:table-cell>
          <table:table-cell office:value-type="float" office:value="50101800" calcext:value-type="float">
            <text:p>50101800</text:p>
          </table:table-cell>
          <table:table-cell office:value-type="float" office:value="50076300" calcext:value-type="float">
            <text:p>50076300</text:p>
          </table:table-cell>
          <table:table-cell office:value-type="float" office:value="50079400" calcext:value-type="float">
            <text:p>50079400</text:p>
          </table:table-cell>
          <table:table-cell office:value-type="float" office:value="50060800" calcext:value-type="float">
            <text:p>50060800</text:p>
          </table:table-cell>
          <table:table-cell office:value-type="float" office:value="50081500" calcext:value-type="float">
            <text:p>50081500</text:p>
          </table:table-cell>
          <table:table-cell office:value-type="float" office:value="50101000" calcext:value-type="float">
            <text:p>50101000</text:p>
          </table:table-cell>
          <table:table-cell office:value-type="float" office:value="50098900" calcext:value-type="float">
            <text:p>50098900</text:p>
          </table:table-cell>
          <table:table-cell office:value-type="float" office:value="50102900" calcext:value-type="float">
            <text:p>50102900</text:p>
          </table:table-cell>
          <table:table-cell office:value-type="float" office:value="50076200" calcext:value-type="float">
            <text:p>50076200</text:p>
          </table:table-cell>
          <table:table-cell office:value-type="float" office:value="50106000" calcext:value-type="float">
            <text:p>50106000</text:p>
          </table:table-cell>
          <table:table-cell office:value-type="float" office:value="50085800" calcext:value-type="float">
            <text:p>50085800</text:p>
          </table:table-cell>
          <table:table-cell table:number-columns-repeated="2" office:value-type="float" office:value="50092900" calcext:value-type="float">
            <text:p>50092900</text:p>
          </table:table-cell>
          <table:table-cell office:value-type="float" office:value="50075100" calcext:value-type="float">
            <text:p>50075100</text:p>
          </table:table-cell>
          <table:table-cell office:value-type="float" office:value="50097600" calcext:value-type="float">
            <text:p>50097600</text:p>
          </table:table-cell>
          <table:table-cell office:value-type="float" office:value="50086900" calcext:value-type="float">
            <text:p>50086900</text:p>
          </table:table-cell>
          <table:table-cell office:value-type="float" office:value="50103000" calcext:value-type="float">
            <text:p>50103000</text:p>
          </table:table-cell>
          <table:table-cell office:value-type="float" office:value="50102900" calcext:value-type="float">
            <text:p>50102900</text:p>
          </table:table-cell>
          <table:table-cell office:value-type="float" office:value="50081300" calcext:value-type="float">
            <text:p>50081300</text:p>
          </table:table-cell>
          <table:table-cell office:value-type="float" office:value="50052000" calcext:value-type="float">
            <text:p>50052000</text:p>
          </table:table-cell>
          <table:table-cell office:value-type="float" office:value="50065100" calcext:value-type="float">
            <text:p>50065100</text:p>
          </table:table-cell>
          <table:table-cell office:value-type="float" office:value="50095200" calcext:value-type="float">
            <text:p>50095200</text:p>
          </table:table-cell>
          <table:table-cell office:value-type="float" office:value="50101700" calcext:value-type="float">
            <text:p>50101700</text:p>
          </table:table-cell>
          <table:table-cell office:value-type="float" office:value="50096900" calcext:value-type="float">
            <text:p>50096900</text:p>
          </table:table-cell>
          <table:table-cell office:value-type="float" office:value="50109300" calcext:value-type="float">
            <text:p>50109300</text:p>
          </table:table-cell>
          <table:table-cell office:value-type="float" office:value="50087700" calcext:value-type="float">
            <text:p>50087700</text:p>
          </table:table-cell>
          <table:table-cell office:value-type="float" office:value="50095700" calcext:value-type="float">
            <text:p>50095700</text:p>
          </table:table-cell>
          <table:table-cell office:value-type="float" office:value="50107200" calcext:value-type="float">
            <text:p>50107200</text:p>
          </table:table-cell>
          <table:table-cell office:value-type="float" office:value="50101000" calcext:value-type="float">
            <text:p>50101000</text:p>
          </table:table-cell>
          <table:table-cell office:value-type="float" office:value="50102600" calcext:value-type="float">
            <text:p>50102600</text:p>
          </table:table-cell>
          <table:table-cell office:value-type="float" office:value="50100400" calcext:value-type="float">
            <text:p>50100400</text:p>
          </table:table-cell>
          <table:table-cell office:value-type="float" office:value="50135500" calcext:value-type="float">
            <text:p>50135500</text:p>
          </table:table-cell>
          <table:table-cell office:value-type="float" office:value="50123600" calcext:value-type="float">
            <text:p>50123600</text:p>
          </table:table-cell>
          <table:table-cell office:value-type="float" office:value="50117000" calcext:value-type="float">
            <text:p>50117000</text:p>
          </table:table-cell>
          <table:table-cell office:value-type="float" office:value="50127700" calcext:value-type="float">
            <text:p>50127700</text:p>
          </table:table-cell>
          <table:table-cell office:value-type="float" office:value="50143900" calcext:value-type="float">
            <text:p>50143900</text:p>
          </table:table-cell>
          <table:table-cell office:value-type="float" office:value="50126900" calcext:value-type="float">
            <text:p>50126900</text:p>
          </table:table-cell>
          <table:table-cell office:value-type="float" office:value="50129800" calcext:value-type="float">
            <text:p>50129800</text:p>
          </table:table-cell>
          <table:table-cell office:value-type="float" office:value="50129700" calcext:value-type="float">
            <text:p>50129700</text:p>
          </table:table-cell>
          <table:table-cell office:value-type="float" office:value="50085600" calcext:value-type="float">
            <text:p>50085600</text:p>
          </table:table-cell>
          <table:table-cell office:value-type="float" office:value="50106000" calcext:value-type="float">
            <text:p>50106000</text:p>
          </table:table-cell>
          <table:table-cell office:value-type="float" office:value="50143700" calcext:value-type="float">
            <text:p>50143700</text:p>
          </table:table-cell>
          <table:table-cell office:value-type="float" office:value="50137200" calcext:value-type="float">
            <text:p>50137200</text:p>
          </table:table-cell>
          <table:table-cell office:value-type="float" office:value="50125700" calcext:value-type="float">
            <text:p>50125700</text:p>
          </table:table-cell>
          <table:table-cell office:value-type="float" office:value="50121700" calcext:value-type="float">
            <text:p>50121700</text:p>
          </table:table-cell>
          <table:table-cell office:value-type="float" office:value="50133500" calcext:value-type="float">
            <text:p>50133500</text:p>
          </table:table-cell>
          <table:table-cell office:value-type="float" office:value="50121000" calcext:value-type="float">
            <text:p>50121000</text:p>
          </table:table-cell>
          <table:table-cell office:value-type="float" office:value="50141900" calcext:value-type="float">
            <text:p>50141900</text:p>
          </table:table-cell>
          <table:table-cell office:value-type="float" office:value="50143300" calcext:value-type="float">
            <text:p>50143300</text:p>
          </table:table-cell>
          <table:table-cell office:value-type="float" office:value="50127900" calcext:value-type="float">
            <text:p>50127900</text:p>
          </table:table-cell>
          <table:table-cell office:value-type="float" office:value="50122600" calcext:value-type="float">
            <text:p>50122600</text:p>
          </table:table-cell>
          <table:table-cell office:value-type="float" office:value="50141800" calcext:value-type="float">
            <text:p>50141800</text:p>
          </table:table-cell>
          <table:table-cell office:value-type="float" office:value="50117200" calcext:value-type="float">
            <text:p>50117200</text:p>
          </table:table-cell>
          <table:table-cell office:value-type="float" office:value="50142500" calcext:value-type="float">
            <text:p>50142500</text:p>
          </table:table-cell>
          <table:table-cell office:value-type="float" office:value="50130800" calcext:value-type="float">
            <text:p>50130800</text:p>
          </table:table-cell>
          <table:table-cell office:value-type="float" office:value="50100100" calcext:value-type="float">
            <text:p>50100100</text:p>
          </table:table-cell>
          <table:table-cell office:value-type="float" office:value="50143000" calcext:value-type="float">
            <text:p>50143000</text:p>
          </table:table-cell>
          <table:table-cell office:value-type="float" office:value="50139800" calcext:value-type="float">
            <text:p>50139800</text:p>
          </table:table-cell>
          <table:table-cell office:value-type="float" office:value="50139300" calcext:value-type="float">
            <text:p>50139300</text:p>
          </table:table-cell>
          <table:table-cell office:value-type="float" office:value="50122800" calcext:value-type="float">
            <text:p>50122800</text:p>
          </table:table-cell>
          <table:table-cell office:value-type="float" office:value="50137200" calcext:value-type="float">
            <text:p>50137200</text:p>
          </table:table-cell>
          <table:table-cell office:value-type="float" office:value="50105100" calcext:value-type="float">
            <text:p>50105100</text:p>
          </table:table-cell>
          <table:table-cell office:value-type="float" office:value="50119300" calcext:value-type="float">
            <text:p>50119300</text:p>
          </table:table-cell>
          <table:table-cell office:value-type="float" office:value="50146100" calcext:value-type="float">
            <text:p>50146100</text:p>
          </table:table-cell>
          <table:table-cell office:value-type="float" office:value="50145700" calcext:value-type="float">
            <text:p>50145700</text:p>
          </table:table-cell>
          <table:table-cell office:value-type="float" office:value="50136000" calcext:value-type="float">
            <text:p>50136000</text:p>
          </table:table-cell>
          <table:table-cell office:value-type="float" office:value="50121200" calcext:value-type="float">
            <text:p>50121200</text:p>
          </table:table-cell>
          <table:table-cell office:value-type="float" office:value="50113600" calcext:value-type="float">
            <text:p>50113600</text:p>
          </table:table-cell>
          <table:table-cell office:value-type="float" office:value="50124500" calcext:value-type="float">
            <text:p>50124500</text:p>
          </table:table-cell>
          <table:table-cell office:value-type="float" office:value="50139400" calcext:value-type="float">
            <text:p>50139400</text:p>
          </table:table-cell>
          <table:table-cell office:value-type="float" office:value="50135300" calcext:value-type="float">
            <text:p>50135300</text:p>
          </table:table-cell>
          <table:table-cell office:value-type="float" office:value="50094500" calcext:value-type="float">
            <text:p>50094500</text:p>
          </table:table-cell>
          <table:table-cell office:value-type="float" office:value="50141000" calcext:value-type="float">
            <text:p>50141000</text:p>
          </table:table-cell>
          <table:table-cell office:value-type="float" office:value="50137700" calcext:value-type="float">
            <text:p>50137700</text:p>
          </table:table-cell>
          <table:table-cell office:value-type="float" office:value="50132600" calcext:value-type="float">
            <text:p>50132600</text:p>
          </table:table-cell>
          <table:table-cell office:value-type="float" office:value="50104900" calcext:value-type="float">
            <text:p>50104900</text:p>
          </table:table-cell>
          <table:table-cell office:value-type="float" office:value="50097300" calcext:value-type="float">
            <text:p>50097300</text:p>
          </table:table-cell>
          <table:table-cell office:value-type="float" office:value="50115900" calcext:value-type="float">
            <text:p>50115900</text:p>
          </table:table-cell>
          <table:table-cell office:value-type="float" office:value="50138300" calcext:value-type="float">
            <text:p>50138300</text:p>
          </table:table-cell>
          <table:table-cell office:value-type="float" office:value="50128500" calcext:value-type="float">
            <text:p>50128500</text:p>
          </table:table-cell>
          <table:table-cell office:value-type="float" office:value="50134800" calcext:value-type="float">
            <text:p>50134800</text:p>
          </table:table-cell>
          <table:table-cell office:value-type="float" office:value="50141200" calcext:value-type="float">
            <text:p>50141200</text:p>
          </table:table-cell>
          <table:table-cell office:value-type="float" office:value="50097200" calcext:value-type="float">
            <text:p>50097200</text:p>
          </table:table-cell>
          <table:table-cell office:value-type="float" office:value="50117600" calcext:value-type="float">
            <text:p>50117600</text:p>
          </table:table-cell>
          <table:table-cell office:value-type="float" office:value="50128500" calcext:value-type="float">
            <text:p>50128500</text:p>
          </table:table-cell>
          <table:table-cell office:value-type="float" office:value="50132400" calcext:value-type="float">
            <text:p>50132400</text:p>
          </table:table-cell>
          <table:table-cell office:value-type="float" office:value="50121400" calcext:value-type="float">
            <text:p>50121400</text:p>
          </table:table-cell>
          <table:table-cell office:value-type="float" office:value="50113400" calcext:value-type="float">
            <text:p>50113400</text:p>
          </table:table-cell>
          <table:table-cell office:value-type="float" office:value="50110000" calcext:value-type="float">
            <text:p>50110000</text:p>
          </table:table-cell>
          <table:table-cell office:value-type="float" office:value="50094900" calcext:value-type="float">
            <text:p>50094900</text:p>
          </table:table-cell>
          <table:table-cell office:value-type="float" office:value="50101300" calcext:value-type="float">
            <text:p>50101300</text:p>
          </table:table-cell>
          <table:table-cell office:value-type="float" office:value="50126300" calcext:value-type="float">
            <text:p>50126300</text:p>
          </table:table-cell>
          <table:table-cell office:value-type="float" office:value="50126200" calcext:value-type="float">
            <text:p>50126200</text:p>
          </table:table-cell>
          <table:table-cell office:value-type="float" office:value="50129800" calcext:value-type="float">
            <text:p>50129800</text:p>
          </table:table-cell>
          <table:table-cell office:value-type="float" office:value="50113400" calcext:value-type="float">
            <text:p>50113400</text:p>
          </table:table-cell>
          <table:table-cell office:value-type="float" office:value="50120500" calcext:value-type="float">
            <text:p>50120500</text:p>
          </table:table-cell>
          <table:table-cell office:value-type="float" office:value="50118600" calcext:value-type="float">
            <text:p>50118600</text:p>
          </table:table-cell>
          <table:table-cell office:value-type="float" office:value="50147200" calcext:value-type="float">
            <text:p>50147200</text:p>
          </table:table-cell>
          <table:table-cell office:value-type="float" office:value="50136300" calcext:value-type="float">
            <text:p>50136300</text:p>
          </table:table-cell>
          <table:table-cell office:value-type="float" office:value="50114600" calcext:value-type="float">
            <text:p>50114600</text:p>
          </table:table-cell>
          <table:table-cell office:value-type="float" office:value="50108000" calcext:value-type="float">
            <text:p>50108000</text:p>
          </table:table-cell>
          <table:table-cell office:value-type="float" office:value="50123400" calcext:value-type="float">
            <text:p>50123400</text:p>
          </table:table-cell>
          <table:table-cell office:value-type="float" office:value="50142900" calcext:value-type="float">
            <text:p>50142900</text:p>
          </table:table-cell>
          <table:table-cell office:value-type="float" office:value="50128700" calcext:value-type="float">
            <text:p>50128700</text:p>
          </table:table-cell>
          <table:table-cell office:value-type="float" office:value="50136200" calcext:value-type="float">
            <text:p>50136200</text:p>
          </table:table-cell>
          <table:table-cell office:value-type="float" office:value="50142800" calcext:value-type="float">
            <text:p>50142800</text:p>
          </table:table-cell>
          <table:table-cell office:value-type="float" office:value="50127800" calcext:value-type="float">
            <text:p>50127800</text:p>
          </table:table-cell>
          <table:table-cell office:value-type="float" office:value="50125500" calcext:value-type="float">
            <text:p>50125500</text:p>
          </table:table-cell>
          <table:table-cell office:value-type="float" office:value="50129300" calcext:value-type="float">
            <text:p>50129300</text:p>
          </table:table-cell>
          <table:table-cell office:value-type="float" office:value="50085600" calcext:value-type="float">
            <text:p>50085600</text:p>
          </table:table-cell>
          <table:table-cell office:value-type="float" office:value="50134800" calcext:value-type="float">
            <text:p>50134800</text:p>
          </table:table-cell>
          <table:table-cell office:value-type="float" office:value="50117200" calcext:value-type="float">
            <text:p>50117200</text:p>
          </table:table-cell>
          <table:table-cell office:value-type="float" office:value="50143500" calcext:value-type="float">
            <text:p>50143500</text:p>
          </table:table-cell>
          <table:table-cell office:value-type="float" office:value="50128300" calcext:value-type="float">
            <text:p>50128300</text:p>
          </table:table-cell>
          <table:table-cell office:value-type="float" office:value="50133800" calcext:value-type="float">
            <text:p>50133800</text:p>
          </table:table-cell>
          <table:table-cell office:value-type="float" office:value="50111200" calcext:value-type="float">
            <text:p>50111200</text:p>
          </table:table-cell>
          <table:table-cell office:value-type="float" office:value="50120600" calcext:value-type="float">
            <text:p>50120600</text:p>
          </table:table-cell>
          <table:table-cell office:value-type="float" office:value="50142900" calcext:value-type="float">
            <text:p>50142900</text:p>
          </table:table-cell>
          <table:table-cell office:value-type="float" office:value="50141300" calcext:value-type="float">
            <text:p>50141300</text:p>
          </table:table-cell>
          <table:table-cell office:value-type="float" office:value="50078900" calcext:value-type="float">
            <text:p>50078900</text:p>
          </table:table-cell>
          <table:table-cell office:value-type="float" office:value="50134400" calcext:value-type="float">
            <text:p>50134400</text:p>
          </table:table-cell>
          <table:table-cell office:value-type="float" office:value="50123900" calcext:value-type="float">
            <text:p>50123900</text:p>
          </table:table-cell>
          <table:table-cell office:value-type="float" office:value="50144700" calcext:value-type="float">
            <text:p>50144700</text:p>
          </table:table-cell>
          <table:table-cell office:value-type="float" office:value="50069400" calcext:value-type="float">
            <text:p>50069400</text:p>
          </table:table-cell>
          <table:table-cell office:value-type="float" office:value="50096900" calcext:value-type="float">
            <text:p>50096900</text:p>
          </table:table-cell>
          <table:table-cell office:value-type="float" office:value="50107600" calcext:value-type="float">
            <text:p>50107600</text:p>
          </table:table-cell>
          <table:table-cell office:value-type="float" office:value="50131000" calcext:value-type="float">
            <text:p>50131000</text:p>
          </table:table-cell>
          <table:table-cell office:value-type="float" office:value="50140800" calcext:value-type="float">
            <text:p>50140800</text:p>
          </table:table-cell>
          <table:table-cell office:value-type="float" office:value="50106300" calcext:value-type="float">
            <text:p>50106300</text:p>
          </table:table-cell>
          <table:table-cell office:value-type="float" office:value="50139200" calcext:value-type="float">
            <text:p>50139200</text:p>
          </table:table-cell>
          <table:table-cell office:value-type="float" office:value="50120900" calcext:value-type="float">
            <text:p>50120900</text:p>
          </table:table-cell>
          <table:table-cell office:value-type="float" office:value="50103200" calcext:value-type="float">
            <text:p>50103200</text:p>
          </table:table-cell>
          <table:table-cell office:value-type="float" office:value="50124600" calcext:value-type="float">
            <text:p>50124600</text:p>
          </table:table-cell>
          <table:table-cell office:value-type="float" office:value="50144800" calcext:value-type="float">
            <text:p>50144800</text:p>
          </table:table-cell>
          <table:table-cell office:value-type="float" office:value="50127100" calcext:value-type="float">
            <text:p>50127100</text:p>
          </table:table-cell>
          <table:table-cell office:value-type="float" office:value="50136900" calcext:value-type="float">
            <text:p>50136900</text:p>
          </table:table-cell>
          <table:table-cell office:value-type="float" office:value="50138900" calcext:value-type="float">
            <text:p>50138900</text:p>
          </table:table-cell>
          <table:table-cell office:value-type="float" office:value="50141800" calcext:value-type="float">
            <text:p>50141800</text:p>
          </table:table-cell>
          <table:table-cell office:value-type="float" office:value="50145400" calcext:value-type="float">
            <text:p>50145400</text:p>
          </table:table-cell>
          <table:table-cell office:value-type="float" office:value="50129500" calcext:value-type="float">
            <text:p>50129500</text:p>
          </table:table-cell>
          <table:table-cell office:value-type="float" office:value="50135300" calcext:value-type="float">
            <text:p>50135300</text:p>
          </table:table-cell>
          <table:table-cell office:value-type="float" office:value="50146600" calcext:value-type="float">
            <text:p>50146600</text:p>
          </table:table-cell>
          <table:table-cell office:value-type="float" office:value="50130600" calcext:value-type="float">
            <text:p>50130600</text:p>
          </table:table-cell>
          <table:table-cell office:value-type="float" office:value="50132600" calcext:value-type="float">
            <text:p>50132600</text:p>
          </table:table-cell>
          <table:table-cell office:value-type="float" office:value="50123100" calcext:value-type="float">
            <text:p>50123100</text:p>
          </table:table-cell>
          <table:table-cell office:value-type="float" office:value="50108100" calcext:value-type="float">
            <text:p>50108100</text:p>
          </table:table-cell>
          <table:table-cell office:value-type="float" office:value="50138600" calcext:value-type="float">
            <text:p>50138600</text:p>
          </table:table-cell>
          <table:table-cell office:value-type="float" office:value="50136600" calcext:value-type="float">
            <text:p>50136600</text:p>
          </table:table-cell>
          <table:table-cell office:value-type="float" office:value="50118200" calcext:value-type="float">
            <text:p>50118200</text:p>
          </table:table-cell>
          <table:table-cell office:value-type="float" office:value="50140300" calcext:value-type="float">
            <text:p>50140300</text:p>
          </table:table-cell>
          <table:table-cell office:value-type="float" office:value="50130100" calcext:value-type="float">
            <text:p>50130100</text:p>
          </table:table-cell>
          <table:table-cell office:value-type="float" office:value="50122000" calcext:value-type="float">
            <text:p>50122000</text:p>
          </table:table-cell>
          <table:table-cell office:value-type="float" office:value="50127500" calcext:value-type="float">
            <text:p>50127500</text:p>
          </table:table-cell>
          <table:table-cell office:value-type="float" office:value="50133400" calcext:value-type="float">
            <text:p>50133400</text:p>
          </table:table-cell>
          <table:table-cell office:value-type="float" office:value="50098100" calcext:value-type="float">
            <text:p>50098100</text:p>
          </table:table-cell>
          <table:table-cell office:value-type="float" office:value="50113100" calcext:value-type="float">
            <text:p>50113100</text:p>
          </table:table-cell>
          <table:table-cell office:value-type="float" office:value="50131200" calcext:value-type="float">
            <text:p>50131200</text:p>
          </table:table-cell>
          <table:table-cell office:value-type="float" office:value="50128100" calcext:value-type="float">
            <text:p>50128100</text:p>
          </table:table-cell>
          <table:table-cell office:value-type="float" office:value="50134100" calcext:value-type="float">
            <text:p>50134100</text:p>
          </table:table-cell>
          <table:table-cell office:value-type="float" office:value="50123500" calcext:value-type="float">
            <text:p>50123500</text:p>
          </table:table-cell>
          <table:table-cell office:value-type="float" office:value="50133400" calcext:value-type="float">
            <text:p>50133400</text:p>
          </table:table-cell>
          <table:table-cell office:value-type="float" office:value="50089700" calcext:value-type="float">
            <text:p>50089700</text:p>
          </table:table-cell>
          <table:table-cell office:value-type="float" office:value="50114000" calcext:value-type="float">
            <text:p>50114000</text:p>
          </table:table-cell>
          <table:table-cell office:value-type="float" office:value="50137600" calcext:value-type="float">
            <text:p>50137600</text:p>
          </table:table-cell>
          <table:table-cell office:value-type="float" office:value="50122800" calcext:value-type="float">
            <text:p>50122800</text:p>
          </table:table-cell>
          <table:table-cell office:value-type="float" office:value="50141300" calcext:value-type="float">
            <text:p>50141300</text:p>
          </table:table-cell>
          <table:table-cell office:value-type="float" office:value="50131400" calcext:value-type="float">
            <text:p>50131400</text:p>
          </table:table-cell>
          <table:table-cell office:value-type="float" office:value="50104900" calcext:value-type="float">
            <text:p>50104900</text:p>
          </table:table-cell>
          <table:table-cell office:value-type="float" office:value="50119600" calcext:value-type="float">
            <text:p>50119600</text:p>
          </table:table-cell>
          <table:table-cell office:value-type="float" office:value="50126600" calcext:value-type="float">
            <text:p>50126600</text:p>
          </table:table-cell>
          <table:table-cell office:value-type="float" office:value="50130300" calcext:value-type="float">
            <text:p>50130300</text:p>
          </table:table-cell>
          <table:table-cell office:value-type="float" office:value="50132300" calcext:value-type="float">
            <text:p>50132300</text:p>
          </table:table-cell>
          <table:table-cell office:value-type="float" office:value="50128100" calcext:value-type="float">
            <text:p>50128100</text:p>
          </table:table-cell>
          <table:table-cell office:value-type="float" office:value="50108700" calcext:value-type="float">
            <text:p>50108700</text:p>
          </table:table-cell>
          <table:table-cell office:value-type="float" office:value="50114700" calcext:value-type="float">
            <text:p>50114700</text:p>
          </table:table-cell>
          <table:table-cell office:value-type="float" office:value="50130700" calcext:value-type="float">
            <text:p>50130700</text:p>
          </table:table-cell>
          <table:table-cell office:value-type="float" office:value="50127000" calcext:value-type="float">
            <text:p>50127000</text:p>
          </table:table-cell>
          <table:table-cell office:value-type="float" office:value="50143400" calcext:value-type="float">
            <text:p>50143400</text:p>
          </table:table-cell>
          <table:table-cell office:value-type="float" office:value="50087800" calcext:value-type="float">
            <text:p>50087800</text:p>
          </table:table-cell>
          <table:table-cell office:value-type="float" office:value="50102600" calcext:value-type="float">
            <text:p>50102600</text:p>
          </table:table-cell>
          <table:table-cell office:value-type="float" office:value="50063900" calcext:value-type="float">
            <text:p>50063900</text:p>
          </table:table-cell>
          <table:table-cell office:value-type="float" office:value="50131600" calcext:value-type="float">
            <text:p>50131600</text:p>
          </table:table-cell>
          <table:table-cell office:value-type="float" office:value="50108200" calcext:value-type="float">
            <text:p>50108200</text:p>
          </table:table-cell>
          <table:table-cell office:value-type="float" office:value="50128100" calcext:value-type="float">
            <text:p>50128100</text:p>
          </table:table-cell>
          <table:table-cell office:value-type="float" office:value="50119800" calcext:value-type="float">
            <text:p>50119800</text:p>
          </table:table-cell>
          <table:table-cell office:value-type="float" office:value="50097100" calcext:value-type="float">
            <text:p>50097100</text:p>
          </table:table-cell>
          <table:table-cell office:value-type="float" office:value="50145700" calcext:value-type="float">
            <text:p>50145700</text:p>
          </table:table-cell>
          <table:table-cell office:value-type="float" office:value="50141400" calcext:value-type="float">
            <text:p>50141400</text:p>
          </table:table-cell>
          <table:table-cell office:value-type="float" office:value="50143100" calcext:value-type="float">
            <text:p>50143100</text:p>
          </table:table-cell>
          <table:table-cell office:value-type="float" office:value="50098700" calcext:value-type="float">
            <text:p>50098700</text:p>
          </table:table-cell>
          <table:table-cell office:value-type="float" office:value="50124900" calcext:value-type="float">
            <text:p>50124900</text:p>
          </table:table-cell>
          <table:table-cell office:value-type="float" office:value="50131200" calcext:value-type="float">
            <text:p>50131200</text:p>
          </table:table-cell>
          <table:table-cell office:value-type="float" office:value="50126800" calcext:value-type="float">
            <text:p>50126800</text:p>
          </table:table-cell>
          <table:table-cell office:value-type="float" office:value="50058800" calcext:value-type="float">
            <text:p>50058800</text:p>
          </table:table-cell>
          <table:table-cell office:value-type="float" office:value="50140700" calcext:value-type="float">
            <text:p>50140700</text:p>
          </table:table-cell>
          <table:table-cell office:value-type="float" office:value="50128100" calcext:value-type="float">
            <text:p>50128100</text:p>
          </table:table-cell>
          <table:table-cell office:value-type="float" office:value="50131700" calcext:value-type="float">
            <text:p>50131700</text:p>
          </table:table-cell>
          <table:table-cell office:value-type="float" office:value="50112000" calcext:value-type="float">
            <text:p>50112000</text:p>
          </table:table-cell>
          <table:table-cell office:value-type="float" office:value="50142800" calcext:value-type="float">
            <text:p>50142800</text:p>
          </table:table-cell>
          <table:table-cell office:value-type="float" office:value="50071000" calcext:value-type="float">
            <text:p>50071000</text:p>
          </table:table-cell>
          <table:table-cell office:value-type="float" office:value="50125400" calcext:value-type="float">
            <text:p>50125400</text:p>
          </table:table-cell>
          <table:table-cell office:value-type="float" office:value="50136000" calcext:value-type="float">
            <text:p>50136000</text:p>
          </table:table-cell>
          <table:table-cell office:value-type="float" office:value="50125600" calcext:value-type="float">
            <text:p>50125600</text:p>
          </table:table-cell>
          <table:table-cell office:value-type="float" office:value="50134200" calcext:value-type="float">
            <text:p>50134200</text:p>
          </table:table-cell>
          <table:table-cell office:value-type="float" office:value="50138200" calcext:value-type="float">
            <text:p>50138200</text:p>
          </table:table-cell>
          <table:table-cell office:value-type="float" office:value="50145700" calcext:value-type="float">
            <text:p>50145700</text:p>
          </table:table-cell>
          <table:table-cell office:value-type="float" office:value="50095300" calcext:value-type="float">
            <text:p>50095300</text:p>
          </table:table-cell>
          <table:table-cell office:value-type="float" office:value="50114100" calcext:value-type="float">
            <text:p>50114100</text:p>
          </table:table-cell>
          <table:table-cell office:value-type="float" office:value="50142200" calcext:value-type="float">
            <text:p>50142200</text:p>
          </table:table-cell>
          <table:table-cell office:value-type="float" office:value="50132600" calcext:value-type="float">
            <text:p>50132600</text:p>
          </table:table-cell>
          <table:table-cell office:value-type="float" office:value="50114800" calcext:value-type="float">
            <text:p>50114800</text:p>
          </table:table-cell>
          <table:table-cell office:value-type="float" office:value="50112800" calcext:value-type="float">
            <text:p>50112800</text:p>
          </table:table-cell>
          <table:table-cell office:value-type="float" office:value="50136000" calcext:value-type="float">
            <text:p>50136000</text:p>
          </table:table-cell>
          <table:table-cell office:value-type="float" office:value="50114200" calcext:value-type="float">
            <text:p>50114200</text:p>
          </table:table-cell>
          <table:table-cell office:value-type="float" office:value="50114600" calcext:value-type="float">
            <text:p>50114600</text:p>
          </table:table-cell>
          <table:table-cell office:value-type="float" office:value="50123300" calcext:value-type="float">
            <text:p>50123300</text:p>
          </table:table-cell>
          <table:table-cell office:value-type="float" office:value="50138700" calcext:value-type="float">
            <text:p>50138700</text:p>
          </table:table-cell>
          <table:table-cell office:value-type="float" office:value="50115100" calcext:value-type="float">
            <text:p>50115100</text:p>
          </table:table-cell>
          <table:table-cell office:value-type="float" office:value="50129100" calcext:value-type="float">
            <text:p>50129100</text:p>
          </table:table-cell>
          <table:table-cell office:value-type="float" office:value="50132700" calcext:value-type="float">
            <text:p>50132700</text:p>
          </table:table-cell>
          <table:table-cell office:value-type="float" office:value="50107600" calcext:value-type="float">
            <text:p>50107600</text:p>
          </table:table-cell>
          <table:table-cell office:value-type="float" office:value="50141400" calcext:value-type="float">
            <text:p>50141400</text:p>
          </table:table-cell>
          <table:table-cell office:value-type="float" office:value="50132100" calcext:value-type="float">
            <text:p>50132100</text:p>
          </table:table-cell>
          <table:table-cell office:value-type="float" office:value="50132800" calcext:value-type="float">
            <text:p>50132800</text:p>
          </table:table-cell>
          <table:table-cell office:value-type="float" office:value="50102300" calcext:value-type="float">
            <text:p>50102300</text:p>
          </table:table-cell>
          <table:table-cell office:value-type="float" office:value="50139800" calcext:value-type="float">
            <text:p>50139800</text:p>
          </table:table-cell>
          <table:table-cell office:value-type="float" office:value="50124100" calcext:value-type="float">
            <text:p>50124100</text:p>
          </table:table-cell>
          <table:table-cell office:value-type="float" office:value="50132500" calcext:value-type="float">
            <text:p>50132500</text:p>
          </table:table-cell>
          <table:table-cell office:value-type="float" office:value="50144700" calcext:value-type="float">
            <text:p>50144700</text:p>
          </table:table-cell>
          <table:table-cell office:value-type="float" office:value="50114800" calcext:value-type="float">
            <text:p>50114800</text:p>
          </table:table-cell>
          <table:table-cell office:value-type="float" office:value="50119500" calcext:value-type="float">
            <text:p>50119500</text:p>
          </table:table-cell>
          <table:table-cell office:value-type="float" office:value="50151300" calcext:value-type="float">
            <text:p>50151300</text:p>
          </table:table-cell>
          <table:table-cell office:value-type="float" office:value="50162300" calcext:value-type="float">
            <text:p>50162300</text:p>
          </table:table-cell>
          <table:table-cell office:value-type="float" office:value="50160500" calcext:value-type="float">
            <text:p>50160500</text:p>
          </table:table-cell>
          <table:table-cell office:value-type="float" office:value="50166300" calcext:value-type="float">
            <text:p>50166300</text:p>
          </table:table-cell>
          <table:table-cell office:value-type="float" office:value="50148200" calcext:value-type="float">
            <text:p>50148200</text:p>
          </table:table-cell>
          <table:table-cell office:value-type="float" office:value="50154500" calcext:value-type="float">
            <text:p>50154500</text:p>
          </table:table-cell>
          <table:table-cell office:value-type="float" office:value="50163500" calcext:value-type="float">
            <text:p>50163500</text:p>
          </table:table-cell>
          <table:table-cell office:value-type="float" office:value="50150100" calcext:value-type="float">
            <text:p>50150100</text:p>
          </table:table-cell>
          <table:table-cell office:value-type="float" office:value="50171500" calcext:value-type="float">
            <text:p>50171500</text:p>
          </table:table-cell>
          <table:table-cell office:value-type="float" office:value="50152900" calcext:value-type="float">
            <text:p>50152900</text:p>
          </table:table-cell>
          <table:table-cell office:value-type="float" office:value="50147900" calcext:value-type="float">
            <text:p>50147900</text:p>
          </table:table-cell>
          <table:table-cell office:value-type="float" office:value="50157200" calcext:value-type="float">
            <text:p>50157200</text:p>
          </table:table-cell>
          <table:table-cell office:value-type="float" office:value="50136500" calcext:value-type="float">
            <text:p>50136500</text:p>
          </table:table-cell>
          <table:table-cell office:value-type="float" office:value="50147600" calcext:value-type="float">
            <text:p>50147600</text:p>
          </table:table-cell>
          <table:table-cell office:value-type="float" office:value="50124000" calcext:value-type="float">
            <text:p>50124000</text:p>
          </table:table-cell>
          <table:table-cell office:value-type="float" office:value="50148300" calcext:value-type="float">
            <text:p>50148300</text:p>
          </table:table-cell>
          <table:table-cell office:value-type="float" office:value="50178600" calcext:value-type="float">
            <text:p>50178600</text:p>
          </table:table-cell>
          <table:table-cell office:value-type="float" office:value="50152600" calcext:value-type="float">
            <text:p>50152600</text:p>
          </table:table-cell>
          <table:table-cell office:value-type="float" office:value="50171000" calcext:value-type="float">
            <text:p>50171000</text:p>
          </table:table-cell>
          <table:table-cell office:value-type="float" office:value="50132200" calcext:value-type="float">
            <text:p>50132200</text:p>
          </table:table-cell>
          <table:table-cell office:value-type="float" office:value="50158200" calcext:value-type="float">
            <text:p>50158200</text:p>
          </table:table-cell>
          <table:table-cell office:value-type="float" office:value="50174200" calcext:value-type="float">
            <text:p>50174200</text:p>
          </table:table-cell>
          <table:table-cell office:value-type="float" office:value="50117600" calcext:value-type="float">
            <text:p>50117600</text:p>
          </table:table-cell>
          <table:table-cell office:value-type="float" office:value="50146300" calcext:value-type="float">
            <text:p>50146300</text:p>
          </table:table-cell>
          <table:table-cell office:value-type="float" office:value="50116100" calcext:value-type="float">
            <text:p>50116100</text:p>
          </table:table-cell>
          <table:table-cell office:value-type="float" office:value="50143600" calcext:value-type="float">
            <text:p>50143600</text:p>
          </table:table-cell>
          <table:table-cell office:value-type="float" office:value="50157300" calcext:value-type="float">
            <text:p>50157300</text:p>
          </table:table-cell>
          <table:table-cell office:value-type="float" office:value="50146600" calcext:value-type="float">
            <text:p>50146600</text:p>
          </table:table-cell>
          <table:table-cell office:value-type="float" office:value="50170700" calcext:value-type="float">
            <text:p>50170700</text:p>
          </table:table-cell>
          <table:table-cell office:value-type="float" office:value="50164200" calcext:value-type="float">
            <text:p>50164200</text:p>
          </table:table-cell>
          <table:table-cell office:value-type="float" office:value="50170800" calcext:value-type="float">
            <text:p>50170800</text:p>
          </table:table-cell>
          <table:table-cell office:value-type="float" office:value="50155100" calcext:value-type="float">
            <text:p>50155100</text:p>
          </table:table-cell>
          <table:table-cell office:value-type="float" office:value="50151400" calcext:value-type="float">
            <text:p>50151400</text:p>
          </table:table-cell>
          <table:table-cell office:value-type="float" office:value="50163500" calcext:value-type="float">
            <text:p>50163500</text:p>
          </table:table-cell>
          <table:table-cell office:value-type="float" office:value="50125800" calcext:value-type="float">
            <text:p>50125800</text:p>
          </table:table-cell>
          <table:table-cell office:value-type="float" office:value="50151900" calcext:value-type="float">
            <text:p>50151900</text:p>
          </table:table-cell>
          <table:table-cell office:value-type="float" office:value="50150600" calcext:value-type="float">
            <text:p>50150600</text:p>
          </table:table-cell>
          <table:table-cell office:value-type="float" office:value="50171600" calcext:value-type="float">
            <text:p>50171600</text:p>
          </table:table-cell>
          <table:table-cell office:value-type="float" office:value="50167800" calcext:value-type="float">
            <text:p>50167800</text:p>
          </table:table-cell>
          <table:table-cell office:value-type="float" office:value="50136200" calcext:value-type="float">
            <text:p>50136200</text:p>
          </table:table-cell>
          <table:table-cell office:value-type="float" office:value="50125700" calcext:value-type="float">
            <text:p>50125700</text:p>
          </table:table-cell>
          <table:table-cell office:value-type="float" office:value="50127200" calcext:value-type="float">
            <text:p>50127200</text:p>
          </table:table-cell>
          <table:table-cell office:value-type="float" office:value="50132800" calcext:value-type="float">
            <text:p>50132800</text:p>
          </table:table-cell>
          <table:table-cell office:value-type="float" office:value="50169900" calcext:value-type="float">
            <text:p>50169900</text:p>
          </table:table-cell>
          <table:table-cell office:value-type="float" office:value="50170100" calcext:value-type="float">
            <text:p>50170100</text:p>
          </table:table-cell>
          <table:table-cell office:value-type="float" office:value="50156000" calcext:value-type="float">
            <text:p>50156000</text:p>
          </table:table-cell>
          <table:table-cell office:value-type="float" office:value="50166600" calcext:value-type="float">
            <text:p>50166600</text:p>
          </table:table-cell>
          <table:table-cell office:value-type="float" office:value="50159000" calcext:value-type="float">
            <text:p>50159000</text:p>
          </table:table-cell>
          <table:table-cell office:value-type="float" office:value="50167600" calcext:value-type="float">
            <text:p>50167600</text:p>
          </table:table-cell>
          <table:table-cell office:value-type="float" office:value="50154100" calcext:value-type="float">
            <text:p>50154100</text:p>
          </table:table-cell>
          <table:table-cell office:value-type="float" office:value="50095800" calcext:value-type="float">
            <text:p>50095800</text:p>
          </table:table-cell>
          <table:table-cell office:value-type="float" office:value="50137700" calcext:value-type="float">
            <text:p>50137700</text:p>
          </table:table-cell>
          <table:table-cell office:value-type="float" office:value="50164900" calcext:value-type="float">
            <text:p>50164900</text:p>
          </table:table-cell>
          <table:table-cell office:value-type="float" office:value="50147600" calcext:value-type="float">
            <text:p>50147600</text:p>
          </table:table-cell>
          <table:table-cell office:value-type="float" office:value="50162400" calcext:value-type="float">
            <text:p>50162400</text:p>
          </table:table-cell>
          <table:table-cell office:value-type="float" office:value="50136200" calcext:value-type="float">
            <text:p>50136200</text:p>
          </table:table-cell>
          <table:table-cell office:value-type="float" office:value="50166300" calcext:value-type="float">
            <text:p>50166300</text:p>
          </table:table-cell>
          <table:table-cell office:value-type="float" office:value="50165600" calcext:value-type="float">
            <text:p>50165600</text:p>
          </table:table-cell>
          <table:table-cell office:value-type="float" office:value="50165700" calcext:value-type="float">
            <text:p>50165700</text:p>
          </table:table-cell>
          <table:table-cell office:value-type="float" office:value="50164900" calcext:value-type="float">
            <text:p>50164900</text:p>
          </table:table-cell>
          <table:table-cell office:value-type="float" office:value="50133500" calcext:value-type="float">
            <text:p>50133500</text:p>
          </table:table-cell>
          <table:table-cell office:value-type="float" office:value="50130100" calcext:value-type="float">
            <text:p>50130100</text:p>
          </table:table-cell>
          <table:table-cell office:value-type="float" office:value="50169700" calcext:value-type="float">
            <text:p>50169700</text:p>
          </table:table-cell>
          <table:table-cell office:value-type="float" office:value="50159100" calcext:value-type="float">
            <text:p>50159100</text:p>
          </table:table-cell>
          <table:table-cell office:value-type="float" office:value="50154000" calcext:value-type="float">
            <text:p>50154000</text:p>
          </table:table-cell>
          <table:table-cell office:value-type="float" office:value="50168700" calcext:value-type="float">
            <text:p>50168700</text:p>
          </table:table-cell>
          <table:table-cell office:value-type="float" office:value="50155800" calcext:value-type="float">
            <text:p>50155800</text:p>
          </table:table-cell>
          <table:table-cell office:value-type="float" office:value="50124100" calcext:value-type="float">
            <text:p>50124100</text:p>
          </table:table-cell>
          <table:table-cell office:value-type="float" office:value="50122100" calcext:value-type="float">
            <text:p>50122100</text:p>
          </table:table-cell>
          <table:table-cell office:value-type="float" office:value="50095900" calcext:value-type="float">
            <text:p>50095900</text:p>
          </table:table-cell>
          <table:table-cell office:value-type="float" office:value="50170100" calcext:value-type="float">
            <text:p>50170100</text:p>
          </table:table-cell>
          <table:table-cell office:value-type="float" office:value="50165000" calcext:value-type="float">
            <text:p>50165000</text:p>
          </table:table-cell>
          <table:table-cell office:value-type="float" office:value="50165300" calcext:value-type="float">
            <text:p>50165300</text:p>
          </table:table-cell>
          <table:table-cell office:value-type="float" office:value="50146300" calcext:value-type="float">
            <text:p>50146300</text:p>
          </table:table-cell>
          <table:table-cell office:value-type="float" office:value="50162800" calcext:value-type="float">
            <text:p>50162800</text:p>
          </table:table-cell>
          <table:table-cell office:value-type="float" office:value="50080100" calcext:value-type="float">
            <text:p>50080100</text:p>
          </table:table-cell>
          <table:table-cell office:value-type="float" office:value="50088200" calcext:value-type="float">
            <text:p>50088200</text:p>
          </table:table-cell>
          <table:table-cell office:value-type="float" office:value="50138300" calcext:value-type="float">
            <text:p>50138300</text:p>
          </table:table-cell>
          <table:table-cell office:value-type="float" office:value="50137500" calcext:value-type="float">
            <text:p>50137500</text:p>
          </table:table-cell>
          <table:table-cell office:value-type="float" office:value="50158300" calcext:value-type="float">
            <text:p>50158300</text:p>
          </table:table-cell>
          <table:table-cell office:value-type="float" office:value="50157200" calcext:value-type="float">
            <text:p>50157200</text:p>
          </table:table-cell>
          <table:table-cell office:value-type="float" office:value="50164600" calcext:value-type="float">
            <text:p>50164600</text:p>
          </table:table-cell>
          <table:table-cell office:value-type="float" office:value="50146100" calcext:value-type="float">
            <text:p>50146100</text:p>
          </table:table-cell>
          <table:table-cell office:value-type="float" office:value="50154500" calcext:value-type="float">
            <text:p>50154500</text:p>
          </table:table-cell>
          <table:table-cell office:value-type="float" office:value="50160000" calcext:value-type="float">
            <text:p>50160000</text:p>
          </table:table-cell>
          <table:table-cell office:value-type="float" office:value="50158600" calcext:value-type="float">
            <text:p>50158600</text:p>
          </table:table-cell>
          <table:table-cell office:value-type="float" office:value="50143700" calcext:value-type="float">
            <text:p>50143700</text:p>
          </table:table-cell>
          <table:table-cell office:value-type="float" office:value="50167300" calcext:value-type="float">
            <text:p>50167300</text:p>
          </table:table-cell>
          <table:table-cell office:value-type="float" office:value="50154600" calcext:value-type="float">
            <text:p>50154600</text:p>
          </table:table-cell>
          <table:table-cell office:value-type="float" office:value="50140500" calcext:value-type="float">
            <text:p>50140500</text:p>
          </table:table-cell>
          <table:table-cell office:value-type="float" office:value="50170300" calcext:value-type="float">
            <text:p>50170300</text:p>
          </table:table-cell>
          <table:table-cell office:value-type="float" office:value="50161500" calcext:value-type="float">
            <text:p>50161500</text:p>
          </table:table-cell>
          <table:table-cell office:value-type="float" office:value="50137100" calcext:value-type="float">
            <text:p>50137100</text:p>
          </table:table-cell>
          <table:table-cell office:value-type="float" office:value="50136700" calcext:value-type="float">
            <text:p>50136700</text:p>
          </table:table-cell>
          <table:table-cell office:value-type="float" office:value="50138000" calcext:value-type="float">
            <text:p>50138000</text:p>
          </table:table-cell>
          <table:table-cell office:value-type="float" office:value="50164900" calcext:value-type="float">
            <text:p>50164900</text:p>
          </table:table-cell>
          <table:table-cell office:value-type="float" office:value="50167600" calcext:value-type="float">
            <text:p>50167600</text:p>
          </table:table-cell>
          <table:table-cell office:value-type="float" office:value="50168600" calcext:value-type="float">
            <text:p>50168600</text:p>
          </table:table-cell>
          <table:table-cell office:value-type="float" office:value="50143400" calcext:value-type="float">
            <text:p>50143400</text:p>
          </table:table-cell>
          <table:table-cell office:value-type="float" office:value="50164900" calcext:value-type="float">
            <text:p>50164900</text:p>
          </table:table-cell>
          <table:table-cell office:value-type="float" office:value="50132700" calcext:value-type="float">
            <text:p>50132700</text:p>
          </table:table-cell>
          <table:table-cell office:value-type="float" office:value="50166500" calcext:value-type="float">
            <text:p>50166500</text:p>
          </table:table-cell>
          <table:table-cell office:value-type="float" office:value="50170500" calcext:value-type="float">
            <text:p>50170500</text:p>
          </table:table-cell>
          <table:table-cell office:value-type="float" office:value="50141500" calcext:value-type="float">
            <text:p>50141500</text:p>
          </table:table-cell>
          <table:table-cell office:value-type="float" office:value="50133200" calcext:value-type="float">
            <text:p>50133200</text:p>
          </table:table-cell>
          <table:table-cell office:value-type="float" office:value="50160100" calcext:value-type="float">
            <text:p>50160100</text:p>
          </table:table-cell>
          <table:table-cell office:value-type="float" office:value="50132100" calcext:value-type="float">
            <text:p>50132100</text:p>
          </table:table-cell>
          <table:table-cell office:value-type="float" office:value="50170100" calcext:value-type="float">
            <text:p>50170100</text:p>
          </table:table-cell>
          <table:table-cell office:value-type="float" office:value="50142800" calcext:value-type="float">
            <text:p>50142800</text:p>
          </table:table-cell>
          <table:table-cell office:value-type="float" office:value="50157700" calcext:value-type="float">
            <text:p>50157700</text:p>
          </table:table-cell>
          <table:table-cell office:value-type="float" office:value="50173700" calcext:value-type="float">
            <text:p>50173700</text:p>
          </table:table-cell>
          <table:table-cell office:value-type="float" office:value="50175800" calcext:value-type="float">
            <text:p>50175800</text:p>
          </table:table-cell>
          <table:table-cell office:value-type="float" office:value="50160300" calcext:value-type="float">
            <text:p>50160300</text:p>
          </table:table-cell>
          <table:table-cell office:value-type="float" office:value="50173600" calcext:value-type="float">
            <text:p>50173600</text:p>
          </table:table-cell>
          <table:table-cell office:value-type="float" office:value="50133800" calcext:value-type="float">
            <text:p>50133800</text:p>
          </table:table-cell>
          <table:table-cell office:value-type="float" office:value="50130100" calcext:value-type="float">
            <text:p>50130100</text:p>
          </table:table-cell>
          <table:table-cell office:value-type="float" office:value="50155700" calcext:value-type="float">
            <text:p>50155700</text:p>
          </table:table-cell>
          <table:table-cell office:value-type="float" office:value="50129000" calcext:value-type="float">
            <text:p>50129000</text:p>
          </table:table-cell>
          <table:table-cell office:value-type="float" office:value="50155300" calcext:value-type="float">
            <text:p>50155300</text:p>
          </table:table-cell>
          <table:table-cell office:value-type="float" office:value="50092900" calcext:value-type="float">
            <text:p>50092900</text:p>
          </table:table-cell>
          <table:table-cell office:value-type="float" office:value="50166300" calcext:value-type="float">
            <text:p>50166300</text:p>
          </table:table-cell>
          <table:table-cell office:value-type="float" office:value="50164500" calcext:value-type="float">
            <text:p>50164500</text:p>
          </table:table-cell>
          <table:table-cell office:value-type="float" office:value="50165700" calcext:value-type="float">
            <text:p>50165700</text:p>
          </table:table-cell>
          <table:table-cell office:value-type="float" office:value="50160000" calcext:value-type="float">
            <text:p>50160000</text:p>
          </table:table-cell>
          <table:table-cell office:value-type="float" office:value="50128700" calcext:value-type="float">
            <text:p>50128700</text:p>
          </table:table-cell>
          <table:table-cell office:value-type="float" office:value="50142000" calcext:value-type="float">
            <text:p>50142000</text:p>
          </table:table-cell>
          <table:table-cell office:value-type="float" office:value="50118100" calcext:value-type="float">
            <text:p>50118100</text:p>
          </table:table-cell>
          <table:table-cell office:value-type="float" office:value="50154900" calcext:value-type="float">
            <text:p>50154900</text:p>
          </table:table-cell>
          <table:table-cell office:value-type="float" office:value="50173300" calcext:value-type="float">
            <text:p>50173300</text:p>
          </table:table-cell>
          <table:table-cell office:value-type="float" office:value="50131100" calcext:value-type="float">
            <text:p>50131100</text:p>
          </table:table-cell>
          <table:table-cell office:value-type="float" office:value="50149500" calcext:value-type="float">
            <text:p>50149500</text:p>
          </table:table-cell>
          <table:table-cell office:value-type="float" office:value="50150700" calcext:value-type="float">
            <text:p>50150700</text:p>
          </table:table-cell>
          <table:table-cell office:value-type="float" office:value="50129500" calcext:value-type="float">
            <text:p>50129500</text:p>
          </table:table-cell>
          <table:table-cell office:value-type="float" office:value="50140700" calcext:value-type="float">
            <text:p>50140700</text:p>
          </table:table-cell>
          <table:table-cell office:value-type="float" office:value="50147300" calcext:value-type="float">
            <text:p>50147300</text:p>
          </table:table-cell>
          <table:table-cell office:value-type="float" office:value="50153400" calcext:value-type="float">
            <text:p>50153400</text:p>
          </table:table-cell>
          <table:table-cell office:value-type="float" office:value="50131500" calcext:value-type="float">
            <text:p>50131500</text:p>
          </table:table-cell>
          <table:table-cell office:value-type="float" office:value="50149600" calcext:value-type="float">
            <text:p>50149600</text:p>
          </table:table-cell>
          <table:table-cell office:value-type="float" office:value="50156500" calcext:value-type="float">
            <text:p>50156500</text:p>
          </table:table-cell>
          <table:table-cell office:value-type="float" office:value="50115200" calcext:value-type="float">
            <text:p>50115200</text:p>
          </table:table-cell>
          <table:table-cell office:value-type="float" office:value="50152100" calcext:value-type="float">
            <text:p>50152100</text:p>
          </table:table-cell>
          <table:table-cell office:value-type="float" office:value="50153200" calcext:value-type="float">
            <text:p>50153200</text:p>
          </table:table-cell>
          <table:table-cell office:value-type="float" office:value="50131700" calcext:value-type="float">
            <text:p>50131700</text:p>
          </table:table-cell>
          <table:table-cell office:value-type="float" office:value="50125700" calcext:value-type="float">
            <text:p>50125700</text:p>
          </table:table-cell>
          <table:table-cell office:value-type="float" office:value="50157300" calcext:value-type="float">
            <text:p>50157300</text:p>
          </table:table-cell>
          <table:table-cell office:value-type="float" office:value="50164200" calcext:value-type="float">
            <text:p>50164200</text:p>
          </table:table-cell>
          <table:table-cell office:value-type="float" office:value="50153500" calcext:value-type="float">
            <text:p>50153500</text:p>
          </table:table-cell>
          <table:table-cell office:value-type="float" office:value="50107700" calcext:value-type="float">
            <text:p>50107700</text:p>
          </table:table-cell>
          <table:table-cell office:value-type="float" office:value="50157200" calcext:value-type="float">
            <text:p>50157200</text:p>
          </table:table-cell>
          <table:table-cell office:value-type="float" office:value="50163500" calcext:value-type="float">
            <text:p>50163500</text:p>
          </table:table-cell>
          <table:table-cell office:value-type="float" office:value="50167800" calcext:value-type="float">
            <text:p>50167800</text:p>
          </table:table-cell>
          <table:table-cell office:value-type="float" office:value="50153600" calcext:value-type="float">
            <text:p>50153600</text:p>
          </table:table-cell>
          <table:table-cell office:value-type="float" office:value="50144900" calcext:value-type="float">
            <text:p>50144900</text:p>
          </table:table-cell>
          <table:table-cell office:value-type="float" office:value="50173400" calcext:value-type="float">
            <text:p>50173400</text:p>
          </table:table-cell>
          <table:table-cell office:value-type="float" office:value="50168100" calcext:value-type="float">
            <text:p>50168100</text:p>
          </table:table-cell>
          <table:table-cell office:value-type="float" office:value="50155100" calcext:value-type="float">
            <text:p>50155100</text:p>
          </table:table-cell>
          <table:table-cell office:value-type="float" office:value="50144000" calcext:value-type="float">
            <text:p>50144000</text:p>
          </table:table-cell>
          <table:table-cell office:value-type="float" office:value="50166900" calcext:value-type="float">
            <text:p>50166900</text:p>
          </table:table-cell>
          <table:table-cell office:value-type="float" office:value="50169200" calcext:value-type="float">
            <text:p>50169200</text:p>
          </table:table-cell>
          <table:table-cell office:value-type="float" office:value="50163800" calcext:value-type="float">
            <text:p>50163800</text:p>
          </table:table-cell>
          <table:table-cell office:value-type="float" office:value="50162700" calcext:value-type="float">
            <text:p>50162700</text:p>
          </table:table-cell>
          <table:table-cell office:value-type="float" office:value="50117700" calcext:value-type="float">
            <text:p>50117700</text:p>
          </table:table-cell>
          <table:table-cell office:value-type="float" office:value="50153000" calcext:value-type="float">
            <text:p>50153000</text:p>
          </table:table-cell>
          <table:table-cell office:value-type="float" office:value="50159500" calcext:value-type="float">
            <text:p>50159500</text:p>
          </table:table-cell>
          <table:table-cell office:value-type="float" office:value="50172300" calcext:value-type="float">
            <text:p>50172300</text:p>
          </table:table-cell>
          <table:table-cell office:value-type="float" office:value="50152300" calcext:value-type="float">
            <text:p>50152300</text:p>
          </table:table-cell>
          <table:table-cell office:value-type="float" office:value="50169500" calcext:value-type="float">
            <text:p>50169500</text:p>
          </table:table-cell>
          <table:table-cell office:value-type="float" office:value="50148200" calcext:value-type="float">
            <text:p>50148200</text:p>
          </table:table-cell>
          <table:table-cell office:value-type="float" office:value="50139200" calcext:value-type="float">
            <text:p>50139200</text:p>
          </table:table-cell>
          <table:table-cell office:value-type="float" office:value="50154800" calcext:value-type="float">
            <text:p>50154800</text:p>
          </table:table-cell>
          <table:table-cell office:value-type="float" office:value="50152600" calcext:value-type="float">
            <text:p>50152600</text:p>
          </table:table-cell>
          <table:table-cell office:value-type="float" office:value="50166300" calcext:value-type="float">
            <text:p>50166300</text:p>
          </table:table-cell>
          <table:table-cell office:value-type="float" office:value="50143700" calcext:value-type="float">
            <text:p>50143700</text:p>
          </table:table-cell>
          <table:table-cell office:value-type="float" office:value="50177100" calcext:value-type="float">
            <text:p>50177100</text:p>
          </table:table-cell>
          <table:table-cell office:value-type="float" office:value="50164500" calcext:value-type="float">
            <text:p>50164500</text:p>
          </table:table-cell>
          <table:table-cell office:value-type="float" office:value="50131200" calcext:value-type="float">
            <text:p>50131200</text:p>
          </table:table-cell>
          <table:table-cell office:value-type="float" office:value="50150200" calcext:value-type="float">
            <text:p>50150200</text:p>
          </table:table-cell>
          <table:table-cell office:value-type="float" office:value="50170600" calcext:value-type="float">
            <text:p>50170600</text:p>
          </table:table-cell>
          <table:table-cell office:value-type="float" office:value="50161500" calcext:value-type="float">
            <text:p>50161500</text:p>
          </table:table-cell>
          <table:table-cell office:value-type="float" office:value="50169600" calcext:value-type="float">
            <text:p>50169600</text:p>
          </table:table-cell>
          <table:table-cell office:value-type="float" office:value="50154900" calcext:value-type="float">
            <text:p>50154900</text:p>
          </table:table-cell>
          <table:table-cell office:value-type="float" office:value="50165700" calcext:value-type="float">
            <text:p>50165700</text:p>
          </table:table-cell>
          <table:table-cell office:value-type="float" office:value="50154800" calcext:value-type="float">
            <text:p>50154800</text:p>
          </table:table-cell>
          <table:table-cell office:value-type="float" office:value="50159000" calcext:value-type="float">
            <text:p>50159000</text:p>
          </table:table-cell>
          <table:table-cell office:value-type="float" office:value="50157700" calcext:value-type="float">
            <text:p>50157700</text:p>
          </table:table-cell>
          <table:table-cell office:value-type="float" office:value="50158700" calcext:value-type="float">
            <text:p>50158700</text:p>
          </table:table-cell>
          <table:table-cell office:value-type="float" office:value="50147300" calcext:value-type="float">
            <text:p>50147300</text:p>
          </table:table-cell>
          <table:table-cell office:value-type="float" office:value="50145000" calcext:value-type="float">
            <text:p>50145000</text:p>
          </table:table-cell>
          <table:table-cell office:value-type="float" office:value="50165500" calcext:value-type="float">
            <text:p>50165500</text:p>
          </table:table-cell>
          <table:table-cell office:value-type="float" office:value="50150700" calcext:value-type="float">
            <text:p>50150700</text:p>
          </table:table-cell>
          <table:table-cell office:value-type="float" office:value="50124100" calcext:value-type="float">
            <text:p>50124100</text:p>
          </table:table-cell>
          <table:table-cell office:value-type="float" office:value="50106100" calcext:value-type="float">
            <text:p>50106100</text:p>
          </table:table-cell>
          <table:table-cell office:value-type="float" office:value="50158300" calcext:value-type="float">
            <text:p>50158300</text:p>
          </table:table-cell>
          <table:table-cell office:value-type="float" office:value="50109900" calcext:value-type="float">
            <text:p>50109900</text:p>
          </table:table-cell>
          <table:table-cell office:value-type="float" office:value="50165800" calcext:value-type="float">
            <text:p>50165800</text:p>
          </table:table-cell>
          <table:table-cell office:value-type="float" office:value="50125100" calcext:value-type="float">
            <text:p>50125100</text:p>
          </table:table-cell>
          <table:table-cell office:value-type="float" office:value="50130600" calcext:value-type="float">
            <text:p>50130600</text:p>
          </table:table-cell>
          <table:table-cell office:value-type="float" office:value="50157900" calcext:value-type="float">
            <text:p>50157900</text:p>
          </table:table-cell>
          <table:table-cell office:value-type="float" office:value="50166500" calcext:value-type="float">
            <text:p>50166500</text:p>
          </table:table-cell>
          <table:table-cell office:value-type="float" office:value="50169500" calcext:value-type="float">
            <text:p>50169500</text:p>
          </table:table-cell>
          <table:table-cell office:value-type="float" office:value="50187100" calcext:value-type="float">
            <text:p>50187100</text:p>
          </table:table-cell>
          <table:table-cell office:value-type="float" office:value="50154700" calcext:value-type="float">
            <text:p>50154700</text:p>
          </table:table-cell>
          <table:table-cell office:value-type="float" office:value="50186100" calcext:value-type="float">
            <text:p>50186100</text:p>
          </table:table-cell>
          <table:table-cell office:value-type="float" office:value="50159900" calcext:value-type="float">
            <text:p>50159900</text:p>
          </table:table-cell>
          <table:table-cell office:value-type="float" office:value="50156300" calcext:value-type="float">
            <text:p>50156300</text:p>
          </table:table-cell>
          <table:table-cell office:value-type="float" office:value="50176600" calcext:value-type="float">
            <text:p>50176600</text:p>
          </table:table-cell>
          <table:table-cell office:value-type="float" office:value="50177200" calcext:value-type="float">
            <text:p>50177200</text:p>
          </table:table-cell>
          <table:table-cell office:value-type="float" office:value="50157200" calcext:value-type="float">
            <text:p>50157200</text:p>
          </table:table-cell>
          <table:table-cell office:value-type="float" office:value="50183200" calcext:value-type="float">
            <text:p>50183200</text:p>
          </table:table-cell>
          <table:table-cell office:value-type="float" office:value="50150700" calcext:value-type="float">
            <text:p>50150700</text:p>
          </table:table-cell>
          <table:table-cell office:value-type="float" office:value="50194300" calcext:value-type="float">
            <text:p>50194300</text:p>
          </table:table-cell>
          <table:table-cell office:value-type="float" office:value="50164700" calcext:value-type="float">
            <text:p>50164700</text:p>
          </table:table-cell>
          <table:table-cell office:value-type="float" office:value="50141100" calcext:value-type="float">
            <text:p>50141100</text:p>
          </table:table-cell>
          <table:table-cell office:value-type="float" office:value="50191800" calcext:value-type="float">
            <text:p>50191800</text:p>
          </table:table-cell>
          <table:table-cell office:value-type="float" office:value="50180600" calcext:value-type="float">
            <text:p>50180600</text:p>
          </table:table-cell>
          <table:table-cell office:value-type="float" office:value="50153900" calcext:value-type="float">
            <text:p>50153900</text:p>
          </table:table-cell>
          <table:table-cell office:value-type="float" office:value="50178100" calcext:value-type="float">
            <text:p>50178100</text:p>
          </table:table-cell>
          <table:table-cell office:value-type="float" office:value="50169800" calcext:value-type="float">
            <text:p>50169800</text:p>
          </table:table-cell>
          <table:table-cell office:value-type="float" office:value="50186000" calcext:value-type="float">
            <text:p>50186000</text:p>
          </table:table-cell>
          <table:table-cell office:value-type="float" office:value="50175700" calcext:value-type="float">
            <text:p>50175700</text:p>
          </table:table-cell>
          <table:table-cell office:value-type="float" office:value="50163400" calcext:value-type="float">
            <text:p>50163400</text:p>
          </table:table-cell>
          <table:table-cell office:value-type="float" office:value="50180300" calcext:value-type="float">
            <text:p>50180300</text:p>
          </table:table-cell>
          <table:table-cell office:value-type="float" office:value="50142700" calcext:value-type="float">
            <text:p>50142700</text:p>
          </table:table-cell>
          <table:table-cell office:value-type="float" office:value="50167300" calcext:value-type="float">
            <text:p>50167300</text:p>
          </table:table-cell>
          <table:table-cell office:value-type="float" office:value="50190400" calcext:value-type="float">
            <text:p>50190400</text:p>
          </table:table-cell>
          <table:table-cell office:value-type="float" office:value="50183300" calcext:value-type="float">
            <text:p>50183300</text:p>
          </table:table-cell>
          <table:table-cell office:value-type="float" office:value="50142400" calcext:value-type="float">
            <text:p>50142400</text:p>
          </table:table-cell>
          <table:table-cell office:value-type="float" office:value="50188300" calcext:value-type="float">
            <text:p>50188300</text:p>
          </table:table-cell>
          <table:table-cell office:value-type="float" office:value="50185800" calcext:value-type="float">
            <text:p>50185800</text:p>
          </table:table-cell>
          <table:table-cell office:value-type="float" office:value="50169500" calcext:value-type="float">
            <text:p>50169500</text:p>
          </table:table-cell>
          <table:table-cell office:value-type="float" office:value="50187400" calcext:value-type="float">
            <text:p>50187400</text:p>
          </table:table-cell>
          <table:table-cell office:value-type="float" office:value="50183100" calcext:value-type="float">
            <text:p>50183100</text:p>
          </table:table-cell>
          <table:table-cell office:value-type="float" office:value="50191600" calcext:value-type="float">
            <text:p>50191600</text:p>
          </table:table-cell>
          <table:table-cell office:value-type="float" office:value="50157100" calcext:value-type="float">
            <text:p>50157100</text:p>
          </table:table-cell>
          <table:table-cell office:value-type="float" office:value="50145500" calcext:value-type="float">
            <text:p>50145500</text:p>
          </table:table-cell>
          <table:table-cell office:value-type="float" office:value="50139000" calcext:value-type="float">
            <text:p>50139000</text:p>
          </table:table-cell>
          <table:table-cell office:value-type="float" office:value="50172400" calcext:value-type="float">
            <text:p>50172400</text:p>
          </table:table-cell>
          <table:table-cell office:value-type="float" office:value="50183200" calcext:value-type="float">
            <text:p>50183200</text:p>
          </table:table-cell>
          <table:table-cell office:value-type="float" office:value="50185500" calcext:value-type="float">
            <text:p>50185500</text:p>
          </table:table-cell>
          <table:table-cell office:value-type="float" office:value="50190800" calcext:value-type="float">
            <text:p>50190800</text:p>
          </table:table-cell>
          <table:table-cell office:value-type="float" office:value="50125400" calcext:value-type="float">
            <text:p>50125400</text:p>
          </table:table-cell>
          <table:table-cell office:value-type="float" office:value="50172300" calcext:value-type="float">
            <text:p>50172300</text:p>
          </table:table-cell>
          <table:table-cell office:value-type="float" office:value="50180000" calcext:value-type="float">
            <text:p>50180000</text:p>
          </table:table-cell>
          <table:table-cell office:value-type="float" office:value="50191000" calcext:value-type="float">
            <text:p>50191000</text:p>
          </table:table-cell>
          <table:table-cell office:value-type="float" office:value="50180000" calcext:value-type="float">
            <text:p>50180000</text:p>
          </table:table-cell>
          <table:table-cell office:value-type="float" office:value="50184300" calcext:value-type="float">
            <text:p>50184300</text:p>
          </table:table-cell>
          <table:table-cell office:value-type="float" office:value="50164400" calcext:value-type="float">
            <text:p>50164400</text:p>
          </table:table-cell>
          <table:table-cell office:value-type="float" office:value="50157800" calcext:value-type="float">
            <text:p>50157800</text:p>
          </table:table-cell>
          <table:table-cell office:value-type="float" office:value="50193600" calcext:value-type="float">
            <text:p>50193600</text:p>
          </table:table-cell>
          <table:table-cell office:value-type="float" office:value="50180400" calcext:value-type="float">
            <text:p>50180400</text:p>
          </table:table-cell>
          <table:table-cell office:value-type="float" office:value="50165900" calcext:value-type="float">
            <text:p>50165900</text:p>
          </table:table-cell>
          <table:table-cell office:value-type="float" office:value="50166300" calcext:value-type="float">
            <text:p>50166300</text:p>
          </table:table-cell>
          <table:table-cell office:value-type="float" office:value="50175300" calcext:value-type="float">
            <text:p>50175300</text:p>
          </table:table-cell>
          <table:table-cell office:value-type="float" office:value="50166500" calcext:value-type="float">
            <text:p>50166500</text:p>
          </table:table-cell>
          <table:table-cell office:value-type="float" office:value="50178000" calcext:value-type="float">
            <text:p>50178000</text:p>
          </table:table-cell>
          <table:table-cell office:value-type="float" office:value="50185800" calcext:value-type="float">
            <text:p>50185800</text:p>
          </table:table-cell>
          <table:table-cell office:value-type="float" office:value="50177900" calcext:value-type="float">
            <text:p>50177900</text:p>
          </table:table-cell>
          <table:table-cell office:value-type="float" office:value="50161500" calcext:value-type="float">
            <text:p>50161500</text:p>
          </table:table-cell>
          <table:table-cell table:number-columns-repeated="2" office:value-type="float" office:value="50192800" calcext:value-type="float">
            <text:p>50192800</text:p>
          </table:table-cell>
          <table:table-cell office:value-type="float" office:value="50139600" calcext:value-type="float">
            <text:p>50139600</text:p>
          </table:table-cell>
          <table:table-cell office:value-type="float" office:value="50161100" calcext:value-type="float">
            <text:p>50161100</text:p>
          </table:table-cell>
          <table:table-cell office:value-type="float" office:value="50190800" calcext:value-type="float">
            <text:p>50190800</text:p>
          </table:table-cell>
          <table:table-cell office:value-type="float" office:value="50180600" calcext:value-type="float">
            <text:p>50180600</text:p>
          </table:table-cell>
          <table:table-cell office:value-type="float" office:value="50183800" calcext:value-type="float">
            <text:p>50183800</text:p>
          </table:table-cell>
          <table:table-cell office:value-type="float" office:value="50183600" calcext:value-type="float">
            <text:p>50183600</text:p>
          </table:table-cell>
          <table:table-cell office:value-type="float" office:value="50185800" calcext:value-type="float">
            <text:p>50185800</text:p>
          </table:table-cell>
          <table:table-cell office:value-type="float" office:value="50161200" calcext:value-type="float">
            <text:p>50161200</text:p>
          </table:table-cell>
          <table:table-cell office:value-type="float" office:value="50176500" calcext:value-type="float">
            <text:p>50176500</text:p>
          </table:table-cell>
          <table:table-cell office:value-type="float" office:value="50193500" calcext:value-type="float">
            <text:p>50193500</text:p>
          </table:table-cell>
          <table:table-cell office:value-type="float" office:value="50186100" calcext:value-type="float">
            <text:p>50186100</text:p>
          </table:table-cell>
          <table:table-cell office:value-type="float" office:value="50162000" calcext:value-type="float">
            <text:p>50162000</text:p>
          </table:table-cell>
          <table:table-cell office:value-type="float" office:value="50168000" calcext:value-type="float">
            <text:p>50168000</text:p>
          </table:table-cell>
          <table:table-cell office:value-type="float" office:value="50186400" calcext:value-type="float">
            <text:p>50186400</text:p>
          </table:table-cell>
          <table:table-cell office:value-type="float" office:value="50150500" calcext:value-type="float">
            <text:p>50150500</text:p>
          </table:table-cell>
          <table:table-cell office:value-type="float" office:value="50179900" calcext:value-type="float">
            <text:p>50179900</text:p>
          </table:table-cell>
          <table:table-cell office:value-type="float" office:value="50133600" calcext:value-type="float">
            <text:p>50133600</text:p>
          </table:table-cell>
          <table:table-cell office:value-type="float" office:value="50175200" calcext:value-type="float">
            <text:p>50175200</text:p>
          </table:table-cell>
          <table:table-cell office:value-type="float" office:value="50185100" calcext:value-type="float">
            <text:p>50185100</text:p>
          </table:table-cell>
          <table:table-cell office:value-type="float" office:value="50182000" calcext:value-type="float">
            <text:p>50182000</text:p>
          </table:table-cell>
          <table:table-cell office:value-type="float" office:value="50186500" calcext:value-type="float">
            <text:p>50186500</text:p>
          </table:table-cell>
          <table:table-cell office:value-type="float" office:value="50169000" calcext:value-type="float">
            <text:p>50169000</text:p>
          </table:table-cell>
          <table:table-cell office:value-type="float" office:value="50144400" calcext:value-type="float">
            <text:p>50144400</text:p>
          </table:table-cell>
          <table:table-cell office:value-type="float" office:value="50168700" calcext:value-type="float">
            <text:p>50168700</text:p>
          </table:table-cell>
          <table:table-cell office:value-type="float" office:value="50167600" calcext:value-type="float">
            <text:p>50167600</text:p>
          </table:table-cell>
          <table:table-cell office:value-type="float" office:value="50180600" calcext:value-type="float">
            <text:p>50180600</text:p>
          </table:table-cell>
          <table:table-cell office:value-type="float" office:value="50149500" calcext:value-type="float">
            <text:p>50149500</text:p>
          </table:table-cell>
          <table:table-cell office:value-type="float" office:value="50190200" calcext:value-type="float">
            <text:p>50190200</text:p>
          </table:table-cell>
          <table:table-cell office:value-type="float" office:value="50174700" calcext:value-type="float">
            <text:p>50174700</text:p>
          </table:table-cell>
          <table:table-cell office:value-type="float" office:value="50159100" calcext:value-type="float">
            <text:p>50159100</text:p>
          </table:table-cell>
          <table:table-cell office:value-type="float" office:value="50168400" calcext:value-type="float">
            <text:p>50168400</text:p>
          </table:table-cell>
          <table:table-cell office:value-type="float" office:value="50187000" calcext:value-type="float">
            <text:p>50187000</text:p>
          </table:table-cell>
          <table:table-cell office:value-type="float" office:value="50178700" calcext:value-type="float">
            <text:p>50178700</text:p>
          </table:table-cell>
          <table:table-cell office:value-type="float" office:value="50180700" calcext:value-type="float">
            <text:p>50180700</text:p>
          </table:table-cell>
          <table:table-cell office:value-type="float" office:value="50184600" calcext:value-type="float">
            <text:p>50184600</text:p>
          </table:table-cell>
          <table:table-cell office:value-type="float" office:value="50183400" calcext:value-type="float">
            <text:p>50183400</text:p>
          </table:table-cell>
          <table:table-cell office:value-type="float" office:value="50143200" calcext:value-type="float">
            <text:p>50143200</text:p>
          </table:table-cell>
          <table:table-cell office:value-type="float" office:value="50178400" calcext:value-type="float">
            <text:p>50178400</text:p>
          </table:table-cell>
          <table:table-cell office:value-type="float" office:value="50174500" calcext:value-type="float">
            <text:p>50174500</text:p>
          </table:table-cell>
          <table:table-cell office:value-type="float" office:value="50166300" calcext:value-type="float">
            <text:p>50166300</text:p>
          </table:table-cell>
          <table:table-cell office:value-type="float" office:value="50140000" calcext:value-type="float">
            <text:p>50140000</text:p>
          </table:table-cell>
          <table:table-cell office:value-type="float" office:value="50182600" calcext:value-type="float">
            <text:p>50182600</text:p>
          </table:table-cell>
          <table:table-cell office:value-type="float" office:value="50174800" calcext:value-type="float">
            <text:p>50174800</text:p>
          </table:table-cell>
          <table:table-cell office:value-type="float" office:value="50167400" calcext:value-type="float">
            <text:p>50167400</text:p>
          </table:table-cell>
          <table:table-cell office:value-type="float" office:value="50176600" calcext:value-type="float">
            <text:p>50176600</text:p>
          </table:table-cell>
          <table:table-cell office:value-type="float" office:value="50183400" calcext:value-type="float">
            <text:p>50183400</text:p>
          </table:table-cell>
          <table:table-cell office:value-type="float" office:value="50167800" calcext:value-type="float">
            <text:p>50167800</text:p>
          </table:table-cell>
          <table:table-cell office:value-type="float" office:value="50179500" calcext:value-type="float">
            <text:p>50179500</text:p>
          </table:table-cell>
          <table:table-cell office:value-type="float" office:value="50190100" calcext:value-type="float">
            <text:p>50190100</text:p>
          </table:table-cell>
          <table:table-cell office:value-type="float" office:value="50172300" calcext:value-type="float">
            <text:p>50172300</text:p>
          </table:table-cell>
          <table:table-cell office:value-type="float" office:value="50172600" calcext:value-type="float">
            <text:p>50172600</text:p>
          </table:table-cell>
          <table:table-cell office:value-type="float" office:value="50177900" calcext:value-type="float">
            <text:p>50177900</text:p>
          </table:table-cell>
          <table:table-cell office:value-type="float" office:value="50185400" calcext:value-type="float">
            <text:p>50185400</text:p>
          </table:table-cell>
          <table:table-cell office:value-type="float" office:value="50172400" calcext:value-type="float">
            <text:p>50172400</text:p>
          </table:table-cell>
          <table:table-cell office:value-type="float" office:value="50161600" calcext:value-type="float">
            <text:p>50161600</text:p>
          </table:table-cell>
          <table:table-cell office:value-type="float" office:value="50170200" calcext:value-type="float">
            <text:p>50170200</text:p>
          </table:table-cell>
          <table:table-cell office:value-type="float" office:value="50112600" calcext:value-type="float">
            <text:p>50112600</text:p>
          </table:table-cell>
          <table:table-cell office:value-type="float" office:value="50178900" calcext:value-type="float">
            <text:p>50178900</text:p>
          </table:table-cell>
          <table:table-cell office:value-type="float" office:value="50178800" calcext:value-type="float">
            <text:p>50178800</text:p>
          </table:table-cell>
          <table:table-cell office:value-type="float" office:value="50183300" calcext:value-type="float">
            <text:p>50183300</text:p>
          </table:table-cell>
          <table:table-cell office:value-type="float" office:value="50182600" calcext:value-type="float">
            <text:p>50182600</text:p>
          </table:table-cell>
          <table:table-cell office:value-type="float" office:value="50181600" calcext:value-type="float">
            <text:p>50181600</text:p>
          </table:table-cell>
          <table:table-cell office:value-type="float" office:value="50153400" calcext:value-type="float">
            <text:p>50153400</text:p>
          </table:table-cell>
          <table:table-cell office:value-type="float" office:value="50183800" calcext:value-type="float">
            <text:p>50183800</text:p>
          </table:table-cell>
          <table:table-cell office:value-type="float" office:value="50176800" calcext:value-type="float">
            <text:p>50176800</text:p>
          </table:table-cell>
          <table:table-cell office:value-type="float" office:value="50178000" calcext:value-type="float">
            <text:p>50178000</text:p>
          </table:table-cell>
          <table:table-cell office:value-type="float" office:value="50184300" calcext:value-type="float">
            <text:p>50184300</text:p>
          </table:table-cell>
          <table:table-cell office:value-type="float" office:value="50181200" calcext:value-type="float">
            <text:p>50181200</text:p>
          </table:table-cell>
          <table:table-cell office:value-type="float" office:value="50192000" calcext:value-type="float">
            <text:p>50192000</text:p>
          </table:table-cell>
          <table:table-cell office:value-type="float" office:value="50164000" calcext:value-type="float">
            <text:p>50164000</text:p>
          </table:table-cell>
          <table:table-cell office:value-type="float" office:value="50188400" calcext:value-type="float">
            <text:p>50188400</text:p>
          </table:table-cell>
          <table:table-cell office:value-type="float" office:value="50177100" calcext:value-type="float">
            <text:p>50177100</text:p>
          </table:table-cell>
          <table:table-cell office:value-type="float" office:value="50187200" calcext:value-type="float">
            <text:p>50187200</text:p>
          </table:table-cell>
          <table:table-cell office:value-type="float" office:value="50177300" calcext:value-type="float">
            <text:p>50177300</text:p>
          </table:table-cell>
          <table:table-cell office:value-type="float" office:value="50188900" calcext:value-type="float">
            <text:p>50188900</text:p>
          </table:table-cell>
          <table:table-cell office:value-type="float" office:value="50176700" calcext:value-type="float">
            <text:p>50176700</text:p>
          </table:table-cell>
          <table:table-cell office:value-type="float" office:value="50186200" calcext:value-type="float">
            <text:p>50186200</text:p>
          </table:table-cell>
          <table:table-cell office:value-type="float" office:value="50158700" calcext:value-type="float">
            <text:p>50158700</text:p>
          </table:table-cell>
          <table:table-cell office:value-type="float" office:value="50173800" calcext:value-type="float">
            <text:p>50173800</text:p>
          </table:table-cell>
          <table:table-cell office:value-type="float" office:value="50191600" calcext:value-type="float">
            <text:p>50191600</text:p>
          </table:table-cell>
          <table:table-cell office:value-type="float" office:value="50181700" calcext:value-type="float">
            <text:p>50181700</text:p>
          </table:table-cell>
          <table:table-cell office:value-type="float" office:value="50154200" calcext:value-type="float">
            <text:p>50154200</text:p>
          </table:table-cell>
          <table:table-cell office:value-type="float" office:value="50164400" calcext:value-type="float">
            <text:p>50164400</text:p>
          </table:table-cell>
          <table:table-cell office:value-type="float" office:value="50173300" calcext:value-type="float">
            <text:p>50173300</text:p>
          </table:table-cell>
          <table:table-cell office:value-type="float" office:value="50182000" calcext:value-type="float">
            <text:p>50182000</text:p>
          </table:table-cell>
          <table:table-cell office:value-type="float" office:value="50177600" calcext:value-type="float">
            <text:p>50177600</text:p>
          </table:table-cell>
          <table:table-cell table:number-columns-repeated="2" office:value-type="float" office:value="50186800" calcext:value-type="float">
            <text:p>50186800</text:p>
          </table:table-cell>
          <table:table-cell office:value-type="float" office:value="50148200" calcext:value-type="float">
            <text:p>50148200</text:p>
          </table:table-cell>
          <table:table-cell office:value-type="float" office:value="50176900" calcext:value-type="float">
            <text:p>50176900</text:p>
          </table:table-cell>
          <table:table-cell office:value-type="float" office:value="50188100" calcext:value-type="float">
            <text:p>50188100</text:p>
          </table:table-cell>
          <table:table-cell office:value-type="float" office:value="50172000" calcext:value-type="float">
            <text:p>50172000</text:p>
          </table:table-cell>
          <table:table-cell office:value-type="float" office:value="50170000" calcext:value-type="float">
            <text:p>50170000</text:p>
          </table:table-cell>
          <table:table-cell office:value-type="float" office:value="50177200" calcext:value-type="float">
            <text:p>50177200</text:p>
          </table:table-cell>
          <table:table-cell office:value-type="float" office:value="50178700" calcext:value-type="float">
            <text:p>50178700</text:p>
          </table:table-cell>
          <table:table-cell office:value-type="float" office:value="50173400" calcext:value-type="float">
            <text:p>50173400</text:p>
          </table:table-cell>
          <table:table-cell office:value-type="float" office:value="50173100" calcext:value-type="float">
            <text:p>50173100</text:p>
          </table:table-cell>
          <table:table-cell office:value-type="float" office:value="50159000" calcext:value-type="float">
            <text:p>50159000</text:p>
          </table:table-cell>
          <table:table-cell office:value-type="float" office:value="50106200" calcext:value-type="float">
            <text:p>50106200</text:p>
          </table:table-cell>
          <table:table-cell office:value-type="float" office:value="50128600" calcext:value-type="float">
            <text:p>50128600</text:p>
          </table:table-cell>
          <table:table-cell office:value-type="float" office:value="50131000" calcext:value-type="float">
            <text:p>50131000</text:p>
          </table:table-cell>
          <table:table-cell office:value-type="float" office:value="50190700" calcext:value-type="float">
            <text:p>50190700</text:p>
          </table:table-cell>
          <table:table-cell office:value-type="float" office:value="50179200" calcext:value-type="float">
            <text:p>50179200</text:p>
          </table:table-cell>
          <table:table-cell office:value-type="float" office:value="50175900" calcext:value-type="float">
            <text:p>50175900</text:p>
          </table:table-cell>
          <table:table-cell office:value-type="float" office:value="50184500" calcext:value-type="float">
            <text:p>50184500</text:p>
          </table:table-cell>
          <table:table-cell office:value-type="float" office:value="50185600" calcext:value-type="float">
            <text:p>50185600</text:p>
          </table:table-cell>
          <table:table-cell office:value-type="float" office:value="50187900" calcext:value-type="float">
            <text:p>50187900</text:p>
          </table:table-cell>
          <table:table-cell table:number-columns-repeated="2" office:value-type="float" office:value="50166900" calcext:value-type="float">
            <text:p>50166900</text:p>
          </table:table-cell>
          <table:table-cell office:value-type="float" office:value="50176500" calcext:value-type="float">
            <text:p>50176500</text:p>
          </table:table-cell>
          <table:table-cell office:value-type="float" office:value="50177200" calcext:value-type="float">
            <text:p>50177200</text:p>
          </table:table-cell>
          <table:table-cell office:value-type="float" office:value="50182900" calcext:value-type="float">
            <text:p>50182900</text:p>
          </table:table-cell>
          <table:table-cell office:value-type="float" office:value="50153400" calcext:value-type="float">
            <text:p>50153400</text:p>
          </table:table-cell>
          <table:table-cell office:value-type="float" office:value="50179300" calcext:value-type="float">
            <text:p>50179300</text:p>
          </table:table-cell>
          <table:table-cell office:value-type="float" office:value="50188500" calcext:value-type="float">
            <text:p>50188500</text:p>
          </table:table-cell>
          <table:table-cell office:value-type="float" office:value="50162800" calcext:value-type="float">
            <text:p>50162800</text:p>
          </table:table-cell>
          <table:table-cell office:value-type="float" office:value="50154200" calcext:value-type="float">
            <text:p>50154200</text:p>
          </table:table-cell>
          <table:table-cell office:value-type="float" office:value="50167100" calcext:value-type="float">
            <text:p>50167100</text:p>
          </table:table-cell>
          <table:table-cell office:value-type="float" office:value="50186200" calcext:value-type="float">
            <text:p>50186200</text:p>
          </table:table-cell>
          <table:table-cell office:value-type="float" office:value="50144900" calcext:value-type="float">
            <text:p>50144900</text:p>
          </table:table-cell>
          <table:table-cell office:value-type="float" office:value="50134400" calcext:value-type="float">
            <text:p>50134400</text:p>
          </table:table-cell>
          <table:table-cell office:value-type="float" office:value="50178200" calcext:value-type="float">
            <text:p>50178200</text:p>
          </table:table-cell>
          <table:table-cell office:value-type="float" office:value="50182900" calcext:value-type="float">
            <text:p>50182900</text:p>
          </table:table-cell>
          <table:table-cell office:value-type="float" office:value="50182800" calcext:value-type="float">
            <text:p>50182800</text:p>
          </table:table-cell>
          <table:table-cell office:value-type="float" office:value="50190600" calcext:value-type="float">
            <text:p>50190600</text:p>
          </table:table-cell>
          <table:table-cell office:value-type="float" office:value="50184800" calcext:value-type="float">
            <text:p>50184800</text:p>
          </table:table-cell>
          <table:table-cell office:value-type="float" office:value="50179800" calcext:value-type="float">
            <text:p>50179800</text:p>
          </table:table-cell>
          <table:table-cell office:value-type="float" office:value="50169100" calcext:value-type="float">
            <text:p>50169100</text:p>
          </table:table-cell>
          <table:table-cell office:value-type="float" office:value="50183100" calcext:value-type="float">
            <text:p>50183100</text:p>
          </table:table-cell>
          <table:table-cell office:value-type="float" office:value="50160900" calcext:value-type="float">
            <text:p>50160900</text:p>
          </table:table-cell>
          <table:table-cell office:value-type="float" office:value="50190100" calcext:value-type="float">
            <text:p>50190100</text:p>
          </table:table-cell>
          <table:table-cell office:value-type="float" office:value="50182700" calcext:value-type="float">
            <text:p>50182700</text:p>
          </table:table-cell>
          <table:table-cell office:value-type="float" office:value="50163500" calcext:value-type="float">
            <text:p>50163500</text:p>
          </table:table-cell>
          <table:table-cell office:value-type="float" office:value="50160400" calcext:value-type="float">
            <text:p>50160400</text:p>
          </table:table-cell>
          <table:table-cell office:value-type="float" office:value="50171100" calcext:value-type="float">
            <text:p>50171100</text:p>
          </table:table-cell>
          <table:table-cell office:value-type="float" office:value="50168400" calcext:value-type="float">
            <text:p>50168400</text:p>
          </table:table-cell>
          <table:table-cell office:value-type="float" office:value="50168300" calcext:value-type="float">
            <text:p>50168300</text:p>
          </table:table-cell>
          <table:table-cell office:value-type="float" office:value="50177300" calcext:value-type="float">
            <text:p>50177300</text:p>
          </table:table-cell>
          <table:table-cell office:value-type="float" office:value="50155900" calcext:value-type="float">
            <text:p>50155900</text:p>
          </table:table-cell>
          <table:table-cell office:value-type="float" office:value="50185300" calcext:value-type="float">
            <text:p>50185300</text:p>
          </table:table-cell>
          <table:table-cell office:value-type="float" office:value="50184200" calcext:value-type="float">
            <text:p>50184200</text:p>
          </table:table-cell>
          <table:table-cell office:value-type="float" office:value="50176900" calcext:value-type="float">
            <text:p>50176900</text:p>
          </table:table-cell>
          <table:table-cell office:value-type="float" office:value="50206600" calcext:value-type="float">
            <text:p>50206600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100 swaps</text:p>
          </table:table-cell>
          <table:table-cell office:value-type="float" office:value="50183100" calcext:value-type="float">
            <text:p>50183100</text:p>
          </table:table-cell>
          <table:table-cell office:value-type="float" office:value="50278500" calcext:value-type="float">
            <text:p>50278500</text:p>
          </table:table-cell>
          <table:table-cell office:value-type="float" office:value="50303600" calcext:value-type="float">
            <text:p>50303600</text:p>
          </table:table-cell>
          <table:table-cell office:value-type="float" office:value="50304300" calcext:value-type="float">
            <text:p>50304300</text:p>
          </table:table-cell>
          <table:table-cell office:value-type="float" office:value="50325200" calcext:value-type="float">
            <text:p>50325200</text:p>
          </table:table-cell>
          <table:table-cell office:value-type="float" office:value="50297000" calcext:value-type="float">
            <text:p>50297000</text:p>
          </table:table-cell>
          <table:table-cell office:value-type="float" office:value="50236400" calcext:value-type="float">
            <text:p>50236400</text:p>
          </table:table-cell>
          <table:table-cell office:value-type="float" office:value="50240500" calcext:value-type="float">
            <text:p>50240500</text:p>
          </table:table-cell>
          <table:table-cell office:value-type="float" office:value="50228100" calcext:value-type="float">
            <text:p>50228100</text:p>
          </table:table-cell>
          <table:table-cell office:value-type="float" office:value="50322500" calcext:value-type="float">
            <text:p>50322500</text:p>
          </table:table-cell>
          <table:table-cell office:value-type="float" office:value="50249700" calcext:value-type="float">
            <text:p>50249700</text:p>
          </table:table-cell>
          <table:table-cell office:value-type="float" office:value="50256000" calcext:value-type="float">
            <text:p>50256000</text:p>
          </table:table-cell>
          <table:table-cell office:value-type="float" office:value="50286600" calcext:value-type="float">
            <text:p>50286600</text:p>
          </table:table-cell>
          <table:table-cell office:value-type="float" office:value="50272900" calcext:value-type="float">
            <text:p>50272900</text:p>
          </table:table-cell>
          <table:table-cell office:value-type="float" office:value="50235400" calcext:value-type="float">
            <text:p>50235400</text:p>
          </table:table-cell>
          <table:table-cell office:value-type="float" office:value="50244500" calcext:value-type="float">
            <text:p>50244500</text:p>
          </table:table-cell>
          <table:table-cell office:value-type="float" office:value="50134700" calcext:value-type="float">
            <text:p>50134700</text:p>
          </table:table-cell>
          <table:table-cell office:value-type="float" office:value="50197600" calcext:value-type="float">
            <text:p>50197600</text:p>
          </table:table-cell>
          <table:table-cell office:value-type="float" office:value="50284300" calcext:value-type="float">
            <text:p>50284300</text:p>
          </table:table-cell>
          <table:table-cell office:value-type="float" office:value="50276100" calcext:value-type="float">
            <text:p>50276100</text:p>
          </table:table-cell>
          <table:table-cell office:value-type="float" office:value="50233500" calcext:value-type="float">
            <text:p>50233500</text:p>
          </table:table-cell>
          <table:table-cell office:value-type="float" office:value="50248300" calcext:value-type="float">
            <text:p>50248300</text:p>
          </table:table-cell>
          <table:table-cell office:value-type="float" office:value="50275900" calcext:value-type="float">
            <text:p>50275900</text:p>
          </table:table-cell>
          <table:table-cell office:value-type="float" office:value="50274700" calcext:value-type="float">
            <text:p>50274700</text:p>
          </table:table-cell>
          <table:table-cell office:value-type="float" office:value="50194800" calcext:value-type="float">
            <text:p>50194800</text:p>
          </table:table-cell>
          <table:table-cell office:value-type="float" office:value="50264400" calcext:value-type="float">
            <text:p>50264400</text:p>
          </table:table-cell>
          <table:table-cell office:value-type="float" office:value="50215800" calcext:value-type="float">
            <text:p>50215800</text:p>
          </table:table-cell>
          <table:table-cell office:value-type="float" office:value="50219500" calcext:value-type="float">
            <text:p>50219500</text:p>
          </table:table-cell>
          <table:table-cell office:value-type="float" office:value="50221900" calcext:value-type="float">
            <text:p>50221900</text:p>
          </table:table-cell>
          <table:table-cell office:value-type="float" office:value="50261000" calcext:value-type="float">
            <text:p>50261000</text:p>
          </table:table-cell>
          <table:table-cell office:value-type="float" office:value="50258600" calcext:value-type="float">
            <text:p>50258600</text:p>
          </table:table-cell>
          <table:table-cell office:value-type="float" office:value="50274100" calcext:value-type="float">
            <text:p>50274100</text:p>
          </table:table-cell>
          <table:table-cell office:value-type="float" office:value="50253000" calcext:value-type="float">
            <text:p>50253000</text:p>
          </table:table-cell>
          <table:table-cell office:value-type="float" office:value="50231300" calcext:value-type="float">
            <text:p>50231300</text:p>
          </table:table-cell>
          <table:table-cell office:value-type="float" office:value="50244800" calcext:value-type="float">
            <text:p>50244800</text:p>
          </table:table-cell>
          <table:table-cell office:value-type="float" office:value="50261700" calcext:value-type="float">
            <text:p>50261700</text:p>
          </table:table-cell>
          <table:table-cell office:value-type="float" office:value="50245400" calcext:value-type="float">
            <text:p>50245400</text:p>
          </table:table-cell>
          <table:table-cell office:value-type="float" office:value="50233400" calcext:value-type="float">
            <text:p>50233400</text:p>
          </table:table-cell>
          <table:table-cell office:value-type="float" office:value="50278500" calcext:value-type="float">
            <text:p>50278500</text:p>
          </table:table-cell>
          <table:table-cell office:value-type="float" office:value="50274300" calcext:value-type="float">
            <text:p>50274300</text:p>
          </table:table-cell>
          <table:table-cell office:value-type="float" office:value="50277100" calcext:value-type="float">
            <text:p>50277100</text:p>
          </table:table-cell>
          <table:table-cell office:value-type="float" office:value="50295300" calcext:value-type="float">
            <text:p>50295300</text:p>
          </table:table-cell>
          <table:table-cell office:value-type="float" office:value="50228800" calcext:value-type="float">
            <text:p>50228800</text:p>
          </table:table-cell>
          <table:table-cell office:value-type="float" office:value="50253700" calcext:value-type="float">
            <text:p>50253700</text:p>
          </table:table-cell>
          <table:table-cell office:value-type="float" office:value="50199800" calcext:value-type="float">
            <text:p>50199800</text:p>
          </table:table-cell>
          <table:table-cell office:value-type="float" office:value="50307600" calcext:value-type="float">
            <text:p>50307600</text:p>
          </table:table-cell>
          <table:table-cell office:value-type="float" office:value="50307400" calcext:value-type="float">
            <text:p>50307400</text:p>
          </table:table-cell>
          <table:table-cell office:value-type="float" office:value="50243300" calcext:value-type="float">
            <text:p>50243300</text:p>
          </table:table-cell>
          <table:table-cell office:value-type="float" office:value="50300600" calcext:value-type="float">
            <text:p>50300600</text:p>
          </table:table-cell>
          <table:table-cell office:value-type="float" office:value="50248900" calcext:value-type="float">
            <text:p>50248900</text:p>
          </table:table-cell>
          <table:table-cell office:value-type="float" office:value="50275300" calcext:value-type="float">
            <text:p>50275300</text:p>
          </table:table-cell>
          <table:table-cell office:value-type="float" office:value="50160700" calcext:value-type="float">
            <text:p>50160700</text:p>
          </table:table-cell>
          <table:table-cell office:value-type="float" office:value="50284800" calcext:value-type="float">
            <text:p>50284800</text:p>
          </table:table-cell>
          <table:table-cell office:value-type="float" office:value="50224700" calcext:value-type="float">
            <text:p>50224700</text:p>
          </table:table-cell>
          <table:table-cell office:value-type="float" office:value="50170300" calcext:value-type="float">
            <text:p>50170300</text:p>
          </table:table-cell>
          <table:table-cell office:value-type="float" office:value="50321300" calcext:value-type="float">
            <text:p>50321300</text:p>
          </table:table-cell>
          <table:table-cell office:value-type="float" office:value="50246700" calcext:value-type="float">
            <text:p>50246700</text:p>
          </table:table-cell>
          <table:table-cell office:value-type="float" office:value="50252700" calcext:value-type="float">
            <text:p>50252700</text:p>
          </table:table-cell>
          <table:table-cell office:value-type="float" office:value="50273200" calcext:value-type="float">
            <text:p>50273200</text:p>
          </table:table-cell>
          <table:table-cell office:value-type="float" office:value="50269000" calcext:value-type="float">
            <text:p>50269000</text:p>
          </table:table-cell>
          <table:table-cell office:value-type="float" office:value="50289700" calcext:value-type="float">
            <text:p>50289700</text:p>
          </table:table-cell>
          <table:table-cell office:value-type="float" office:value="50226900" calcext:value-type="float">
            <text:p>50226900</text:p>
          </table:table-cell>
          <table:table-cell office:value-type="float" office:value="50294100" calcext:value-type="float">
            <text:p>50294100</text:p>
          </table:table-cell>
          <table:table-cell office:value-type="float" office:value="50261400" calcext:value-type="float">
            <text:p>50261400</text:p>
          </table:table-cell>
          <table:table-cell office:value-type="float" office:value="50246800" calcext:value-type="float">
            <text:p>50246800</text:p>
          </table:table-cell>
          <table:table-cell office:value-type="float" office:value="50311800" calcext:value-type="float">
            <text:p>50311800</text:p>
          </table:table-cell>
          <table:table-cell office:value-type="float" office:value="50237900" calcext:value-type="float">
            <text:p>50237900</text:p>
          </table:table-cell>
          <table:table-cell office:value-type="float" office:value="50227500" calcext:value-type="float">
            <text:p>50227500</text:p>
          </table:table-cell>
          <table:table-cell office:value-type="float" office:value="50264900" calcext:value-type="float">
            <text:p>50264900</text:p>
          </table:table-cell>
          <table:table-cell office:value-type="float" office:value="50326100" calcext:value-type="float">
            <text:p>50326100</text:p>
          </table:table-cell>
          <table:table-cell office:value-type="float" office:value="50219000" calcext:value-type="float">
            <text:p>50219000</text:p>
          </table:table-cell>
          <table:table-cell office:value-type="float" office:value="50279800" calcext:value-type="float">
            <text:p>50279800</text:p>
          </table:table-cell>
          <table:table-cell office:value-type="float" office:value="50266100" calcext:value-type="float">
            <text:p>50266100</text:p>
          </table:table-cell>
          <table:table-cell office:value-type="float" office:value="50273500" calcext:value-type="float">
            <text:p>50273500</text:p>
          </table:table-cell>
          <table:table-cell office:value-type="float" office:value="50298300" calcext:value-type="float">
            <text:p>50298300</text:p>
          </table:table-cell>
          <table:table-cell office:value-type="float" office:value="50310300" calcext:value-type="float">
            <text:p>50310300</text:p>
          </table:table-cell>
          <table:table-cell office:value-type="float" office:value="50259000" calcext:value-type="float">
            <text:p>50259000</text:p>
          </table:table-cell>
          <table:table-cell office:value-type="float" office:value="50212900" calcext:value-type="float">
            <text:p>50212900</text:p>
          </table:table-cell>
          <table:table-cell office:value-type="float" office:value="50260300" calcext:value-type="float">
            <text:p>50260300</text:p>
          </table:table-cell>
          <table:table-cell office:value-type="float" office:value="50259800" calcext:value-type="float">
            <text:p>50259800</text:p>
          </table:table-cell>
          <table:table-cell office:value-type="float" office:value="50231600" calcext:value-type="float">
            <text:p>50231600</text:p>
          </table:table-cell>
          <table:table-cell office:value-type="float" office:value="50279600" calcext:value-type="float">
            <text:p>50279600</text:p>
          </table:table-cell>
          <table:table-cell office:value-type="float" office:value="50179200" calcext:value-type="float">
            <text:p>50179200</text:p>
          </table:table-cell>
          <table:table-cell office:value-type="float" office:value="50164700" calcext:value-type="float">
            <text:p>50164700</text:p>
          </table:table-cell>
          <table:table-cell office:value-type="float" office:value="50238900" calcext:value-type="float">
            <text:p>50238900</text:p>
          </table:table-cell>
          <table:table-cell office:value-type="float" office:value="50209700" calcext:value-type="float">
            <text:p>50209700</text:p>
          </table:table-cell>
          <table:table-cell office:value-type="float" office:value="50281600" calcext:value-type="float">
            <text:p>50281600</text:p>
          </table:table-cell>
          <table:table-cell office:value-type="float" office:value="50241100" calcext:value-type="float">
            <text:p>50241100</text:p>
          </table:table-cell>
          <table:table-cell office:value-type="float" office:value="50235400" calcext:value-type="float">
            <text:p>50235400</text:p>
          </table:table-cell>
          <table:table-cell office:value-type="float" office:value="50269600" calcext:value-type="float">
            <text:p>50269600</text:p>
          </table:table-cell>
          <table:table-cell office:value-type="float" office:value="50253200" calcext:value-type="float">
            <text:p>50253200</text:p>
          </table:table-cell>
          <table:table-cell office:value-type="float" office:value="50301800" calcext:value-type="float">
            <text:p>50301800</text:p>
          </table:table-cell>
          <table:table-cell office:value-type="float" office:value="50268400" calcext:value-type="float">
            <text:p>50268400</text:p>
          </table:table-cell>
          <table:table-cell office:value-type="float" office:value="50259700" calcext:value-type="float">
            <text:p>50259700</text:p>
          </table:table-cell>
          <table:table-cell office:value-type="float" office:value="50178100" calcext:value-type="float">
            <text:p>50178100</text:p>
          </table:table-cell>
          <table:table-cell office:value-type="float" office:value="50229900" calcext:value-type="float">
            <text:p>50229900</text:p>
          </table:table-cell>
          <table:table-cell office:value-type="float" office:value="50182800" calcext:value-type="float">
            <text:p>50182800</text:p>
          </table:table-cell>
          <table:table-cell office:value-type="float" office:value="50307700" calcext:value-type="float">
            <text:p>50307700</text:p>
          </table:table-cell>
          <table:table-cell office:value-type="float" office:value="50272900" calcext:value-type="float">
            <text:p>50272900</text:p>
          </table:table-cell>
          <table:table-cell office:value-type="float" office:value="50316000" calcext:value-type="float">
            <text:p>50316000</text:p>
          </table:table-cell>
          <table:table-cell office:value-type="float" office:value="50272900" calcext:value-type="float">
            <text:p>50272900</text:p>
          </table:table-cell>
          <table:table-cell office:value-type="float" office:value="50267800" calcext:value-type="float">
            <text:p>50267800</text:p>
          </table:table-cell>
          <table:table-cell office:value-type="float" office:value="50237100" calcext:value-type="float">
            <text:p>50237100</text:p>
          </table:table-cell>
          <table:table-cell office:value-type="float" office:value="50203100" calcext:value-type="float">
            <text:p>50203100</text:p>
          </table:table-cell>
          <table:table-cell office:value-type="float" office:value="50240400" calcext:value-type="float">
            <text:p>50240400</text:p>
          </table:table-cell>
          <table:table-cell office:value-type="float" office:value="50229100" calcext:value-type="float">
            <text:p>50229100</text:p>
          </table:table-cell>
          <table:table-cell office:value-type="float" office:value="50257900" calcext:value-type="float">
            <text:p>50257900</text:p>
          </table:table-cell>
          <table:table-cell office:value-type="float" office:value="50279900" calcext:value-type="float">
            <text:p>50279900</text:p>
          </table:table-cell>
          <table:table-cell office:value-type="float" office:value="50264700" calcext:value-type="float">
            <text:p>50264700</text:p>
          </table:table-cell>
          <table:table-cell office:value-type="float" office:value="50239200" calcext:value-type="float">
            <text:p>50239200</text:p>
          </table:table-cell>
          <table:table-cell office:value-type="float" office:value="50162700" calcext:value-type="float">
            <text:p>50162700</text:p>
          </table:table-cell>
          <table:table-cell office:value-type="float" office:value="50219700" calcext:value-type="float">
            <text:p>50219700</text:p>
          </table:table-cell>
          <table:table-cell office:value-type="float" office:value="50174000" calcext:value-type="float">
            <text:p>50174000</text:p>
          </table:table-cell>
          <table:table-cell office:value-type="float" office:value="50183600" calcext:value-type="float">
            <text:p>50183600</text:p>
          </table:table-cell>
          <table:table-cell office:value-type="float" office:value="50264000" calcext:value-type="float">
            <text:p>50264000</text:p>
          </table:table-cell>
          <table:table-cell office:value-type="float" office:value="50237700" calcext:value-type="float">
            <text:p>50237700</text:p>
          </table:table-cell>
          <table:table-cell office:value-type="float" office:value="50256300" calcext:value-type="float">
            <text:p>50256300</text:p>
          </table:table-cell>
          <table:table-cell office:value-type="float" office:value="50221100" calcext:value-type="float">
            <text:p>50221100</text:p>
          </table:table-cell>
          <table:table-cell office:value-type="float" office:value="50284800" calcext:value-type="float">
            <text:p>50284800</text:p>
          </table:table-cell>
          <table:table-cell office:value-type="float" office:value="50254600" calcext:value-type="float">
            <text:p>50254600</text:p>
          </table:table-cell>
          <table:table-cell office:value-type="float" office:value="50335200" calcext:value-type="float">
            <text:p>50335200</text:p>
          </table:table-cell>
          <table:table-cell office:value-type="float" office:value="50252400" calcext:value-type="float">
            <text:p>50252400</text:p>
          </table:table-cell>
          <table:table-cell office:value-type="float" office:value="50281400" calcext:value-type="float">
            <text:p>50281400</text:p>
          </table:table-cell>
          <table:table-cell office:value-type="float" office:value="50226800" calcext:value-type="float">
            <text:p>50226800</text:p>
          </table:table-cell>
          <table:table-cell office:value-type="float" office:value="50186100" calcext:value-type="float">
            <text:p>50186100</text:p>
          </table:table-cell>
          <table:table-cell office:value-type="float" office:value="50256400" calcext:value-type="float">
            <text:p>50256400</text:p>
          </table:table-cell>
          <table:table-cell office:value-type="float" office:value="50303000" calcext:value-type="float">
            <text:p>50303000</text:p>
          </table:table-cell>
          <table:table-cell office:value-type="float" office:value="50284600" calcext:value-type="float">
            <text:p>50284600</text:p>
          </table:table-cell>
          <table:table-cell office:value-type="float" office:value="50335300" calcext:value-type="float">
            <text:p>50335300</text:p>
          </table:table-cell>
          <table:table-cell office:value-type="float" office:value="50309000" calcext:value-type="float">
            <text:p>50309000</text:p>
          </table:table-cell>
          <table:table-cell office:value-type="float" office:value="50157800" calcext:value-type="float">
            <text:p>50157800</text:p>
          </table:table-cell>
          <table:table-cell office:value-type="float" office:value="50313500" calcext:value-type="float">
            <text:p>50313500</text:p>
          </table:table-cell>
          <table:table-cell office:value-type="float" office:value="50277100" calcext:value-type="float">
            <text:p>50277100</text:p>
          </table:table-cell>
          <table:table-cell office:value-type="float" office:value="50319500" calcext:value-type="float">
            <text:p>50319500</text:p>
          </table:table-cell>
          <table:table-cell office:value-type="float" office:value="50271100" calcext:value-type="float">
            <text:p>50271100</text:p>
          </table:table-cell>
          <table:table-cell office:value-type="float" office:value="50282900" calcext:value-type="float">
            <text:p>50282900</text:p>
          </table:table-cell>
          <table:table-cell office:value-type="float" office:value="50268900" calcext:value-type="float">
            <text:p>50268900</text:p>
          </table:table-cell>
          <table:table-cell office:value-type="float" office:value="50252700" calcext:value-type="float">
            <text:p>50252700</text:p>
          </table:table-cell>
          <table:table-cell office:value-type="float" office:value="50279000" calcext:value-type="float">
            <text:p>50279000</text:p>
          </table:table-cell>
          <table:table-cell office:value-type="float" office:value="50300000" calcext:value-type="float">
            <text:p>50300000</text:p>
          </table:table-cell>
          <table:table-cell office:value-type="float" office:value="50215800" calcext:value-type="float">
            <text:p>50215800</text:p>
          </table:table-cell>
          <table:table-cell office:value-type="float" office:value="50229900" calcext:value-type="float">
            <text:p>50229900</text:p>
          </table:table-cell>
          <table:table-cell office:value-type="float" office:value="50197000" calcext:value-type="float">
            <text:p>50197000</text:p>
          </table:table-cell>
          <table:table-cell office:value-type="float" office:value="50220000" calcext:value-type="float">
            <text:p>50220000</text:p>
          </table:table-cell>
          <table:table-cell office:value-type="float" office:value="50289700" calcext:value-type="float">
            <text:p>50289700</text:p>
          </table:table-cell>
          <table:table-cell office:value-type="float" office:value="50248800" calcext:value-type="float">
            <text:p>50248800</text:p>
          </table:table-cell>
          <table:table-cell office:value-type="float" office:value="50207800" calcext:value-type="float">
            <text:p>50207800</text:p>
          </table:table-cell>
          <table:table-cell office:value-type="float" office:value="50215700" calcext:value-type="float">
            <text:p>50215700</text:p>
          </table:table-cell>
          <table:table-cell office:value-type="float" office:value="50247500" calcext:value-type="float">
            <text:p>50247500</text:p>
          </table:table-cell>
          <table:table-cell office:value-type="float" office:value="50244400" calcext:value-type="float">
            <text:p>50244400</text:p>
          </table:table-cell>
          <table:table-cell office:value-type="float" office:value="50224000" calcext:value-type="float">
            <text:p>50224000</text:p>
          </table:table-cell>
          <table:table-cell office:value-type="float" office:value="50282500" calcext:value-type="float">
            <text:p>50282500</text:p>
          </table:table-cell>
          <table:table-cell office:value-type="float" office:value="50222700" calcext:value-type="float">
            <text:p>50222700</text:p>
          </table:table-cell>
          <table:table-cell office:value-type="float" office:value="50267600" calcext:value-type="float">
            <text:p>50267600</text:p>
          </table:table-cell>
          <table:table-cell office:value-type="float" office:value="50288000" calcext:value-type="float">
            <text:p>50288000</text:p>
          </table:table-cell>
          <table:table-cell office:value-type="float" office:value="50230800" calcext:value-type="float">
            <text:p>50230800</text:p>
          </table:table-cell>
          <table:table-cell office:value-type="float" office:value="50192600" calcext:value-type="float">
            <text:p>50192600</text:p>
          </table:table-cell>
          <table:table-cell office:value-type="float" office:value="50186000" calcext:value-type="float">
            <text:p>50186000</text:p>
          </table:table-cell>
          <table:table-cell office:value-type="float" office:value="50253400" calcext:value-type="float">
            <text:p>50253400</text:p>
          </table:table-cell>
          <table:table-cell office:value-type="float" office:value="50223100" calcext:value-type="float">
            <text:p>50223100</text:p>
          </table:table-cell>
          <table:table-cell office:value-type="float" office:value="50173100" calcext:value-type="float">
            <text:p>50173100</text:p>
          </table:table-cell>
          <table:table-cell office:value-type="float" office:value="50196400" calcext:value-type="float">
            <text:p>50196400</text:p>
          </table:table-cell>
          <table:table-cell office:value-type="float" office:value="50224900" calcext:value-type="float">
            <text:p>50224900</text:p>
          </table:table-cell>
          <table:table-cell office:value-type="float" office:value="50196200" calcext:value-type="float">
            <text:p>50196200</text:p>
          </table:table-cell>
          <table:table-cell office:value-type="float" office:value="50248500" calcext:value-type="float">
            <text:p>50248500</text:p>
          </table:table-cell>
          <table:table-cell office:value-type="float" office:value="50336300" calcext:value-type="float">
            <text:p>50336300</text:p>
          </table:table-cell>
          <table:table-cell office:value-type="float" office:value="50234500" calcext:value-type="float">
            <text:p>50234500</text:p>
          </table:table-cell>
          <table:table-cell office:value-type="float" office:value="50320100" calcext:value-type="float">
            <text:p>50320100</text:p>
          </table:table-cell>
          <table:table-cell office:value-type="float" office:value="50234700" calcext:value-type="float">
            <text:p>50234700</text:p>
          </table:table-cell>
          <table:table-cell office:value-type="float" office:value="50274000" calcext:value-type="float">
            <text:p>50274000</text:p>
          </table:table-cell>
          <table:table-cell office:value-type="float" office:value="50308100" calcext:value-type="float">
            <text:p>50308100</text:p>
          </table:table-cell>
          <table:table-cell office:value-type="float" office:value="50266200" calcext:value-type="float">
            <text:p>50266200</text:p>
          </table:table-cell>
          <table:table-cell office:value-type="float" office:value="50247300" calcext:value-type="float">
            <text:p>50247300</text:p>
          </table:table-cell>
          <table:table-cell office:value-type="float" office:value="50252000" calcext:value-type="float">
            <text:p>50252000</text:p>
          </table:table-cell>
          <table:table-cell office:value-type="float" office:value="50277600" calcext:value-type="float">
            <text:p>50277600</text:p>
          </table:table-cell>
          <table:table-cell office:value-type="float" office:value="50259400" calcext:value-type="float">
            <text:p>50259400</text:p>
          </table:table-cell>
          <table:table-cell office:value-type="float" office:value="50251700" calcext:value-type="float">
            <text:p>50251700</text:p>
          </table:table-cell>
          <table:table-cell office:value-type="float" office:value="50161200" calcext:value-type="float">
            <text:p>50161200</text:p>
          </table:table-cell>
          <table:table-cell office:value-type="float" office:value="50217000" calcext:value-type="float">
            <text:p>50217000</text:p>
          </table:table-cell>
          <table:table-cell office:value-type="float" office:value="50265900" calcext:value-type="float">
            <text:p>50265900</text:p>
          </table:table-cell>
          <table:table-cell office:value-type="float" office:value="50222200" calcext:value-type="float">
            <text:p>50222200</text:p>
          </table:table-cell>
          <table:table-cell office:value-type="float" office:value="50174400" calcext:value-type="float">
            <text:p>50174400</text:p>
          </table:table-cell>
          <table:table-cell office:value-type="float" office:value="50216600" calcext:value-type="float">
            <text:p>50216600</text:p>
          </table:table-cell>
          <table:table-cell office:value-type="float" office:value="50206000" calcext:value-type="float">
            <text:p>50206000</text:p>
          </table:table-cell>
          <table:table-cell office:value-type="float" office:value="50304100" calcext:value-type="float">
            <text:p>50304100</text:p>
          </table:table-cell>
          <table:table-cell office:value-type="float" office:value="50231600" calcext:value-type="float">
            <text:p>50231600</text:p>
          </table:table-cell>
          <table:table-cell office:value-type="float" office:value="50279400" calcext:value-type="float">
            <text:p>50279400</text:p>
          </table:table-cell>
          <table:table-cell office:value-type="float" office:value="50143600" calcext:value-type="float">
            <text:p>50143600</text:p>
          </table:table-cell>
          <table:table-cell office:value-type="float" office:value="50253600" calcext:value-type="float">
            <text:p>50253600</text:p>
          </table:table-cell>
          <table:table-cell office:value-type="float" office:value="50213200" calcext:value-type="float">
            <text:p>50213200</text:p>
          </table:table-cell>
          <table:table-cell office:value-type="float" office:value="50254400" calcext:value-type="float">
            <text:p>50254400</text:p>
          </table:table-cell>
          <table:table-cell office:value-type="float" office:value="50336500" calcext:value-type="float">
            <text:p>50336500</text:p>
          </table:table-cell>
          <table:table-cell office:value-type="float" office:value="50204400" calcext:value-type="float">
            <text:p>50204400</text:p>
          </table:table-cell>
          <table:table-cell office:value-type="float" office:value="50240500" calcext:value-type="float">
            <text:p>50240500</text:p>
          </table:table-cell>
          <table:table-cell office:value-type="float" office:value="50184800" calcext:value-type="float">
            <text:p>50184800</text:p>
          </table:table-cell>
          <table:table-cell office:value-type="float" office:value="50127000" calcext:value-type="float">
            <text:p>50127000</text:p>
          </table:table-cell>
          <table:table-cell office:value-type="float" office:value="50227100" calcext:value-type="float">
            <text:p>50227100</text:p>
          </table:table-cell>
          <table:table-cell office:value-type="float" office:value="50221500" calcext:value-type="float">
            <text:p>50221500</text:p>
          </table:table-cell>
          <table:table-cell office:value-type="float" office:value="50245300" calcext:value-type="float">
            <text:p>50245300</text:p>
          </table:table-cell>
          <table:table-cell office:value-type="float" office:value="50274500" calcext:value-type="float">
            <text:p>50274500</text:p>
          </table:table-cell>
          <table:table-cell office:value-type="float" office:value="50323600" calcext:value-type="float">
            <text:p>50323600</text:p>
          </table:table-cell>
          <table:table-cell office:value-type="float" office:value="50249300" calcext:value-type="float">
            <text:p>50249300</text:p>
          </table:table-cell>
          <table:table-cell office:value-type="float" office:value="50343800" calcext:value-type="float">
            <text:p>50343800</text:p>
          </table:table-cell>
          <table:table-cell office:value-type="float" office:value="50336000" calcext:value-type="float">
            <text:p>50336000</text:p>
          </table:table-cell>
          <table:table-cell office:value-type="float" office:value="50220300" calcext:value-type="float">
            <text:p>50220300</text:p>
          </table:table-cell>
          <table:table-cell office:value-type="float" office:value="50284500" calcext:value-type="float">
            <text:p>50284500</text:p>
          </table:table-cell>
          <table:table-cell office:value-type="float" office:value="50183100" calcext:value-type="float">
            <text:p>50183100</text:p>
          </table:table-cell>
          <table:table-cell office:value-type="float" office:value="50227600" calcext:value-type="float">
            <text:p>50227600</text:p>
          </table:table-cell>
          <table:table-cell office:value-type="float" office:value="50204100" calcext:value-type="float">
            <text:p>50204100</text:p>
          </table:table-cell>
          <table:table-cell office:value-type="float" office:value="50210200" calcext:value-type="float">
            <text:p>50210200</text:p>
          </table:table-cell>
          <table:table-cell office:value-type="float" office:value="50241200" calcext:value-type="float">
            <text:p>50241200</text:p>
          </table:table-cell>
          <table:table-cell office:value-type="float" office:value="50213300" calcext:value-type="float">
            <text:p>50213300</text:p>
          </table:table-cell>
          <table:table-cell office:value-type="float" office:value="50302000" calcext:value-type="float">
            <text:p>50302000</text:p>
          </table:table-cell>
          <table:table-cell office:value-type="float" office:value="50219900" calcext:value-type="float">
            <text:p>50219900</text:p>
          </table:table-cell>
          <table:table-cell office:value-type="float" office:value="50333700" calcext:value-type="float">
            <text:p>50333700</text:p>
          </table:table-cell>
          <table:table-cell office:value-type="float" office:value="50175900" calcext:value-type="float">
            <text:p>50175900</text:p>
          </table:table-cell>
          <table:table-cell office:value-type="float" office:value="50290200" calcext:value-type="float">
            <text:p>50290200</text:p>
          </table:table-cell>
          <table:table-cell office:value-type="float" office:value="50234200" calcext:value-type="float">
            <text:p>50234200</text:p>
          </table:table-cell>
          <table:table-cell office:value-type="float" office:value="50277500" calcext:value-type="float">
            <text:p>50277500</text:p>
          </table:table-cell>
          <table:table-cell office:value-type="float" office:value="50241300" calcext:value-type="float">
            <text:p>50241300</text:p>
          </table:table-cell>
          <table:table-cell office:value-type="float" office:value="50264500" calcext:value-type="float">
            <text:p>50264500</text:p>
          </table:table-cell>
          <table:table-cell office:value-type="float" office:value="50228300" calcext:value-type="float">
            <text:p>50228300</text:p>
          </table:table-cell>
          <table:table-cell office:value-type="float" office:value="50249600" calcext:value-type="float">
            <text:p>50249600</text:p>
          </table:table-cell>
          <table:table-cell office:value-type="float" office:value="50256500" calcext:value-type="float">
            <text:p>50256500</text:p>
          </table:table-cell>
          <table:table-cell office:value-type="float" office:value="50275300" calcext:value-type="float">
            <text:p>50275300</text:p>
          </table:table-cell>
          <table:table-cell office:value-type="float" office:value="50286300" calcext:value-type="float">
            <text:p>50286300</text:p>
          </table:table-cell>
          <table:table-cell office:value-type="float" office:value="50234400" calcext:value-type="float">
            <text:p>50234400</text:p>
          </table:table-cell>
          <table:table-cell office:value-type="float" office:value="50198100" calcext:value-type="float">
            <text:p>50198100</text:p>
          </table:table-cell>
          <table:table-cell office:value-type="float" office:value="50278200" calcext:value-type="float">
            <text:p>50278200</text:p>
          </table:table-cell>
          <table:table-cell office:value-type="float" office:value="50225500" calcext:value-type="float">
            <text:p>50225500</text:p>
          </table:table-cell>
          <table:table-cell office:value-type="float" office:value="50133700" calcext:value-type="float">
            <text:p>50133700</text:p>
          </table:table-cell>
          <table:table-cell office:value-type="float" office:value="50282800" calcext:value-type="float">
            <text:p>50282800</text:p>
          </table:table-cell>
          <table:table-cell office:value-type="float" office:value="50329000" calcext:value-type="float">
            <text:p>50329000</text:p>
          </table:table-cell>
          <table:table-cell office:value-type="float" office:value="50258700" calcext:value-type="float">
            <text:p>50258700</text:p>
          </table:table-cell>
          <table:table-cell office:value-type="float" office:value="50224000" calcext:value-type="float">
            <text:p>50224000</text:p>
          </table:table-cell>
          <table:table-cell office:value-type="float" office:value="50321300" calcext:value-type="float">
            <text:p>50321300</text:p>
          </table:table-cell>
          <table:table-cell office:value-type="float" office:value="50287000" calcext:value-type="float">
            <text:p>50287000</text:p>
          </table:table-cell>
          <table:table-cell office:value-type="float" office:value="50283000" calcext:value-type="float">
            <text:p>50283000</text:p>
          </table:table-cell>
          <table:table-cell office:value-type="float" office:value="50280000" calcext:value-type="float">
            <text:p>50280000</text:p>
          </table:table-cell>
          <table:table-cell office:value-type="float" office:value="50275200" calcext:value-type="float">
            <text:p>50275200</text:p>
          </table:table-cell>
          <table:table-cell office:value-type="float" office:value="50170600" calcext:value-type="float">
            <text:p>50170600</text:p>
          </table:table-cell>
          <table:table-cell office:value-type="float" office:value="50224400" calcext:value-type="float">
            <text:p>50224400</text:p>
          </table:table-cell>
          <table:table-cell office:value-type="float" office:value="50235900" calcext:value-type="float">
            <text:p>50235900</text:p>
          </table:table-cell>
          <table:table-cell office:value-type="float" office:value="50279500" calcext:value-type="float">
            <text:p>50279500</text:p>
          </table:table-cell>
          <table:table-cell office:value-type="float" office:value="50333200" calcext:value-type="float">
            <text:p>50333200</text:p>
          </table:table-cell>
          <table:table-cell office:value-type="float" office:value="50199100" calcext:value-type="float">
            <text:p>50199100</text:p>
          </table:table-cell>
          <table:table-cell office:value-type="float" office:value="50272200" calcext:value-type="float">
            <text:p>50272200</text:p>
          </table:table-cell>
          <table:table-cell office:value-type="float" office:value="50253200" calcext:value-type="float">
            <text:p>50253200</text:p>
          </table:table-cell>
          <table:table-cell office:value-type="float" office:value="50265500" calcext:value-type="float">
            <text:p>50265500</text:p>
          </table:table-cell>
          <table:table-cell office:value-type="float" office:value="50245300" calcext:value-type="float">
            <text:p>50245300</text:p>
          </table:table-cell>
          <table:table-cell office:value-type="float" office:value="50348000" calcext:value-type="float">
            <text:p>50348000</text:p>
          </table:table-cell>
          <table:table-cell office:value-type="float" office:value="50233900" calcext:value-type="float">
            <text:p>50233900</text:p>
          </table:table-cell>
          <table:table-cell office:value-type="float" office:value="50305800" calcext:value-type="float">
            <text:p>50305800</text:p>
          </table:table-cell>
          <table:table-cell office:value-type="float" office:value="50209700" calcext:value-type="float">
            <text:p>50209700</text:p>
          </table:table-cell>
          <table:table-cell office:value-type="float" office:value="50244700" calcext:value-type="float">
            <text:p>50244700</text:p>
          </table:table-cell>
          <table:table-cell office:value-type="float" office:value="50257300" calcext:value-type="float">
            <text:p>50257300</text:p>
          </table:table-cell>
          <table:table-cell office:value-type="float" office:value="50194100" calcext:value-type="float">
            <text:p>50194100</text:p>
          </table:table-cell>
          <table:table-cell office:value-type="float" office:value="50275700" calcext:value-type="float">
            <text:p>50275700</text:p>
          </table:table-cell>
          <table:table-cell office:value-type="float" office:value="50288400" calcext:value-type="float">
            <text:p>50288400</text:p>
          </table:table-cell>
          <table:table-cell office:value-type="float" office:value="50145100" calcext:value-type="float">
            <text:p>50145100</text:p>
          </table:table-cell>
          <table:table-cell office:value-type="float" office:value="50310900" calcext:value-type="float">
            <text:p>50310900</text:p>
          </table:table-cell>
          <table:table-cell office:value-type="float" office:value="50309100" calcext:value-type="float">
            <text:p>50309100</text:p>
          </table:table-cell>
          <table:table-cell office:value-type="float" office:value="50173600" calcext:value-type="float">
            <text:p>50173600</text:p>
          </table:table-cell>
          <table:table-cell office:value-type="float" office:value="50119100" calcext:value-type="float">
            <text:p>50119100</text:p>
          </table:table-cell>
          <table:table-cell office:value-type="float" office:value="50235900" calcext:value-type="float">
            <text:p>50235900</text:p>
          </table:table-cell>
          <table:table-cell office:value-type="float" office:value="50315300" calcext:value-type="float">
            <text:p>50315300</text:p>
          </table:table-cell>
          <table:table-cell office:value-type="float" office:value="50284900" calcext:value-type="float">
            <text:p>50284900</text:p>
          </table:table-cell>
          <table:table-cell office:value-type="float" office:value="50220400" calcext:value-type="float">
            <text:p>50220400</text:p>
          </table:table-cell>
          <table:table-cell office:value-type="float" office:value="50209900" calcext:value-type="float">
            <text:p>50209900</text:p>
          </table:table-cell>
          <table:table-cell office:value-type="float" office:value="50298600" calcext:value-type="float">
            <text:p>50298600</text:p>
          </table:table-cell>
          <table:table-cell office:value-type="float" office:value="50251800" calcext:value-type="float">
            <text:p>50251800</text:p>
          </table:table-cell>
          <table:table-cell office:value-type="float" office:value="50275500" calcext:value-type="float">
            <text:p>50275500</text:p>
          </table:table-cell>
          <table:table-cell office:value-type="float" office:value="50295200" calcext:value-type="float">
            <text:p>50295200</text:p>
          </table:table-cell>
          <table:table-cell office:value-type="float" office:value="50188200" calcext:value-type="float">
            <text:p>50188200</text:p>
          </table:table-cell>
          <table:table-cell office:value-type="float" office:value="50229800" calcext:value-type="float">
            <text:p>50229800</text:p>
          </table:table-cell>
          <table:table-cell office:value-type="float" office:value="50230800" calcext:value-type="float">
            <text:p>50230800</text:p>
          </table:table-cell>
          <table:table-cell office:value-type="float" office:value="50158800" calcext:value-type="float">
            <text:p>50158800</text:p>
          </table:table-cell>
          <table:table-cell office:value-type="float" office:value="50272700" calcext:value-type="float">
            <text:p>50272700</text:p>
          </table:table-cell>
          <table:table-cell office:value-type="float" office:value="50253900" calcext:value-type="float">
            <text:p>50253900</text:p>
          </table:table-cell>
          <table:table-cell office:value-type="float" office:value="50347700" calcext:value-type="float">
            <text:p>50347700</text:p>
          </table:table-cell>
          <table:table-cell office:value-type="float" office:value="50179800" calcext:value-type="float">
            <text:p>50179800</text:p>
          </table:table-cell>
          <table:table-cell office:value-type="float" office:value="50196000" calcext:value-type="float">
            <text:p>50196000</text:p>
          </table:table-cell>
          <table:table-cell office:value-type="float" office:value="50272200" calcext:value-type="float">
            <text:p>50272200</text:p>
          </table:table-cell>
          <table:table-cell office:value-type="float" office:value="50176300" calcext:value-type="float">
            <text:p>50176300</text:p>
          </table:table-cell>
          <table:table-cell office:value-type="float" office:value="50183500" calcext:value-type="float">
            <text:p>50183500</text:p>
          </table:table-cell>
          <table:table-cell office:value-type="float" office:value="50205200" calcext:value-type="float">
            <text:p>50205200</text:p>
          </table:table-cell>
          <table:table-cell office:value-type="float" office:value="50197600" calcext:value-type="float">
            <text:p>50197600</text:p>
          </table:table-cell>
          <table:table-cell office:value-type="float" office:value="50287000" calcext:value-type="float">
            <text:p>50287000</text:p>
          </table:table-cell>
          <table:table-cell office:value-type="float" office:value="50253300" calcext:value-type="float">
            <text:p>50253300</text:p>
          </table:table-cell>
          <table:table-cell office:value-type="float" office:value="50252300" calcext:value-type="float">
            <text:p>50252300</text:p>
          </table:table-cell>
          <table:table-cell office:value-type="float" office:value="50261200" calcext:value-type="float">
            <text:p>50261200</text:p>
          </table:table-cell>
          <table:table-cell office:value-type="float" office:value="50302400" calcext:value-type="float">
            <text:p>50302400</text:p>
          </table:table-cell>
          <table:table-cell office:value-type="float" office:value="50161000" calcext:value-type="float">
            <text:p>50161000</text:p>
          </table:table-cell>
          <table:table-cell office:value-type="float" office:value="50174600" calcext:value-type="float">
            <text:p>50174600</text:p>
          </table:table-cell>
          <table:table-cell office:value-type="float" office:value="50202900" calcext:value-type="float">
            <text:p>50202900</text:p>
          </table:table-cell>
          <table:table-cell office:value-type="float" office:value="50277200" calcext:value-type="float">
            <text:p>50277200</text:p>
          </table:table-cell>
          <table:table-cell office:value-type="float" office:value="50259500" calcext:value-type="float">
            <text:p>50259500</text:p>
          </table:table-cell>
          <table:table-cell office:value-type="float" office:value="50266000" calcext:value-type="float">
            <text:p>50266000</text:p>
          </table:table-cell>
          <table:table-cell office:value-type="float" office:value="50259100" calcext:value-type="float">
            <text:p>50259100</text:p>
          </table:table-cell>
          <table:table-cell office:value-type="float" office:value="50245900" calcext:value-type="float">
            <text:p>50245900</text:p>
          </table:table-cell>
          <table:table-cell office:value-type="float" office:value="50317100" calcext:value-type="float">
            <text:p>50317100</text:p>
          </table:table-cell>
          <table:table-cell office:value-type="float" office:value="50288600" calcext:value-type="float">
            <text:p>50288600</text:p>
          </table:table-cell>
          <table:table-cell office:value-type="float" office:value="50308000" calcext:value-type="float">
            <text:p>50308000</text:p>
          </table:table-cell>
          <table:table-cell office:value-type="float" office:value="50196700" calcext:value-type="float">
            <text:p>50196700</text:p>
          </table:table-cell>
          <table:table-cell office:value-type="float" office:value="50230100" calcext:value-type="float">
            <text:p>50230100</text:p>
          </table:table-cell>
          <table:table-cell office:value-type="float" office:value="50217900" calcext:value-type="float">
            <text:p>50217900</text:p>
          </table:table-cell>
          <table:table-cell office:value-type="float" office:value="50222300" calcext:value-type="float">
            <text:p>50222300</text:p>
          </table:table-cell>
          <table:table-cell office:value-type="float" office:value="50159300" calcext:value-type="float">
            <text:p>50159300</text:p>
          </table:table-cell>
          <table:table-cell office:value-type="float" office:value="50221800" calcext:value-type="float">
            <text:p>50221800</text:p>
          </table:table-cell>
          <table:table-cell office:value-type="float" office:value="50254800" calcext:value-type="float">
            <text:p>50254800</text:p>
          </table:table-cell>
          <table:table-cell office:value-type="float" office:value="50283200" calcext:value-type="float">
            <text:p>50283200</text:p>
          </table:table-cell>
          <table:table-cell office:value-type="float" office:value="50247700" calcext:value-type="float">
            <text:p>50247700</text:p>
          </table:table-cell>
          <table:table-cell office:value-type="float" office:value="50267000" calcext:value-type="float">
            <text:p>50267000</text:p>
          </table:table-cell>
          <table:table-cell office:value-type="float" office:value="50226400" calcext:value-type="float">
            <text:p>50226400</text:p>
          </table:table-cell>
          <table:table-cell office:value-type="float" office:value="50242500" calcext:value-type="float">
            <text:p>50242500</text:p>
          </table:table-cell>
          <table:table-cell office:value-type="float" office:value="50190200" calcext:value-type="float">
            <text:p>50190200</text:p>
          </table:table-cell>
          <table:table-cell office:value-type="float" office:value="50250500" calcext:value-type="float">
            <text:p>50250500</text:p>
          </table:table-cell>
          <table:table-cell office:value-type="float" office:value="50325900" calcext:value-type="float">
            <text:p>50325900</text:p>
          </table:table-cell>
          <table:table-cell office:value-type="float" office:value="50340300" calcext:value-type="float">
            <text:p>50340300</text:p>
          </table:table-cell>
          <table:table-cell office:value-type="float" office:value="50231600" calcext:value-type="float">
            <text:p>50231600</text:p>
          </table:table-cell>
          <table:table-cell office:value-type="float" office:value="50282000" calcext:value-type="float">
            <text:p>50282000</text:p>
          </table:table-cell>
          <table:table-cell office:value-type="float" office:value="50264100" calcext:value-type="float">
            <text:p>50264100</text:p>
          </table:table-cell>
          <table:table-cell office:value-type="float" office:value="50294700" calcext:value-type="float">
            <text:p>50294700</text:p>
          </table:table-cell>
          <table:table-cell office:value-type="float" office:value="50230400" calcext:value-type="float">
            <text:p>50230400</text:p>
          </table:table-cell>
          <table:table-cell office:value-type="float" office:value="50280600" calcext:value-type="float">
            <text:p>50280600</text:p>
          </table:table-cell>
          <table:table-cell office:value-type="float" office:value="50298800" calcext:value-type="float">
            <text:p>50298800</text:p>
          </table:table-cell>
          <table:table-cell office:value-type="float" office:value="50286000" calcext:value-type="float">
            <text:p>50286000</text:p>
          </table:table-cell>
          <table:table-cell office:value-type="float" office:value="50278900" calcext:value-type="float">
            <text:p>50278900</text:p>
          </table:table-cell>
          <table:table-cell office:value-type="float" office:value="50275000" calcext:value-type="float">
            <text:p>50275000</text:p>
          </table:table-cell>
          <table:table-cell office:value-type="float" office:value="50274900" calcext:value-type="float">
            <text:p>50274900</text:p>
          </table:table-cell>
          <table:table-cell office:value-type="float" office:value="50265600" calcext:value-type="float">
            <text:p>50265600</text:p>
          </table:table-cell>
          <table:table-cell office:value-type="float" office:value="50260000" calcext:value-type="float">
            <text:p>50260000</text:p>
          </table:table-cell>
          <table:table-cell office:value-type="float" office:value="50226000" calcext:value-type="float">
            <text:p>50226000</text:p>
          </table:table-cell>
          <table:table-cell office:value-type="float" office:value="50244300" calcext:value-type="float">
            <text:p>50244300</text:p>
          </table:table-cell>
          <table:table-cell office:value-type="float" office:value="50219000" calcext:value-type="float">
            <text:p>50219000</text:p>
          </table:table-cell>
          <table:table-cell office:value-type="float" office:value="50199300" calcext:value-type="float">
            <text:p>50199300</text:p>
          </table:table-cell>
          <table:table-cell office:value-type="float" office:value="50213500" calcext:value-type="float">
            <text:p>50213500</text:p>
          </table:table-cell>
          <table:table-cell office:value-type="float" office:value="50269600" calcext:value-type="float">
            <text:p>50269600</text:p>
          </table:table-cell>
          <table:table-cell office:value-type="float" office:value="50172500" calcext:value-type="float">
            <text:p>50172500</text:p>
          </table:table-cell>
          <table:table-cell office:value-type="float" office:value="50219800" calcext:value-type="float">
            <text:p>50219800</text:p>
          </table:table-cell>
          <table:table-cell office:value-type="float" office:value="50228700" calcext:value-type="float">
            <text:p>50228700</text:p>
          </table:table-cell>
          <table:table-cell office:value-type="float" office:value="50267100" calcext:value-type="float">
            <text:p>50267100</text:p>
          </table:table-cell>
          <table:table-cell office:value-type="float" office:value="50294700" calcext:value-type="float">
            <text:p>50294700</text:p>
          </table:table-cell>
          <table:table-cell office:value-type="float" office:value="50292800" calcext:value-type="float">
            <text:p>50292800</text:p>
          </table:table-cell>
          <table:table-cell office:value-type="float" office:value="50213100" calcext:value-type="float">
            <text:p>50213100</text:p>
          </table:table-cell>
          <table:table-cell office:value-type="float" office:value="50297600" calcext:value-type="float">
            <text:p>50297600</text:p>
          </table:table-cell>
          <table:table-cell office:value-type="float" office:value="50321100" calcext:value-type="float">
            <text:p>50321100</text:p>
          </table:table-cell>
          <table:table-cell office:value-type="float" office:value="50280200" calcext:value-type="float">
            <text:p>50280200</text:p>
          </table:table-cell>
          <table:table-cell office:value-type="float" office:value="50242100" calcext:value-type="float">
            <text:p>50242100</text:p>
          </table:table-cell>
          <table:table-cell office:value-type="float" office:value="50227300" calcext:value-type="float">
            <text:p>50227300</text:p>
          </table:table-cell>
          <table:table-cell office:value-type="float" office:value="50280200" calcext:value-type="float">
            <text:p>50280200</text:p>
          </table:table-cell>
          <table:table-cell office:value-type="float" office:value="50293800" calcext:value-type="float">
            <text:p>50293800</text:p>
          </table:table-cell>
          <table:table-cell office:value-type="float" office:value="50280400" calcext:value-type="float">
            <text:p>50280400</text:p>
          </table:table-cell>
          <table:table-cell office:value-type="float" office:value="50294200" calcext:value-type="float">
            <text:p>50294200</text:p>
          </table:table-cell>
          <table:table-cell office:value-type="float" office:value="50234100" calcext:value-type="float">
            <text:p>50234100</text:p>
          </table:table-cell>
          <table:table-cell office:value-type="float" office:value="50331100" calcext:value-type="float">
            <text:p>50331100</text:p>
          </table:table-cell>
          <table:table-cell office:value-type="float" office:value="50307800" calcext:value-type="float">
            <text:p>50307800</text:p>
          </table:table-cell>
          <table:table-cell office:value-type="float" office:value="50196600" calcext:value-type="float">
            <text:p>50196600</text:p>
          </table:table-cell>
          <table:table-cell office:value-type="float" office:value="50256100" calcext:value-type="float">
            <text:p>50256100</text:p>
          </table:table-cell>
          <table:table-cell office:value-type="float" office:value="50185200" calcext:value-type="float">
            <text:p>50185200</text:p>
          </table:table-cell>
          <table:table-cell office:value-type="float" office:value="50171400" calcext:value-type="float">
            <text:p>50171400</text:p>
          </table:table-cell>
          <table:table-cell office:value-type="float" office:value="50217900" calcext:value-type="float">
            <text:p>50217900</text:p>
          </table:table-cell>
          <table:table-cell office:value-type="float" office:value="50247500" calcext:value-type="float">
            <text:p>50247500</text:p>
          </table:table-cell>
          <table:table-cell office:value-type="float" office:value="50263000" calcext:value-type="float">
            <text:p>50263000</text:p>
          </table:table-cell>
          <table:table-cell office:value-type="float" office:value="50243700" calcext:value-type="float">
            <text:p>50243700</text:p>
          </table:table-cell>
          <table:table-cell office:value-type="float" office:value="50314500" calcext:value-type="float">
            <text:p>50314500</text:p>
          </table:table-cell>
          <table:table-cell office:value-type="float" office:value="50296000" calcext:value-type="float">
            <text:p>50296000</text:p>
          </table:table-cell>
          <table:table-cell office:value-type="float" office:value="50225100" calcext:value-type="float">
            <text:p>50225100</text:p>
          </table:table-cell>
          <table:table-cell office:value-type="float" office:value="50314300" calcext:value-type="float">
            <text:p>50314300</text:p>
          </table:table-cell>
          <table:table-cell office:value-type="float" office:value="50253300" calcext:value-type="float">
            <text:p>50253300</text:p>
          </table:table-cell>
          <table:table-cell office:value-type="float" office:value="50254500" calcext:value-type="float">
            <text:p>50254500</text:p>
          </table:table-cell>
          <table:table-cell office:value-type="float" office:value="50274000" calcext:value-type="float">
            <text:p>50274000</text:p>
          </table:table-cell>
          <table:table-cell office:value-type="float" office:value="50285600" calcext:value-type="float">
            <text:p>50285600</text:p>
          </table:table-cell>
          <table:table-cell office:value-type="float" office:value="50254400" calcext:value-type="float">
            <text:p>50254400</text:p>
          </table:table-cell>
          <table:table-cell office:value-type="float" office:value="50118600" calcext:value-type="float">
            <text:p>50118600</text:p>
          </table:table-cell>
          <table:table-cell office:value-type="float" office:value="50274900" calcext:value-type="float">
            <text:p>50274900</text:p>
          </table:table-cell>
          <table:table-cell office:value-type="float" office:value="50189300" calcext:value-type="float">
            <text:p>50189300</text:p>
          </table:table-cell>
          <table:table-cell office:value-type="float" office:value="50233900" calcext:value-type="float">
            <text:p>50233900</text:p>
          </table:table-cell>
          <table:table-cell office:value-type="float" office:value="50206200" calcext:value-type="float">
            <text:p>50206200</text:p>
          </table:table-cell>
          <table:table-cell office:value-type="float" office:value="50280100" calcext:value-type="float">
            <text:p>50280100</text:p>
          </table:table-cell>
          <table:table-cell office:value-type="float" office:value="50318300" calcext:value-type="float">
            <text:p>50318300</text:p>
          </table:table-cell>
          <table:table-cell office:value-type="float" office:value="50291200" calcext:value-type="float">
            <text:p>50291200</text:p>
          </table:table-cell>
          <table:table-cell office:value-type="float" office:value="50259500" calcext:value-type="float">
            <text:p>50259500</text:p>
          </table:table-cell>
          <table:table-cell office:value-type="float" office:value="50242600" calcext:value-type="float">
            <text:p>50242600</text:p>
          </table:table-cell>
          <table:table-cell office:value-type="float" office:value="50286700" calcext:value-type="float">
            <text:p>50286700</text:p>
          </table:table-cell>
          <table:table-cell office:value-type="float" office:value="50235400" calcext:value-type="float">
            <text:p>50235400</text:p>
          </table:table-cell>
          <table:table-cell office:value-type="float" office:value="50244800" calcext:value-type="float">
            <text:p>50244800</text:p>
          </table:table-cell>
          <table:table-cell office:value-type="float" office:value="50333300" calcext:value-type="float">
            <text:p>50333300</text:p>
          </table:table-cell>
          <table:table-cell office:value-type="float" office:value="50274600" calcext:value-type="float">
            <text:p>50274600</text:p>
          </table:table-cell>
          <table:table-cell office:value-type="float" office:value="50228300" calcext:value-type="float">
            <text:p>50228300</text:p>
          </table:table-cell>
          <table:table-cell office:value-type="float" office:value="50276800" calcext:value-type="float">
            <text:p>50276800</text:p>
          </table:table-cell>
          <table:table-cell office:value-type="float" office:value="50285200" calcext:value-type="float">
            <text:p>50285200</text:p>
          </table:table-cell>
          <table:table-cell office:value-type="float" office:value="50249100" calcext:value-type="float">
            <text:p>50249100</text:p>
          </table:table-cell>
          <table:table-cell office:value-type="float" office:value="50169100" calcext:value-type="float">
            <text:p>50169100</text:p>
          </table:table-cell>
          <table:table-cell office:value-type="float" office:value="50245000" calcext:value-type="float">
            <text:p>50245000</text:p>
          </table:table-cell>
          <table:table-cell office:value-type="float" office:value="50239300" calcext:value-type="float">
            <text:p>50239300</text:p>
          </table:table-cell>
          <table:table-cell office:value-type="float" office:value="50290400" calcext:value-type="float">
            <text:p>50290400</text:p>
          </table:table-cell>
          <table:table-cell office:value-type="float" office:value="50161400" calcext:value-type="float">
            <text:p>50161400</text:p>
          </table:table-cell>
          <table:table-cell office:value-type="float" office:value="50232800" calcext:value-type="float">
            <text:p>50232800</text:p>
          </table:table-cell>
          <table:table-cell office:value-type="float" office:value="50320100" calcext:value-type="float">
            <text:p>50320100</text:p>
          </table:table-cell>
          <table:table-cell office:value-type="float" office:value="50265300" calcext:value-type="float">
            <text:p>50265300</text:p>
          </table:table-cell>
          <table:table-cell office:value-type="float" office:value="50264000" calcext:value-type="float">
            <text:p>50264000</text:p>
          </table:table-cell>
          <table:table-cell office:value-type="float" office:value="50322200" calcext:value-type="float">
            <text:p>50322200</text:p>
          </table:table-cell>
          <table:table-cell table:number-columns-repeated="2" office:value-type="float" office:value="50281000" calcext:value-type="float">
            <text:p>50281000</text:p>
          </table:table-cell>
          <table:table-cell office:value-type="float" office:value="50258000" calcext:value-type="float">
            <text:p>50258000</text:p>
          </table:table-cell>
          <table:table-cell office:value-type="float" office:value="50227600" calcext:value-type="float">
            <text:p>50227600</text:p>
          </table:table-cell>
          <table:table-cell office:value-type="float" office:value="50258000" calcext:value-type="float">
            <text:p>50258000</text:p>
          </table:table-cell>
          <table:table-cell office:value-type="float" office:value="50277900" calcext:value-type="float">
            <text:p>50277900</text:p>
          </table:table-cell>
          <table:table-cell office:value-type="float" office:value="50201500" calcext:value-type="float">
            <text:p>50201500</text:p>
          </table:table-cell>
          <table:table-cell office:value-type="float" office:value="50240900" calcext:value-type="float">
            <text:p>50240900</text:p>
          </table:table-cell>
          <table:table-cell office:value-type="float" office:value="50296600" calcext:value-type="float">
            <text:p>50296600</text:p>
          </table:table-cell>
          <table:table-cell office:value-type="float" office:value="50313400" calcext:value-type="float">
            <text:p>50313400</text:p>
          </table:table-cell>
          <table:table-cell office:value-type="float" office:value="50258600" calcext:value-type="float">
            <text:p>50258600</text:p>
          </table:table-cell>
          <table:table-cell office:value-type="float" office:value="50276700" calcext:value-type="float">
            <text:p>50276700</text:p>
          </table:table-cell>
          <table:table-cell office:value-type="float" office:value="50218300" calcext:value-type="float">
            <text:p>50218300</text:p>
          </table:table-cell>
          <table:table-cell office:value-type="float" office:value="50213800" calcext:value-type="float">
            <text:p>50213800</text:p>
          </table:table-cell>
          <table:table-cell office:value-type="float" office:value="50276500" calcext:value-type="float">
            <text:p>50276500</text:p>
          </table:table-cell>
          <table:table-cell office:value-type="float" office:value="50280200" calcext:value-type="float">
            <text:p>50280200</text:p>
          </table:table-cell>
          <table:table-cell office:value-type="float" office:value="50255300" calcext:value-type="float">
            <text:p>50255300</text:p>
          </table:table-cell>
          <table:table-cell office:value-type="float" office:value="50270300" calcext:value-type="float">
            <text:p>50270300</text:p>
          </table:table-cell>
          <table:table-cell office:value-type="float" office:value="50309700" calcext:value-type="float">
            <text:p>50309700</text:p>
          </table:table-cell>
          <table:table-cell office:value-type="float" office:value="50231100" calcext:value-type="float">
            <text:p>50231100</text:p>
          </table:table-cell>
          <table:table-cell office:value-type="float" office:value="50295400" calcext:value-type="float">
            <text:p>50295400</text:p>
          </table:table-cell>
          <table:table-cell office:value-type="float" office:value="50307300" calcext:value-type="float">
            <text:p>50307300</text:p>
          </table:table-cell>
          <table:table-cell office:value-type="float" office:value="50203400" calcext:value-type="float">
            <text:p>50203400</text:p>
          </table:table-cell>
          <table:table-cell office:value-type="float" office:value="50248700" calcext:value-type="float">
            <text:p>50248700</text:p>
          </table:table-cell>
          <table:table-cell office:value-type="float" office:value="50240500" calcext:value-type="float">
            <text:p>50240500</text:p>
          </table:table-cell>
          <table:table-cell office:value-type="float" office:value="50201900" calcext:value-type="float">
            <text:p>50201900</text:p>
          </table:table-cell>
          <table:table-cell office:value-type="float" office:value="50237800" calcext:value-type="float">
            <text:p>50237800</text:p>
          </table:table-cell>
          <table:table-cell office:value-type="float" office:value="50255200" calcext:value-type="float">
            <text:p>50255200</text:p>
          </table:table-cell>
          <table:table-cell office:value-type="float" office:value="50288300" calcext:value-type="float">
            <text:p>50288300</text:p>
          </table:table-cell>
          <table:table-cell office:value-type="float" office:value="50261500" calcext:value-type="float">
            <text:p>50261500</text:p>
          </table:table-cell>
          <table:table-cell office:value-type="float" office:value="50329400" calcext:value-type="float">
            <text:p>50329400</text:p>
          </table:table-cell>
          <table:table-cell office:value-type="float" office:value="50265400" calcext:value-type="float">
            <text:p>50265400</text:p>
          </table:table-cell>
          <table:table-cell office:value-type="float" office:value="50215200" calcext:value-type="float">
            <text:p>50215200</text:p>
          </table:table-cell>
          <table:table-cell office:value-type="float" office:value="50207300" calcext:value-type="float">
            <text:p>50207300</text:p>
          </table:table-cell>
          <table:table-cell office:value-type="float" office:value="50211700" calcext:value-type="float">
            <text:p>50211700</text:p>
          </table:table-cell>
          <table:table-cell office:value-type="float" office:value="50276000" calcext:value-type="float">
            <text:p>50276000</text:p>
          </table:table-cell>
          <table:table-cell office:value-type="float" office:value="50278800" calcext:value-type="float">
            <text:p>50278800</text:p>
          </table:table-cell>
          <table:table-cell office:value-type="float" office:value="50186700" calcext:value-type="float">
            <text:p>50186700</text:p>
          </table:table-cell>
          <table:table-cell office:value-type="float" office:value="50214200" calcext:value-type="float">
            <text:p>50214200</text:p>
          </table:table-cell>
          <table:table-cell office:value-type="float" office:value="50255300" calcext:value-type="float">
            <text:p>50255300</text:p>
          </table:table-cell>
          <table:table-cell office:value-type="float" office:value="50227700" calcext:value-type="float">
            <text:p>50227700</text:p>
          </table:table-cell>
          <table:table-cell office:value-type="float" office:value="50315600" calcext:value-type="float">
            <text:p>50315600</text:p>
          </table:table-cell>
          <table:table-cell office:value-type="float" office:value="50205600" calcext:value-type="float">
            <text:p>50205600</text:p>
          </table:table-cell>
          <table:table-cell office:value-type="float" office:value="50294800" calcext:value-type="float">
            <text:p>50294800</text:p>
          </table:table-cell>
          <table:table-cell office:value-type="float" office:value="50276600" calcext:value-type="float">
            <text:p>50276600</text:p>
          </table:table-cell>
          <table:table-cell office:value-type="float" office:value="50185000" calcext:value-type="float">
            <text:p>50185000</text:p>
          </table:table-cell>
          <table:table-cell office:value-type="float" office:value="50251900" calcext:value-type="float">
            <text:p>50251900</text:p>
          </table:table-cell>
          <table:table-cell office:value-type="float" office:value="50330900" calcext:value-type="float">
            <text:p>50330900</text:p>
          </table:table-cell>
          <table:table-cell office:value-type="float" office:value="50280900" calcext:value-type="float">
            <text:p>50280900</text:p>
          </table:table-cell>
          <table:table-cell office:value-type="float" office:value="50265400" calcext:value-type="float">
            <text:p>50265400</text:p>
          </table:table-cell>
          <table:table-cell office:value-type="float" office:value="50328200" calcext:value-type="float">
            <text:p>50328200</text:p>
          </table:table-cell>
          <table:table-cell office:value-type="float" office:value="50245800" calcext:value-type="float">
            <text:p>50245800</text:p>
          </table:table-cell>
          <table:table-cell office:value-type="float" office:value="50325000" calcext:value-type="float">
            <text:p>50325000</text:p>
          </table:table-cell>
          <table:table-cell office:value-type="float" office:value="50319000" calcext:value-type="float">
            <text:p>50319000</text:p>
          </table:table-cell>
          <table:table-cell office:value-type="float" office:value="50270900" calcext:value-type="float">
            <text:p>50270900</text:p>
          </table:table-cell>
          <table:table-cell office:value-type="float" office:value="50206500" calcext:value-type="float">
            <text:p>50206500</text:p>
          </table:table-cell>
          <table:table-cell office:value-type="float" office:value="50283600" calcext:value-type="float">
            <text:p>50283600</text:p>
          </table:table-cell>
          <table:table-cell office:value-type="float" office:value="50317000" calcext:value-type="float">
            <text:p>50317000</text:p>
          </table:table-cell>
          <table:table-cell office:value-type="float" office:value="50218000" calcext:value-type="float">
            <text:p>50218000</text:p>
          </table:table-cell>
          <table:table-cell office:value-type="float" office:value="50277800" calcext:value-type="float">
            <text:p>50277800</text:p>
          </table:table-cell>
          <table:table-cell office:value-type="float" office:value="50269200" calcext:value-type="float">
            <text:p>50269200</text:p>
          </table:table-cell>
          <table:table-cell office:value-type="float" office:value="50263700" calcext:value-type="float">
            <text:p>50263700</text:p>
          </table:table-cell>
          <table:table-cell office:value-type="float" office:value="50267400" calcext:value-type="float">
            <text:p>50267400</text:p>
          </table:table-cell>
          <table:table-cell office:value-type="float" office:value="50244000" calcext:value-type="float">
            <text:p>50244000</text:p>
          </table:table-cell>
          <table:table-cell office:value-type="float" office:value="50195000" calcext:value-type="float">
            <text:p>50195000</text:p>
          </table:table-cell>
          <table:table-cell office:value-type="float" office:value="50249500" calcext:value-type="float">
            <text:p>50249500</text:p>
          </table:table-cell>
          <table:table-cell office:value-type="float" office:value="50269800" calcext:value-type="float">
            <text:p>50269800</text:p>
          </table:table-cell>
          <table:table-cell office:value-type="float" office:value="50270200" calcext:value-type="float">
            <text:p>50270200</text:p>
          </table:table-cell>
          <table:table-cell office:value-type="float" office:value="50264600" calcext:value-type="float">
            <text:p>50264600</text:p>
          </table:table-cell>
          <table:table-cell office:value-type="float" office:value="50264000" calcext:value-type="float">
            <text:p>50264000</text:p>
          </table:table-cell>
          <table:table-cell office:value-type="float" office:value="50258200" calcext:value-type="float">
            <text:p>50258200</text:p>
          </table:table-cell>
          <table:table-cell office:value-type="float" office:value="50202600" calcext:value-type="float">
            <text:p>50202600</text:p>
          </table:table-cell>
          <table:table-cell office:value-type="float" office:value="50268700" calcext:value-type="float">
            <text:p>50268700</text:p>
          </table:table-cell>
          <table:table-cell office:value-type="float" office:value="50297200" calcext:value-type="float">
            <text:p>50297200</text:p>
          </table:table-cell>
          <table:table-cell office:value-type="float" office:value="50285800" calcext:value-type="float">
            <text:p>50285800</text:p>
          </table:table-cell>
          <table:table-cell office:value-type="float" office:value="50264200" calcext:value-type="float">
            <text:p>50264200</text:p>
          </table:table-cell>
          <table:table-cell office:value-type="float" office:value="50290500" calcext:value-type="float">
            <text:p>50290500</text:p>
          </table:table-cell>
          <table:table-cell office:value-type="float" office:value="50286700" calcext:value-type="float">
            <text:p>50286700</text:p>
          </table:table-cell>
          <table:table-cell office:value-type="float" office:value="50316200" calcext:value-type="float">
            <text:p>50316200</text:p>
          </table:table-cell>
          <table:table-cell office:value-type="float" office:value="50197200" calcext:value-type="float">
            <text:p>50197200</text:p>
          </table:table-cell>
          <table:table-cell office:value-type="float" office:value="50316400" calcext:value-type="float">
            <text:p>50316400</text:p>
          </table:table-cell>
          <table:table-cell office:value-type="float" office:value="50265900" calcext:value-type="float">
            <text:p>50265900</text:p>
          </table:table-cell>
          <table:table-cell office:value-type="float" office:value="50231100" calcext:value-type="float">
            <text:p>50231100</text:p>
          </table:table-cell>
          <table:table-cell office:value-type="float" office:value="50265500" calcext:value-type="float">
            <text:p>50265500</text:p>
          </table:table-cell>
          <table:table-cell office:value-type="float" office:value="50246000" calcext:value-type="float">
            <text:p>50246000</text:p>
          </table:table-cell>
          <table:table-cell office:value-type="float" office:value="50235800" calcext:value-type="float">
            <text:p>50235800</text:p>
          </table:table-cell>
          <table:table-cell office:value-type="float" office:value="50350300" calcext:value-type="float">
            <text:p>50350300</text:p>
          </table:table-cell>
          <table:table-cell office:value-type="float" office:value="50279600" calcext:value-type="float">
            <text:p>50279600</text:p>
          </table:table-cell>
          <table:table-cell office:value-type="float" office:value="50235300" calcext:value-type="float">
            <text:p>50235300</text:p>
          </table:table-cell>
          <table:table-cell office:value-type="float" office:value="50235600" calcext:value-type="float">
            <text:p>50235600</text:p>
          </table:table-cell>
          <table:table-cell office:value-type="float" office:value="50219100" calcext:value-type="float">
            <text:p>50219100</text:p>
          </table:table-cell>
          <table:table-cell office:value-type="float" office:value="50226200" calcext:value-type="float">
            <text:p>50226200</text:p>
          </table:table-cell>
          <table:table-cell office:value-type="float" office:value="50259000" calcext:value-type="float">
            <text:p>50259000</text:p>
          </table:table-cell>
          <table:table-cell office:value-type="float" office:value="50245200" calcext:value-type="float">
            <text:p>50245200</text:p>
          </table:table-cell>
          <table:table-cell office:value-type="float" office:value="50261800" calcext:value-type="float">
            <text:p>50261800</text:p>
          </table:table-cell>
          <table:table-cell office:value-type="float" office:value="50295800" calcext:value-type="float">
            <text:p>50295800</text:p>
          </table:table-cell>
          <table:table-cell office:value-type="float" office:value="50257700" calcext:value-type="float">
            <text:p>50257700</text:p>
          </table:table-cell>
          <table:table-cell office:value-type="float" office:value="50251300" calcext:value-type="float">
            <text:p>50251300</text:p>
          </table:table-cell>
          <table:table-cell office:value-type="float" office:value="50280400" calcext:value-type="float">
            <text:p>50280400</text:p>
          </table:table-cell>
          <table:table-cell office:value-type="float" office:value="50286500" calcext:value-type="float">
            <text:p>50286500</text:p>
          </table:table-cell>
          <table:table-cell office:value-type="float" office:value="50273800" calcext:value-type="float">
            <text:p>50273800</text:p>
          </table:table-cell>
          <table:table-cell office:value-type="float" office:value="50212600" calcext:value-type="float">
            <text:p>50212600</text:p>
          </table:table-cell>
          <table:table-cell office:value-type="float" office:value="50275000" calcext:value-type="float">
            <text:p>50275000</text:p>
          </table:table-cell>
          <table:table-cell office:value-type="float" office:value="50245300" calcext:value-type="float">
            <text:p>50245300</text:p>
          </table:table-cell>
          <table:table-cell office:value-type="float" office:value="50191000" calcext:value-type="float">
            <text:p>50191000</text:p>
          </table:table-cell>
          <table:table-cell office:value-type="float" office:value="50230600" calcext:value-type="float">
            <text:p>50230600</text:p>
          </table:table-cell>
          <table:table-cell office:value-type="float" office:value="50236200" calcext:value-type="float">
            <text:p>50236200</text:p>
          </table:table-cell>
          <table:table-cell office:value-type="float" office:value="50293500" calcext:value-type="float">
            <text:p>50293500</text:p>
          </table:table-cell>
          <table:table-cell office:value-type="float" office:value="50296700" calcext:value-type="float">
            <text:p>50296700</text:p>
          </table:table-cell>
          <table:table-cell office:value-type="float" office:value="50280600" calcext:value-type="float">
            <text:p>50280600</text:p>
          </table:table-cell>
          <table:table-cell office:value-type="float" office:value="50234200" calcext:value-type="float">
            <text:p>50234200</text:p>
          </table:table-cell>
          <table:table-cell office:value-type="float" office:value="50248200" calcext:value-type="float">
            <text:p>50248200</text:p>
          </table:table-cell>
          <table:table-cell office:value-type="float" office:value="50225600" calcext:value-type="float">
            <text:p>50225600</text:p>
          </table:table-cell>
          <table:table-cell office:value-type="float" office:value="50274200" calcext:value-type="float">
            <text:p>50274200</text:p>
          </table:table-cell>
          <table:table-cell office:value-type="float" office:value="50256800" calcext:value-type="float">
            <text:p>50256800</text:p>
          </table:table-cell>
          <table:table-cell office:value-type="float" office:value="50275200" calcext:value-type="float">
            <text:p>50275200</text:p>
          </table:table-cell>
          <table:table-cell office:value-type="float" office:value="50317000" calcext:value-type="float">
            <text:p>50317000</text:p>
          </table:table-cell>
          <table:table-cell office:value-type="float" office:value="50267700" calcext:value-type="float">
            <text:p>50267700</text:p>
          </table:table-cell>
          <table:table-cell office:value-type="float" office:value="50275400" calcext:value-type="float">
            <text:p>50275400</text:p>
          </table:table-cell>
          <table:table-cell office:value-type="float" office:value="50260100" calcext:value-type="float">
            <text:p>50260100</text:p>
          </table:table-cell>
          <table:table-cell office:value-type="float" office:value="50213700" calcext:value-type="float">
            <text:p>50213700</text:p>
          </table:table-cell>
          <table:table-cell office:value-type="float" office:value="50226300" calcext:value-type="float">
            <text:p>50226300</text:p>
          </table:table-cell>
          <table:table-cell office:value-type="float" office:value="50300200" calcext:value-type="float">
            <text:p>50300200</text:p>
          </table:table-cell>
          <table:table-cell office:value-type="float" office:value="50281700" calcext:value-type="float">
            <text:p>50281700</text:p>
          </table:table-cell>
          <table:table-cell office:value-type="float" office:value="50291500" calcext:value-type="float">
            <text:p>50291500</text:p>
          </table:table-cell>
          <table:table-cell office:value-type="float" office:value="50231200" calcext:value-type="float">
            <text:p>50231200</text:p>
          </table:table-cell>
          <table:table-cell office:value-type="float" office:value="50234700" calcext:value-type="float">
            <text:p>50234700</text:p>
          </table:table-cell>
          <table:table-cell office:value-type="float" office:value="50359100" calcext:value-type="float">
            <text:p>50359100</text:p>
          </table:table-cell>
          <table:table-cell office:value-type="float" office:value="50242500" calcext:value-type="float">
            <text:p>50242500</text:p>
          </table:table-cell>
          <table:table-cell office:value-type="float" office:value="50219600" calcext:value-type="float">
            <text:p>50219600</text:p>
          </table:table-cell>
          <table:table-cell office:value-type="float" office:value="50184700" calcext:value-type="float">
            <text:p>50184700</text:p>
          </table:table-cell>
          <table:table-cell office:value-type="float" office:value="50223700" calcext:value-type="float">
            <text:p>50223700</text:p>
          </table:table-cell>
          <table:table-cell office:value-type="float" office:value="50270900" calcext:value-type="float">
            <text:p>50270900</text:p>
          </table:table-cell>
          <table:table-cell office:value-type="float" office:value="50301700" calcext:value-type="float">
            <text:p>50301700</text:p>
          </table:table-cell>
          <table:table-cell office:value-type="float" office:value="50247200" calcext:value-type="float">
            <text:p>50247200</text:p>
          </table:table-cell>
          <table:table-cell office:value-type="float" office:value="50279200" calcext:value-type="float">
            <text:p>50279200</text:p>
          </table:table-cell>
          <table:table-cell office:value-type="float" office:value="50193000" calcext:value-type="float">
            <text:p>50193000</text:p>
          </table:table-cell>
          <table:table-cell office:value-type="float" office:value="50250900" calcext:value-type="float">
            <text:p>50250900</text:p>
          </table:table-cell>
          <table:table-cell office:value-type="float" office:value="50298300" calcext:value-type="float">
            <text:p>50298300</text:p>
          </table:table-cell>
          <table:table-cell office:value-type="float" office:value="50209100" calcext:value-type="float">
            <text:p>50209100</text:p>
          </table:table-cell>
          <table:table-cell office:value-type="float" office:value="50255800" calcext:value-type="float">
            <text:p>50255800</text:p>
          </table:table-cell>
          <table:table-cell office:value-type="float" office:value="50174300" calcext:value-type="float">
            <text:p>50174300</text:p>
          </table:table-cell>
          <table:table-cell office:value-type="float" office:value="50308100" calcext:value-type="float">
            <text:p>50308100</text:p>
          </table:table-cell>
          <table:table-cell office:value-type="float" office:value="50269300" calcext:value-type="float">
            <text:p>50269300</text:p>
          </table:table-cell>
          <table:table-cell office:value-type="float" office:value="50256000" calcext:value-type="float">
            <text:p>50256000</text:p>
          </table:table-cell>
          <table:table-cell office:value-type="float" office:value="50278100" calcext:value-type="float">
            <text:p>50278100</text:p>
          </table:table-cell>
          <table:table-cell office:value-type="float" office:value="50258100" calcext:value-type="float">
            <text:p>50258100</text:p>
          </table:table-cell>
          <table:table-cell office:value-type="float" office:value="50262100" calcext:value-type="float">
            <text:p>50262100</text:p>
          </table:table-cell>
          <table:table-cell office:value-type="float" office:value="50291500" calcext:value-type="float">
            <text:p>50291500</text:p>
          </table:table-cell>
          <table:table-cell office:value-type="float" office:value="50293700" calcext:value-type="float">
            <text:p>50293700</text:p>
          </table:table-cell>
          <table:table-cell office:value-type="float" office:value="50339000" calcext:value-type="float">
            <text:p>50339000</text:p>
          </table:table-cell>
          <table:table-cell office:value-type="float" office:value="50231400" calcext:value-type="float">
            <text:p>50231400</text:p>
          </table:table-cell>
          <table:table-cell office:value-type="float" office:value="50223600" calcext:value-type="float">
            <text:p>50223600</text:p>
          </table:table-cell>
          <table:table-cell office:value-type="float" office:value="50293200" calcext:value-type="float">
            <text:p>50293200</text:p>
          </table:table-cell>
          <table:table-cell office:value-type="float" office:value="50273000" calcext:value-type="float">
            <text:p>50273000</text:p>
          </table:table-cell>
          <table:table-cell office:value-type="float" office:value="50215400" calcext:value-type="float">
            <text:p>50215400</text:p>
          </table:table-cell>
          <table:table-cell office:value-type="float" office:value="50314300" calcext:value-type="float">
            <text:p>50314300</text:p>
          </table:table-cell>
          <table:table-cell office:value-type="float" office:value="50258000" calcext:value-type="float">
            <text:p>50258000</text:p>
          </table:table-cell>
          <table:table-cell office:value-type="float" office:value="50298900" calcext:value-type="float">
            <text:p>50298900</text:p>
          </table:table-cell>
          <table:table-cell office:value-type="float" office:value="50347700" calcext:value-type="float">
            <text:p>50347700</text:p>
          </table:table-cell>
          <table:table-cell office:value-type="float" office:value="50251700" calcext:value-type="float">
            <text:p>50251700</text:p>
          </table:table-cell>
          <table:table-cell office:value-type="float" office:value="50209700" calcext:value-type="float">
            <text:p>50209700</text:p>
          </table:table-cell>
          <table:table-cell office:value-type="float" office:value="50273200" calcext:value-type="float">
            <text:p>50273200</text:p>
          </table:table-cell>
          <table:table-cell office:value-type="float" office:value="50258300" calcext:value-type="float">
            <text:p>50258300</text:p>
          </table:table-cell>
          <table:table-cell office:value-type="float" office:value="50293800" calcext:value-type="float">
            <text:p>50293800</text:p>
          </table:table-cell>
          <table:table-cell office:value-type="float" office:value="50272300" calcext:value-type="float">
            <text:p>50272300</text:p>
          </table:table-cell>
          <table:table-cell office:value-type="float" office:value="50242600" calcext:value-type="float">
            <text:p>50242600</text:p>
          </table:table-cell>
          <table:table-cell office:value-type="float" office:value="50291400" calcext:value-type="float">
            <text:p>50291400</text:p>
          </table:table-cell>
          <table:table-cell office:value-type="float" office:value="50274500" calcext:value-type="float">
            <text:p>50274500</text:p>
          </table:table-cell>
          <table:table-cell office:value-type="float" office:value="50272400" calcext:value-type="float">
            <text:p>50272400</text:p>
          </table:table-cell>
          <table:table-cell office:value-type="float" office:value="50312600" calcext:value-type="float">
            <text:p>50312600</text:p>
          </table:table-cell>
          <table:table-cell office:value-type="float" office:value="50246600" calcext:value-type="float">
            <text:p>50246600</text:p>
          </table:table-cell>
          <table:table-cell office:value-type="float" office:value="50260500" calcext:value-type="float">
            <text:p>50260500</text:p>
          </table:table-cell>
          <table:table-cell office:value-type="float" office:value="50323600" calcext:value-type="float">
            <text:p>50323600</text:p>
          </table:table-cell>
          <table:table-cell office:value-type="float" office:value="50260600" calcext:value-type="float">
            <text:p>50260600</text:p>
          </table:table-cell>
          <table:table-cell office:value-type="float" office:value="50324800" calcext:value-type="float">
            <text:p>50324800</text:p>
          </table:table-cell>
          <table:table-cell office:value-type="float" office:value="50202800" calcext:value-type="float">
            <text:p>50202800</text:p>
          </table:table-cell>
          <table:table-cell office:value-type="float" office:value="50198200" calcext:value-type="float">
            <text:p>50198200</text:p>
          </table:table-cell>
          <table:table-cell office:value-type="float" office:value="50227500" calcext:value-type="float">
            <text:p>50227500</text:p>
          </table:table-cell>
          <table:table-cell office:value-type="float" office:value="50321000" calcext:value-type="float">
            <text:p>50321000</text:p>
          </table:table-cell>
          <table:table-cell office:value-type="float" office:value="50281900" calcext:value-type="float">
            <text:p>50281900</text:p>
          </table:table-cell>
          <table:table-cell office:value-type="float" office:value="50252900" calcext:value-type="float">
            <text:p>50252900</text:p>
          </table:table-cell>
          <table:table-cell office:value-type="float" office:value="50248400" calcext:value-type="float">
            <text:p>50248400</text:p>
          </table:table-cell>
          <table:table-cell office:value-type="float" office:value="50356800" calcext:value-type="float">
            <text:p>50356800</text:p>
          </table:table-cell>
          <table:table-cell office:value-type="float" office:value="50231100" calcext:value-type="float">
            <text:p>50231100</text:p>
          </table:table-cell>
          <table:table-cell office:value-type="float" office:value="50175000" calcext:value-type="float">
            <text:p>50175000</text:p>
          </table:table-cell>
          <table:table-cell office:value-type="float" office:value="50306300" calcext:value-type="float">
            <text:p>50306300</text:p>
          </table:table-cell>
          <table:table-cell office:value-type="float" office:value="50242900" calcext:value-type="float">
            <text:p>50242900</text:p>
          </table:table-cell>
          <table:table-cell office:value-type="float" office:value="50253400" calcext:value-type="float">
            <text:p>50253400</text:p>
          </table:table-cell>
          <table:table-cell office:value-type="float" office:value="50303900" calcext:value-type="float">
            <text:p>50303900</text:p>
          </table:table-cell>
          <table:table-cell office:value-type="float" office:value="50306800" calcext:value-type="float">
            <text:p>50306800</text:p>
          </table:table-cell>
          <table:table-cell office:value-type="float" office:value="50244300" calcext:value-type="float">
            <text:p>50244300</text:p>
          </table:table-cell>
          <table:table-cell office:value-type="float" office:value="50259400" calcext:value-type="float">
            <text:p>50259400</text:p>
          </table:table-cell>
          <table:table-cell office:value-type="float" office:value="50146600" calcext:value-type="float">
            <text:p>50146600</text:p>
          </table:table-cell>
          <table:table-cell office:value-type="float" office:value="50235600" calcext:value-type="float">
            <text:p>50235600</text:p>
          </table:table-cell>
          <table:table-cell office:value-type="float" office:value="50281000" calcext:value-type="float">
            <text:p>50281000</text:p>
          </table:table-cell>
          <table:table-cell office:value-type="float" office:value="50309800" calcext:value-type="float">
            <text:p>50309800</text:p>
          </table:table-cell>
          <table:table-cell office:value-type="float" office:value="50248700" calcext:value-type="float">
            <text:p>50248700</text:p>
          </table:table-cell>
          <table:table-cell office:value-type="float" office:value="50264400" calcext:value-type="float">
            <text:p>50264400</text:p>
          </table:table-cell>
          <table:table-cell office:value-type="float" office:value="50229400" calcext:value-type="float">
            <text:p>50229400</text:p>
          </table:table-cell>
          <table:table-cell office:value-type="float" office:value="50157000" calcext:value-type="float">
            <text:p>50157000</text:p>
          </table:table-cell>
          <table:table-cell office:value-type="float" office:value="50330900" calcext:value-type="float">
            <text:p>50330900</text:p>
          </table:table-cell>
          <table:table-cell office:value-type="float" office:value="50265400" calcext:value-type="float">
            <text:p>50265400</text:p>
          </table:table-cell>
          <table:table-cell office:value-type="float" office:value="50196100" calcext:value-type="float">
            <text:p>50196100</text:p>
          </table:table-cell>
          <table:table-cell office:value-type="float" office:value="50248000" calcext:value-type="float">
            <text:p>50248000</text:p>
          </table:table-cell>
          <table:table-cell office:value-type="float" office:value="50245800" calcext:value-type="float">
            <text:p>50245800</text:p>
          </table:table-cell>
          <table:table-cell office:value-type="float" office:value="50184800" calcext:value-type="float">
            <text:p>50184800</text:p>
          </table:table-cell>
          <table:table-cell office:value-type="float" office:value="50324500" calcext:value-type="float">
            <text:p>50324500</text:p>
          </table:table-cell>
          <table:table-cell office:value-type="float" office:value="50314700" calcext:value-type="float">
            <text:p>50314700</text:p>
          </table:table-cell>
          <table:table-cell office:value-type="float" office:value="50219600" calcext:value-type="float">
            <text:p>50219600</text:p>
          </table:table-cell>
          <table:table-cell office:value-type="float" office:value="50285100" calcext:value-type="float">
            <text:p>50285100</text:p>
          </table:table-cell>
          <table:table-cell office:value-type="float" office:value="50312100" calcext:value-type="float">
            <text:p>50312100</text:p>
          </table:table-cell>
          <table:table-cell office:value-type="float" office:value="50316800" calcext:value-type="float">
            <text:p>50316800</text:p>
          </table:table-cell>
          <table:table-cell office:value-type="float" office:value="50327500" calcext:value-type="float">
            <text:p>50327500</text:p>
          </table:table-cell>
          <table:table-cell office:value-type="float" office:value="50275900" calcext:value-type="float">
            <text:p>50275900</text:p>
          </table:table-cell>
          <table:table-cell office:value-type="float" office:value="50251700" calcext:value-type="float">
            <text:p>50251700</text:p>
          </table:table-cell>
          <table:table-cell office:value-type="float" office:value="50301100" calcext:value-type="float">
            <text:p>50301100</text:p>
          </table:table-cell>
          <table:table-cell office:value-type="float" office:value="50280400" calcext:value-type="float">
            <text:p>50280400</text:p>
          </table:table-cell>
          <table:table-cell office:value-type="float" office:value="50244400" calcext:value-type="float">
            <text:p>50244400</text:p>
          </table:table-cell>
          <table:table-cell office:value-type="float" office:value="50322200" calcext:value-type="float">
            <text:p>50322200</text:p>
          </table:table-cell>
          <table:table-cell office:value-type="float" office:value="50189100" calcext:value-type="float">
            <text:p>50189100</text:p>
          </table:table-cell>
          <table:table-cell office:value-type="float" office:value="50178100" calcext:value-type="float">
            <text:p>50178100</text:p>
          </table:table-cell>
          <table:table-cell office:value-type="float" office:value="50324700" calcext:value-type="float">
            <text:p>50324700</text:p>
          </table:table-cell>
          <table:table-cell office:value-type="float" office:value="50335300" calcext:value-type="float">
            <text:p>50335300</text:p>
          </table:table-cell>
          <table:table-cell office:value-type="float" office:value="50286400" calcext:value-type="float">
            <text:p>50286400</text:p>
          </table:table-cell>
          <table:table-cell office:value-type="float" office:value="50283100" calcext:value-type="float">
            <text:p>50283100</text:p>
          </table:table-cell>
          <table:table-cell office:value-type="float" office:value="50298700" calcext:value-type="float">
            <text:p>50298700</text:p>
          </table:table-cell>
          <table:table-cell office:value-type="float" office:value="50278400" calcext:value-type="float">
            <text:p>50278400</text:p>
          </table:table-cell>
          <table:table-cell office:value-type="float" office:value="50343900" calcext:value-type="float">
            <text:p>50343900</text:p>
          </table:table-cell>
          <table:table-cell office:value-type="float" office:value="50223300" calcext:value-type="float">
            <text:p>50223300</text:p>
          </table:table-cell>
          <table:table-cell office:value-type="float" office:value="50286100" calcext:value-type="float">
            <text:p>50286100</text:p>
          </table:table-cell>
          <table:table-cell office:value-type="float" office:value="50216900" calcext:value-type="float">
            <text:p>50216900</text:p>
          </table:table-cell>
          <table:table-cell office:value-type="float" office:value="50216100" calcext:value-type="float">
            <text:p>50216100</text:p>
          </table:table-cell>
          <table:table-cell office:value-type="float" office:value="50299600" calcext:value-type="float">
            <text:p>50299600</text:p>
          </table:table-cell>
          <table:table-cell office:value-type="float" office:value="50219400" calcext:value-type="float">
            <text:p>50219400</text:p>
          </table:table-cell>
          <table:table-cell office:value-type="float" office:value="50298600" calcext:value-type="float">
            <text:p>50298600</text:p>
          </table:table-cell>
          <table:table-cell office:value-type="float" office:value="50300000" calcext:value-type="float">
            <text:p>50300000</text:p>
          </table:table-cell>
          <table:table-cell office:value-type="float" office:value="50289200" calcext:value-type="float">
            <text:p>50289200</text:p>
          </table:table-cell>
          <table:table-cell office:value-type="float" office:value="50264000" calcext:value-type="float">
            <text:p>50264000</text:p>
          </table:table-cell>
          <table:table-cell office:value-type="float" office:value="50251500" calcext:value-type="float">
            <text:p>50251500</text:p>
          </table:table-cell>
          <table:table-cell office:value-type="float" office:value="50262900" calcext:value-type="float">
            <text:p>50262900</text:p>
          </table:table-cell>
          <table:table-cell office:value-type="float" office:value="50267700" calcext:value-type="float">
            <text:p>50267700</text:p>
          </table:table-cell>
          <table:table-cell office:value-type="float" office:value="50193100" calcext:value-type="float">
            <text:p>50193100</text:p>
          </table:table-cell>
          <table:table-cell office:value-type="float" office:value="50171000" calcext:value-type="float">
            <text:p>50171000</text:p>
          </table:table-cell>
          <table:table-cell office:value-type="float" office:value="50248100" calcext:value-type="float">
            <text:p>50248100</text:p>
          </table:table-cell>
          <table:table-cell office:value-type="float" office:value="50283800" calcext:value-type="float">
            <text:p>50283800</text:p>
          </table:table-cell>
          <table:table-cell office:value-type="float" office:value="50294000" calcext:value-type="float">
            <text:p>50294000</text:p>
          </table:table-cell>
          <table:table-cell office:value-type="float" office:value="50299000" calcext:value-type="float">
            <text:p>50299000</text:p>
          </table:table-cell>
          <table:table-cell office:value-type="float" office:value="50276500" calcext:value-type="float">
            <text:p>50276500</text:p>
          </table:table-cell>
          <table:table-cell office:value-type="float" office:value="50350100" calcext:value-type="float">
            <text:p>50350100</text:p>
          </table:table-cell>
          <table:table-cell office:value-type="float" office:value="50282000" calcext:value-type="float">
            <text:p>50282000</text:p>
          </table:table-cell>
          <table:table-cell office:value-type="float" office:value="50340200" calcext:value-type="float">
            <text:p>50340200</text:p>
          </table:table-cell>
          <table:table-cell office:value-type="float" office:value="50254900" calcext:value-type="float">
            <text:p>50254900</text:p>
          </table:table-cell>
          <table:table-cell office:value-type="float" office:value="50235700" calcext:value-type="float">
            <text:p>50235700</text:p>
          </table:table-cell>
          <table:table-cell office:value-type="float" office:value="50329600" calcext:value-type="float">
            <text:p>50329600</text:p>
          </table:table-cell>
          <table:table-cell office:value-type="float" office:value="50196200" calcext:value-type="float">
            <text:p>50196200</text:p>
          </table:table-cell>
          <table:table-cell office:value-type="float" office:value="50242200" calcext:value-type="float">
            <text:p>50242200</text:p>
          </table:table-cell>
          <table:table-cell office:value-type="float" office:value="50256400" calcext:value-type="float">
            <text:p>50256400</text:p>
          </table:table-cell>
          <table:table-cell office:value-type="float" office:value="50273500" calcext:value-type="float">
            <text:p>50273500</text:p>
          </table:table-cell>
          <table:table-cell office:value-type="float" office:value="50297300" calcext:value-type="float">
            <text:p>50297300</text:p>
          </table:table-cell>
          <table:table-cell office:value-type="float" office:value="50307900" calcext:value-type="float">
            <text:p>50307900</text:p>
          </table:table-cell>
          <table:table-cell office:value-type="float" office:value="50250500" calcext:value-type="float">
            <text:p>50250500</text:p>
          </table:table-cell>
          <table:table-cell office:value-type="float" office:value="50290500" calcext:value-type="float">
            <text:p>50290500</text:p>
          </table:table-cell>
          <table:table-cell office:value-type="float" office:value="50269700" calcext:value-type="float">
            <text:p>50269700</text:p>
          </table:table-cell>
          <table:table-cell office:value-type="float" office:value="50211900" calcext:value-type="float">
            <text:p>50211900</text:p>
          </table:table-cell>
          <table:table-cell office:value-type="float" office:value="50219000" calcext:value-type="float">
            <text:p>50219000</text:p>
          </table:table-cell>
          <table:table-cell office:value-type="float" office:value="50284200" calcext:value-type="float">
            <text:p>50284200</text:p>
          </table:table-cell>
          <table:table-cell office:value-type="float" office:value="50322000" calcext:value-type="float">
            <text:p>50322000</text:p>
          </table:table-cell>
          <table:table-cell office:value-type="float" office:value="50285500" calcext:value-type="float">
            <text:p>50285500</text:p>
          </table:table-cell>
          <table:table-cell office:value-type="float" office:value="50306200" calcext:value-type="float">
            <text:p>50306200</text:p>
          </table:table-cell>
          <table:table-cell office:value-type="float" office:value="50288700" calcext:value-type="float">
            <text:p>50288700</text:p>
          </table:table-cell>
          <table:table-cell office:value-type="float" office:value="50284500" calcext:value-type="float">
            <text:p>50284500</text:p>
          </table:table-cell>
          <table:table-cell office:value-type="float" office:value="50295800" calcext:value-type="float">
            <text:p>50295800</text:p>
          </table:table-cell>
          <table:table-cell office:value-type="float" office:value="50244200" calcext:value-type="float">
            <text:p>50244200</text:p>
          </table:table-cell>
          <table:table-cell office:value-type="float" office:value="50230400" calcext:value-type="float">
            <text:p>50230400</text:p>
          </table:table-cell>
          <table:table-cell office:value-type="float" office:value="50261400" calcext:value-type="float">
            <text:p>50261400</text:p>
          </table:table-cell>
          <table:table-cell office:value-type="float" office:value="50275000" calcext:value-type="float">
            <text:p>50275000</text:p>
          </table:table-cell>
          <table:table-cell office:value-type="float" office:value="50215700" calcext:value-type="float">
            <text:p>50215700</text:p>
          </table:table-cell>
          <table:table-cell office:value-type="float" office:value="50257000" calcext:value-type="float">
            <text:p>50257000</text:p>
          </table:table-cell>
          <table:table-cell office:value-type="float" office:value="50309600" calcext:value-type="float">
            <text:p>50309600</text:p>
          </table:table-cell>
          <table:table-cell office:value-type="float" office:value="50146200" calcext:value-type="float">
            <text:p>50146200</text:p>
          </table:table-cell>
          <table:table-cell office:value-type="float" office:value="50235400" calcext:value-type="float">
            <text:p>50235400</text:p>
          </table:table-cell>
          <table:table-cell office:value-type="float" office:value="50324600" calcext:value-type="float">
            <text:p>50324600</text:p>
          </table:table-cell>
          <table:table-cell office:value-type="float" office:value="50344200" calcext:value-type="float">
            <text:p>50344200</text:p>
          </table:table-cell>
          <table:table-cell office:value-type="float" office:value="50226500" calcext:value-type="float">
            <text:p>50226500</text:p>
          </table:table-cell>
          <table:table-cell office:value-type="float" office:value="50210900" calcext:value-type="float">
            <text:p>50210900</text:p>
          </table:table-cell>
          <table:table-cell office:value-type="float" office:value="50197000" calcext:value-type="float">
            <text:p>50197000</text:p>
          </table:table-cell>
          <table:table-cell office:value-type="float" office:value="50210500" calcext:value-type="float">
            <text:p>50210500</text:p>
          </table:table-cell>
          <table:table-cell office:value-type="float" office:value="50241300" calcext:value-type="float">
            <text:p>50241300</text:p>
          </table:table-cell>
          <table:table-cell office:value-type="float" office:value="50315200" calcext:value-type="float">
            <text:p>50315200</text:p>
          </table:table-cell>
          <table:table-cell office:value-type="float" office:value="50295500" calcext:value-type="float">
            <text:p>50295500</text:p>
          </table:table-cell>
          <table:table-cell office:value-type="float" office:value="50272400" calcext:value-type="float">
            <text:p>50272400</text:p>
          </table:table-cell>
          <table:table-cell office:value-type="float" office:value="50226800" calcext:value-type="float">
            <text:p>50226800</text:p>
          </table:table-cell>
          <table:table-cell office:value-type="float" office:value="50251600" calcext:value-type="float">
            <text:p>50251600</text:p>
          </table:table-cell>
          <table:table-cell office:value-type="float" office:value="50278900" calcext:value-type="float">
            <text:p>50278900</text:p>
          </table:table-cell>
          <table:table-cell office:value-type="float" office:value="50207100" calcext:value-type="float">
            <text:p>50207100</text:p>
          </table:table-cell>
          <table:table-cell office:value-type="float" office:value="50293200" calcext:value-type="float">
            <text:p>50293200</text:p>
          </table:table-cell>
          <table:table-cell office:value-type="float" office:value="50306900" calcext:value-type="float">
            <text:p>50306900</text:p>
          </table:table-cell>
          <table:table-cell office:value-type="float" office:value="50281400" calcext:value-type="float">
            <text:p>50281400</text:p>
          </table:table-cell>
          <table:table-cell office:value-type="float" office:value="50228200" calcext:value-type="float">
            <text:p>50228200</text:p>
          </table:table-cell>
          <table:table-cell office:value-type="float" office:value="50198600" calcext:value-type="float">
            <text:p>50198600</text:p>
          </table:table-cell>
          <table:table-cell office:value-type="float" office:value="50251400" calcext:value-type="float">
            <text:p>50251400</text:p>
          </table:table-cell>
          <table:table-cell office:value-type="float" office:value="50320400" calcext:value-type="float">
            <text:p>50320400</text:p>
          </table:table-cell>
          <table:table-cell office:value-type="float" office:value="50266600" calcext:value-type="float">
            <text:p>50266600</text:p>
          </table:table-cell>
          <table:table-cell office:value-type="float" office:value="50290100" calcext:value-type="float">
            <text:p>50290100</text:p>
          </table:table-cell>
          <table:table-cell office:value-type="float" office:value="50218600" calcext:value-type="float">
            <text:p>50218600</text:p>
          </table:table-cell>
          <table:table-cell office:value-type="float" office:value="50288200" calcext:value-type="float">
            <text:p>50288200</text:p>
          </table:table-cell>
          <table:table-cell office:value-type="float" office:value="50212000" calcext:value-type="float">
            <text:p>50212000</text:p>
          </table:table-cell>
          <table:table-cell office:value-type="float" office:value="50257400" calcext:value-type="float">
            <text:p>50257400</text:p>
          </table:table-cell>
          <table:table-cell office:value-type="float" office:value="50307200" calcext:value-type="float">
            <text:p>50307200</text:p>
          </table:table-cell>
          <table:table-cell office:value-type="float" office:value="50264000" calcext:value-type="float">
            <text:p>50264000</text:p>
          </table:table-cell>
          <table:table-cell office:value-type="float" office:value="50236400" calcext:value-type="float">
            <text:p>50236400</text:p>
          </table:table-cell>
          <table:table-cell office:value-type="float" office:value="50231800" calcext:value-type="float">
            <text:p>50231800</text:p>
          </table:table-cell>
          <table:table-cell office:value-type="float" office:value="50194000" calcext:value-type="float">
            <text:p>50194000</text:p>
          </table:table-cell>
          <table:table-cell office:value-type="float" office:value="50294400" calcext:value-type="float">
            <text:p>50294400</text:p>
          </table:table-cell>
          <table:table-cell office:value-type="float" office:value="50301500" calcext:value-type="float">
            <text:p>50301500</text:p>
          </table:table-cell>
          <table:table-cell office:value-type="float" office:value="50340700" calcext:value-type="float">
            <text:p>50340700</text:p>
          </table:table-cell>
          <table:table-cell office:value-type="float" office:value="50208300" calcext:value-type="float">
            <text:p>50208300</text:p>
          </table:table-cell>
          <table:table-cell office:value-type="float" office:value="50233000" calcext:value-type="float">
            <text:p>50233000</text:p>
          </table:table-cell>
          <table:table-cell office:value-type="float" office:value="50295700" calcext:value-type="float">
            <text:p>50295700</text:p>
          </table:table-cell>
          <table:table-cell office:value-type="float" office:value="50301500" calcext:value-type="float">
            <text:p>50301500</text:p>
          </table:table-cell>
          <table:table-cell office:value-type="float" office:value="50303700" calcext:value-type="float">
            <text:p>50303700</text:p>
          </table:table-cell>
          <table:table-cell office:value-type="float" office:value="50266700" calcext:value-type="float">
            <text:p>50266700</text:p>
          </table:table-cell>
          <table:table-cell office:value-type="float" office:value="50268700" calcext:value-type="float">
            <text:p>50268700</text:p>
          </table:table-cell>
          <table:table-cell office:value-type="float" office:value="50245300" calcext:value-type="float">
            <text:p>50245300</text:p>
          </table:table-cell>
          <table:table-cell office:value-type="float" office:value="50264100" calcext:value-type="float">
            <text:p>50264100</text:p>
          </table:table-cell>
          <table:table-cell office:value-type="float" office:value="50227100" calcext:value-type="float">
            <text:p>50227100</text:p>
          </table:table-cell>
          <table:table-cell office:value-type="float" office:value="50288900" calcext:value-type="float">
            <text:p>50288900</text:p>
          </table:table-cell>
          <table:table-cell office:value-type="float" office:value="50195800" calcext:value-type="float">
            <text:p>50195800</text:p>
          </table:table-cell>
          <table:table-cell office:value-type="float" office:value="50288400" calcext:value-type="float">
            <text:p>50288400</text:p>
          </table:table-cell>
          <table:table-cell office:value-type="float" office:value="50197400" calcext:value-type="float">
            <text:p>50197400</text:p>
          </table:table-cell>
          <table:table-cell office:value-type="float" office:value="50250000" calcext:value-type="float">
            <text:p>50250000</text:p>
          </table:table-cell>
          <table:table-cell office:value-type="float" office:value="50230500" calcext:value-type="float">
            <text:p>50230500</text:p>
          </table:table-cell>
          <table:table-cell office:value-type="float" office:value="50217900" calcext:value-type="float">
            <text:p>50217900</text:p>
          </table:table-cell>
          <table:table-cell office:value-type="float" office:value="50280300" calcext:value-type="float">
            <text:p>50280300</text:p>
          </table:table-cell>
          <table:table-cell office:value-type="float" office:value="50180400" calcext:value-type="float">
            <text:p>50180400</text:p>
          </table:table-cell>
          <table:table-cell office:value-type="float" office:value="50265400" calcext:value-type="float">
            <text:p>50265400</text:p>
          </table:table-cell>
          <table:table-cell office:value-type="float" office:value="50273300" calcext:value-type="float">
            <text:p>50273300</text:p>
          </table:table-cell>
          <table:table-cell office:value-type="float" office:value="50301300" calcext:value-type="float">
            <text:p>50301300</text:p>
          </table:table-cell>
          <table:table-cell office:value-type="float" office:value="50264100" calcext:value-type="float">
            <text:p>50264100</text:p>
          </table:table-cell>
          <table:table-cell office:value-type="float" office:value="50249600" calcext:value-type="float">
            <text:p>50249600</text:p>
          </table:table-cell>
          <table:table-cell office:value-type="float" office:value="50252800" calcext:value-type="float">
            <text:p>50252800</text:p>
          </table:table-cell>
          <table:table-cell office:value-type="float" office:value="50220200" calcext:value-type="float">
            <text:p>50220200</text:p>
          </table:table-cell>
          <table:table-cell office:value-type="float" office:value="50317600" calcext:value-type="float">
            <text:p>50317600</text:p>
          </table:table-cell>
          <table:table-cell office:value-type="float" office:value="50190800" calcext:value-type="float">
            <text:p>50190800</text:p>
          </table:table-cell>
          <table:table-cell office:value-type="float" office:value="50263900" calcext:value-type="float">
            <text:p>50263900</text:p>
          </table:table-cell>
          <table:table-cell office:value-type="float" office:value="50227400" calcext:value-type="float">
            <text:p>50227400</text:p>
          </table:table-cell>
          <table:table-cell office:value-type="float" office:value="50259700" calcext:value-type="float">
            <text:p>50259700</text:p>
          </table:table-cell>
          <table:table-cell office:value-type="float" office:value="50294400" calcext:value-type="float">
            <text:p>50294400</text:p>
          </table:table-cell>
          <table:table-cell office:value-type="float" office:value="50279400" calcext:value-type="float">
            <text:p>50279400</text:p>
          </table:table-cell>
          <table:table-cell office:value-type="float" office:value="50275300" calcext:value-type="float">
            <text:p>50275300</text:p>
          </table:table-cell>
          <table:table-cell office:value-type="float" office:value="50271400" calcext:value-type="float">
            <text:p>50271400</text:p>
          </table:table-cell>
          <table:table-cell office:value-type="float" office:value="50311600" calcext:value-type="float">
            <text:p>50311600</text:p>
          </table:table-cell>
          <table:table-cell office:value-type="float" office:value="50270200" calcext:value-type="float">
            <text:p>50270200</text:p>
          </table:table-cell>
          <table:table-cell office:value-type="float" office:value="50236900" calcext:value-type="float">
            <text:p>50236900</text:p>
          </table:table-cell>
          <table:table-cell office:value-type="float" office:value="50230400" calcext:value-type="float">
            <text:p>50230400</text:p>
          </table:table-cell>
          <table:table-cell office:value-type="float" office:value="50259900" calcext:value-type="float">
            <text:p>50259900</text:p>
          </table:table-cell>
          <table:table-cell office:value-type="float" office:value="50343100" calcext:value-type="float">
            <text:p>50343100</text:p>
          </table:table-cell>
          <table:table-cell office:value-type="float" office:value="50249800" calcext:value-type="float">
            <text:p>50249800</text:p>
          </table:table-cell>
          <table:table-cell office:value-type="float" office:value="50234100" calcext:value-type="float">
            <text:p>50234100</text:p>
          </table:table-cell>
          <table:table-cell office:value-type="float" office:value="50271600" calcext:value-type="float">
            <text:p>50271600</text:p>
          </table:table-cell>
          <table:table-cell office:value-type="float" office:value="50283500" calcext:value-type="float">
            <text:p>50283500</text:p>
          </table:table-cell>
          <table:table-cell office:value-type="float" office:value="50286800" calcext:value-type="float">
            <text:p>50286800</text:p>
          </table:table-cell>
          <table:table-cell office:value-type="float" office:value="50208600" calcext:value-type="float">
            <text:p>50208600</text:p>
          </table:table-cell>
          <table:table-cell office:value-type="float" office:value="50289600" calcext:value-type="float">
            <text:p>50289600</text:p>
          </table:table-cell>
          <table:table-cell office:value-type="float" office:value="50229100" calcext:value-type="float">
            <text:p>50229100</text:p>
          </table:table-cell>
          <table:table-cell office:value-type="float" office:value="50310600" calcext:value-type="float">
            <text:p>50310600</text:p>
          </table:table-cell>
          <table:table-cell office:value-type="float" office:value="50317100" calcext:value-type="float">
            <text:p>50317100</text:p>
          </table:table-cell>
          <table:table-cell office:value-type="float" office:value="50279200" calcext:value-type="float">
            <text:p>50279200</text:p>
          </table:table-cell>
          <table:table-cell office:value-type="float" office:value="50260600" calcext:value-type="float">
            <text:p>50260600</text:p>
          </table:table-cell>
          <table:table-cell office:value-type="float" office:value="50308600" calcext:value-type="float">
            <text:p>50308600</text:p>
          </table:table-cell>
          <table:table-cell office:value-type="float" office:value="50253500" calcext:value-type="float">
            <text:p>50253500</text:p>
          </table:table-cell>
          <table:table-cell office:value-type="float" office:value="50186000" calcext:value-type="float">
            <text:p>50186000</text:p>
          </table:table-cell>
          <table:table-cell office:value-type="float" office:value="50208400" calcext:value-type="float">
            <text:p>50208400</text:p>
          </table:table-cell>
          <table:table-cell office:value-type="float" office:value="50256300" calcext:value-type="float">
            <text:p>50256300</text:p>
          </table:table-cell>
          <table:table-cell office:value-type="float" office:value="50224000" calcext:value-type="float">
            <text:p>50224000</text:p>
          </table:table-cell>
          <table:table-cell office:value-type="float" office:value="50324600" calcext:value-type="float">
            <text:p>50324600</text:p>
          </table:table-cell>
          <table:table-cell office:value-type="float" office:value="50263800" calcext:value-type="float">
            <text:p>50263800</text:p>
          </table:table-cell>
          <table:table-cell office:value-type="float" office:value="50311700" calcext:value-type="float">
            <text:p>50311700</text:p>
          </table:table-cell>
          <table:table-cell office:value-type="float" office:value="50240700" calcext:value-type="float">
            <text:p>50240700</text:p>
          </table:table-cell>
          <table:table-cell office:value-type="float" office:value="50186800" calcext:value-type="float">
            <text:p>50186800</text:p>
          </table:table-cell>
          <table:table-cell office:value-type="float" office:value="50212500" calcext:value-type="float">
            <text:p>50212500</text:p>
          </table:table-cell>
          <table:table-cell office:value-type="float" office:value="50284800" calcext:value-type="float">
            <text:p>50284800</text:p>
          </table:table-cell>
          <table:table-cell office:value-type="float" office:value="50263100" calcext:value-type="float">
            <text:p>50263100</text:p>
          </table:table-cell>
          <table:table-cell office:value-type="float" office:value="50261700" calcext:value-type="float">
            <text:p>50261700</text:p>
          </table:table-cell>
          <table:table-cell office:value-type="float" office:value="50163200" calcext:value-type="float">
            <text:p>50163200</text:p>
          </table:table-cell>
          <table:table-cell office:value-type="float" office:value="50326300" calcext:value-type="float">
            <text:p>50326300</text:p>
          </table:table-cell>
          <table:table-cell office:value-type="float" office:value="50246000" calcext:value-type="float">
            <text:p>50246000</text:p>
          </table:table-cell>
          <table:table-cell office:value-type="float" office:value="50274400" calcext:value-type="float">
            <text:p>50274400</text:p>
          </table:table-cell>
          <table:table-cell office:value-type="float" office:value="50275500" calcext:value-type="float">
            <text:p>50275500</text:p>
          </table:table-cell>
          <table:table-cell office:value-type="float" office:value="50313700" calcext:value-type="float">
            <text:p>50313700</text:p>
          </table:table-cell>
          <table:table-cell office:value-type="float" office:value="50316500" calcext:value-type="float">
            <text:p>50316500</text:p>
          </table:table-cell>
          <table:table-cell office:value-type="float" office:value="50204800" calcext:value-type="float">
            <text:p>50204800</text:p>
          </table:table-cell>
          <table:table-cell office:value-type="float" office:value="50297000" calcext:value-type="float">
            <text:p>50297000</text:p>
          </table:table-cell>
          <table:table-cell office:value-type="float" office:value="50354200" calcext:value-type="float">
            <text:p>50354200</text:p>
          </table:table-cell>
          <table:table-cell office:value-type="float" office:value="50176600" calcext:value-type="float">
            <text:p>50176600</text:p>
          </table:table-cell>
          <table:table-cell office:value-type="float" office:value="50283900" calcext:value-type="float">
            <text:p>50283900</text:p>
          </table:table-cell>
          <table:table-cell office:value-type="float" office:value="50259400" calcext:value-type="float">
            <text:p>50259400</text:p>
          </table:table-cell>
          <table:table-cell office:value-type="float" office:value="50334600" calcext:value-type="float">
            <text:p>50334600</text:p>
          </table:table-cell>
          <table:table-cell office:value-type="float" office:value="50291200" calcext:value-type="float">
            <text:p>50291200</text:p>
          </table:table-cell>
          <table:table-cell office:value-type="float" office:value="50346800" calcext:value-type="float">
            <text:p>50346800</text:p>
          </table:table-cell>
          <table:table-cell office:value-type="float" office:value="50242600" calcext:value-type="float">
            <text:p>50242600</text:p>
          </table:table-cell>
          <table:table-cell office:value-type="float" office:value="50240900" calcext:value-type="float">
            <text:p>50240900</text:p>
          </table:table-cell>
          <table:table-cell office:value-type="float" office:value="50251100" calcext:value-type="float">
            <text:p>50251100</text:p>
          </table:table-cell>
          <table:table-cell office:value-type="float" office:value="50226200" calcext:value-type="float">
            <text:p>50226200</text:p>
          </table:table-cell>
          <table:table-cell office:value-type="float" office:value="50294000" calcext:value-type="float">
            <text:p>50294000</text:p>
          </table:table-cell>
          <table:table-cell office:value-type="float" office:value="50240100" calcext:value-type="float">
            <text:p>50240100</text:p>
          </table:table-cell>
          <table:table-cell office:value-type="float" office:value="50215000" calcext:value-type="float">
            <text:p>50215000</text:p>
          </table:table-cell>
          <table:table-cell office:value-type="float" office:value="50236100" calcext:value-type="float">
            <text:p>50236100</text:p>
          </table:table-cell>
          <table:table-cell office:value-type="float" office:value="50298400" calcext:value-type="float">
            <text:p>50298400</text:p>
          </table:table-cell>
          <table:table-cell office:value-type="float" office:value="50284100" calcext:value-type="float">
            <text:p>50284100</text:p>
          </table:table-cell>
          <table:table-cell office:value-type="float" office:value="50306900" calcext:value-type="float">
            <text:p>50306900</text:p>
          </table:table-cell>
          <table:table-cell office:value-type="float" office:value="50293900" calcext:value-type="float">
            <text:p>50293900</text:p>
          </table:table-cell>
          <table:table-cell office:value-type="float" office:value="50152600" calcext:value-type="float">
            <text:p>50152600</text:p>
          </table:table-cell>
          <table:table-cell office:value-type="float" office:value="50285000" calcext:value-type="float">
            <text:p>50285000</text:p>
          </table:table-cell>
          <table:table-cell office:value-type="float" office:value="50281300" calcext:value-type="float">
            <text:p>50281300</text:p>
          </table:table-cell>
          <table:table-cell office:value-type="float" office:value="50288900" calcext:value-type="float">
            <text:p>50288900</text:p>
          </table:table-cell>
          <table:table-cell office:value-type="float" office:value="50363500" calcext:value-type="float">
            <text:p>50363500</text:p>
          </table:table-cell>
          <table:table-cell office:value-type="float" office:value="50253400" calcext:value-type="float">
            <text:p>50253400</text:p>
          </table:table-cell>
          <table:table-cell office:value-type="float" office:value="50265500" calcext:value-type="float">
            <text:p>50265500</text:p>
          </table:table-cell>
          <table:table-cell office:value-type="float" office:value="50238400" calcext:value-type="float">
            <text:p>50238400</text:p>
          </table:table-cell>
          <table:table-cell office:value-type="float" office:value="50291300" calcext:value-type="float">
            <text:p>50291300</text:p>
          </table:table-cell>
          <table:table-cell office:value-type="float" office:value="50211400" calcext:value-type="float">
            <text:p>50211400</text:p>
          </table:table-cell>
          <table:table-cell office:value-type="float" office:value="50267600" calcext:value-type="float">
            <text:p>50267600</text:p>
          </table:table-cell>
          <table:table-cell office:value-type="float" office:value="50198900" calcext:value-type="float">
            <text:p>50198900</text:p>
          </table:table-cell>
          <table:table-cell office:value-type="float" office:value="50271400" calcext:value-type="float">
            <text:p>50271400</text:p>
          </table:table-cell>
          <table:table-cell office:value-type="float" office:value="50307500" calcext:value-type="float">
            <text:p>50307500</text:p>
          </table:table-cell>
          <table:table-cell office:value-type="float" office:value="50269600" calcext:value-type="float">
            <text:p>50269600</text:p>
          </table:table-cell>
          <table:table-cell office:value-type="float" office:value="50300300" calcext:value-type="float">
            <text:p>50300300</text:p>
          </table:table-cell>
          <table:table-cell office:value-type="float" office:value="50325600" calcext:value-type="float">
            <text:p>50325600</text:p>
          </table:table-cell>
          <table:table-cell office:value-type="float" office:value="50297100" calcext:value-type="float">
            <text:p>50297100</text:p>
          </table:table-cell>
          <table:table-cell office:value-type="float" office:value="50231300" calcext:value-type="float">
            <text:p>50231300</text:p>
          </table:table-cell>
          <table:table-cell office:value-type="float" office:value="50266600" calcext:value-type="float">
            <text:p>50266600</text:p>
          </table:table-cell>
          <table:table-cell office:value-type="float" office:value="50292300" calcext:value-type="float">
            <text:p>50292300</text:p>
          </table:table-cell>
          <table:table-cell office:value-type="float" office:value="50224100" calcext:value-type="float">
            <text:p>50224100</text:p>
          </table:table-cell>
          <table:table-cell office:value-type="float" office:value="50315700" calcext:value-type="float">
            <text:p>50315700</text:p>
          </table:table-cell>
          <table:table-cell office:value-type="float" office:value="50263500" calcext:value-type="float">
            <text:p>50263500</text:p>
          </table:table-cell>
          <table:table-cell office:value-type="float" office:value="50284000" calcext:value-type="float">
            <text:p>50284000</text:p>
          </table:table-cell>
          <table:table-cell office:value-type="float" office:value="50298700" calcext:value-type="float">
            <text:p>50298700</text:p>
          </table:table-cell>
          <table:table-cell office:value-type="float" office:value="50203700" calcext:value-type="float">
            <text:p>50203700</text:p>
          </table:table-cell>
          <table:table-cell office:value-type="float" office:value="50265100" calcext:value-type="float">
            <text:p>50265100</text:p>
          </table:table-cell>
          <table:table-cell office:value-type="float" office:value="50224400" calcext:value-type="float">
            <text:p>50224400</text:p>
          </table:table-cell>
          <table:table-cell office:value-type="float" office:value="50298300" calcext:value-type="float">
            <text:p>50298300</text:p>
          </table:table-cell>
          <table:table-cell office:value-type="float" office:value="50327500" calcext:value-type="float">
            <text:p>50327500</text:p>
          </table:table-cell>
          <table:table-cell office:value-type="float" office:value="50341000" calcext:value-type="float">
            <text:p>50341000</text:p>
          </table:table-cell>
          <table:table-cell office:value-type="float" office:value="50282000" calcext:value-type="float">
            <text:p>50282000</text:p>
          </table:table-cell>
          <table:table-cell office:value-type="float" office:value="50316500" calcext:value-type="float">
            <text:p>50316500</text:p>
          </table:table-cell>
          <table:table-cell office:value-type="float" office:value="50270300" calcext:value-type="float">
            <text:p>50270300</text:p>
          </table:table-cell>
          <table:table-cell office:value-type="float" office:value="50249300" calcext:value-type="float">
            <text:p>50249300</text:p>
          </table:table-cell>
          <table:table-cell office:value-type="float" office:value="50268600" calcext:value-type="float">
            <text:p>50268600</text:p>
          </table:table-cell>
          <table:table-cell office:value-type="float" office:value="50266400" calcext:value-type="float">
            <text:p>50266400</text:p>
          </table:table-cell>
          <table:table-cell office:value-type="float" office:value="50311200" calcext:value-type="float">
            <text:p>50311200</text:p>
          </table:table-cell>
          <table:table-cell office:value-type="float" office:value="50319600" calcext:value-type="float">
            <text:p>50319600</text:p>
          </table:table-cell>
          <table:table-cell office:value-type="float" office:value="50231200" calcext:value-type="float">
            <text:p>50231200</text:p>
          </table:table-cell>
          <table:table-cell office:value-type="float" office:value="50262600" calcext:value-type="float">
            <text:p>50262600</text:p>
          </table:table-cell>
          <table:table-cell office:value-type="float" office:value="50276900" calcext:value-type="float">
            <text:p>50276900</text:p>
          </table:table-cell>
          <table:table-cell office:value-type="float" office:value="50317100" calcext:value-type="float">
            <text:p>50317100</text:p>
          </table:table-cell>
          <table:table-cell office:value-type="float" office:value="50275600" calcext:value-type="float">
            <text:p>50275600</text:p>
          </table:table-cell>
          <table:table-cell office:value-type="float" office:value="50343200" calcext:value-type="float">
            <text:p>50343200</text:p>
          </table:table-cell>
          <table:table-cell office:value-type="float" office:value="50313600" calcext:value-type="float">
            <text:p>50313600</text:p>
          </table:table-cell>
          <table:table-cell office:value-type="float" office:value="50209200" calcext:value-type="float">
            <text:p>50209200</text:p>
          </table:table-cell>
          <table:table-cell office:value-type="float" office:value="50166700" calcext:value-type="float">
            <text:p>50166700</text:p>
          </table:table-cell>
          <table:table-cell office:value-type="float" office:value="50232900" calcext:value-type="float">
            <text:p>50232900</text:p>
          </table:table-cell>
          <table:table-cell office:value-type="float" office:value="50332300" calcext:value-type="float">
            <text:p>50332300</text:p>
          </table:table-cell>
          <table:table-cell office:value-type="float" office:value="50310600" calcext:value-type="float">
            <text:p>50310600</text:p>
          </table:table-cell>
          <table:table-cell office:value-type="float" office:value="50301200" calcext:value-type="float">
            <text:p>50301200</text:p>
          </table:table-cell>
          <table:table-cell office:value-type="float" office:value="50340900" calcext:value-type="float">
            <text:p>50340900</text:p>
          </table:table-cell>
          <table:table-cell office:value-type="float" office:value="50248800" calcext:value-type="float">
            <text:p>50248800</text:p>
          </table:table-cell>
          <table:table-cell office:value-type="float" office:value="50189600" calcext:value-type="float">
            <text:p>50189600</text:p>
          </table:table-cell>
          <table:table-cell office:value-type="float" office:value="50240200" calcext:value-type="float">
            <text:p>50240200</text:p>
          </table:table-cell>
          <table:table-cell office:value-type="float" office:value="50281200" calcext:value-type="float">
            <text:p>50281200</text:p>
          </table:table-cell>
          <table:table-cell office:value-type="float" office:value="50323600" calcext:value-type="float">
            <text:p>50323600</text:p>
          </table:table-cell>
          <table:table-cell office:value-type="float" office:value="50269700" calcext:value-type="float">
            <text:p>50269700</text:p>
          </table:table-cell>
          <table:table-cell office:value-type="float" office:value="50117400" calcext:value-type="float">
            <text:p>50117400</text:p>
          </table:table-cell>
          <table:table-cell office:value-type="float" office:value="50327300" calcext:value-type="float">
            <text:p>50327300</text:p>
          </table:table-cell>
          <table:table-cell office:value-type="float" office:value="50299600" calcext:value-type="float">
            <text:p>50299600</text:p>
          </table:table-cell>
          <table:table-cell office:value-type="float" office:value="50311100" calcext:value-type="float">
            <text:p>50311100</text:p>
          </table:table-cell>
          <table:table-cell office:value-type="float" office:value="50267800" calcext:value-type="float">
            <text:p>50267800</text:p>
          </table:table-cell>
          <table:table-cell office:value-type="float" office:value="50256000" calcext:value-type="float">
            <text:p>50256000</text:p>
          </table:table-cell>
          <table:table-cell office:value-type="float" office:value="50285500" calcext:value-type="float">
            <text:p>50285500</text:p>
          </table:table-cell>
          <table:table-cell office:value-type="float" office:value="50323400" calcext:value-type="float">
            <text:p>50323400</text:p>
          </table:table-cell>
          <table:table-cell office:value-type="float" office:value="50179100" calcext:value-type="float">
            <text:p>50179100</text:p>
          </table:table-cell>
          <table:table-cell office:value-type="float" office:value="50252800" calcext:value-type="float">
            <text:p>50252800</text:p>
          </table:table-cell>
          <table:table-cell office:value-type="float" office:value="50332600" calcext:value-type="float">
            <text:p>50332600</text:p>
          </table:table-cell>
          <table:table-cell office:value-type="float" office:value="50287200" calcext:value-type="float">
            <text:p>50287200</text:p>
          </table:table-cell>
          <table:table-cell office:value-type="float" office:value="50225600" calcext:value-type="float">
            <text:p>50225600</text:p>
          </table:table-cell>
          <table:table-cell office:value-type="float" office:value="50331700" calcext:value-type="float">
            <text:p>50331700</text:p>
          </table:table-cell>
          <table:table-cell office:value-type="float" office:value="50160800" calcext:value-type="float">
            <text:p>50160800</text:p>
          </table:table-cell>
          <table:table-cell office:value-type="float" office:value="50316200" calcext:value-type="float">
            <text:p>50316200</text:p>
          </table:table-cell>
          <table:table-cell office:value-type="float" office:value="50255300" calcext:value-type="float">
            <text:p>50255300</text:p>
          </table:table-cell>
          <table:table-cell office:value-type="float" office:value="50256900" calcext:value-type="float">
            <text:p>50256900</text:p>
          </table:table-cell>
          <table:table-cell office:value-type="float" office:value="50200900" calcext:value-type="float">
            <text:p>50200900</text:p>
          </table:table-cell>
          <table:table-cell office:value-type="float" office:value="50164900" calcext:value-type="float">
            <text:p>50164900</text:p>
          </table:table-cell>
          <table:table-cell office:value-type="float" office:value="50179000" calcext:value-type="float">
            <text:p>50179000</text:p>
          </table:table-cell>
          <table:table-cell office:value-type="float" office:value="50268300" calcext:value-type="float">
            <text:p>50268300</text:p>
          </table:table-cell>
          <table:table-cell office:value-type="float" office:value="50199100" calcext:value-type="float">
            <text:p>50199100</text:p>
          </table:table-cell>
          <table:table-cell office:value-type="float" office:value="50316800" calcext:value-type="float">
            <text:p>50316800</text:p>
          </table:table-cell>
          <table:table-cell office:value-type="float" office:value="50279900" calcext:value-type="float">
            <text:p>50279900</text:p>
          </table:table-cell>
          <table:table-cell office:value-type="float" office:value="50254200" calcext:value-type="float">
            <text:p>50254200</text:p>
          </table:table-cell>
          <table:table-cell office:value-type="float" office:value="50298400" calcext:value-type="float">
            <text:p>50298400</text:p>
          </table:table-cell>
          <table:table-cell office:value-type="float" office:value="50262900" calcext:value-type="float">
            <text:p>50262900</text:p>
          </table:table-cell>
          <table:table-cell office:value-type="float" office:value="50248300" calcext:value-type="float">
            <text:p>50248300</text:p>
          </table:table-cell>
          <table:table-cell office:value-type="float" office:value="50286900" calcext:value-type="float">
            <text:p>50286900</text:p>
          </table:table-cell>
          <table:table-cell office:value-type="float" office:value="50308100" calcext:value-type="float">
            <text:p>50308100</text:p>
          </table:table-cell>
          <table:table-cell office:value-type="float" office:value="50216200" calcext:value-type="float">
            <text:p>50216200</text:p>
          </table:table-cell>
          <table:table-cell office:value-type="float" office:value="50293500" calcext:value-type="float">
            <text:p>50293500</text:p>
          </table:table-cell>
          <table:table-cell office:value-type="float" office:value="50300500" calcext:value-type="float">
            <text:p>50300500</text:p>
          </table:table-cell>
          <table:table-cell office:value-type="float" office:value="50187600" calcext:value-type="float">
            <text:p>50187600</text:p>
          </table:table-cell>
          <table:table-cell office:value-type="float" office:value="50276000" calcext:value-type="float">
            <text:p>50276000</text:p>
          </table:table-cell>
          <table:table-cell office:value-type="float" office:value="50206300" calcext:value-type="float">
            <text:p>50206300</text:p>
          </table:table-cell>
          <table:table-cell office:value-type="float" office:value="50295700" calcext:value-type="float">
            <text:p>50295700</text:p>
          </table:table-cell>
          <table:table-cell office:value-type="float" office:value="50264900" calcext:value-type="float">
            <text:p>50264900</text:p>
          </table:table-cell>
          <table:table-cell office:value-type="float" office:value="50271900" calcext:value-type="float">
            <text:p>50271900</text:p>
          </table:table-cell>
          <table:table-cell office:value-type="float" office:value="50288600" calcext:value-type="float">
            <text:p>50288600</text:p>
          </table:table-cell>
          <table:table-cell office:value-type="float" office:value="50322500" calcext:value-type="float">
            <text:p>50322500</text:p>
          </table:table-cell>
          <table:table-cell office:value-type="float" office:value="50276700" calcext:value-type="float">
            <text:p>50276700</text:p>
          </table:table-cell>
          <table:table-cell office:value-type="float" office:value="50339900" calcext:value-type="float">
            <text:p>50339900</text:p>
          </table:table-cell>
          <table:table-cell office:value-type="float" office:value="50312100" calcext:value-type="float">
            <text:p>50312100</text:p>
          </table:table-cell>
          <table:table-cell office:value-type="float" office:value="50314300" calcext:value-type="float">
            <text:p>50314300</text:p>
          </table:table-cell>
          <table:table-cell office:value-type="float" office:value="50282000" calcext:value-type="float">
            <text:p>50282000</text:p>
          </table:table-cell>
          <table:table-cell office:value-type="float" office:value="50222800" calcext:value-type="float">
            <text:p>50222800</text:p>
          </table:table-cell>
          <table:table-cell office:value-type="float" office:value="50178100" calcext:value-type="float">
            <text:p>50178100</text:p>
          </table:table-cell>
          <table:table-cell office:value-type="float" office:value="50285900" calcext:value-type="float">
            <text:p>50285900</text:p>
          </table:table-cell>
          <table:table-cell office:value-type="float" office:value="50288400" calcext:value-type="float">
            <text:p>50288400</text:p>
          </table:table-cell>
          <table:table-cell office:value-type="float" office:value="50246500" calcext:value-type="float">
            <text:p>50246500</text:p>
          </table:table-cell>
          <table:table-cell office:value-type="float" office:value="50277500" calcext:value-type="float">
            <text:p>50277500</text:p>
          </table:table-cell>
          <table:table-cell office:value-type="float" office:value="50234600" calcext:value-type="float">
            <text:p>50234600</text:p>
          </table:table-cell>
          <table:table-cell office:value-type="float" office:value="50293000" calcext:value-type="float">
            <text:p>50293000</text:p>
          </table:table-cell>
          <table:table-cell office:value-type="float" office:value="50184400" calcext:value-type="float">
            <text:p>50184400</text:p>
          </table:table-cell>
          <table:table-cell office:value-type="float" office:value="50216900" calcext:value-type="float">
            <text:p>50216900</text:p>
          </table:table-cell>
          <table:table-cell office:value-type="float" office:value="50286800" calcext:value-type="float">
            <text:p>50286800</text:p>
          </table:table-cell>
          <table:table-cell office:value-type="float" office:value="50246000" calcext:value-type="float">
            <text:p>50246000</text:p>
          </table:table-cell>
          <table:table-cell office:value-type="float" office:value="50240200" calcext:value-type="float">
            <text:p>50240200</text:p>
          </table:table-cell>
          <table:table-cell office:value-type="float" office:value="50209700" calcext:value-type="float">
            <text:p>50209700</text:p>
          </table:table-cell>
          <table:table-cell office:value-type="float" office:value="50271600" calcext:value-type="float">
            <text:p>50271600</text:p>
          </table:table-cell>
          <table:table-cell office:value-type="float" office:value="50258600" calcext:value-type="float">
            <text:p>50258600</text:p>
          </table:table-cell>
          <table:table-cell office:value-type="float" office:value="50322900" calcext:value-type="float">
            <text:p>50322900</text:p>
          </table:table-cell>
          <table:table-cell office:value-type="float" office:value="50316100" calcext:value-type="float">
            <text:p>50316100</text:p>
          </table:table-cell>
          <table:table-cell office:value-type="float" office:value="50214900" calcext:value-type="float">
            <text:p>50214900</text:p>
          </table:table-cell>
          <table:table-cell office:value-type="float" office:value="50232300" calcext:value-type="float">
            <text:p>50232300</text:p>
          </table:table-cell>
          <table:table-cell office:value-type="float" office:value="50268400" calcext:value-type="float">
            <text:p>50268400</text:p>
          </table:table-cell>
          <table:table-cell office:value-type="float" office:value="50236100" calcext:value-type="float">
            <text:p>50236100</text:p>
          </table:table-cell>
          <table:table-cell office:value-type="float" office:value="50182200" calcext:value-type="float">
            <text:p>50182200</text:p>
          </table:table-cell>
          <table:table-cell office:value-type="float" office:value="50239900" calcext:value-type="float">
            <text:p>50239900</text:p>
          </table:table-cell>
          <table:table-cell office:value-type="float" office:value="50256100" calcext:value-type="float">
            <text:p>50256100</text:p>
          </table:table-cell>
          <table:table-cell office:value-type="float" office:value="50352700" calcext:value-type="float">
            <text:p>50352700</text:p>
          </table:table-cell>
          <table:table-cell office:value-type="float" office:value="50266900" calcext:value-type="float">
            <text:p>50266900</text:p>
          </table:table-cell>
          <table:table-cell office:value-type="float" office:value="50253300" calcext:value-type="float">
            <text:p>50253300</text:p>
          </table:table-cell>
          <table:table-cell office:value-type="float" office:value="50303100" calcext:value-type="float">
            <text:p>50303100</text:p>
          </table:table-cell>
          <table:table-cell office:value-type="float" office:value="50204300" calcext:value-type="float">
            <text:p>50204300</text:p>
          </table:table-cell>
          <table:table-cell office:value-type="float" office:value="50335400" calcext:value-type="float">
            <text:p>50335400</text:p>
          </table:table-cell>
          <table:table-cell office:value-type="float" office:value="50238100" calcext:value-type="float">
            <text:p>50238100</text:p>
          </table:table-cell>
          <table:table-cell office:value-type="float" office:value="50228200" calcext:value-type="float">
            <text:p>50228200</text:p>
          </table:table-cell>
          <table:table-cell office:value-type="float" office:value="50271100" calcext:value-type="float">
            <text:p>50271100</text:p>
          </table:table-cell>
          <table:table-cell office:value-type="float" office:value="50274300" calcext:value-type="float">
            <text:p>50274300</text:p>
          </table:table-cell>
          <table:table-cell office:value-type="float" office:value="50282900" calcext:value-type="float">
            <text:p>50282900</text:p>
          </table:table-cell>
          <table:table-cell office:value-type="float" office:value="50261900" calcext:value-type="float">
            <text:p>50261900</text:p>
          </table:table-cell>
          <table:table-cell office:value-type="float" office:value="50209700" calcext:value-type="float">
            <text:p>50209700</text:p>
          </table:table-cell>
          <table:table-cell office:value-type="float" office:value="50206100" calcext:value-type="float">
            <text:p>50206100</text:p>
          </table:table-cell>
          <table:table-cell office:value-type="float" office:value="50280300" calcext:value-type="float">
            <text:p>50280300</text:p>
          </table:table-cell>
          <table:table-cell office:value-type="float" office:value="50313800" calcext:value-type="float">
            <text:p>50313800</text:p>
          </table:table-cell>
          <table:table-cell office:value-type="float" office:value="50285100" calcext:value-type="float">
            <text:p>50285100</text:p>
          </table:table-cell>
          <table:table-cell office:value-type="float" office:value="50315900" calcext:value-type="float">
            <text:p>50315900</text:p>
          </table:table-cell>
          <table:table-cell office:value-type="float" office:value="50237200" calcext:value-type="float">
            <text:p>50237200</text:p>
          </table:table-cell>
          <table:table-cell office:value-type="float" office:value="50190600" calcext:value-type="float">
            <text:p>50190600</text:p>
          </table:table-cell>
          <table:table-cell office:value-type="float" office:value="50310400" calcext:value-type="float">
            <text:p>50310400</text:p>
          </table:table-cell>
          <table:table-cell office:value-type="float" office:value="50261500" calcext:value-type="float">
            <text:p>50261500</text:p>
          </table:table-cell>
          <table:table-cell office:value-type="float" office:value="50291400" calcext:value-type="float">
            <text:p>50291400</text:p>
          </table:table-cell>
          <table:table-cell office:value-type="float" office:value="50247400" calcext:value-type="float">
            <text:p>50247400</text:p>
          </table:table-cell>
          <table:table-cell office:value-type="float" office:value="50268400" calcext:value-type="float">
            <text:p>50268400</text:p>
          </table:table-cell>
          <table:table-cell office:value-type="float" office:value="50233700" calcext:value-type="float">
            <text:p>50233700</text:p>
          </table:table-cell>
          <table:table-cell office:value-type="float" office:value="50294300" calcext:value-type="float">
            <text:p>50294300</text:p>
          </table:table-cell>
          <table:table-cell office:value-type="float" office:value="50262200" calcext:value-type="float">
            <text:p>50262200</text:p>
          </table:table-cell>
          <table:table-cell office:value-type="float" office:value="50346000" calcext:value-type="float">
            <text:p>50346000</text:p>
          </table:table-cell>
          <table:table-cell office:value-type="float" office:value="50250800" calcext:value-type="float">
            <text:p>50250800</text:p>
          </table:table-cell>
          <table:table-cell office:value-type="float" office:value="50281300" calcext:value-type="float">
            <text:p>50281300</text:p>
          </table:table-cell>
          <table:table-cell office:value-type="float" office:value="50323200" calcext:value-type="float">
            <text:p>50323200</text:p>
          </table:table-cell>
          <table:table-cell office:value-type="float" office:value="50220300" calcext:value-type="float">
            <text:p>50220300</text:p>
          </table:table-cell>
          <table:table-cell office:value-type="float" office:value="50270700" calcext:value-type="float">
            <text:p>50270700</text:p>
          </table:table-cell>
          <table:table-cell office:value-type="float" office:value="50315100" calcext:value-type="float">
            <text:p>50315100</text:p>
          </table:table-cell>
          <table:table-cell office:value-type="float" office:value="50277600" calcext:value-type="float">
            <text:p>50277600</text:p>
          </table:table-cell>
          <table:table-cell office:value-type="float" office:value="50203200" calcext:value-type="float">
            <text:p>50203200</text:p>
          </table:table-cell>
          <table:table-cell office:value-type="float" office:value="50282000" calcext:value-type="float">
            <text:p>50282000</text:p>
          </table:table-cell>
          <table:table-cell office:value-type="float" office:value="50211800" calcext:value-type="float">
            <text:p>50211800</text:p>
          </table:table-cell>
          <table:table-cell office:value-type="float" office:value="50261200" calcext:value-type="float">
            <text:p>50261200</text:p>
          </table:table-cell>
          <table:table-cell office:value-type="float" office:value="50323600" calcext:value-type="float">
            <text:p>50323600</text:p>
          </table:table-cell>
          <table:table-cell office:value-type="float" office:value="50226900" calcext:value-type="float">
            <text:p>50226900</text:p>
          </table:table-cell>
          <table:table-cell office:value-type="float" office:value="50304000" calcext:value-type="float">
            <text:p>50304000</text:p>
          </table:table-cell>
          <table:table-cell office:value-type="float" office:value="50318300" calcext:value-type="float">
            <text:p>50318300</text:p>
          </table:table-cell>
          <table:table-cell office:value-type="float" office:value="50279700" calcext:value-type="float">
            <text:p>50279700</text:p>
          </table:table-cell>
          <table:table-cell office:value-type="float" office:value="50338300" calcext:value-type="float">
            <text:p>50338300</text:p>
          </table:table-cell>
          <table:table-cell office:value-type="float" office:value="50327200" calcext:value-type="float">
            <text:p>50327200</text:p>
          </table:table-cell>
          <table:table-cell office:value-type="float" office:value="50157800" calcext:value-type="float">
            <text:p>50157800</text:p>
          </table:table-cell>
          <table:table-cell office:value-type="float" office:value="50261200" calcext:value-type="float">
            <text:p>50261200</text:p>
          </table:table-cell>
          <table:table-cell office:value-type="float" office:value="50252900" calcext:value-type="float">
            <text:p>50252900</text:p>
          </table:table-cell>
          <table:table-cell office:value-type="float" office:value="50320600" calcext:value-type="float">
            <text:p>50320600</text:p>
          </table:table-cell>
          <table:table-cell office:value-type="float" office:value="50217000" calcext:value-type="float">
            <text:p>50217000</text:p>
          </table:table-cell>
          <table:table-cell office:value-type="float" office:value="50467400" calcext:value-type="float">
            <text:p>50467400</text:p>
          </table:table-cell>
          <table:table-cell table:style-name="ce1" table:number-columns-repeated="22"/>
        </table:table-row>
        <calcext:conditional-formats>
          <calcext:conditional-format calcext:target-range-address="zuck_small_1step.ALO7:zuck_small_1step.AMJ7 zuck_small_1step.A7:zuck_small_1step.A7">
            <calcext:condition calcext:apply-style-name="Untitled1" calcext:value="&gt;860000000" calcext:base-cell-address="zuck_small_1step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4:07:45.188402622</dc:date>
    <meta:editing-duration>PT21M4S</meta:editing-duration>
    <meta:editing-cycles>6</meta:editing-cycles>
    <meta:generator>LibreOffice/5.1.6.2$Linux_X86_64 LibreOffice_project/10m0$Build-2</meta:generator>
    <meta:document-statistic meta:table-count="1" meta:cell-count="40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93cm" svg:height="17.797cm" xlink:href=".." xlink:type="simple" chart:class="chart:line" chart:style-name="ch1">
        <chart:title svg:x="11.138cm" svg:y="0.491cm" chart:style-name="ch2">
          <text:p>zuck_large population diversity tests</text:p>
        </chart:title>
        <chart:legend chart:legend-position="end" svg:x="26.709cm" svg:y="7.852cm" style:legend-expansion="high" chart:style-name="ch3"/>
        <chart:plot-area chart:style-name="ch4" table:cell-range-address="zuck_small_1step.A4:zuck_small_1step.ALZ7" chart:data-source-has-labels="column" svg:x="1.604cm" svg:y="1.625cm" svg:width="24.512cm" svg:height="14.836cm">
          <chartooo:coordinate-region svg:x="3.337cm" svg:y="1.625cm" svg:width="22.779cm" svg:height="13.583cm"/>
          <chart:axis chart:dimension="x" chart:name="primary-x" chart:style-name="ch5">
            <chart:title svg:x="13.221cm" svg:y="16.816cm" chart:style-name="ch6">
              <text:p>iteration</text:p>
            </chart:title>
          </chart:axis>
          <chart:axis chart:dimension="y" chart:name="primary-y" chart:style-name="ch5">
            <chart:title svg:x="0.451cm" svg:y="10.185cm" chart:style-name="ch7">
              <text:p>objective value</text:p>
            </chart:title>
            <chart:grid chart:style-name="ch8" chart:class="major"/>
          </chart:axis>
          <chart:series chart:style-name="ch9" chart:values-cell-range-address="zuck_small_1step.B4:zuck_small_1step.ALZ4" chart:label-cell-address="zuck_small_1step.A4:zuck_small_1step.A4" chart:class="chart:line">
            <chart:data-point chart:repeated="1013"/>
          </chart:series>
          <chart:series chart:style-name="ch10" chart:values-cell-range-address="zuck_small_1step.B5:zuck_small_1step.ALZ5" chart:label-cell-address="zuck_small_1step.A5:zuck_small_1step.A5" chart:class="chart:line">
            <chart:data-point chart:repeated="1013"/>
          </chart:series>
          <chart:series chart:style-name="ch11" chart:values-cell-range-address="zuck_small_1step.B6:zuck_small_1step.ALZ6" chart:label-cell-address="zuck_small_1step.A6:zuck_small_1step.A6" chart:class="chart:line">
            <chart:data-point chart:repeated="1013"/>
          </chart:series>
          <chart:series chart:style-name="ch12" chart:values-cell-range-address="zuck_small_1step.B7:zuck_small_1step.ALZ7" chart:label-cell-address="zuck_small_1step.A7:zuck_small_1step.A7" chart:class="chart:line">
            <chart:data-point chart:repeated="10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</table:table-row>
          </table:table-header-rows>
          <table:table-rows>
            <table:table-row>
              <table:table-cell office:value-type="string">
                <text:p>1 swap</text:p>
                <draw:g>
                  <svg:desc>zuck_small_1step.A4:zuck_small_1step.A4</svg:desc>
                </draw:g>
              </table:table-cell>
              <table:table-cell office:value-type="float" office:value="50498800">
                <text:p>50498800</text:p>
                <draw:g>
                  <svg:desc>zuck_small_1step.B4:zuck_small_1step.ALZ4</svg:desc>
                </draw:g>
              </table:table-cell>
              <table:table-cell office:value-type="float" office:value="50498400">
                <text:p>50498400</text:p>
              </table:table-cell>
              <table:table-cell office:value-type="float" office:value="50506900">
                <text:p>50506900</text:p>
              </table:table-cell>
              <table:table-cell office:value-type="float" office:value="50497900">
                <text:p>50497900</text:p>
              </table:table-cell>
              <table:table-cell office:value-type="float" office:value="50497900">
                <text:p>50497900</text:p>
              </table:table-cell>
              <table:table-cell office:value-type="float" office:value="50494900">
                <text:p>50494900</text:p>
              </table:table-cell>
              <table:table-cell office:value-type="float" office:value="50484400">
                <text:p>504844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1200">
                <text:p>504912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86300">
                <text:p>50486300</text:p>
              </table:table-cell>
              <table:table-cell office:value-type="float" office:value="50500600">
                <text:p>505006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7800">
                <text:p>50497800</text:p>
              </table:table-cell>
              <table:table-cell office:value-type="float" office:value="50491700">
                <text:p>50491700</text:p>
              </table:table-cell>
              <table:table-cell office:value-type="float" office:value="50500400">
                <text:p>50500400</text:p>
              </table:table-cell>
              <table:table-cell office:value-type="float" office:value="50497600">
                <text:p>504976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7700">
                <text:p>50497700</text:p>
              </table:table-cell>
              <table:table-cell office:value-type="float" office:value="50498500">
                <text:p>504985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000">
                <text:p>504980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80800">
                <text:p>50480800</text:p>
              </table:table-cell>
              <table:table-cell office:value-type="float" office:value="50498100">
                <text:p>50498100</text:p>
              </table:table-cell>
              <table:table-cell office:value-type="float" office:value="50496900">
                <text:p>50496900</text:p>
              </table:table-cell>
              <table:table-cell office:value-type="float" office:value="50495500">
                <text:p>504955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9100">
                <text:p>50499100</text:p>
              </table:table-cell>
              <table:table-cell office:value-type="float" office:value="50498500">
                <text:p>504985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7200">
                <text:p>50497200</text:p>
              </table:table-cell>
              <table:table-cell office:value-type="float" office:value="50489100">
                <text:p>50489100</text:p>
              </table:table-cell>
              <table:table-cell office:value-type="float" office:value="50492500">
                <text:p>504925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73300">
                <text:p>50473300</text:p>
              </table:table-cell>
              <table:table-cell office:value-type="float" office:value="50492400">
                <text:p>50492400</text:p>
              </table:table-cell>
              <table:table-cell office:value-type="float" office:value="50497600">
                <text:p>50497600</text:p>
              </table:table-cell>
              <table:table-cell office:value-type="float" office:value="50485600">
                <text:p>50485600</text:p>
              </table:table-cell>
              <table:table-cell office:value-type="float" office:value="50491100">
                <text:p>50491100</text:p>
              </table:table-cell>
              <table:table-cell office:value-type="float" office:value="50497800">
                <text:p>50497800</text:p>
              </table:table-cell>
              <table:table-cell office:value-type="float" office:value="50500200">
                <text:p>50500200</text:p>
              </table:table-cell>
              <table:table-cell office:value-type="float" office:value="50490000">
                <text:p>50490000</text:p>
              </table:table-cell>
              <table:table-cell office:value-type="float" office:value="50497600">
                <text:p>50497600</text:p>
              </table:table-cell>
              <table:table-cell office:value-type="float" office:value="50498500">
                <text:p>504985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7400">
                <text:p>50497400</text:p>
              </table:table-cell>
              <table:table-cell office:value-type="float" office:value="50496500">
                <text:p>50496500</text:p>
              </table:table-cell>
              <table:table-cell office:value-type="float" office:value="50498000">
                <text:p>50498000</text:p>
              </table:table-cell>
              <table:table-cell office:value-type="float" office:value="50497700">
                <text:p>504977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000">
                <text:p>50498000</text:p>
              </table:table-cell>
              <table:table-cell office:value-type="float" office:value="50498300">
                <text:p>50498300</text:p>
              </table:table-cell>
              <table:table-cell office:value-type="float" office:value="50501400">
                <text:p>50501400</text:p>
              </table:table-cell>
              <table:table-cell office:value-type="float" office:value="50495000">
                <text:p>50495000</text:p>
              </table:table-cell>
              <table:table-cell office:value-type="float" office:value="50500500">
                <text:p>505005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6800">
                <text:p>504968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7900">
                <text:p>504979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75500">
                <text:p>504755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7600">
                <text:p>504976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3200">
                <text:p>50493200</text:p>
              </table:table-cell>
              <table:table-cell office:value-type="float" office:value="50483900">
                <text:p>50483900</text:p>
              </table:table-cell>
              <table:table-cell office:value-type="float" office:value="50496100">
                <text:p>50496100</text:p>
              </table:table-cell>
              <table:table-cell office:value-type="float" office:value="50485000">
                <text:p>504850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9900">
                <text:p>504999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4400">
                <text:p>50494400</text:p>
              </table:table-cell>
              <table:table-cell office:value-type="float" office:value="50497600">
                <text:p>50497600</text:p>
              </table:table-cell>
              <table:table-cell office:value-type="float" office:value="50496900">
                <text:p>50496900</text:p>
              </table:table-cell>
              <table:table-cell office:value-type="float" office:value="50475000">
                <text:p>50475000</text:p>
              </table:table-cell>
              <table:table-cell office:value-type="float" office:value="50493100">
                <text:p>504931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8500">
                <text:p>50498500</text:p>
              </table:table-cell>
              <table:table-cell office:value-type="float" office:value="50497300">
                <text:p>50497300</text:p>
              </table:table-cell>
              <table:table-cell office:value-type="float" office:value="50497400">
                <text:p>50497400</text:p>
              </table:table-cell>
              <table:table-cell office:value-type="float" office:value="50485800">
                <text:p>50485800</text:p>
              </table:table-cell>
              <table:table-cell office:value-type="float" office:value="50497000">
                <text:p>50497000</text:p>
              </table:table-cell>
              <table:table-cell office:value-type="float" office:value="50498000">
                <text:p>504980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5200">
                <text:p>504952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2600">
                <text:p>50492600</text:p>
              </table:table-cell>
              <table:table-cell office:value-type="float" office:value="50469500">
                <text:p>50469500</text:p>
              </table:table-cell>
              <table:table-cell office:value-type="float" office:value="50498100">
                <text:p>50498100</text:p>
              </table:table-cell>
              <table:table-cell office:value-type="float" office:value="50487500">
                <text:p>504875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100">
                <text:p>504981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82700">
                <text:p>50482700</text:p>
              </table:table-cell>
              <table:table-cell office:value-type="float" office:value="50497500">
                <text:p>50497500</text:p>
              </table:table-cell>
              <table:table-cell office:value-type="float" office:value="50492700">
                <text:p>504927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7600">
                <text:p>50497600</text:p>
              </table:table-cell>
              <table:table-cell office:value-type="float" office:value="50487800">
                <text:p>50487800</text:p>
              </table:table-cell>
              <table:table-cell office:value-type="float" office:value="50497800">
                <text:p>504978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70300">
                <text:p>504703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8100">
                <text:p>504981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100">
                <text:p>50498100</text:p>
              </table:table-cell>
              <table:table-cell office:value-type="float" office:value="50494500">
                <text:p>504945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3000">
                <text:p>504930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5900">
                <text:p>50495900</text:p>
              </table:table-cell>
              <table:table-cell office:value-type="float" office:value="50483600">
                <text:p>50483600</text:p>
              </table:table-cell>
              <table:table-cell office:value-type="float" office:value="50496700">
                <text:p>504967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7500">
                <text:p>504975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2300">
                <text:p>50492300</text:p>
              </table:table-cell>
              <table:table-cell office:value-type="float" office:value="50498100">
                <text:p>50498100</text:p>
              </table:table-cell>
              <table:table-cell office:value-type="float" office:value="50497000">
                <text:p>504970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7800">
                <text:p>504978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88700">
                <text:p>50488700</text:p>
              </table:table-cell>
              <table:table-cell office:value-type="float" office:value="50497600">
                <text:p>50497600</text:p>
              </table:table-cell>
              <table:table-cell office:value-type="float" office:value="50496100">
                <text:p>50496100</text:p>
              </table:table-cell>
              <table:table-cell office:value-type="float" office:value="50498800">
                <text:p>50498800</text:p>
              </table:table-cell>
              <table:table-cell office:value-type="float" office:value="50498100">
                <text:p>50498100</text:p>
              </table:table-cell>
              <table:table-cell office:value-type="float" office:value="50483400">
                <text:p>504834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7600">
                <text:p>50497600</text:p>
              </table:table-cell>
              <table:table-cell office:value-type="float" office:value="50496700">
                <text:p>50496700</text:p>
              </table:table-cell>
              <table:table-cell office:value-type="float" office:value="50498000">
                <text:p>50498000</text:p>
              </table:table-cell>
              <table:table-cell office:value-type="float" office:value="50490200">
                <text:p>50490200</text:p>
              </table:table-cell>
              <table:table-cell office:value-type="float" office:value="50489800">
                <text:p>50489800</text:p>
              </table:table-cell>
              <table:table-cell office:value-type="float" office:value="50495300">
                <text:p>50495300</text:p>
              </table:table-cell>
              <table:table-cell office:value-type="float" office:value="50496600">
                <text:p>504966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9900">
                <text:p>50499900</text:p>
              </table:table-cell>
              <table:table-cell office:value-type="float" office:value="50497400">
                <text:p>50497400</text:p>
              </table:table-cell>
              <table:table-cell office:value-type="float" office:value="50495500">
                <text:p>50495500</text:p>
              </table:table-cell>
              <table:table-cell office:value-type="float" office:value="50495800">
                <text:p>50495800</text:p>
              </table:table-cell>
              <table:table-cell office:value-type="float" office:value="50461100">
                <text:p>504611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82700">
                <text:p>50482700</text:p>
              </table:table-cell>
              <table:table-cell office:value-type="float" office:value="50497400">
                <text:p>504974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8500">
                <text:p>50498500</text:p>
              </table:table-cell>
              <table:table-cell office:value-type="float" office:value="50488200">
                <text:p>50488200</text:p>
              </table:table-cell>
              <table:table-cell office:value-type="float" office:value="50498600">
                <text:p>504986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78700">
                <text:p>50478700</text:p>
              </table:table-cell>
              <table:table-cell office:value-type="float" office:value="50496600">
                <text:p>50496600</text:p>
              </table:table-cell>
              <table:table-cell office:value-type="float" office:value="50495800">
                <text:p>50495800</text:p>
              </table:table-cell>
              <table:table-cell office:value-type="float" office:value="50495700">
                <text:p>50495700</text:p>
              </table:table-cell>
              <table:table-cell office:value-type="float" office:value="50495700">
                <text:p>504957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6800">
                <text:p>50496800</text:p>
              </table:table-cell>
              <table:table-cell office:value-type="float" office:value="50497300">
                <text:p>504973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6300">
                <text:p>50496300</text:p>
              </table:table-cell>
              <table:table-cell office:value-type="float" office:value="50495200">
                <text:p>50495200</text:p>
              </table:table-cell>
              <table:table-cell office:value-type="float" office:value="50498200">
                <text:p>50498200</text:p>
              </table:table-cell>
              <table:table-cell office:value-type="float" office:value="50499400">
                <text:p>50499400</text:p>
              </table:table-cell>
              <table:table-cell office:value-type="float" office:value="50498400">
                <text:p>50498400</text:p>
              </table:table-cell>
              <table:table-cell office:value-type="float" office:value="50493000">
                <text:p>50493000</text:p>
              </table:table-cell>
              <table:table-cell office:value-type="float" office:value="50498500">
                <text:p>504985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7200">
                <text:p>50497200</text:p>
              </table:table-cell>
              <table:table-cell office:value-type="float" office:value="50498300">
                <text:p>50498300</text:p>
              </table:table-cell>
              <table:table-cell office:value-type="float" office:value="50493700">
                <text:p>50493700</text:p>
              </table:table-cell>
              <table:table-cell office:value-type="float" office:value="50497400">
                <text:p>50497400</text:p>
              </table:table-cell>
              <table:table-cell office:value-type="float" office:value="50498300">
                <text:p>504983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37400">
                <text:p>50537400</text:p>
              </table:table-cell>
              <table:table-cell office:value-type="float" office:value="50545400">
                <text:p>505454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36700">
                <text:p>50536700</text:p>
              </table:table-cell>
              <table:table-cell office:value-type="float" office:value="50544900">
                <text:p>505449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2300">
                <text:p>505423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2800">
                <text:p>50542800</text:p>
              </table:table-cell>
              <table:table-cell office:value-type="float" office:value="50545100">
                <text:p>50545100</text:p>
              </table:table-cell>
              <table:table-cell office:value-type="float" office:value="50544000">
                <text:p>505440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6000">
                <text:p>50546000</text:p>
              </table:table-cell>
              <table:table-cell office:value-type="float" office:value="50547000">
                <text:p>50547000</text:p>
              </table:table-cell>
              <table:table-cell office:value-type="float" office:value="50543000">
                <text:p>50543000</text:p>
              </table:table-cell>
              <table:table-cell office:value-type="float" office:value="50545200">
                <text:p>50545200</text:p>
              </table:table-cell>
              <table:table-cell office:value-type="float" office:value="50546000">
                <text:p>505460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400">
                <text:p>505454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200">
                <text:p>505452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4700">
                <text:p>50544700</text:p>
              </table:table-cell>
              <table:table-cell office:value-type="float" office:value="50522700">
                <text:p>50522700</text:p>
              </table:table-cell>
              <table:table-cell office:value-type="float" office:value="50538800">
                <text:p>505388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1400">
                <text:p>505414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400">
                <text:p>50545400</text:p>
              </table:table-cell>
              <table:table-cell office:value-type="float" office:value="50545300">
                <text:p>50545300</text:p>
              </table:table-cell>
              <table:table-cell office:value-type="float" office:value="50545600">
                <text:p>50545600</text:p>
              </table:table-cell>
              <table:table-cell office:value-type="float" office:value="50545400">
                <text:p>50545400</text:p>
              </table:table-cell>
              <table:table-cell office:value-type="float" office:value="50546000">
                <text:p>50546000</text:p>
              </table:table-cell>
              <table:table-cell office:value-type="float" office:value="50544000">
                <text:p>50544000</text:p>
              </table:table-cell>
              <table:table-cell office:value-type="float" office:value="50545700">
                <text:p>50545700</text:p>
              </table:table-cell>
              <table:table-cell office:value-type="float" office:value="50541300">
                <text:p>50541300</text:p>
              </table:table-cell>
              <table:table-cell office:value-type="float" office:value="50545200">
                <text:p>50545200</text:p>
              </table:table-cell>
              <table:table-cell office:value-type="float" office:value="50544200">
                <text:p>50544200</text:p>
              </table:table-cell>
              <table:table-cell office:value-type="float" office:value="50546000">
                <text:p>50546000</text:p>
              </table:table-cell>
              <table:table-cell office:value-type="float" office:value="50546700">
                <text:p>50546700</text:p>
              </table:table-cell>
              <table:table-cell office:value-type="float" office:value="50495000">
                <text:p>504950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37200">
                <text:p>50537200</text:p>
              </table:table-cell>
              <table:table-cell office:value-type="float" office:value="50543100">
                <text:p>50543100</text:p>
              </table:table-cell>
              <table:table-cell office:value-type="float" office:value="50545700">
                <text:p>50545700</text:p>
              </table:table-cell>
              <table:table-cell office:value-type="float" office:value="50546000">
                <text:p>50546000</text:p>
              </table:table-cell>
              <table:table-cell office:value-type="float" office:value="50545600">
                <text:p>50545600</text:p>
              </table:table-cell>
              <table:table-cell office:value-type="float" office:value="50530300">
                <text:p>505303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31200">
                <text:p>50531200</text:p>
              </table:table-cell>
              <table:table-cell office:value-type="float" office:value="50544800">
                <text:p>50544800</text:p>
              </table:table-cell>
              <table:table-cell office:value-type="float" office:value="50541600">
                <text:p>50541600</text:p>
              </table:table-cell>
              <table:table-cell office:value-type="float" office:value="50545600">
                <text:p>50545600</text:p>
              </table:table-cell>
              <table:table-cell office:value-type="float" office:value="50546000">
                <text:p>50546000</text:p>
              </table:table-cell>
              <table:table-cell office:value-type="float" office:value="50551800">
                <text:p>50551800</text:p>
              </table:table-cell>
              <table:table-cell office:value-type="float" office:value="50546100">
                <text:p>50546100</text:p>
              </table:table-cell>
              <table:table-cell office:value-type="float" office:value="50543200">
                <text:p>50543200</text:p>
              </table:table-cell>
              <table:table-cell office:value-type="float" office:value="50509300">
                <text:p>50509300</text:p>
              </table:table-cell>
              <table:table-cell office:value-type="float" office:value="50537000">
                <text:p>50537000</text:p>
              </table:table-cell>
              <table:table-cell office:value-type="float" office:value="50507100">
                <text:p>50507100</text:p>
              </table:table-cell>
              <table:table-cell office:value-type="float" office:value="50541200">
                <text:p>505412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400">
                <text:p>50545400</text:p>
              </table:table-cell>
              <table:table-cell office:value-type="float" office:value="50544700">
                <text:p>50544700</text:p>
              </table:table-cell>
              <table:table-cell office:value-type="float" office:value="50545600">
                <text:p>50545600</text:p>
              </table:table-cell>
              <table:table-cell office:value-type="float" office:value="50540200">
                <text:p>505402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700">
                <text:p>50545700</text:p>
              </table:table-cell>
              <table:table-cell office:value-type="float" office:value="50546500">
                <text:p>50546500</text:p>
              </table:table-cell>
              <table:table-cell office:value-type="float" office:value="50542200">
                <text:p>50542200</text:p>
              </table:table-cell>
              <table:table-cell office:value-type="float" office:value="50545000">
                <text:p>50545000</text:p>
              </table:table-cell>
              <table:table-cell office:value-type="float" office:value="50545400">
                <text:p>505454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000">
                <text:p>505450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6200">
                <text:p>505462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700">
                <text:p>50545700</text:p>
              </table:table-cell>
              <table:table-cell office:value-type="float" office:value="50544800">
                <text:p>505448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000">
                <text:p>505450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37100">
                <text:p>50537100</text:p>
              </table:table-cell>
              <table:table-cell office:value-type="float" office:value="50544600">
                <text:p>50544600</text:p>
              </table:table-cell>
              <table:table-cell office:value-type="float" office:value="50494700">
                <text:p>50494700</text:p>
              </table:table-cell>
              <table:table-cell office:value-type="float" office:value="50543300">
                <text:p>50543300</text:p>
              </table:table-cell>
              <table:table-cell office:value-type="float" office:value="50545000">
                <text:p>505450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05700">
                <text:p>50505700</text:p>
              </table:table-cell>
              <table:table-cell office:value-type="float" office:value="50540000">
                <text:p>505400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1300">
                <text:p>50541300</text:p>
              </table:table-cell>
              <table:table-cell office:value-type="float" office:value="50545200">
                <text:p>50545200</text:p>
              </table:table-cell>
              <table:table-cell office:value-type="float" office:value="50540300">
                <text:p>505403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37100">
                <text:p>505371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34500">
                <text:p>50534500</text:p>
              </table:table-cell>
              <table:table-cell office:value-type="float" office:value="50525600">
                <text:p>505256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600">
                <text:p>50545600</text:p>
              </table:table-cell>
              <table:table-cell office:value-type="float" office:value="50546000">
                <text:p>505460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28400">
                <text:p>505284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0900">
                <text:p>50540900</text:p>
              </table:table-cell>
              <table:table-cell office:value-type="float" office:value="50544600">
                <text:p>505446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100">
                <text:p>50545100</text:p>
              </table:table-cell>
              <table:table-cell office:value-type="float" office:value="50546000">
                <text:p>50546000</text:p>
              </table:table-cell>
              <table:table-cell office:value-type="float" office:value="50542200">
                <text:p>50542200</text:p>
              </table:table-cell>
              <table:table-cell office:value-type="float" office:value="50542200">
                <text:p>50542200</text:p>
              </table:table-cell>
              <table:table-cell office:value-type="float" office:value="50545400">
                <text:p>50545400</text:p>
              </table:table-cell>
              <table:table-cell office:value-type="float" office:value="50545600">
                <text:p>505456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6200">
                <text:p>50546200</text:p>
              </table:table-cell>
              <table:table-cell office:value-type="float" office:value="50543700">
                <text:p>50543700</text:p>
              </table:table-cell>
              <table:table-cell office:value-type="float" office:value="50540400">
                <text:p>505404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22000">
                <text:p>505220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700">
                <text:p>505457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400">
                <text:p>50545400</text:p>
              </table:table-cell>
              <table:table-cell office:value-type="float" office:value="50544300">
                <text:p>505443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6000">
                <text:p>505460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4400">
                <text:p>505444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6200">
                <text:p>50546200</text:p>
              </table:table-cell>
              <table:table-cell office:value-type="float" office:value="50545600">
                <text:p>50545600</text:p>
              </table:table-cell>
              <table:table-cell office:value-type="float" office:value="50533800">
                <text:p>50533800</text:p>
              </table:table-cell>
              <table:table-cell office:value-type="float" office:value="50545600">
                <text:p>50545600</text:p>
              </table:table-cell>
              <table:table-cell office:value-type="float" office:value="50542100">
                <text:p>50542100</text:p>
              </table:table-cell>
              <table:table-cell office:value-type="float" office:value="50541500">
                <text:p>505415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36700">
                <text:p>50536700</text:p>
              </table:table-cell>
              <table:table-cell office:value-type="float" office:value="50545300">
                <text:p>505453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3900">
                <text:p>50543900</text:p>
              </table:table-cell>
              <table:table-cell office:value-type="float" office:value="50540800">
                <text:p>50540800</text:p>
              </table:table-cell>
              <table:table-cell office:value-type="float" office:value="50544600">
                <text:p>50544600</text:p>
              </table:table-cell>
              <table:table-cell office:value-type="float" office:value="50545600">
                <text:p>50545600</text:p>
              </table:table-cell>
              <table:table-cell office:value-type="float" office:value="50545400">
                <text:p>505454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200">
                <text:p>50545200</text:p>
              </table:table-cell>
              <table:table-cell office:value-type="float" office:value="50542600">
                <text:p>50542600</text:p>
              </table:table-cell>
              <table:table-cell office:value-type="float" office:value="50537300">
                <text:p>505373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6200">
                <text:p>50546200</text:p>
              </table:table-cell>
              <table:table-cell office:value-type="float" office:value="50545600">
                <text:p>505456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37600">
                <text:p>50537600</text:p>
              </table:table-cell>
              <table:table-cell office:value-type="float" office:value="50527400">
                <text:p>50527400</text:p>
              </table:table-cell>
              <table:table-cell office:value-type="float" office:value="50545300">
                <text:p>50545300</text:p>
              </table:table-cell>
              <table:table-cell office:value-type="float" office:value="50537400">
                <text:p>50537400</text:p>
              </table:table-cell>
              <table:table-cell office:value-type="float" office:value="50545700">
                <text:p>50545700</text:p>
              </table:table-cell>
              <table:table-cell office:value-type="float" office:value="50546400">
                <text:p>505464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200">
                <text:p>50545200</text:p>
              </table:table-cell>
              <table:table-cell office:value-type="float" office:value="50545600">
                <text:p>50545600</text:p>
              </table:table-cell>
              <table:table-cell office:value-type="float" office:value="50545900">
                <text:p>50545900</text:p>
              </table:table-cell>
              <table:table-cell office:value-type="float" office:value="50543000">
                <text:p>50543000</text:p>
              </table:table-cell>
              <table:table-cell office:value-type="float" office:value="50544700">
                <text:p>50544700</text:p>
              </table:table-cell>
              <table:table-cell office:value-type="float" office:value="50547000">
                <text:p>50547000</text:p>
              </table:table-cell>
              <table:table-cell office:value-type="float" office:value="50545000">
                <text:p>50545000</text:p>
              </table:table-cell>
              <table:table-cell office:value-type="float" office:value="50545000">
                <text:p>50545000</text:p>
              </table:table-cell>
              <table:table-cell office:value-type="float" office:value="50544400">
                <text:p>50544400</text:p>
              </table:table-cell>
              <table:table-cell office:value-type="float" office:value="50545000">
                <text:p>505450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20200">
                <text:p>50520200</text:p>
              </table:table-cell>
              <table:table-cell office:value-type="float" office:value="50544400">
                <text:p>505444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2000">
                <text:p>50542000</text:p>
              </table:table-cell>
              <table:table-cell office:value-type="float" office:value="50541600">
                <text:p>505416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4600">
                <text:p>50544600</text:p>
              </table:table-cell>
              <table:table-cell office:value-type="float" office:value="50542700">
                <text:p>505427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6100">
                <text:p>50546100</text:p>
              </table:table-cell>
              <table:table-cell office:value-type="float" office:value="50545800">
                <text:p>50545800</text:p>
              </table:table-cell>
              <table:table-cell office:value-type="float" office:value="50545100">
                <text:p>50545100</text:p>
              </table:table-cell>
              <table:table-cell office:value-type="float" office:value="50546000">
                <text:p>50546000</text:p>
              </table:table-cell>
              <table:table-cell office:value-type="float" office:value="50576800">
                <text:p>505768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500">
                <text:p>505795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8800">
                <text:p>505788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400">
                <text:p>50579400</text:p>
              </table:table-cell>
              <table:table-cell office:value-type="float" office:value="50575400">
                <text:p>50575400</text:p>
              </table:table-cell>
              <table:table-cell office:value-type="float" office:value="50579800">
                <text:p>50579800</text:p>
              </table:table-cell>
              <table:table-cell office:value-type="float" office:value="50569600">
                <text:p>50569600</text:p>
              </table:table-cell>
              <table:table-cell office:value-type="float" office:value="50579200">
                <text:p>505792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8100">
                <text:p>50578100</text:p>
              </table:table-cell>
              <table:table-cell office:value-type="float" office:value="50577600">
                <text:p>50577600</text:p>
              </table:table-cell>
              <table:table-cell office:value-type="float" office:value="50577100">
                <text:p>505771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69600">
                <text:p>50569600</text:p>
              </table:table-cell>
              <table:table-cell office:value-type="float" office:value="50579800">
                <text:p>505798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6700">
                <text:p>50576700</text:p>
              </table:table-cell>
              <table:table-cell office:value-type="float" office:value="50576700">
                <text:p>50576700</text:p>
              </table:table-cell>
              <table:table-cell office:value-type="float" office:value="50578300">
                <text:p>50578300</text:p>
              </table:table-cell>
              <table:table-cell office:value-type="float" office:value="50578400">
                <text:p>505784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800">
                <text:p>50579800</text:p>
              </table:table-cell>
              <table:table-cell office:value-type="float" office:value="50579300">
                <text:p>50579300</text:p>
              </table:table-cell>
              <table:table-cell office:value-type="float" office:value="50577100">
                <text:p>50577100</text:p>
              </table:table-cell>
              <table:table-cell office:value-type="float" office:value="50575700">
                <text:p>505757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500">
                <text:p>50579500</text:p>
              </table:table-cell>
              <table:table-cell office:value-type="float" office:value="50580400">
                <text:p>505804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3000">
                <text:p>50573000</text:p>
              </table:table-cell>
              <table:table-cell office:value-type="float" office:value="50571700">
                <text:p>50571700</text:p>
              </table:table-cell>
              <table:table-cell office:value-type="float" office:value="50572900">
                <text:p>50572900</text:p>
              </table:table-cell>
              <table:table-cell office:value-type="float" office:value="50575000">
                <text:p>505750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400">
                <text:p>50579400</text:p>
              </table:table-cell>
              <table:table-cell office:value-type="float" office:value="50575700">
                <text:p>505757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8800">
                <text:p>50578800</text:p>
              </table:table-cell>
              <table:table-cell office:value-type="float" office:value="50561700">
                <text:p>50561700</text:p>
              </table:table-cell>
              <table:table-cell office:value-type="float" office:value="50575600">
                <text:p>50575600</text:p>
              </table:table-cell>
              <table:table-cell office:value-type="float" office:value="50566600">
                <text:p>50566600</text:p>
              </table:table-cell>
              <table:table-cell office:value-type="float" office:value="50579500">
                <text:p>50579500</text:p>
              </table:table-cell>
              <table:table-cell office:value-type="float" office:value="50579200">
                <text:p>50579200</text:p>
              </table:table-cell>
              <table:table-cell office:value-type="float" office:value="50576400">
                <text:p>505764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400">
                <text:p>50579400</text:p>
              </table:table-cell>
              <table:table-cell office:value-type="float" office:value="50578000">
                <text:p>50578000</text:p>
              </table:table-cell>
              <table:table-cell office:value-type="float" office:value="50579100">
                <text:p>505791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7300">
                <text:p>50577300</text:p>
              </table:table-cell>
              <table:table-cell office:value-type="float" office:value="50579900">
                <text:p>50579900</text:p>
              </table:table-cell>
              <table:table-cell office:value-type="float" office:value="50572100">
                <text:p>50572100</text:p>
              </table:table-cell>
              <table:table-cell office:value-type="float" office:value="50575600">
                <text:p>50575600</text:p>
              </table:table-cell>
              <table:table-cell office:value-type="float" office:value="50578700">
                <text:p>50578700</text:p>
              </table:table-cell>
              <table:table-cell office:value-type="float" office:value="50579300">
                <text:p>50579300</text:p>
              </table:table-cell>
              <table:table-cell office:value-type="float" office:value="50569200">
                <text:p>50569200</text:p>
              </table:table-cell>
              <table:table-cell office:value-type="float" office:value="50577700">
                <text:p>50577700</text:p>
              </table:table-cell>
              <table:table-cell office:value-type="float" office:value="50577000">
                <text:p>505770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6300">
                <text:p>50576300</text:p>
              </table:table-cell>
              <table:table-cell office:value-type="float" office:value="50579400">
                <text:p>50579400</text:p>
              </table:table-cell>
              <table:table-cell office:value-type="float" office:value="50579500">
                <text:p>50579500</text:p>
              </table:table-cell>
              <table:table-cell office:value-type="float" office:value="50578500">
                <text:p>505785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800">
                <text:p>505798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6600">
                <text:p>50576600</text:p>
              </table:table-cell>
              <table:table-cell office:value-type="float" office:value="50579000">
                <text:p>505790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300">
                <text:p>50579300</text:p>
              </table:table-cell>
              <table:table-cell office:value-type="float" office:value="50579400">
                <text:p>50579400</text:p>
              </table:table-cell>
              <table:table-cell office:value-type="float" office:value="50568100">
                <text:p>50568100</text:p>
              </table:table-cell>
              <table:table-cell office:value-type="float" office:value="50579500">
                <text:p>50579500</text:p>
              </table:table-cell>
              <table:table-cell office:value-type="float" office:value="50579500">
                <text:p>505795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400">
                <text:p>505794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5600">
                <text:p>50575600</text:p>
              </table:table-cell>
              <table:table-cell office:value-type="float" office:value="50579400">
                <text:p>50579400</text:p>
              </table:table-cell>
              <table:table-cell office:value-type="float" office:value="50576700">
                <text:p>50576700</text:p>
              </table:table-cell>
              <table:table-cell office:value-type="float" office:value="50573600">
                <text:p>50573600</text:p>
              </table:table-cell>
              <table:table-cell office:value-type="float" office:value="50579100">
                <text:p>505791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7600">
                <text:p>505776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8700">
                <text:p>50578700</text:p>
              </table:table-cell>
              <table:table-cell office:value-type="float" office:value="50571900">
                <text:p>505719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7000">
                <text:p>505770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800">
                <text:p>50579800</text:p>
              </table:table-cell>
              <table:table-cell office:value-type="float" office:value="50579300">
                <text:p>505793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5900">
                <text:p>505759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61200">
                <text:p>505612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8700">
                <text:p>50578700</text:p>
              </table:table-cell>
              <table:table-cell office:value-type="float" office:value="50575300">
                <text:p>505753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8000">
                <text:p>505780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8500">
                <text:p>50578500</text:p>
              </table:table-cell>
              <table:table-cell office:value-type="float" office:value="50573400">
                <text:p>50573400</text:p>
              </table:table-cell>
              <table:table-cell office:value-type="float" office:value="50578900">
                <text:p>505789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8000">
                <text:p>50578000</text:p>
              </table:table-cell>
              <table:table-cell office:value-type="float" office:value="50577200">
                <text:p>505772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5600">
                <text:p>505756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800">
                <text:p>50579800</text:p>
              </table:table-cell>
              <table:table-cell office:value-type="float" office:value="50576600">
                <text:p>505766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3600">
                <text:p>50573600</text:p>
              </table:table-cell>
              <table:table-cell office:value-type="float" office:value="50559500">
                <text:p>50559500</text:p>
              </table:table-cell>
              <table:table-cell office:value-type="float" office:value="50579200">
                <text:p>50579200</text:p>
              </table:table-cell>
              <table:table-cell office:value-type="float" office:value="50580000">
                <text:p>50580000</text:p>
              </table:table-cell>
              <table:table-cell office:value-type="float" office:value="50573000">
                <text:p>505730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7000">
                <text:p>505770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400">
                <text:p>50579400</text:p>
              </table:table-cell>
              <table:table-cell office:value-type="float" office:value="50578900">
                <text:p>50578900</text:p>
              </table:table-cell>
              <table:table-cell office:value-type="float" office:value="50579500">
                <text:p>50579500</text:p>
              </table:table-cell>
              <table:table-cell office:value-type="float" office:value="50572700">
                <text:p>50572700</text:p>
              </table:table-cell>
              <table:table-cell office:value-type="float" office:value="50579500">
                <text:p>50579500</text:p>
              </table:table-cell>
              <table:table-cell office:value-type="float" office:value="50571900">
                <text:p>50571900</text:p>
              </table:table-cell>
              <table:table-cell office:value-type="float" office:value="50578400">
                <text:p>50578400</text:p>
              </table:table-cell>
              <table:table-cell office:value-type="float" office:value="50578000">
                <text:p>50578000</text:p>
              </table:table-cell>
              <table:table-cell office:value-type="float" office:value="50569400">
                <text:p>505694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80200">
                <text:p>505802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500">
                <text:p>50579500</text:p>
              </table:table-cell>
              <table:table-cell office:value-type="float" office:value="50579900">
                <text:p>50579900</text:p>
              </table:table-cell>
              <table:table-cell office:value-type="float" office:value="50578200">
                <text:p>505782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68700">
                <text:p>50568700</text:p>
              </table:table-cell>
              <table:table-cell office:value-type="float" office:value="50579800">
                <text:p>50579800</text:p>
              </table:table-cell>
              <table:table-cell office:value-type="float" office:value="50568400">
                <text:p>505684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400">
                <text:p>50579400</text:p>
              </table:table-cell>
              <table:table-cell office:value-type="float" office:value="50578700">
                <text:p>505787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81200">
                <text:p>50581200</text:p>
              </table:table-cell>
              <table:table-cell office:value-type="float" office:value="50580100">
                <text:p>50580100</text:p>
              </table:table-cell>
              <table:table-cell office:value-type="float" office:value="50572600">
                <text:p>50572600</text:p>
              </table:table-cell>
              <table:table-cell office:value-type="float" office:value="50579800">
                <text:p>505798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7400">
                <text:p>50577400</text:p>
              </table:table-cell>
              <table:table-cell office:value-type="float" office:value="50580000">
                <text:p>50580000</text:p>
              </table:table-cell>
              <table:table-cell office:value-type="float" office:value="50579500">
                <text:p>50579500</text:p>
              </table:table-cell>
              <table:table-cell office:value-type="float" office:value="50579200">
                <text:p>50579200</text:p>
              </table:table-cell>
              <table:table-cell office:value-type="float" office:value="50572600">
                <text:p>50572600</text:p>
              </table:table-cell>
              <table:table-cell office:value-type="float" office:value="50578300">
                <text:p>50578300</text:p>
              </table:table-cell>
              <table:table-cell office:value-type="float" office:value="50580000">
                <text:p>505800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80000">
                <text:p>505800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900">
                <text:p>50579900</text:p>
              </table:table-cell>
              <table:table-cell office:value-type="float" office:value="50578200">
                <text:p>50578200</text:p>
              </table:table-cell>
              <table:table-cell office:value-type="float" office:value="50575900">
                <text:p>50575900</text:p>
              </table:table-cell>
              <table:table-cell office:value-type="float" office:value="50579800">
                <text:p>505798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8900">
                <text:p>50578900</text:p>
              </table:table-cell>
              <table:table-cell office:value-type="float" office:value="50578200">
                <text:p>50578200</text:p>
              </table:table-cell>
              <table:table-cell office:value-type="float" office:value="50573800">
                <text:p>50573800</text:p>
              </table:table-cell>
              <table:table-cell office:value-type="float" office:value="50579500">
                <text:p>50579500</text:p>
              </table:table-cell>
              <table:table-cell office:value-type="float" office:value="50578700">
                <text:p>50578700</text:p>
              </table:table-cell>
              <table:table-cell office:value-type="float" office:value="50575900">
                <text:p>50575900</text:p>
              </table:table-cell>
              <table:table-cell office:value-type="float" office:value="50577400">
                <text:p>50577400</text:p>
              </table:table-cell>
              <table:table-cell office:value-type="float" office:value="50579400">
                <text:p>505794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9900">
                <text:p>50579900</text:p>
              </table:table-cell>
              <table:table-cell office:value-type="float" office:value="50579400">
                <text:p>505794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9900">
                <text:p>50579900</text:p>
              </table:table-cell>
              <table:table-cell office:value-type="float" office:value="50579900">
                <text:p>50579900</text:p>
              </table:table-cell>
              <table:table-cell office:value-type="float" office:value="50579700">
                <text:p>50579700</text:p>
              </table:table-cell>
              <table:table-cell office:value-type="float" office:value="50577600">
                <text:p>50577600</text:p>
              </table:table-cell>
              <table:table-cell office:value-type="float" office:value="50579600">
                <text:p>50579600</text:p>
              </table:table-cell>
              <table:table-cell office:value-type="float" office:value="50577300">
                <text:p>505773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600">
                <text:p>50603600</text:p>
              </table:table-cell>
              <table:table-cell office:value-type="float" office:value="50601600">
                <text:p>50601600</text:p>
              </table:table-cell>
              <table:table-cell office:value-type="float" office:value="50602800">
                <text:p>50602800</text:p>
              </table:table-cell>
              <table:table-cell office:value-type="float" office:value="50603400">
                <text:p>506034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900">
                <text:p>50603900</text:p>
              </table:table-cell>
              <table:table-cell office:value-type="float" office:value="50598700">
                <text:p>50598700</text:p>
              </table:table-cell>
              <table:table-cell office:value-type="float" office:value="50603400">
                <text:p>50603400</text:p>
              </table:table-cell>
              <table:table-cell office:value-type="float" office:value="50604000">
                <text:p>506040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300">
                <text:p>506033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1700">
                <text:p>506017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0900">
                <text:p>50600900</text:p>
              </table:table-cell>
              <table:table-cell office:value-type="float" office:value="50597500">
                <text:p>50597500</text:p>
              </table:table-cell>
              <table:table-cell office:value-type="float" office:value="50590700">
                <text:p>505907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600">
                <text:p>50603600</text:p>
              </table:table-cell>
              <table:table-cell office:value-type="float" office:value="50595600">
                <text:p>50595600</text:p>
              </table:table-cell>
              <table:table-cell office:value-type="float" office:value="50603600">
                <text:p>50603600</text:p>
              </table:table-cell>
              <table:table-cell office:value-type="float" office:value="50604600">
                <text:p>50604600</text:p>
              </table:table-cell>
              <table:table-cell office:value-type="float" office:value="50601000">
                <text:p>50601000</text:p>
              </table:table-cell>
              <table:table-cell office:value-type="float" office:value="50603600">
                <text:p>50603600</text:p>
              </table:table-cell>
              <table:table-cell office:value-type="float" office:value="50602800">
                <text:p>506028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700">
                <text:p>50603700</text:p>
              </table:table-cell>
              <table:table-cell office:value-type="float" office:value="50592500">
                <text:p>50592500</text:p>
              </table:table-cell>
              <table:table-cell office:value-type="float" office:value="50602800">
                <text:p>50602800</text:p>
              </table:table-cell>
              <table:table-cell office:value-type="float" office:value="50603500">
                <text:p>506035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600">
                <text:p>50603600</text:p>
              </table:table-cell>
              <table:table-cell office:value-type="float" office:value="50585700">
                <text:p>50585700</text:p>
              </table:table-cell>
              <table:table-cell office:value-type="float" office:value="50604000">
                <text:p>50604000</text:p>
              </table:table-cell>
              <table:table-cell office:value-type="float" office:value="50604000">
                <text:p>50604000</text:p>
              </table:table-cell>
              <table:table-cell office:value-type="float" office:value="50601800">
                <text:p>50601800</text:p>
              </table:table-cell>
              <table:table-cell office:value-type="float" office:value="50602600">
                <text:p>50602600</text:p>
              </table:table-cell>
              <table:table-cell office:value-type="float" office:value="50590400">
                <text:p>50590400</text:p>
              </table:table-cell>
              <table:table-cell office:value-type="float" office:value="50603400">
                <text:p>506034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300">
                <text:p>50603300</text:p>
              </table:table-cell>
              <table:table-cell office:value-type="float" office:value="50604200">
                <text:p>506042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600">
                <text:p>50603600</text:p>
              </table:table-cell>
              <table:table-cell office:value-type="float" office:value="50604300">
                <text:p>50604300</text:p>
              </table:table-cell>
              <table:table-cell office:value-type="float" office:value="50604000">
                <text:p>50604000</text:p>
              </table:table-cell>
              <table:table-cell office:value-type="float" office:value="50604500">
                <text:p>506045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800">
                <text:p>50603800</text:p>
              </table:table-cell>
              <table:table-cell office:value-type="float" office:value="50586700">
                <text:p>50586700</text:p>
              </table:table-cell>
              <table:table-cell office:value-type="float" office:value="50603600">
                <text:p>50603600</text:p>
              </table:table-cell>
              <table:table-cell office:value-type="float" office:value="50601100">
                <text:p>50601100</text:p>
              </table:table-cell>
              <table:table-cell office:value-type="float" office:value="50602700">
                <text:p>50602700</text:p>
              </table:table-cell>
              <table:table-cell office:value-type="float" office:value="50603700">
                <text:p>506037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2800">
                <text:p>506028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700">
                <text:p>506037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2300">
                <text:p>506023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500">
                <text:p>506035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700">
                <text:p>50603700</text:p>
              </table:table-cell>
              <table:table-cell office:value-type="float" office:value="50604200">
                <text:p>50604200</text:p>
              </table:table-cell>
              <table:table-cell office:value-type="float" office:value="50604200">
                <text:p>50604200</text:p>
              </table:table-cell>
              <table:table-cell office:value-type="float" office:value="50603900">
                <text:p>50603900</text:p>
              </table:table-cell>
              <table:table-cell office:value-type="float" office:value="50591000">
                <text:p>505910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700">
                <text:p>50603700</text:p>
              </table:table-cell>
              <table:table-cell office:value-type="float" office:value="50601900">
                <text:p>50601900</text:p>
              </table:table-cell>
              <table:table-cell office:value-type="float" office:value="50591300">
                <text:p>50591300</text:p>
              </table:table-cell>
              <table:table-cell office:value-type="float" office:value="50603400">
                <text:p>50603400</text:p>
              </table:table-cell>
              <table:table-cell office:value-type="float" office:value="50603200">
                <text:p>506032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2500">
                <text:p>50602500</text:p>
              </table:table-cell>
              <table:table-cell office:value-type="float" office:value="50598700">
                <text:p>50598700</text:p>
              </table:table-cell>
              <table:table-cell office:value-type="float" office:value="50597800">
                <text:p>505978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500">
                <text:p>506035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600">
                <text:p>50603600</text:p>
              </table:table-cell>
              <table:table-cell office:value-type="float" office:value="50603000">
                <text:p>506030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400">
                <text:p>50603400</text:p>
              </table:table-cell>
              <table:table-cell office:value-type="float" office:value="50603200">
                <text:p>50603200</text:p>
              </table:table-cell>
              <table:table-cell office:value-type="float" office:value="50603800">
                <text:p>50603800</text:p>
              </table:table-cell>
              <table:table-cell office:value-type="float" office:value="50593900">
                <text:p>50593900</text:p>
              </table:table-cell>
              <table:table-cell office:value-type="float" office:value="50600000">
                <text:p>50600000</text:p>
              </table:table-cell>
              <table:table-cell office:value-type="float" office:value="50603700">
                <text:p>50603700</text:p>
              </table:table-cell>
              <table:table-cell office:value-type="float" office:value="50595200">
                <text:p>505952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700">
                <text:p>50603700</text:p>
              </table:table-cell>
              <table:table-cell office:value-type="float" office:value="50605500">
                <text:p>506055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0500">
                <text:p>50600500</text:p>
              </table:table-cell>
              <table:table-cell office:value-type="float" office:value="50602800">
                <text:p>50602800</text:p>
              </table:table-cell>
              <table:table-cell office:value-type="float" office:value="50604100">
                <text:p>506041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700">
                <text:p>50603700</text:p>
              </table:table-cell>
              <table:table-cell office:value-type="float" office:value="50594600">
                <text:p>50594600</text:p>
              </table:table-cell>
              <table:table-cell office:value-type="float" office:value="50603300">
                <text:p>506033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100">
                <text:p>50603100</text:p>
              </table:table-cell>
              <table:table-cell office:value-type="float" office:value="50601300">
                <text:p>50601300</text:p>
              </table:table-cell>
              <table:table-cell office:value-type="float" office:value="50603600">
                <text:p>50603600</text:p>
              </table:table-cell>
              <table:table-cell office:value-type="float" office:value="50583800">
                <text:p>505838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1200">
                <text:p>50601200</text:p>
              </table:table-cell>
              <table:table-cell office:value-type="float" office:value="50587000">
                <text:p>50587000</text:p>
              </table:table-cell>
              <table:table-cell office:value-type="float" office:value="50604400">
                <text:p>50604400</text:p>
              </table:table-cell>
              <table:table-cell office:value-type="float" office:value="50604100">
                <text:p>50604100</text:p>
              </table:table-cell>
              <table:table-cell office:value-type="float" office:value="50604000">
                <text:p>50604000</text:p>
              </table:table-cell>
              <table:table-cell office:value-type="float" office:value="50603200">
                <text:p>50603200</text:p>
              </table:table-cell>
              <table:table-cell office:value-type="float" office:value="50607600">
                <text:p>506076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4100">
                <text:p>50604100</text:p>
              </table:table-cell>
              <table:table-cell office:value-type="float" office:value="50603700">
                <text:p>50603700</text:p>
              </table:table-cell>
              <table:table-cell office:value-type="float" office:value="50603800">
                <text:p>50603800</text:p>
              </table:table-cell>
              <table:table-cell office:value-type="float" office:value="50590900">
                <text:p>50590900</text:p>
              </table:table-cell>
              <table:table-cell office:value-type="float" office:value="50574100">
                <text:p>505741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4100">
                <text:p>50604100</text:p>
              </table:table-cell>
              <table:table-cell office:value-type="float" office:value="50603600">
                <text:p>50603600</text:p>
              </table:table-cell>
              <table:table-cell office:value-type="float" office:value="50603200">
                <text:p>506032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4000">
                <text:p>50604000</text:p>
              </table:table-cell>
              <table:table-cell office:value-type="float" office:value="50601400">
                <text:p>506014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300">
                <text:p>50603300</text:p>
              </table:table-cell>
              <table:table-cell office:value-type="float" office:value="50595000">
                <text:p>505950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900">
                <text:p>50603900</text:p>
              </table:table-cell>
              <table:table-cell office:value-type="float" office:value="50589300">
                <text:p>505893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900">
                <text:p>50603900</text:p>
              </table:table-cell>
              <table:table-cell office:value-type="float" office:value="50597400">
                <text:p>50597400</text:p>
              </table:table-cell>
              <table:table-cell office:value-type="float" office:value="50603800">
                <text:p>50603800</text:p>
              </table:table-cell>
              <table:table-cell office:value-type="float" office:value="50580300">
                <text:p>50580300</text:p>
              </table:table-cell>
              <table:table-cell office:value-type="float" office:value="50602300">
                <text:p>50602300</text:p>
              </table:table-cell>
              <table:table-cell office:value-type="float" office:value="50603300">
                <text:p>506033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100">
                <text:p>50603100</text:p>
              </table:table-cell>
              <table:table-cell office:value-type="float" office:value="50603700">
                <text:p>50603700</text:p>
              </table:table-cell>
              <table:table-cell office:value-type="float" office:value="50604600">
                <text:p>506046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1000">
                <text:p>50601000</text:p>
              </table:table-cell>
              <table:table-cell office:value-type="float" office:value="50601500">
                <text:p>50601500</text:p>
              </table:table-cell>
              <table:table-cell office:value-type="float" office:value="50603600">
                <text:p>50603600</text:p>
              </table:table-cell>
              <table:table-cell office:value-type="float" office:value="50598800">
                <text:p>50598800</text:p>
              </table:table-cell>
              <table:table-cell office:value-type="float" office:value="50601200">
                <text:p>50601200</text:p>
              </table:table-cell>
              <table:table-cell office:value-type="float" office:value="50583000">
                <text:p>50583000</text:p>
              </table:table-cell>
              <table:table-cell office:value-type="float" office:value="50597400">
                <text:p>50597400</text:p>
              </table:table-cell>
              <table:table-cell office:value-type="float" office:value="50603600">
                <text:p>50603600</text:p>
              </table:table-cell>
              <table:table-cell office:value-type="float" office:value="50602900">
                <text:p>50602900</text:p>
              </table:table-cell>
              <table:table-cell office:value-type="float" office:value="50597500">
                <text:p>505975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4200">
                <text:p>50604200</text:p>
              </table:table-cell>
              <table:table-cell office:value-type="float" office:value="50602600">
                <text:p>50602600</text:p>
              </table:table-cell>
              <table:table-cell office:value-type="float" office:value="50603800">
                <text:p>50603800</text:p>
              </table:table-cell>
              <table:table-cell office:value-type="float" office:value="50602900">
                <text:p>50602900</text:p>
              </table:table-cell>
              <table:table-cell office:value-type="float" office:value="50604100">
                <text:p>50604100</text:p>
              </table:table-cell>
              <table:table-cell office:value-type="float" office:value="50604100">
                <text:p>50604100</text:p>
              </table:table-cell>
              <table:table-cell office:value-type="float" office:value="50603000">
                <text:p>50603000</text:p>
              </table:table-cell>
              <table:table-cell office:value-type="float" office:value="50603300">
                <text:p>50603300</text:p>
              </table:table-cell>
              <table:table-cell office:value-type="float" office:value="50599500">
                <text:p>50599500</text:p>
              </table:table-cell>
              <table:table-cell office:value-type="float" office:value="50600200">
                <text:p>50600200</text:p>
              </table:table-cell>
              <table:table-cell office:value-type="float" office:value="50597900">
                <text:p>505979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600">
                <text:p>50603600</text:p>
              </table:table-cell>
              <table:table-cell office:value-type="float" office:value="50599500">
                <text:p>50599500</text:p>
              </table:table-cell>
              <table:table-cell office:value-type="float" office:value="50603800">
                <text:p>50603800</text:p>
              </table:table-cell>
              <table:table-cell office:value-type="float" office:value="50596700">
                <text:p>50596700</text:p>
              </table:table-cell>
              <table:table-cell office:value-type="float" office:value="50603900">
                <text:p>50603900</text:p>
              </table:table-cell>
              <table:table-cell office:value-type="float" office:value="50603800">
                <text:p>50603800</text:p>
              </table:table-cell>
              <table:table-cell office:value-type="float" office:value="50595300">
                <text:p>50595300</text:p>
              </table:table-cell>
              <table:table-cell office:value-type="float" office:value="50601100">
                <text:p>50601100</text:p>
              </table:table-cell>
              <table:table-cell office:value-type="float" office:value="50601300">
                <text:p>50601300</text:p>
              </table:table-cell>
              <table:table-cell office:value-type="float" office:value="50624200">
                <text:p>506242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000">
                <text:p>506260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5300">
                <text:p>50625300</text:p>
              </table:table-cell>
              <table:table-cell office:value-type="float" office:value="50627200">
                <text:p>50627200</text:p>
              </table:table-cell>
              <table:table-cell office:value-type="float" office:value="50624200">
                <text:p>506242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800">
                <text:p>50626800</text:p>
              </table:table-cell>
              <table:table-cell office:value-type="float" office:value="50626800">
                <text:p>50626800</text:p>
              </table:table-cell>
              <table:table-cell office:value-type="float" office:value="50625000">
                <text:p>506250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17900">
                <text:p>50617900</text:p>
              </table:table-cell>
              <table:table-cell office:value-type="float" office:value="50623700">
                <text:p>50623700</text:p>
              </table:table-cell>
              <table:table-cell office:value-type="float" office:value="50626400">
                <text:p>506264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6200">
                <text:p>50626200</text:p>
              </table:table-cell>
              <table:table-cell office:value-type="float" office:value="50626600">
                <text:p>50626600</text:p>
              </table:table-cell>
              <table:table-cell office:value-type="float" office:value="50593500">
                <text:p>505935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3600">
                <text:p>506236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5400">
                <text:p>506254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1400">
                <text:p>50621400</text:p>
              </table:table-cell>
              <table:table-cell office:value-type="float" office:value="50626800">
                <text:p>506268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6900">
                <text:p>50626900</text:p>
              </table:table-cell>
              <table:table-cell office:value-type="float" office:value="50625500">
                <text:p>50625500</text:p>
              </table:table-cell>
              <table:table-cell office:value-type="float" office:value="50598600">
                <text:p>50598600</text:p>
              </table:table-cell>
              <table:table-cell office:value-type="float" office:value="50625800">
                <text:p>50625800</text:p>
              </table:table-cell>
              <table:table-cell office:value-type="float" office:value="50626000">
                <text:p>50626000</text:p>
              </table:table-cell>
              <table:table-cell office:value-type="float" office:value="50625000">
                <text:p>50625000</text:p>
              </table:table-cell>
              <table:table-cell office:value-type="float" office:value="50620300">
                <text:p>50620300</text:p>
              </table:table-cell>
              <table:table-cell office:value-type="float" office:value="50627700">
                <text:p>50627700</text:p>
              </table:table-cell>
              <table:table-cell office:value-type="float" office:value="50627900">
                <text:p>50627900</text:p>
              </table:table-cell>
              <table:table-cell office:value-type="float" office:value="50625900">
                <text:p>506259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10100">
                <text:p>50610100</text:p>
              </table:table-cell>
              <table:table-cell office:value-type="float" office:value="50623500">
                <text:p>50623500</text:p>
              </table:table-cell>
              <table:table-cell office:value-type="float" office:value="50624700">
                <text:p>50624700</text:p>
              </table:table-cell>
              <table:table-cell office:value-type="float" office:value="50626400">
                <text:p>50626400</text:p>
              </table:table-cell>
              <table:table-cell office:value-type="float" office:value="50625800">
                <text:p>50625800</text:p>
              </table:table-cell>
              <table:table-cell office:value-type="float" office:value="50625500">
                <text:p>506255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800">
                <text:p>50626800</text:p>
              </table:table-cell>
              <table:table-cell office:value-type="float" office:value="50625000">
                <text:p>506250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18700">
                <text:p>50618700</text:p>
              </table:table-cell>
              <table:table-cell office:value-type="float" office:value="50625400">
                <text:p>50625400</text:p>
              </table:table-cell>
              <table:table-cell office:value-type="float" office:value="50623900">
                <text:p>50623900</text:p>
              </table:table-cell>
              <table:table-cell office:value-type="float" office:value="50625100">
                <text:p>50625100</text:p>
              </table:table-cell>
              <table:table-cell office:value-type="float" office:value="50597300">
                <text:p>50597300</text:p>
              </table:table-cell>
              <table:table-cell office:value-type="float" office:value="50618200">
                <text:p>50618200</text:p>
              </table:table-cell>
              <table:table-cell office:value-type="float" office:value="50627300">
                <text:p>50627300</text:p>
              </table:table-cell>
              <table:table-cell office:value-type="float" office:value="50626600">
                <text:p>50626600</text:p>
              </table:table-cell>
              <table:table-cell office:value-type="float" office:value="50562800">
                <text:p>50562800</text:p>
              </table:table-cell>
              <table:table-cell office:value-type="float" office:value="50626200">
                <text:p>506262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4900">
                <text:p>50624900</text:p>
              </table:table-cell>
              <table:table-cell office:value-type="float" office:value="50625400">
                <text:p>50625400</text:p>
              </table:table-cell>
              <table:table-cell office:value-type="float" office:value="50626100">
                <text:p>506261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2000">
                <text:p>50622000</text:p>
              </table:table-cell>
              <table:table-cell office:value-type="float" office:value="50624400">
                <text:p>506244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800">
                <text:p>506268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000">
                <text:p>50626000</text:p>
              </table:table-cell>
              <table:table-cell office:value-type="float" office:value="50626300">
                <text:p>506263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8200">
                <text:p>506282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7700">
                <text:p>50627700</text:p>
              </table:table-cell>
              <table:table-cell office:value-type="float" office:value="50626800">
                <text:p>50626800</text:p>
              </table:table-cell>
              <table:table-cell office:value-type="float" office:value="50623400">
                <text:p>50623400</text:p>
              </table:table-cell>
              <table:table-cell office:value-type="float" office:value="50592500">
                <text:p>50592500</text:p>
              </table:table-cell>
              <table:table-cell office:value-type="float" office:value="50627100">
                <text:p>50627100</text:p>
              </table:table-cell>
              <table:table-cell office:value-type="float" office:value="50626400">
                <text:p>506264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1900">
                <text:p>506219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17200">
                <text:p>50617200</text:p>
              </table:table-cell>
              <table:table-cell office:value-type="float" office:value="50624600">
                <text:p>50624600</text:p>
              </table:table-cell>
              <table:table-cell office:value-type="float" office:value="50625700">
                <text:p>506257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37300">
                <text:p>50637300</text:p>
              </table:table-cell>
              <table:table-cell office:value-type="float" office:value="50622900">
                <text:p>50622900</text:p>
              </table:table-cell>
              <table:table-cell office:value-type="float" office:value="50626400">
                <text:p>506264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300">
                <text:p>50626300</text:p>
              </table:table-cell>
              <table:table-cell office:value-type="float" office:value="50625900">
                <text:p>506259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1600">
                <text:p>50621600</text:p>
              </table:table-cell>
              <table:table-cell office:value-type="float" office:value="50626600">
                <text:p>50626600</text:p>
              </table:table-cell>
              <table:table-cell office:value-type="float" office:value="50590700">
                <text:p>505907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1200">
                <text:p>50621200</text:p>
              </table:table-cell>
              <table:table-cell office:value-type="float" office:value="50622700">
                <text:p>50622700</text:p>
              </table:table-cell>
              <table:table-cell office:value-type="float" office:value="50623200">
                <text:p>50623200</text:p>
              </table:table-cell>
              <table:table-cell office:value-type="float" office:value="50623200">
                <text:p>50623200</text:p>
              </table:table-cell>
              <table:table-cell office:value-type="float" office:value="50611700">
                <text:p>50611700</text:p>
              </table:table-cell>
              <table:table-cell office:value-type="float" office:value="50626300">
                <text:p>506263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17800">
                <text:p>50617800</text:p>
              </table:table-cell>
              <table:table-cell office:value-type="float" office:value="50626300">
                <text:p>50626300</text:p>
              </table:table-cell>
              <table:table-cell office:value-type="float" office:value="50626300">
                <text:p>50626300</text:p>
              </table:table-cell>
              <table:table-cell office:value-type="float" office:value="50622500">
                <text:p>506225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12600">
                <text:p>506126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4600">
                <text:p>506246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7100">
                <text:p>50627100</text:p>
              </table:table-cell>
              <table:table-cell office:value-type="float" office:value="50605600">
                <text:p>50605600</text:p>
              </table:table-cell>
              <table:table-cell office:value-type="float" office:value="50626300">
                <text:p>50626300</text:p>
              </table:table-cell>
              <table:table-cell office:value-type="float" office:value="50616800">
                <text:p>50616800</text:p>
              </table:table-cell>
              <table:table-cell office:value-type="float" office:value="50627100">
                <text:p>50627100</text:p>
              </table:table-cell>
              <table:table-cell office:value-type="float" office:value="50625400">
                <text:p>50625400</text:p>
              </table:table-cell>
              <table:table-cell office:value-type="float" office:value="50622900">
                <text:p>50622900</text:p>
              </table:table-cell>
              <table:table-cell office:value-type="float" office:value="50626900">
                <text:p>506269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3200">
                <text:p>50623200</text:p>
              </table:table-cell>
              <table:table-cell office:value-type="float" office:value="50617400">
                <text:p>50617400</text:p>
              </table:table-cell>
              <table:table-cell office:value-type="float" office:value="50622800">
                <text:p>50622800</text:p>
              </table:table-cell>
              <table:table-cell office:value-type="float" office:value="50619100">
                <text:p>506191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13200">
                <text:p>506132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8100">
                <text:p>506281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4400">
                <text:p>50624400</text:p>
              </table:table-cell>
              <table:table-cell office:value-type="float" office:value="50627500">
                <text:p>50627500</text:p>
              </table:table-cell>
              <table:table-cell office:value-type="float" office:value="50625800">
                <text:p>50625800</text:p>
              </table:table-cell>
              <table:table-cell office:value-type="float" office:value="50611500">
                <text:p>50611500</text:p>
              </table:table-cell>
              <table:table-cell office:value-type="float" office:value="50620400">
                <text:p>506204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6000">
                <text:p>50626000</text:p>
              </table:table-cell>
              <table:table-cell office:value-type="float" office:value="50626100">
                <text:p>50626100</text:p>
              </table:table-cell>
              <table:table-cell office:value-type="float" office:value="50624600">
                <text:p>506246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500">
                <text:p>50626500</text:p>
              </table:table-cell>
              <table:table-cell office:value-type="float" office:value="50576900">
                <text:p>50576900</text:p>
              </table:table-cell>
              <table:table-cell office:value-type="float" office:value="50626900">
                <text:p>506269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400">
                <text:p>506264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07200">
                <text:p>50607200</text:p>
              </table:table-cell>
              <table:table-cell office:value-type="float" office:value="50626800">
                <text:p>506268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6300">
                <text:p>506263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5500">
                <text:p>50625500</text:p>
              </table:table-cell>
              <table:table-cell office:value-type="float" office:value="50622400">
                <text:p>506224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6300">
                <text:p>50626300</text:p>
              </table:table-cell>
              <table:table-cell office:value-type="float" office:value="50622600">
                <text:p>50622600</text:p>
              </table:table-cell>
              <table:table-cell office:value-type="float" office:value="50627200">
                <text:p>50627200</text:p>
              </table:table-cell>
              <table:table-cell office:value-type="float" office:value="50626400">
                <text:p>50626400</text:p>
              </table:table-cell>
              <table:table-cell office:value-type="float" office:value="50626500">
                <text:p>50626500</text:p>
              </table:table-cell>
              <table:table-cell office:value-type="float" office:value="50626100">
                <text:p>506261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09200">
                <text:p>50609200</text:p>
              </table:table-cell>
              <table:table-cell office:value-type="float" office:value="50617900">
                <text:p>50617900</text:p>
              </table:table-cell>
              <table:table-cell office:value-type="float" office:value="50626400">
                <text:p>50626400</text:p>
              </table:table-cell>
              <table:table-cell office:value-type="float" office:value="50626700">
                <text:p>506267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21100">
                <text:p>50621100</text:p>
              </table:table-cell>
              <table:table-cell office:value-type="float" office:value="50620900">
                <text:p>50620900</text:p>
              </table:table-cell>
              <table:table-cell office:value-type="float" office:value="50602200">
                <text:p>50602200</text:p>
              </table:table-cell>
              <table:table-cell office:value-type="float" office:value="50626200">
                <text:p>50626200</text:p>
              </table:table-cell>
              <table:table-cell office:value-type="float" office:value="50626300">
                <text:p>50626300</text:p>
              </table:table-cell>
              <table:table-cell office:value-type="float" office:value="50623500">
                <text:p>50623500</text:p>
              </table:table-cell>
              <table:table-cell office:value-type="float" office:value="50620200">
                <text:p>50620200</text:p>
              </table:table-cell>
              <table:table-cell office:value-type="float" office:value="50616500">
                <text:p>50616500</text:p>
              </table:table-cell>
              <table:table-cell office:value-type="float" office:value="50624400">
                <text:p>50624400</text:p>
              </table:table-cell>
              <table:table-cell office:value-type="float" office:value="50626600">
                <text:p>50626600</text:p>
              </table:table-cell>
              <table:table-cell office:value-type="float" office:value="50650800">
                <text:p>5065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 swaps</text:p>
                <draw:g>
                  <svg:desc>zuck_small_1step.A5:zuck_small_1step.A5</svg:desc>
                </draw:g>
              </table:table-cell>
              <table:table-cell office:value-type="float" office:value="50904600">
                <text:p>50904600</text:p>
                <draw:g>
                  <svg:desc>zuck_small_1step.B5:zuck_small_1step.ALZ5</svg:desc>
                </draw:g>
              </table:table-cell>
              <table:table-cell office:value-type="float" office:value="50914100">
                <text:p>50914100</text:p>
              </table:table-cell>
              <table:table-cell office:value-type="float" office:value="50907600">
                <text:p>50907600</text:p>
              </table:table-cell>
              <table:table-cell office:value-type="float" office:value="50901900">
                <text:p>50901900</text:p>
              </table:table-cell>
              <table:table-cell office:value-type="float" office:value="50916800">
                <text:p>50916800</text:p>
              </table:table-cell>
              <table:table-cell office:value-type="float" office:value="50918500">
                <text:p>50918500</text:p>
              </table:table-cell>
              <table:table-cell office:value-type="float" office:value="50909500">
                <text:p>50909500</text:p>
              </table:table-cell>
              <table:table-cell office:value-type="float" office:value="50911600">
                <text:p>50911600</text:p>
              </table:table-cell>
              <table:table-cell office:value-type="float" office:value="50920300">
                <text:p>50920300</text:p>
              </table:table-cell>
              <table:table-cell office:value-type="float" office:value="50901700">
                <text:p>50901700</text:p>
              </table:table-cell>
              <table:table-cell office:value-type="float" office:value="50890000">
                <text:p>50890000</text:p>
              </table:table-cell>
              <table:table-cell office:value-type="float" office:value="50920600">
                <text:p>50920600</text:p>
              </table:table-cell>
              <table:table-cell office:value-type="float" office:value="50873200">
                <text:p>50873200</text:p>
              </table:table-cell>
              <table:table-cell office:value-type="float" office:value="50881400">
                <text:p>50881400</text:p>
              </table:table-cell>
              <table:table-cell office:value-type="float" office:value="50902900">
                <text:p>50902900</text:p>
              </table:table-cell>
              <table:table-cell office:value-type="float" office:value="50919000">
                <text:p>50919000</text:p>
              </table:table-cell>
              <table:table-cell office:value-type="float" office:value="50916000">
                <text:p>50916000</text:p>
              </table:table-cell>
              <table:table-cell office:value-type="float" office:value="50912400">
                <text:p>50912400</text:p>
              </table:table-cell>
              <table:table-cell office:value-type="float" office:value="50905000">
                <text:p>50905000</text:p>
              </table:table-cell>
              <table:table-cell office:value-type="float" office:value="50912800">
                <text:p>50912800</text:p>
              </table:table-cell>
              <table:table-cell office:value-type="float" office:value="50883500">
                <text:p>50883500</text:p>
              </table:table-cell>
              <table:table-cell office:value-type="float" office:value="50916200">
                <text:p>50916200</text:p>
              </table:table-cell>
              <table:table-cell office:value-type="float" office:value="50921000">
                <text:p>50921000</text:p>
              </table:table-cell>
              <table:table-cell office:value-type="float" office:value="50890300">
                <text:p>50890300</text:p>
              </table:table-cell>
              <table:table-cell office:value-type="float" office:value="50918800">
                <text:p>50918800</text:p>
              </table:table-cell>
              <table:table-cell office:value-type="float" office:value="50901700">
                <text:p>50901700</text:p>
              </table:table-cell>
              <table:table-cell office:value-type="float" office:value="50920000">
                <text:p>50920000</text:p>
              </table:table-cell>
              <table:table-cell office:value-type="float" office:value="50913000">
                <text:p>50913000</text:p>
              </table:table-cell>
              <table:table-cell office:value-type="float" office:value="50911900">
                <text:p>50911900</text:p>
              </table:table-cell>
              <table:table-cell office:value-type="float" office:value="50909200">
                <text:p>50909200</text:p>
              </table:table-cell>
              <table:table-cell office:value-type="float" office:value="50877400">
                <text:p>50877400</text:p>
              </table:table-cell>
              <table:table-cell office:value-type="float" office:value="50889400">
                <text:p>50889400</text:p>
              </table:table-cell>
              <table:table-cell office:value-type="float" office:value="50915900">
                <text:p>50915900</text:p>
              </table:table-cell>
              <table:table-cell office:value-type="float" office:value="50905500">
                <text:p>50905500</text:p>
              </table:table-cell>
              <table:table-cell office:value-type="float" office:value="50885300">
                <text:p>50885300</text:p>
              </table:table-cell>
              <table:table-cell office:value-type="float" office:value="50897600">
                <text:p>50897600</text:p>
              </table:table-cell>
              <table:table-cell office:value-type="float" office:value="50911700">
                <text:p>50911700</text:p>
              </table:table-cell>
              <table:table-cell office:value-type="float" office:value="50916400">
                <text:p>50916400</text:p>
              </table:table-cell>
              <table:table-cell office:value-type="float" office:value="50867700">
                <text:p>50867700</text:p>
              </table:table-cell>
              <table:table-cell office:value-type="float" office:value="50882600">
                <text:p>50882600</text:p>
              </table:table-cell>
              <table:table-cell office:value-type="float" office:value="50919800">
                <text:p>50919800</text:p>
              </table:table-cell>
              <table:table-cell office:value-type="float" office:value="50919500">
                <text:p>50919500</text:p>
              </table:table-cell>
              <table:table-cell office:value-type="float" office:value="50908600">
                <text:p>50908600</text:p>
              </table:table-cell>
              <table:table-cell office:value-type="float" office:value="50890700">
                <text:p>50890700</text:p>
              </table:table-cell>
              <table:table-cell office:value-type="float" office:value="50916000">
                <text:p>50916000</text:p>
              </table:table-cell>
              <table:table-cell office:value-type="float" office:value="50909000">
                <text:p>50909000</text:p>
              </table:table-cell>
              <table:table-cell office:value-type="float" office:value="50872500">
                <text:p>50872500</text:p>
              </table:table-cell>
              <table:table-cell office:value-type="float" office:value="50855600">
                <text:p>50855600</text:p>
              </table:table-cell>
              <table:table-cell office:value-type="float" office:value="50898300">
                <text:p>50898300</text:p>
              </table:table-cell>
              <table:table-cell office:value-type="float" office:value="50906100">
                <text:p>50906100</text:p>
              </table:table-cell>
              <table:table-cell office:value-type="float" office:value="50882000">
                <text:p>50882000</text:p>
              </table:table-cell>
              <table:table-cell office:value-type="float" office:value="50916400">
                <text:p>50916400</text:p>
              </table:table-cell>
              <table:table-cell office:value-type="float" office:value="50902000">
                <text:p>50902000</text:p>
              </table:table-cell>
              <table:table-cell office:value-type="float" office:value="50908500">
                <text:p>50908500</text:p>
              </table:table-cell>
              <table:table-cell office:value-type="float" office:value="50903100">
                <text:p>50903100</text:p>
              </table:table-cell>
              <table:table-cell office:value-type="float" office:value="50915600">
                <text:p>50915600</text:p>
              </table:table-cell>
              <table:table-cell office:value-type="float" office:value="50896700">
                <text:p>50896700</text:p>
              </table:table-cell>
              <table:table-cell office:value-type="float" office:value="50900200">
                <text:p>50900200</text:p>
              </table:table-cell>
              <table:table-cell office:value-type="float" office:value="50918500">
                <text:p>50918500</text:p>
              </table:table-cell>
              <table:table-cell office:value-type="float" office:value="50918500">
                <text:p>50918500</text:p>
              </table:table-cell>
              <table:table-cell office:value-type="float" office:value="50917100">
                <text:p>50917100</text:p>
              </table:table-cell>
              <table:table-cell office:value-type="float" office:value="50913800">
                <text:p>50913800</text:p>
              </table:table-cell>
              <table:table-cell office:value-type="float" office:value="50910400">
                <text:p>50910400</text:p>
              </table:table-cell>
              <table:table-cell office:value-type="float" office:value="50916900">
                <text:p>50916900</text:p>
              </table:table-cell>
              <table:table-cell office:value-type="float" office:value="50921700">
                <text:p>50921700</text:p>
              </table:table-cell>
              <table:table-cell office:value-type="float" office:value="50908400">
                <text:p>50908400</text:p>
              </table:table-cell>
              <table:table-cell office:value-type="float" office:value="50905900">
                <text:p>50905900</text:p>
              </table:table-cell>
              <table:table-cell office:value-type="float" office:value="50914200">
                <text:p>50914200</text:p>
              </table:table-cell>
              <table:table-cell office:value-type="float" office:value="50915700">
                <text:p>50915700</text:p>
              </table:table-cell>
              <table:table-cell office:value-type="float" office:value="50912700">
                <text:p>50912700</text:p>
              </table:table-cell>
              <table:table-cell office:value-type="float" office:value="50910700">
                <text:p>50910700</text:p>
              </table:table-cell>
              <table:table-cell office:value-type="float" office:value="50901200">
                <text:p>50901200</text:p>
              </table:table-cell>
              <table:table-cell office:value-type="float" office:value="50917400">
                <text:p>50917400</text:p>
              </table:table-cell>
              <table:table-cell office:value-type="float" office:value="50921100">
                <text:p>50921100</text:p>
              </table:table-cell>
              <table:table-cell office:value-type="float" office:value="50912100">
                <text:p>50912100</text:p>
              </table:table-cell>
              <table:table-cell office:value-type="float" office:value="50919200">
                <text:p>50919200</text:p>
              </table:table-cell>
              <table:table-cell office:value-type="float" office:value="50919300">
                <text:p>50919300</text:p>
              </table:table-cell>
              <table:table-cell office:value-type="float" office:value="50855100">
                <text:p>50855100</text:p>
              </table:table-cell>
              <table:table-cell office:value-type="float" office:value="50920400">
                <text:p>50920400</text:p>
              </table:table-cell>
              <table:table-cell office:value-type="float" office:value="50910300">
                <text:p>50910300</text:p>
              </table:table-cell>
              <table:table-cell office:value-type="float" office:value="50899600">
                <text:p>50899600</text:p>
              </table:table-cell>
              <table:table-cell office:value-type="float" office:value="50917400">
                <text:p>50917400</text:p>
              </table:table-cell>
              <table:table-cell office:value-type="float" office:value="50922500">
                <text:p>50922500</text:p>
              </table:table-cell>
              <table:table-cell office:value-type="float" office:value="50921000">
                <text:p>50921000</text:p>
              </table:table-cell>
              <table:table-cell office:value-type="float" office:value="50920000">
                <text:p>50920000</text:p>
              </table:table-cell>
              <table:table-cell office:value-type="float" office:value="50890200">
                <text:p>50890200</text:p>
              </table:table-cell>
              <table:table-cell office:value-type="float" office:value="50916200">
                <text:p>50916200</text:p>
              </table:table-cell>
              <table:table-cell office:value-type="float" office:value="50911800">
                <text:p>50911800</text:p>
              </table:table-cell>
              <table:table-cell office:value-type="float" office:value="50912400">
                <text:p>50912400</text:p>
              </table:table-cell>
              <table:table-cell office:value-type="float" office:value="50918000">
                <text:p>50918000</text:p>
              </table:table-cell>
              <table:table-cell office:value-type="float" office:value="50907400">
                <text:p>50907400</text:p>
              </table:table-cell>
              <table:table-cell office:value-type="float" office:value="50914900">
                <text:p>50914900</text:p>
              </table:table-cell>
              <table:table-cell office:value-type="float" office:value="50897300">
                <text:p>50897300</text:p>
              </table:table-cell>
              <table:table-cell office:value-type="float" office:value="50897500">
                <text:p>50897500</text:p>
              </table:table-cell>
              <table:table-cell office:value-type="float" office:value="50863300">
                <text:p>50863300</text:p>
              </table:table-cell>
              <table:table-cell office:value-type="float" office:value="50910700">
                <text:p>50910700</text:p>
              </table:table-cell>
              <table:table-cell office:value-type="float" office:value="50916900">
                <text:p>50916900</text:p>
              </table:table-cell>
              <table:table-cell office:value-type="float" office:value="50918600">
                <text:p>50918600</text:p>
              </table:table-cell>
              <table:table-cell office:value-type="float" office:value="50904300">
                <text:p>50904300</text:p>
              </table:table-cell>
              <table:table-cell office:value-type="float" office:value="50920500">
                <text:p>50920500</text:p>
              </table:table-cell>
              <table:table-cell office:value-type="float" office:value="50907900">
                <text:p>50907900</text:p>
              </table:table-cell>
              <table:table-cell office:value-type="float" office:value="50917300">
                <text:p>50917300</text:p>
              </table:table-cell>
              <table:table-cell office:value-type="float" office:value="50915400">
                <text:p>50915400</text:p>
              </table:table-cell>
              <table:table-cell office:value-type="float" office:value="50920500">
                <text:p>50920500</text:p>
              </table:table-cell>
              <table:table-cell office:value-type="float" office:value="50913600">
                <text:p>50913600</text:p>
              </table:table-cell>
              <table:table-cell office:value-type="float" office:value="50917700">
                <text:p>50917700</text:p>
              </table:table-cell>
              <table:table-cell office:value-type="float" office:value="50917100">
                <text:p>50917100</text:p>
              </table:table-cell>
              <table:table-cell office:value-type="float" office:value="50900900">
                <text:p>50900900</text:p>
              </table:table-cell>
              <table:table-cell office:value-type="float" office:value="50920900">
                <text:p>50920900</text:p>
              </table:table-cell>
              <table:table-cell office:value-type="float" office:value="50895100">
                <text:p>50895100</text:p>
              </table:table-cell>
              <table:table-cell office:value-type="float" office:value="50887600">
                <text:p>50887600</text:p>
              </table:table-cell>
              <table:table-cell office:value-type="float" office:value="50905700">
                <text:p>50905700</text:p>
              </table:table-cell>
              <table:table-cell office:value-type="float" office:value="50905800">
                <text:p>50905800</text:p>
              </table:table-cell>
              <table:table-cell office:value-type="float" office:value="50917700">
                <text:p>50917700</text:p>
              </table:table-cell>
              <table:table-cell office:value-type="float" office:value="50919000">
                <text:p>50919000</text:p>
              </table:table-cell>
              <table:table-cell office:value-type="float" office:value="50915700">
                <text:p>50915700</text:p>
              </table:table-cell>
              <table:table-cell office:value-type="float" office:value="50921000">
                <text:p>50921000</text:p>
              </table:table-cell>
              <table:table-cell office:value-type="float" office:value="50889600">
                <text:p>50889600</text:p>
              </table:table-cell>
              <table:table-cell office:value-type="float" office:value="50908300">
                <text:p>50908300</text:p>
              </table:table-cell>
              <table:table-cell office:value-type="float" office:value="50917900">
                <text:p>50917900</text:p>
              </table:table-cell>
              <table:table-cell office:value-type="float" office:value="50895700">
                <text:p>50895700</text:p>
              </table:table-cell>
              <table:table-cell office:value-type="float" office:value="50906100">
                <text:p>50906100</text:p>
              </table:table-cell>
              <table:table-cell office:value-type="float" office:value="50920900">
                <text:p>50920900</text:p>
              </table:table-cell>
              <table:table-cell office:value-type="float" office:value="50916100">
                <text:p>50916100</text:p>
              </table:table-cell>
              <table:table-cell office:value-type="float" office:value="50908500">
                <text:p>50908500</text:p>
              </table:table-cell>
              <table:table-cell office:value-type="float" office:value="50923600">
                <text:p>50923600</text:p>
              </table:table-cell>
              <table:table-cell office:value-type="float" office:value="50920000">
                <text:p>50920000</text:p>
              </table:table-cell>
              <table:table-cell office:value-type="float" office:value="50917100">
                <text:p>50917100</text:p>
              </table:table-cell>
              <table:table-cell office:value-type="float" office:value="50915600">
                <text:p>50915600</text:p>
              </table:table-cell>
              <table:table-cell office:value-type="float" office:value="50913100">
                <text:p>50913100</text:p>
              </table:table-cell>
              <table:table-cell office:value-type="float" office:value="50909200">
                <text:p>50909200</text:p>
              </table:table-cell>
              <table:table-cell office:value-type="float" office:value="50920500">
                <text:p>50920500</text:p>
              </table:table-cell>
              <table:table-cell office:value-type="float" office:value="50912600">
                <text:p>50912600</text:p>
              </table:table-cell>
              <table:table-cell office:value-type="float" office:value="50917500">
                <text:p>50917500</text:p>
              </table:table-cell>
              <table:table-cell office:value-type="float" office:value="50891200">
                <text:p>50891200</text:p>
              </table:table-cell>
              <table:table-cell office:value-type="float" office:value="50891200">
                <text:p>50891200</text:p>
              </table:table-cell>
              <table:table-cell office:value-type="float" office:value="50920200">
                <text:p>50920200</text:p>
              </table:table-cell>
              <table:table-cell office:value-type="float" office:value="50905500">
                <text:p>50905500</text:p>
              </table:table-cell>
              <table:table-cell office:value-type="float" office:value="50923100">
                <text:p>50923100</text:p>
              </table:table-cell>
              <table:table-cell office:value-type="float" office:value="50897200">
                <text:p>50897200</text:p>
              </table:table-cell>
              <table:table-cell office:value-type="float" office:value="50915100">
                <text:p>50915100</text:p>
              </table:table-cell>
              <table:table-cell office:value-type="float" office:value="50918900">
                <text:p>50918900</text:p>
              </table:table-cell>
              <table:table-cell office:value-type="float" office:value="50878000">
                <text:p>50878000</text:p>
              </table:table-cell>
              <table:table-cell office:value-type="float" office:value="50884900">
                <text:p>50884900</text:p>
              </table:table-cell>
              <table:table-cell office:value-type="float" office:value="50910400">
                <text:p>50910400</text:p>
              </table:table-cell>
              <table:table-cell office:value-type="float" office:value="50908300">
                <text:p>50908300</text:p>
              </table:table-cell>
              <table:table-cell office:value-type="float" office:value="50914900">
                <text:p>50914900</text:p>
              </table:table-cell>
              <table:table-cell office:value-type="float" office:value="50906100">
                <text:p>50906100</text:p>
              </table:table-cell>
              <table:table-cell office:value-type="float" office:value="50879800">
                <text:p>50879800</text:p>
              </table:table-cell>
              <table:table-cell office:value-type="float" office:value="50910400">
                <text:p>50910400</text:p>
              </table:table-cell>
              <table:table-cell office:value-type="float" office:value="50917400">
                <text:p>50917400</text:p>
              </table:table-cell>
              <table:table-cell office:value-type="float" office:value="50909200">
                <text:p>50909200</text:p>
              </table:table-cell>
              <table:table-cell office:value-type="float" office:value="50918700">
                <text:p>50918700</text:p>
              </table:table-cell>
              <table:table-cell office:value-type="float" office:value="50917400">
                <text:p>50917400</text:p>
              </table:table-cell>
              <table:table-cell office:value-type="float" office:value="50887800">
                <text:p>50887800</text:p>
              </table:table-cell>
              <table:table-cell office:value-type="float" office:value="50918000">
                <text:p>50918000</text:p>
              </table:table-cell>
              <table:table-cell office:value-type="float" office:value="50915800">
                <text:p>50915800</text:p>
              </table:table-cell>
              <table:table-cell office:value-type="float" office:value="50874700">
                <text:p>50874700</text:p>
              </table:table-cell>
              <table:table-cell office:value-type="float" office:value="50896900">
                <text:p>50896900</text:p>
              </table:table-cell>
              <table:table-cell office:value-type="float" office:value="50905800">
                <text:p>50905800</text:p>
              </table:table-cell>
              <table:table-cell office:value-type="float" office:value="50910800">
                <text:p>50910800</text:p>
              </table:table-cell>
              <table:table-cell office:value-type="float" office:value="50921700">
                <text:p>50921700</text:p>
              </table:table-cell>
              <table:table-cell office:value-type="float" office:value="50899900">
                <text:p>50899900</text:p>
              </table:table-cell>
              <table:table-cell office:value-type="float" office:value="50882500">
                <text:p>50882500</text:p>
              </table:table-cell>
              <table:table-cell office:value-type="float" office:value="50911000">
                <text:p>50911000</text:p>
              </table:table-cell>
              <table:table-cell office:value-type="float" office:value="50897200">
                <text:p>50897200</text:p>
              </table:table-cell>
              <table:table-cell office:value-type="float" office:value="50919700">
                <text:p>50919700</text:p>
              </table:table-cell>
              <table:table-cell office:value-type="float" office:value="50916700">
                <text:p>50916700</text:p>
              </table:table-cell>
              <table:table-cell office:value-type="float" office:value="50893500">
                <text:p>50893500</text:p>
              </table:table-cell>
              <table:table-cell office:value-type="float" office:value="50908700">
                <text:p>50908700</text:p>
              </table:table-cell>
              <table:table-cell office:value-type="float" office:value="50919400">
                <text:p>50919400</text:p>
              </table:table-cell>
              <table:table-cell office:value-type="float" office:value="50909000">
                <text:p>50909000</text:p>
              </table:table-cell>
              <table:table-cell office:value-type="float" office:value="50918100">
                <text:p>50918100</text:p>
              </table:table-cell>
              <table:table-cell office:value-type="float" office:value="50920400">
                <text:p>50920400</text:p>
              </table:table-cell>
              <table:table-cell office:value-type="float" office:value="50913500">
                <text:p>50913500</text:p>
              </table:table-cell>
              <table:table-cell office:value-type="float" office:value="50915100">
                <text:p>50915100</text:p>
              </table:table-cell>
              <table:table-cell office:value-type="float" office:value="50908100">
                <text:p>50908100</text:p>
              </table:table-cell>
              <table:table-cell office:value-type="float" office:value="50905200">
                <text:p>50905200</text:p>
              </table:table-cell>
              <table:table-cell office:value-type="float" office:value="50907000">
                <text:p>50907000</text:p>
              </table:table-cell>
              <table:table-cell office:value-type="float" office:value="50838600">
                <text:p>50838600</text:p>
              </table:table-cell>
              <table:table-cell office:value-type="float" office:value="50919300">
                <text:p>50919300</text:p>
              </table:table-cell>
              <table:table-cell office:value-type="float" office:value="50899700">
                <text:p>50899700</text:p>
              </table:table-cell>
              <table:table-cell office:value-type="float" office:value="50888900">
                <text:p>50888900</text:p>
              </table:table-cell>
              <table:table-cell office:value-type="float" office:value="50919500">
                <text:p>50919500</text:p>
              </table:table-cell>
              <table:table-cell office:value-type="float" office:value="50919400">
                <text:p>50919400</text:p>
              </table:table-cell>
              <table:table-cell office:value-type="float" office:value="50882000">
                <text:p>50882000</text:p>
              </table:table-cell>
              <table:table-cell office:value-type="float" office:value="50869300">
                <text:p>50869300</text:p>
              </table:table-cell>
              <table:table-cell office:value-type="float" office:value="50880700">
                <text:p>50880700</text:p>
              </table:table-cell>
              <table:table-cell office:value-type="float" office:value="50912800">
                <text:p>50912800</text:p>
              </table:table-cell>
              <table:table-cell office:value-type="float" office:value="50889900">
                <text:p>50889900</text:p>
              </table:table-cell>
              <table:table-cell office:value-type="float" office:value="50890000">
                <text:p>50890000</text:p>
              </table:table-cell>
              <table:table-cell office:value-type="float" office:value="50900100">
                <text:p>50900100</text:p>
              </table:table-cell>
              <table:table-cell office:value-type="float" office:value="50916500">
                <text:p>50916500</text:p>
              </table:table-cell>
              <table:table-cell office:value-type="float" office:value="50902100">
                <text:p>50902100</text:p>
              </table:table-cell>
              <table:table-cell office:value-type="float" office:value="50887700">
                <text:p>50887700</text:p>
              </table:table-cell>
              <table:table-cell office:value-type="float" office:value="50905300">
                <text:p>50905300</text:p>
              </table:table-cell>
              <table:table-cell office:value-type="float" office:value="50916400">
                <text:p>50916400</text:p>
              </table:table-cell>
              <table:table-cell office:value-type="float" office:value="50888800">
                <text:p>50888800</text:p>
              </table:table-cell>
              <table:table-cell office:value-type="float" office:value="50918100">
                <text:p>50918100</text:p>
              </table:table-cell>
              <table:table-cell office:value-type="float" office:value="50900700">
                <text:p>50900700</text:p>
              </table:table-cell>
              <table:table-cell office:value-type="float" office:value="50875100">
                <text:p>50875100</text:p>
              </table:table-cell>
              <table:table-cell office:value-type="float" office:value="50917200">
                <text:p>50917200</text:p>
              </table:table-cell>
              <table:table-cell office:value-type="float" office:value="50930800">
                <text:p>50930800</text:p>
              </table:table-cell>
              <table:table-cell office:value-type="float" office:value="50922800">
                <text:p>50922800</text:p>
              </table:table-cell>
              <table:table-cell office:value-type="float" office:value="50951000">
                <text:p>50951000</text:p>
              </table:table-cell>
              <table:table-cell office:value-type="float" office:value="50943500">
                <text:p>50943500</text:p>
              </table:table-cell>
              <table:table-cell office:value-type="float" office:value="50947900">
                <text:p>50947900</text:p>
              </table:table-cell>
              <table:table-cell office:value-type="float" office:value="50950600">
                <text:p>50950600</text:p>
              </table:table-cell>
              <table:table-cell office:value-type="float" office:value="50949500">
                <text:p>50949500</text:p>
              </table:table-cell>
              <table:table-cell office:value-type="float" office:value="50949700">
                <text:p>50949700</text:p>
              </table:table-cell>
              <table:table-cell office:value-type="float" office:value="50939700">
                <text:p>50939700</text:p>
              </table:table-cell>
              <table:table-cell office:value-type="float" office:value="50947400">
                <text:p>50947400</text:p>
              </table:table-cell>
              <table:table-cell office:value-type="float" office:value="50904000">
                <text:p>50904000</text:p>
              </table:table-cell>
              <table:table-cell office:value-type="float" office:value="50950500">
                <text:p>50950500</text:p>
              </table:table-cell>
              <table:table-cell office:value-type="float" office:value="50944700">
                <text:p>50944700</text:p>
              </table:table-cell>
              <table:table-cell office:value-type="float" office:value="50909100">
                <text:p>50909100</text:p>
              </table:table-cell>
              <table:table-cell office:value-type="float" office:value="50952500">
                <text:p>50952500</text:p>
              </table:table-cell>
              <table:table-cell office:value-type="float" office:value="50943700">
                <text:p>50943700</text:p>
              </table:table-cell>
              <table:table-cell office:value-type="float" office:value="50937200">
                <text:p>50937200</text:p>
              </table:table-cell>
              <table:table-cell office:value-type="float" office:value="50954000">
                <text:p>50954000</text:p>
              </table:table-cell>
              <table:table-cell office:value-type="float" office:value="50946900">
                <text:p>50946900</text:p>
              </table:table-cell>
              <table:table-cell office:value-type="float" office:value="50951200">
                <text:p>50951200</text:p>
              </table:table-cell>
              <table:table-cell office:value-type="float" office:value="50939600">
                <text:p>50939600</text:p>
              </table:table-cell>
              <table:table-cell office:value-type="float" office:value="50946800">
                <text:p>50946800</text:p>
              </table:table-cell>
              <table:table-cell office:value-type="float" office:value="50952400">
                <text:p>50952400</text:p>
              </table:table-cell>
              <table:table-cell office:value-type="float" office:value="50925500">
                <text:p>50925500</text:p>
              </table:table-cell>
              <table:table-cell office:value-type="float" office:value="50947600">
                <text:p>50947600</text:p>
              </table:table-cell>
              <table:table-cell office:value-type="float" office:value="50935700">
                <text:p>50935700</text:p>
              </table:table-cell>
              <table:table-cell office:value-type="float" office:value="50951900">
                <text:p>50951900</text:p>
              </table:table-cell>
              <table:table-cell office:value-type="float" office:value="50949300">
                <text:p>50949300</text:p>
              </table:table-cell>
              <table:table-cell office:value-type="float" office:value="50947800">
                <text:p>50947800</text:p>
              </table:table-cell>
              <table:table-cell office:value-type="float" office:value="50921200">
                <text:p>50921200</text:p>
              </table:table-cell>
              <table:table-cell office:value-type="float" office:value="50943300">
                <text:p>50943300</text:p>
              </table:table-cell>
              <table:table-cell office:value-type="float" office:value="50940900">
                <text:p>50940900</text:p>
              </table:table-cell>
              <table:table-cell office:value-type="float" office:value="50927400">
                <text:p>50927400</text:p>
              </table:table-cell>
              <table:table-cell office:value-type="float" office:value="50947000">
                <text:p>50947000</text:p>
              </table:table-cell>
              <table:table-cell office:value-type="float" office:value="50922300">
                <text:p>50922300</text:p>
              </table:table-cell>
              <table:table-cell office:value-type="float" office:value="50929500">
                <text:p>50929500</text:p>
              </table:table-cell>
              <table:table-cell office:value-type="float" office:value="50952800">
                <text:p>50952800</text:p>
              </table:table-cell>
              <table:table-cell office:value-type="float" office:value="50928100">
                <text:p>50928100</text:p>
              </table:table-cell>
              <table:table-cell office:value-type="float" office:value="50951500">
                <text:p>50951500</text:p>
              </table:table-cell>
              <table:table-cell office:value-type="float" office:value="50921200">
                <text:p>50921200</text:p>
              </table:table-cell>
              <table:table-cell office:value-type="float" office:value="50950300">
                <text:p>50950300</text:p>
              </table:table-cell>
              <table:table-cell office:value-type="float" office:value="50946200">
                <text:p>50946200</text:p>
              </table:table-cell>
              <table:table-cell office:value-type="float" office:value="50909000">
                <text:p>50909000</text:p>
              </table:table-cell>
              <table:table-cell office:value-type="float" office:value="50932900">
                <text:p>50932900</text:p>
              </table:table-cell>
              <table:table-cell office:value-type="float" office:value="50948200">
                <text:p>50948200</text:p>
              </table:table-cell>
              <table:table-cell office:value-type="float" office:value="50953200">
                <text:p>50953200</text:p>
              </table:table-cell>
              <table:table-cell office:value-type="float" office:value="50935600">
                <text:p>50935600</text:p>
              </table:table-cell>
              <table:table-cell office:value-type="float" office:value="50948500">
                <text:p>50948500</text:p>
              </table:table-cell>
              <table:table-cell office:value-type="float" office:value="50951900">
                <text:p>50951900</text:p>
              </table:table-cell>
              <table:table-cell office:value-type="float" office:value="50937900">
                <text:p>50937900</text:p>
              </table:table-cell>
              <table:table-cell office:value-type="float" office:value="50933900">
                <text:p>50933900</text:p>
              </table:table-cell>
              <table:table-cell office:value-type="float" office:value="50950500">
                <text:p>50950500</text:p>
              </table:table-cell>
              <table:table-cell office:value-type="float" office:value="50934000">
                <text:p>50934000</text:p>
              </table:table-cell>
              <table:table-cell office:value-type="float" office:value="50932200">
                <text:p>50932200</text:p>
              </table:table-cell>
              <table:table-cell office:value-type="float" office:value="50911600">
                <text:p>50911600</text:p>
              </table:table-cell>
              <table:table-cell office:value-type="float" office:value="50933300">
                <text:p>50933300</text:p>
              </table:table-cell>
              <table:table-cell office:value-type="float" office:value="50942400">
                <text:p>50942400</text:p>
              </table:table-cell>
              <table:table-cell office:value-type="float" office:value="50919000">
                <text:p>50919000</text:p>
              </table:table-cell>
              <table:table-cell office:value-type="float" office:value="50949700">
                <text:p>50949700</text:p>
              </table:table-cell>
              <table:table-cell office:value-type="float" office:value="50937100">
                <text:p>50937100</text:p>
              </table:table-cell>
              <table:table-cell office:value-type="float" office:value="50950900">
                <text:p>50950900</text:p>
              </table:table-cell>
              <table:table-cell office:value-type="float" office:value="50943200">
                <text:p>50943200</text:p>
              </table:table-cell>
              <table:table-cell office:value-type="float" office:value="50905600">
                <text:p>50905600</text:p>
              </table:table-cell>
              <table:table-cell office:value-type="float" office:value="50945100">
                <text:p>50945100</text:p>
              </table:table-cell>
              <table:table-cell office:value-type="float" office:value="50921100">
                <text:p>50921100</text:p>
              </table:table-cell>
              <table:table-cell office:value-type="float" office:value="50931900">
                <text:p>50931900</text:p>
              </table:table-cell>
              <table:table-cell office:value-type="float" office:value="50947800">
                <text:p>50947800</text:p>
              </table:table-cell>
              <table:table-cell office:value-type="float" office:value="50951600">
                <text:p>50951600</text:p>
              </table:table-cell>
              <table:table-cell office:value-type="float" office:value="50947800">
                <text:p>50947800</text:p>
              </table:table-cell>
              <table:table-cell office:value-type="float" office:value="50947800">
                <text:p>50947800</text:p>
              </table:table-cell>
              <table:table-cell office:value-type="float" office:value="50945400">
                <text:p>50945400</text:p>
              </table:table-cell>
              <table:table-cell office:value-type="float" office:value="50939700">
                <text:p>50939700</text:p>
              </table:table-cell>
              <table:table-cell office:value-type="float" office:value="50932000">
                <text:p>50932000</text:p>
              </table:table-cell>
              <table:table-cell office:value-type="float" office:value="50942900">
                <text:p>50942900</text:p>
              </table:table-cell>
              <table:table-cell office:value-type="float" office:value="50952000">
                <text:p>50952000</text:p>
              </table:table-cell>
              <table:table-cell office:value-type="float" office:value="50927800">
                <text:p>50927800</text:p>
              </table:table-cell>
              <table:table-cell office:value-type="float" office:value="50931200">
                <text:p>50931200</text:p>
              </table:table-cell>
              <table:table-cell office:value-type="float" office:value="50944800">
                <text:p>50944800</text:p>
              </table:table-cell>
              <table:table-cell office:value-type="float" office:value="50951200">
                <text:p>50951200</text:p>
              </table:table-cell>
              <table:table-cell office:value-type="float" office:value="50936600">
                <text:p>50936600</text:p>
              </table:table-cell>
              <table:table-cell office:value-type="float" office:value="50950700">
                <text:p>50950700</text:p>
              </table:table-cell>
              <table:table-cell office:value-type="float" office:value="50947700">
                <text:p>50947700</text:p>
              </table:table-cell>
              <table:table-cell office:value-type="float" office:value="50924100">
                <text:p>50924100</text:p>
              </table:table-cell>
              <table:table-cell office:value-type="float" office:value="50933500">
                <text:p>50933500</text:p>
              </table:table-cell>
              <table:table-cell office:value-type="float" office:value="50949100">
                <text:p>50949100</text:p>
              </table:table-cell>
              <table:table-cell office:value-type="float" office:value="50945900">
                <text:p>50945900</text:p>
              </table:table-cell>
              <table:table-cell office:value-type="float" office:value="50939300">
                <text:p>50939300</text:p>
              </table:table-cell>
              <table:table-cell office:value-type="float" office:value="50938300">
                <text:p>50938300</text:p>
              </table:table-cell>
              <table:table-cell office:value-type="float" office:value="50940000">
                <text:p>50940000</text:p>
              </table:table-cell>
              <table:table-cell office:value-type="float" office:value="50894700">
                <text:p>50894700</text:p>
              </table:table-cell>
              <table:table-cell office:value-type="float" office:value="50945900">
                <text:p>50945900</text:p>
              </table:table-cell>
              <table:table-cell office:value-type="float" office:value="50902000">
                <text:p>50902000</text:p>
              </table:table-cell>
              <table:table-cell office:value-type="float" office:value="50943700">
                <text:p>50943700</text:p>
              </table:table-cell>
              <table:table-cell office:value-type="float" office:value="50937400">
                <text:p>50937400</text:p>
              </table:table-cell>
              <table:table-cell office:value-type="float" office:value="50934800">
                <text:p>50934800</text:p>
              </table:table-cell>
              <table:table-cell office:value-type="float" office:value="50915300">
                <text:p>50915300</text:p>
              </table:table-cell>
              <table:table-cell office:value-type="float" office:value="50923800">
                <text:p>50923800</text:p>
              </table:table-cell>
              <table:table-cell office:value-type="float" office:value="50951900">
                <text:p>50951900</text:p>
              </table:table-cell>
              <table:table-cell office:value-type="float" office:value="50908100">
                <text:p>50908100</text:p>
              </table:table-cell>
              <table:table-cell office:value-type="float" office:value="50947300">
                <text:p>50947300</text:p>
              </table:table-cell>
              <table:table-cell office:value-type="float" office:value="50952100">
                <text:p>50952100</text:p>
              </table:table-cell>
              <table:table-cell office:value-type="float" office:value="50938700">
                <text:p>50938700</text:p>
              </table:table-cell>
              <table:table-cell office:value-type="float" office:value="50942300">
                <text:p>50942300</text:p>
              </table:table-cell>
              <table:table-cell office:value-type="float" office:value="50939800">
                <text:p>50939800</text:p>
              </table:table-cell>
              <table:table-cell office:value-type="float" office:value="50942500">
                <text:p>50942500</text:p>
              </table:table-cell>
              <table:table-cell office:value-type="float" office:value="50937700">
                <text:p>50937700</text:p>
              </table:table-cell>
              <table:table-cell office:value-type="float" office:value="50924000">
                <text:p>50924000</text:p>
              </table:table-cell>
              <table:table-cell office:value-type="float" office:value="50951800">
                <text:p>50951800</text:p>
              </table:table-cell>
              <table:table-cell office:value-type="float" office:value="50930700">
                <text:p>50930700</text:p>
              </table:table-cell>
              <table:table-cell office:value-type="float" office:value="50919400">
                <text:p>50919400</text:p>
              </table:table-cell>
              <table:table-cell office:value-type="float" office:value="50942500">
                <text:p>50942500</text:p>
              </table:table-cell>
              <table:table-cell office:value-type="float" office:value="50942800">
                <text:p>50942800</text:p>
              </table:table-cell>
              <table:table-cell office:value-type="float" office:value="50936800">
                <text:p>50936800</text:p>
              </table:table-cell>
              <table:table-cell office:value-type="float" office:value="50951600">
                <text:p>50951600</text:p>
              </table:table-cell>
              <table:table-cell office:value-type="float" office:value="50949800">
                <text:p>50949800</text:p>
              </table:table-cell>
              <table:table-cell office:value-type="float" office:value="50948700">
                <text:p>50948700</text:p>
              </table:table-cell>
              <table:table-cell office:value-type="float" office:value="50954500">
                <text:p>50954500</text:p>
              </table:table-cell>
              <table:table-cell office:value-type="float" office:value="50928700">
                <text:p>50928700</text:p>
              </table:table-cell>
              <table:table-cell office:value-type="float" office:value="50949800">
                <text:p>50949800</text:p>
              </table:table-cell>
              <table:table-cell office:value-type="float" office:value="50934300">
                <text:p>50934300</text:p>
              </table:table-cell>
              <table:table-cell office:value-type="float" office:value="50935800">
                <text:p>50935800</text:p>
              </table:table-cell>
              <table:table-cell office:value-type="float" office:value="50920200">
                <text:p>50920200</text:p>
              </table:table-cell>
              <table:table-cell office:value-type="float" office:value="50953000">
                <text:p>50953000</text:p>
              </table:table-cell>
              <table:table-cell office:value-type="float" office:value="50951300">
                <text:p>50951300</text:p>
              </table:table-cell>
              <table:table-cell office:value-type="float" office:value="50946900">
                <text:p>50946900</text:p>
              </table:table-cell>
              <table:table-cell office:value-type="float" office:value="50916900">
                <text:p>50916900</text:p>
              </table:table-cell>
              <table:table-cell office:value-type="float" office:value="50941100">
                <text:p>50941100</text:p>
              </table:table-cell>
              <table:table-cell office:value-type="float" office:value="50941500">
                <text:p>50941500</text:p>
              </table:table-cell>
              <table:table-cell office:value-type="float" office:value="50941100">
                <text:p>50941100</text:p>
              </table:table-cell>
              <table:table-cell office:value-type="float" office:value="50910500">
                <text:p>50910500</text:p>
              </table:table-cell>
              <table:table-cell office:value-type="float" office:value="50954200">
                <text:p>50954200</text:p>
              </table:table-cell>
              <table:table-cell office:value-type="float" office:value="50949800">
                <text:p>50949800</text:p>
              </table:table-cell>
              <table:table-cell office:value-type="float" office:value="50952800">
                <text:p>50952800</text:p>
              </table:table-cell>
              <table:table-cell office:value-type="float" office:value="50949600">
                <text:p>50949600</text:p>
              </table:table-cell>
              <table:table-cell office:value-type="float" office:value="50944900">
                <text:p>50944900</text:p>
              </table:table-cell>
              <table:table-cell office:value-type="float" office:value="50947100">
                <text:p>50947100</text:p>
              </table:table-cell>
              <table:table-cell office:value-type="float" office:value="50939800">
                <text:p>50939800</text:p>
              </table:table-cell>
              <table:table-cell office:value-type="float" office:value="50943900">
                <text:p>50943900</text:p>
              </table:table-cell>
              <table:table-cell office:value-type="float" office:value="50952100">
                <text:p>50952100</text:p>
              </table:table-cell>
              <table:table-cell office:value-type="float" office:value="50943500">
                <text:p>50943500</text:p>
              </table:table-cell>
              <table:table-cell office:value-type="float" office:value="50951100">
                <text:p>50951100</text:p>
              </table:table-cell>
              <table:table-cell office:value-type="float" office:value="50952900">
                <text:p>50952900</text:p>
              </table:table-cell>
              <table:table-cell office:value-type="float" office:value="50925900">
                <text:p>50925900</text:p>
              </table:table-cell>
              <table:table-cell office:value-type="float" office:value="50939600">
                <text:p>50939600</text:p>
              </table:table-cell>
              <table:table-cell office:value-type="float" office:value="50939000">
                <text:p>50939000</text:p>
              </table:table-cell>
              <table:table-cell office:value-type="float" office:value="50938300">
                <text:p>50938300</text:p>
              </table:table-cell>
              <table:table-cell office:value-type="float" office:value="50950500">
                <text:p>50950500</text:p>
              </table:table-cell>
              <table:table-cell office:value-type="float" office:value="50949500">
                <text:p>50949500</text:p>
              </table:table-cell>
              <table:table-cell office:value-type="float" office:value="50947000">
                <text:p>50947000</text:p>
              </table:table-cell>
              <table:table-cell office:value-type="float" office:value="50947800">
                <text:p>50947800</text:p>
              </table:table-cell>
              <table:table-cell office:value-type="float" office:value="50952000">
                <text:p>50952000</text:p>
              </table:table-cell>
              <table:table-cell office:value-type="float" office:value="50942900">
                <text:p>50942900</text:p>
              </table:table-cell>
              <table:table-cell office:value-type="float" office:value="50951000">
                <text:p>50951000</text:p>
              </table:table-cell>
              <table:table-cell office:value-type="float" office:value="50952600">
                <text:p>50952600</text:p>
              </table:table-cell>
              <table:table-cell office:value-type="float" office:value="50948300">
                <text:p>50948300</text:p>
              </table:table-cell>
              <table:table-cell office:value-type="float" office:value="50948800">
                <text:p>50948800</text:p>
              </table:table-cell>
              <table:table-cell office:value-type="float" office:value="50935500">
                <text:p>50935500</text:p>
              </table:table-cell>
              <table:table-cell office:value-type="float" office:value="50932600">
                <text:p>50932600</text:p>
              </table:table-cell>
              <table:table-cell office:value-type="float" office:value="50941100">
                <text:p>50941100</text:p>
              </table:table-cell>
              <table:table-cell office:value-type="float" office:value="50945400">
                <text:p>50945400</text:p>
              </table:table-cell>
              <table:table-cell office:value-type="float" office:value="50927600">
                <text:p>50927600</text:p>
              </table:table-cell>
              <table:table-cell office:value-type="float" office:value="50948200">
                <text:p>50948200</text:p>
              </table:table-cell>
              <table:table-cell office:value-type="float" office:value="50938300">
                <text:p>50938300</text:p>
              </table:table-cell>
              <table:table-cell office:value-type="float" office:value="50925700">
                <text:p>50925700</text:p>
              </table:table-cell>
              <table:table-cell office:value-type="float" office:value="50929200">
                <text:p>50929200</text:p>
              </table:table-cell>
              <table:table-cell office:value-type="float" office:value="50939800">
                <text:p>50939800</text:p>
              </table:table-cell>
              <table:table-cell office:value-type="float" office:value="50926100">
                <text:p>50926100</text:p>
              </table:table-cell>
              <table:table-cell office:value-type="float" office:value="50929300">
                <text:p>50929300</text:p>
              </table:table-cell>
              <table:table-cell office:value-type="float" office:value="50944400">
                <text:p>50944400</text:p>
              </table:table-cell>
              <table:table-cell office:value-type="float" office:value="50952100">
                <text:p>50952100</text:p>
              </table:table-cell>
              <table:table-cell office:value-type="float" office:value="50949100">
                <text:p>50949100</text:p>
              </table:table-cell>
              <table:table-cell office:value-type="float" office:value="50925700">
                <text:p>50925700</text:p>
              </table:table-cell>
              <table:table-cell office:value-type="float" office:value="50947000">
                <text:p>50947000</text:p>
              </table:table-cell>
              <table:table-cell office:value-type="float" office:value="50950700">
                <text:p>50950700</text:p>
              </table:table-cell>
              <table:table-cell office:value-type="float" office:value="50936600">
                <text:p>50936600</text:p>
              </table:table-cell>
              <table:table-cell office:value-type="float" office:value="50944900">
                <text:p>50944900</text:p>
              </table:table-cell>
              <table:table-cell office:value-type="float" office:value="50927700">
                <text:p>50927700</text:p>
              </table:table-cell>
              <table:table-cell office:value-type="float" office:value="50919300">
                <text:p>50919300</text:p>
              </table:table-cell>
              <table:table-cell office:value-type="float" office:value="50913300">
                <text:p>50913300</text:p>
              </table:table-cell>
              <table:table-cell office:value-type="float" office:value="50952800">
                <text:p>50952800</text:p>
              </table:table-cell>
              <table:table-cell office:value-type="float" office:value="50946100">
                <text:p>50946100</text:p>
              </table:table-cell>
              <table:table-cell office:value-type="float" office:value="50950600">
                <text:p>50950600</text:p>
              </table:table-cell>
              <table:table-cell office:value-type="float" office:value="50942500">
                <text:p>50942500</text:p>
              </table:table-cell>
              <table:table-cell office:value-type="float" office:value="50941800">
                <text:p>50941800</text:p>
              </table:table-cell>
              <table:table-cell office:value-type="float" office:value="50949000">
                <text:p>50949000</text:p>
              </table:table-cell>
              <table:table-cell office:value-type="float" office:value="50947200">
                <text:p>50947200</text:p>
              </table:table-cell>
              <table:table-cell office:value-type="float" office:value="50935600">
                <text:p>50935600</text:p>
              </table:table-cell>
              <table:table-cell office:value-type="float" office:value="50912500">
                <text:p>50912500</text:p>
              </table:table-cell>
              <table:table-cell office:value-type="float" office:value="50929600">
                <text:p>50929600</text:p>
              </table:table-cell>
              <table:table-cell office:value-type="float" office:value="50936300">
                <text:p>50936300</text:p>
              </table:table-cell>
              <table:table-cell office:value-type="float" office:value="50947200">
                <text:p>50947200</text:p>
              </table:table-cell>
              <table:table-cell office:value-type="float" office:value="50948500">
                <text:p>50948500</text:p>
              </table:table-cell>
              <table:table-cell office:value-type="float" office:value="50935400">
                <text:p>50935400</text:p>
              </table:table-cell>
              <table:table-cell office:value-type="float" office:value="50941300">
                <text:p>50941300</text:p>
              </table:table-cell>
              <table:table-cell office:value-type="float" office:value="50938400">
                <text:p>50938400</text:p>
              </table:table-cell>
              <table:table-cell office:value-type="float" office:value="50951500">
                <text:p>50951500</text:p>
              </table:table-cell>
              <table:table-cell office:value-type="float" office:value="50947600">
                <text:p>50947600</text:p>
              </table:table-cell>
              <table:table-cell office:value-type="float" office:value="50944300">
                <text:p>50944300</text:p>
              </table:table-cell>
              <table:table-cell office:value-type="float" office:value="50942500">
                <text:p>50942500</text:p>
              </table:table-cell>
              <table:table-cell office:value-type="float" office:value="50910900">
                <text:p>50910900</text:p>
              </table:table-cell>
              <table:table-cell office:value-type="float" office:value="50925300">
                <text:p>50925300</text:p>
              </table:table-cell>
              <table:table-cell office:value-type="float" office:value="50973600">
                <text:p>50973600</text:p>
              </table:table-cell>
              <table:table-cell office:value-type="float" office:value="50978100">
                <text:p>50978100</text:p>
              </table:table-cell>
              <table:table-cell office:value-type="float" office:value="50968800">
                <text:p>50968800</text:p>
              </table:table-cell>
              <table:table-cell office:value-type="float" office:value="50904800">
                <text:p>50904800</text:p>
              </table:table-cell>
              <table:table-cell office:value-type="float" office:value="50980600">
                <text:p>50980600</text:p>
              </table:table-cell>
              <table:table-cell office:value-type="float" office:value="50979200">
                <text:p>50979200</text:p>
              </table:table-cell>
              <table:table-cell office:value-type="float" office:value="50948600">
                <text:p>50948600</text:p>
              </table:table-cell>
              <table:table-cell office:value-type="float" office:value="50977800">
                <text:p>50977800</text:p>
              </table:table-cell>
              <table:table-cell office:value-type="float" office:value="50958900">
                <text:p>50958900</text:p>
              </table:table-cell>
              <table:table-cell office:value-type="float" office:value="50947000">
                <text:p>50947000</text:p>
              </table:table-cell>
              <table:table-cell office:value-type="float" office:value="50979900">
                <text:p>50979900</text:p>
              </table:table-cell>
              <table:table-cell office:value-type="float" office:value="50977900">
                <text:p>50977900</text:p>
              </table:table-cell>
              <table:table-cell office:value-type="float" office:value="50977100">
                <text:p>50977100</text:p>
              </table:table-cell>
              <table:table-cell office:value-type="float" office:value="50946600">
                <text:p>50946600</text:p>
              </table:table-cell>
              <table:table-cell office:value-type="float" office:value="50960500">
                <text:p>50960500</text:p>
              </table:table-cell>
              <table:table-cell office:value-type="float" office:value="50965100">
                <text:p>50965100</text:p>
              </table:table-cell>
              <table:table-cell office:value-type="float" office:value="50979300">
                <text:p>50979300</text:p>
              </table:table-cell>
              <table:table-cell office:value-type="float" office:value="50977800">
                <text:p>50977800</text:p>
              </table:table-cell>
              <table:table-cell office:value-type="float" office:value="50949200">
                <text:p>50949200</text:p>
              </table:table-cell>
              <table:table-cell office:value-type="float" office:value="50976000">
                <text:p>50976000</text:p>
              </table:table-cell>
              <table:table-cell office:value-type="float" office:value="50958700">
                <text:p>50958700</text:p>
              </table:table-cell>
              <table:table-cell office:value-type="float" office:value="50980100">
                <text:p>50980100</text:p>
              </table:table-cell>
              <table:table-cell office:value-type="float" office:value="50980200">
                <text:p>50980200</text:p>
              </table:table-cell>
              <table:table-cell office:value-type="float" office:value="50952300">
                <text:p>50952300</text:p>
              </table:table-cell>
              <table:table-cell office:value-type="float" office:value="50970800">
                <text:p>50970800</text:p>
              </table:table-cell>
              <table:table-cell office:value-type="float" office:value="50969100">
                <text:p>50969100</text:p>
              </table:table-cell>
              <table:table-cell office:value-type="float" office:value="50977700">
                <text:p>50977700</text:p>
              </table:table-cell>
              <table:table-cell office:value-type="float" office:value="50979300">
                <text:p>50979300</text:p>
              </table:table-cell>
              <table:table-cell office:value-type="float" office:value="50974600">
                <text:p>50974600</text:p>
              </table:table-cell>
              <table:table-cell office:value-type="float" office:value="50931300">
                <text:p>50931300</text:p>
              </table:table-cell>
              <table:table-cell office:value-type="float" office:value="50978300">
                <text:p>50978300</text:p>
              </table:table-cell>
              <table:table-cell office:value-type="float" office:value="50980000">
                <text:p>50980000</text:p>
              </table:table-cell>
              <table:table-cell office:value-type="float" office:value="50977100">
                <text:p>50977100</text:p>
              </table:table-cell>
              <table:table-cell office:value-type="float" office:value="50973900">
                <text:p>50973900</text:p>
              </table:table-cell>
              <table:table-cell office:value-type="float" office:value="50974000">
                <text:p>50974000</text:p>
              </table:table-cell>
              <table:table-cell office:value-type="float" office:value="50949200">
                <text:p>50949200</text:p>
              </table:table-cell>
              <table:table-cell office:value-type="float" office:value="50944800">
                <text:p>50944800</text:p>
              </table:table-cell>
              <table:table-cell office:value-type="float" office:value="50969600">
                <text:p>50969600</text:p>
              </table:table-cell>
              <table:table-cell office:value-type="float" office:value="50960100">
                <text:p>50960100</text:p>
              </table:table-cell>
              <table:table-cell office:value-type="float" office:value="50957700">
                <text:p>50957700</text:p>
              </table:table-cell>
              <table:table-cell office:value-type="float" office:value="50976900">
                <text:p>50976900</text:p>
              </table:table-cell>
              <table:table-cell office:value-type="float" office:value="50971200">
                <text:p>50971200</text:p>
              </table:table-cell>
              <table:table-cell office:value-type="float" office:value="50973300">
                <text:p>50973300</text:p>
              </table:table-cell>
              <table:table-cell office:value-type="float" office:value="50963700">
                <text:p>50963700</text:p>
              </table:table-cell>
              <table:table-cell office:value-type="float" office:value="50976900">
                <text:p>50976900</text:p>
              </table:table-cell>
              <table:table-cell office:value-type="float" office:value="50966200">
                <text:p>50966200</text:p>
              </table:table-cell>
              <table:table-cell office:value-type="float" office:value="50957700">
                <text:p>50957700</text:p>
              </table:table-cell>
              <table:table-cell office:value-type="float" office:value="50967900">
                <text:p>50967900</text:p>
              </table:table-cell>
              <table:table-cell office:value-type="float" office:value="50961900">
                <text:p>50961900</text:p>
              </table:table-cell>
              <table:table-cell office:value-type="float" office:value="50979700">
                <text:p>50979700</text:p>
              </table:table-cell>
              <table:table-cell office:value-type="float" office:value="50951100">
                <text:p>50951100</text:p>
              </table:table-cell>
              <table:table-cell office:value-type="float" office:value="50968000">
                <text:p>50968000</text:p>
              </table:table-cell>
              <table:table-cell office:value-type="float" office:value="50968700">
                <text:p>50968700</text:p>
              </table:table-cell>
              <table:table-cell office:value-type="float" office:value="50977900">
                <text:p>50977900</text:p>
              </table:table-cell>
              <table:table-cell office:value-type="float" office:value="50972900">
                <text:p>50972900</text:p>
              </table:table-cell>
              <table:table-cell office:value-type="float" office:value="50963900">
                <text:p>50963900</text:p>
              </table:table-cell>
              <table:table-cell office:value-type="float" office:value="50970500">
                <text:p>50970500</text:p>
              </table:table-cell>
              <table:table-cell office:value-type="float" office:value="50980500">
                <text:p>50980500</text:p>
              </table:table-cell>
              <table:table-cell office:value-type="float" office:value="50974700">
                <text:p>50974700</text:p>
              </table:table-cell>
              <table:table-cell office:value-type="float" office:value="50958700">
                <text:p>50958700</text:p>
              </table:table-cell>
              <table:table-cell office:value-type="float" office:value="50977100">
                <text:p>50977100</text:p>
              </table:table-cell>
              <table:table-cell office:value-type="float" office:value="50962500">
                <text:p>50962500</text:p>
              </table:table-cell>
              <table:table-cell office:value-type="float" office:value="50956400">
                <text:p>50956400</text:p>
              </table:table-cell>
              <table:table-cell office:value-type="float" office:value="50962300">
                <text:p>50962300</text:p>
              </table:table-cell>
              <table:table-cell office:value-type="float" office:value="50972800">
                <text:p>50972800</text:p>
              </table:table-cell>
              <table:table-cell office:value-type="float" office:value="50968500">
                <text:p>50968500</text:p>
              </table:table-cell>
              <table:table-cell office:value-type="float" office:value="50972800">
                <text:p>50972800</text:p>
              </table:table-cell>
              <table:table-cell office:value-type="float" office:value="50973600">
                <text:p>50973600</text:p>
              </table:table-cell>
              <table:table-cell office:value-type="float" office:value="50960700">
                <text:p>50960700</text:p>
              </table:table-cell>
              <table:table-cell office:value-type="float" office:value="50979400">
                <text:p>50979400</text:p>
              </table:table-cell>
              <table:table-cell office:value-type="float" office:value="50963400">
                <text:p>50963400</text:p>
              </table:table-cell>
              <table:table-cell office:value-type="float" office:value="50977400">
                <text:p>50977400</text:p>
              </table:table-cell>
              <table:table-cell office:value-type="float" office:value="50956100">
                <text:p>50956100</text:p>
              </table:table-cell>
              <table:table-cell office:value-type="float" office:value="50977700">
                <text:p>50977700</text:p>
              </table:table-cell>
              <table:table-cell office:value-type="float" office:value="50969300">
                <text:p>50969300</text:p>
              </table:table-cell>
              <table:table-cell office:value-type="float" office:value="50965100">
                <text:p>50965100</text:p>
              </table:table-cell>
              <table:table-cell office:value-type="float" office:value="50977100">
                <text:p>50977100</text:p>
              </table:table-cell>
              <table:table-cell office:value-type="float" office:value="50980700">
                <text:p>50980700</text:p>
              </table:table-cell>
              <table:table-cell office:value-type="float" office:value="50974200">
                <text:p>50974200</text:p>
              </table:table-cell>
              <table:table-cell office:value-type="float" office:value="50977700">
                <text:p>50977700</text:p>
              </table:table-cell>
              <table:table-cell office:value-type="float" office:value="50979700">
                <text:p>50979700</text:p>
              </table:table-cell>
              <table:table-cell office:value-type="float" office:value="50978200">
                <text:p>50978200</text:p>
              </table:table-cell>
              <table:table-cell office:value-type="float" office:value="50957800">
                <text:p>50957800</text:p>
              </table:table-cell>
              <table:table-cell office:value-type="float" office:value="50887900">
                <text:p>50887900</text:p>
              </table:table-cell>
              <table:table-cell office:value-type="float" office:value="50941700">
                <text:p>50941700</text:p>
              </table:table-cell>
              <table:table-cell office:value-type="float" office:value="50957100">
                <text:p>50957100</text:p>
              </table:table-cell>
              <table:table-cell office:value-type="float" office:value="50974300">
                <text:p>50974300</text:p>
              </table:table-cell>
              <table:table-cell office:value-type="float" office:value="50978000">
                <text:p>50978000</text:p>
              </table:table-cell>
              <table:table-cell office:value-type="float" office:value="50935500">
                <text:p>50935500</text:p>
              </table:table-cell>
              <table:table-cell office:value-type="float" office:value="50972200">
                <text:p>50972200</text:p>
              </table:table-cell>
              <table:table-cell office:value-type="float" office:value="50965000">
                <text:p>50965000</text:p>
              </table:table-cell>
              <table:table-cell office:value-type="float" office:value="50972500">
                <text:p>50972500</text:p>
              </table:table-cell>
              <table:table-cell office:value-type="float" office:value="50965200">
                <text:p>50965200</text:p>
              </table:table-cell>
              <table:table-cell office:value-type="float" office:value="50951600">
                <text:p>50951600</text:p>
              </table:table-cell>
              <table:table-cell office:value-type="float" office:value="50942100">
                <text:p>50942100</text:p>
              </table:table-cell>
              <table:table-cell office:value-type="float" office:value="50978400">
                <text:p>50978400</text:p>
              </table:table-cell>
              <table:table-cell office:value-type="float" office:value="50964100">
                <text:p>50964100</text:p>
              </table:table-cell>
              <table:table-cell office:value-type="float" office:value="50958800">
                <text:p>50958800</text:p>
              </table:table-cell>
              <table:table-cell office:value-type="float" office:value="50959400">
                <text:p>50959400</text:p>
              </table:table-cell>
              <table:table-cell office:value-type="float" office:value="50953200">
                <text:p>50953200</text:p>
              </table:table-cell>
              <table:table-cell office:value-type="float" office:value="50964200">
                <text:p>50964200</text:p>
              </table:table-cell>
              <table:table-cell office:value-type="float" office:value="50979200">
                <text:p>50979200</text:p>
              </table:table-cell>
              <table:table-cell office:value-type="float" office:value="50962700">
                <text:p>50962700</text:p>
              </table:table-cell>
              <table:table-cell office:value-type="float" office:value="50976300">
                <text:p>50976300</text:p>
              </table:table-cell>
              <table:table-cell office:value-type="float" office:value="50937600">
                <text:p>50937600</text:p>
              </table:table-cell>
              <table:table-cell office:value-type="float" office:value="50978200">
                <text:p>50978200</text:p>
              </table:table-cell>
              <table:table-cell office:value-type="float" office:value="50953500">
                <text:p>50953500</text:p>
              </table:table-cell>
              <table:table-cell office:value-type="float" office:value="50951800">
                <text:p>50951800</text:p>
              </table:table-cell>
              <table:table-cell office:value-type="float" office:value="50957600">
                <text:p>50957600</text:p>
              </table:table-cell>
              <table:table-cell office:value-type="float" office:value="50966100">
                <text:p>50966100</text:p>
              </table:table-cell>
              <table:table-cell office:value-type="float" office:value="50977300">
                <text:p>50977300</text:p>
              </table:table-cell>
              <table:table-cell office:value-type="float" office:value="50928000">
                <text:p>50928000</text:p>
              </table:table-cell>
              <table:table-cell office:value-type="float" office:value="50973500">
                <text:p>50973500</text:p>
              </table:table-cell>
              <table:table-cell office:value-type="float" office:value="50954300">
                <text:p>50954300</text:p>
              </table:table-cell>
              <table:table-cell office:value-type="float" office:value="50973600">
                <text:p>50973600</text:p>
              </table:table-cell>
              <table:table-cell office:value-type="float" office:value="50946400">
                <text:p>50946400</text:p>
              </table:table-cell>
              <table:table-cell office:value-type="float" office:value="50974600">
                <text:p>50974600</text:p>
              </table:table-cell>
              <table:table-cell office:value-type="float" office:value="50959300">
                <text:p>50959300</text:p>
              </table:table-cell>
              <table:table-cell office:value-type="float" office:value="50959300">
                <text:p>50959300</text:p>
              </table:table-cell>
              <table:table-cell office:value-type="float" office:value="50980500">
                <text:p>50980500</text:p>
              </table:table-cell>
              <table:table-cell office:value-type="float" office:value="50926500">
                <text:p>50926500</text:p>
              </table:table-cell>
              <table:table-cell office:value-type="float" office:value="50972900">
                <text:p>50972900</text:p>
              </table:table-cell>
              <table:table-cell office:value-type="float" office:value="50973000">
                <text:p>50973000</text:p>
              </table:table-cell>
              <table:table-cell office:value-type="float" office:value="50944100">
                <text:p>50944100</text:p>
              </table:table-cell>
              <table:table-cell office:value-type="float" office:value="50977100">
                <text:p>50977100</text:p>
              </table:table-cell>
              <table:table-cell office:value-type="float" office:value="50959000">
                <text:p>50959000</text:p>
              </table:table-cell>
              <table:table-cell office:value-type="float" office:value="50979700">
                <text:p>50979700</text:p>
              </table:table-cell>
              <table:table-cell office:value-type="float" office:value="50961800">
                <text:p>50961800</text:p>
              </table:table-cell>
              <table:table-cell office:value-type="float" office:value="50978700">
                <text:p>50978700</text:p>
              </table:table-cell>
              <table:table-cell office:value-type="float" office:value="50971100">
                <text:p>50971100</text:p>
              </table:table-cell>
              <table:table-cell office:value-type="float" office:value="50930000">
                <text:p>50930000</text:p>
              </table:table-cell>
              <table:table-cell office:value-type="float" office:value="50934800">
                <text:p>50934800</text:p>
              </table:table-cell>
              <table:table-cell office:value-type="float" office:value="50961400">
                <text:p>50961400</text:p>
              </table:table-cell>
              <table:table-cell office:value-type="float" office:value="50973700">
                <text:p>50973700</text:p>
              </table:table-cell>
              <table:table-cell office:value-type="float" office:value="50971300">
                <text:p>50971300</text:p>
              </table:table-cell>
              <table:table-cell office:value-type="float" office:value="50953400">
                <text:p>50953400</text:p>
              </table:table-cell>
              <table:table-cell office:value-type="float" office:value="50979600">
                <text:p>50979600</text:p>
              </table:table-cell>
              <table:table-cell office:value-type="float" office:value="50971000">
                <text:p>50971000</text:p>
              </table:table-cell>
              <table:table-cell office:value-type="float" office:value="50949800">
                <text:p>50949800</text:p>
              </table:table-cell>
              <table:table-cell office:value-type="float" office:value="50977100">
                <text:p>50977100</text:p>
              </table:table-cell>
              <table:table-cell office:value-type="float" office:value="50974900">
                <text:p>50974900</text:p>
              </table:table-cell>
              <table:table-cell office:value-type="float" office:value="50967200">
                <text:p>50967200</text:p>
              </table:table-cell>
              <table:table-cell office:value-type="float" office:value="50976000">
                <text:p>50976000</text:p>
              </table:table-cell>
              <table:table-cell office:value-type="float" office:value="50949200">
                <text:p>50949200</text:p>
              </table:table-cell>
              <table:table-cell office:value-type="float" office:value="50974900">
                <text:p>50974900</text:p>
              </table:table-cell>
              <table:table-cell office:value-type="float" office:value="50971900">
                <text:p>50971900</text:p>
              </table:table-cell>
              <table:table-cell office:value-type="float" office:value="50972500">
                <text:p>50972500</text:p>
              </table:table-cell>
              <table:table-cell office:value-type="float" office:value="50968600">
                <text:p>50968600</text:p>
              </table:table-cell>
              <table:table-cell office:value-type="float" office:value="50968900">
                <text:p>50968900</text:p>
              </table:table-cell>
              <table:table-cell office:value-type="float" office:value="50968200">
                <text:p>50968200</text:p>
              </table:table-cell>
              <table:table-cell office:value-type="float" office:value="50958500">
                <text:p>50958500</text:p>
              </table:table-cell>
              <table:table-cell office:value-type="float" office:value="50960600">
                <text:p>50960600</text:p>
              </table:table-cell>
              <table:table-cell office:value-type="float" office:value="50979300">
                <text:p>50979300</text:p>
              </table:table-cell>
              <table:table-cell office:value-type="float" office:value="50981400">
                <text:p>50981400</text:p>
              </table:table-cell>
              <table:table-cell office:value-type="float" office:value="50902000">
                <text:p>50902000</text:p>
              </table:table-cell>
              <table:table-cell office:value-type="float" office:value="50971300">
                <text:p>50971300</text:p>
              </table:table-cell>
              <table:table-cell office:value-type="float" office:value="50920800">
                <text:p>50920800</text:p>
              </table:table-cell>
              <table:table-cell office:value-type="float" office:value="50979800">
                <text:p>50979800</text:p>
              </table:table-cell>
              <table:table-cell office:value-type="float" office:value="50959900">
                <text:p>50959900</text:p>
              </table:table-cell>
              <table:table-cell office:value-type="float" office:value="50971900">
                <text:p>50971900</text:p>
              </table:table-cell>
              <table:table-cell office:value-type="float" office:value="50938600">
                <text:p>50938600</text:p>
              </table:table-cell>
              <table:table-cell office:value-type="float" office:value="50954800">
                <text:p>50954800</text:p>
              </table:table-cell>
              <table:table-cell office:value-type="float" office:value="50966200">
                <text:p>50966200</text:p>
              </table:table-cell>
              <table:table-cell office:value-type="float" office:value="50957700">
                <text:p>50957700</text:p>
              </table:table-cell>
              <table:table-cell office:value-type="float" office:value="50969100">
                <text:p>50969100</text:p>
              </table:table-cell>
              <table:table-cell office:value-type="float" office:value="50961800">
                <text:p>50961800</text:p>
              </table:table-cell>
              <table:table-cell office:value-type="float" office:value="50971700">
                <text:p>50971700</text:p>
              </table:table-cell>
              <table:table-cell office:value-type="float" office:value="50975700">
                <text:p>50975700</text:p>
              </table:table-cell>
              <table:table-cell office:value-type="float" office:value="50960800">
                <text:p>50960800</text:p>
              </table:table-cell>
              <table:table-cell office:value-type="float" office:value="50941700">
                <text:p>50941700</text:p>
              </table:table-cell>
              <table:table-cell office:value-type="float" office:value="50968500">
                <text:p>50968500</text:p>
              </table:table-cell>
              <table:table-cell office:value-type="float" office:value="50972700">
                <text:p>50972700</text:p>
              </table:table-cell>
              <table:table-cell office:value-type="float" office:value="50966100">
                <text:p>50966100</text:p>
              </table:table-cell>
              <table:table-cell office:value-type="float" office:value="50977000">
                <text:p>50977000</text:p>
              </table:table-cell>
              <table:table-cell office:value-type="float" office:value="50978700">
                <text:p>50978700</text:p>
              </table:table-cell>
              <table:table-cell office:value-type="float" office:value="50948100">
                <text:p>50948100</text:p>
              </table:table-cell>
              <table:table-cell office:value-type="float" office:value="50966900">
                <text:p>50966900</text:p>
              </table:table-cell>
              <table:table-cell office:value-type="float" office:value="50938500">
                <text:p>50938500</text:p>
              </table:table-cell>
              <table:table-cell office:value-type="float" office:value="50974100">
                <text:p>50974100</text:p>
              </table:table-cell>
              <table:table-cell office:value-type="float" office:value="50979100">
                <text:p>50979100</text:p>
              </table:table-cell>
              <table:table-cell office:value-type="float" office:value="50955500">
                <text:p>50955500</text:p>
              </table:table-cell>
              <table:table-cell office:value-type="float" office:value="50909200">
                <text:p>50909200</text:p>
              </table:table-cell>
              <table:table-cell office:value-type="float" office:value="50970700">
                <text:p>50970700</text:p>
              </table:table-cell>
              <table:table-cell office:value-type="float" office:value="50938600">
                <text:p>50938600</text:p>
              </table:table-cell>
              <table:table-cell office:value-type="float" office:value="50980500">
                <text:p>50980500</text:p>
              </table:table-cell>
              <table:table-cell office:value-type="float" office:value="50974800">
                <text:p>50974800</text:p>
              </table:table-cell>
              <table:table-cell office:value-type="float" office:value="50978500">
                <text:p>50978500</text:p>
              </table:table-cell>
              <table:table-cell office:value-type="float" office:value="50971200">
                <text:p>50971200</text:p>
              </table:table-cell>
              <table:table-cell office:value-type="float" office:value="50977600">
                <text:p>50977600</text:p>
              </table:table-cell>
              <table:table-cell office:value-type="float" office:value="50976600">
                <text:p>50976600</text:p>
              </table:table-cell>
              <table:table-cell office:value-type="float" office:value="50950800">
                <text:p>50950800</text:p>
              </table:table-cell>
              <table:table-cell office:value-type="float" office:value="50976100">
                <text:p>50976100</text:p>
              </table:table-cell>
              <table:table-cell office:value-type="float" office:value="50970800">
                <text:p>50970800</text:p>
              </table:table-cell>
              <table:table-cell office:value-type="float" office:value="50977900">
                <text:p>50977900</text:p>
              </table:table-cell>
              <table:table-cell office:value-type="float" office:value="50965000">
                <text:p>50965000</text:p>
              </table:table-cell>
              <table:table-cell office:value-type="float" office:value="50979000">
                <text:p>50979000</text:p>
              </table:table-cell>
              <table:table-cell office:value-type="float" office:value="50938700">
                <text:p>50938700</text:p>
              </table:table-cell>
              <table:table-cell office:value-type="float" office:value="50981600">
                <text:p>50981600</text:p>
              </table:table-cell>
              <table:table-cell office:value-type="float" office:value="50979200">
                <text:p>50979200</text:p>
              </table:table-cell>
              <table:table-cell office:value-type="float" office:value="50974000">
                <text:p>50974000</text:p>
              </table:table-cell>
              <table:table-cell office:value-type="float" office:value="50973100">
                <text:p>50973100</text:p>
              </table:table-cell>
              <table:table-cell office:value-type="float" office:value="50980800">
                <text:p>50980800</text:p>
              </table:table-cell>
              <table:table-cell office:value-type="float" office:value="50976000">
                <text:p>50976000</text:p>
              </table:table-cell>
              <table:table-cell office:value-type="float" office:value="50988300">
                <text:p>50988300</text:p>
              </table:table-cell>
              <table:table-cell office:value-type="float" office:value="50991800">
                <text:p>50991800</text:p>
              </table:table-cell>
              <table:table-cell office:value-type="float" office:value="50954700">
                <text:p>50954700</text:p>
              </table:table-cell>
              <table:table-cell office:value-type="float" office:value="50970500">
                <text:p>50970500</text:p>
              </table:table-cell>
              <table:table-cell office:value-type="float" office:value="50991300">
                <text:p>50991300</text:p>
              </table:table-cell>
              <table:table-cell office:value-type="float" office:value="50994300">
                <text:p>50994300</text:p>
              </table:table-cell>
              <table:table-cell office:value-type="float" office:value="50986200">
                <text:p>50986200</text:p>
              </table:table-cell>
              <table:table-cell office:value-type="float" office:value="50990900">
                <text:p>50990900</text:p>
              </table:table-cell>
              <table:table-cell office:value-type="float" office:value="50981500">
                <text:p>50981500</text:p>
              </table:table-cell>
              <table:table-cell office:value-type="float" office:value="50993600">
                <text:p>50993600</text:p>
              </table:table-cell>
              <table:table-cell office:value-type="float" office:value="50994900">
                <text:p>50994900</text:p>
              </table:table-cell>
              <table:table-cell office:value-type="float" office:value="50985700">
                <text:p>50985700</text:p>
              </table:table-cell>
              <table:table-cell office:value-type="float" office:value="50961200">
                <text:p>50961200</text:p>
              </table:table-cell>
              <table:table-cell office:value-type="float" office:value="50985900">
                <text:p>50985900</text:p>
              </table:table-cell>
              <table:table-cell office:value-type="float" office:value="50952800">
                <text:p>50952800</text:p>
              </table:table-cell>
              <table:table-cell office:value-type="float" office:value="50981900">
                <text:p>50981900</text:p>
              </table:table-cell>
              <table:table-cell office:value-type="float" office:value="50988400">
                <text:p>50988400</text:p>
              </table:table-cell>
              <table:table-cell office:value-type="float" office:value="50968400">
                <text:p>50968400</text:p>
              </table:table-cell>
              <table:table-cell office:value-type="float" office:value="50993700">
                <text:p>50993700</text:p>
              </table:table-cell>
              <table:table-cell office:value-type="float" office:value="50997100">
                <text:p>50997100</text:p>
              </table:table-cell>
              <table:table-cell office:value-type="float" office:value="50985800">
                <text:p>50985800</text:p>
              </table:table-cell>
              <table:table-cell office:value-type="float" office:value="50994400">
                <text:p>50994400</text:p>
              </table:table-cell>
              <table:table-cell office:value-type="float" office:value="50976200">
                <text:p>50976200</text:p>
              </table:table-cell>
              <table:table-cell office:value-type="float" office:value="50992000">
                <text:p>50992000</text:p>
              </table:table-cell>
              <table:table-cell office:value-type="float" office:value="50976300">
                <text:p>50976300</text:p>
              </table:table-cell>
              <table:table-cell office:value-type="float" office:value="50985300">
                <text:p>50985300</text:p>
              </table:table-cell>
              <table:table-cell office:value-type="float" office:value="50993700">
                <text:p>50993700</text:p>
              </table:table-cell>
              <table:table-cell office:value-type="float" office:value="50995000">
                <text:p>50995000</text:p>
              </table:table-cell>
              <table:table-cell office:value-type="float" office:value="50995300">
                <text:p>50995300</text:p>
              </table:table-cell>
              <table:table-cell office:value-type="float" office:value="50991900">
                <text:p>50991900</text:p>
              </table:table-cell>
              <table:table-cell office:value-type="float" office:value="50973600">
                <text:p>50973600</text:p>
              </table:table-cell>
              <table:table-cell office:value-type="float" office:value="50993100">
                <text:p>50993100</text:p>
              </table:table-cell>
              <table:table-cell office:value-type="float" office:value="50989500">
                <text:p>50989500</text:p>
              </table:table-cell>
              <table:table-cell office:value-type="float" office:value="50992700">
                <text:p>50992700</text:p>
              </table:table-cell>
              <table:table-cell office:value-type="float" office:value="50979000">
                <text:p>50979000</text:p>
              </table:table-cell>
              <table:table-cell office:value-type="float" office:value="50979900">
                <text:p>50979900</text:p>
              </table:table-cell>
              <table:table-cell office:value-type="float" office:value="50991900">
                <text:p>50991900</text:p>
              </table:table-cell>
              <table:table-cell office:value-type="float" office:value="50971300">
                <text:p>50971300</text:p>
              </table:table-cell>
              <table:table-cell office:value-type="float" office:value="50991600">
                <text:p>50991600</text:p>
              </table:table-cell>
              <table:table-cell office:value-type="float" office:value="50970100">
                <text:p>50970100</text:p>
              </table:table-cell>
              <table:table-cell office:value-type="float" office:value="50991200">
                <text:p>50991200</text:p>
              </table:table-cell>
              <table:table-cell office:value-type="float" office:value="50983900">
                <text:p>50983900</text:p>
              </table:table-cell>
              <table:table-cell office:value-type="float" office:value="50990500">
                <text:p>50990500</text:p>
              </table:table-cell>
              <table:table-cell office:value-type="float" office:value="50993400">
                <text:p>50993400</text:p>
              </table:table-cell>
              <table:table-cell office:value-type="float" office:value="50996100">
                <text:p>50996100</text:p>
              </table:table-cell>
              <table:table-cell office:value-type="float" office:value="50973800">
                <text:p>50973800</text:p>
              </table:table-cell>
              <table:table-cell office:value-type="float" office:value="50988700">
                <text:p>50988700</text:p>
              </table:table-cell>
              <table:table-cell office:value-type="float" office:value="50994400">
                <text:p>50994400</text:p>
              </table:table-cell>
              <table:table-cell office:value-type="float" office:value="50990700">
                <text:p>50990700</text:p>
              </table:table-cell>
              <table:table-cell office:value-type="float" office:value="50982300">
                <text:p>50982300</text:p>
              </table:table-cell>
              <table:table-cell office:value-type="float" office:value="50995600">
                <text:p>50995600</text:p>
              </table:table-cell>
              <table:table-cell office:value-type="float" office:value="50989100">
                <text:p>50989100</text:p>
              </table:table-cell>
              <table:table-cell office:value-type="float" office:value="50967100">
                <text:p>50967100</text:p>
              </table:table-cell>
              <table:table-cell office:value-type="float" office:value="50993500">
                <text:p>50993500</text:p>
              </table:table-cell>
              <table:table-cell office:value-type="float" office:value="50994700">
                <text:p>50994700</text:p>
              </table:table-cell>
              <table:table-cell office:value-type="float" office:value="50958600">
                <text:p>50958600</text:p>
              </table:table-cell>
              <table:table-cell office:value-type="float" office:value="50990700">
                <text:p>50990700</text:p>
              </table:table-cell>
              <table:table-cell office:value-type="float" office:value="50931100">
                <text:p>50931100</text:p>
              </table:table-cell>
              <table:table-cell office:value-type="float" office:value="50986500">
                <text:p>50986500</text:p>
              </table:table-cell>
              <table:table-cell office:value-type="float" office:value="50970700">
                <text:p>50970700</text:p>
              </table:table-cell>
              <table:table-cell office:value-type="float" office:value="50977300">
                <text:p>50977300</text:p>
              </table:table-cell>
              <table:table-cell office:value-type="float" office:value="50988200">
                <text:p>50988200</text:p>
              </table:table-cell>
              <table:table-cell office:value-type="float" office:value="50989500">
                <text:p>50989500</text:p>
              </table:table-cell>
              <table:table-cell office:value-type="float" office:value="50993800">
                <text:p>50993800</text:p>
              </table:table-cell>
              <table:table-cell office:value-type="float" office:value="50989800">
                <text:p>50989800</text:p>
              </table:table-cell>
              <table:table-cell office:value-type="float" office:value="50958800">
                <text:p>50958800</text:p>
              </table:table-cell>
              <table:table-cell office:value-type="float" office:value="50976000">
                <text:p>50976000</text:p>
              </table:table-cell>
              <table:table-cell office:value-type="float" office:value="50993900">
                <text:p>50993900</text:p>
              </table:table-cell>
              <table:table-cell office:value-type="float" office:value="50986600">
                <text:p>50986600</text:p>
              </table:table-cell>
              <table:table-cell office:value-type="float" office:value="50994000">
                <text:p>50994000</text:p>
              </table:table-cell>
              <table:table-cell office:value-type="float" office:value="50954200">
                <text:p>50954200</text:p>
              </table:table-cell>
              <table:table-cell office:value-type="float" office:value="50960800">
                <text:p>50960800</text:p>
              </table:table-cell>
              <table:table-cell office:value-type="float" office:value="50992100">
                <text:p>50992100</text:p>
              </table:table-cell>
              <table:table-cell office:value-type="float" office:value="50969500">
                <text:p>50969500</text:p>
              </table:table-cell>
              <table:table-cell office:value-type="float" office:value="50988500">
                <text:p>50988500</text:p>
              </table:table-cell>
              <table:table-cell office:value-type="float" office:value="50916000">
                <text:p>50916000</text:p>
              </table:table-cell>
              <table:table-cell office:value-type="float" office:value="50990200">
                <text:p>50990200</text:p>
              </table:table-cell>
              <table:table-cell office:value-type="float" office:value="50981600">
                <text:p>50981600</text:p>
              </table:table-cell>
              <table:table-cell office:value-type="float" office:value="50982400">
                <text:p>50982400</text:p>
              </table:table-cell>
              <table:table-cell office:value-type="float" office:value="50979700">
                <text:p>50979700</text:p>
              </table:table-cell>
              <table:table-cell office:value-type="float" office:value="50991400">
                <text:p>50991400</text:p>
              </table:table-cell>
              <table:table-cell office:value-type="float" office:value="50987200">
                <text:p>50987200</text:p>
              </table:table-cell>
              <table:table-cell office:value-type="float" office:value="50976400">
                <text:p>50976400</text:p>
              </table:table-cell>
              <table:table-cell office:value-type="float" office:value="50984600">
                <text:p>50984600</text:p>
              </table:table-cell>
              <table:table-cell office:value-type="float" office:value="50989300">
                <text:p>50989300</text:p>
              </table:table-cell>
              <table:table-cell office:value-type="float" office:value="50973900">
                <text:p>50973900</text:p>
              </table:table-cell>
              <table:table-cell office:value-type="float" office:value="50931100">
                <text:p>50931100</text:p>
              </table:table-cell>
              <table:table-cell office:value-type="float" office:value="50991300">
                <text:p>50991300</text:p>
              </table:table-cell>
              <table:table-cell office:value-type="float" office:value="50989500">
                <text:p>50989500</text:p>
              </table:table-cell>
              <table:table-cell office:value-type="float" office:value="50985800">
                <text:p>50985800</text:p>
              </table:table-cell>
              <table:table-cell office:value-type="float" office:value="50977800">
                <text:p>50977800</text:p>
              </table:table-cell>
              <table:table-cell office:value-type="float" office:value="50987600">
                <text:p>50987600</text:p>
              </table:table-cell>
              <table:table-cell office:value-type="float" office:value="50992300">
                <text:p>50992300</text:p>
              </table:table-cell>
              <table:table-cell office:value-type="float" office:value="50981400">
                <text:p>50981400</text:p>
              </table:table-cell>
              <table:table-cell office:value-type="float" office:value="50995100">
                <text:p>50995100</text:p>
              </table:table-cell>
              <table:table-cell office:value-type="float" office:value="50983800">
                <text:p>50983800</text:p>
              </table:table-cell>
              <table:table-cell office:value-type="float" office:value="50972600">
                <text:p>50972600</text:p>
              </table:table-cell>
              <table:table-cell office:value-type="float" office:value="50982100">
                <text:p>50982100</text:p>
              </table:table-cell>
              <table:table-cell office:value-type="float" office:value="50976600">
                <text:p>50976600</text:p>
              </table:table-cell>
              <table:table-cell office:value-type="float" office:value="50996600">
                <text:p>50996600</text:p>
              </table:table-cell>
              <table:table-cell office:value-type="float" office:value="50899700">
                <text:p>50899700</text:p>
              </table:table-cell>
              <table:table-cell office:value-type="float" office:value="50992700">
                <text:p>50992700</text:p>
              </table:table-cell>
              <table:table-cell office:value-type="float" office:value="50985700">
                <text:p>50985700</text:p>
              </table:table-cell>
              <table:table-cell office:value-type="float" office:value="50986500">
                <text:p>50986500</text:p>
              </table:table-cell>
              <table:table-cell office:value-type="float" office:value="50992700">
                <text:p>50992700</text:p>
              </table:table-cell>
              <table:table-cell office:value-type="float" office:value="50991900">
                <text:p>50991900</text:p>
              </table:table-cell>
              <table:table-cell office:value-type="float" office:value="50966700">
                <text:p>50966700</text:p>
              </table:table-cell>
              <table:table-cell office:value-type="float" office:value="50973800">
                <text:p>50973800</text:p>
              </table:table-cell>
              <table:table-cell office:value-type="float" office:value="50979000">
                <text:p>50979000</text:p>
              </table:table-cell>
              <table:table-cell office:value-type="float" office:value="50990400">
                <text:p>50990400</text:p>
              </table:table-cell>
              <table:table-cell office:value-type="float" office:value="50993200">
                <text:p>50993200</text:p>
              </table:table-cell>
              <table:table-cell office:value-type="float" office:value="50980100">
                <text:p>50980100</text:p>
              </table:table-cell>
              <table:table-cell office:value-type="float" office:value="50974400">
                <text:p>50974400</text:p>
              </table:table-cell>
              <table:table-cell office:value-type="float" office:value="50994600">
                <text:p>50994600</text:p>
              </table:table-cell>
              <table:table-cell office:value-type="float" office:value="50994500">
                <text:p>50994500</text:p>
              </table:table-cell>
              <table:table-cell office:value-type="float" office:value="50983900">
                <text:p>50983900</text:p>
              </table:table-cell>
              <table:table-cell office:value-type="float" office:value="50975900">
                <text:p>50975900</text:p>
              </table:table-cell>
              <table:table-cell office:value-type="float" office:value="50970000">
                <text:p>50970000</text:p>
              </table:table-cell>
              <table:table-cell office:value-type="float" office:value="50987200">
                <text:p>50987200</text:p>
              </table:table-cell>
              <table:table-cell office:value-type="float" office:value="50987400">
                <text:p>50987400</text:p>
              </table:table-cell>
              <table:table-cell office:value-type="float" office:value="50972700">
                <text:p>50972700</text:p>
              </table:table-cell>
              <table:table-cell office:value-type="float" office:value="50993000">
                <text:p>50993000</text:p>
              </table:table-cell>
              <table:table-cell office:value-type="float" office:value="50988900">
                <text:p>50988900</text:p>
              </table:table-cell>
              <table:table-cell office:value-type="float" office:value="50990700">
                <text:p>50990700</text:p>
              </table:table-cell>
              <table:table-cell office:value-type="float" office:value="50995700">
                <text:p>50995700</text:p>
              </table:table-cell>
              <table:table-cell office:value-type="float" office:value="50991600">
                <text:p>50991600</text:p>
              </table:table-cell>
              <table:table-cell office:value-type="float" office:value="50983900">
                <text:p>50983900</text:p>
              </table:table-cell>
              <table:table-cell office:value-type="float" office:value="50992600">
                <text:p>50992600</text:p>
              </table:table-cell>
              <table:table-cell office:value-type="float" office:value="50987100">
                <text:p>50987100</text:p>
              </table:table-cell>
              <table:table-cell office:value-type="float" office:value="50971300">
                <text:p>50971300</text:p>
              </table:table-cell>
              <table:table-cell office:value-type="float" office:value="50986700">
                <text:p>50986700</text:p>
              </table:table-cell>
              <table:table-cell office:value-type="float" office:value="50964300">
                <text:p>50964300</text:p>
              </table:table-cell>
              <table:table-cell office:value-type="float" office:value="50922900">
                <text:p>50922900</text:p>
              </table:table-cell>
              <table:table-cell office:value-type="float" office:value="50994900">
                <text:p>50994900</text:p>
              </table:table-cell>
              <table:table-cell office:value-type="float" office:value="50979100">
                <text:p>50979100</text:p>
              </table:table-cell>
              <table:table-cell office:value-type="float" office:value="50968200">
                <text:p>50968200</text:p>
              </table:table-cell>
              <table:table-cell office:value-type="float" office:value="50987100">
                <text:p>50987100</text:p>
              </table:table-cell>
              <table:table-cell office:value-type="float" office:value="50989700">
                <text:p>50989700</text:p>
              </table:table-cell>
              <table:table-cell office:value-type="float" office:value="50970200">
                <text:p>50970200</text:p>
              </table:table-cell>
              <table:table-cell office:value-type="float" office:value="50975900">
                <text:p>50975900</text:p>
              </table:table-cell>
              <table:table-cell office:value-type="float" office:value="50984200">
                <text:p>50984200</text:p>
              </table:table-cell>
              <table:table-cell office:value-type="float" office:value="50989700">
                <text:p>50989700</text:p>
              </table:table-cell>
              <table:table-cell office:value-type="float" office:value="50987600">
                <text:p>50987600</text:p>
              </table:table-cell>
              <table:table-cell office:value-type="float" office:value="50982600">
                <text:p>50982600</text:p>
              </table:table-cell>
              <table:table-cell office:value-type="float" office:value="50990300">
                <text:p>50990300</text:p>
              </table:table-cell>
              <table:table-cell office:value-type="float" office:value="50992100">
                <text:p>50992100</text:p>
              </table:table-cell>
              <table:table-cell office:value-type="float" office:value="50987800">
                <text:p>50987800</text:p>
              </table:table-cell>
              <table:table-cell office:value-type="float" office:value="50987900">
                <text:p>50987900</text:p>
              </table:table-cell>
              <table:table-cell office:value-type="float" office:value="50980200">
                <text:p>50980200</text:p>
              </table:table-cell>
              <table:table-cell office:value-type="float" office:value="50995200">
                <text:p>50995200</text:p>
              </table:table-cell>
              <table:table-cell office:value-type="float" office:value="50988600">
                <text:p>50988600</text:p>
              </table:table-cell>
              <table:table-cell office:value-type="float" office:value="50976800">
                <text:p>50976800</text:p>
              </table:table-cell>
              <table:table-cell office:value-type="float" office:value="50993500">
                <text:p>50993500</text:p>
              </table:table-cell>
              <table:table-cell office:value-type="float" office:value="50987800">
                <text:p>50987800</text:p>
              </table:table-cell>
              <table:table-cell office:value-type="float" office:value="50984900">
                <text:p>50984900</text:p>
              </table:table-cell>
              <table:table-cell office:value-type="float" office:value="50987800">
                <text:p>50987800</text:p>
              </table:table-cell>
              <table:table-cell office:value-type="float" office:value="50981900">
                <text:p>50981900</text:p>
              </table:table-cell>
              <table:table-cell office:value-type="float" office:value="50984000">
                <text:p>50984000</text:p>
              </table:table-cell>
              <table:table-cell office:value-type="float" office:value="50994100">
                <text:p>50994100</text:p>
              </table:table-cell>
              <table:table-cell office:value-type="float" office:value="50989000">
                <text:p>50989000</text:p>
              </table:table-cell>
              <table:table-cell office:value-type="float" office:value="50994800">
                <text:p>50994800</text:p>
              </table:table-cell>
              <table:table-cell office:value-type="float" office:value="50982300">
                <text:p>50982300</text:p>
              </table:table-cell>
              <table:table-cell office:value-type="float" office:value="50986100">
                <text:p>50986100</text:p>
              </table:table-cell>
              <table:table-cell office:value-type="float" office:value="50983800">
                <text:p>50983800</text:p>
              </table:table-cell>
              <table:table-cell office:value-type="float" office:value="50993400">
                <text:p>50993400</text:p>
              </table:table-cell>
              <table:table-cell office:value-type="float" office:value="50983800">
                <text:p>50983800</text:p>
              </table:table-cell>
              <table:table-cell office:value-type="float" office:value="50993600">
                <text:p>50993600</text:p>
              </table:table-cell>
              <table:table-cell office:value-type="float" office:value="50987300">
                <text:p>50987300</text:p>
              </table:table-cell>
              <table:table-cell office:value-type="float" office:value="50979000">
                <text:p>50979000</text:p>
              </table:table-cell>
              <table:table-cell office:value-type="float" office:value="50993900">
                <text:p>50993900</text:p>
              </table:table-cell>
              <table:table-cell office:value-type="float" office:value="50991200">
                <text:p>50991200</text:p>
              </table:table-cell>
              <table:table-cell office:value-type="float" office:value="50988300">
                <text:p>50988300</text:p>
              </table:table-cell>
              <table:table-cell office:value-type="float" office:value="50941100">
                <text:p>50941100</text:p>
              </table:table-cell>
              <table:table-cell office:value-type="float" office:value="50996200">
                <text:p>50996200</text:p>
              </table:table-cell>
              <table:table-cell office:value-type="float" office:value="50989500">
                <text:p>50989500</text:p>
              </table:table-cell>
              <table:table-cell office:value-type="float" office:value="50951800">
                <text:p>50951800</text:p>
              </table:table-cell>
              <table:table-cell office:value-type="float" office:value="50990400">
                <text:p>50990400</text:p>
              </table:table-cell>
              <table:table-cell office:value-type="float" office:value="50973600">
                <text:p>50973600</text:p>
              </table:table-cell>
              <table:table-cell office:value-type="float" office:value="50980700">
                <text:p>50980700</text:p>
              </table:table-cell>
              <table:table-cell office:value-type="float" office:value="50988000">
                <text:p>50988000</text:p>
              </table:table-cell>
              <table:table-cell office:value-type="float" office:value="50991800">
                <text:p>50991800</text:p>
              </table:table-cell>
              <table:table-cell office:value-type="float" office:value="50972600">
                <text:p>50972600</text:p>
              </table:table-cell>
              <table:table-cell office:value-type="float" office:value="50987200">
                <text:p>50987200</text:p>
              </table:table-cell>
              <table:table-cell office:value-type="float" office:value="50984900">
                <text:p>50984900</text:p>
              </table:table-cell>
              <table:table-cell office:value-type="float" office:value="50990300">
                <text:p>50990300</text:p>
              </table:table-cell>
              <table:table-cell office:value-type="float" office:value="50995900">
                <text:p>50995900</text:p>
              </table:table-cell>
              <table:table-cell office:value-type="float" office:value="50924800">
                <text:p>50924800</text:p>
              </table:table-cell>
              <table:table-cell office:value-type="float" office:value="50986800">
                <text:p>50986800</text:p>
              </table:table-cell>
              <table:table-cell office:value-type="float" office:value="50987600">
                <text:p>50987600</text:p>
              </table:table-cell>
              <table:table-cell office:value-type="float" office:value="50984200">
                <text:p>50984200</text:p>
              </table:table-cell>
              <table:table-cell office:value-type="float" office:value="50947700">
                <text:p>50947700</text:p>
              </table:table-cell>
              <table:table-cell office:value-type="float" office:value="50958100">
                <text:p>50958100</text:p>
              </table:table-cell>
              <table:table-cell office:value-type="float" office:value="50974300">
                <text:p>50974300</text:p>
              </table:table-cell>
              <table:table-cell office:value-type="float" office:value="50990900">
                <text:p>50990900</text:p>
              </table:table-cell>
              <table:table-cell office:value-type="float" office:value="50987700">
                <text:p>50987700</text:p>
              </table:table-cell>
              <table:table-cell office:value-type="float" office:value="50990700">
                <text:p>50990700</text:p>
              </table:table-cell>
              <table:table-cell office:value-type="float" office:value="50960000">
                <text:p>50960000</text:p>
              </table:table-cell>
              <table:table-cell office:value-type="float" office:value="50971000">
                <text:p>50971000</text:p>
              </table:table-cell>
              <table:table-cell office:value-type="float" office:value="50968200">
                <text:p>50968200</text:p>
              </table:table-cell>
              <table:table-cell office:value-type="float" office:value="50979200">
                <text:p>50979200</text:p>
              </table:table-cell>
              <table:table-cell office:value-type="float" office:value="50993800">
                <text:p>50993800</text:p>
              </table:table-cell>
              <table:table-cell office:value-type="float" office:value="50992900">
                <text:p>50992900</text:p>
              </table:table-cell>
              <table:table-cell office:value-type="float" office:value="50979000">
                <text:p>50979000</text:p>
              </table:table-cell>
              <table:table-cell office:value-type="float" office:value="50990100">
                <text:p>50990100</text:p>
              </table:table-cell>
              <table:table-cell office:value-type="float" office:value="50973700">
                <text:p>50973700</text:p>
              </table:table-cell>
              <table:table-cell office:value-type="float" office:value="50992000">
                <text:p>50992000</text:p>
              </table:table-cell>
              <table:table-cell office:value-type="float" office:value="50990700">
                <text:p>50990700</text:p>
              </table:table-cell>
              <table:table-cell office:value-type="float" office:value="50965400">
                <text:p>50965400</text:p>
              </table:table-cell>
              <table:table-cell office:value-type="float" office:value="50994800">
                <text:p>50994800</text:p>
              </table:table-cell>
              <table:table-cell office:value-type="float" office:value="50967700">
                <text:p>50967700</text:p>
              </table:table-cell>
              <table:table-cell office:value-type="float" office:value="50992200">
                <text:p>50992200</text:p>
              </table:table-cell>
              <table:table-cell office:value-type="float" office:value="50977400">
                <text:p>50977400</text:p>
              </table:table-cell>
              <table:table-cell office:value-type="float" office:value="50996900">
                <text:p>50996900</text:p>
              </table:table-cell>
              <table:table-cell office:value-type="float" office:value="50973600">
                <text:p>50973600</text:p>
              </table:table-cell>
              <table:table-cell office:value-type="float" office:value="50997300">
                <text:p>50997300</text:p>
              </table:table-cell>
              <table:table-cell office:value-type="float" office:value="50985300">
                <text:p>50985300</text:p>
              </table:table-cell>
              <table:table-cell office:value-type="float" office:value="50994700">
                <text:p>50994700</text:p>
              </table:table-cell>
              <table:table-cell office:value-type="float" office:value="50948100">
                <text:p>50948100</text:p>
              </table:table-cell>
              <table:table-cell office:value-type="float" office:value="50994000">
                <text:p>50994000</text:p>
              </table:table-cell>
              <table:table-cell office:value-type="float" office:value="50989000">
                <text:p>50989000</text:p>
              </table:table-cell>
              <table:table-cell office:value-type="float" office:value="50980200">
                <text:p>50980200</text:p>
              </table:table-cell>
              <table:table-cell office:value-type="float" office:value="50982900">
                <text:p>50982900</text:p>
              </table:table-cell>
              <table:table-cell office:value-type="float" office:value="50989100">
                <text:p>50989100</text:p>
              </table:table-cell>
              <table:table-cell office:value-type="float" office:value="50979100">
                <text:p>50979100</text:p>
              </table:table-cell>
              <table:table-cell office:value-type="float" office:value="50966800">
                <text:p>50966800</text:p>
              </table:table-cell>
              <table:table-cell office:value-type="float" office:value="50983800">
                <text:p>50983800</text:p>
              </table:table-cell>
              <table:table-cell office:value-type="float" office:value="50982500">
                <text:p>50982500</text:p>
              </table:table-cell>
              <table:table-cell office:value-type="float" office:value="50994800">
                <text:p>50994800</text:p>
              </table:table-cell>
              <table:table-cell office:value-type="float" office:value="50958900">
                <text:p>50958900</text:p>
              </table:table-cell>
              <table:table-cell office:value-type="float" office:value="50995700">
                <text:p>50995700</text:p>
              </table:table-cell>
              <table:table-cell office:value-type="float" office:value="50968800">
                <text:p>50968800</text:p>
              </table:table-cell>
              <table:table-cell office:value-type="float" office:value="50972600">
                <text:p>50972600</text:p>
              </table:table-cell>
              <table:table-cell office:value-type="float" office:value="50991800">
                <text:p>50991800</text:p>
              </table:table-cell>
              <table:table-cell office:value-type="float" office:value="50990900">
                <text:p>50990900</text:p>
              </table:table-cell>
              <table:table-cell office:value-type="float" office:value="50992100">
                <text:p>50992100</text:p>
              </table:table-cell>
              <table:table-cell office:value-type="float" office:value="50987100">
                <text:p>50987100</text:p>
              </table:table-cell>
              <table:table-cell office:value-type="float" office:value="50975100">
                <text:p>50975100</text:p>
              </table:table-cell>
              <table:table-cell office:value-type="float" office:value="50976000">
                <text:p>50976000</text:p>
              </table:table-cell>
              <table:table-cell office:value-type="float" office:value="50993400">
                <text:p>50993400</text:p>
              </table:table-cell>
              <table:table-cell office:value-type="float" office:value="50995000">
                <text:p>50995000</text:p>
              </table:table-cell>
              <table:table-cell office:value-type="float" office:value="50990800">
                <text:p>50990800</text:p>
              </table:table-cell>
              <table:table-cell office:value-type="float" office:value="50983100">
                <text:p>50983100</text:p>
              </table:table-cell>
              <table:table-cell office:value-type="float" office:value="50971800">
                <text:p>50971800</text:p>
              </table:table-cell>
              <table:table-cell office:value-type="float" office:value="50977800">
                <text:p>50977800</text:p>
              </table:table-cell>
              <table:table-cell office:value-type="float" office:value="50991700">
                <text:p>50991700</text:p>
              </table:table-cell>
              <table:table-cell office:value-type="float" office:value="50953200">
                <text:p>50953200</text:p>
              </table:table-cell>
              <table:table-cell office:value-type="float" office:value="50987400">
                <text:p>50987400</text:p>
              </table:table-cell>
              <table:table-cell office:value-type="float" office:value="50990900">
                <text:p>50990900</text:p>
              </table:table-cell>
              <table:table-cell office:value-type="float" office:value="50977600">
                <text:p>50977600</text:p>
              </table:table-cell>
              <table:table-cell office:value-type="float" office:value="50977300">
                <text:p>50977300</text:p>
              </table:table-cell>
              <table:table-cell office:value-type="float" office:value="50990300">
                <text:p>50990300</text:p>
              </table:table-cell>
              <table:table-cell office:value-type="float" office:value="50994500">
                <text:p>50994500</text:p>
              </table:table-cell>
              <table:table-cell office:value-type="float" office:value="50985900">
                <text:p>50985900</text:p>
              </table:table-cell>
              <table:table-cell office:value-type="float" office:value="50988500">
                <text:p>50988500</text:p>
              </table:table-cell>
              <table:table-cell office:value-type="float" office:value="50994100">
                <text:p>50994100</text:p>
              </table:table-cell>
              <table:table-cell office:value-type="float" office:value="50992300">
                <text:p>50992300</text:p>
              </table:table-cell>
              <table:table-cell office:value-type="float" office:value="50995500">
                <text:p>50995500</text:p>
              </table:table-cell>
              <table:table-cell office:value-type="float" office:value="50985500">
                <text:p>50985500</text:p>
              </table:table-cell>
              <table:table-cell office:value-type="float" office:value="50974500">
                <text:p>50974500</text:p>
              </table:table-cell>
              <table:table-cell office:value-type="float" office:value="50973000">
                <text:p>50973000</text:p>
              </table:table-cell>
              <table:table-cell office:value-type="float" office:value="50943600">
                <text:p>50943600</text:p>
              </table:table-cell>
              <table:table-cell office:value-type="float" office:value="50986300">
                <text:p>50986300</text:p>
              </table:table-cell>
              <table:table-cell office:value-type="float" office:value="50994600">
                <text:p>50994600</text:p>
              </table:table-cell>
              <table:table-cell office:value-type="float" office:value="50991800">
                <text:p>50991800</text:p>
              </table:table-cell>
              <table:table-cell office:value-type="float" office:value="50990000">
                <text:p>50990000</text:p>
              </table:table-cell>
              <table:table-cell office:value-type="float" office:value="50988000">
                <text:p>50988000</text:p>
              </table:table-cell>
              <table:table-cell office:value-type="float" office:value="50962600">
                <text:p>50962600</text:p>
              </table:table-cell>
              <table:table-cell office:value-type="float" office:value="50992400">
                <text:p>50992400</text:p>
              </table:table-cell>
              <table:table-cell office:value-type="float" office:value="50990600">
                <text:p>50990600</text:p>
              </table:table-cell>
              <table:table-cell office:value-type="float" office:value="50991200">
                <text:p>50991200</text:p>
              </table:table-cell>
              <table:table-cell office:value-type="float" office:value="50973300">
                <text:p>50973300</text:p>
              </table:table-cell>
              <table:table-cell office:value-type="float" office:value="50988500">
                <text:p>50988500</text:p>
              </table:table-cell>
              <table:table-cell office:value-type="float" office:value="50994700">
                <text:p>50994700</text:p>
              </table:table-cell>
              <table:table-cell office:value-type="float" office:value="50994000">
                <text:p>50994000</text:p>
              </table:table-cell>
              <table:table-cell office:value-type="float" office:value="50977300">
                <text:p>50977300</text:p>
              </table:table-cell>
              <table:table-cell office:value-type="float" office:value="50981500">
                <text:p>50981500</text:p>
              </table:table-cell>
              <table:table-cell office:value-type="float" office:value="50991400">
                <text:p>50991400</text:p>
              </table:table-cell>
              <table:table-cell office:value-type="float" office:value="50991500">
                <text:p>50991500</text:p>
              </table:table-cell>
              <table:table-cell office:value-type="float" office:value="50987300">
                <text:p>50987300</text:p>
              </table:table-cell>
              <table:table-cell office:value-type="float" office:value="50994700">
                <text:p>50994700</text:p>
              </table:table-cell>
              <table:table-cell office:value-type="float" office:value="50993100">
                <text:p>50993100</text:p>
              </table:table-cell>
              <table:table-cell office:value-type="float" office:value="50994200">
                <text:p>50994200</text:p>
              </table:table-cell>
              <table:table-cell office:value-type="float" office:value="50977000">
                <text:p>50977000</text:p>
              </table:table-cell>
              <table:table-cell office:value-type="float" office:value="50993700">
                <text:p>50993700</text:p>
              </table:table-cell>
              <table:table-cell office:value-type="float" office:value="50997600">
                <text:p>50997600</text:p>
              </table:table-cell>
              <table:table-cell office:value-type="float" office:value="50970400">
                <text:p>50970400</text:p>
              </table:table-cell>
              <table:table-cell office:value-type="float" office:value="50991800">
                <text:p>50991800</text:p>
              </table:table-cell>
              <table:table-cell office:value-type="float" office:value="50995100">
                <text:p>50995100</text:p>
              </table:table-cell>
              <table:table-cell office:value-type="float" office:value="50984300">
                <text:p>50984300</text:p>
              </table:table-cell>
              <table:table-cell office:value-type="float" office:value="50987200">
                <text:p>50987200</text:p>
              </table:table-cell>
              <table:table-cell office:value-type="float" office:value="50978900">
                <text:p>50978900</text:p>
              </table:table-cell>
              <table:table-cell office:value-type="float" office:value="50985500">
                <text:p>50985500</text:p>
              </table:table-cell>
              <table:table-cell office:value-type="float" office:value="50992400">
                <text:p>50992400</text:p>
              </table:table-cell>
              <table:table-cell office:value-type="float" office:value="50993700">
                <text:p>50993700</text:p>
              </table:table-cell>
              <table:table-cell office:value-type="float" office:value="50986700">
                <text:p>50986700</text:p>
              </table:table-cell>
              <table:table-cell office:value-type="float" office:value="50968000">
                <text:p>50968000</text:p>
              </table:table-cell>
              <table:table-cell office:value-type="float" office:value="50983600">
                <text:p>50983600</text:p>
              </table:table-cell>
              <table:table-cell office:value-type="float" office:value="50964100">
                <text:p>50964100</text:p>
              </table:table-cell>
              <table:table-cell office:value-type="float" office:value="50987600">
                <text:p>50987600</text:p>
              </table:table-cell>
              <table:table-cell office:value-type="float" office:value="50987200">
                <text:p>50987200</text:p>
              </table:table-cell>
              <table:table-cell office:value-type="float" office:value="50977400">
                <text:p>50977400</text:p>
              </table:table-cell>
              <table:table-cell office:value-type="float" office:value="50966500">
                <text:p>50966500</text:p>
              </table:table-cell>
              <table:table-cell office:value-type="float" office:value="50975800">
                <text:p>50975800</text:p>
              </table:table-cell>
              <table:table-cell office:value-type="float" office:value="50989000">
                <text:p>50989000</text:p>
              </table:table-cell>
              <table:table-cell office:value-type="float" office:value="50936700">
                <text:p>50936700</text:p>
              </table:table-cell>
              <table:table-cell office:value-type="float" office:value="50968400">
                <text:p>50968400</text:p>
              </table:table-cell>
              <table:table-cell office:value-type="float" office:value="50987300">
                <text:p>50987300</text:p>
              </table:table-cell>
              <table:table-cell office:value-type="float" office:value="50984600">
                <text:p>50984600</text:p>
              </table:table-cell>
              <table:table-cell office:value-type="float" office:value="50984700">
                <text:p>50984700</text:p>
              </table:table-cell>
              <table:table-cell office:value-type="float" office:value="50978200">
                <text:p>50978200</text:p>
              </table:table-cell>
              <table:table-cell office:value-type="float" office:value="50965900">
                <text:p>50965900</text:p>
              </table:table-cell>
              <table:table-cell office:value-type="float" office:value="50983800">
                <text:p>50983800</text:p>
              </table:table-cell>
              <table:table-cell office:value-type="float" office:value="50988700">
                <text:p>50988700</text:p>
              </table:table-cell>
              <table:table-cell office:value-type="float" office:value="50982200">
                <text:p>50982200</text:p>
              </table:table-cell>
              <table:table-cell office:value-type="float" office:value="50980800">
                <text:p>50980800</text:p>
              </table:table-cell>
              <table:table-cell office:value-type="float" office:value="50957500">
                <text:p>50957500</text:p>
              </table:table-cell>
              <table:table-cell office:value-type="float" office:value="50982600">
                <text:p>50982600</text:p>
              </table:table-cell>
              <table:table-cell office:value-type="float" office:value="50981400">
                <text:p>50981400</text:p>
              </table:table-cell>
              <table:table-cell office:value-type="float" office:value="50990900">
                <text:p>50990900</text:p>
              </table:table-cell>
              <table:table-cell office:value-type="float" office:value="50990100">
                <text:p>50990100</text:p>
              </table:table-cell>
              <table:table-cell office:value-type="float" office:value="50957000">
                <text:p>50957000</text:p>
              </table:table-cell>
              <table:table-cell office:value-type="float" office:value="50979700">
                <text:p>50979700</text:p>
              </table:table-cell>
              <table:table-cell office:value-type="float" office:value="50992000">
                <text:p>50992000</text:p>
              </table:table-cell>
              <table:table-cell office:value-type="float" office:value="50947100">
                <text:p>50947100</text:p>
              </table:table-cell>
              <table:table-cell office:value-type="float" office:value="50989800">
                <text:p>50989800</text:p>
              </table:table-cell>
              <table:table-cell office:value-type="float" office:value="50992900">
                <text:p>50992900</text:p>
              </table:table-cell>
              <table:table-cell office:value-type="float" office:value="50995200">
                <text:p>50995200</text:p>
              </table:table-cell>
              <table:table-cell office:value-type="float" office:value="50981700">
                <text:p>50981700</text:p>
              </table:table-cell>
              <table:table-cell office:value-type="float" office:value="50991100">
                <text:p>50991100</text:p>
              </table:table-cell>
              <table:table-cell office:value-type="float" office:value="50994200">
                <text:p>50994200</text:p>
              </table:table-cell>
              <table:table-cell office:value-type="float" office:value="50995600">
                <text:p>50995600</text:p>
              </table:table-cell>
              <table:table-cell office:value-type="float" office:value="50981500">
                <text:p>50981500</text:p>
              </table:table-cell>
              <table:table-cell office:value-type="float" office:value="50973200">
                <text:p>50973200</text:p>
              </table:table-cell>
              <table:table-cell office:value-type="float" office:value="50991700">
                <text:p>50991700</text:p>
              </table:table-cell>
              <table:table-cell office:value-type="float" office:value="50970000">
                <text:p>50970000</text:p>
              </table:table-cell>
              <table:table-cell office:value-type="float" office:value="50994200">
                <text:p>50994200</text:p>
              </table:table-cell>
              <table:table-cell office:value-type="float" office:value="50996400">
                <text:p>50996400</text:p>
              </table:table-cell>
              <table:table-cell office:value-type="float" office:value="50967200">
                <text:p>50967200</text:p>
              </table:table-cell>
              <table:table-cell office:value-type="float" office:value="50994500">
                <text:p>50994500</text:p>
              </table:table-cell>
              <table:table-cell office:value-type="float" office:value="50987700">
                <text:p>50987700</text:p>
              </table:table-cell>
              <table:table-cell office:value-type="float" office:value="50964700">
                <text:p>50964700</text:p>
              </table:table-cell>
              <table:table-cell office:value-type="float" office:value="50979600">
                <text:p>50979600</text:p>
              </table:table-cell>
              <table:table-cell office:value-type="float" office:value="50983100">
                <text:p>50983100</text:p>
              </table:table-cell>
              <table:table-cell office:value-type="float" office:value="50969000">
                <text:p>50969000</text:p>
              </table:table-cell>
              <table:table-cell office:value-type="float" office:value="50958600">
                <text:p>50958600</text:p>
              </table:table-cell>
              <table:table-cell office:value-type="float" office:value="50994800">
                <text:p>50994800</text:p>
              </table:table-cell>
              <table:table-cell office:value-type="float" office:value="50994600">
                <text:p>50994600</text:p>
              </table:table-cell>
              <table:table-cell office:value-type="float" office:value="50966100">
                <text:p>50966100</text:p>
              </table:table-cell>
              <table:table-cell office:value-type="float" office:value="50988900">
                <text:p>50988900</text:p>
              </table:table-cell>
              <table:table-cell office:value-type="float" office:value="50991200">
                <text:p>50991200</text:p>
              </table:table-cell>
              <table:table-cell office:value-type="float" office:value="50962500">
                <text:p>50962500</text:p>
              </table:table-cell>
              <table:table-cell office:value-type="float" office:value="50992000">
                <text:p>50992000</text:p>
              </table:table-cell>
              <table:table-cell office:value-type="float" office:value="50964800">
                <text:p>50964800</text:p>
              </table:table-cell>
              <table:table-cell office:value-type="float" office:value="50945500">
                <text:p>50945500</text:p>
              </table:table-cell>
              <table:table-cell office:value-type="float" office:value="50977800">
                <text:p>50977800</text:p>
              </table:table-cell>
              <table:table-cell office:value-type="float" office:value="50986900">
                <text:p>50986900</text:p>
              </table:table-cell>
              <table:table-cell office:value-type="float" office:value="50984700">
                <text:p>50984700</text:p>
              </table:table-cell>
              <table:table-cell office:value-type="float" office:value="50993400">
                <text:p>50993400</text:p>
              </table:table-cell>
              <table:table-cell office:value-type="float" office:value="50994400">
                <text:p>50994400</text:p>
              </table:table-cell>
              <table:table-cell office:value-type="float" office:value="50994500">
                <text:p>50994500</text:p>
              </table:table-cell>
              <table:table-cell office:value-type="float" office:value="50995800">
                <text:p>50995800</text:p>
              </table:table-cell>
              <table:table-cell office:value-type="float" office:value="50989900">
                <text:p>50989900</text:p>
              </table:table-cell>
              <table:table-cell office:value-type="float" office:value="50967300">
                <text:p>50967300</text:p>
              </table:table-cell>
              <table:table-cell office:value-type="float" office:value="50992300">
                <text:p>50992300</text:p>
              </table:table-cell>
              <table:table-cell office:value-type="float" office:value="50992300">
                <text:p>50992300</text:p>
              </table:table-cell>
              <table:table-cell office:value-type="float" office:value="50991700">
                <text:p>50991700</text:p>
              </table:table-cell>
              <table:table-cell office:value-type="float" office:value="50993300">
                <text:p>50993300</text:p>
              </table:table-cell>
              <table:table-cell office:value-type="float" office:value="50968300">
                <text:p>50968300</text:p>
              </table:table-cell>
              <table:table-cell office:value-type="float" office:value="50982300">
                <text:p>50982300</text:p>
              </table:table-cell>
              <table:table-cell office:value-type="float" office:value="50969000">
                <text:p>50969000</text:p>
              </table:table-cell>
              <table:table-cell office:value-type="float" office:value="50969600">
                <text:p>50969600</text:p>
              </table:table-cell>
              <table:table-cell office:value-type="float" office:value="50990000">
                <text:p>50990000</text:p>
              </table:table-cell>
              <table:table-cell office:value-type="float" office:value="50939200">
                <text:p>50939200</text:p>
              </table:table-cell>
              <table:table-cell office:value-type="float" office:value="50972900">
                <text:p>50972900</text:p>
              </table:table-cell>
              <table:table-cell office:value-type="float" office:value="50977400">
                <text:p>50977400</text:p>
              </table:table-cell>
              <table:table-cell office:value-type="float" office:value="50992300">
                <text:p>50992300</text:p>
              </table:table-cell>
              <table:table-cell office:value-type="float" office:value="50987800">
                <text:p>50987800</text:p>
              </table:table-cell>
              <table:table-cell office:value-type="float" office:value="50981800">
                <text:p>50981800</text:p>
              </table:table-cell>
              <table:table-cell office:value-type="float" office:value="50941700">
                <text:p>50941700</text:p>
              </table:table-cell>
              <table:table-cell office:value-type="float" office:value="50958600">
                <text:p>50958600</text:p>
              </table:table-cell>
              <table:table-cell office:value-type="float" office:value="50990100">
                <text:p>50990100</text:p>
              </table:table-cell>
              <table:table-cell office:value-type="float" office:value="50969700">
                <text:p>50969700</text:p>
              </table:table-cell>
              <table:table-cell office:value-type="float" office:value="50996500">
                <text:p>50996500</text:p>
              </table:table-cell>
              <table:table-cell office:value-type="float" office:value="50992600">
                <text:p>50992600</text:p>
              </table:table-cell>
              <table:table-cell office:value-type="float" office:value="50993300">
                <text:p>50993300</text:p>
              </table:table-cell>
              <table:table-cell office:value-type="float" office:value="50986700">
                <text:p>50986700</text:p>
              </table:table-cell>
              <table:table-cell office:value-type="float" office:value="50976600">
                <text:p>50976600</text:p>
              </table:table-cell>
              <table:table-cell office:value-type="float" office:value="50982800">
                <text:p>50982800</text:p>
              </table:table-cell>
              <table:table-cell office:value-type="float" office:value="50997900">
                <text:p>50997900</text:p>
              </table:table-cell>
              <table:table-cell office:value-type="float" office:value="50986300">
                <text:p>50986300</text:p>
              </table:table-cell>
              <table:table-cell office:value-type="float" office:value="50994800">
                <text:p>50994800</text:p>
              </table:table-cell>
              <table:table-cell office:value-type="float" office:value="50960000">
                <text:p>50960000</text:p>
              </table:table-cell>
              <table:table-cell office:value-type="float" office:value="50982200">
                <text:p>50982200</text:p>
              </table:table-cell>
              <table:table-cell office:value-type="float" office:value="50967000">
                <text:p>50967000</text:p>
              </table:table-cell>
              <table:table-cell office:value-type="float" office:value="50993800">
                <text:p>50993800</text:p>
              </table:table-cell>
              <table:table-cell office:value-type="float" office:value="50987100">
                <text:p>50987100</text:p>
              </table:table-cell>
              <table:table-cell office:value-type="float" office:value="50985900">
                <text:p>50985900</text:p>
              </table:table-cell>
              <table:table-cell office:value-type="float" office:value="50994600">
                <text:p>50994600</text:p>
              </table:table-cell>
              <table:table-cell office:value-type="float" office:value="51015800">
                <text:p>51015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 swaps</text:p>
                <draw:g>
                  <svg:desc>zuck_small_1step.A6:zuck_small_1step.A6</svg:desc>
                </draw:g>
              </table:table-cell>
              <table:table-cell office:value-type="float" office:value="50016600">
                <text:p>50016600</text:p>
                <draw:g>
                  <svg:desc>zuck_small_1step.B6:zuck_small_1step.ALZ6</svg:desc>
                </draw:g>
              </table:table-cell>
              <table:table-cell office:value-type="float" office:value="50029100">
                <text:p>50029100</text:p>
              </table:table-cell>
              <table:table-cell office:value-type="float" office:value="50021300">
                <text:p>50021300</text:p>
              </table:table-cell>
              <table:table-cell office:value-type="float" office:value="49993000">
                <text:p>49993000</text:p>
              </table:table-cell>
              <table:table-cell office:value-type="float" office:value="50034200">
                <text:p>50034200</text:p>
              </table:table-cell>
              <table:table-cell office:value-type="float" office:value="50000500">
                <text:p>50000500</text:p>
              </table:table-cell>
              <table:table-cell office:value-type="float" office:value="50018000">
                <text:p>50018000</text:p>
              </table:table-cell>
              <table:table-cell office:value-type="float" office:value="50016600">
                <text:p>50016600</text:p>
              </table:table-cell>
              <table:table-cell office:value-type="float" office:value="50013100">
                <text:p>50013100</text:p>
              </table:table-cell>
              <table:table-cell office:value-type="float" office:value="50022400">
                <text:p>50022400</text:p>
              </table:table-cell>
              <table:table-cell office:value-type="float" office:value="50030100">
                <text:p>50030100</text:p>
              </table:table-cell>
              <table:table-cell office:value-type="float" office:value="50028000">
                <text:p>50028000</text:p>
              </table:table-cell>
              <table:table-cell office:value-type="float" office:value="50031000">
                <text:p>50031000</text:p>
              </table:table-cell>
              <table:table-cell office:value-type="float" office:value="50036200">
                <text:p>50036200</text:p>
              </table:table-cell>
              <table:table-cell office:value-type="float" office:value="50040200">
                <text:p>50040200</text:p>
              </table:table-cell>
              <table:table-cell office:value-type="float" office:value="50024700">
                <text:p>50024700</text:p>
              </table:table-cell>
              <table:table-cell office:value-type="float" office:value="50018300">
                <text:p>50018300</text:p>
              </table:table-cell>
              <table:table-cell office:value-type="float" office:value="50018400">
                <text:p>50018400</text:p>
              </table:table-cell>
              <table:table-cell office:value-type="float" office:value="49993800">
                <text:p>49993800</text:p>
              </table:table-cell>
              <table:table-cell office:value-type="float" office:value="50021800">
                <text:p>50021800</text:p>
              </table:table-cell>
              <table:table-cell office:value-type="float" office:value="50023300">
                <text:p>50023300</text:p>
              </table:table-cell>
              <table:table-cell office:value-type="float" office:value="50017500">
                <text:p>50017500</text:p>
              </table:table-cell>
              <table:table-cell office:value-type="float" office:value="50037700">
                <text:p>50037700</text:p>
              </table:table-cell>
              <table:table-cell office:value-type="float" office:value="49974100">
                <text:p>49974100</text:p>
              </table:table-cell>
              <table:table-cell office:value-type="float" office:value="49988000">
                <text:p>49988000</text:p>
              </table:table-cell>
              <table:table-cell office:value-type="float" office:value="49987600">
                <text:p>49987600</text:p>
              </table:table-cell>
              <table:table-cell office:value-type="float" office:value="50029100">
                <text:p>50029100</text:p>
              </table:table-cell>
              <table:table-cell office:value-type="float" office:value="50040600">
                <text:p>50040600</text:p>
              </table:table-cell>
              <table:table-cell office:value-type="float" office:value="50012800">
                <text:p>50012800</text:p>
              </table:table-cell>
              <table:table-cell office:value-type="float" office:value="50039300">
                <text:p>50039300</text:p>
              </table:table-cell>
              <table:table-cell office:value-type="float" office:value="50038400">
                <text:p>50038400</text:p>
              </table:table-cell>
              <table:table-cell office:value-type="float" office:value="50030900">
                <text:p>50030900</text:p>
              </table:table-cell>
              <table:table-cell office:value-type="float" office:value="50028000">
                <text:p>50028000</text:p>
              </table:table-cell>
              <table:table-cell office:value-type="float" office:value="50017800">
                <text:p>50017800</text:p>
              </table:table-cell>
              <table:table-cell office:value-type="float" office:value="49988900">
                <text:p>49988900</text:p>
              </table:table-cell>
              <table:table-cell office:value-type="float" office:value="50011100">
                <text:p>50011100</text:p>
              </table:table-cell>
              <table:table-cell office:value-type="float" office:value="50033700">
                <text:p>50033700</text:p>
              </table:table-cell>
              <table:table-cell office:value-type="float" office:value="50031700">
                <text:p>50031700</text:p>
              </table:table-cell>
              <table:table-cell office:value-type="float" office:value="50041400">
                <text:p>50041400</text:p>
              </table:table-cell>
              <table:table-cell office:value-type="float" office:value="50033400">
                <text:p>50033400</text:p>
              </table:table-cell>
              <table:table-cell office:value-type="float" office:value="50025700">
                <text:p>50025700</text:p>
              </table:table-cell>
              <table:table-cell office:value-type="float" office:value="50020100">
                <text:p>50020100</text:p>
              </table:table-cell>
              <table:table-cell office:value-type="float" office:value="50038500">
                <text:p>50038500</text:p>
              </table:table-cell>
              <table:table-cell office:value-type="float" office:value="50014500">
                <text:p>50014500</text:p>
              </table:table-cell>
              <table:table-cell office:value-type="float" office:value="50005700">
                <text:p>50005700</text:p>
              </table:table-cell>
              <table:table-cell office:value-type="float" office:value="50007200">
                <text:p>50007200</text:p>
              </table:table-cell>
              <table:table-cell office:value-type="float" office:value="50038800">
                <text:p>50038800</text:p>
              </table:table-cell>
              <table:table-cell office:value-type="float" office:value="50029900">
                <text:p>50029900</text:p>
              </table:table-cell>
              <table:table-cell office:value-type="float" office:value="50015600">
                <text:p>50015600</text:p>
              </table:table-cell>
              <table:table-cell office:value-type="float" office:value="50007400">
                <text:p>50007400</text:p>
              </table:table-cell>
              <table:table-cell office:value-type="float" office:value="50025800">
                <text:p>50025800</text:p>
              </table:table-cell>
              <table:table-cell office:value-type="float" office:value="50018400">
                <text:p>50018400</text:p>
              </table:table-cell>
              <table:table-cell office:value-type="float" office:value="50025600">
                <text:p>50025600</text:p>
              </table:table-cell>
              <table:table-cell office:value-type="float" office:value="50015600">
                <text:p>50015600</text:p>
              </table:table-cell>
              <table:table-cell office:value-type="float" office:value="50028900">
                <text:p>50028900</text:p>
              </table:table-cell>
              <table:table-cell office:value-type="float" office:value="50011100">
                <text:p>50011100</text:p>
              </table:table-cell>
              <table:table-cell office:value-type="float" office:value="50041200">
                <text:p>50041200</text:p>
              </table:table-cell>
              <table:table-cell office:value-type="float" office:value="49986600">
                <text:p>49986600</text:p>
              </table:table-cell>
              <table:table-cell office:value-type="float" office:value="50040600">
                <text:p>50040600</text:p>
              </table:table-cell>
              <table:table-cell office:value-type="float" office:value="50042100">
                <text:p>50042100</text:p>
              </table:table-cell>
              <table:table-cell office:value-type="float" office:value="50041000">
                <text:p>50041000</text:p>
              </table:table-cell>
              <table:table-cell office:value-type="float" office:value="50033700">
                <text:p>50033700</text:p>
              </table:table-cell>
              <table:table-cell office:value-type="float" office:value="50015600">
                <text:p>50015600</text:p>
              </table:table-cell>
              <table:table-cell office:value-type="float" office:value="49971400">
                <text:p>49971400</text:p>
              </table:table-cell>
              <table:table-cell office:value-type="float" office:value="50030800">
                <text:p>50030800</text:p>
              </table:table-cell>
              <table:table-cell office:value-type="float" office:value="50005900">
                <text:p>50005900</text:p>
              </table:table-cell>
              <table:table-cell office:value-type="float" office:value="50033400">
                <text:p>50033400</text:p>
              </table:table-cell>
              <table:table-cell office:value-type="float" office:value="50010600">
                <text:p>50010600</text:p>
              </table:table-cell>
              <table:table-cell office:value-type="float" office:value="49999600">
                <text:p>49999600</text:p>
              </table:table-cell>
              <table:table-cell office:value-type="float" office:value="50041800">
                <text:p>50041800</text:p>
              </table:table-cell>
              <table:table-cell office:value-type="float" office:value="50037100">
                <text:p>50037100</text:p>
              </table:table-cell>
              <table:table-cell office:value-type="float" office:value="50027500">
                <text:p>50027500</text:p>
              </table:table-cell>
              <table:table-cell office:value-type="float" office:value="50001600">
                <text:p>50001600</text:p>
              </table:table-cell>
              <table:table-cell office:value-type="float" office:value="50023800">
                <text:p>50023800</text:p>
              </table:table-cell>
              <table:table-cell office:value-type="float" office:value="49994300">
                <text:p>49994300</text:p>
              </table:table-cell>
              <table:table-cell office:value-type="float" office:value="50031300">
                <text:p>50031300</text:p>
              </table:table-cell>
              <table:table-cell office:value-type="float" office:value="50037800">
                <text:p>50037800</text:p>
              </table:table-cell>
              <table:table-cell office:value-type="float" office:value="50018800">
                <text:p>50018800</text:p>
              </table:table-cell>
              <table:table-cell office:value-type="float" office:value="50010600">
                <text:p>50010600</text:p>
              </table:table-cell>
              <table:table-cell office:value-type="float" office:value="50031100">
                <text:p>50031100</text:p>
              </table:table-cell>
              <table:table-cell office:value-type="float" office:value="50030700">
                <text:p>50030700</text:p>
              </table:table-cell>
              <table:table-cell office:value-type="float" office:value="49969200">
                <text:p>49969200</text:p>
              </table:table-cell>
              <table:table-cell office:value-type="float" office:value="50024800">
                <text:p>50024800</text:p>
              </table:table-cell>
              <table:table-cell office:value-type="float" office:value="50025400">
                <text:p>50025400</text:p>
              </table:table-cell>
              <table:table-cell office:value-type="float" office:value="50034500">
                <text:p>50034500</text:p>
              </table:table-cell>
              <table:table-cell office:value-type="float" office:value="49992200">
                <text:p>49992200</text:p>
              </table:table-cell>
              <table:table-cell office:value-type="float" office:value="49998500">
                <text:p>49998500</text:p>
              </table:table-cell>
              <table:table-cell office:value-type="float" office:value="50038900">
                <text:p>50038900</text:p>
              </table:table-cell>
              <table:table-cell office:value-type="float" office:value="50005800">
                <text:p>50005800</text:p>
              </table:table-cell>
              <table:table-cell office:value-type="float" office:value="50028800">
                <text:p>50028800</text:p>
              </table:table-cell>
              <table:table-cell office:value-type="float" office:value="50034300">
                <text:p>50034300</text:p>
              </table:table-cell>
              <table:table-cell office:value-type="float" office:value="50036200">
                <text:p>50036200</text:p>
              </table:table-cell>
              <table:table-cell office:value-type="float" office:value="50038300">
                <text:p>50038300</text:p>
              </table:table-cell>
              <table:table-cell office:value-type="float" office:value="50031300">
                <text:p>50031300</text:p>
              </table:table-cell>
              <table:table-cell office:value-type="float" office:value="50032500">
                <text:p>50032500</text:p>
              </table:table-cell>
              <table:table-cell office:value-type="float" office:value="50040100">
                <text:p>50040100</text:p>
              </table:table-cell>
              <table:table-cell office:value-type="float" office:value="50027800">
                <text:p>50027800</text:p>
              </table:table-cell>
              <table:table-cell office:value-type="float" office:value="50030000">
                <text:p>50030000</text:p>
              </table:table-cell>
              <table:table-cell office:value-type="float" office:value="50026800">
                <text:p>50026800</text:p>
              </table:table-cell>
              <table:table-cell office:value-type="float" office:value="50032000">
                <text:p>50032000</text:p>
              </table:table-cell>
              <table:table-cell office:value-type="float" office:value="50030500">
                <text:p>50030500</text:p>
              </table:table-cell>
              <table:table-cell office:value-type="float" office:value="50034300">
                <text:p>50034300</text:p>
              </table:table-cell>
              <table:table-cell office:value-type="float" office:value="50015100">
                <text:p>50015100</text:p>
              </table:table-cell>
              <table:table-cell office:value-type="float" office:value="50002100">
                <text:p>50002100</text:p>
              </table:table-cell>
              <table:table-cell office:value-type="float" office:value="50006200">
                <text:p>50006200</text:p>
              </table:table-cell>
              <table:table-cell office:value-type="float" office:value="49990100">
                <text:p>49990100</text:p>
              </table:table-cell>
              <table:table-cell office:value-type="float" office:value="50014000">
                <text:p>50014000</text:p>
              </table:table-cell>
              <table:table-cell office:value-type="float" office:value="50017300">
                <text:p>50017300</text:p>
              </table:table-cell>
              <table:table-cell office:value-type="float" office:value="50029100">
                <text:p>50029100</text:p>
              </table:table-cell>
              <table:table-cell office:value-type="float" office:value="50018000">
                <text:p>50018000</text:p>
              </table:table-cell>
              <table:table-cell office:value-type="float" office:value="50027500">
                <text:p>50027500</text:p>
              </table:table-cell>
              <table:table-cell office:value-type="float" office:value="50025300">
                <text:p>50025300</text:p>
              </table:table-cell>
              <table:table-cell office:value-type="float" office:value="50022200">
                <text:p>50022200</text:p>
              </table:table-cell>
              <table:table-cell office:value-type="float" office:value="50021900">
                <text:p>50021900</text:p>
              </table:table-cell>
              <table:table-cell office:value-type="float" office:value="50009900">
                <text:p>50009900</text:p>
              </table:table-cell>
              <table:table-cell office:value-type="float" office:value="49977700">
                <text:p>49977700</text:p>
              </table:table-cell>
              <table:table-cell office:value-type="float" office:value="50013800">
                <text:p>50013800</text:p>
              </table:table-cell>
              <table:table-cell office:value-type="float" office:value="50032900">
                <text:p>50032900</text:p>
              </table:table-cell>
              <table:table-cell office:value-type="float" office:value="49998400">
                <text:p>49998400</text:p>
              </table:table-cell>
              <table:table-cell office:value-type="float" office:value="50039400">
                <text:p>50039400</text:p>
              </table:table-cell>
              <table:table-cell office:value-type="float" office:value="49984400">
                <text:p>49984400</text:p>
              </table:table-cell>
              <table:table-cell office:value-type="float" office:value="50019000">
                <text:p>50019000</text:p>
              </table:table-cell>
              <table:table-cell office:value-type="float" office:value="50034400">
                <text:p>50034400</text:p>
              </table:table-cell>
              <table:table-cell office:value-type="float" office:value="50014000">
                <text:p>50014000</text:p>
              </table:table-cell>
              <table:table-cell office:value-type="float" office:value="50025000">
                <text:p>50025000</text:p>
              </table:table-cell>
              <table:table-cell office:value-type="float" office:value="50003600">
                <text:p>50003600</text:p>
              </table:table-cell>
              <table:table-cell office:value-type="float" office:value="50033600">
                <text:p>50033600</text:p>
              </table:table-cell>
              <table:table-cell office:value-type="float" office:value="50032000">
                <text:p>50032000</text:p>
              </table:table-cell>
              <table:table-cell office:value-type="float" office:value="50025200">
                <text:p>50025200</text:p>
              </table:table-cell>
              <table:table-cell office:value-type="float" office:value="50034200">
                <text:p>50034200</text:p>
              </table:table-cell>
              <table:table-cell office:value-type="float" office:value="50017600">
                <text:p>50017600</text:p>
              </table:table-cell>
              <table:table-cell office:value-type="float" office:value="50039500">
                <text:p>50039500</text:p>
              </table:table-cell>
              <table:table-cell office:value-type="float" office:value="50021100">
                <text:p>50021100</text:p>
              </table:table-cell>
              <table:table-cell office:value-type="float" office:value="49968900">
                <text:p>49968900</text:p>
              </table:table-cell>
              <table:table-cell office:value-type="float" office:value="49980100">
                <text:p>49980100</text:p>
              </table:table-cell>
              <table:table-cell office:value-type="float" office:value="49988600">
                <text:p>49988600</text:p>
              </table:table-cell>
              <table:table-cell office:value-type="float" office:value="49996600">
                <text:p>49996600</text:p>
              </table:table-cell>
              <table:table-cell office:value-type="float" office:value="49987200">
                <text:p>49987200</text:p>
              </table:table-cell>
              <table:table-cell office:value-type="float" office:value="50001700">
                <text:p>50001700</text:p>
              </table:table-cell>
              <table:table-cell office:value-type="float" office:value="50020600">
                <text:p>50020600</text:p>
              </table:table-cell>
              <table:table-cell office:value-type="float" office:value="50029500">
                <text:p>50029500</text:p>
              </table:table-cell>
              <table:table-cell office:value-type="float" office:value="50002700">
                <text:p>50002700</text:p>
              </table:table-cell>
              <table:table-cell office:value-type="float" office:value="50022200">
                <text:p>50022200</text:p>
              </table:table-cell>
              <table:table-cell office:value-type="float" office:value="50021800">
                <text:p>50021800</text:p>
              </table:table-cell>
              <table:table-cell office:value-type="float" office:value="50012900">
                <text:p>50012900</text:p>
              </table:table-cell>
              <table:table-cell office:value-type="float" office:value="49990100">
                <text:p>49990100</text:p>
              </table:table-cell>
              <table:table-cell office:value-type="float" office:value="50032800">
                <text:p>50032800</text:p>
              </table:table-cell>
              <table:table-cell office:value-type="float" office:value="50032700">
                <text:p>50032700</text:p>
              </table:table-cell>
              <table:table-cell office:value-type="float" office:value="50014700">
                <text:p>50014700</text:p>
              </table:table-cell>
              <table:table-cell office:value-type="float" office:value="50040000">
                <text:p>50040000</text:p>
              </table:table-cell>
              <table:table-cell office:value-type="float" office:value="50000700">
                <text:p>50000700</text:p>
              </table:table-cell>
              <table:table-cell office:value-type="float" office:value="50030900">
                <text:p>50030900</text:p>
              </table:table-cell>
              <table:table-cell office:value-type="float" office:value="50021800">
                <text:p>50021800</text:p>
              </table:table-cell>
              <table:table-cell office:value-type="float" office:value="50021900">
                <text:p>50021900</text:p>
              </table:table-cell>
              <table:table-cell office:value-type="float" office:value="50016400">
                <text:p>50016400</text:p>
              </table:table-cell>
              <table:table-cell office:value-type="float" office:value="50017200">
                <text:p>50017200</text:p>
              </table:table-cell>
              <table:table-cell office:value-type="float" office:value="50025600">
                <text:p>50025600</text:p>
              </table:table-cell>
              <table:table-cell office:value-type="float" office:value="49989900">
                <text:p>49989900</text:p>
              </table:table-cell>
              <table:table-cell office:value-type="float" office:value="49995500">
                <text:p>49995500</text:p>
              </table:table-cell>
              <table:table-cell office:value-type="float" office:value="50012000">
                <text:p>50012000</text:p>
              </table:table-cell>
              <table:table-cell office:value-type="float" office:value="50025700">
                <text:p>50025700</text:p>
              </table:table-cell>
              <table:table-cell office:value-type="float" office:value="50006300">
                <text:p>50006300</text:p>
              </table:table-cell>
              <table:table-cell office:value-type="float" office:value="50013700">
                <text:p>50013700</text:p>
              </table:table-cell>
              <table:table-cell office:value-type="float" office:value="49964100">
                <text:p>49964100</text:p>
              </table:table-cell>
              <table:table-cell office:value-type="float" office:value="50028900">
                <text:p>50028900</text:p>
              </table:table-cell>
              <table:table-cell office:value-type="float" office:value="50026300">
                <text:p>50026300</text:p>
              </table:table-cell>
              <table:table-cell office:value-type="float" office:value="50035700">
                <text:p>50035700</text:p>
              </table:table-cell>
              <table:table-cell office:value-type="float" office:value="50023100">
                <text:p>50023100</text:p>
              </table:table-cell>
              <table:table-cell office:value-type="float" office:value="50025400">
                <text:p>50025400</text:p>
              </table:table-cell>
              <table:table-cell office:value-type="float" office:value="50036800">
                <text:p>50036800</text:p>
              </table:table-cell>
              <table:table-cell office:value-type="float" office:value="49993800">
                <text:p>49993800</text:p>
              </table:table-cell>
              <table:table-cell office:value-type="float" office:value="50024700">
                <text:p>50024700</text:p>
              </table:table-cell>
              <table:table-cell office:value-type="float" office:value="50010100">
                <text:p>50010100</text:p>
              </table:table-cell>
              <table:table-cell office:value-type="float" office:value="50019300">
                <text:p>50019300</text:p>
              </table:table-cell>
              <table:table-cell office:value-type="float" office:value="50038300">
                <text:p>50038300</text:p>
              </table:table-cell>
              <table:table-cell office:value-type="float" office:value="50039200">
                <text:p>50039200</text:p>
              </table:table-cell>
              <table:table-cell office:value-type="float" office:value="50009700">
                <text:p>50009700</text:p>
              </table:table-cell>
              <table:table-cell office:value-type="float" office:value="50001400">
                <text:p>50001400</text:p>
              </table:table-cell>
              <table:table-cell office:value-type="float" office:value="50009500">
                <text:p>50009500</text:p>
              </table:table-cell>
              <table:table-cell office:value-type="float" office:value="50040900">
                <text:p>50040900</text:p>
              </table:table-cell>
              <table:table-cell office:value-type="float" office:value="50001400">
                <text:p>50001400</text:p>
              </table:table-cell>
              <table:table-cell office:value-type="float" office:value="50018900">
                <text:p>50018900</text:p>
              </table:table-cell>
              <table:table-cell office:value-type="float" office:value="50038300">
                <text:p>50038300</text:p>
              </table:table-cell>
              <table:table-cell office:value-type="float" office:value="50025500">
                <text:p>50025500</text:p>
              </table:table-cell>
              <table:table-cell office:value-type="float" office:value="50019000">
                <text:p>50019000</text:p>
              </table:table-cell>
              <table:table-cell office:value-type="float" office:value="50032000">
                <text:p>50032000</text:p>
              </table:table-cell>
              <table:table-cell office:value-type="float" office:value="50021900">
                <text:p>50021900</text:p>
              </table:table-cell>
              <table:table-cell office:value-type="float" office:value="50031600">
                <text:p>50031600</text:p>
              </table:table-cell>
              <table:table-cell office:value-type="float" office:value="49963400">
                <text:p>49963400</text:p>
              </table:table-cell>
              <table:table-cell office:value-type="float" office:value="50010700">
                <text:p>50010700</text:p>
              </table:table-cell>
              <table:table-cell office:value-type="float" office:value="50019700">
                <text:p>50019700</text:p>
              </table:table-cell>
              <table:table-cell office:value-type="float" office:value="50024100">
                <text:p>50024100</text:p>
              </table:table-cell>
              <table:table-cell office:value-type="float" office:value="50012300">
                <text:p>50012300</text:p>
              </table:table-cell>
              <table:table-cell office:value-type="float" office:value="50023300">
                <text:p>50023300</text:p>
              </table:table-cell>
              <table:table-cell office:value-type="float" office:value="50016300">
                <text:p>50016300</text:p>
              </table:table-cell>
              <table:table-cell office:value-type="float" office:value="50008400">
                <text:p>50008400</text:p>
              </table:table-cell>
              <table:table-cell office:value-type="float" office:value="50018600">
                <text:p>50018600</text:p>
              </table:table-cell>
              <table:table-cell office:value-type="float" office:value="50030400">
                <text:p>50030400</text:p>
              </table:table-cell>
              <table:table-cell office:value-type="float" office:value="50021500">
                <text:p>50021500</text:p>
              </table:table-cell>
              <table:table-cell office:value-type="float" office:value="49987800">
                <text:p>49987800</text:p>
              </table:table-cell>
              <table:table-cell office:value-type="float" office:value="50091700">
                <text:p>50091700</text:p>
              </table:table-cell>
              <table:table-cell office:value-type="float" office:value="50096500">
                <text:p>50096500</text:p>
              </table:table-cell>
              <table:table-cell office:value-type="float" office:value="50096600">
                <text:p>50096600</text:p>
              </table:table-cell>
              <table:table-cell office:value-type="float" office:value="50099500">
                <text:p>50099500</text:p>
              </table:table-cell>
              <table:table-cell office:value-type="float" office:value="50092300">
                <text:p>50092300</text:p>
              </table:table-cell>
              <table:table-cell office:value-type="float" office:value="50106600">
                <text:p>50106600</text:p>
              </table:table-cell>
              <table:table-cell office:value-type="float" office:value="50083800">
                <text:p>50083800</text:p>
              </table:table-cell>
              <table:table-cell office:value-type="float" office:value="50094100">
                <text:p>50094100</text:p>
              </table:table-cell>
              <table:table-cell office:value-type="float" office:value="50099600">
                <text:p>50099600</text:p>
              </table:table-cell>
              <table:table-cell office:value-type="float" office:value="50106400">
                <text:p>50106400</text:p>
              </table:table-cell>
              <table:table-cell office:value-type="float" office:value="50084700">
                <text:p>50084700</text:p>
              </table:table-cell>
              <table:table-cell office:value-type="float" office:value="50107200">
                <text:p>50107200</text:p>
              </table:table-cell>
              <table:table-cell office:value-type="float" office:value="50063700">
                <text:p>50063700</text:p>
              </table:table-cell>
              <table:table-cell office:value-type="float" office:value="50077000">
                <text:p>50077000</text:p>
              </table:table-cell>
              <table:table-cell office:value-type="float" office:value="50095500">
                <text:p>50095500</text:p>
              </table:table-cell>
              <table:table-cell office:value-type="float" office:value="50102500">
                <text:p>50102500</text:p>
              </table:table-cell>
              <table:table-cell office:value-type="float" office:value="50102300">
                <text:p>50102300</text:p>
              </table:table-cell>
              <table:table-cell office:value-type="float" office:value="50097000">
                <text:p>50097000</text:p>
              </table:table-cell>
              <table:table-cell office:value-type="float" office:value="50107300">
                <text:p>50107300</text:p>
              </table:table-cell>
              <table:table-cell office:value-type="float" office:value="50069300">
                <text:p>50069300</text:p>
              </table:table-cell>
              <table:table-cell office:value-type="float" office:value="50071200">
                <text:p>50071200</text:p>
              </table:table-cell>
              <table:table-cell office:value-type="float" office:value="50102600">
                <text:p>50102600</text:p>
              </table:table-cell>
              <table:table-cell office:value-type="float" office:value="50064600">
                <text:p>50064600</text:p>
              </table:table-cell>
              <table:table-cell office:value-type="float" office:value="50093400">
                <text:p>50093400</text:p>
              </table:table-cell>
              <table:table-cell office:value-type="float" office:value="50083400">
                <text:p>50083400</text:p>
              </table:table-cell>
              <table:table-cell office:value-type="float" office:value="50107200">
                <text:p>50107200</text:p>
              </table:table-cell>
              <table:table-cell office:value-type="float" office:value="50075400">
                <text:p>50075400</text:p>
              </table:table-cell>
              <table:table-cell office:value-type="float" office:value="50088200">
                <text:p>50088200</text:p>
              </table:table-cell>
              <table:table-cell office:value-type="float" office:value="50093300">
                <text:p>50093300</text:p>
              </table:table-cell>
              <table:table-cell office:value-type="float" office:value="50104500">
                <text:p>50104500</text:p>
              </table:table-cell>
              <table:table-cell office:value-type="float" office:value="50081000">
                <text:p>50081000</text:p>
              </table:table-cell>
              <table:table-cell office:value-type="float" office:value="50103400">
                <text:p>50103400</text:p>
              </table:table-cell>
              <table:table-cell office:value-type="float" office:value="50092200">
                <text:p>50092200</text:p>
              </table:table-cell>
              <table:table-cell office:value-type="float" office:value="50082300">
                <text:p>50082300</text:p>
              </table:table-cell>
              <table:table-cell office:value-type="float" office:value="50108100">
                <text:p>50108100</text:p>
              </table:table-cell>
              <table:table-cell office:value-type="float" office:value="50059300">
                <text:p>50059300</text:p>
              </table:table-cell>
              <table:table-cell office:value-type="float" office:value="50093000">
                <text:p>50093000</text:p>
              </table:table-cell>
              <table:table-cell office:value-type="float" office:value="50096900">
                <text:p>50096900</text:p>
              </table:table-cell>
              <table:table-cell office:value-type="float" office:value="50078100">
                <text:p>50078100</text:p>
              </table:table-cell>
              <table:table-cell office:value-type="float" office:value="50078700">
                <text:p>50078700</text:p>
              </table:table-cell>
              <table:table-cell office:value-type="float" office:value="50086100">
                <text:p>50086100</text:p>
              </table:table-cell>
              <table:table-cell office:value-type="float" office:value="50109100">
                <text:p>50109100</text:p>
              </table:table-cell>
              <table:table-cell office:value-type="float" office:value="50100500">
                <text:p>50100500</text:p>
              </table:table-cell>
              <table:table-cell office:value-type="float" office:value="50092300">
                <text:p>50092300</text:p>
              </table:table-cell>
              <table:table-cell office:value-type="float" office:value="50098000">
                <text:p>50098000</text:p>
              </table:table-cell>
              <table:table-cell office:value-type="float" office:value="50086500">
                <text:p>50086500</text:p>
              </table:table-cell>
              <table:table-cell office:value-type="float" office:value="50106100">
                <text:p>50106100</text:p>
              </table:table-cell>
              <table:table-cell office:value-type="float" office:value="50095100">
                <text:p>50095100</text:p>
              </table:table-cell>
              <table:table-cell office:value-type="float" office:value="50109500">
                <text:p>50109500</text:p>
              </table:table-cell>
              <table:table-cell office:value-type="float" office:value="50101600">
                <text:p>50101600</text:p>
              </table:table-cell>
              <table:table-cell office:value-type="float" office:value="50097400">
                <text:p>50097400</text:p>
              </table:table-cell>
              <table:table-cell office:value-type="float" office:value="50086300">
                <text:p>50086300</text:p>
              </table:table-cell>
              <table:table-cell office:value-type="float" office:value="50103900">
                <text:p>50103900</text:p>
              </table:table-cell>
              <table:table-cell office:value-type="float" office:value="50103000">
                <text:p>50103000</text:p>
              </table:table-cell>
              <table:table-cell office:value-type="float" office:value="50084300">
                <text:p>50084300</text:p>
              </table:table-cell>
              <table:table-cell office:value-type="float" office:value="50089000">
                <text:p>50089000</text:p>
              </table:table-cell>
              <table:table-cell office:value-type="float" office:value="50093600">
                <text:p>50093600</text:p>
              </table:table-cell>
              <table:table-cell office:value-type="float" office:value="50061900">
                <text:p>50061900</text:p>
              </table:table-cell>
              <table:table-cell office:value-type="float" office:value="50085200">
                <text:p>50085200</text:p>
              </table:table-cell>
              <table:table-cell office:value-type="float" office:value="50093500">
                <text:p>50093500</text:p>
              </table:table-cell>
              <table:table-cell office:value-type="float" office:value="50085800">
                <text:p>50085800</text:p>
              </table:table-cell>
              <table:table-cell office:value-type="float" office:value="50096800">
                <text:p>50096800</text:p>
              </table:table-cell>
              <table:table-cell office:value-type="float" office:value="50066800">
                <text:p>50066800</text:p>
              </table:table-cell>
              <table:table-cell office:value-type="float" office:value="50096900">
                <text:p>50096900</text:p>
              </table:table-cell>
              <table:table-cell office:value-type="float" office:value="50096900">
                <text:p>50096900</text:p>
              </table:table-cell>
              <table:table-cell office:value-type="float" office:value="50048500">
                <text:p>50048500</text:p>
              </table:table-cell>
              <table:table-cell office:value-type="float" office:value="50058300">
                <text:p>50058300</text:p>
              </table:table-cell>
              <table:table-cell office:value-type="float" office:value="50110800">
                <text:p>50110800</text:p>
              </table:table-cell>
              <table:table-cell office:value-type="float" office:value="50085900">
                <text:p>50085900</text:p>
              </table:table-cell>
              <table:table-cell office:value-type="float" office:value="50096700">
                <text:p>50096700</text:p>
              </table:table-cell>
              <table:table-cell office:value-type="float" office:value="50104700">
                <text:p>50104700</text:p>
              </table:table-cell>
              <table:table-cell office:value-type="float" office:value="50025900">
                <text:p>50025900</text:p>
              </table:table-cell>
              <table:table-cell office:value-type="float" office:value="50025900">
                <text:p>50025900</text:p>
              </table:table-cell>
              <table:table-cell office:value-type="float" office:value="50066700">
                <text:p>50066700</text:p>
              </table:table-cell>
              <table:table-cell office:value-type="float" office:value="50091900">
                <text:p>50091900</text:p>
              </table:table-cell>
              <table:table-cell office:value-type="float" office:value="50106400">
                <text:p>50106400</text:p>
              </table:table-cell>
              <table:table-cell office:value-type="float" office:value="50071500">
                <text:p>50071500</text:p>
              </table:table-cell>
              <table:table-cell office:value-type="float" office:value="50086200">
                <text:p>50086200</text:p>
              </table:table-cell>
              <table:table-cell office:value-type="float" office:value="50100700">
                <text:p>50100700</text:p>
              </table:table-cell>
              <table:table-cell office:value-type="float" office:value="50095000">
                <text:p>50095000</text:p>
              </table:table-cell>
              <table:table-cell office:value-type="float" office:value="50105800">
                <text:p>50105800</text:p>
              </table:table-cell>
              <table:table-cell office:value-type="float" office:value="50087600">
                <text:p>50087600</text:p>
              </table:table-cell>
              <table:table-cell office:value-type="float" office:value="50087600">
                <text:p>50087600</text:p>
              </table:table-cell>
              <table:table-cell office:value-type="float" office:value="50082300">
                <text:p>50082300</text:p>
              </table:table-cell>
              <table:table-cell office:value-type="float" office:value="50096400">
                <text:p>50096400</text:p>
              </table:table-cell>
              <table:table-cell office:value-type="float" office:value="50107300">
                <text:p>50107300</text:p>
              </table:table-cell>
              <table:table-cell office:value-type="float" office:value="50099100">
                <text:p>50099100</text:p>
              </table:table-cell>
              <table:table-cell office:value-type="float" office:value="50105800">
                <text:p>50105800</text:p>
              </table:table-cell>
              <table:table-cell office:value-type="float" office:value="50101500">
                <text:p>50101500</text:p>
              </table:table-cell>
              <table:table-cell office:value-type="float" office:value="50034400">
                <text:p>50034400</text:p>
              </table:table-cell>
              <table:table-cell office:value-type="float" office:value="50101800">
                <text:p>50101800</text:p>
              </table:table-cell>
              <table:table-cell office:value-type="float" office:value="50100700">
                <text:p>50100700</text:p>
              </table:table-cell>
              <table:table-cell office:value-type="float" office:value="50075400">
                <text:p>50075400</text:p>
              </table:table-cell>
              <table:table-cell office:value-type="float" office:value="50051300">
                <text:p>50051300</text:p>
              </table:table-cell>
              <table:table-cell office:value-type="float" office:value="50099400">
                <text:p>50099400</text:p>
              </table:table-cell>
              <table:table-cell office:value-type="float" office:value="50097400">
                <text:p>50097400</text:p>
              </table:table-cell>
              <table:table-cell office:value-type="float" office:value="50092000">
                <text:p>50092000</text:p>
              </table:table-cell>
              <table:table-cell office:value-type="float" office:value="50080700">
                <text:p>50080700</text:p>
              </table:table-cell>
              <table:table-cell office:value-type="float" office:value="50113200">
                <text:p>50113200</text:p>
              </table:table-cell>
              <table:table-cell office:value-type="float" office:value="50074700">
                <text:p>50074700</text:p>
              </table:table-cell>
              <table:table-cell office:value-type="float" office:value="50085800">
                <text:p>50085800</text:p>
              </table:table-cell>
              <table:table-cell office:value-type="float" office:value="50097500">
                <text:p>50097500</text:p>
              </table:table-cell>
              <table:table-cell office:value-type="float" office:value="50097800">
                <text:p>50097800</text:p>
              </table:table-cell>
              <table:table-cell office:value-type="float" office:value="50105100">
                <text:p>50105100</text:p>
              </table:table-cell>
              <table:table-cell office:value-type="float" office:value="50043200">
                <text:p>50043200</text:p>
              </table:table-cell>
              <table:table-cell office:value-type="float" office:value="50086500">
                <text:p>50086500</text:p>
              </table:table-cell>
              <table:table-cell office:value-type="float" office:value="50098300">
                <text:p>50098300</text:p>
              </table:table-cell>
              <table:table-cell office:value-type="float" office:value="50109900">
                <text:p>50109900</text:p>
              </table:table-cell>
              <table:table-cell office:value-type="float" office:value="50101500">
                <text:p>50101500</text:p>
              </table:table-cell>
              <table:table-cell office:value-type="float" office:value="50098500">
                <text:p>50098500</text:p>
              </table:table-cell>
              <table:table-cell office:value-type="float" office:value="50092000">
                <text:p>50092000</text:p>
              </table:table-cell>
              <table:table-cell office:value-type="float" office:value="50095100">
                <text:p>50095100</text:p>
              </table:table-cell>
              <table:table-cell office:value-type="float" office:value="50101500">
                <text:p>50101500</text:p>
              </table:table-cell>
              <table:table-cell office:value-type="float" office:value="50087400">
                <text:p>50087400</text:p>
              </table:table-cell>
              <table:table-cell office:value-type="float" office:value="50105500">
                <text:p>50105500</text:p>
              </table:table-cell>
              <table:table-cell office:value-type="float" office:value="50087800">
                <text:p>50087800</text:p>
              </table:table-cell>
              <table:table-cell office:value-type="float" office:value="50097100">
                <text:p>50097100</text:p>
              </table:table-cell>
              <table:table-cell office:value-type="float" office:value="50095800">
                <text:p>50095800</text:p>
              </table:table-cell>
              <table:table-cell office:value-type="float" office:value="50106400">
                <text:p>50106400</text:p>
              </table:table-cell>
              <table:table-cell office:value-type="float" office:value="50061800">
                <text:p>50061800</text:p>
              </table:table-cell>
              <table:table-cell office:value-type="float" office:value="50103800">
                <text:p>50103800</text:p>
              </table:table-cell>
              <table:table-cell office:value-type="float" office:value="50108100">
                <text:p>50108100</text:p>
              </table:table-cell>
              <table:table-cell office:value-type="float" office:value="50075200">
                <text:p>50075200</text:p>
              </table:table-cell>
              <table:table-cell office:value-type="float" office:value="50081700">
                <text:p>50081700</text:p>
              </table:table-cell>
              <table:table-cell office:value-type="float" office:value="50103400">
                <text:p>50103400</text:p>
              </table:table-cell>
              <table:table-cell office:value-type="float" office:value="50086000">
                <text:p>50086000</text:p>
              </table:table-cell>
              <table:table-cell office:value-type="float" office:value="50064100">
                <text:p>50064100</text:p>
              </table:table-cell>
              <table:table-cell office:value-type="float" office:value="50092200">
                <text:p>50092200</text:p>
              </table:table-cell>
              <table:table-cell office:value-type="float" office:value="50094000">
                <text:p>50094000</text:p>
              </table:table-cell>
              <table:table-cell office:value-type="float" office:value="50106200">
                <text:p>50106200</text:p>
              </table:table-cell>
              <table:table-cell office:value-type="float" office:value="50054100">
                <text:p>50054100</text:p>
              </table:table-cell>
              <table:table-cell office:value-type="float" office:value="50089800">
                <text:p>50089800</text:p>
              </table:table-cell>
              <table:table-cell office:value-type="float" office:value="50096100">
                <text:p>50096100</text:p>
              </table:table-cell>
              <table:table-cell office:value-type="float" office:value="50095800">
                <text:p>50095800</text:p>
              </table:table-cell>
              <table:table-cell office:value-type="float" office:value="50075600">
                <text:p>50075600</text:p>
              </table:table-cell>
              <table:table-cell office:value-type="float" office:value="50083100">
                <text:p>50083100</text:p>
              </table:table-cell>
              <table:table-cell office:value-type="float" office:value="50093000">
                <text:p>50093000</text:p>
              </table:table-cell>
              <table:table-cell office:value-type="float" office:value="50083800">
                <text:p>50083800</text:p>
              </table:table-cell>
              <table:table-cell office:value-type="float" office:value="50094700">
                <text:p>50094700</text:p>
              </table:table-cell>
              <table:table-cell office:value-type="float" office:value="50087100">
                <text:p>50087100</text:p>
              </table:table-cell>
              <table:table-cell office:value-type="float" office:value="50079000">
                <text:p>50079000</text:p>
              </table:table-cell>
              <table:table-cell office:value-type="float" office:value="50091900">
                <text:p>50091900</text:p>
              </table:table-cell>
              <table:table-cell office:value-type="float" office:value="50061300">
                <text:p>50061300</text:p>
              </table:table-cell>
              <table:table-cell office:value-type="float" office:value="50082800">
                <text:p>50082800</text:p>
              </table:table-cell>
              <table:table-cell office:value-type="float" office:value="50090000">
                <text:p>50090000</text:p>
              </table:table-cell>
              <table:table-cell office:value-type="float" office:value="50069200">
                <text:p>50069200</text:p>
              </table:table-cell>
              <table:table-cell office:value-type="float" office:value="50106000">
                <text:p>50106000</text:p>
              </table:table-cell>
              <table:table-cell office:value-type="float" office:value="50076000">
                <text:p>50076000</text:p>
              </table:table-cell>
              <table:table-cell office:value-type="float" office:value="50065600">
                <text:p>50065600</text:p>
              </table:table-cell>
              <table:table-cell office:value-type="float" office:value="50091900">
                <text:p>50091900</text:p>
              </table:table-cell>
              <table:table-cell office:value-type="float" office:value="50100000">
                <text:p>50100000</text:p>
              </table:table-cell>
              <table:table-cell office:value-type="float" office:value="50081500">
                <text:p>50081500</text:p>
              </table:table-cell>
              <table:table-cell office:value-type="float" office:value="50041900">
                <text:p>50041900</text:p>
              </table:table-cell>
              <table:table-cell office:value-type="float" office:value="50099500">
                <text:p>50099500</text:p>
              </table:table-cell>
              <table:table-cell office:value-type="float" office:value="50063800">
                <text:p>50063800</text:p>
              </table:table-cell>
              <table:table-cell office:value-type="float" office:value="50104200">
                <text:p>50104200</text:p>
              </table:table-cell>
              <table:table-cell office:value-type="float" office:value="50103700">
                <text:p>50103700</text:p>
              </table:table-cell>
              <table:table-cell office:value-type="float" office:value="50091900">
                <text:p>50091900</text:p>
              </table:table-cell>
              <table:table-cell office:value-type="float" office:value="50086200">
                <text:p>50086200</text:p>
              </table:table-cell>
              <table:table-cell office:value-type="float" office:value="50065500">
                <text:p>50065500</text:p>
              </table:table-cell>
              <table:table-cell office:value-type="float" office:value="50110600">
                <text:p>50110600</text:p>
              </table:table-cell>
              <table:table-cell office:value-type="float" office:value="50087100">
                <text:p>50087100</text:p>
              </table:table-cell>
              <table:table-cell office:value-type="float" office:value="50076700">
                <text:p>50076700</text:p>
              </table:table-cell>
              <table:table-cell office:value-type="float" office:value="50091700">
                <text:p>50091700</text:p>
              </table:table-cell>
              <table:table-cell office:value-type="float" office:value="50107500">
                <text:p>50107500</text:p>
              </table:table-cell>
              <table:table-cell office:value-type="float" office:value="50098300">
                <text:p>50098300</text:p>
              </table:table-cell>
              <table:table-cell office:value-type="float" office:value="50099300">
                <text:p>50099300</text:p>
              </table:table-cell>
              <table:table-cell office:value-type="float" office:value="50109800">
                <text:p>50109800</text:p>
              </table:table-cell>
              <table:table-cell office:value-type="float" office:value="50064200">
                <text:p>50064200</text:p>
              </table:table-cell>
              <table:table-cell office:value-type="float" office:value="50093000">
                <text:p>50093000</text:p>
              </table:table-cell>
              <table:table-cell office:value-type="float" office:value="50104400">
                <text:p>50104400</text:p>
              </table:table-cell>
              <table:table-cell office:value-type="float" office:value="50101800">
                <text:p>50101800</text:p>
              </table:table-cell>
              <table:table-cell office:value-type="float" office:value="50076300">
                <text:p>50076300</text:p>
              </table:table-cell>
              <table:table-cell office:value-type="float" office:value="50079400">
                <text:p>50079400</text:p>
              </table:table-cell>
              <table:table-cell office:value-type="float" office:value="50060800">
                <text:p>50060800</text:p>
              </table:table-cell>
              <table:table-cell office:value-type="float" office:value="50081500">
                <text:p>50081500</text:p>
              </table:table-cell>
              <table:table-cell office:value-type="float" office:value="50101000">
                <text:p>50101000</text:p>
              </table:table-cell>
              <table:table-cell office:value-type="float" office:value="50098900">
                <text:p>50098900</text:p>
              </table:table-cell>
              <table:table-cell office:value-type="float" office:value="50102900">
                <text:p>50102900</text:p>
              </table:table-cell>
              <table:table-cell office:value-type="float" office:value="50076200">
                <text:p>50076200</text:p>
              </table:table-cell>
              <table:table-cell office:value-type="float" office:value="50106000">
                <text:p>50106000</text:p>
              </table:table-cell>
              <table:table-cell office:value-type="float" office:value="50085800">
                <text:p>50085800</text:p>
              </table:table-cell>
              <table:table-cell office:value-type="float" office:value="50092900">
                <text:p>50092900</text:p>
              </table:table-cell>
              <table:table-cell office:value-type="float" office:value="50092900">
                <text:p>50092900</text:p>
              </table:table-cell>
              <table:table-cell office:value-type="float" office:value="50075100">
                <text:p>50075100</text:p>
              </table:table-cell>
              <table:table-cell office:value-type="float" office:value="50097600">
                <text:p>50097600</text:p>
              </table:table-cell>
              <table:table-cell office:value-type="float" office:value="50086900">
                <text:p>50086900</text:p>
              </table:table-cell>
              <table:table-cell office:value-type="float" office:value="50103000">
                <text:p>50103000</text:p>
              </table:table-cell>
              <table:table-cell office:value-type="float" office:value="50102900">
                <text:p>50102900</text:p>
              </table:table-cell>
              <table:table-cell office:value-type="float" office:value="50081300">
                <text:p>50081300</text:p>
              </table:table-cell>
              <table:table-cell office:value-type="float" office:value="50052000">
                <text:p>50052000</text:p>
              </table:table-cell>
              <table:table-cell office:value-type="float" office:value="50065100">
                <text:p>50065100</text:p>
              </table:table-cell>
              <table:table-cell office:value-type="float" office:value="50095200">
                <text:p>50095200</text:p>
              </table:table-cell>
              <table:table-cell office:value-type="float" office:value="50101700">
                <text:p>50101700</text:p>
              </table:table-cell>
              <table:table-cell office:value-type="float" office:value="50096900">
                <text:p>50096900</text:p>
              </table:table-cell>
              <table:table-cell office:value-type="float" office:value="50109300">
                <text:p>50109300</text:p>
              </table:table-cell>
              <table:table-cell office:value-type="float" office:value="50087700">
                <text:p>50087700</text:p>
              </table:table-cell>
              <table:table-cell office:value-type="float" office:value="50095700">
                <text:p>50095700</text:p>
              </table:table-cell>
              <table:table-cell office:value-type="float" office:value="50107200">
                <text:p>50107200</text:p>
              </table:table-cell>
              <table:table-cell office:value-type="float" office:value="50101000">
                <text:p>50101000</text:p>
              </table:table-cell>
              <table:table-cell office:value-type="float" office:value="50102600">
                <text:p>50102600</text:p>
              </table:table-cell>
              <table:table-cell office:value-type="float" office:value="50100400">
                <text:p>50100400</text:p>
              </table:table-cell>
              <table:table-cell office:value-type="float" office:value="50135500">
                <text:p>50135500</text:p>
              </table:table-cell>
              <table:table-cell office:value-type="float" office:value="50123600">
                <text:p>50123600</text:p>
              </table:table-cell>
              <table:table-cell office:value-type="float" office:value="50117000">
                <text:p>50117000</text:p>
              </table:table-cell>
              <table:table-cell office:value-type="float" office:value="50127700">
                <text:p>50127700</text:p>
              </table:table-cell>
              <table:table-cell office:value-type="float" office:value="50143900">
                <text:p>50143900</text:p>
              </table:table-cell>
              <table:table-cell office:value-type="float" office:value="50126900">
                <text:p>50126900</text:p>
              </table:table-cell>
              <table:table-cell office:value-type="float" office:value="50129800">
                <text:p>50129800</text:p>
              </table:table-cell>
              <table:table-cell office:value-type="float" office:value="50129700">
                <text:p>50129700</text:p>
              </table:table-cell>
              <table:table-cell office:value-type="float" office:value="50085600">
                <text:p>50085600</text:p>
              </table:table-cell>
              <table:table-cell office:value-type="float" office:value="50106000">
                <text:p>50106000</text:p>
              </table:table-cell>
              <table:table-cell office:value-type="float" office:value="50143700">
                <text:p>50143700</text:p>
              </table:table-cell>
              <table:table-cell office:value-type="float" office:value="50137200">
                <text:p>50137200</text:p>
              </table:table-cell>
              <table:table-cell office:value-type="float" office:value="50125700">
                <text:p>50125700</text:p>
              </table:table-cell>
              <table:table-cell office:value-type="float" office:value="50121700">
                <text:p>50121700</text:p>
              </table:table-cell>
              <table:table-cell office:value-type="float" office:value="50133500">
                <text:p>50133500</text:p>
              </table:table-cell>
              <table:table-cell office:value-type="float" office:value="50121000">
                <text:p>50121000</text:p>
              </table:table-cell>
              <table:table-cell office:value-type="float" office:value="50141900">
                <text:p>50141900</text:p>
              </table:table-cell>
              <table:table-cell office:value-type="float" office:value="50143300">
                <text:p>50143300</text:p>
              </table:table-cell>
              <table:table-cell office:value-type="float" office:value="50127900">
                <text:p>50127900</text:p>
              </table:table-cell>
              <table:table-cell office:value-type="float" office:value="50122600">
                <text:p>50122600</text:p>
              </table:table-cell>
              <table:table-cell office:value-type="float" office:value="50141800">
                <text:p>50141800</text:p>
              </table:table-cell>
              <table:table-cell office:value-type="float" office:value="50117200">
                <text:p>50117200</text:p>
              </table:table-cell>
              <table:table-cell office:value-type="float" office:value="50142500">
                <text:p>50142500</text:p>
              </table:table-cell>
              <table:table-cell office:value-type="float" office:value="50130800">
                <text:p>50130800</text:p>
              </table:table-cell>
              <table:table-cell office:value-type="float" office:value="50100100">
                <text:p>50100100</text:p>
              </table:table-cell>
              <table:table-cell office:value-type="float" office:value="50143000">
                <text:p>50143000</text:p>
              </table:table-cell>
              <table:table-cell office:value-type="float" office:value="50139800">
                <text:p>50139800</text:p>
              </table:table-cell>
              <table:table-cell office:value-type="float" office:value="50139300">
                <text:p>50139300</text:p>
              </table:table-cell>
              <table:table-cell office:value-type="float" office:value="50122800">
                <text:p>50122800</text:p>
              </table:table-cell>
              <table:table-cell office:value-type="float" office:value="50137200">
                <text:p>50137200</text:p>
              </table:table-cell>
              <table:table-cell office:value-type="float" office:value="50105100">
                <text:p>50105100</text:p>
              </table:table-cell>
              <table:table-cell office:value-type="float" office:value="50119300">
                <text:p>50119300</text:p>
              </table:table-cell>
              <table:table-cell office:value-type="float" office:value="50146100">
                <text:p>50146100</text:p>
              </table:table-cell>
              <table:table-cell office:value-type="float" office:value="50145700">
                <text:p>50145700</text:p>
              </table:table-cell>
              <table:table-cell office:value-type="float" office:value="50136000">
                <text:p>50136000</text:p>
              </table:table-cell>
              <table:table-cell office:value-type="float" office:value="50121200">
                <text:p>50121200</text:p>
              </table:table-cell>
              <table:table-cell office:value-type="float" office:value="50113600">
                <text:p>50113600</text:p>
              </table:table-cell>
              <table:table-cell office:value-type="float" office:value="50124500">
                <text:p>50124500</text:p>
              </table:table-cell>
              <table:table-cell office:value-type="float" office:value="50139400">
                <text:p>50139400</text:p>
              </table:table-cell>
              <table:table-cell office:value-type="float" office:value="50135300">
                <text:p>50135300</text:p>
              </table:table-cell>
              <table:table-cell office:value-type="float" office:value="50094500">
                <text:p>50094500</text:p>
              </table:table-cell>
              <table:table-cell office:value-type="float" office:value="50141000">
                <text:p>50141000</text:p>
              </table:table-cell>
              <table:table-cell office:value-type="float" office:value="50137700">
                <text:p>50137700</text:p>
              </table:table-cell>
              <table:table-cell office:value-type="float" office:value="50132600">
                <text:p>50132600</text:p>
              </table:table-cell>
              <table:table-cell office:value-type="float" office:value="50104900">
                <text:p>50104900</text:p>
              </table:table-cell>
              <table:table-cell office:value-type="float" office:value="50097300">
                <text:p>50097300</text:p>
              </table:table-cell>
              <table:table-cell office:value-type="float" office:value="50115900">
                <text:p>50115900</text:p>
              </table:table-cell>
              <table:table-cell office:value-type="float" office:value="50138300">
                <text:p>50138300</text:p>
              </table:table-cell>
              <table:table-cell office:value-type="float" office:value="50128500">
                <text:p>50128500</text:p>
              </table:table-cell>
              <table:table-cell office:value-type="float" office:value="50134800">
                <text:p>50134800</text:p>
              </table:table-cell>
              <table:table-cell office:value-type="float" office:value="50141200">
                <text:p>50141200</text:p>
              </table:table-cell>
              <table:table-cell office:value-type="float" office:value="50097200">
                <text:p>50097200</text:p>
              </table:table-cell>
              <table:table-cell office:value-type="float" office:value="50117600">
                <text:p>50117600</text:p>
              </table:table-cell>
              <table:table-cell office:value-type="float" office:value="50128500">
                <text:p>50128500</text:p>
              </table:table-cell>
              <table:table-cell office:value-type="float" office:value="50132400">
                <text:p>50132400</text:p>
              </table:table-cell>
              <table:table-cell office:value-type="float" office:value="50121400">
                <text:p>50121400</text:p>
              </table:table-cell>
              <table:table-cell office:value-type="float" office:value="50113400">
                <text:p>50113400</text:p>
              </table:table-cell>
              <table:table-cell office:value-type="float" office:value="50110000">
                <text:p>50110000</text:p>
              </table:table-cell>
              <table:table-cell office:value-type="float" office:value="50094900">
                <text:p>50094900</text:p>
              </table:table-cell>
              <table:table-cell office:value-type="float" office:value="50101300">
                <text:p>50101300</text:p>
              </table:table-cell>
              <table:table-cell office:value-type="float" office:value="50126300">
                <text:p>50126300</text:p>
              </table:table-cell>
              <table:table-cell office:value-type="float" office:value="50126200">
                <text:p>50126200</text:p>
              </table:table-cell>
              <table:table-cell office:value-type="float" office:value="50129800">
                <text:p>50129800</text:p>
              </table:table-cell>
              <table:table-cell office:value-type="float" office:value="50113400">
                <text:p>50113400</text:p>
              </table:table-cell>
              <table:table-cell office:value-type="float" office:value="50120500">
                <text:p>50120500</text:p>
              </table:table-cell>
              <table:table-cell office:value-type="float" office:value="50118600">
                <text:p>50118600</text:p>
              </table:table-cell>
              <table:table-cell office:value-type="float" office:value="50147200">
                <text:p>50147200</text:p>
              </table:table-cell>
              <table:table-cell office:value-type="float" office:value="50136300">
                <text:p>50136300</text:p>
              </table:table-cell>
              <table:table-cell office:value-type="float" office:value="50114600">
                <text:p>50114600</text:p>
              </table:table-cell>
              <table:table-cell office:value-type="float" office:value="50108000">
                <text:p>50108000</text:p>
              </table:table-cell>
              <table:table-cell office:value-type="float" office:value="50123400">
                <text:p>50123400</text:p>
              </table:table-cell>
              <table:table-cell office:value-type="float" office:value="50142900">
                <text:p>50142900</text:p>
              </table:table-cell>
              <table:table-cell office:value-type="float" office:value="50128700">
                <text:p>50128700</text:p>
              </table:table-cell>
              <table:table-cell office:value-type="float" office:value="50136200">
                <text:p>50136200</text:p>
              </table:table-cell>
              <table:table-cell office:value-type="float" office:value="50142800">
                <text:p>50142800</text:p>
              </table:table-cell>
              <table:table-cell office:value-type="float" office:value="50127800">
                <text:p>50127800</text:p>
              </table:table-cell>
              <table:table-cell office:value-type="float" office:value="50125500">
                <text:p>50125500</text:p>
              </table:table-cell>
              <table:table-cell office:value-type="float" office:value="50129300">
                <text:p>50129300</text:p>
              </table:table-cell>
              <table:table-cell office:value-type="float" office:value="50085600">
                <text:p>50085600</text:p>
              </table:table-cell>
              <table:table-cell office:value-type="float" office:value="50134800">
                <text:p>50134800</text:p>
              </table:table-cell>
              <table:table-cell office:value-type="float" office:value="50117200">
                <text:p>50117200</text:p>
              </table:table-cell>
              <table:table-cell office:value-type="float" office:value="50143500">
                <text:p>50143500</text:p>
              </table:table-cell>
              <table:table-cell office:value-type="float" office:value="50128300">
                <text:p>50128300</text:p>
              </table:table-cell>
              <table:table-cell office:value-type="float" office:value="50133800">
                <text:p>50133800</text:p>
              </table:table-cell>
              <table:table-cell office:value-type="float" office:value="50111200">
                <text:p>50111200</text:p>
              </table:table-cell>
              <table:table-cell office:value-type="float" office:value="50120600">
                <text:p>50120600</text:p>
              </table:table-cell>
              <table:table-cell office:value-type="float" office:value="50142900">
                <text:p>50142900</text:p>
              </table:table-cell>
              <table:table-cell office:value-type="float" office:value="50141300">
                <text:p>50141300</text:p>
              </table:table-cell>
              <table:table-cell office:value-type="float" office:value="50078900">
                <text:p>50078900</text:p>
              </table:table-cell>
              <table:table-cell office:value-type="float" office:value="50134400">
                <text:p>50134400</text:p>
              </table:table-cell>
              <table:table-cell office:value-type="float" office:value="50123900">
                <text:p>50123900</text:p>
              </table:table-cell>
              <table:table-cell office:value-type="float" office:value="50144700">
                <text:p>50144700</text:p>
              </table:table-cell>
              <table:table-cell office:value-type="float" office:value="50069400">
                <text:p>50069400</text:p>
              </table:table-cell>
              <table:table-cell office:value-type="float" office:value="50096900">
                <text:p>50096900</text:p>
              </table:table-cell>
              <table:table-cell office:value-type="float" office:value="50107600">
                <text:p>50107600</text:p>
              </table:table-cell>
              <table:table-cell office:value-type="float" office:value="50131000">
                <text:p>50131000</text:p>
              </table:table-cell>
              <table:table-cell office:value-type="float" office:value="50140800">
                <text:p>50140800</text:p>
              </table:table-cell>
              <table:table-cell office:value-type="float" office:value="50106300">
                <text:p>50106300</text:p>
              </table:table-cell>
              <table:table-cell office:value-type="float" office:value="50139200">
                <text:p>50139200</text:p>
              </table:table-cell>
              <table:table-cell office:value-type="float" office:value="50120900">
                <text:p>50120900</text:p>
              </table:table-cell>
              <table:table-cell office:value-type="float" office:value="50103200">
                <text:p>50103200</text:p>
              </table:table-cell>
              <table:table-cell office:value-type="float" office:value="50124600">
                <text:p>50124600</text:p>
              </table:table-cell>
              <table:table-cell office:value-type="float" office:value="50144800">
                <text:p>50144800</text:p>
              </table:table-cell>
              <table:table-cell office:value-type="float" office:value="50127100">
                <text:p>50127100</text:p>
              </table:table-cell>
              <table:table-cell office:value-type="float" office:value="50136900">
                <text:p>50136900</text:p>
              </table:table-cell>
              <table:table-cell office:value-type="float" office:value="50138900">
                <text:p>50138900</text:p>
              </table:table-cell>
              <table:table-cell office:value-type="float" office:value="50141800">
                <text:p>50141800</text:p>
              </table:table-cell>
              <table:table-cell office:value-type="float" office:value="50145400">
                <text:p>50145400</text:p>
              </table:table-cell>
              <table:table-cell office:value-type="float" office:value="50129500">
                <text:p>50129500</text:p>
              </table:table-cell>
              <table:table-cell office:value-type="float" office:value="50135300">
                <text:p>50135300</text:p>
              </table:table-cell>
              <table:table-cell office:value-type="float" office:value="50146600">
                <text:p>50146600</text:p>
              </table:table-cell>
              <table:table-cell office:value-type="float" office:value="50130600">
                <text:p>50130600</text:p>
              </table:table-cell>
              <table:table-cell office:value-type="float" office:value="50132600">
                <text:p>50132600</text:p>
              </table:table-cell>
              <table:table-cell office:value-type="float" office:value="50123100">
                <text:p>50123100</text:p>
              </table:table-cell>
              <table:table-cell office:value-type="float" office:value="50108100">
                <text:p>50108100</text:p>
              </table:table-cell>
              <table:table-cell office:value-type="float" office:value="50138600">
                <text:p>50138600</text:p>
              </table:table-cell>
              <table:table-cell office:value-type="float" office:value="50136600">
                <text:p>50136600</text:p>
              </table:table-cell>
              <table:table-cell office:value-type="float" office:value="50118200">
                <text:p>50118200</text:p>
              </table:table-cell>
              <table:table-cell office:value-type="float" office:value="50140300">
                <text:p>50140300</text:p>
              </table:table-cell>
              <table:table-cell office:value-type="float" office:value="50130100">
                <text:p>50130100</text:p>
              </table:table-cell>
              <table:table-cell office:value-type="float" office:value="50122000">
                <text:p>50122000</text:p>
              </table:table-cell>
              <table:table-cell office:value-type="float" office:value="50127500">
                <text:p>50127500</text:p>
              </table:table-cell>
              <table:table-cell office:value-type="float" office:value="50133400">
                <text:p>50133400</text:p>
              </table:table-cell>
              <table:table-cell office:value-type="float" office:value="50098100">
                <text:p>50098100</text:p>
              </table:table-cell>
              <table:table-cell office:value-type="float" office:value="50113100">
                <text:p>50113100</text:p>
              </table:table-cell>
              <table:table-cell office:value-type="float" office:value="50131200">
                <text:p>50131200</text:p>
              </table:table-cell>
              <table:table-cell office:value-type="float" office:value="50128100">
                <text:p>50128100</text:p>
              </table:table-cell>
              <table:table-cell office:value-type="float" office:value="50134100">
                <text:p>50134100</text:p>
              </table:table-cell>
              <table:table-cell office:value-type="float" office:value="50123500">
                <text:p>50123500</text:p>
              </table:table-cell>
              <table:table-cell office:value-type="float" office:value="50133400">
                <text:p>50133400</text:p>
              </table:table-cell>
              <table:table-cell office:value-type="float" office:value="50089700">
                <text:p>50089700</text:p>
              </table:table-cell>
              <table:table-cell office:value-type="float" office:value="50114000">
                <text:p>50114000</text:p>
              </table:table-cell>
              <table:table-cell office:value-type="float" office:value="50137600">
                <text:p>50137600</text:p>
              </table:table-cell>
              <table:table-cell office:value-type="float" office:value="50122800">
                <text:p>50122800</text:p>
              </table:table-cell>
              <table:table-cell office:value-type="float" office:value="50141300">
                <text:p>50141300</text:p>
              </table:table-cell>
              <table:table-cell office:value-type="float" office:value="50131400">
                <text:p>50131400</text:p>
              </table:table-cell>
              <table:table-cell office:value-type="float" office:value="50104900">
                <text:p>50104900</text:p>
              </table:table-cell>
              <table:table-cell office:value-type="float" office:value="50119600">
                <text:p>50119600</text:p>
              </table:table-cell>
              <table:table-cell office:value-type="float" office:value="50126600">
                <text:p>50126600</text:p>
              </table:table-cell>
              <table:table-cell office:value-type="float" office:value="50130300">
                <text:p>50130300</text:p>
              </table:table-cell>
              <table:table-cell office:value-type="float" office:value="50132300">
                <text:p>50132300</text:p>
              </table:table-cell>
              <table:table-cell office:value-type="float" office:value="50128100">
                <text:p>50128100</text:p>
              </table:table-cell>
              <table:table-cell office:value-type="float" office:value="50108700">
                <text:p>50108700</text:p>
              </table:table-cell>
              <table:table-cell office:value-type="float" office:value="50114700">
                <text:p>50114700</text:p>
              </table:table-cell>
              <table:table-cell office:value-type="float" office:value="50130700">
                <text:p>50130700</text:p>
              </table:table-cell>
              <table:table-cell office:value-type="float" office:value="50127000">
                <text:p>50127000</text:p>
              </table:table-cell>
              <table:table-cell office:value-type="float" office:value="50143400">
                <text:p>50143400</text:p>
              </table:table-cell>
              <table:table-cell office:value-type="float" office:value="50087800">
                <text:p>50087800</text:p>
              </table:table-cell>
              <table:table-cell office:value-type="float" office:value="50102600">
                <text:p>50102600</text:p>
              </table:table-cell>
              <table:table-cell office:value-type="float" office:value="50063900">
                <text:p>50063900</text:p>
              </table:table-cell>
              <table:table-cell office:value-type="float" office:value="50131600">
                <text:p>50131600</text:p>
              </table:table-cell>
              <table:table-cell office:value-type="float" office:value="50108200">
                <text:p>50108200</text:p>
              </table:table-cell>
              <table:table-cell office:value-type="float" office:value="50128100">
                <text:p>50128100</text:p>
              </table:table-cell>
              <table:table-cell office:value-type="float" office:value="50119800">
                <text:p>50119800</text:p>
              </table:table-cell>
              <table:table-cell office:value-type="float" office:value="50097100">
                <text:p>50097100</text:p>
              </table:table-cell>
              <table:table-cell office:value-type="float" office:value="50145700">
                <text:p>50145700</text:p>
              </table:table-cell>
              <table:table-cell office:value-type="float" office:value="50141400">
                <text:p>50141400</text:p>
              </table:table-cell>
              <table:table-cell office:value-type="float" office:value="50143100">
                <text:p>50143100</text:p>
              </table:table-cell>
              <table:table-cell office:value-type="float" office:value="50098700">
                <text:p>50098700</text:p>
              </table:table-cell>
              <table:table-cell office:value-type="float" office:value="50124900">
                <text:p>50124900</text:p>
              </table:table-cell>
              <table:table-cell office:value-type="float" office:value="50131200">
                <text:p>50131200</text:p>
              </table:table-cell>
              <table:table-cell office:value-type="float" office:value="50126800">
                <text:p>50126800</text:p>
              </table:table-cell>
              <table:table-cell office:value-type="float" office:value="50058800">
                <text:p>50058800</text:p>
              </table:table-cell>
              <table:table-cell office:value-type="float" office:value="50140700">
                <text:p>50140700</text:p>
              </table:table-cell>
              <table:table-cell office:value-type="float" office:value="50128100">
                <text:p>50128100</text:p>
              </table:table-cell>
              <table:table-cell office:value-type="float" office:value="50131700">
                <text:p>50131700</text:p>
              </table:table-cell>
              <table:table-cell office:value-type="float" office:value="50112000">
                <text:p>50112000</text:p>
              </table:table-cell>
              <table:table-cell office:value-type="float" office:value="50142800">
                <text:p>50142800</text:p>
              </table:table-cell>
              <table:table-cell office:value-type="float" office:value="50071000">
                <text:p>50071000</text:p>
              </table:table-cell>
              <table:table-cell office:value-type="float" office:value="50125400">
                <text:p>50125400</text:p>
              </table:table-cell>
              <table:table-cell office:value-type="float" office:value="50136000">
                <text:p>50136000</text:p>
              </table:table-cell>
              <table:table-cell office:value-type="float" office:value="50125600">
                <text:p>50125600</text:p>
              </table:table-cell>
              <table:table-cell office:value-type="float" office:value="50134200">
                <text:p>50134200</text:p>
              </table:table-cell>
              <table:table-cell office:value-type="float" office:value="50138200">
                <text:p>50138200</text:p>
              </table:table-cell>
              <table:table-cell office:value-type="float" office:value="50145700">
                <text:p>50145700</text:p>
              </table:table-cell>
              <table:table-cell office:value-type="float" office:value="50095300">
                <text:p>50095300</text:p>
              </table:table-cell>
              <table:table-cell office:value-type="float" office:value="50114100">
                <text:p>50114100</text:p>
              </table:table-cell>
              <table:table-cell office:value-type="float" office:value="50142200">
                <text:p>50142200</text:p>
              </table:table-cell>
              <table:table-cell office:value-type="float" office:value="50132600">
                <text:p>50132600</text:p>
              </table:table-cell>
              <table:table-cell office:value-type="float" office:value="50114800">
                <text:p>50114800</text:p>
              </table:table-cell>
              <table:table-cell office:value-type="float" office:value="50112800">
                <text:p>50112800</text:p>
              </table:table-cell>
              <table:table-cell office:value-type="float" office:value="50136000">
                <text:p>50136000</text:p>
              </table:table-cell>
              <table:table-cell office:value-type="float" office:value="50114200">
                <text:p>50114200</text:p>
              </table:table-cell>
              <table:table-cell office:value-type="float" office:value="50114600">
                <text:p>50114600</text:p>
              </table:table-cell>
              <table:table-cell office:value-type="float" office:value="50123300">
                <text:p>50123300</text:p>
              </table:table-cell>
              <table:table-cell office:value-type="float" office:value="50138700">
                <text:p>50138700</text:p>
              </table:table-cell>
              <table:table-cell office:value-type="float" office:value="50115100">
                <text:p>50115100</text:p>
              </table:table-cell>
              <table:table-cell office:value-type="float" office:value="50129100">
                <text:p>50129100</text:p>
              </table:table-cell>
              <table:table-cell office:value-type="float" office:value="50132700">
                <text:p>50132700</text:p>
              </table:table-cell>
              <table:table-cell office:value-type="float" office:value="50107600">
                <text:p>50107600</text:p>
              </table:table-cell>
              <table:table-cell office:value-type="float" office:value="50141400">
                <text:p>50141400</text:p>
              </table:table-cell>
              <table:table-cell office:value-type="float" office:value="50132100">
                <text:p>50132100</text:p>
              </table:table-cell>
              <table:table-cell office:value-type="float" office:value="50132800">
                <text:p>50132800</text:p>
              </table:table-cell>
              <table:table-cell office:value-type="float" office:value="50102300">
                <text:p>50102300</text:p>
              </table:table-cell>
              <table:table-cell office:value-type="float" office:value="50139800">
                <text:p>50139800</text:p>
              </table:table-cell>
              <table:table-cell office:value-type="float" office:value="50124100">
                <text:p>50124100</text:p>
              </table:table-cell>
              <table:table-cell office:value-type="float" office:value="50132500">
                <text:p>50132500</text:p>
              </table:table-cell>
              <table:table-cell office:value-type="float" office:value="50144700">
                <text:p>50144700</text:p>
              </table:table-cell>
              <table:table-cell office:value-type="float" office:value="50114800">
                <text:p>50114800</text:p>
              </table:table-cell>
              <table:table-cell office:value-type="float" office:value="50119500">
                <text:p>50119500</text:p>
              </table:table-cell>
              <table:table-cell office:value-type="float" office:value="50151300">
                <text:p>50151300</text:p>
              </table:table-cell>
              <table:table-cell office:value-type="float" office:value="50162300">
                <text:p>50162300</text:p>
              </table:table-cell>
              <table:table-cell office:value-type="float" office:value="50160500">
                <text:p>50160500</text:p>
              </table:table-cell>
              <table:table-cell office:value-type="float" office:value="50166300">
                <text:p>50166300</text:p>
              </table:table-cell>
              <table:table-cell office:value-type="float" office:value="50148200">
                <text:p>50148200</text:p>
              </table:table-cell>
              <table:table-cell office:value-type="float" office:value="50154500">
                <text:p>50154500</text:p>
              </table:table-cell>
              <table:table-cell office:value-type="float" office:value="50163500">
                <text:p>50163500</text:p>
              </table:table-cell>
              <table:table-cell office:value-type="float" office:value="50150100">
                <text:p>50150100</text:p>
              </table:table-cell>
              <table:table-cell office:value-type="float" office:value="50171500">
                <text:p>50171500</text:p>
              </table:table-cell>
              <table:table-cell office:value-type="float" office:value="50152900">
                <text:p>50152900</text:p>
              </table:table-cell>
              <table:table-cell office:value-type="float" office:value="50147900">
                <text:p>50147900</text:p>
              </table:table-cell>
              <table:table-cell office:value-type="float" office:value="50157200">
                <text:p>50157200</text:p>
              </table:table-cell>
              <table:table-cell office:value-type="float" office:value="50136500">
                <text:p>50136500</text:p>
              </table:table-cell>
              <table:table-cell office:value-type="float" office:value="50147600">
                <text:p>50147600</text:p>
              </table:table-cell>
              <table:table-cell office:value-type="float" office:value="50124000">
                <text:p>50124000</text:p>
              </table:table-cell>
              <table:table-cell office:value-type="float" office:value="50148300">
                <text:p>50148300</text:p>
              </table:table-cell>
              <table:table-cell office:value-type="float" office:value="50178600">
                <text:p>50178600</text:p>
              </table:table-cell>
              <table:table-cell office:value-type="float" office:value="50152600">
                <text:p>50152600</text:p>
              </table:table-cell>
              <table:table-cell office:value-type="float" office:value="50171000">
                <text:p>50171000</text:p>
              </table:table-cell>
              <table:table-cell office:value-type="float" office:value="50132200">
                <text:p>50132200</text:p>
              </table:table-cell>
              <table:table-cell office:value-type="float" office:value="50158200">
                <text:p>50158200</text:p>
              </table:table-cell>
              <table:table-cell office:value-type="float" office:value="50174200">
                <text:p>50174200</text:p>
              </table:table-cell>
              <table:table-cell office:value-type="float" office:value="50117600">
                <text:p>50117600</text:p>
              </table:table-cell>
              <table:table-cell office:value-type="float" office:value="50146300">
                <text:p>50146300</text:p>
              </table:table-cell>
              <table:table-cell office:value-type="float" office:value="50116100">
                <text:p>50116100</text:p>
              </table:table-cell>
              <table:table-cell office:value-type="float" office:value="50143600">
                <text:p>50143600</text:p>
              </table:table-cell>
              <table:table-cell office:value-type="float" office:value="50157300">
                <text:p>50157300</text:p>
              </table:table-cell>
              <table:table-cell office:value-type="float" office:value="50146600">
                <text:p>50146600</text:p>
              </table:table-cell>
              <table:table-cell office:value-type="float" office:value="50170700">
                <text:p>50170700</text:p>
              </table:table-cell>
              <table:table-cell office:value-type="float" office:value="50164200">
                <text:p>50164200</text:p>
              </table:table-cell>
              <table:table-cell office:value-type="float" office:value="50170800">
                <text:p>50170800</text:p>
              </table:table-cell>
              <table:table-cell office:value-type="float" office:value="50155100">
                <text:p>50155100</text:p>
              </table:table-cell>
              <table:table-cell office:value-type="float" office:value="50151400">
                <text:p>50151400</text:p>
              </table:table-cell>
              <table:table-cell office:value-type="float" office:value="50163500">
                <text:p>50163500</text:p>
              </table:table-cell>
              <table:table-cell office:value-type="float" office:value="50125800">
                <text:p>50125800</text:p>
              </table:table-cell>
              <table:table-cell office:value-type="float" office:value="50151900">
                <text:p>50151900</text:p>
              </table:table-cell>
              <table:table-cell office:value-type="float" office:value="50150600">
                <text:p>50150600</text:p>
              </table:table-cell>
              <table:table-cell office:value-type="float" office:value="50171600">
                <text:p>50171600</text:p>
              </table:table-cell>
              <table:table-cell office:value-type="float" office:value="50167800">
                <text:p>50167800</text:p>
              </table:table-cell>
              <table:table-cell office:value-type="float" office:value="50136200">
                <text:p>50136200</text:p>
              </table:table-cell>
              <table:table-cell office:value-type="float" office:value="50125700">
                <text:p>50125700</text:p>
              </table:table-cell>
              <table:table-cell office:value-type="float" office:value="50127200">
                <text:p>50127200</text:p>
              </table:table-cell>
              <table:table-cell office:value-type="float" office:value="50132800">
                <text:p>50132800</text:p>
              </table:table-cell>
              <table:table-cell office:value-type="float" office:value="50169900">
                <text:p>50169900</text:p>
              </table:table-cell>
              <table:table-cell office:value-type="float" office:value="50170100">
                <text:p>50170100</text:p>
              </table:table-cell>
              <table:table-cell office:value-type="float" office:value="50156000">
                <text:p>50156000</text:p>
              </table:table-cell>
              <table:table-cell office:value-type="float" office:value="50166600">
                <text:p>50166600</text:p>
              </table:table-cell>
              <table:table-cell office:value-type="float" office:value="50159000">
                <text:p>50159000</text:p>
              </table:table-cell>
              <table:table-cell office:value-type="float" office:value="50167600">
                <text:p>50167600</text:p>
              </table:table-cell>
              <table:table-cell office:value-type="float" office:value="50154100">
                <text:p>50154100</text:p>
              </table:table-cell>
              <table:table-cell office:value-type="float" office:value="50095800">
                <text:p>50095800</text:p>
              </table:table-cell>
              <table:table-cell office:value-type="float" office:value="50137700">
                <text:p>50137700</text:p>
              </table:table-cell>
              <table:table-cell office:value-type="float" office:value="50164900">
                <text:p>50164900</text:p>
              </table:table-cell>
              <table:table-cell office:value-type="float" office:value="50147600">
                <text:p>50147600</text:p>
              </table:table-cell>
              <table:table-cell office:value-type="float" office:value="50162400">
                <text:p>50162400</text:p>
              </table:table-cell>
              <table:table-cell office:value-type="float" office:value="50136200">
                <text:p>50136200</text:p>
              </table:table-cell>
              <table:table-cell office:value-type="float" office:value="50166300">
                <text:p>50166300</text:p>
              </table:table-cell>
              <table:table-cell office:value-type="float" office:value="50165600">
                <text:p>50165600</text:p>
              </table:table-cell>
              <table:table-cell office:value-type="float" office:value="50165700">
                <text:p>50165700</text:p>
              </table:table-cell>
              <table:table-cell office:value-type="float" office:value="50164900">
                <text:p>50164900</text:p>
              </table:table-cell>
              <table:table-cell office:value-type="float" office:value="50133500">
                <text:p>50133500</text:p>
              </table:table-cell>
              <table:table-cell office:value-type="float" office:value="50130100">
                <text:p>50130100</text:p>
              </table:table-cell>
              <table:table-cell office:value-type="float" office:value="50169700">
                <text:p>50169700</text:p>
              </table:table-cell>
              <table:table-cell office:value-type="float" office:value="50159100">
                <text:p>50159100</text:p>
              </table:table-cell>
              <table:table-cell office:value-type="float" office:value="50154000">
                <text:p>50154000</text:p>
              </table:table-cell>
              <table:table-cell office:value-type="float" office:value="50168700">
                <text:p>50168700</text:p>
              </table:table-cell>
              <table:table-cell office:value-type="float" office:value="50155800">
                <text:p>50155800</text:p>
              </table:table-cell>
              <table:table-cell office:value-type="float" office:value="50124100">
                <text:p>50124100</text:p>
              </table:table-cell>
              <table:table-cell office:value-type="float" office:value="50122100">
                <text:p>50122100</text:p>
              </table:table-cell>
              <table:table-cell office:value-type="float" office:value="50095900">
                <text:p>50095900</text:p>
              </table:table-cell>
              <table:table-cell office:value-type="float" office:value="50170100">
                <text:p>50170100</text:p>
              </table:table-cell>
              <table:table-cell office:value-type="float" office:value="50165000">
                <text:p>50165000</text:p>
              </table:table-cell>
              <table:table-cell office:value-type="float" office:value="50165300">
                <text:p>50165300</text:p>
              </table:table-cell>
              <table:table-cell office:value-type="float" office:value="50146300">
                <text:p>50146300</text:p>
              </table:table-cell>
              <table:table-cell office:value-type="float" office:value="50162800">
                <text:p>50162800</text:p>
              </table:table-cell>
              <table:table-cell office:value-type="float" office:value="50080100">
                <text:p>50080100</text:p>
              </table:table-cell>
              <table:table-cell office:value-type="float" office:value="50088200">
                <text:p>50088200</text:p>
              </table:table-cell>
              <table:table-cell office:value-type="float" office:value="50138300">
                <text:p>50138300</text:p>
              </table:table-cell>
              <table:table-cell office:value-type="float" office:value="50137500">
                <text:p>50137500</text:p>
              </table:table-cell>
              <table:table-cell office:value-type="float" office:value="50158300">
                <text:p>50158300</text:p>
              </table:table-cell>
              <table:table-cell office:value-type="float" office:value="50157200">
                <text:p>50157200</text:p>
              </table:table-cell>
              <table:table-cell office:value-type="float" office:value="50164600">
                <text:p>50164600</text:p>
              </table:table-cell>
              <table:table-cell office:value-type="float" office:value="50146100">
                <text:p>50146100</text:p>
              </table:table-cell>
              <table:table-cell office:value-type="float" office:value="50154500">
                <text:p>50154500</text:p>
              </table:table-cell>
              <table:table-cell office:value-type="float" office:value="50160000">
                <text:p>50160000</text:p>
              </table:table-cell>
              <table:table-cell office:value-type="float" office:value="50158600">
                <text:p>50158600</text:p>
              </table:table-cell>
              <table:table-cell office:value-type="float" office:value="50143700">
                <text:p>50143700</text:p>
              </table:table-cell>
              <table:table-cell office:value-type="float" office:value="50167300">
                <text:p>50167300</text:p>
              </table:table-cell>
              <table:table-cell office:value-type="float" office:value="50154600">
                <text:p>50154600</text:p>
              </table:table-cell>
              <table:table-cell office:value-type="float" office:value="50140500">
                <text:p>50140500</text:p>
              </table:table-cell>
              <table:table-cell office:value-type="float" office:value="50170300">
                <text:p>50170300</text:p>
              </table:table-cell>
              <table:table-cell office:value-type="float" office:value="50161500">
                <text:p>50161500</text:p>
              </table:table-cell>
              <table:table-cell office:value-type="float" office:value="50137100">
                <text:p>50137100</text:p>
              </table:table-cell>
              <table:table-cell office:value-type="float" office:value="50136700">
                <text:p>50136700</text:p>
              </table:table-cell>
              <table:table-cell office:value-type="float" office:value="50138000">
                <text:p>50138000</text:p>
              </table:table-cell>
              <table:table-cell office:value-type="float" office:value="50164900">
                <text:p>50164900</text:p>
              </table:table-cell>
              <table:table-cell office:value-type="float" office:value="50167600">
                <text:p>50167600</text:p>
              </table:table-cell>
              <table:table-cell office:value-type="float" office:value="50168600">
                <text:p>50168600</text:p>
              </table:table-cell>
              <table:table-cell office:value-type="float" office:value="50143400">
                <text:p>50143400</text:p>
              </table:table-cell>
              <table:table-cell office:value-type="float" office:value="50164900">
                <text:p>50164900</text:p>
              </table:table-cell>
              <table:table-cell office:value-type="float" office:value="50132700">
                <text:p>50132700</text:p>
              </table:table-cell>
              <table:table-cell office:value-type="float" office:value="50166500">
                <text:p>50166500</text:p>
              </table:table-cell>
              <table:table-cell office:value-type="float" office:value="50170500">
                <text:p>50170500</text:p>
              </table:table-cell>
              <table:table-cell office:value-type="float" office:value="50141500">
                <text:p>50141500</text:p>
              </table:table-cell>
              <table:table-cell office:value-type="float" office:value="50133200">
                <text:p>50133200</text:p>
              </table:table-cell>
              <table:table-cell office:value-type="float" office:value="50160100">
                <text:p>50160100</text:p>
              </table:table-cell>
              <table:table-cell office:value-type="float" office:value="50132100">
                <text:p>50132100</text:p>
              </table:table-cell>
              <table:table-cell office:value-type="float" office:value="50170100">
                <text:p>50170100</text:p>
              </table:table-cell>
              <table:table-cell office:value-type="float" office:value="50142800">
                <text:p>50142800</text:p>
              </table:table-cell>
              <table:table-cell office:value-type="float" office:value="50157700">
                <text:p>50157700</text:p>
              </table:table-cell>
              <table:table-cell office:value-type="float" office:value="50173700">
                <text:p>50173700</text:p>
              </table:table-cell>
              <table:table-cell office:value-type="float" office:value="50175800">
                <text:p>50175800</text:p>
              </table:table-cell>
              <table:table-cell office:value-type="float" office:value="50160300">
                <text:p>50160300</text:p>
              </table:table-cell>
              <table:table-cell office:value-type="float" office:value="50173600">
                <text:p>50173600</text:p>
              </table:table-cell>
              <table:table-cell office:value-type="float" office:value="50133800">
                <text:p>50133800</text:p>
              </table:table-cell>
              <table:table-cell office:value-type="float" office:value="50130100">
                <text:p>50130100</text:p>
              </table:table-cell>
              <table:table-cell office:value-type="float" office:value="50155700">
                <text:p>50155700</text:p>
              </table:table-cell>
              <table:table-cell office:value-type="float" office:value="50129000">
                <text:p>50129000</text:p>
              </table:table-cell>
              <table:table-cell office:value-type="float" office:value="50155300">
                <text:p>50155300</text:p>
              </table:table-cell>
              <table:table-cell office:value-type="float" office:value="50092900">
                <text:p>50092900</text:p>
              </table:table-cell>
              <table:table-cell office:value-type="float" office:value="50166300">
                <text:p>50166300</text:p>
              </table:table-cell>
              <table:table-cell office:value-type="float" office:value="50164500">
                <text:p>50164500</text:p>
              </table:table-cell>
              <table:table-cell office:value-type="float" office:value="50165700">
                <text:p>50165700</text:p>
              </table:table-cell>
              <table:table-cell office:value-type="float" office:value="50160000">
                <text:p>50160000</text:p>
              </table:table-cell>
              <table:table-cell office:value-type="float" office:value="50128700">
                <text:p>50128700</text:p>
              </table:table-cell>
              <table:table-cell office:value-type="float" office:value="50142000">
                <text:p>50142000</text:p>
              </table:table-cell>
              <table:table-cell office:value-type="float" office:value="50118100">
                <text:p>50118100</text:p>
              </table:table-cell>
              <table:table-cell office:value-type="float" office:value="50154900">
                <text:p>50154900</text:p>
              </table:table-cell>
              <table:table-cell office:value-type="float" office:value="50173300">
                <text:p>50173300</text:p>
              </table:table-cell>
              <table:table-cell office:value-type="float" office:value="50131100">
                <text:p>50131100</text:p>
              </table:table-cell>
              <table:table-cell office:value-type="float" office:value="50149500">
                <text:p>50149500</text:p>
              </table:table-cell>
              <table:table-cell office:value-type="float" office:value="50150700">
                <text:p>50150700</text:p>
              </table:table-cell>
              <table:table-cell office:value-type="float" office:value="50129500">
                <text:p>50129500</text:p>
              </table:table-cell>
              <table:table-cell office:value-type="float" office:value="50140700">
                <text:p>50140700</text:p>
              </table:table-cell>
              <table:table-cell office:value-type="float" office:value="50147300">
                <text:p>50147300</text:p>
              </table:table-cell>
              <table:table-cell office:value-type="float" office:value="50153400">
                <text:p>50153400</text:p>
              </table:table-cell>
              <table:table-cell office:value-type="float" office:value="50131500">
                <text:p>50131500</text:p>
              </table:table-cell>
              <table:table-cell office:value-type="float" office:value="50149600">
                <text:p>50149600</text:p>
              </table:table-cell>
              <table:table-cell office:value-type="float" office:value="50156500">
                <text:p>50156500</text:p>
              </table:table-cell>
              <table:table-cell office:value-type="float" office:value="50115200">
                <text:p>50115200</text:p>
              </table:table-cell>
              <table:table-cell office:value-type="float" office:value="50152100">
                <text:p>50152100</text:p>
              </table:table-cell>
              <table:table-cell office:value-type="float" office:value="50153200">
                <text:p>50153200</text:p>
              </table:table-cell>
              <table:table-cell office:value-type="float" office:value="50131700">
                <text:p>50131700</text:p>
              </table:table-cell>
              <table:table-cell office:value-type="float" office:value="50125700">
                <text:p>50125700</text:p>
              </table:table-cell>
              <table:table-cell office:value-type="float" office:value="50157300">
                <text:p>50157300</text:p>
              </table:table-cell>
              <table:table-cell office:value-type="float" office:value="50164200">
                <text:p>50164200</text:p>
              </table:table-cell>
              <table:table-cell office:value-type="float" office:value="50153500">
                <text:p>50153500</text:p>
              </table:table-cell>
              <table:table-cell office:value-type="float" office:value="50107700">
                <text:p>50107700</text:p>
              </table:table-cell>
              <table:table-cell office:value-type="float" office:value="50157200">
                <text:p>50157200</text:p>
              </table:table-cell>
              <table:table-cell office:value-type="float" office:value="50163500">
                <text:p>50163500</text:p>
              </table:table-cell>
              <table:table-cell office:value-type="float" office:value="50167800">
                <text:p>50167800</text:p>
              </table:table-cell>
              <table:table-cell office:value-type="float" office:value="50153600">
                <text:p>50153600</text:p>
              </table:table-cell>
              <table:table-cell office:value-type="float" office:value="50144900">
                <text:p>50144900</text:p>
              </table:table-cell>
              <table:table-cell office:value-type="float" office:value="50173400">
                <text:p>50173400</text:p>
              </table:table-cell>
              <table:table-cell office:value-type="float" office:value="50168100">
                <text:p>50168100</text:p>
              </table:table-cell>
              <table:table-cell office:value-type="float" office:value="50155100">
                <text:p>50155100</text:p>
              </table:table-cell>
              <table:table-cell office:value-type="float" office:value="50144000">
                <text:p>50144000</text:p>
              </table:table-cell>
              <table:table-cell office:value-type="float" office:value="50166900">
                <text:p>50166900</text:p>
              </table:table-cell>
              <table:table-cell office:value-type="float" office:value="50169200">
                <text:p>50169200</text:p>
              </table:table-cell>
              <table:table-cell office:value-type="float" office:value="50163800">
                <text:p>50163800</text:p>
              </table:table-cell>
              <table:table-cell office:value-type="float" office:value="50162700">
                <text:p>50162700</text:p>
              </table:table-cell>
              <table:table-cell office:value-type="float" office:value="50117700">
                <text:p>50117700</text:p>
              </table:table-cell>
              <table:table-cell office:value-type="float" office:value="50153000">
                <text:p>50153000</text:p>
              </table:table-cell>
              <table:table-cell office:value-type="float" office:value="50159500">
                <text:p>50159500</text:p>
              </table:table-cell>
              <table:table-cell office:value-type="float" office:value="50172300">
                <text:p>50172300</text:p>
              </table:table-cell>
              <table:table-cell office:value-type="float" office:value="50152300">
                <text:p>50152300</text:p>
              </table:table-cell>
              <table:table-cell office:value-type="float" office:value="50169500">
                <text:p>50169500</text:p>
              </table:table-cell>
              <table:table-cell office:value-type="float" office:value="50148200">
                <text:p>50148200</text:p>
              </table:table-cell>
              <table:table-cell office:value-type="float" office:value="50139200">
                <text:p>50139200</text:p>
              </table:table-cell>
              <table:table-cell office:value-type="float" office:value="50154800">
                <text:p>50154800</text:p>
              </table:table-cell>
              <table:table-cell office:value-type="float" office:value="50152600">
                <text:p>50152600</text:p>
              </table:table-cell>
              <table:table-cell office:value-type="float" office:value="50166300">
                <text:p>50166300</text:p>
              </table:table-cell>
              <table:table-cell office:value-type="float" office:value="50143700">
                <text:p>50143700</text:p>
              </table:table-cell>
              <table:table-cell office:value-type="float" office:value="50177100">
                <text:p>50177100</text:p>
              </table:table-cell>
              <table:table-cell office:value-type="float" office:value="50164500">
                <text:p>50164500</text:p>
              </table:table-cell>
              <table:table-cell office:value-type="float" office:value="50131200">
                <text:p>50131200</text:p>
              </table:table-cell>
              <table:table-cell office:value-type="float" office:value="50150200">
                <text:p>50150200</text:p>
              </table:table-cell>
              <table:table-cell office:value-type="float" office:value="50170600">
                <text:p>50170600</text:p>
              </table:table-cell>
              <table:table-cell office:value-type="float" office:value="50161500">
                <text:p>50161500</text:p>
              </table:table-cell>
              <table:table-cell office:value-type="float" office:value="50169600">
                <text:p>50169600</text:p>
              </table:table-cell>
              <table:table-cell office:value-type="float" office:value="50154900">
                <text:p>50154900</text:p>
              </table:table-cell>
              <table:table-cell office:value-type="float" office:value="50165700">
                <text:p>50165700</text:p>
              </table:table-cell>
              <table:table-cell office:value-type="float" office:value="50154800">
                <text:p>50154800</text:p>
              </table:table-cell>
              <table:table-cell office:value-type="float" office:value="50159000">
                <text:p>50159000</text:p>
              </table:table-cell>
              <table:table-cell office:value-type="float" office:value="50157700">
                <text:p>50157700</text:p>
              </table:table-cell>
              <table:table-cell office:value-type="float" office:value="50158700">
                <text:p>50158700</text:p>
              </table:table-cell>
              <table:table-cell office:value-type="float" office:value="50147300">
                <text:p>50147300</text:p>
              </table:table-cell>
              <table:table-cell office:value-type="float" office:value="50145000">
                <text:p>50145000</text:p>
              </table:table-cell>
              <table:table-cell office:value-type="float" office:value="50165500">
                <text:p>50165500</text:p>
              </table:table-cell>
              <table:table-cell office:value-type="float" office:value="50150700">
                <text:p>50150700</text:p>
              </table:table-cell>
              <table:table-cell office:value-type="float" office:value="50124100">
                <text:p>50124100</text:p>
              </table:table-cell>
              <table:table-cell office:value-type="float" office:value="50106100">
                <text:p>50106100</text:p>
              </table:table-cell>
              <table:table-cell office:value-type="float" office:value="50158300">
                <text:p>50158300</text:p>
              </table:table-cell>
              <table:table-cell office:value-type="float" office:value="50109900">
                <text:p>50109900</text:p>
              </table:table-cell>
              <table:table-cell office:value-type="float" office:value="50165800">
                <text:p>50165800</text:p>
              </table:table-cell>
              <table:table-cell office:value-type="float" office:value="50125100">
                <text:p>50125100</text:p>
              </table:table-cell>
              <table:table-cell office:value-type="float" office:value="50130600">
                <text:p>50130600</text:p>
              </table:table-cell>
              <table:table-cell office:value-type="float" office:value="50157900">
                <text:p>50157900</text:p>
              </table:table-cell>
              <table:table-cell office:value-type="float" office:value="50166500">
                <text:p>50166500</text:p>
              </table:table-cell>
              <table:table-cell office:value-type="float" office:value="50169500">
                <text:p>50169500</text:p>
              </table:table-cell>
              <table:table-cell office:value-type="float" office:value="50187100">
                <text:p>50187100</text:p>
              </table:table-cell>
              <table:table-cell office:value-type="float" office:value="50154700">
                <text:p>50154700</text:p>
              </table:table-cell>
              <table:table-cell office:value-type="float" office:value="50186100">
                <text:p>50186100</text:p>
              </table:table-cell>
              <table:table-cell office:value-type="float" office:value="50159900">
                <text:p>50159900</text:p>
              </table:table-cell>
              <table:table-cell office:value-type="float" office:value="50156300">
                <text:p>50156300</text:p>
              </table:table-cell>
              <table:table-cell office:value-type="float" office:value="50176600">
                <text:p>50176600</text:p>
              </table:table-cell>
              <table:table-cell office:value-type="float" office:value="50177200">
                <text:p>50177200</text:p>
              </table:table-cell>
              <table:table-cell office:value-type="float" office:value="50157200">
                <text:p>50157200</text:p>
              </table:table-cell>
              <table:table-cell office:value-type="float" office:value="50183200">
                <text:p>50183200</text:p>
              </table:table-cell>
              <table:table-cell office:value-type="float" office:value="50150700">
                <text:p>50150700</text:p>
              </table:table-cell>
              <table:table-cell office:value-type="float" office:value="50194300">
                <text:p>50194300</text:p>
              </table:table-cell>
              <table:table-cell office:value-type="float" office:value="50164700">
                <text:p>50164700</text:p>
              </table:table-cell>
              <table:table-cell office:value-type="float" office:value="50141100">
                <text:p>50141100</text:p>
              </table:table-cell>
              <table:table-cell office:value-type="float" office:value="50191800">
                <text:p>50191800</text:p>
              </table:table-cell>
              <table:table-cell office:value-type="float" office:value="50180600">
                <text:p>50180600</text:p>
              </table:table-cell>
              <table:table-cell office:value-type="float" office:value="50153900">
                <text:p>50153900</text:p>
              </table:table-cell>
              <table:table-cell office:value-type="float" office:value="50178100">
                <text:p>50178100</text:p>
              </table:table-cell>
              <table:table-cell office:value-type="float" office:value="50169800">
                <text:p>50169800</text:p>
              </table:table-cell>
              <table:table-cell office:value-type="float" office:value="50186000">
                <text:p>50186000</text:p>
              </table:table-cell>
              <table:table-cell office:value-type="float" office:value="50175700">
                <text:p>50175700</text:p>
              </table:table-cell>
              <table:table-cell office:value-type="float" office:value="50163400">
                <text:p>50163400</text:p>
              </table:table-cell>
              <table:table-cell office:value-type="float" office:value="50180300">
                <text:p>50180300</text:p>
              </table:table-cell>
              <table:table-cell office:value-type="float" office:value="50142700">
                <text:p>50142700</text:p>
              </table:table-cell>
              <table:table-cell office:value-type="float" office:value="50167300">
                <text:p>50167300</text:p>
              </table:table-cell>
              <table:table-cell office:value-type="float" office:value="50190400">
                <text:p>50190400</text:p>
              </table:table-cell>
              <table:table-cell office:value-type="float" office:value="50183300">
                <text:p>50183300</text:p>
              </table:table-cell>
              <table:table-cell office:value-type="float" office:value="50142400">
                <text:p>50142400</text:p>
              </table:table-cell>
              <table:table-cell office:value-type="float" office:value="50188300">
                <text:p>50188300</text:p>
              </table:table-cell>
              <table:table-cell office:value-type="float" office:value="50185800">
                <text:p>50185800</text:p>
              </table:table-cell>
              <table:table-cell office:value-type="float" office:value="50169500">
                <text:p>50169500</text:p>
              </table:table-cell>
              <table:table-cell office:value-type="float" office:value="50187400">
                <text:p>50187400</text:p>
              </table:table-cell>
              <table:table-cell office:value-type="float" office:value="50183100">
                <text:p>50183100</text:p>
              </table:table-cell>
              <table:table-cell office:value-type="float" office:value="50191600">
                <text:p>50191600</text:p>
              </table:table-cell>
              <table:table-cell office:value-type="float" office:value="50157100">
                <text:p>50157100</text:p>
              </table:table-cell>
              <table:table-cell office:value-type="float" office:value="50145500">
                <text:p>50145500</text:p>
              </table:table-cell>
              <table:table-cell office:value-type="float" office:value="50139000">
                <text:p>50139000</text:p>
              </table:table-cell>
              <table:table-cell office:value-type="float" office:value="50172400">
                <text:p>50172400</text:p>
              </table:table-cell>
              <table:table-cell office:value-type="float" office:value="50183200">
                <text:p>50183200</text:p>
              </table:table-cell>
              <table:table-cell office:value-type="float" office:value="50185500">
                <text:p>50185500</text:p>
              </table:table-cell>
              <table:table-cell office:value-type="float" office:value="50190800">
                <text:p>50190800</text:p>
              </table:table-cell>
              <table:table-cell office:value-type="float" office:value="50125400">
                <text:p>50125400</text:p>
              </table:table-cell>
              <table:table-cell office:value-type="float" office:value="50172300">
                <text:p>50172300</text:p>
              </table:table-cell>
              <table:table-cell office:value-type="float" office:value="50180000">
                <text:p>50180000</text:p>
              </table:table-cell>
              <table:table-cell office:value-type="float" office:value="50191000">
                <text:p>50191000</text:p>
              </table:table-cell>
              <table:table-cell office:value-type="float" office:value="50180000">
                <text:p>50180000</text:p>
              </table:table-cell>
              <table:table-cell office:value-type="float" office:value="50184300">
                <text:p>50184300</text:p>
              </table:table-cell>
              <table:table-cell office:value-type="float" office:value="50164400">
                <text:p>50164400</text:p>
              </table:table-cell>
              <table:table-cell office:value-type="float" office:value="50157800">
                <text:p>50157800</text:p>
              </table:table-cell>
              <table:table-cell office:value-type="float" office:value="50193600">
                <text:p>50193600</text:p>
              </table:table-cell>
              <table:table-cell office:value-type="float" office:value="50180400">
                <text:p>50180400</text:p>
              </table:table-cell>
              <table:table-cell office:value-type="float" office:value="50165900">
                <text:p>50165900</text:p>
              </table:table-cell>
              <table:table-cell office:value-type="float" office:value="50166300">
                <text:p>50166300</text:p>
              </table:table-cell>
              <table:table-cell office:value-type="float" office:value="50175300">
                <text:p>50175300</text:p>
              </table:table-cell>
              <table:table-cell office:value-type="float" office:value="50166500">
                <text:p>50166500</text:p>
              </table:table-cell>
              <table:table-cell office:value-type="float" office:value="50178000">
                <text:p>50178000</text:p>
              </table:table-cell>
              <table:table-cell office:value-type="float" office:value="50185800">
                <text:p>50185800</text:p>
              </table:table-cell>
              <table:table-cell office:value-type="float" office:value="50177900">
                <text:p>50177900</text:p>
              </table:table-cell>
              <table:table-cell office:value-type="float" office:value="50161500">
                <text:p>50161500</text:p>
              </table:table-cell>
              <table:table-cell office:value-type="float" office:value="50192800">
                <text:p>50192800</text:p>
              </table:table-cell>
              <table:table-cell office:value-type="float" office:value="50192800">
                <text:p>50192800</text:p>
              </table:table-cell>
              <table:table-cell office:value-type="float" office:value="50139600">
                <text:p>50139600</text:p>
              </table:table-cell>
              <table:table-cell office:value-type="float" office:value="50161100">
                <text:p>50161100</text:p>
              </table:table-cell>
              <table:table-cell office:value-type="float" office:value="50190800">
                <text:p>50190800</text:p>
              </table:table-cell>
              <table:table-cell office:value-type="float" office:value="50180600">
                <text:p>50180600</text:p>
              </table:table-cell>
              <table:table-cell office:value-type="float" office:value="50183800">
                <text:p>50183800</text:p>
              </table:table-cell>
              <table:table-cell office:value-type="float" office:value="50183600">
                <text:p>50183600</text:p>
              </table:table-cell>
              <table:table-cell office:value-type="float" office:value="50185800">
                <text:p>50185800</text:p>
              </table:table-cell>
              <table:table-cell office:value-type="float" office:value="50161200">
                <text:p>50161200</text:p>
              </table:table-cell>
              <table:table-cell office:value-type="float" office:value="50176500">
                <text:p>50176500</text:p>
              </table:table-cell>
              <table:table-cell office:value-type="float" office:value="50193500">
                <text:p>50193500</text:p>
              </table:table-cell>
              <table:table-cell office:value-type="float" office:value="50186100">
                <text:p>50186100</text:p>
              </table:table-cell>
              <table:table-cell office:value-type="float" office:value="50162000">
                <text:p>50162000</text:p>
              </table:table-cell>
              <table:table-cell office:value-type="float" office:value="50168000">
                <text:p>50168000</text:p>
              </table:table-cell>
              <table:table-cell office:value-type="float" office:value="50186400">
                <text:p>50186400</text:p>
              </table:table-cell>
              <table:table-cell office:value-type="float" office:value="50150500">
                <text:p>50150500</text:p>
              </table:table-cell>
              <table:table-cell office:value-type="float" office:value="50179900">
                <text:p>50179900</text:p>
              </table:table-cell>
              <table:table-cell office:value-type="float" office:value="50133600">
                <text:p>50133600</text:p>
              </table:table-cell>
              <table:table-cell office:value-type="float" office:value="50175200">
                <text:p>50175200</text:p>
              </table:table-cell>
              <table:table-cell office:value-type="float" office:value="50185100">
                <text:p>50185100</text:p>
              </table:table-cell>
              <table:table-cell office:value-type="float" office:value="50182000">
                <text:p>50182000</text:p>
              </table:table-cell>
              <table:table-cell office:value-type="float" office:value="50186500">
                <text:p>50186500</text:p>
              </table:table-cell>
              <table:table-cell office:value-type="float" office:value="50169000">
                <text:p>50169000</text:p>
              </table:table-cell>
              <table:table-cell office:value-type="float" office:value="50144400">
                <text:p>50144400</text:p>
              </table:table-cell>
              <table:table-cell office:value-type="float" office:value="50168700">
                <text:p>50168700</text:p>
              </table:table-cell>
              <table:table-cell office:value-type="float" office:value="50167600">
                <text:p>50167600</text:p>
              </table:table-cell>
              <table:table-cell office:value-type="float" office:value="50180600">
                <text:p>50180600</text:p>
              </table:table-cell>
              <table:table-cell office:value-type="float" office:value="50149500">
                <text:p>50149500</text:p>
              </table:table-cell>
              <table:table-cell office:value-type="float" office:value="50190200">
                <text:p>50190200</text:p>
              </table:table-cell>
              <table:table-cell office:value-type="float" office:value="50174700">
                <text:p>50174700</text:p>
              </table:table-cell>
              <table:table-cell office:value-type="float" office:value="50159100">
                <text:p>50159100</text:p>
              </table:table-cell>
              <table:table-cell office:value-type="float" office:value="50168400">
                <text:p>50168400</text:p>
              </table:table-cell>
              <table:table-cell office:value-type="float" office:value="50187000">
                <text:p>50187000</text:p>
              </table:table-cell>
              <table:table-cell office:value-type="float" office:value="50178700">
                <text:p>50178700</text:p>
              </table:table-cell>
              <table:table-cell office:value-type="float" office:value="50180700">
                <text:p>50180700</text:p>
              </table:table-cell>
              <table:table-cell office:value-type="float" office:value="50184600">
                <text:p>50184600</text:p>
              </table:table-cell>
              <table:table-cell office:value-type="float" office:value="50183400">
                <text:p>50183400</text:p>
              </table:table-cell>
              <table:table-cell office:value-type="float" office:value="50143200">
                <text:p>50143200</text:p>
              </table:table-cell>
              <table:table-cell office:value-type="float" office:value="50178400">
                <text:p>50178400</text:p>
              </table:table-cell>
              <table:table-cell office:value-type="float" office:value="50174500">
                <text:p>50174500</text:p>
              </table:table-cell>
              <table:table-cell office:value-type="float" office:value="50166300">
                <text:p>50166300</text:p>
              </table:table-cell>
              <table:table-cell office:value-type="float" office:value="50140000">
                <text:p>50140000</text:p>
              </table:table-cell>
              <table:table-cell office:value-type="float" office:value="50182600">
                <text:p>50182600</text:p>
              </table:table-cell>
              <table:table-cell office:value-type="float" office:value="50174800">
                <text:p>50174800</text:p>
              </table:table-cell>
              <table:table-cell office:value-type="float" office:value="50167400">
                <text:p>50167400</text:p>
              </table:table-cell>
              <table:table-cell office:value-type="float" office:value="50176600">
                <text:p>50176600</text:p>
              </table:table-cell>
              <table:table-cell office:value-type="float" office:value="50183400">
                <text:p>50183400</text:p>
              </table:table-cell>
              <table:table-cell office:value-type="float" office:value="50167800">
                <text:p>50167800</text:p>
              </table:table-cell>
              <table:table-cell office:value-type="float" office:value="50179500">
                <text:p>50179500</text:p>
              </table:table-cell>
              <table:table-cell office:value-type="float" office:value="50190100">
                <text:p>50190100</text:p>
              </table:table-cell>
              <table:table-cell office:value-type="float" office:value="50172300">
                <text:p>50172300</text:p>
              </table:table-cell>
              <table:table-cell office:value-type="float" office:value="50172600">
                <text:p>50172600</text:p>
              </table:table-cell>
              <table:table-cell office:value-type="float" office:value="50177900">
                <text:p>50177900</text:p>
              </table:table-cell>
              <table:table-cell office:value-type="float" office:value="50185400">
                <text:p>50185400</text:p>
              </table:table-cell>
              <table:table-cell office:value-type="float" office:value="50172400">
                <text:p>50172400</text:p>
              </table:table-cell>
              <table:table-cell office:value-type="float" office:value="50161600">
                <text:p>50161600</text:p>
              </table:table-cell>
              <table:table-cell office:value-type="float" office:value="50170200">
                <text:p>50170200</text:p>
              </table:table-cell>
              <table:table-cell office:value-type="float" office:value="50112600">
                <text:p>50112600</text:p>
              </table:table-cell>
              <table:table-cell office:value-type="float" office:value="50178900">
                <text:p>50178900</text:p>
              </table:table-cell>
              <table:table-cell office:value-type="float" office:value="50178800">
                <text:p>50178800</text:p>
              </table:table-cell>
              <table:table-cell office:value-type="float" office:value="50183300">
                <text:p>50183300</text:p>
              </table:table-cell>
              <table:table-cell office:value-type="float" office:value="50182600">
                <text:p>50182600</text:p>
              </table:table-cell>
              <table:table-cell office:value-type="float" office:value="50181600">
                <text:p>50181600</text:p>
              </table:table-cell>
              <table:table-cell office:value-type="float" office:value="50153400">
                <text:p>50153400</text:p>
              </table:table-cell>
              <table:table-cell office:value-type="float" office:value="50183800">
                <text:p>50183800</text:p>
              </table:table-cell>
              <table:table-cell office:value-type="float" office:value="50176800">
                <text:p>50176800</text:p>
              </table:table-cell>
              <table:table-cell office:value-type="float" office:value="50178000">
                <text:p>50178000</text:p>
              </table:table-cell>
              <table:table-cell office:value-type="float" office:value="50184300">
                <text:p>50184300</text:p>
              </table:table-cell>
              <table:table-cell office:value-type="float" office:value="50181200">
                <text:p>50181200</text:p>
              </table:table-cell>
              <table:table-cell office:value-type="float" office:value="50192000">
                <text:p>50192000</text:p>
              </table:table-cell>
              <table:table-cell office:value-type="float" office:value="50164000">
                <text:p>50164000</text:p>
              </table:table-cell>
              <table:table-cell office:value-type="float" office:value="50188400">
                <text:p>50188400</text:p>
              </table:table-cell>
              <table:table-cell office:value-type="float" office:value="50177100">
                <text:p>50177100</text:p>
              </table:table-cell>
              <table:table-cell office:value-type="float" office:value="50187200">
                <text:p>50187200</text:p>
              </table:table-cell>
              <table:table-cell office:value-type="float" office:value="50177300">
                <text:p>50177300</text:p>
              </table:table-cell>
              <table:table-cell office:value-type="float" office:value="50188900">
                <text:p>50188900</text:p>
              </table:table-cell>
              <table:table-cell office:value-type="float" office:value="50176700">
                <text:p>50176700</text:p>
              </table:table-cell>
              <table:table-cell office:value-type="float" office:value="50186200">
                <text:p>50186200</text:p>
              </table:table-cell>
              <table:table-cell office:value-type="float" office:value="50158700">
                <text:p>50158700</text:p>
              </table:table-cell>
              <table:table-cell office:value-type="float" office:value="50173800">
                <text:p>50173800</text:p>
              </table:table-cell>
              <table:table-cell office:value-type="float" office:value="50191600">
                <text:p>50191600</text:p>
              </table:table-cell>
              <table:table-cell office:value-type="float" office:value="50181700">
                <text:p>50181700</text:p>
              </table:table-cell>
              <table:table-cell office:value-type="float" office:value="50154200">
                <text:p>50154200</text:p>
              </table:table-cell>
              <table:table-cell office:value-type="float" office:value="50164400">
                <text:p>50164400</text:p>
              </table:table-cell>
              <table:table-cell office:value-type="float" office:value="50173300">
                <text:p>50173300</text:p>
              </table:table-cell>
              <table:table-cell office:value-type="float" office:value="50182000">
                <text:p>50182000</text:p>
              </table:table-cell>
              <table:table-cell office:value-type="float" office:value="50177600">
                <text:p>50177600</text:p>
              </table:table-cell>
              <table:table-cell office:value-type="float" office:value="50186800">
                <text:p>50186800</text:p>
              </table:table-cell>
              <table:table-cell office:value-type="float" office:value="50186800">
                <text:p>50186800</text:p>
              </table:table-cell>
              <table:table-cell office:value-type="float" office:value="50148200">
                <text:p>50148200</text:p>
              </table:table-cell>
              <table:table-cell office:value-type="float" office:value="50176900">
                <text:p>50176900</text:p>
              </table:table-cell>
              <table:table-cell office:value-type="float" office:value="50188100">
                <text:p>50188100</text:p>
              </table:table-cell>
              <table:table-cell office:value-type="float" office:value="50172000">
                <text:p>50172000</text:p>
              </table:table-cell>
              <table:table-cell office:value-type="float" office:value="50170000">
                <text:p>50170000</text:p>
              </table:table-cell>
              <table:table-cell office:value-type="float" office:value="50177200">
                <text:p>50177200</text:p>
              </table:table-cell>
              <table:table-cell office:value-type="float" office:value="50178700">
                <text:p>50178700</text:p>
              </table:table-cell>
              <table:table-cell office:value-type="float" office:value="50173400">
                <text:p>50173400</text:p>
              </table:table-cell>
              <table:table-cell office:value-type="float" office:value="50173100">
                <text:p>50173100</text:p>
              </table:table-cell>
              <table:table-cell office:value-type="float" office:value="50159000">
                <text:p>50159000</text:p>
              </table:table-cell>
              <table:table-cell office:value-type="float" office:value="50106200">
                <text:p>50106200</text:p>
              </table:table-cell>
              <table:table-cell office:value-type="float" office:value="50128600">
                <text:p>50128600</text:p>
              </table:table-cell>
              <table:table-cell office:value-type="float" office:value="50131000">
                <text:p>50131000</text:p>
              </table:table-cell>
              <table:table-cell office:value-type="float" office:value="50190700">
                <text:p>50190700</text:p>
              </table:table-cell>
              <table:table-cell office:value-type="float" office:value="50179200">
                <text:p>50179200</text:p>
              </table:table-cell>
              <table:table-cell office:value-type="float" office:value="50175900">
                <text:p>50175900</text:p>
              </table:table-cell>
              <table:table-cell office:value-type="float" office:value="50184500">
                <text:p>50184500</text:p>
              </table:table-cell>
              <table:table-cell office:value-type="float" office:value="50185600">
                <text:p>50185600</text:p>
              </table:table-cell>
              <table:table-cell office:value-type="float" office:value="50187900">
                <text:p>50187900</text:p>
              </table:table-cell>
              <table:table-cell office:value-type="float" office:value="50166900">
                <text:p>50166900</text:p>
              </table:table-cell>
              <table:table-cell office:value-type="float" office:value="50166900">
                <text:p>50166900</text:p>
              </table:table-cell>
              <table:table-cell office:value-type="float" office:value="50176500">
                <text:p>50176500</text:p>
              </table:table-cell>
              <table:table-cell office:value-type="float" office:value="50177200">
                <text:p>50177200</text:p>
              </table:table-cell>
              <table:table-cell office:value-type="float" office:value="50182900">
                <text:p>50182900</text:p>
              </table:table-cell>
              <table:table-cell office:value-type="float" office:value="50153400">
                <text:p>50153400</text:p>
              </table:table-cell>
              <table:table-cell office:value-type="float" office:value="50179300">
                <text:p>50179300</text:p>
              </table:table-cell>
              <table:table-cell office:value-type="float" office:value="50188500">
                <text:p>50188500</text:p>
              </table:table-cell>
              <table:table-cell office:value-type="float" office:value="50162800">
                <text:p>50162800</text:p>
              </table:table-cell>
              <table:table-cell office:value-type="float" office:value="50154200">
                <text:p>50154200</text:p>
              </table:table-cell>
              <table:table-cell office:value-type="float" office:value="50167100">
                <text:p>50167100</text:p>
              </table:table-cell>
              <table:table-cell office:value-type="float" office:value="50186200">
                <text:p>50186200</text:p>
              </table:table-cell>
              <table:table-cell office:value-type="float" office:value="50144900">
                <text:p>50144900</text:p>
              </table:table-cell>
              <table:table-cell office:value-type="float" office:value="50134400">
                <text:p>50134400</text:p>
              </table:table-cell>
              <table:table-cell office:value-type="float" office:value="50178200">
                <text:p>50178200</text:p>
              </table:table-cell>
              <table:table-cell office:value-type="float" office:value="50182900">
                <text:p>50182900</text:p>
              </table:table-cell>
              <table:table-cell office:value-type="float" office:value="50182800">
                <text:p>50182800</text:p>
              </table:table-cell>
              <table:table-cell office:value-type="float" office:value="50190600">
                <text:p>50190600</text:p>
              </table:table-cell>
              <table:table-cell office:value-type="float" office:value="50184800">
                <text:p>50184800</text:p>
              </table:table-cell>
              <table:table-cell office:value-type="float" office:value="50179800">
                <text:p>50179800</text:p>
              </table:table-cell>
              <table:table-cell office:value-type="float" office:value="50169100">
                <text:p>50169100</text:p>
              </table:table-cell>
              <table:table-cell office:value-type="float" office:value="50183100">
                <text:p>50183100</text:p>
              </table:table-cell>
              <table:table-cell office:value-type="float" office:value="50160900">
                <text:p>50160900</text:p>
              </table:table-cell>
              <table:table-cell office:value-type="float" office:value="50190100">
                <text:p>50190100</text:p>
              </table:table-cell>
              <table:table-cell office:value-type="float" office:value="50182700">
                <text:p>50182700</text:p>
              </table:table-cell>
              <table:table-cell office:value-type="float" office:value="50163500">
                <text:p>50163500</text:p>
              </table:table-cell>
              <table:table-cell office:value-type="float" office:value="50160400">
                <text:p>50160400</text:p>
              </table:table-cell>
              <table:table-cell office:value-type="float" office:value="50171100">
                <text:p>50171100</text:p>
              </table:table-cell>
              <table:table-cell office:value-type="float" office:value="50168400">
                <text:p>50168400</text:p>
              </table:table-cell>
              <table:table-cell office:value-type="float" office:value="50168300">
                <text:p>50168300</text:p>
              </table:table-cell>
              <table:table-cell office:value-type="float" office:value="50177300">
                <text:p>50177300</text:p>
              </table:table-cell>
              <table:table-cell office:value-type="float" office:value="50155900">
                <text:p>50155900</text:p>
              </table:table-cell>
              <table:table-cell office:value-type="float" office:value="50185300">
                <text:p>50185300</text:p>
              </table:table-cell>
              <table:table-cell office:value-type="float" office:value="50184200">
                <text:p>50184200</text:p>
              </table:table-cell>
              <table:table-cell office:value-type="float" office:value="50176900">
                <text:p>50176900</text:p>
              </table:table-cell>
              <table:table-cell office:value-type="float" office:value="50206600">
                <text:p>50206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 swaps</text:p>
                <draw:g>
                  <svg:desc>zuck_small_1step.A7:zuck_small_1step.A7</svg:desc>
                </draw:g>
              </table:table-cell>
              <table:table-cell office:value-type="float" office:value="50183100">
                <text:p>50183100</text:p>
                <draw:g>
                  <svg:desc>zuck_small_1step.B7:zuck_small_1step.ALZ7</svg:desc>
                </draw:g>
              </table:table-cell>
              <table:table-cell office:value-type="float" office:value="50278500">
                <text:p>50278500</text:p>
              </table:table-cell>
              <table:table-cell office:value-type="float" office:value="50303600">
                <text:p>50303600</text:p>
              </table:table-cell>
              <table:table-cell office:value-type="float" office:value="50304300">
                <text:p>50304300</text:p>
              </table:table-cell>
              <table:table-cell office:value-type="float" office:value="50325200">
                <text:p>50325200</text:p>
              </table:table-cell>
              <table:table-cell office:value-type="float" office:value="50297000">
                <text:p>50297000</text:p>
              </table:table-cell>
              <table:table-cell office:value-type="float" office:value="50236400">
                <text:p>50236400</text:p>
              </table:table-cell>
              <table:table-cell office:value-type="float" office:value="50240500">
                <text:p>50240500</text:p>
              </table:table-cell>
              <table:table-cell office:value-type="float" office:value="50228100">
                <text:p>50228100</text:p>
              </table:table-cell>
              <table:table-cell office:value-type="float" office:value="50322500">
                <text:p>50322500</text:p>
              </table:table-cell>
              <table:table-cell office:value-type="float" office:value="50249700">
                <text:p>50249700</text:p>
              </table:table-cell>
              <table:table-cell office:value-type="float" office:value="50256000">
                <text:p>50256000</text:p>
              </table:table-cell>
              <table:table-cell office:value-type="float" office:value="50286600">
                <text:p>50286600</text:p>
              </table:table-cell>
              <table:table-cell office:value-type="float" office:value="50272900">
                <text:p>50272900</text:p>
              </table:table-cell>
              <table:table-cell office:value-type="float" office:value="50235400">
                <text:p>50235400</text:p>
              </table:table-cell>
              <table:table-cell office:value-type="float" office:value="50244500">
                <text:p>50244500</text:p>
              </table:table-cell>
              <table:table-cell office:value-type="float" office:value="50134700">
                <text:p>50134700</text:p>
              </table:table-cell>
              <table:table-cell office:value-type="float" office:value="50197600">
                <text:p>50197600</text:p>
              </table:table-cell>
              <table:table-cell office:value-type="float" office:value="50284300">
                <text:p>50284300</text:p>
              </table:table-cell>
              <table:table-cell office:value-type="float" office:value="50276100">
                <text:p>50276100</text:p>
              </table:table-cell>
              <table:table-cell office:value-type="float" office:value="50233500">
                <text:p>50233500</text:p>
              </table:table-cell>
              <table:table-cell office:value-type="float" office:value="50248300">
                <text:p>50248300</text:p>
              </table:table-cell>
              <table:table-cell office:value-type="float" office:value="50275900">
                <text:p>50275900</text:p>
              </table:table-cell>
              <table:table-cell office:value-type="float" office:value="50274700">
                <text:p>50274700</text:p>
              </table:table-cell>
              <table:table-cell office:value-type="float" office:value="50194800">
                <text:p>50194800</text:p>
              </table:table-cell>
              <table:table-cell office:value-type="float" office:value="50264400">
                <text:p>50264400</text:p>
              </table:table-cell>
              <table:table-cell office:value-type="float" office:value="50215800">
                <text:p>50215800</text:p>
              </table:table-cell>
              <table:table-cell office:value-type="float" office:value="50219500">
                <text:p>50219500</text:p>
              </table:table-cell>
              <table:table-cell office:value-type="float" office:value="50221900">
                <text:p>50221900</text:p>
              </table:table-cell>
              <table:table-cell office:value-type="float" office:value="50261000">
                <text:p>50261000</text:p>
              </table:table-cell>
              <table:table-cell office:value-type="float" office:value="50258600">
                <text:p>50258600</text:p>
              </table:table-cell>
              <table:table-cell office:value-type="float" office:value="50274100">
                <text:p>50274100</text:p>
              </table:table-cell>
              <table:table-cell office:value-type="float" office:value="50253000">
                <text:p>50253000</text:p>
              </table:table-cell>
              <table:table-cell office:value-type="float" office:value="50231300">
                <text:p>50231300</text:p>
              </table:table-cell>
              <table:table-cell office:value-type="float" office:value="50244800">
                <text:p>50244800</text:p>
              </table:table-cell>
              <table:table-cell office:value-type="float" office:value="50261700">
                <text:p>50261700</text:p>
              </table:table-cell>
              <table:table-cell office:value-type="float" office:value="50245400">
                <text:p>50245400</text:p>
              </table:table-cell>
              <table:table-cell office:value-type="float" office:value="50233400">
                <text:p>50233400</text:p>
              </table:table-cell>
              <table:table-cell office:value-type="float" office:value="50278500">
                <text:p>50278500</text:p>
              </table:table-cell>
              <table:table-cell office:value-type="float" office:value="50274300">
                <text:p>50274300</text:p>
              </table:table-cell>
              <table:table-cell office:value-type="float" office:value="50277100">
                <text:p>50277100</text:p>
              </table:table-cell>
              <table:table-cell office:value-type="float" office:value="50295300">
                <text:p>50295300</text:p>
              </table:table-cell>
              <table:table-cell office:value-type="float" office:value="50228800">
                <text:p>50228800</text:p>
              </table:table-cell>
              <table:table-cell office:value-type="float" office:value="50253700">
                <text:p>50253700</text:p>
              </table:table-cell>
              <table:table-cell office:value-type="float" office:value="50199800">
                <text:p>50199800</text:p>
              </table:table-cell>
              <table:table-cell office:value-type="float" office:value="50307600">
                <text:p>50307600</text:p>
              </table:table-cell>
              <table:table-cell office:value-type="float" office:value="50307400">
                <text:p>50307400</text:p>
              </table:table-cell>
              <table:table-cell office:value-type="float" office:value="50243300">
                <text:p>50243300</text:p>
              </table:table-cell>
              <table:table-cell office:value-type="float" office:value="50300600">
                <text:p>50300600</text:p>
              </table:table-cell>
              <table:table-cell office:value-type="float" office:value="50248900">
                <text:p>50248900</text:p>
              </table:table-cell>
              <table:table-cell office:value-type="float" office:value="50275300">
                <text:p>50275300</text:p>
              </table:table-cell>
              <table:table-cell office:value-type="float" office:value="50160700">
                <text:p>50160700</text:p>
              </table:table-cell>
              <table:table-cell office:value-type="float" office:value="50284800">
                <text:p>50284800</text:p>
              </table:table-cell>
              <table:table-cell office:value-type="float" office:value="50224700">
                <text:p>50224700</text:p>
              </table:table-cell>
              <table:table-cell office:value-type="float" office:value="50170300">
                <text:p>50170300</text:p>
              </table:table-cell>
              <table:table-cell office:value-type="float" office:value="50321300">
                <text:p>50321300</text:p>
              </table:table-cell>
              <table:table-cell office:value-type="float" office:value="50246700">
                <text:p>50246700</text:p>
              </table:table-cell>
              <table:table-cell office:value-type="float" office:value="50252700">
                <text:p>50252700</text:p>
              </table:table-cell>
              <table:table-cell office:value-type="float" office:value="50273200">
                <text:p>50273200</text:p>
              </table:table-cell>
              <table:table-cell office:value-type="float" office:value="50269000">
                <text:p>50269000</text:p>
              </table:table-cell>
              <table:table-cell office:value-type="float" office:value="50289700">
                <text:p>50289700</text:p>
              </table:table-cell>
              <table:table-cell office:value-type="float" office:value="50226900">
                <text:p>50226900</text:p>
              </table:table-cell>
              <table:table-cell office:value-type="float" office:value="50294100">
                <text:p>50294100</text:p>
              </table:table-cell>
              <table:table-cell office:value-type="float" office:value="50261400">
                <text:p>50261400</text:p>
              </table:table-cell>
              <table:table-cell office:value-type="float" office:value="50246800">
                <text:p>50246800</text:p>
              </table:table-cell>
              <table:table-cell office:value-type="float" office:value="50311800">
                <text:p>50311800</text:p>
              </table:table-cell>
              <table:table-cell office:value-type="float" office:value="50237900">
                <text:p>50237900</text:p>
              </table:table-cell>
              <table:table-cell office:value-type="float" office:value="50227500">
                <text:p>50227500</text:p>
              </table:table-cell>
              <table:table-cell office:value-type="float" office:value="50264900">
                <text:p>50264900</text:p>
              </table:table-cell>
              <table:table-cell office:value-type="float" office:value="50326100">
                <text:p>50326100</text:p>
              </table:table-cell>
              <table:table-cell office:value-type="float" office:value="50219000">
                <text:p>50219000</text:p>
              </table:table-cell>
              <table:table-cell office:value-type="float" office:value="50279800">
                <text:p>50279800</text:p>
              </table:table-cell>
              <table:table-cell office:value-type="float" office:value="50266100">
                <text:p>50266100</text:p>
              </table:table-cell>
              <table:table-cell office:value-type="float" office:value="50273500">
                <text:p>50273500</text:p>
              </table:table-cell>
              <table:table-cell office:value-type="float" office:value="50298300">
                <text:p>50298300</text:p>
              </table:table-cell>
              <table:table-cell office:value-type="float" office:value="50310300">
                <text:p>50310300</text:p>
              </table:table-cell>
              <table:table-cell office:value-type="float" office:value="50259000">
                <text:p>50259000</text:p>
              </table:table-cell>
              <table:table-cell office:value-type="float" office:value="50212900">
                <text:p>50212900</text:p>
              </table:table-cell>
              <table:table-cell office:value-type="float" office:value="50260300">
                <text:p>50260300</text:p>
              </table:table-cell>
              <table:table-cell office:value-type="float" office:value="50259800">
                <text:p>50259800</text:p>
              </table:table-cell>
              <table:table-cell office:value-type="float" office:value="50231600">
                <text:p>50231600</text:p>
              </table:table-cell>
              <table:table-cell office:value-type="float" office:value="50279600">
                <text:p>50279600</text:p>
              </table:table-cell>
              <table:table-cell office:value-type="float" office:value="50179200">
                <text:p>50179200</text:p>
              </table:table-cell>
              <table:table-cell office:value-type="float" office:value="50164700">
                <text:p>50164700</text:p>
              </table:table-cell>
              <table:table-cell office:value-type="float" office:value="50238900">
                <text:p>50238900</text:p>
              </table:table-cell>
              <table:table-cell office:value-type="float" office:value="50209700">
                <text:p>50209700</text:p>
              </table:table-cell>
              <table:table-cell office:value-type="float" office:value="50281600">
                <text:p>50281600</text:p>
              </table:table-cell>
              <table:table-cell office:value-type="float" office:value="50241100">
                <text:p>50241100</text:p>
              </table:table-cell>
              <table:table-cell office:value-type="float" office:value="50235400">
                <text:p>50235400</text:p>
              </table:table-cell>
              <table:table-cell office:value-type="float" office:value="50269600">
                <text:p>50269600</text:p>
              </table:table-cell>
              <table:table-cell office:value-type="float" office:value="50253200">
                <text:p>50253200</text:p>
              </table:table-cell>
              <table:table-cell office:value-type="float" office:value="50301800">
                <text:p>50301800</text:p>
              </table:table-cell>
              <table:table-cell office:value-type="float" office:value="50268400">
                <text:p>50268400</text:p>
              </table:table-cell>
              <table:table-cell office:value-type="float" office:value="50259700">
                <text:p>50259700</text:p>
              </table:table-cell>
              <table:table-cell office:value-type="float" office:value="50178100">
                <text:p>50178100</text:p>
              </table:table-cell>
              <table:table-cell office:value-type="float" office:value="50229900">
                <text:p>50229900</text:p>
              </table:table-cell>
              <table:table-cell office:value-type="float" office:value="50182800">
                <text:p>50182800</text:p>
              </table:table-cell>
              <table:table-cell office:value-type="float" office:value="50307700">
                <text:p>50307700</text:p>
              </table:table-cell>
              <table:table-cell office:value-type="float" office:value="50272900">
                <text:p>50272900</text:p>
              </table:table-cell>
              <table:table-cell office:value-type="float" office:value="50316000">
                <text:p>50316000</text:p>
              </table:table-cell>
              <table:table-cell office:value-type="float" office:value="50272900">
                <text:p>50272900</text:p>
              </table:table-cell>
              <table:table-cell office:value-type="float" office:value="50267800">
                <text:p>50267800</text:p>
              </table:table-cell>
              <table:table-cell office:value-type="float" office:value="50237100">
                <text:p>50237100</text:p>
              </table:table-cell>
              <table:table-cell office:value-type="float" office:value="50203100">
                <text:p>50203100</text:p>
              </table:table-cell>
              <table:table-cell office:value-type="float" office:value="50240400">
                <text:p>50240400</text:p>
              </table:table-cell>
              <table:table-cell office:value-type="float" office:value="50229100">
                <text:p>50229100</text:p>
              </table:table-cell>
              <table:table-cell office:value-type="float" office:value="50257900">
                <text:p>50257900</text:p>
              </table:table-cell>
              <table:table-cell office:value-type="float" office:value="50279900">
                <text:p>50279900</text:p>
              </table:table-cell>
              <table:table-cell office:value-type="float" office:value="50264700">
                <text:p>50264700</text:p>
              </table:table-cell>
              <table:table-cell office:value-type="float" office:value="50239200">
                <text:p>50239200</text:p>
              </table:table-cell>
              <table:table-cell office:value-type="float" office:value="50162700">
                <text:p>50162700</text:p>
              </table:table-cell>
              <table:table-cell office:value-type="float" office:value="50219700">
                <text:p>50219700</text:p>
              </table:table-cell>
              <table:table-cell office:value-type="float" office:value="50174000">
                <text:p>50174000</text:p>
              </table:table-cell>
              <table:table-cell office:value-type="float" office:value="50183600">
                <text:p>50183600</text:p>
              </table:table-cell>
              <table:table-cell office:value-type="float" office:value="50264000">
                <text:p>50264000</text:p>
              </table:table-cell>
              <table:table-cell office:value-type="float" office:value="50237700">
                <text:p>50237700</text:p>
              </table:table-cell>
              <table:table-cell office:value-type="float" office:value="50256300">
                <text:p>50256300</text:p>
              </table:table-cell>
              <table:table-cell office:value-type="float" office:value="50221100">
                <text:p>50221100</text:p>
              </table:table-cell>
              <table:table-cell office:value-type="float" office:value="50284800">
                <text:p>50284800</text:p>
              </table:table-cell>
              <table:table-cell office:value-type="float" office:value="50254600">
                <text:p>50254600</text:p>
              </table:table-cell>
              <table:table-cell office:value-type="float" office:value="50335200">
                <text:p>50335200</text:p>
              </table:table-cell>
              <table:table-cell office:value-type="float" office:value="50252400">
                <text:p>50252400</text:p>
              </table:table-cell>
              <table:table-cell office:value-type="float" office:value="50281400">
                <text:p>50281400</text:p>
              </table:table-cell>
              <table:table-cell office:value-type="float" office:value="50226800">
                <text:p>50226800</text:p>
              </table:table-cell>
              <table:table-cell office:value-type="float" office:value="50186100">
                <text:p>50186100</text:p>
              </table:table-cell>
              <table:table-cell office:value-type="float" office:value="50256400">
                <text:p>50256400</text:p>
              </table:table-cell>
              <table:table-cell office:value-type="float" office:value="50303000">
                <text:p>50303000</text:p>
              </table:table-cell>
              <table:table-cell office:value-type="float" office:value="50284600">
                <text:p>50284600</text:p>
              </table:table-cell>
              <table:table-cell office:value-type="float" office:value="50335300">
                <text:p>50335300</text:p>
              </table:table-cell>
              <table:table-cell office:value-type="float" office:value="50309000">
                <text:p>50309000</text:p>
              </table:table-cell>
              <table:table-cell office:value-type="float" office:value="50157800">
                <text:p>50157800</text:p>
              </table:table-cell>
              <table:table-cell office:value-type="float" office:value="50313500">
                <text:p>50313500</text:p>
              </table:table-cell>
              <table:table-cell office:value-type="float" office:value="50277100">
                <text:p>50277100</text:p>
              </table:table-cell>
              <table:table-cell office:value-type="float" office:value="50319500">
                <text:p>50319500</text:p>
              </table:table-cell>
              <table:table-cell office:value-type="float" office:value="50271100">
                <text:p>50271100</text:p>
              </table:table-cell>
              <table:table-cell office:value-type="float" office:value="50282900">
                <text:p>50282900</text:p>
              </table:table-cell>
              <table:table-cell office:value-type="float" office:value="50268900">
                <text:p>50268900</text:p>
              </table:table-cell>
              <table:table-cell office:value-type="float" office:value="50252700">
                <text:p>50252700</text:p>
              </table:table-cell>
              <table:table-cell office:value-type="float" office:value="50279000">
                <text:p>50279000</text:p>
              </table:table-cell>
              <table:table-cell office:value-type="float" office:value="50300000">
                <text:p>50300000</text:p>
              </table:table-cell>
              <table:table-cell office:value-type="float" office:value="50215800">
                <text:p>50215800</text:p>
              </table:table-cell>
              <table:table-cell office:value-type="float" office:value="50229900">
                <text:p>50229900</text:p>
              </table:table-cell>
              <table:table-cell office:value-type="float" office:value="50197000">
                <text:p>50197000</text:p>
              </table:table-cell>
              <table:table-cell office:value-type="float" office:value="50220000">
                <text:p>50220000</text:p>
              </table:table-cell>
              <table:table-cell office:value-type="float" office:value="50289700">
                <text:p>50289700</text:p>
              </table:table-cell>
              <table:table-cell office:value-type="float" office:value="50248800">
                <text:p>50248800</text:p>
              </table:table-cell>
              <table:table-cell office:value-type="float" office:value="50207800">
                <text:p>50207800</text:p>
              </table:table-cell>
              <table:table-cell office:value-type="float" office:value="50215700">
                <text:p>50215700</text:p>
              </table:table-cell>
              <table:table-cell office:value-type="float" office:value="50247500">
                <text:p>50247500</text:p>
              </table:table-cell>
              <table:table-cell office:value-type="float" office:value="50244400">
                <text:p>50244400</text:p>
              </table:table-cell>
              <table:table-cell office:value-type="float" office:value="50224000">
                <text:p>50224000</text:p>
              </table:table-cell>
              <table:table-cell office:value-type="float" office:value="50282500">
                <text:p>50282500</text:p>
              </table:table-cell>
              <table:table-cell office:value-type="float" office:value="50222700">
                <text:p>50222700</text:p>
              </table:table-cell>
              <table:table-cell office:value-type="float" office:value="50267600">
                <text:p>50267600</text:p>
              </table:table-cell>
              <table:table-cell office:value-type="float" office:value="50288000">
                <text:p>50288000</text:p>
              </table:table-cell>
              <table:table-cell office:value-type="float" office:value="50230800">
                <text:p>50230800</text:p>
              </table:table-cell>
              <table:table-cell office:value-type="float" office:value="50192600">
                <text:p>50192600</text:p>
              </table:table-cell>
              <table:table-cell office:value-type="float" office:value="50186000">
                <text:p>50186000</text:p>
              </table:table-cell>
              <table:table-cell office:value-type="float" office:value="50253400">
                <text:p>50253400</text:p>
              </table:table-cell>
              <table:table-cell office:value-type="float" office:value="50223100">
                <text:p>50223100</text:p>
              </table:table-cell>
              <table:table-cell office:value-type="float" office:value="50173100">
                <text:p>50173100</text:p>
              </table:table-cell>
              <table:table-cell office:value-type="float" office:value="50196400">
                <text:p>50196400</text:p>
              </table:table-cell>
              <table:table-cell office:value-type="float" office:value="50224900">
                <text:p>50224900</text:p>
              </table:table-cell>
              <table:table-cell office:value-type="float" office:value="50196200">
                <text:p>50196200</text:p>
              </table:table-cell>
              <table:table-cell office:value-type="float" office:value="50248500">
                <text:p>50248500</text:p>
              </table:table-cell>
              <table:table-cell office:value-type="float" office:value="50336300">
                <text:p>50336300</text:p>
              </table:table-cell>
              <table:table-cell office:value-type="float" office:value="50234500">
                <text:p>50234500</text:p>
              </table:table-cell>
              <table:table-cell office:value-type="float" office:value="50320100">
                <text:p>50320100</text:p>
              </table:table-cell>
              <table:table-cell office:value-type="float" office:value="50234700">
                <text:p>50234700</text:p>
              </table:table-cell>
              <table:table-cell office:value-type="float" office:value="50274000">
                <text:p>50274000</text:p>
              </table:table-cell>
              <table:table-cell office:value-type="float" office:value="50308100">
                <text:p>50308100</text:p>
              </table:table-cell>
              <table:table-cell office:value-type="float" office:value="50266200">
                <text:p>50266200</text:p>
              </table:table-cell>
              <table:table-cell office:value-type="float" office:value="50247300">
                <text:p>50247300</text:p>
              </table:table-cell>
              <table:table-cell office:value-type="float" office:value="50252000">
                <text:p>50252000</text:p>
              </table:table-cell>
              <table:table-cell office:value-type="float" office:value="50277600">
                <text:p>50277600</text:p>
              </table:table-cell>
              <table:table-cell office:value-type="float" office:value="50259400">
                <text:p>50259400</text:p>
              </table:table-cell>
              <table:table-cell office:value-type="float" office:value="50251700">
                <text:p>50251700</text:p>
              </table:table-cell>
              <table:table-cell office:value-type="float" office:value="50161200">
                <text:p>50161200</text:p>
              </table:table-cell>
              <table:table-cell office:value-type="float" office:value="50217000">
                <text:p>50217000</text:p>
              </table:table-cell>
              <table:table-cell office:value-type="float" office:value="50265900">
                <text:p>50265900</text:p>
              </table:table-cell>
              <table:table-cell office:value-type="float" office:value="50222200">
                <text:p>50222200</text:p>
              </table:table-cell>
              <table:table-cell office:value-type="float" office:value="50174400">
                <text:p>50174400</text:p>
              </table:table-cell>
              <table:table-cell office:value-type="float" office:value="50216600">
                <text:p>50216600</text:p>
              </table:table-cell>
              <table:table-cell office:value-type="float" office:value="50206000">
                <text:p>50206000</text:p>
              </table:table-cell>
              <table:table-cell office:value-type="float" office:value="50304100">
                <text:p>50304100</text:p>
              </table:table-cell>
              <table:table-cell office:value-type="float" office:value="50231600">
                <text:p>50231600</text:p>
              </table:table-cell>
              <table:table-cell office:value-type="float" office:value="50279400">
                <text:p>50279400</text:p>
              </table:table-cell>
              <table:table-cell office:value-type="float" office:value="50143600">
                <text:p>50143600</text:p>
              </table:table-cell>
              <table:table-cell office:value-type="float" office:value="50253600">
                <text:p>50253600</text:p>
              </table:table-cell>
              <table:table-cell office:value-type="float" office:value="50213200">
                <text:p>50213200</text:p>
              </table:table-cell>
              <table:table-cell office:value-type="float" office:value="50254400">
                <text:p>50254400</text:p>
              </table:table-cell>
              <table:table-cell office:value-type="float" office:value="50336500">
                <text:p>50336500</text:p>
              </table:table-cell>
              <table:table-cell office:value-type="float" office:value="50204400">
                <text:p>50204400</text:p>
              </table:table-cell>
              <table:table-cell office:value-type="float" office:value="50240500">
                <text:p>50240500</text:p>
              </table:table-cell>
              <table:table-cell office:value-type="float" office:value="50184800">
                <text:p>50184800</text:p>
              </table:table-cell>
              <table:table-cell office:value-type="float" office:value="50127000">
                <text:p>50127000</text:p>
              </table:table-cell>
              <table:table-cell office:value-type="float" office:value="50227100">
                <text:p>50227100</text:p>
              </table:table-cell>
              <table:table-cell office:value-type="float" office:value="50221500">
                <text:p>50221500</text:p>
              </table:table-cell>
              <table:table-cell office:value-type="float" office:value="50245300">
                <text:p>50245300</text:p>
              </table:table-cell>
              <table:table-cell office:value-type="float" office:value="50274500">
                <text:p>50274500</text:p>
              </table:table-cell>
              <table:table-cell office:value-type="float" office:value="50323600">
                <text:p>50323600</text:p>
              </table:table-cell>
              <table:table-cell office:value-type="float" office:value="50249300">
                <text:p>50249300</text:p>
              </table:table-cell>
              <table:table-cell office:value-type="float" office:value="50343800">
                <text:p>50343800</text:p>
              </table:table-cell>
              <table:table-cell office:value-type="float" office:value="50336000">
                <text:p>50336000</text:p>
              </table:table-cell>
              <table:table-cell office:value-type="float" office:value="50220300">
                <text:p>50220300</text:p>
              </table:table-cell>
              <table:table-cell office:value-type="float" office:value="50284500">
                <text:p>50284500</text:p>
              </table:table-cell>
              <table:table-cell office:value-type="float" office:value="50183100">
                <text:p>50183100</text:p>
              </table:table-cell>
              <table:table-cell office:value-type="float" office:value="50227600">
                <text:p>50227600</text:p>
              </table:table-cell>
              <table:table-cell office:value-type="float" office:value="50204100">
                <text:p>50204100</text:p>
              </table:table-cell>
              <table:table-cell office:value-type="float" office:value="50210200">
                <text:p>50210200</text:p>
              </table:table-cell>
              <table:table-cell office:value-type="float" office:value="50241200">
                <text:p>50241200</text:p>
              </table:table-cell>
              <table:table-cell office:value-type="float" office:value="50213300">
                <text:p>50213300</text:p>
              </table:table-cell>
              <table:table-cell office:value-type="float" office:value="50302000">
                <text:p>50302000</text:p>
              </table:table-cell>
              <table:table-cell office:value-type="float" office:value="50219900">
                <text:p>50219900</text:p>
              </table:table-cell>
              <table:table-cell office:value-type="float" office:value="50333700">
                <text:p>50333700</text:p>
              </table:table-cell>
              <table:table-cell office:value-type="float" office:value="50175900">
                <text:p>50175900</text:p>
              </table:table-cell>
              <table:table-cell office:value-type="float" office:value="50290200">
                <text:p>50290200</text:p>
              </table:table-cell>
              <table:table-cell office:value-type="float" office:value="50234200">
                <text:p>50234200</text:p>
              </table:table-cell>
              <table:table-cell office:value-type="float" office:value="50277500">
                <text:p>50277500</text:p>
              </table:table-cell>
              <table:table-cell office:value-type="float" office:value="50241300">
                <text:p>50241300</text:p>
              </table:table-cell>
              <table:table-cell office:value-type="float" office:value="50264500">
                <text:p>50264500</text:p>
              </table:table-cell>
              <table:table-cell office:value-type="float" office:value="50228300">
                <text:p>50228300</text:p>
              </table:table-cell>
              <table:table-cell office:value-type="float" office:value="50249600">
                <text:p>50249600</text:p>
              </table:table-cell>
              <table:table-cell office:value-type="float" office:value="50256500">
                <text:p>50256500</text:p>
              </table:table-cell>
              <table:table-cell office:value-type="float" office:value="50275300">
                <text:p>50275300</text:p>
              </table:table-cell>
              <table:table-cell office:value-type="float" office:value="50286300">
                <text:p>50286300</text:p>
              </table:table-cell>
              <table:table-cell office:value-type="float" office:value="50234400">
                <text:p>50234400</text:p>
              </table:table-cell>
              <table:table-cell office:value-type="float" office:value="50198100">
                <text:p>50198100</text:p>
              </table:table-cell>
              <table:table-cell office:value-type="float" office:value="50278200">
                <text:p>50278200</text:p>
              </table:table-cell>
              <table:table-cell office:value-type="float" office:value="50225500">
                <text:p>50225500</text:p>
              </table:table-cell>
              <table:table-cell office:value-type="float" office:value="50133700">
                <text:p>50133700</text:p>
              </table:table-cell>
              <table:table-cell office:value-type="float" office:value="50282800">
                <text:p>50282800</text:p>
              </table:table-cell>
              <table:table-cell office:value-type="float" office:value="50329000">
                <text:p>50329000</text:p>
              </table:table-cell>
              <table:table-cell office:value-type="float" office:value="50258700">
                <text:p>50258700</text:p>
              </table:table-cell>
              <table:table-cell office:value-type="float" office:value="50224000">
                <text:p>50224000</text:p>
              </table:table-cell>
              <table:table-cell office:value-type="float" office:value="50321300">
                <text:p>50321300</text:p>
              </table:table-cell>
              <table:table-cell office:value-type="float" office:value="50287000">
                <text:p>50287000</text:p>
              </table:table-cell>
              <table:table-cell office:value-type="float" office:value="50283000">
                <text:p>50283000</text:p>
              </table:table-cell>
              <table:table-cell office:value-type="float" office:value="50280000">
                <text:p>50280000</text:p>
              </table:table-cell>
              <table:table-cell office:value-type="float" office:value="50275200">
                <text:p>50275200</text:p>
              </table:table-cell>
              <table:table-cell office:value-type="float" office:value="50170600">
                <text:p>50170600</text:p>
              </table:table-cell>
              <table:table-cell office:value-type="float" office:value="50224400">
                <text:p>50224400</text:p>
              </table:table-cell>
              <table:table-cell office:value-type="float" office:value="50235900">
                <text:p>50235900</text:p>
              </table:table-cell>
              <table:table-cell office:value-type="float" office:value="50279500">
                <text:p>50279500</text:p>
              </table:table-cell>
              <table:table-cell office:value-type="float" office:value="50333200">
                <text:p>50333200</text:p>
              </table:table-cell>
              <table:table-cell office:value-type="float" office:value="50199100">
                <text:p>50199100</text:p>
              </table:table-cell>
              <table:table-cell office:value-type="float" office:value="50272200">
                <text:p>50272200</text:p>
              </table:table-cell>
              <table:table-cell office:value-type="float" office:value="50253200">
                <text:p>50253200</text:p>
              </table:table-cell>
              <table:table-cell office:value-type="float" office:value="50265500">
                <text:p>50265500</text:p>
              </table:table-cell>
              <table:table-cell office:value-type="float" office:value="50245300">
                <text:p>50245300</text:p>
              </table:table-cell>
              <table:table-cell office:value-type="float" office:value="50348000">
                <text:p>50348000</text:p>
              </table:table-cell>
              <table:table-cell office:value-type="float" office:value="50233900">
                <text:p>50233900</text:p>
              </table:table-cell>
              <table:table-cell office:value-type="float" office:value="50305800">
                <text:p>50305800</text:p>
              </table:table-cell>
              <table:table-cell office:value-type="float" office:value="50209700">
                <text:p>50209700</text:p>
              </table:table-cell>
              <table:table-cell office:value-type="float" office:value="50244700">
                <text:p>50244700</text:p>
              </table:table-cell>
              <table:table-cell office:value-type="float" office:value="50257300">
                <text:p>50257300</text:p>
              </table:table-cell>
              <table:table-cell office:value-type="float" office:value="50194100">
                <text:p>50194100</text:p>
              </table:table-cell>
              <table:table-cell office:value-type="float" office:value="50275700">
                <text:p>50275700</text:p>
              </table:table-cell>
              <table:table-cell office:value-type="float" office:value="50288400">
                <text:p>50288400</text:p>
              </table:table-cell>
              <table:table-cell office:value-type="float" office:value="50145100">
                <text:p>50145100</text:p>
              </table:table-cell>
              <table:table-cell office:value-type="float" office:value="50310900">
                <text:p>50310900</text:p>
              </table:table-cell>
              <table:table-cell office:value-type="float" office:value="50309100">
                <text:p>50309100</text:p>
              </table:table-cell>
              <table:table-cell office:value-type="float" office:value="50173600">
                <text:p>50173600</text:p>
              </table:table-cell>
              <table:table-cell office:value-type="float" office:value="50119100">
                <text:p>50119100</text:p>
              </table:table-cell>
              <table:table-cell office:value-type="float" office:value="50235900">
                <text:p>50235900</text:p>
              </table:table-cell>
              <table:table-cell office:value-type="float" office:value="50315300">
                <text:p>50315300</text:p>
              </table:table-cell>
              <table:table-cell office:value-type="float" office:value="50284900">
                <text:p>50284900</text:p>
              </table:table-cell>
              <table:table-cell office:value-type="float" office:value="50220400">
                <text:p>50220400</text:p>
              </table:table-cell>
              <table:table-cell office:value-type="float" office:value="50209900">
                <text:p>50209900</text:p>
              </table:table-cell>
              <table:table-cell office:value-type="float" office:value="50298600">
                <text:p>50298600</text:p>
              </table:table-cell>
              <table:table-cell office:value-type="float" office:value="50251800">
                <text:p>50251800</text:p>
              </table:table-cell>
              <table:table-cell office:value-type="float" office:value="50275500">
                <text:p>50275500</text:p>
              </table:table-cell>
              <table:table-cell office:value-type="float" office:value="50295200">
                <text:p>50295200</text:p>
              </table:table-cell>
              <table:table-cell office:value-type="float" office:value="50188200">
                <text:p>50188200</text:p>
              </table:table-cell>
              <table:table-cell office:value-type="float" office:value="50229800">
                <text:p>50229800</text:p>
              </table:table-cell>
              <table:table-cell office:value-type="float" office:value="50230800">
                <text:p>50230800</text:p>
              </table:table-cell>
              <table:table-cell office:value-type="float" office:value="50158800">
                <text:p>50158800</text:p>
              </table:table-cell>
              <table:table-cell office:value-type="float" office:value="50272700">
                <text:p>50272700</text:p>
              </table:table-cell>
              <table:table-cell office:value-type="float" office:value="50253900">
                <text:p>50253900</text:p>
              </table:table-cell>
              <table:table-cell office:value-type="float" office:value="50347700">
                <text:p>50347700</text:p>
              </table:table-cell>
              <table:table-cell office:value-type="float" office:value="50179800">
                <text:p>50179800</text:p>
              </table:table-cell>
              <table:table-cell office:value-type="float" office:value="50196000">
                <text:p>50196000</text:p>
              </table:table-cell>
              <table:table-cell office:value-type="float" office:value="50272200">
                <text:p>50272200</text:p>
              </table:table-cell>
              <table:table-cell office:value-type="float" office:value="50176300">
                <text:p>50176300</text:p>
              </table:table-cell>
              <table:table-cell office:value-type="float" office:value="50183500">
                <text:p>50183500</text:p>
              </table:table-cell>
              <table:table-cell office:value-type="float" office:value="50205200">
                <text:p>50205200</text:p>
              </table:table-cell>
              <table:table-cell office:value-type="float" office:value="50197600">
                <text:p>50197600</text:p>
              </table:table-cell>
              <table:table-cell office:value-type="float" office:value="50287000">
                <text:p>50287000</text:p>
              </table:table-cell>
              <table:table-cell office:value-type="float" office:value="50253300">
                <text:p>50253300</text:p>
              </table:table-cell>
              <table:table-cell office:value-type="float" office:value="50252300">
                <text:p>50252300</text:p>
              </table:table-cell>
              <table:table-cell office:value-type="float" office:value="50261200">
                <text:p>50261200</text:p>
              </table:table-cell>
              <table:table-cell office:value-type="float" office:value="50302400">
                <text:p>50302400</text:p>
              </table:table-cell>
              <table:table-cell office:value-type="float" office:value="50161000">
                <text:p>50161000</text:p>
              </table:table-cell>
              <table:table-cell office:value-type="float" office:value="50174600">
                <text:p>50174600</text:p>
              </table:table-cell>
              <table:table-cell office:value-type="float" office:value="50202900">
                <text:p>50202900</text:p>
              </table:table-cell>
              <table:table-cell office:value-type="float" office:value="50277200">
                <text:p>50277200</text:p>
              </table:table-cell>
              <table:table-cell office:value-type="float" office:value="50259500">
                <text:p>50259500</text:p>
              </table:table-cell>
              <table:table-cell office:value-type="float" office:value="50266000">
                <text:p>50266000</text:p>
              </table:table-cell>
              <table:table-cell office:value-type="float" office:value="50259100">
                <text:p>50259100</text:p>
              </table:table-cell>
              <table:table-cell office:value-type="float" office:value="50245900">
                <text:p>50245900</text:p>
              </table:table-cell>
              <table:table-cell office:value-type="float" office:value="50317100">
                <text:p>50317100</text:p>
              </table:table-cell>
              <table:table-cell office:value-type="float" office:value="50288600">
                <text:p>50288600</text:p>
              </table:table-cell>
              <table:table-cell office:value-type="float" office:value="50308000">
                <text:p>50308000</text:p>
              </table:table-cell>
              <table:table-cell office:value-type="float" office:value="50196700">
                <text:p>50196700</text:p>
              </table:table-cell>
              <table:table-cell office:value-type="float" office:value="50230100">
                <text:p>50230100</text:p>
              </table:table-cell>
              <table:table-cell office:value-type="float" office:value="50217900">
                <text:p>50217900</text:p>
              </table:table-cell>
              <table:table-cell office:value-type="float" office:value="50222300">
                <text:p>50222300</text:p>
              </table:table-cell>
              <table:table-cell office:value-type="float" office:value="50159300">
                <text:p>50159300</text:p>
              </table:table-cell>
              <table:table-cell office:value-type="float" office:value="50221800">
                <text:p>50221800</text:p>
              </table:table-cell>
              <table:table-cell office:value-type="float" office:value="50254800">
                <text:p>50254800</text:p>
              </table:table-cell>
              <table:table-cell office:value-type="float" office:value="50283200">
                <text:p>50283200</text:p>
              </table:table-cell>
              <table:table-cell office:value-type="float" office:value="50247700">
                <text:p>50247700</text:p>
              </table:table-cell>
              <table:table-cell office:value-type="float" office:value="50267000">
                <text:p>50267000</text:p>
              </table:table-cell>
              <table:table-cell office:value-type="float" office:value="50226400">
                <text:p>50226400</text:p>
              </table:table-cell>
              <table:table-cell office:value-type="float" office:value="50242500">
                <text:p>50242500</text:p>
              </table:table-cell>
              <table:table-cell office:value-type="float" office:value="50190200">
                <text:p>50190200</text:p>
              </table:table-cell>
              <table:table-cell office:value-type="float" office:value="50250500">
                <text:p>50250500</text:p>
              </table:table-cell>
              <table:table-cell office:value-type="float" office:value="50325900">
                <text:p>50325900</text:p>
              </table:table-cell>
              <table:table-cell office:value-type="float" office:value="50340300">
                <text:p>50340300</text:p>
              </table:table-cell>
              <table:table-cell office:value-type="float" office:value="50231600">
                <text:p>50231600</text:p>
              </table:table-cell>
              <table:table-cell office:value-type="float" office:value="50282000">
                <text:p>50282000</text:p>
              </table:table-cell>
              <table:table-cell office:value-type="float" office:value="50264100">
                <text:p>50264100</text:p>
              </table:table-cell>
              <table:table-cell office:value-type="float" office:value="50294700">
                <text:p>50294700</text:p>
              </table:table-cell>
              <table:table-cell office:value-type="float" office:value="50230400">
                <text:p>50230400</text:p>
              </table:table-cell>
              <table:table-cell office:value-type="float" office:value="50280600">
                <text:p>50280600</text:p>
              </table:table-cell>
              <table:table-cell office:value-type="float" office:value="50298800">
                <text:p>50298800</text:p>
              </table:table-cell>
              <table:table-cell office:value-type="float" office:value="50286000">
                <text:p>50286000</text:p>
              </table:table-cell>
              <table:table-cell office:value-type="float" office:value="50278900">
                <text:p>50278900</text:p>
              </table:table-cell>
              <table:table-cell office:value-type="float" office:value="50275000">
                <text:p>50275000</text:p>
              </table:table-cell>
              <table:table-cell office:value-type="float" office:value="50274900">
                <text:p>50274900</text:p>
              </table:table-cell>
              <table:table-cell office:value-type="float" office:value="50265600">
                <text:p>50265600</text:p>
              </table:table-cell>
              <table:table-cell office:value-type="float" office:value="50260000">
                <text:p>50260000</text:p>
              </table:table-cell>
              <table:table-cell office:value-type="float" office:value="50226000">
                <text:p>50226000</text:p>
              </table:table-cell>
              <table:table-cell office:value-type="float" office:value="50244300">
                <text:p>50244300</text:p>
              </table:table-cell>
              <table:table-cell office:value-type="float" office:value="50219000">
                <text:p>50219000</text:p>
              </table:table-cell>
              <table:table-cell office:value-type="float" office:value="50199300">
                <text:p>50199300</text:p>
              </table:table-cell>
              <table:table-cell office:value-type="float" office:value="50213500">
                <text:p>50213500</text:p>
              </table:table-cell>
              <table:table-cell office:value-type="float" office:value="50269600">
                <text:p>50269600</text:p>
              </table:table-cell>
              <table:table-cell office:value-type="float" office:value="50172500">
                <text:p>50172500</text:p>
              </table:table-cell>
              <table:table-cell office:value-type="float" office:value="50219800">
                <text:p>50219800</text:p>
              </table:table-cell>
              <table:table-cell office:value-type="float" office:value="50228700">
                <text:p>50228700</text:p>
              </table:table-cell>
              <table:table-cell office:value-type="float" office:value="50267100">
                <text:p>50267100</text:p>
              </table:table-cell>
              <table:table-cell office:value-type="float" office:value="50294700">
                <text:p>50294700</text:p>
              </table:table-cell>
              <table:table-cell office:value-type="float" office:value="50292800">
                <text:p>50292800</text:p>
              </table:table-cell>
              <table:table-cell office:value-type="float" office:value="50213100">
                <text:p>50213100</text:p>
              </table:table-cell>
              <table:table-cell office:value-type="float" office:value="50297600">
                <text:p>50297600</text:p>
              </table:table-cell>
              <table:table-cell office:value-type="float" office:value="50321100">
                <text:p>50321100</text:p>
              </table:table-cell>
              <table:table-cell office:value-type="float" office:value="50280200">
                <text:p>50280200</text:p>
              </table:table-cell>
              <table:table-cell office:value-type="float" office:value="50242100">
                <text:p>50242100</text:p>
              </table:table-cell>
              <table:table-cell office:value-type="float" office:value="50227300">
                <text:p>50227300</text:p>
              </table:table-cell>
              <table:table-cell office:value-type="float" office:value="50280200">
                <text:p>50280200</text:p>
              </table:table-cell>
              <table:table-cell office:value-type="float" office:value="50293800">
                <text:p>50293800</text:p>
              </table:table-cell>
              <table:table-cell office:value-type="float" office:value="50280400">
                <text:p>50280400</text:p>
              </table:table-cell>
              <table:table-cell office:value-type="float" office:value="50294200">
                <text:p>50294200</text:p>
              </table:table-cell>
              <table:table-cell office:value-type="float" office:value="50234100">
                <text:p>50234100</text:p>
              </table:table-cell>
              <table:table-cell office:value-type="float" office:value="50331100">
                <text:p>50331100</text:p>
              </table:table-cell>
              <table:table-cell office:value-type="float" office:value="50307800">
                <text:p>50307800</text:p>
              </table:table-cell>
              <table:table-cell office:value-type="float" office:value="50196600">
                <text:p>50196600</text:p>
              </table:table-cell>
              <table:table-cell office:value-type="float" office:value="50256100">
                <text:p>50256100</text:p>
              </table:table-cell>
              <table:table-cell office:value-type="float" office:value="50185200">
                <text:p>50185200</text:p>
              </table:table-cell>
              <table:table-cell office:value-type="float" office:value="50171400">
                <text:p>50171400</text:p>
              </table:table-cell>
              <table:table-cell office:value-type="float" office:value="50217900">
                <text:p>50217900</text:p>
              </table:table-cell>
              <table:table-cell office:value-type="float" office:value="50247500">
                <text:p>50247500</text:p>
              </table:table-cell>
              <table:table-cell office:value-type="float" office:value="50263000">
                <text:p>50263000</text:p>
              </table:table-cell>
              <table:table-cell office:value-type="float" office:value="50243700">
                <text:p>50243700</text:p>
              </table:table-cell>
              <table:table-cell office:value-type="float" office:value="50314500">
                <text:p>50314500</text:p>
              </table:table-cell>
              <table:table-cell office:value-type="float" office:value="50296000">
                <text:p>50296000</text:p>
              </table:table-cell>
              <table:table-cell office:value-type="float" office:value="50225100">
                <text:p>50225100</text:p>
              </table:table-cell>
              <table:table-cell office:value-type="float" office:value="50314300">
                <text:p>50314300</text:p>
              </table:table-cell>
              <table:table-cell office:value-type="float" office:value="50253300">
                <text:p>50253300</text:p>
              </table:table-cell>
              <table:table-cell office:value-type="float" office:value="50254500">
                <text:p>50254500</text:p>
              </table:table-cell>
              <table:table-cell office:value-type="float" office:value="50274000">
                <text:p>50274000</text:p>
              </table:table-cell>
              <table:table-cell office:value-type="float" office:value="50285600">
                <text:p>50285600</text:p>
              </table:table-cell>
              <table:table-cell office:value-type="float" office:value="50254400">
                <text:p>50254400</text:p>
              </table:table-cell>
              <table:table-cell office:value-type="float" office:value="50118600">
                <text:p>50118600</text:p>
              </table:table-cell>
              <table:table-cell office:value-type="float" office:value="50274900">
                <text:p>50274900</text:p>
              </table:table-cell>
              <table:table-cell office:value-type="float" office:value="50189300">
                <text:p>50189300</text:p>
              </table:table-cell>
              <table:table-cell office:value-type="float" office:value="50233900">
                <text:p>50233900</text:p>
              </table:table-cell>
              <table:table-cell office:value-type="float" office:value="50206200">
                <text:p>50206200</text:p>
              </table:table-cell>
              <table:table-cell office:value-type="float" office:value="50280100">
                <text:p>50280100</text:p>
              </table:table-cell>
              <table:table-cell office:value-type="float" office:value="50318300">
                <text:p>50318300</text:p>
              </table:table-cell>
              <table:table-cell office:value-type="float" office:value="50291200">
                <text:p>50291200</text:p>
              </table:table-cell>
              <table:table-cell office:value-type="float" office:value="50259500">
                <text:p>50259500</text:p>
              </table:table-cell>
              <table:table-cell office:value-type="float" office:value="50242600">
                <text:p>50242600</text:p>
              </table:table-cell>
              <table:table-cell office:value-type="float" office:value="50286700">
                <text:p>50286700</text:p>
              </table:table-cell>
              <table:table-cell office:value-type="float" office:value="50235400">
                <text:p>50235400</text:p>
              </table:table-cell>
              <table:table-cell office:value-type="float" office:value="50244800">
                <text:p>50244800</text:p>
              </table:table-cell>
              <table:table-cell office:value-type="float" office:value="50333300">
                <text:p>50333300</text:p>
              </table:table-cell>
              <table:table-cell office:value-type="float" office:value="50274600">
                <text:p>50274600</text:p>
              </table:table-cell>
              <table:table-cell office:value-type="float" office:value="50228300">
                <text:p>50228300</text:p>
              </table:table-cell>
              <table:table-cell office:value-type="float" office:value="50276800">
                <text:p>50276800</text:p>
              </table:table-cell>
              <table:table-cell office:value-type="float" office:value="50285200">
                <text:p>50285200</text:p>
              </table:table-cell>
              <table:table-cell office:value-type="float" office:value="50249100">
                <text:p>50249100</text:p>
              </table:table-cell>
              <table:table-cell office:value-type="float" office:value="50169100">
                <text:p>50169100</text:p>
              </table:table-cell>
              <table:table-cell office:value-type="float" office:value="50245000">
                <text:p>50245000</text:p>
              </table:table-cell>
              <table:table-cell office:value-type="float" office:value="50239300">
                <text:p>50239300</text:p>
              </table:table-cell>
              <table:table-cell office:value-type="float" office:value="50290400">
                <text:p>50290400</text:p>
              </table:table-cell>
              <table:table-cell office:value-type="float" office:value="50161400">
                <text:p>50161400</text:p>
              </table:table-cell>
              <table:table-cell office:value-type="float" office:value="50232800">
                <text:p>50232800</text:p>
              </table:table-cell>
              <table:table-cell office:value-type="float" office:value="50320100">
                <text:p>50320100</text:p>
              </table:table-cell>
              <table:table-cell office:value-type="float" office:value="50265300">
                <text:p>50265300</text:p>
              </table:table-cell>
              <table:table-cell office:value-type="float" office:value="50264000">
                <text:p>50264000</text:p>
              </table:table-cell>
              <table:table-cell office:value-type="float" office:value="50322200">
                <text:p>50322200</text:p>
              </table:table-cell>
              <table:table-cell office:value-type="float" office:value="50281000">
                <text:p>50281000</text:p>
              </table:table-cell>
              <table:table-cell office:value-type="float" office:value="50281000">
                <text:p>50281000</text:p>
              </table:table-cell>
              <table:table-cell office:value-type="float" office:value="50258000">
                <text:p>50258000</text:p>
              </table:table-cell>
              <table:table-cell office:value-type="float" office:value="50227600">
                <text:p>50227600</text:p>
              </table:table-cell>
              <table:table-cell office:value-type="float" office:value="50258000">
                <text:p>50258000</text:p>
              </table:table-cell>
              <table:table-cell office:value-type="float" office:value="50277900">
                <text:p>50277900</text:p>
              </table:table-cell>
              <table:table-cell office:value-type="float" office:value="50201500">
                <text:p>50201500</text:p>
              </table:table-cell>
              <table:table-cell office:value-type="float" office:value="50240900">
                <text:p>50240900</text:p>
              </table:table-cell>
              <table:table-cell office:value-type="float" office:value="50296600">
                <text:p>50296600</text:p>
              </table:table-cell>
              <table:table-cell office:value-type="float" office:value="50313400">
                <text:p>50313400</text:p>
              </table:table-cell>
              <table:table-cell office:value-type="float" office:value="50258600">
                <text:p>50258600</text:p>
              </table:table-cell>
              <table:table-cell office:value-type="float" office:value="50276700">
                <text:p>50276700</text:p>
              </table:table-cell>
              <table:table-cell office:value-type="float" office:value="50218300">
                <text:p>50218300</text:p>
              </table:table-cell>
              <table:table-cell office:value-type="float" office:value="50213800">
                <text:p>50213800</text:p>
              </table:table-cell>
              <table:table-cell office:value-type="float" office:value="50276500">
                <text:p>50276500</text:p>
              </table:table-cell>
              <table:table-cell office:value-type="float" office:value="50280200">
                <text:p>50280200</text:p>
              </table:table-cell>
              <table:table-cell office:value-type="float" office:value="50255300">
                <text:p>50255300</text:p>
              </table:table-cell>
              <table:table-cell office:value-type="float" office:value="50270300">
                <text:p>50270300</text:p>
              </table:table-cell>
              <table:table-cell office:value-type="float" office:value="50309700">
                <text:p>50309700</text:p>
              </table:table-cell>
              <table:table-cell office:value-type="float" office:value="50231100">
                <text:p>50231100</text:p>
              </table:table-cell>
              <table:table-cell office:value-type="float" office:value="50295400">
                <text:p>50295400</text:p>
              </table:table-cell>
              <table:table-cell office:value-type="float" office:value="50307300">
                <text:p>50307300</text:p>
              </table:table-cell>
              <table:table-cell office:value-type="float" office:value="50203400">
                <text:p>50203400</text:p>
              </table:table-cell>
              <table:table-cell office:value-type="float" office:value="50248700">
                <text:p>50248700</text:p>
              </table:table-cell>
              <table:table-cell office:value-type="float" office:value="50240500">
                <text:p>50240500</text:p>
              </table:table-cell>
              <table:table-cell office:value-type="float" office:value="50201900">
                <text:p>50201900</text:p>
              </table:table-cell>
              <table:table-cell office:value-type="float" office:value="50237800">
                <text:p>50237800</text:p>
              </table:table-cell>
              <table:table-cell office:value-type="float" office:value="50255200">
                <text:p>50255200</text:p>
              </table:table-cell>
              <table:table-cell office:value-type="float" office:value="50288300">
                <text:p>50288300</text:p>
              </table:table-cell>
              <table:table-cell office:value-type="float" office:value="50261500">
                <text:p>50261500</text:p>
              </table:table-cell>
              <table:table-cell office:value-type="float" office:value="50329400">
                <text:p>50329400</text:p>
              </table:table-cell>
              <table:table-cell office:value-type="float" office:value="50265400">
                <text:p>50265400</text:p>
              </table:table-cell>
              <table:table-cell office:value-type="float" office:value="50215200">
                <text:p>50215200</text:p>
              </table:table-cell>
              <table:table-cell office:value-type="float" office:value="50207300">
                <text:p>50207300</text:p>
              </table:table-cell>
              <table:table-cell office:value-type="float" office:value="50211700">
                <text:p>50211700</text:p>
              </table:table-cell>
              <table:table-cell office:value-type="float" office:value="50276000">
                <text:p>50276000</text:p>
              </table:table-cell>
              <table:table-cell office:value-type="float" office:value="50278800">
                <text:p>50278800</text:p>
              </table:table-cell>
              <table:table-cell office:value-type="float" office:value="50186700">
                <text:p>50186700</text:p>
              </table:table-cell>
              <table:table-cell office:value-type="float" office:value="50214200">
                <text:p>50214200</text:p>
              </table:table-cell>
              <table:table-cell office:value-type="float" office:value="50255300">
                <text:p>50255300</text:p>
              </table:table-cell>
              <table:table-cell office:value-type="float" office:value="50227700">
                <text:p>50227700</text:p>
              </table:table-cell>
              <table:table-cell office:value-type="float" office:value="50315600">
                <text:p>50315600</text:p>
              </table:table-cell>
              <table:table-cell office:value-type="float" office:value="50205600">
                <text:p>50205600</text:p>
              </table:table-cell>
              <table:table-cell office:value-type="float" office:value="50294800">
                <text:p>50294800</text:p>
              </table:table-cell>
              <table:table-cell office:value-type="float" office:value="50276600">
                <text:p>50276600</text:p>
              </table:table-cell>
              <table:table-cell office:value-type="float" office:value="50185000">
                <text:p>50185000</text:p>
              </table:table-cell>
              <table:table-cell office:value-type="float" office:value="50251900">
                <text:p>50251900</text:p>
              </table:table-cell>
              <table:table-cell office:value-type="float" office:value="50330900">
                <text:p>50330900</text:p>
              </table:table-cell>
              <table:table-cell office:value-type="float" office:value="50280900">
                <text:p>50280900</text:p>
              </table:table-cell>
              <table:table-cell office:value-type="float" office:value="50265400">
                <text:p>50265400</text:p>
              </table:table-cell>
              <table:table-cell office:value-type="float" office:value="50328200">
                <text:p>50328200</text:p>
              </table:table-cell>
              <table:table-cell office:value-type="float" office:value="50245800">
                <text:p>50245800</text:p>
              </table:table-cell>
              <table:table-cell office:value-type="float" office:value="50325000">
                <text:p>50325000</text:p>
              </table:table-cell>
              <table:table-cell office:value-type="float" office:value="50319000">
                <text:p>50319000</text:p>
              </table:table-cell>
              <table:table-cell office:value-type="float" office:value="50270900">
                <text:p>50270900</text:p>
              </table:table-cell>
              <table:table-cell office:value-type="float" office:value="50206500">
                <text:p>50206500</text:p>
              </table:table-cell>
              <table:table-cell office:value-type="float" office:value="50283600">
                <text:p>50283600</text:p>
              </table:table-cell>
              <table:table-cell office:value-type="float" office:value="50317000">
                <text:p>50317000</text:p>
              </table:table-cell>
              <table:table-cell office:value-type="float" office:value="50218000">
                <text:p>50218000</text:p>
              </table:table-cell>
              <table:table-cell office:value-type="float" office:value="50277800">
                <text:p>50277800</text:p>
              </table:table-cell>
              <table:table-cell office:value-type="float" office:value="50269200">
                <text:p>50269200</text:p>
              </table:table-cell>
              <table:table-cell office:value-type="float" office:value="50263700">
                <text:p>50263700</text:p>
              </table:table-cell>
              <table:table-cell office:value-type="float" office:value="50267400">
                <text:p>50267400</text:p>
              </table:table-cell>
              <table:table-cell office:value-type="float" office:value="50244000">
                <text:p>50244000</text:p>
              </table:table-cell>
              <table:table-cell office:value-type="float" office:value="50195000">
                <text:p>50195000</text:p>
              </table:table-cell>
              <table:table-cell office:value-type="float" office:value="50249500">
                <text:p>50249500</text:p>
              </table:table-cell>
              <table:table-cell office:value-type="float" office:value="50269800">
                <text:p>50269800</text:p>
              </table:table-cell>
              <table:table-cell office:value-type="float" office:value="50270200">
                <text:p>50270200</text:p>
              </table:table-cell>
              <table:table-cell office:value-type="float" office:value="50264600">
                <text:p>50264600</text:p>
              </table:table-cell>
              <table:table-cell office:value-type="float" office:value="50264000">
                <text:p>50264000</text:p>
              </table:table-cell>
              <table:table-cell office:value-type="float" office:value="50258200">
                <text:p>50258200</text:p>
              </table:table-cell>
              <table:table-cell office:value-type="float" office:value="50202600">
                <text:p>50202600</text:p>
              </table:table-cell>
              <table:table-cell office:value-type="float" office:value="50268700">
                <text:p>50268700</text:p>
              </table:table-cell>
              <table:table-cell office:value-type="float" office:value="50297200">
                <text:p>50297200</text:p>
              </table:table-cell>
              <table:table-cell office:value-type="float" office:value="50285800">
                <text:p>50285800</text:p>
              </table:table-cell>
              <table:table-cell office:value-type="float" office:value="50264200">
                <text:p>50264200</text:p>
              </table:table-cell>
              <table:table-cell office:value-type="float" office:value="50290500">
                <text:p>50290500</text:p>
              </table:table-cell>
              <table:table-cell office:value-type="float" office:value="50286700">
                <text:p>50286700</text:p>
              </table:table-cell>
              <table:table-cell office:value-type="float" office:value="50316200">
                <text:p>50316200</text:p>
              </table:table-cell>
              <table:table-cell office:value-type="float" office:value="50197200">
                <text:p>50197200</text:p>
              </table:table-cell>
              <table:table-cell office:value-type="float" office:value="50316400">
                <text:p>50316400</text:p>
              </table:table-cell>
              <table:table-cell office:value-type="float" office:value="50265900">
                <text:p>50265900</text:p>
              </table:table-cell>
              <table:table-cell office:value-type="float" office:value="50231100">
                <text:p>50231100</text:p>
              </table:table-cell>
              <table:table-cell office:value-type="float" office:value="50265500">
                <text:p>50265500</text:p>
              </table:table-cell>
              <table:table-cell office:value-type="float" office:value="50246000">
                <text:p>50246000</text:p>
              </table:table-cell>
              <table:table-cell office:value-type="float" office:value="50235800">
                <text:p>50235800</text:p>
              </table:table-cell>
              <table:table-cell office:value-type="float" office:value="50350300">
                <text:p>50350300</text:p>
              </table:table-cell>
              <table:table-cell office:value-type="float" office:value="50279600">
                <text:p>50279600</text:p>
              </table:table-cell>
              <table:table-cell office:value-type="float" office:value="50235300">
                <text:p>50235300</text:p>
              </table:table-cell>
              <table:table-cell office:value-type="float" office:value="50235600">
                <text:p>50235600</text:p>
              </table:table-cell>
              <table:table-cell office:value-type="float" office:value="50219100">
                <text:p>50219100</text:p>
              </table:table-cell>
              <table:table-cell office:value-type="float" office:value="50226200">
                <text:p>50226200</text:p>
              </table:table-cell>
              <table:table-cell office:value-type="float" office:value="50259000">
                <text:p>50259000</text:p>
              </table:table-cell>
              <table:table-cell office:value-type="float" office:value="50245200">
                <text:p>50245200</text:p>
              </table:table-cell>
              <table:table-cell office:value-type="float" office:value="50261800">
                <text:p>50261800</text:p>
              </table:table-cell>
              <table:table-cell office:value-type="float" office:value="50295800">
                <text:p>50295800</text:p>
              </table:table-cell>
              <table:table-cell office:value-type="float" office:value="50257700">
                <text:p>50257700</text:p>
              </table:table-cell>
              <table:table-cell office:value-type="float" office:value="50251300">
                <text:p>50251300</text:p>
              </table:table-cell>
              <table:table-cell office:value-type="float" office:value="50280400">
                <text:p>50280400</text:p>
              </table:table-cell>
              <table:table-cell office:value-type="float" office:value="50286500">
                <text:p>50286500</text:p>
              </table:table-cell>
              <table:table-cell office:value-type="float" office:value="50273800">
                <text:p>50273800</text:p>
              </table:table-cell>
              <table:table-cell office:value-type="float" office:value="50212600">
                <text:p>50212600</text:p>
              </table:table-cell>
              <table:table-cell office:value-type="float" office:value="50275000">
                <text:p>50275000</text:p>
              </table:table-cell>
              <table:table-cell office:value-type="float" office:value="50245300">
                <text:p>50245300</text:p>
              </table:table-cell>
              <table:table-cell office:value-type="float" office:value="50191000">
                <text:p>50191000</text:p>
              </table:table-cell>
              <table:table-cell office:value-type="float" office:value="50230600">
                <text:p>50230600</text:p>
              </table:table-cell>
              <table:table-cell office:value-type="float" office:value="50236200">
                <text:p>50236200</text:p>
              </table:table-cell>
              <table:table-cell office:value-type="float" office:value="50293500">
                <text:p>50293500</text:p>
              </table:table-cell>
              <table:table-cell office:value-type="float" office:value="50296700">
                <text:p>50296700</text:p>
              </table:table-cell>
              <table:table-cell office:value-type="float" office:value="50280600">
                <text:p>50280600</text:p>
              </table:table-cell>
              <table:table-cell office:value-type="float" office:value="50234200">
                <text:p>50234200</text:p>
              </table:table-cell>
              <table:table-cell office:value-type="float" office:value="50248200">
                <text:p>50248200</text:p>
              </table:table-cell>
              <table:table-cell office:value-type="float" office:value="50225600">
                <text:p>50225600</text:p>
              </table:table-cell>
              <table:table-cell office:value-type="float" office:value="50274200">
                <text:p>50274200</text:p>
              </table:table-cell>
              <table:table-cell office:value-type="float" office:value="50256800">
                <text:p>50256800</text:p>
              </table:table-cell>
              <table:table-cell office:value-type="float" office:value="50275200">
                <text:p>50275200</text:p>
              </table:table-cell>
              <table:table-cell office:value-type="float" office:value="50317000">
                <text:p>50317000</text:p>
              </table:table-cell>
              <table:table-cell office:value-type="float" office:value="50267700">
                <text:p>50267700</text:p>
              </table:table-cell>
              <table:table-cell office:value-type="float" office:value="50275400">
                <text:p>50275400</text:p>
              </table:table-cell>
              <table:table-cell office:value-type="float" office:value="50260100">
                <text:p>50260100</text:p>
              </table:table-cell>
              <table:table-cell office:value-type="float" office:value="50213700">
                <text:p>50213700</text:p>
              </table:table-cell>
              <table:table-cell office:value-type="float" office:value="50226300">
                <text:p>50226300</text:p>
              </table:table-cell>
              <table:table-cell office:value-type="float" office:value="50300200">
                <text:p>50300200</text:p>
              </table:table-cell>
              <table:table-cell office:value-type="float" office:value="50281700">
                <text:p>50281700</text:p>
              </table:table-cell>
              <table:table-cell office:value-type="float" office:value="50291500">
                <text:p>50291500</text:p>
              </table:table-cell>
              <table:table-cell office:value-type="float" office:value="50231200">
                <text:p>50231200</text:p>
              </table:table-cell>
              <table:table-cell office:value-type="float" office:value="50234700">
                <text:p>50234700</text:p>
              </table:table-cell>
              <table:table-cell office:value-type="float" office:value="50359100">
                <text:p>50359100</text:p>
              </table:table-cell>
              <table:table-cell office:value-type="float" office:value="50242500">
                <text:p>50242500</text:p>
              </table:table-cell>
              <table:table-cell office:value-type="float" office:value="50219600">
                <text:p>50219600</text:p>
              </table:table-cell>
              <table:table-cell office:value-type="float" office:value="50184700">
                <text:p>50184700</text:p>
              </table:table-cell>
              <table:table-cell office:value-type="float" office:value="50223700">
                <text:p>50223700</text:p>
              </table:table-cell>
              <table:table-cell office:value-type="float" office:value="50270900">
                <text:p>50270900</text:p>
              </table:table-cell>
              <table:table-cell office:value-type="float" office:value="50301700">
                <text:p>50301700</text:p>
              </table:table-cell>
              <table:table-cell office:value-type="float" office:value="50247200">
                <text:p>50247200</text:p>
              </table:table-cell>
              <table:table-cell office:value-type="float" office:value="50279200">
                <text:p>50279200</text:p>
              </table:table-cell>
              <table:table-cell office:value-type="float" office:value="50193000">
                <text:p>50193000</text:p>
              </table:table-cell>
              <table:table-cell office:value-type="float" office:value="50250900">
                <text:p>50250900</text:p>
              </table:table-cell>
              <table:table-cell office:value-type="float" office:value="50298300">
                <text:p>50298300</text:p>
              </table:table-cell>
              <table:table-cell office:value-type="float" office:value="50209100">
                <text:p>50209100</text:p>
              </table:table-cell>
              <table:table-cell office:value-type="float" office:value="50255800">
                <text:p>50255800</text:p>
              </table:table-cell>
              <table:table-cell office:value-type="float" office:value="50174300">
                <text:p>50174300</text:p>
              </table:table-cell>
              <table:table-cell office:value-type="float" office:value="50308100">
                <text:p>50308100</text:p>
              </table:table-cell>
              <table:table-cell office:value-type="float" office:value="50269300">
                <text:p>50269300</text:p>
              </table:table-cell>
              <table:table-cell office:value-type="float" office:value="50256000">
                <text:p>50256000</text:p>
              </table:table-cell>
              <table:table-cell office:value-type="float" office:value="50278100">
                <text:p>50278100</text:p>
              </table:table-cell>
              <table:table-cell office:value-type="float" office:value="50258100">
                <text:p>50258100</text:p>
              </table:table-cell>
              <table:table-cell office:value-type="float" office:value="50262100">
                <text:p>50262100</text:p>
              </table:table-cell>
              <table:table-cell office:value-type="float" office:value="50291500">
                <text:p>50291500</text:p>
              </table:table-cell>
              <table:table-cell office:value-type="float" office:value="50293700">
                <text:p>50293700</text:p>
              </table:table-cell>
              <table:table-cell office:value-type="float" office:value="50339000">
                <text:p>50339000</text:p>
              </table:table-cell>
              <table:table-cell office:value-type="float" office:value="50231400">
                <text:p>50231400</text:p>
              </table:table-cell>
              <table:table-cell office:value-type="float" office:value="50223600">
                <text:p>50223600</text:p>
              </table:table-cell>
              <table:table-cell office:value-type="float" office:value="50293200">
                <text:p>50293200</text:p>
              </table:table-cell>
              <table:table-cell office:value-type="float" office:value="50273000">
                <text:p>50273000</text:p>
              </table:table-cell>
              <table:table-cell office:value-type="float" office:value="50215400">
                <text:p>50215400</text:p>
              </table:table-cell>
              <table:table-cell office:value-type="float" office:value="50314300">
                <text:p>50314300</text:p>
              </table:table-cell>
              <table:table-cell office:value-type="float" office:value="50258000">
                <text:p>50258000</text:p>
              </table:table-cell>
              <table:table-cell office:value-type="float" office:value="50298900">
                <text:p>50298900</text:p>
              </table:table-cell>
              <table:table-cell office:value-type="float" office:value="50347700">
                <text:p>50347700</text:p>
              </table:table-cell>
              <table:table-cell office:value-type="float" office:value="50251700">
                <text:p>50251700</text:p>
              </table:table-cell>
              <table:table-cell office:value-type="float" office:value="50209700">
                <text:p>50209700</text:p>
              </table:table-cell>
              <table:table-cell office:value-type="float" office:value="50273200">
                <text:p>50273200</text:p>
              </table:table-cell>
              <table:table-cell office:value-type="float" office:value="50258300">
                <text:p>50258300</text:p>
              </table:table-cell>
              <table:table-cell office:value-type="float" office:value="50293800">
                <text:p>50293800</text:p>
              </table:table-cell>
              <table:table-cell office:value-type="float" office:value="50272300">
                <text:p>50272300</text:p>
              </table:table-cell>
              <table:table-cell office:value-type="float" office:value="50242600">
                <text:p>50242600</text:p>
              </table:table-cell>
              <table:table-cell office:value-type="float" office:value="50291400">
                <text:p>50291400</text:p>
              </table:table-cell>
              <table:table-cell office:value-type="float" office:value="50274500">
                <text:p>50274500</text:p>
              </table:table-cell>
              <table:table-cell office:value-type="float" office:value="50272400">
                <text:p>50272400</text:p>
              </table:table-cell>
              <table:table-cell office:value-type="float" office:value="50312600">
                <text:p>50312600</text:p>
              </table:table-cell>
              <table:table-cell office:value-type="float" office:value="50246600">
                <text:p>50246600</text:p>
              </table:table-cell>
              <table:table-cell office:value-type="float" office:value="50260500">
                <text:p>50260500</text:p>
              </table:table-cell>
              <table:table-cell office:value-type="float" office:value="50323600">
                <text:p>50323600</text:p>
              </table:table-cell>
              <table:table-cell office:value-type="float" office:value="50260600">
                <text:p>50260600</text:p>
              </table:table-cell>
              <table:table-cell office:value-type="float" office:value="50324800">
                <text:p>50324800</text:p>
              </table:table-cell>
              <table:table-cell office:value-type="float" office:value="50202800">
                <text:p>50202800</text:p>
              </table:table-cell>
              <table:table-cell office:value-type="float" office:value="50198200">
                <text:p>50198200</text:p>
              </table:table-cell>
              <table:table-cell office:value-type="float" office:value="50227500">
                <text:p>50227500</text:p>
              </table:table-cell>
              <table:table-cell office:value-type="float" office:value="50321000">
                <text:p>50321000</text:p>
              </table:table-cell>
              <table:table-cell office:value-type="float" office:value="50281900">
                <text:p>50281900</text:p>
              </table:table-cell>
              <table:table-cell office:value-type="float" office:value="50252900">
                <text:p>50252900</text:p>
              </table:table-cell>
              <table:table-cell office:value-type="float" office:value="50248400">
                <text:p>50248400</text:p>
              </table:table-cell>
              <table:table-cell office:value-type="float" office:value="50356800">
                <text:p>50356800</text:p>
              </table:table-cell>
              <table:table-cell office:value-type="float" office:value="50231100">
                <text:p>50231100</text:p>
              </table:table-cell>
              <table:table-cell office:value-type="float" office:value="50175000">
                <text:p>50175000</text:p>
              </table:table-cell>
              <table:table-cell office:value-type="float" office:value="50306300">
                <text:p>50306300</text:p>
              </table:table-cell>
              <table:table-cell office:value-type="float" office:value="50242900">
                <text:p>50242900</text:p>
              </table:table-cell>
              <table:table-cell office:value-type="float" office:value="50253400">
                <text:p>50253400</text:p>
              </table:table-cell>
              <table:table-cell office:value-type="float" office:value="50303900">
                <text:p>50303900</text:p>
              </table:table-cell>
              <table:table-cell office:value-type="float" office:value="50306800">
                <text:p>50306800</text:p>
              </table:table-cell>
              <table:table-cell office:value-type="float" office:value="50244300">
                <text:p>50244300</text:p>
              </table:table-cell>
              <table:table-cell office:value-type="float" office:value="50259400">
                <text:p>50259400</text:p>
              </table:table-cell>
              <table:table-cell office:value-type="float" office:value="50146600">
                <text:p>50146600</text:p>
              </table:table-cell>
              <table:table-cell office:value-type="float" office:value="50235600">
                <text:p>50235600</text:p>
              </table:table-cell>
              <table:table-cell office:value-type="float" office:value="50281000">
                <text:p>50281000</text:p>
              </table:table-cell>
              <table:table-cell office:value-type="float" office:value="50309800">
                <text:p>50309800</text:p>
              </table:table-cell>
              <table:table-cell office:value-type="float" office:value="50248700">
                <text:p>50248700</text:p>
              </table:table-cell>
              <table:table-cell office:value-type="float" office:value="50264400">
                <text:p>50264400</text:p>
              </table:table-cell>
              <table:table-cell office:value-type="float" office:value="50229400">
                <text:p>50229400</text:p>
              </table:table-cell>
              <table:table-cell office:value-type="float" office:value="50157000">
                <text:p>50157000</text:p>
              </table:table-cell>
              <table:table-cell office:value-type="float" office:value="50330900">
                <text:p>50330900</text:p>
              </table:table-cell>
              <table:table-cell office:value-type="float" office:value="50265400">
                <text:p>50265400</text:p>
              </table:table-cell>
              <table:table-cell office:value-type="float" office:value="50196100">
                <text:p>50196100</text:p>
              </table:table-cell>
              <table:table-cell office:value-type="float" office:value="50248000">
                <text:p>50248000</text:p>
              </table:table-cell>
              <table:table-cell office:value-type="float" office:value="50245800">
                <text:p>50245800</text:p>
              </table:table-cell>
              <table:table-cell office:value-type="float" office:value="50184800">
                <text:p>50184800</text:p>
              </table:table-cell>
              <table:table-cell office:value-type="float" office:value="50324500">
                <text:p>50324500</text:p>
              </table:table-cell>
              <table:table-cell office:value-type="float" office:value="50314700">
                <text:p>50314700</text:p>
              </table:table-cell>
              <table:table-cell office:value-type="float" office:value="50219600">
                <text:p>50219600</text:p>
              </table:table-cell>
              <table:table-cell office:value-type="float" office:value="50285100">
                <text:p>50285100</text:p>
              </table:table-cell>
              <table:table-cell office:value-type="float" office:value="50312100">
                <text:p>50312100</text:p>
              </table:table-cell>
              <table:table-cell office:value-type="float" office:value="50316800">
                <text:p>50316800</text:p>
              </table:table-cell>
              <table:table-cell office:value-type="float" office:value="50327500">
                <text:p>50327500</text:p>
              </table:table-cell>
              <table:table-cell office:value-type="float" office:value="50275900">
                <text:p>50275900</text:p>
              </table:table-cell>
              <table:table-cell office:value-type="float" office:value="50251700">
                <text:p>50251700</text:p>
              </table:table-cell>
              <table:table-cell office:value-type="float" office:value="50301100">
                <text:p>50301100</text:p>
              </table:table-cell>
              <table:table-cell office:value-type="float" office:value="50280400">
                <text:p>50280400</text:p>
              </table:table-cell>
              <table:table-cell office:value-type="float" office:value="50244400">
                <text:p>50244400</text:p>
              </table:table-cell>
              <table:table-cell office:value-type="float" office:value="50322200">
                <text:p>50322200</text:p>
              </table:table-cell>
              <table:table-cell office:value-type="float" office:value="50189100">
                <text:p>50189100</text:p>
              </table:table-cell>
              <table:table-cell office:value-type="float" office:value="50178100">
                <text:p>50178100</text:p>
              </table:table-cell>
              <table:table-cell office:value-type="float" office:value="50324700">
                <text:p>50324700</text:p>
              </table:table-cell>
              <table:table-cell office:value-type="float" office:value="50335300">
                <text:p>50335300</text:p>
              </table:table-cell>
              <table:table-cell office:value-type="float" office:value="50286400">
                <text:p>50286400</text:p>
              </table:table-cell>
              <table:table-cell office:value-type="float" office:value="50283100">
                <text:p>50283100</text:p>
              </table:table-cell>
              <table:table-cell office:value-type="float" office:value="50298700">
                <text:p>50298700</text:p>
              </table:table-cell>
              <table:table-cell office:value-type="float" office:value="50278400">
                <text:p>50278400</text:p>
              </table:table-cell>
              <table:table-cell office:value-type="float" office:value="50343900">
                <text:p>50343900</text:p>
              </table:table-cell>
              <table:table-cell office:value-type="float" office:value="50223300">
                <text:p>50223300</text:p>
              </table:table-cell>
              <table:table-cell office:value-type="float" office:value="50286100">
                <text:p>50286100</text:p>
              </table:table-cell>
              <table:table-cell office:value-type="float" office:value="50216900">
                <text:p>50216900</text:p>
              </table:table-cell>
              <table:table-cell office:value-type="float" office:value="50216100">
                <text:p>50216100</text:p>
              </table:table-cell>
              <table:table-cell office:value-type="float" office:value="50299600">
                <text:p>50299600</text:p>
              </table:table-cell>
              <table:table-cell office:value-type="float" office:value="50219400">
                <text:p>50219400</text:p>
              </table:table-cell>
              <table:table-cell office:value-type="float" office:value="50298600">
                <text:p>50298600</text:p>
              </table:table-cell>
              <table:table-cell office:value-type="float" office:value="50300000">
                <text:p>50300000</text:p>
              </table:table-cell>
              <table:table-cell office:value-type="float" office:value="50289200">
                <text:p>50289200</text:p>
              </table:table-cell>
              <table:table-cell office:value-type="float" office:value="50264000">
                <text:p>50264000</text:p>
              </table:table-cell>
              <table:table-cell office:value-type="float" office:value="50251500">
                <text:p>50251500</text:p>
              </table:table-cell>
              <table:table-cell office:value-type="float" office:value="50262900">
                <text:p>50262900</text:p>
              </table:table-cell>
              <table:table-cell office:value-type="float" office:value="50267700">
                <text:p>50267700</text:p>
              </table:table-cell>
              <table:table-cell office:value-type="float" office:value="50193100">
                <text:p>50193100</text:p>
              </table:table-cell>
              <table:table-cell office:value-type="float" office:value="50171000">
                <text:p>50171000</text:p>
              </table:table-cell>
              <table:table-cell office:value-type="float" office:value="50248100">
                <text:p>50248100</text:p>
              </table:table-cell>
              <table:table-cell office:value-type="float" office:value="50283800">
                <text:p>50283800</text:p>
              </table:table-cell>
              <table:table-cell office:value-type="float" office:value="50294000">
                <text:p>50294000</text:p>
              </table:table-cell>
              <table:table-cell office:value-type="float" office:value="50299000">
                <text:p>50299000</text:p>
              </table:table-cell>
              <table:table-cell office:value-type="float" office:value="50276500">
                <text:p>50276500</text:p>
              </table:table-cell>
              <table:table-cell office:value-type="float" office:value="50350100">
                <text:p>50350100</text:p>
              </table:table-cell>
              <table:table-cell office:value-type="float" office:value="50282000">
                <text:p>50282000</text:p>
              </table:table-cell>
              <table:table-cell office:value-type="float" office:value="50340200">
                <text:p>50340200</text:p>
              </table:table-cell>
              <table:table-cell office:value-type="float" office:value="50254900">
                <text:p>50254900</text:p>
              </table:table-cell>
              <table:table-cell office:value-type="float" office:value="50235700">
                <text:p>50235700</text:p>
              </table:table-cell>
              <table:table-cell office:value-type="float" office:value="50329600">
                <text:p>50329600</text:p>
              </table:table-cell>
              <table:table-cell office:value-type="float" office:value="50196200">
                <text:p>50196200</text:p>
              </table:table-cell>
              <table:table-cell office:value-type="float" office:value="50242200">
                <text:p>50242200</text:p>
              </table:table-cell>
              <table:table-cell office:value-type="float" office:value="50256400">
                <text:p>50256400</text:p>
              </table:table-cell>
              <table:table-cell office:value-type="float" office:value="50273500">
                <text:p>50273500</text:p>
              </table:table-cell>
              <table:table-cell office:value-type="float" office:value="50297300">
                <text:p>50297300</text:p>
              </table:table-cell>
              <table:table-cell office:value-type="float" office:value="50307900">
                <text:p>50307900</text:p>
              </table:table-cell>
              <table:table-cell office:value-type="float" office:value="50250500">
                <text:p>50250500</text:p>
              </table:table-cell>
              <table:table-cell office:value-type="float" office:value="50290500">
                <text:p>50290500</text:p>
              </table:table-cell>
              <table:table-cell office:value-type="float" office:value="50269700">
                <text:p>50269700</text:p>
              </table:table-cell>
              <table:table-cell office:value-type="float" office:value="50211900">
                <text:p>50211900</text:p>
              </table:table-cell>
              <table:table-cell office:value-type="float" office:value="50219000">
                <text:p>50219000</text:p>
              </table:table-cell>
              <table:table-cell office:value-type="float" office:value="50284200">
                <text:p>50284200</text:p>
              </table:table-cell>
              <table:table-cell office:value-type="float" office:value="50322000">
                <text:p>50322000</text:p>
              </table:table-cell>
              <table:table-cell office:value-type="float" office:value="50285500">
                <text:p>50285500</text:p>
              </table:table-cell>
              <table:table-cell office:value-type="float" office:value="50306200">
                <text:p>50306200</text:p>
              </table:table-cell>
              <table:table-cell office:value-type="float" office:value="50288700">
                <text:p>50288700</text:p>
              </table:table-cell>
              <table:table-cell office:value-type="float" office:value="50284500">
                <text:p>50284500</text:p>
              </table:table-cell>
              <table:table-cell office:value-type="float" office:value="50295800">
                <text:p>50295800</text:p>
              </table:table-cell>
              <table:table-cell office:value-type="float" office:value="50244200">
                <text:p>50244200</text:p>
              </table:table-cell>
              <table:table-cell office:value-type="float" office:value="50230400">
                <text:p>50230400</text:p>
              </table:table-cell>
              <table:table-cell office:value-type="float" office:value="50261400">
                <text:p>50261400</text:p>
              </table:table-cell>
              <table:table-cell office:value-type="float" office:value="50275000">
                <text:p>50275000</text:p>
              </table:table-cell>
              <table:table-cell office:value-type="float" office:value="50215700">
                <text:p>50215700</text:p>
              </table:table-cell>
              <table:table-cell office:value-type="float" office:value="50257000">
                <text:p>50257000</text:p>
              </table:table-cell>
              <table:table-cell office:value-type="float" office:value="50309600">
                <text:p>50309600</text:p>
              </table:table-cell>
              <table:table-cell office:value-type="float" office:value="50146200">
                <text:p>50146200</text:p>
              </table:table-cell>
              <table:table-cell office:value-type="float" office:value="50235400">
                <text:p>50235400</text:p>
              </table:table-cell>
              <table:table-cell office:value-type="float" office:value="50324600">
                <text:p>50324600</text:p>
              </table:table-cell>
              <table:table-cell office:value-type="float" office:value="50344200">
                <text:p>50344200</text:p>
              </table:table-cell>
              <table:table-cell office:value-type="float" office:value="50226500">
                <text:p>50226500</text:p>
              </table:table-cell>
              <table:table-cell office:value-type="float" office:value="50210900">
                <text:p>50210900</text:p>
              </table:table-cell>
              <table:table-cell office:value-type="float" office:value="50197000">
                <text:p>50197000</text:p>
              </table:table-cell>
              <table:table-cell office:value-type="float" office:value="50210500">
                <text:p>50210500</text:p>
              </table:table-cell>
              <table:table-cell office:value-type="float" office:value="50241300">
                <text:p>50241300</text:p>
              </table:table-cell>
              <table:table-cell office:value-type="float" office:value="50315200">
                <text:p>50315200</text:p>
              </table:table-cell>
              <table:table-cell office:value-type="float" office:value="50295500">
                <text:p>50295500</text:p>
              </table:table-cell>
              <table:table-cell office:value-type="float" office:value="50272400">
                <text:p>50272400</text:p>
              </table:table-cell>
              <table:table-cell office:value-type="float" office:value="50226800">
                <text:p>50226800</text:p>
              </table:table-cell>
              <table:table-cell office:value-type="float" office:value="50251600">
                <text:p>50251600</text:p>
              </table:table-cell>
              <table:table-cell office:value-type="float" office:value="50278900">
                <text:p>50278900</text:p>
              </table:table-cell>
              <table:table-cell office:value-type="float" office:value="50207100">
                <text:p>50207100</text:p>
              </table:table-cell>
              <table:table-cell office:value-type="float" office:value="50293200">
                <text:p>50293200</text:p>
              </table:table-cell>
              <table:table-cell office:value-type="float" office:value="50306900">
                <text:p>50306900</text:p>
              </table:table-cell>
              <table:table-cell office:value-type="float" office:value="50281400">
                <text:p>50281400</text:p>
              </table:table-cell>
              <table:table-cell office:value-type="float" office:value="50228200">
                <text:p>50228200</text:p>
              </table:table-cell>
              <table:table-cell office:value-type="float" office:value="50198600">
                <text:p>50198600</text:p>
              </table:table-cell>
              <table:table-cell office:value-type="float" office:value="50251400">
                <text:p>50251400</text:p>
              </table:table-cell>
              <table:table-cell office:value-type="float" office:value="50320400">
                <text:p>50320400</text:p>
              </table:table-cell>
              <table:table-cell office:value-type="float" office:value="50266600">
                <text:p>50266600</text:p>
              </table:table-cell>
              <table:table-cell office:value-type="float" office:value="50290100">
                <text:p>50290100</text:p>
              </table:table-cell>
              <table:table-cell office:value-type="float" office:value="50218600">
                <text:p>50218600</text:p>
              </table:table-cell>
              <table:table-cell office:value-type="float" office:value="50288200">
                <text:p>50288200</text:p>
              </table:table-cell>
              <table:table-cell office:value-type="float" office:value="50212000">
                <text:p>50212000</text:p>
              </table:table-cell>
              <table:table-cell office:value-type="float" office:value="50257400">
                <text:p>50257400</text:p>
              </table:table-cell>
              <table:table-cell office:value-type="float" office:value="50307200">
                <text:p>50307200</text:p>
              </table:table-cell>
              <table:table-cell office:value-type="float" office:value="50264000">
                <text:p>50264000</text:p>
              </table:table-cell>
              <table:table-cell office:value-type="float" office:value="50236400">
                <text:p>50236400</text:p>
              </table:table-cell>
              <table:table-cell office:value-type="float" office:value="50231800">
                <text:p>50231800</text:p>
              </table:table-cell>
              <table:table-cell office:value-type="float" office:value="50194000">
                <text:p>50194000</text:p>
              </table:table-cell>
              <table:table-cell office:value-type="float" office:value="50294400">
                <text:p>50294400</text:p>
              </table:table-cell>
              <table:table-cell office:value-type="float" office:value="50301500">
                <text:p>50301500</text:p>
              </table:table-cell>
              <table:table-cell office:value-type="float" office:value="50340700">
                <text:p>50340700</text:p>
              </table:table-cell>
              <table:table-cell office:value-type="float" office:value="50208300">
                <text:p>50208300</text:p>
              </table:table-cell>
              <table:table-cell office:value-type="float" office:value="50233000">
                <text:p>50233000</text:p>
              </table:table-cell>
              <table:table-cell office:value-type="float" office:value="50295700">
                <text:p>50295700</text:p>
              </table:table-cell>
              <table:table-cell office:value-type="float" office:value="50301500">
                <text:p>50301500</text:p>
              </table:table-cell>
              <table:table-cell office:value-type="float" office:value="50303700">
                <text:p>50303700</text:p>
              </table:table-cell>
              <table:table-cell office:value-type="float" office:value="50266700">
                <text:p>50266700</text:p>
              </table:table-cell>
              <table:table-cell office:value-type="float" office:value="50268700">
                <text:p>50268700</text:p>
              </table:table-cell>
              <table:table-cell office:value-type="float" office:value="50245300">
                <text:p>50245300</text:p>
              </table:table-cell>
              <table:table-cell office:value-type="float" office:value="50264100">
                <text:p>50264100</text:p>
              </table:table-cell>
              <table:table-cell office:value-type="float" office:value="50227100">
                <text:p>50227100</text:p>
              </table:table-cell>
              <table:table-cell office:value-type="float" office:value="50288900">
                <text:p>50288900</text:p>
              </table:table-cell>
              <table:table-cell office:value-type="float" office:value="50195800">
                <text:p>50195800</text:p>
              </table:table-cell>
              <table:table-cell office:value-type="float" office:value="50288400">
                <text:p>50288400</text:p>
              </table:table-cell>
              <table:table-cell office:value-type="float" office:value="50197400">
                <text:p>50197400</text:p>
              </table:table-cell>
              <table:table-cell office:value-type="float" office:value="50250000">
                <text:p>50250000</text:p>
              </table:table-cell>
              <table:table-cell office:value-type="float" office:value="50230500">
                <text:p>50230500</text:p>
              </table:table-cell>
              <table:table-cell office:value-type="float" office:value="50217900">
                <text:p>50217900</text:p>
              </table:table-cell>
              <table:table-cell office:value-type="float" office:value="50280300">
                <text:p>50280300</text:p>
              </table:table-cell>
              <table:table-cell office:value-type="float" office:value="50180400">
                <text:p>50180400</text:p>
              </table:table-cell>
              <table:table-cell office:value-type="float" office:value="50265400">
                <text:p>50265400</text:p>
              </table:table-cell>
              <table:table-cell office:value-type="float" office:value="50273300">
                <text:p>50273300</text:p>
              </table:table-cell>
              <table:table-cell office:value-type="float" office:value="50301300">
                <text:p>50301300</text:p>
              </table:table-cell>
              <table:table-cell office:value-type="float" office:value="50264100">
                <text:p>50264100</text:p>
              </table:table-cell>
              <table:table-cell office:value-type="float" office:value="50249600">
                <text:p>50249600</text:p>
              </table:table-cell>
              <table:table-cell office:value-type="float" office:value="50252800">
                <text:p>50252800</text:p>
              </table:table-cell>
              <table:table-cell office:value-type="float" office:value="50220200">
                <text:p>50220200</text:p>
              </table:table-cell>
              <table:table-cell office:value-type="float" office:value="50317600">
                <text:p>50317600</text:p>
              </table:table-cell>
              <table:table-cell office:value-type="float" office:value="50190800">
                <text:p>50190800</text:p>
              </table:table-cell>
              <table:table-cell office:value-type="float" office:value="50263900">
                <text:p>50263900</text:p>
              </table:table-cell>
              <table:table-cell office:value-type="float" office:value="50227400">
                <text:p>50227400</text:p>
              </table:table-cell>
              <table:table-cell office:value-type="float" office:value="50259700">
                <text:p>50259700</text:p>
              </table:table-cell>
              <table:table-cell office:value-type="float" office:value="50294400">
                <text:p>50294400</text:p>
              </table:table-cell>
              <table:table-cell office:value-type="float" office:value="50279400">
                <text:p>50279400</text:p>
              </table:table-cell>
              <table:table-cell office:value-type="float" office:value="50275300">
                <text:p>50275300</text:p>
              </table:table-cell>
              <table:table-cell office:value-type="float" office:value="50271400">
                <text:p>50271400</text:p>
              </table:table-cell>
              <table:table-cell office:value-type="float" office:value="50311600">
                <text:p>50311600</text:p>
              </table:table-cell>
              <table:table-cell office:value-type="float" office:value="50270200">
                <text:p>50270200</text:p>
              </table:table-cell>
              <table:table-cell office:value-type="float" office:value="50236900">
                <text:p>50236900</text:p>
              </table:table-cell>
              <table:table-cell office:value-type="float" office:value="50230400">
                <text:p>50230400</text:p>
              </table:table-cell>
              <table:table-cell office:value-type="float" office:value="50259900">
                <text:p>50259900</text:p>
              </table:table-cell>
              <table:table-cell office:value-type="float" office:value="50343100">
                <text:p>50343100</text:p>
              </table:table-cell>
              <table:table-cell office:value-type="float" office:value="50249800">
                <text:p>50249800</text:p>
              </table:table-cell>
              <table:table-cell office:value-type="float" office:value="50234100">
                <text:p>50234100</text:p>
              </table:table-cell>
              <table:table-cell office:value-type="float" office:value="50271600">
                <text:p>50271600</text:p>
              </table:table-cell>
              <table:table-cell office:value-type="float" office:value="50283500">
                <text:p>50283500</text:p>
              </table:table-cell>
              <table:table-cell office:value-type="float" office:value="50286800">
                <text:p>50286800</text:p>
              </table:table-cell>
              <table:table-cell office:value-type="float" office:value="50208600">
                <text:p>50208600</text:p>
              </table:table-cell>
              <table:table-cell office:value-type="float" office:value="50289600">
                <text:p>50289600</text:p>
              </table:table-cell>
              <table:table-cell office:value-type="float" office:value="50229100">
                <text:p>50229100</text:p>
              </table:table-cell>
              <table:table-cell office:value-type="float" office:value="50310600">
                <text:p>50310600</text:p>
              </table:table-cell>
              <table:table-cell office:value-type="float" office:value="50317100">
                <text:p>50317100</text:p>
              </table:table-cell>
              <table:table-cell office:value-type="float" office:value="50279200">
                <text:p>50279200</text:p>
              </table:table-cell>
              <table:table-cell office:value-type="float" office:value="50260600">
                <text:p>50260600</text:p>
              </table:table-cell>
              <table:table-cell office:value-type="float" office:value="50308600">
                <text:p>50308600</text:p>
              </table:table-cell>
              <table:table-cell office:value-type="float" office:value="50253500">
                <text:p>50253500</text:p>
              </table:table-cell>
              <table:table-cell office:value-type="float" office:value="50186000">
                <text:p>50186000</text:p>
              </table:table-cell>
              <table:table-cell office:value-type="float" office:value="50208400">
                <text:p>50208400</text:p>
              </table:table-cell>
              <table:table-cell office:value-type="float" office:value="50256300">
                <text:p>50256300</text:p>
              </table:table-cell>
              <table:table-cell office:value-type="float" office:value="50224000">
                <text:p>50224000</text:p>
              </table:table-cell>
              <table:table-cell office:value-type="float" office:value="50324600">
                <text:p>50324600</text:p>
              </table:table-cell>
              <table:table-cell office:value-type="float" office:value="50263800">
                <text:p>50263800</text:p>
              </table:table-cell>
              <table:table-cell office:value-type="float" office:value="50311700">
                <text:p>50311700</text:p>
              </table:table-cell>
              <table:table-cell office:value-type="float" office:value="50240700">
                <text:p>50240700</text:p>
              </table:table-cell>
              <table:table-cell office:value-type="float" office:value="50186800">
                <text:p>50186800</text:p>
              </table:table-cell>
              <table:table-cell office:value-type="float" office:value="50212500">
                <text:p>50212500</text:p>
              </table:table-cell>
              <table:table-cell office:value-type="float" office:value="50284800">
                <text:p>50284800</text:p>
              </table:table-cell>
              <table:table-cell office:value-type="float" office:value="50263100">
                <text:p>50263100</text:p>
              </table:table-cell>
              <table:table-cell office:value-type="float" office:value="50261700">
                <text:p>50261700</text:p>
              </table:table-cell>
              <table:table-cell office:value-type="float" office:value="50163200">
                <text:p>50163200</text:p>
              </table:table-cell>
              <table:table-cell office:value-type="float" office:value="50326300">
                <text:p>50326300</text:p>
              </table:table-cell>
              <table:table-cell office:value-type="float" office:value="50246000">
                <text:p>50246000</text:p>
              </table:table-cell>
              <table:table-cell office:value-type="float" office:value="50274400">
                <text:p>50274400</text:p>
              </table:table-cell>
              <table:table-cell office:value-type="float" office:value="50275500">
                <text:p>50275500</text:p>
              </table:table-cell>
              <table:table-cell office:value-type="float" office:value="50313700">
                <text:p>50313700</text:p>
              </table:table-cell>
              <table:table-cell office:value-type="float" office:value="50316500">
                <text:p>50316500</text:p>
              </table:table-cell>
              <table:table-cell office:value-type="float" office:value="50204800">
                <text:p>50204800</text:p>
              </table:table-cell>
              <table:table-cell office:value-type="float" office:value="50297000">
                <text:p>50297000</text:p>
              </table:table-cell>
              <table:table-cell office:value-type="float" office:value="50354200">
                <text:p>50354200</text:p>
              </table:table-cell>
              <table:table-cell office:value-type="float" office:value="50176600">
                <text:p>50176600</text:p>
              </table:table-cell>
              <table:table-cell office:value-type="float" office:value="50283900">
                <text:p>50283900</text:p>
              </table:table-cell>
              <table:table-cell office:value-type="float" office:value="50259400">
                <text:p>50259400</text:p>
              </table:table-cell>
              <table:table-cell office:value-type="float" office:value="50334600">
                <text:p>50334600</text:p>
              </table:table-cell>
              <table:table-cell office:value-type="float" office:value="50291200">
                <text:p>50291200</text:p>
              </table:table-cell>
              <table:table-cell office:value-type="float" office:value="50346800">
                <text:p>50346800</text:p>
              </table:table-cell>
              <table:table-cell office:value-type="float" office:value="50242600">
                <text:p>50242600</text:p>
              </table:table-cell>
              <table:table-cell office:value-type="float" office:value="50240900">
                <text:p>50240900</text:p>
              </table:table-cell>
              <table:table-cell office:value-type="float" office:value="50251100">
                <text:p>50251100</text:p>
              </table:table-cell>
              <table:table-cell office:value-type="float" office:value="50226200">
                <text:p>50226200</text:p>
              </table:table-cell>
              <table:table-cell office:value-type="float" office:value="50294000">
                <text:p>50294000</text:p>
              </table:table-cell>
              <table:table-cell office:value-type="float" office:value="50240100">
                <text:p>50240100</text:p>
              </table:table-cell>
              <table:table-cell office:value-type="float" office:value="50215000">
                <text:p>50215000</text:p>
              </table:table-cell>
              <table:table-cell office:value-type="float" office:value="50236100">
                <text:p>50236100</text:p>
              </table:table-cell>
              <table:table-cell office:value-type="float" office:value="50298400">
                <text:p>50298400</text:p>
              </table:table-cell>
              <table:table-cell office:value-type="float" office:value="50284100">
                <text:p>50284100</text:p>
              </table:table-cell>
              <table:table-cell office:value-type="float" office:value="50306900">
                <text:p>50306900</text:p>
              </table:table-cell>
              <table:table-cell office:value-type="float" office:value="50293900">
                <text:p>50293900</text:p>
              </table:table-cell>
              <table:table-cell office:value-type="float" office:value="50152600">
                <text:p>50152600</text:p>
              </table:table-cell>
              <table:table-cell office:value-type="float" office:value="50285000">
                <text:p>50285000</text:p>
              </table:table-cell>
              <table:table-cell office:value-type="float" office:value="50281300">
                <text:p>50281300</text:p>
              </table:table-cell>
              <table:table-cell office:value-type="float" office:value="50288900">
                <text:p>50288900</text:p>
              </table:table-cell>
              <table:table-cell office:value-type="float" office:value="50363500">
                <text:p>50363500</text:p>
              </table:table-cell>
              <table:table-cell office:value-type="float" office:value="50253400">
                <text:p>50253400</text:p>
              </table:table-cell>
              <table:table-cell office:value-type="float" office:value="50265500">
                <text:p>50265500</text:p>
              </table:table-cell>
              <table:table-cell office:value-type="float" office:value="50238400">
                <text:p>50238400</text:p>
              </table:table-cell>
              <table:table-cell office:value-type="float" office:value="50291300">
                <text:p>50291300</text:p>
              </table:table-cell>
              <table:table-cell office:value-type="float" office:value="50211400">
                <text:p>50211400</text:p>
              </table:table-cell>
              <table:table-cell office:value-type="float" office:value="50267600">
                <text:p>50267600</text:p>
              </table:table-cell>
              <table:table-cell office:value-type="float" office:value="50198900">
                <text:p>50198900</text:p>
              </table:table-cell>
              <table:table-cell office:value-type="float" office:value="50271400">
                <text:p>50271400</text:p>
              </table:table-cell>
              <table:table-cell office:value-type="float" office:value="50307500">
                <text:p>50307500</text:p>
              </table:table-cell>
              <table:table-cell office:value-type="float" office:value="50269600">
                <text:p>50269600</text:p>
              </table:table-cell>
              <table:table-cell office:value-type="float" office:value="50300300">
                <text:p>50300300</text:p>
              </table:table-cell>
              <table:table-cell office:value-type="float" office:value="50325600">
                <text:p>50325600</text:p>
              </table:table-cell>
              <table:table-cell office:value-type="float" office:value="50297100">
                <text:p>50297100</text:p>
              </table:table-cell>
              <table:table-cell office:value-type="float" office:value="50231300">
                <text:p>50231300</text:p>
              </table:table-cell>
              <table:table-cell office:value-type="float" office:value="50266600">
                <text:p>50266600</text:p>
              </table:table-cell>
              <table:table-cell office:value-type="float" office:value="50292300">
                <text:p>50292300</text:p>
              </table:table-cell>
              <table:table-cell office:value-type="float" office:value="50224100">
                <text:p>50224100</text:p>
              </table:table-cell>
              <table:table-cell office:value-type="float" office:value="50315700">
                <text:p>50315700</text:p>
              </table:table-cell>
              <table:table-cell office:value-type="float" office:value="50263500">
                <text:p>50263500</text:p>
              </table:table-cell>
              <table:table-cell office:value-type="float" office:value="50284000">
                <text:p>50284000</text:p>
              </table:table-cell>
              <table:table-cell office:value-type="float" office:value="50298700">
                <text:p>50298700</text:p>
              </table:table-cell>
              <table:table-cell office:value-type="float" office:value="50203700">
                <text:p>50203700</text:p>
              </table:table-cell>
              <table:table-cell office:value-type="float" office:value="50265100">
                <text:p>50265100</text:p>
              </table:table-cell>
              <table:table-cell office:value-type="float" office:value="50224400">
                <text:p>50224400</text:p>
              </table:table-cell>
              <table:table-cell office:value-type="float" office:value="50298300">
                <text:p>50298300</text:p>
              </table:table-cell>
              <table:table-cell office:value-type="float" office:value="50327500">
                <text:p>50327500</text:p>
              </table:table-cell>
              <table:table-cell office:value-type="float" office:value="50341000">
                <text:p>50341000</text:p>
              </table:table-cell>
              <table:table-cell office:value-type="float" office:value="50282000">
                <text:p>50282000</text:p>
              </table:table-cell>
              <table:table-cell office:value-type="float" office:value="50316500">
                <text:p>50316500</text:p>
              </table:table-cell>
              <table:table-cell office:value-type="float" office:value="50270300">
                <text:p>50270300</text:p>
              </table:table-cell>
              <table:table-cell office:value-type="float" office:value="50249300">
                <text:p>50249300</text:p>
              </table:table-cell>
              <table:table-cell office:value-type="float" office:value="50268600">
                <text:p>50268600</text:p>
              </table:table-cell>
              <table:table-cell office:value-type="float" office:value="50266400">
                <text:p>50266400</text:p>
              </table:table-cell>
              <table:table-cell office:value-type="float" office:value="50311200">
                <text:p>50311200</text:p>
              </table:table-cell>
              <table:table-cell office:value-type="float" office:value="50319600">
                <text:p>50319600</text:p>
              </table:table-cell>
              <table:table-cell office:value-type="float" office:value="50231200">
                <text:p>50231200</text:p>
              </table:table-cell>
              <table:table-cell office:value-type="float" office:value="50262600">
                <text:p>50262600</text:p>
              </table:table-cell>
              <table:table-cell office:value-type="float" office:value="50276900">
                <text:p>50276900</text:p>
              </table:table-cell>
              <table:table-cell office:value-type="float" office:value="50317100">
                <text:p>50317100</text:p>
              </table:table-cell>
              <table:table-cell office:value-type="float" office:value="50275600">
                <text:p>50275600</text:p>
              </table:table-cell>
              <table:table-cell office:value-type="float" office:value="50343200">
                <text:p>50343200</text:p>
              </table:table-cell>
              <table:table-cell office:value-type="float" office:value="50313600">
                <text:p>50313600</text:p>
              </table:table-cell>
              <table:table-cell office:value-type="float" office:value="50209200">
                <text:p>50209200</text:p>
              </table:table-cell>
              <table:table-cell office:value-type="float" office:value="50166700">
                <text:p>50166700</text:p>
              </table:table-cell>
              <table:table-cell office:value-type="float" office:value="50232900">
                <text:p>50232900</text:p>
              </table:table-cell>
              <table:table-cell office:value-type="float" office:value="50332300">
                <text:p>50332300</text:p>
              </table:table-cell>
              <table:table-cell office:value-type="float" office:value="50310600">
                <text:p>50310600</text:p>
              </table:table-cell>
              <table:table-cell office:value-type="float" office:value="50301200">
                <text:p>50301200</text:p>
              </table:table-cell>
              <table:table-cell office:value-type="float" office:value="50340900">
                <text:p>50340900</text:p>
              </table:table-cell>
              <table:table-cell office:value-type="float" office:value="50248800">
                <text:p>50248800</text:p>
              </table:table-cell>
              <table:table-cell office:value-type="float" office:value="50189600">
                <text:p>50189600</text:p>
              </table:table-cell>
              <table:table-cell office:value-type="float" office:value="50240200">
                <text:p>50240200</text:p>
              </table:table-cell>
              <table:table-cell office:value-type="float" office:value="50281200">
                <text:p>50281200</text:p>
              </table:table-cell>
              <table:table-cell office:value-type="float" office:value="50323600">
                <text:p>50323600</text:p>
              </table:table-cell>
              <table:table-cell office:value-type="float" office:value="50269700">
                <text:p>50269700</text:p>
              </table:table-cell>
              <table:table-cell office:value-type="float" office:value="50117400">
                <text:p>50117400</text:p>
              </table:table-cell>
              <table:table-cell office:value-type="float" office:value="50327300">
                <text:p>50327300</text:p>
              </table:table-cell>
              <table:table-cell office:value-type="float" office:value="50299600">
                <text:p>50299600</text:p>
              </table:table-cell>
              <table:table-cell office:value-type="float" office:value="50311100">
                <text:p>50311100</text:p>
              </table:table-cell>
              <table:table-cell office:value-type="float" office:value="50267800">
                <text:p>50267800</text:p>
              </table:table-cell>
              <table:table-cell office:value-type="float" office:value="50256000">
                <text:p>50256000</text:p>
              </table:table-cell>
              <table:table-cell office:value-type="float" office:value="50285500">
                <text:p>50285500</text:p>
              </table:table-cell>
              <table:table-cell office:value-type="float" office:value="50323400">
                <text:p>50323400</text:p>
              </table:table-cell>
              <table:table-cell office:value-type="float" office:value="50179100">
                <text:p>50179100</text:p>
              </table:table-cell>
              <table:table-cell office:value-type="float" office:value="50252800">
                <text:p>50252800</text:p>
              </table:table-cell>
              <table:table-cell office:value-type="float" office:value="50332600">
                <text:p>50332600</text:p>
              </table:table-cell>
              <table:table-cell office:value-type="float" office:value="50287200">
                <text:p>50287200</text:p>
              </table:table-cell>
              <table:table-cell office:value-type="float" office:value="50225600">
                <text:p>50225600</text:p>
              </table:table-cell>
              <table:table-cell office:value-type="float" office:value="50331700">
                <text:p>50331700</text:p>
              </table:table-cell>
              <table:table-cell office:value-type="float" office:value="50160800">
                <text:p>50160800</text:p>
              </table:table-cell>
              <table:table-cell office:value-type="float" office:value="50316200">
                <text:p>50316200</text:p>
              </table:table-cell>
              <table:table-cell office:value-type="float" office:value="50255300">
                <text:p>50255300</text:p>
              </table:table-cell>
              <table:table-cell office:value-type="float" office:value="50256900">
                <text:p>50256900</text:p>
              </table:table-cell>
              <table:table-cell office:value-type="float" office:value="50200900">
                <text:p>50200900</text:p>
              </table:table-cell>
              <table:table-cell office:value-type="float" office:value="50164900">
                <text:p>50164900</text:p>
              </table:table-cell>
              <table:table-cell office:value-type="float" office:value="50179000">
                <text:p>50179000</text:p>
              </table:table-cell>
              <table:table-cell office:value-type="float" office:value="50268300">
                <text:p>50268300</text:p>
              </table:table-cell>
              <table:table-cell office:value-type="float" office:value="50199100">
                <text:p>50199100</text:p>
              </table:table-cell>
              <table:table-cell office:value-type="float" office:value="50316800">
                <text:p>50316800</text:p>
              </table:table-cell>
              <table:table-cell office:value-type="float" office:value="50279900">
                <text:p>50279900</text:p>
              </table:table-cell>
              <table:table-cell office:value-type="float" office:value="50254200">
                <text:p>50254200</text:p>
              </table:table-cell>
              <table:table-cell office:value-type="float" office:value="50298400">
                <text:p>50298400</text:p>
              </table:table-cell>
              <table:table-cell office:value-type="float" office:value="50262900">
                <text:p>50262900</text:p>
              </table:table-cell>
              <table:table-cell office:value-type="float" office:value="50248300">
                <text:p>50248300</text:p>
              </table:table-cell>
              <table:table-cell office:value-type="float" office:value="50286900">
                <text:p>50286900</text:p>
              </table:table-cell>
              <table:table-cell office:value-type="float" office:value="50308100">
                <text:p>50308100</text:p>
              </table:table-cell>
              <table:table-cell office:value-type="float" office:value="50216200">
                <text:p>50216200</text:p>
              </table:table-cell>
              <table:table-cell office:value-type="float" office:value="50293500">
                <text:p>50293500</text:p>
              </table:table-cell>
              <table:table-cell office:value-type="float" office:value="50300500">
                <text:p>50300500</text:p>
              </table:table-cell>
              <table:table-cell office:value-type="float" office:value="50187600">
                <text:p>50187600</text:p>
              </table:table-cell>
              <table:table-cell office:value-type="float" office:value="50276000">
                <text:p>50276000</text:p>
              </table:table-cell>
              <table:table-cell office:value-type="float" office:value="50206300">
                <text:p>50206300</text:p>
              </table:table-cell>
              <table:table-cell office:value-type="float" office:value="50295700">
                <text:p>50295700</text:p>
              </table:table-cell>
              <table:table-cell office:value-type="float" office:value="50264900">
                <text:p>50264900</text:p>
              </table:table-cell>
              <table:table-cell office:value-type="float" office:value="50271900">
                <text:p>50271900</text:p>
              </table:table-cell>
              <table:table-cell office:value-type="float" office:value="50288600">
                <text:p>50288600</text:p>
              </table:table-cell>
              <table:table-cell office:value-type="float" office:value="50322500">
                <text:p>50322500</text:p>
              </table:table-cell>
              <table:table-cell office:value-type="float" office:value="50276700">
                <text:p>50276700</text:p>
              </table:table-cell>
              <table:table-cell office:value-type="float" office:value="50339900">
                <text:p>50339900</text:p>
              </table:table-cell>
              <table:table-cell office:value-type="float" office:value="50312100">
                <text:p>50312100</text:p>
              </table:table-cell>
              <table:table-cell office:value-type="float" office:value="50314300">
                <text:p>50314300</text:p>
              </table:table-cell>
              <table:table-cell office:value-type="float" office:value="50282000">
                <text:p>50282000</text:p>
              </table:table-cell>
              <table:table-cell office:value-type="float" office:value="50222800">
                <text:p>50222800</text:p>
              </table:table-cell>
              <table:table-cell office:value-type="float" office:value="50178100">
                <text:p>50178100</text:p>
              </table:table-cell>
              <table:table-cell office:value-type="float" office:value="50285900">
                <text:p>50285900</text:p>
              </table:table-cell>
              <table:table-cell office:value-type="float" office:value="50288400">
                <text:p>50288400</text:p>
              </table:table-cell>
              <table:table-cell office:value-type="float" office:value="50246500">
                <text:p>50246500</text:p>
              </table:table-cell>
              <table:table-cell office:value-type="float" office:value="50277500">
                <text:p>50277500</text:p>
              </table:table-cell>
              <table:table-cell office:value-type="float" office:value="50234600">
                <text:p>50234600</text:p>
              </table:table-cell>
              <table:table-cell office:value-type="float" office:value="50293000">
                <text:p>50293000</text:p>
              </table:table-cell>
              <table:table-cell office:value-type="float" office:value="50184400">
                <text:p>50184400</text:p>
              </table:table-cell>
              <table:table-cell office:value-type="float" office:value="50216900">
                <text:p>50216900</text:p>
              </table:table-cell>
              <table:table-cell office:value-type="float" office:value="50286800">
                <text:p>50286800</text:p>
              </table:table-cell>
              <table:table-cell office:value-type="float" office:value="50246000">
                <text:p>50246000</text:p>
              </table:table-cell>
              <table:table-cell office:value-type="float" office:value="50240200">
                <text:p>50240200</text:p>
              </table:table-cell>
              <table:table-cell office:value-type="float" office:value="50209700">
                <text:p>50209700</text:p>
              </table:table-cell>
              <table:table-cell office:value-type="float" office:value="50271600">
                <text:p>50271600</text:p>
              </table:table-cell>
              <table:table-cell office:value-type="float" office:value="50258600">
                <text:p>50258600</text:p>
              </table:table-cell>
              <table:table-cell office:value-type="float" office:value="50322900">
                <text:p>50322900</text:p>
              </table:table-cell>
              <table:table-cell office:value-type="float" office:value="50316100">
                <text:p>50316100</text:p>
              </table:table-cell>
              <table:table-cell office:value-type="float" office:value="50214900">
                <text:p>50214900</text:p>
              </table:table-cell>
              <table:table-cell office:value-type="float" office:value="50232300">
                <text:p>50232300</text:p>
              </table:table-cell>
              <table:table-cell office:value-type="float" office:value="50268400">
                <text:p>50268400</text:p>
              </table:table-cell>
              <table:table-cell office:value-type="float" office:value="50236100">
                <text:p>50236100</text:p>
              </table:table-cell>
              <table:table-cell office:value-type="float" office:value="50182200">
                <text:p>50182200</text:p>
              </table:table-cell>
              <table:table-cell office:value-type="float" office:value="50239900">
                <text:p>50239900</text:p>
              </table:table-cell>
              <table:table-cell office:value-type="float" office:value="50256100">
                <text:p>50256100</text:p>
              </table:table-cell>
              <table:table-cell office:value-type="float" office:value="50352700">
                <text:p>50352700</text:p>
              </table:table-cell>
              <table:table-cell office:value-type="float" office:value="50266900">
                <text:p>50266900</text:p>
              </table:table-cell>
              <table:table-cell office:value-type="float" office:value="50253300">
                <text:p>50253300</text:p>
              </table:table-cell>
              <table:table-cell office:value-type="float" office:value="50303100">
                <text:p>50303100</text:p>
              </table:table-cell>
              <table:table-cell office:value-type="float" office:value="50204300">
                <text:p>50204300</text:p>
              </table:table-cell>
              <table:table-cell office:value-type="float" office:value="50335400">
                <text:p>50335400</text:p>
              </table:table-cell>
              <table:table-cell office:value-type="float" office:value="50238100">
                <text:p>50238100</text:p>
              </table:table-cell>
              <table:table-cell office:value-type="float" office:value="50228200">
                <text:p>50228200</text:p>
              </table:table-cell>
              <table:table-cell office:value-type="float" office:value="50271100">
                <text:p>50271100</text:p>
              </table:table-cell>
              <table:table-cell office:value-type="float" office:value="50274300">
                <text:p>50274300</text:p>
              </table:table-cell>
              <table:table-cell office:value-type="float" office:value="50282900">
                <text:p>50282900</text:p>
              </table:table-cell>
              <table:table-cell office:value-type="float" office:value="50261900">
                <text:p>50261900</text:p>
              </table:table-cell>
              <table:table-cell office:value-type="float" office:value="50209700">
                <text:p>50209700</text:p>
              </table:table-cell>
              <table:table-cell office:value-type="float" office:value="50206100">
                <text:p>50206100</text:p>
              </table:table-cell>
              <table:table-cell office:value-type="float" office:value="50280300">
                <text:p>50280300</text:p>
              </table:table-cell>
              <table:table-cell office:value-type="float" office:value="50313800">
                <text:p>50313800</text:p>
              </table:table-cell>
              <table:table-cell office:value-type="float" office:value="50285100">
                <text:p>50285100</text:p>
              </table:table-cell>
              <table:table-cell office:value-type="float" office:value="50315900">
                <text:p>50315900</text:p>
              </table:table-cell>
              <table:table-cell office:value-type="float" office:value="50237200">
                <text:p>50237200</text:p>
              </table:table-cell>
              <table:table-cell office:value-type="float" office:value="50190600">
                <text:p>50190600</text:p>
              </table:table-cell>
              <table:table-cell office:value-type="float" office:value="50310400">
                <text:p>50310400</text:p>
              </table:table-cell>
              <table:table-cell office:value-type="float" office:value="50261500">
                <text:p>50261500</text:p>
              </table:table-cell>
              <table:table-cell office:value-type="float" office:value="50291400">
                <text:p>50291400</text:p>
              </table:table-cell>
              <table:table-cell office:value-type="float" office:value="50247400">
                <text:p>50247400</text:p>
              </table:table-cell>
              <table:table-cell office:value-type="float" office:value="50268400">
                <text:p>50268400</text:p>
              </table:table-cell>
              <table:table-cell office:value-type="float" office:value="50233700">
                <text:p>50233700</text:p>
              </table:table-cell>
              <table:table-cell office:value-type="float" office:value="50294300">
                <text:p>50294300</text:p>
              </table:table-cell>
              <table:table-cell office:value-type="float" office:value="50262200">
                <text:p>50262200</text:p>
              </table:table-cell>
              <table:table-cell office:value-type="float" office:value="50346000">
                <text:p>50346000</text:p>
              </table:table-cell>
              <table:table-cell office:value-type="float" office:value="50250800">
                <text:p>50250800</text:p>
              </table:table-cell>
              <table:table-cell office:value-type="float" office:value="50281300">
                <text:p>50281300</text:p>
              </table:table-cell>
              <table:table-cell office:value-type="float" office:value="50323200">
                <text:p>50323200</text:p>
              </table:table-cell>
              <table:table-cell office:value-type="float" office:value="50220300">
                <text:p>50220300</text:p>
              </table:table-cell>
              <table:table-cell office:value-type="float" office:value="50270700">
                <text:p>50270700</text:p>
              </table:table-cell>
              <table:table-cell office:value-type="float" office:value="50315100">
                <text:p>50315100</text:p>
              </table:table-cell>
              <table:table-cell office:value-type="float" office:value="50277600">
                <text:p>50277600</text:p>
              </table:table-cell>
              <table:table-cell office:value-type="float" office:value="50203200">
                <text:p>50203200</text:p>
              </table:table-cell>
              <table:table-cell office:value-type="float" office:value="50282000">
                <text:p>50282000</text:p>
              </table:table-cell>
              <table:table-cell office:value-type="float" office:value="50211800">
                <text:p>50211800</text:p>
              </table:table-cell>
              <table:table-cell office:value-type="float" office:value="50261200">
                <text:p>50261200</text:p>
              </table:table-cell>
              <table:table-cell office:value-type="float" office:value="50323600">
                <text:p>50323600</text:p>
              </table:table-cell>
              <table:table-cell office:value-type="float" office:value="50226900">
                <text:p>50226900</text:p>
              </table:table-cell>
              <table:table-cell office:value-type="float" office:value="50304000">
                <text:p>50304000</text:p>
              </table:table-cell>
              <table:table-cell office:value-type="float" office:value="50318300">
                <text:p>50318300</text:p>
              </table:table-cell>
              <table:table-cell office:value-type="float" office:value="50279700">
                <text:p>50279700</text:p>
              </table:table-cell>
              <table:table-cell office:value-type="float" office:value="50338300">
                <text:p>50338300</text:p>
              </table:table-cell>
              <table:table-cell office:value-type="float" office:value="50327200">
                <text:p>50327200</text:p>
              </table:table-cell>
              <table:table-cell office:value-type="float" office:value="50157800">
                <text:p>50157800</text:p>
              </table:table-cell>
              <table:table-cell office:value-type="float" office:value="50261200">
                <text:p>50261200</text:p>
              </table:table-cell>
              <table:table-cell office:value-type="float" office:value="50252900">
                <text:p>50252900</text:p>
              </table:table-cell>
              <table:table-cell office:value-type="float" office:value="50320600">
                <text:p>50320600</text:p>
              </table:table-cell>
              <table:table-cell office:value-type="float" office:value="50217000">
                <text:p>50217000</text:p>
              </table:table-cell>
              <table:table-cell office:value-type="float" office:value="50467400">
                <text:p>50467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